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6" style:family="table" style:master-page-name="Standard">
      <style:table-properties style:width="28.533cm" fo:margin-left="-0.199cm" fo:margin-right="-0.233cm" style:page-number="auto" table:align="margins" style:writing-mode="lr-tb"/>
    </style:style>
    <style:style style:name="Таблица6.A" style:family="table-column">
      <style:table-column-properties style:column-width="0.469cm" style:rel-column-width="1077*"/>
    </style:style>
    <style:style style:name="Таблица6.B" style:family="table-column">
      <style:table-column-properties style:column-width="1.298cm" style:rel-column-width="2981*"/>
    </style:style>
    <style:style style:name="Таблица6.C" style:family="table-column">
      <style:table-column-properties style:column-width="0.185cm" style:rel-column-width="425*"/>
    </style:style>
    <style:style style:name="Таблица6.D" style:family="table-column">
      <style:table-column-properties style:column-width="1.796cm" style:rel-column-width="4124*"/>
    </style:style>
    <style:style style:name="Таблица6.E" style:family="table-column">
      <style:table-column-properties style:column-width="0.885cm" style:rel-column-width="2033*"/>
    </style:style>
    <style:style style:name="Таблица6.F" style:family="table-column">
      <style:table-column-properties style:column-width="0.94cm" style:rel-column-width="2159*"/>
    </style:style>
    <style:style style:name="Таблица6.G" style:family="table-column">
      <style:table-column-properties style:column-width="0.261cm" style:rel-column-width="599*"/>
    </style:style>
    <style:style style:name="Таблица6.H" style:family="table-column">
      <style:table-column-properties style:column-width="0.99cm" style:rel-column-width="2272*"/>
    </style:style>
    <style:style style:name="Таблица6.I" style:family="table-column">
      <style:table-column-properties style:column-width="0.296cm" style:rel-column-width="680*"/>
    </style:style>
    <style:style style:name="Таблица6.J" style:family="table-column">
      <style:table-column-properties style:column-width="0.201cm" style:rel-column-width="461*"/>
    </style:style>
    <style:style style:name="Таблица6.K" style:family="table-column">
      <style:table-column-properties style:column-width="2.233cm" style:rel-column-width="5129*"/>
    </style:style>
    <style:style style:name="Таблица6.L" style:family="table-column">
      <style:table-column-properties style:column-width="1.979cm" style:rel-column-width="4545*"/>
    </style:style>
    <style:style style:name="Таблица6.M" style:family="table-column">
      <style:table-column-properties style:column-width="2.178cm" style:rel-column-width="5003*"/>
    </style:style>
    <style:style style:name="Таблица6.N" style:family="table-column">
      <style:table-column-properties style:column-width="0.422cm" style:rel-column-width="968*"/>
    </style:style>
    <style:style style:name="Таблица6.O" style:family="table-column">
      <style:table-column-properties style:column-width="1.374cm" style:rel-column-width="3156*"/>
    </style:style>
    <style:style style:name="Таблица6.P" style:family="table-column">
      <style:table-column-properties style:column-width="4.196cm" style:rel-column-width="9638*"/>
    </style:style>
    <style:style style:name="Таблица6.Q" style:family="table-column">
      <style:table-column-properties style:column-width="0.494cm" style:rel-column-width="1134*"/>
    </style:style>
    <style:style style:name="Таблица6.R" style:family="table-column">
      <style:table-column-properties style:column-width="0.49cm" style:rel-column-width="1126*"/>
    </style:style>
    <style:style style:name="Таблица6.S" style:family="table-column">
      <style:table-column-properties style:column-width="0.499cm" style:rel-column-width="1146*"/>
    </style:style>
    <style:style style:name="Таблица6.T" style:family="table-column">
      <style:table-column-properties style:column-width="0.099cm" style:rel-column-width="226*"/>
    </style:style>
    <style:style style:name="Таблица6.U" style:family="table-column">
      <style:table-column-properties style:column-width="0.196cm" style:rel-column-width="449*"/>
    </style:style>
    <style:style style:name="Таблица6.V" style:family="table-column">
      <style:table-column-properties style:column-width="0.944cm" style:rel-column-width="2167*"/>
    </style:style>
    <style:style style:name="Таблица6.W" style:family="table-column">
      <style:table-column-properties style:column-width="0.367cm" style:rel-column-width="842*"/>
    </style:style>
    <style:style style:name="Таблица6.X" style:family="table-column">
      <style:table-column-properties style:column-width="0.619cm" style:rel-column-width="1422*"/>
    </style:style>
    <style:style style:name="Таблица6.Y" style:family="table-column">
      <style:table-column-properties style:column-width="0.203cm" style:rel-column-width="465*"/>
    </style:style>
    <style:style style:name="Таблица6.Z" style:family="table-column">
      <style:table-column-properties style:column-width="0.295cm" style:rel-column-width="676*"/>
    </style:style>
    <style:style style:name="Таблица6.a" style:family="table-column">
      <style:table-column-properties style:column-width="0.788cm" style:rel-column-width="1810*"/>
    </style:style>
    <style:style style:name="Таблица6.b" style:family="table-column">
      <style:table-column-properties style:column-width="0.445cm" style:rel-column-width="1020*"/>
    </style:style>
    <style:style style:name="Таблица6.c" style:family="table-column">
      <style:table-column-properties style:column-width="1.072cm" style:rel-column-width="2463*"/>
    </style:style>
    <style:style style:name="Таблица6.d" style:family="table-column">
      <style:table-column-properties style:column-width="0.661cm" style:rel-column-width="1519*"/>
    </style:style>
    <style:style style:name="Таблица6.e" style:family="table-column">
      <style:table-column-properties style:column-width="0.055cm" style:rel-column-width="125*"/>
    </style:style>
    <style:style style:name="Таблица6.f" style:family="table-column">
      <style:table-column-properties style:column-width="0.321cm" style:rel-column-width="737*"/>
    </style:style>
    <style:style style:name="Таблица6.g" style:family="table-column">
      <style:table-column-properties style:column-width="1.288cm" style:rel-column-width="2958*"/>
    </style:style>
    <style:style style:name="Таблица6.1" style:family="table-row">
      <style:table-row-properties style:row-height="0.564cm" fo:keep-together="always"/>
    </style:style>
    <style:style style:name="Таблица6.A1" style:family="table-cell">
      <style:table-cell-properties fo:padding="0cm" fo:border="none"/>
    </style:style>
    <style:style style:name="Таблица6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K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6.R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2" style:family="table-row">
      <style:table-row-properties style:row-height="0.494cm" fo:keep-together="always"/>
    </style:style>
    <style:style style:name="Таблица6.K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6.K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6.5" style:family="table-row">
      <style:table-row-properties style:row-height="0.847cm" fo:keep-together="always"/>
    </style:style>
    <style:style style:name="Таблица6.S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6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6.6" style:family="table-row">
      <style:table-row-properties style:row-height="1.157cm" fo:keep-together="always"/>
    </style:style>
    <style:style style:name="Таблица6.B6" style:family="table-cell">
      <style:table-cell-properties style:vertical-align="top" fo:padding="0.191cm" fo:border-left="0.05pt solid #000000" fo:border-right="none" fo:border-top="none" fo:border-bottom="none" style:writing-mode="lr-tb"/>
    </style:style>
    <style:style style:name="Таблица6.N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6.Q6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Таблица6.a6" style:family="table-cell">
      <style:table-cell-properties style:vertical-align="top" fo:padding-left="0.191cm" fo:padding-right="0.191cm" fo:padding-top="0cm" fo:padding-bottom="0cm" fo:border-left="none" fo:border-right="1pt solid #000000" fo:border-top="1pt solid #000000" fo:border-bottom="1pt solid #000000" style:writing-mode="lr-tb"/>
    </style:style>
    <style:style style:name="Таблица6.7" style:family="table-row">
      <style:table-row-properties style:row-height="0.882cm" fo:keep-together="always"/>
    </style:style>
    <style:style style:name="Таблица6.L7" style:family="table-cell">
      <style:table-cell-properties style:vertical-align="top" fo:padding="0cm" fo:border-left="0.05pt solid #000000" fo:border-right="none" fo:border-top="0.05pt solid #000000" fo:border-bottom="0.05pt solid #000000" style:writing-mode="lr-tb"/>
    </style:style>
    <style:style style:name="Таблица6.g7" style:family="table-cell">
      <style:table-cell-properties style:vertical-align="top" fo:padding="0cm" fo:border="0.05pt solid #000000" style:writing-mode="lr-tb"/>
    </style:style>
    <style:style style:name="Таблица6.8" style:family="table-row">
      <style:table-row-properties style:min-row-height="2.223cm" fo:keep-together="always"/>
    </style:style>
    <style:style style:name="Таблица6.V8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6.9" style:family="table-row">
      <style:table-row-properties style:min-row-height="0.73cm" fo:keep-together="always"/>
    </style:style>
    <style:style style:name="Таблица6.10" style:family="table-row">
      <style:table-row-properties style:row-height="0.728cm" fo:keep-together="always"/>
    </style:style>
    <style:style style:name="Таблица6.11" style:family="table-row">
      <style:table-row-properties style:row-height="0.141cm" fo:keep-together="always"/>
    </style:style>
    <style:style style:name="Таблица6.12" style:family="table-row">
      <style:table-row-properties style:row-height="2.223cm" fo:keep-together="always"/>
    </style:style>
    <style:style style:name="Таблица6.Z12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6.13" style:family="table-row">
      <style:table-row-properties style:row-height="7.567cm" fo:keep-together="always"/>
    </style:style>
    <style:style style:name="Таблица6.14" style:family="table-row">
      <style:table-row-properties style:row-height="0.783cm" fo:keep-together="always"/>
    </style:style>
    <style:style style:name="Таблица6.A14" style:family="table-cell">
      <style:table-cell-properties style:vertical-align="top"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6.B14" style:family="table-cell">
      <style:table-cell-properties style:vertical-align="middle" fo:padding="0cm" fo:border-left="0.5pt solid #000000" fo:border-right="none" fo:border-top="1.5pt solid #000000" fo:border-bottom="0.5pt solid #000000" style:writing-mode="lr-tb"/>
    </style:style>
    <style:style style:name="Таблица6.D14" style:family="table-cell">
      <style:table-cell-properties style:vertical-align="top" fo:padding="0cm" fo:border-left="0.5pt solid #000000" fo:border-right="none" fo:border-top="1.5pt solid #000000" fo:border-bottom="0.5pt solid #000000" style:writing-mode="lr-tb"/>
    </style:style>
    <style:style style:name="Таблица6.f14" style:family="table-cell">
      <style:table-cell-properties style:vertical-align="top" fo:padding="0cm" fo:border-left="0.5pt solid #000000" fo:border-right="1pt solid #000000" fo:border-top="1.5pt solid #000000" fo:border-bottom="0.5pt solid #000000" style:writing-mode="lr-tb"/>
    </style:style>
    <style:style style:name="Таблица5" style:family="table">
      <style:table-properties style:width="28.266cm" fo:margin-left="-0.199cm" fo:margin-right="0.034cm" fo:break-before="page" table:align="margins" style:writing-mode="lr-tb"/>
    </style:style>
    <style:style style:name="Таблица5.A" style:family="table-column">
      <style:table-column-properties style:column-width="0.94cm" style:rel-column-width="2179*"/>
    </style:style>
    <style:style style:name="Таблица5.B" style:family="table-column">
      <style:table-column-properties style:column-width="0.561cm" style:rel-column-width="1300*"/>
    </style:style>
    <style:style style:name="Таблица5.C" style:family="table-column">
      <style:table-column-properties style:column-width="0.215cm" style:rel-column-width="498*"/>
    </style:style>
    <style:style style:name="Таблица5.D" style:family="table-column">
      <style:table-column-properties style:column-width="0.3cm" style:rel-column-width="695*"/>
    </style:style>
    <style:style style:name="Таблица5.E" style:family="table-column">
      <style:table-column-properties style:column-width="1.037cm" style:rel-column-width="2404*"/>
    </style:style>
    <style:style style:name="Таблица5.F" style:family="table-column">
      <style:table-column-properties style:column-width="0.055cm" style:rel-column-width="126*"/>
    </style:style>
    <style:style style:name="Таблица5.G" style:family="table-column">
      <style:table-column-properties style:column-width="0.647cm" style:rel-column-width="1500*"/>
    </style:style>
    <style:style style:name="Таблица5.H" style:family="table-column">
      <style:table-column-properties style:column-width="0.33cm" style:rel-column-width="764*"/>
    </style:style>
    <style:style style:name="Таблица5.I" style:family="table-column">
      <style:table-column-properties style:column-width="1.295cm" style:rel-column-width="3001*"/>
    </style:style>
    <style:style style:name="Таблица5.J" style:family="table-column">
      <style:table-column-properties style:column-width="0.108cm" style:rel-column-width="249*"/>
    </style:style>
    <style:style style:name="Таблица5.K" style:family="table-column">
      <style:table-column-properties style:column-width="0.363cm" style:rel-column-width="842*"/>
    </style:style>
    <style:style style:name="Таблица5.L" style:family="table-column">
      <style:table-column-properties style:column-width="1.529cm" style:rel-column-width="3545*"/>
    </style:style>
    <style:style style:name="Таблица5.M" style:family="table-column">
      <style:table-column-properties style:column-width="0.512cm" style:rel-column-width="1185*"/>
    </style:style>
    <style:style style:name="Таблица5.N" style:family="table-column">
      <style:table-column-properties style:column-width="1.554cm" style:rel-column-width="3602*"/>
    </style:style>
    <style:style style:name="Таблица5.O" style:family="table-column">
      <style:table-column-properties style:column-width="1.293cm" style:rel-column-width="2997*"/>
    </style:style>
    <style:style style:name="Таблица5.P" style:family="table-column">
      <style:table-column-properties style:column-width="0.863cm" style:rel-column-width="1999*"/>
    </style:style>
    <style:style style:name="Таблица5.Q" style:family="table-column">
      <style:table-column-properties style:column-width="0.744cm" style:rel-column-width="1725*"/>
    </style:style>
    <style:style style:name="Таблица5.R" style:family="table-column">
      <style:table-column-properties style:column-width="0.346cm" style:rel-column-width="801*"/>
    </style:style>
    <style:style style:name="Таблица5.S" style:family="table-column">
      <style:table-column-properties style:column-width="0.083cm" style:rel-column-width="192*"/>
    </style:style>
    <style:style style:name="Таблица5.T" style:family="table-column">
      <style:table-column-properties style:column-width="0.603cm" style:rel-column-width="1398*"/>
    </style:style>
    <style:style style:name="Таблица5.U" style:family="table-column">
      <style:table-column-properties style:column-width="0.235cm" style:rel-column-width="543*"/>
    </style:style>
    <style:style style:name="Таблица5.V" style:family="table-column">
      <style:table-column-properties style:column-width="0.064cm" style:rel-column-width="147*"/>
    </style:style>
    <style:style style:name="Таблица5.W" style:family="table-column">
      <style:table-column-properties style:column-width="0.097cm" style:rel-column-width="224*"/>
    </style:style>
    <style:style style:name="Таблица5.X" style:family="table-column">
      <style:table-column-properties style:column-width="0.637cm" style:rel-column-width="1476*"/>
    </style:style>
    <style:style style:name="Таблица5.Y" style:family="table-column">
      <style:table-column-properties style:column-width="1.062cm" style:rel-column-width="2461*"/>
    </style:style>
    <style:style style:name="Таблица5.Z" style:family="table-column">
      <style:table-column-properties style:column-width="0.111cm" style:rel-column-width="257*"/>
    </style:style>
    <style:style style:name="Таблица5.a" style:family="table-column">
      <style:table-column-properties style:column-width="0.914cm" style:rel-column-width="2118*"/>
    </style:style>
    <style:style style:name="Таблица5.b" style:family="table-column">
      <style:table-column-properties style:column-width="0.187cm" style:rel-column-width="433*"/>
    </style:style>
    <style:style style:name="Таблица5.c" style:family="table-column">
      <style:table-column-properties style:column-width="0.048cm" style:rel-column-width="110*"/>
    </style:style>
    <style:style style:name="Таблица5.d" style:family="table-column">
      <style:table-column-properties style:column-width="1.05cm" style:rel-column-width="2433*"/>
    </style:style>
    <style:style style:name="Таблица5.e" style:family="table-column">
      <style:table-column-properties style:column-width="0.102cm" style:rel-column-width="237*"/>
    </style:style>
    <style:style style:name="Таблица5.f" style:family="table-column">
      <style:table-column-properties style:column-width="0.912cm" style:rel-column-width="2114*"/>
    </style:style>
    <style:style style:name="Таблица5.g" style:family="table-column">
      <style:table-column-properties style:column-width="0.189cm" style:rel-column-width="437*"/>
    </style:style>
    <style:style style:name="Таблица5.h" style:family="table-column">
      <style:table-column-properties style:column-width="0.487cm" style:rel-column-width="1128*"/>
    </style:style>
    <style:style style:name="Таблица5.i" style:family="table-column">
      <style:table-column-properties style:column-width="0.609cm" style:rel-column-width="1410*"/>
    </style:style>
    <style:style style:name="Таблица5.j" style:family="table-column">
      <style:table-column-properties style:column-width="0.12cm" style:rel-column-width="278*"/>
    </style:style>
    <style:style style:name="Таблица5.k" style:family="table-column">
      <style:table-column-properties style:column-width="0.044cm" style:rel-column-width="102*"/>
    </style:style>
    <style:style style:name="Таблица5.n" style:family="table-column">
      <style:table-column-properties style:column-width="0.06cm" style:rel-column-width="139*"/>
    </style:style>
    <style:style style:name="Таблица5.o" style:family="table-column">
      <style:table-column-properties style:column-width="0.155cm" style:rel-column-width="359*"/>
    </style:style>
    <style:style style:name="Таблица5.p" style:family="table-column">
      <style:table-column-properties style:column-width="0.815cm" style:rel-column-width="1889*"/>
    </style:style>
    <style:style style:name="Таблица5.q" style:family="table-column">
      <style:table-column-properties style:column-width="0.339cm" style:rel-column-width="785*"/>
    </style:style>
    <style:style style:name="Таблица5.r" style:family="table-column">
      <style:table-column-properties style:column-width="0.233cm" style:rel-column-width="539*"/>
    </style:style>
    <style:style style:name="Таблица5.s" style:family="table-column">
      <style:table-column-properties style:column-width="0.713cm" style:rel-column-width="1652*"/>
    </style:style>
    <style:style style:name="Таблица5.t" style:family="table-column">
      <style:table-column-properties style:column-width="0.37cm" style:rel-column-width="858*"/>
    </style:style>
    <style:style style:name="Таблица5.u" style:family="table-column">
      <style:table-column-properties style:column-width="0.24cm" style:rel-column-width="556*"/>
    </style:style>
    <style:style style:name="Таблица5.v" style:family="table-column">
      <style:table-column-properties style:column-width="0.427cm" style:rel-column-width="989*"/>
    </style:style>
    <style:style style:name="Таблица5.w" style:family="table-column">
      <style:table-column-properties style:column-width="0.392cm" style:rel-column-width="907*"/>
    </style:style>
    <style:style style:name="Таблица5.x" style:family="table-column">
      <style:table-column-properties style:column-width="0.699cm" style:rel-column-width="1619*"/>
    </style:style>
    <style:style style:name="Таблица5.y" style:family="table-column">
      <style:table-column-properties style:column-width="0.168cm" style:rel-column-width="388*"/>
    </style:style>
    <style:style style:name="Таблица5.z" style:family="table-column">
      <style:table-column-properties style:column-width="0.385cm" style:rel-column-width="891*"/>
    </style:style>
    <style:style style:name="Таблица5.AA" style:family="table-column">
      <style:table-column-properties style:column-width="0.416cm" style:rel-column-width="965*"/>
    </style:style>
    <style:style style:name="Таблица5.AB" style:family="table-column">
      <style:table-column-properties style:column-width="0.261cm" style:rel-column-width="605*"/>
    </style:style>
    <style:style style:name="Таблица5.AC" style:family="table-column">
      <style:table-column-properties style:column-width="0.527cm" style:rel-column-width="1222*"/>
    </style:style>
    <style:style style:name="Таблица5.AD" style:family="table-column">
      <style:table-column-properties style:column-width="0.806cm" style:rel-column-width="1870*"/>
    </style:style>
    <style:style style:name="Таблица5.1" style:family="table-row">
      <style:table-row-properties style:row-height="0.4cm" fo:keep-together="always"/>
    </style:style>
    <style:style style:name="Таблица5.A1" style:family="table-cell">
      <style:table-cell-properties fo:padding="0cm" fo:border="none"/>
    </style:style>
    <style:style style:name="Таблица5.l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A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style:row-height="0.459cm" fo:keep-together="always"/>
    </style:style>
    <style:style style:name="Таблица5.M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5.Q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5.M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5.5" style:family="table-row">
      <style:table-row-properties style:row-height="0.769cm" fo:keep-together="always"/>
    </style:style>
    <style:style style:name="Таблица5.Y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5.A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5.V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5.i6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1pt solid #000000" style:writing-mode="lr-tb"/>
    </style:style>
    <style:style style:name="Таблица5.t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5.x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5.AD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5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5.E11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5.S11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5.12" style:family="table-row">
      <style:table-row-properties style:row-height="0.423cm" fo:keep-together="always"/>
    </style:style>
    <style:style style:name="Таблица5.B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5.y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5.13" style:family="table-row">
      <style:table-row-properties style:row-height="0.041cm" fo:keep-together="always"/>
    </style:style>
    <style:style style:name="Таблица5.y1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5.15" style:family="table-row">
      <style:table-row-properties style:row-height="0.75cm" fo:keep-together="always"/>
    </style:style>
    <style:style style:name="Таблица5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B1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none" style:writing-mode="lr-tb"/>
    </style:style>
    <style:style style:name="Таблица5.E1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5.z15" style:family="table-cell">
      <style:table-cell-properties style:vertical-align="middle"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5.B23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none" style:writing-mode="lr-tb"/>
    </style:style>
    <style:style style:name="Таблица5.31" style:family="table-row">
      <style:table-row-properties style:row-height="0.801cm" fo:keep-together="always"/>
    </style:style>
    <style:style style:name="Таблица5.A31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5.AC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" style:family="table">
      <style:table-properties style:width="28.261cm" fo:margin-left="-0.199cm" fo:margin-right="0.039cm" fo:break-before="page" table:align="margins" style:writing-mode="lr-tb"/>
    </style:style>
    <style:style style:name="Таблица1.A" style:family="table-column">
      <style:table-column-properties style:column-width="0.937cm" style:rel-column-width="2171*"/>
    </style:style>
    <style:style style:name="Таблица1.B" style:family="table-column">
      <style:table-column-properties style:column-width="0.561cm" style:rel-column-width="1300*"/>
    </style:style>
    <style:style style:name="Таблица1.C" style:family="table-column">
      <style:table-column-properties style:column-width="0.215cm" style:rel-column-width="499*"/>
    </style:style>
    <style:style style:name="Таблица1.D" style:family="table-column">
      <style:table-column-properties style:column-width="0.3cm" style:rel-column-width="695*"/>
    </style:style>
    <style:style style:name="Таблица1.E" style:family="table-column">
      <style:table-column-properties style:column-width="0.076cm" style:rel-column-width="175*"/>
    </style:style>
    <style:style style:name="Таблица1.F" style:family="table-column">
      <style:table-column-properties style:column-width="0.979cm" style:rel-column-width="2270*"/>
    </style:style>
    <style:style style:name="Таблица1.G" style:family="table-column">
      <style:table-column-properties style:column-width="0.683cm" style:rel-column-width="1582*"/>
    </style:style>
    <style:style style:name="Таблица1.H" style:family="table-column">
      <style:table-column-properties style:column-width="0.34cm" style:rel-column-width="789*"/>
    </style:style>
    <style:style style:name="Таблица1.I" style:family="table-column">
      <style:table-column-properties style:column-width="1.27cm" style:rel-column-width="2945*"/>
    </style:style>
    <style:style style:name="Таблица1.J" style:family="table-column">
      <style:table-column-properties style:column-width="0.483cm" style:rel-column-width="1120*"/>
    </style:style>
    <style:style style:name="Таблица1.K" style:family="table-column">
      <style:table-column-properties style:column-width="1.529cm" style:rel-column-width="3546*"/>
    </style:style>
    <style:style style:name="Таблица1.L" style:family="table-column">
      <style:table-column-properties style:column-width="0.51cm" style:rel-column-width="1182*"/>
    </style:style>
    <style:style style:name="Таблица1.M" style:family="table-column">
      <style:table-column-properties style:column-width="1.554cm" style:rel-column-width="3603*"/>
    </style:style>
    <style:style style:name="Таблица1.N" style:family="table-column">
      <style:table-column-properties style:column-width="1.293cm" style:rel-column-width="2998*"/>
    </style:style>
    <style:style style:name="Таблица1.O" style:family="table-column">
      <style:table-column-properties style:column-width="0.863cm" style:rel-column-width="2000*"/>
    </style:style>
    <style:style style:name="Таблица1.P" style:family="table-column">
      <style:table-column-properties style:column-width="0.744cm" style:rel-column-width="1726*"/>
    </style:style>
    <style:style style:name="Таблица1.Q" style:family="table-column">
      <style:table-column-properties style:column-width="0.344cm" style:rel-column-width="797*"/>
    </style:style>
    <style:style style:name="Таблица1.R" style:family="table-column">
      <style:table-column-properties style:column-width="0.095cm" style:rel-column-width="220*"/>
    </style:style>
    <style:style style:name="Таблица1.S" style:family="table-column">
      <style:table-column-properties style:column-width="0.591cm" style:rel-column-width="1370*"/>
    </style:style>
    <style:style style:name="Таблица1.T" style:family="table-column">
      <style:table-column-properties style:column-width="0.235cm" style:rel-column-width="544*"/>
    </style:style>
    <style:style style:name="Таблица1.U" style:family="table-column">
      <style:table-column-properties style:column-width="0.064cm" style:rel-column-width="147*"/>
    </style:style>
    <style:style style:name="Таблица1.V" style:family="table-column">
      <style:table-column-properties style:column-width="0.115cm" style:rel-column-width="265*"/>
    </style:style>
    <style:style style:name="Таблица1.W" style:family="table-column">
      <style:table-column-properties style:column-width="0.617cm" style:rel-column-width="1431*"/>
    </style:style>
    <style:style style:name="Таблица1.X" style:family="table-column">
      <style:table-column-properties style:column-width="1.06cm" style:rel-column-width="2458*"/>
    </style:style>
    <style:style style:name="Таблица1.Y" style:family="table-column">
      <style:table-column-properties style:column-width="0.129cm" style:rel-column-width="298*"/>
    </style:style>
    <style:style style:name="Таблица1.Z" style:family="table-column">
      <style:table-column-properties style:column-width="1.097cm" style:rel-column-width="2544*"/>
    </style:style>
    <style:style style:name="Таблица1.a" style:family="table-column">
      <style:table-column-properties style:column-width="1.208cm" style:rel-column-width="2801*"/>
    </style:style>
    <style:style style:name="Таблица1.b" style:family="table-column">
      <style:table-column-properties style:column-width="0.889cm" style:rel-column-width="2061*"/>
    </style:style>
    <style:style style:name="Таблица1.c" style:family="table-column">
      <style:table-column-properties style:column-width="0.21cm" style:rel-column-width="486*"/>
    </style:style>
    <style:style style:name="Таблица1.d" style:family="table-column">
      <style:table-column-properties style:column-width="0.464cm" style:rel-column-width="1075*"/>
    </style:style>
    <style:style style:name="Таблица1.e" style:family="table-column">
      <style:table-column-properties style:column-width="0.607cm" style:rel-column-width="1407*"/>
    </style:style>
    <style:style style:name="Таблица1.f" style:family="table-column">
      <style:table-column-properties style:column-width="0.173cm" style:rel-column-width="400*"/>
    </style:style>
    <style:style style:name="Таблица1.g" style:family="table-column">
      <style:table-column-properties style:column-width="0.111cm" style:rel-column-width="257*"/>
    </style:style>
    <style:style style:name="Таблица1.h" style:family="table-column">
      <style:table-column-properties style:column-width="0.912cm" style:rel-column-width="2114*"/>
    </style:style>
    <style:style style:name="Таблица1.i" style:family="table-column">
      <style:table-column-properties style:column-width="0.06cm" style:rel-column-width="139*"/>
    </style:style>
    <style:style style:name="Таблица1.j" style:family="table-column">
      <style:table-column-properties style:column-width="0.161cm" style:rel-column-width="372*"/>
    </style:style>
    <style:style style:name="Таблица1.k" style:family="table-column">
      <style:table-column-properties style:column-width="0.808cm" style:rel-column-width="1873*"/>
    </style:style>
    <style:style style:name="Таблица1.l" style:family="table-column">
      <style:table-column-properties style:column-width="0.339cm" style:rel-column-width="785*"/>
    </style:style>
    <style:style style:name="Таблица1.m" style:family="table-column">
      <style:table-column-properties style:column-width="0.254cm" style:rel-column-width="589*"/>
    </style:style>
    <style:style style:name="Таблица1.n" style:family="table-column">
      <style:table-column-properties style:column-width="0.691cm" style:rel-column-width="1603*"/>
    </style:style>
    <style:style style:name="Таблица1.o" style:family="table-column">
      <style:table-column-properties style:column-width="0.369cm" style:rel-column-width="854*"/>
    </style:style>
    <style:style style:name="Таблица1.p" style:family="table-column">
      <style:table-column-properties style:column-width="0.263cm" style:rel-column-width="609*"/>
    </style:style>
    <style:style style:name="Таблица1.q" style:family="table-column">
      <style:table-column-properties style:column-width="0.404cm" style:rel-column-width="936*"/>
    </style:style>
    <style:style style:name="Таблица1.r" style:family="table-column">
      <style:table-column-properties style:column-width="0.392cm" style:rel-column-width="908*"/>
    </style:style>
    <style:style style:name="Таблица1.s" style:family="table-column">
      <style:table-column-properties style:column-width="0.891cm" style:rel-column-width="2065*"/>
    </style:style>
    <style:style style:name="Таблица1.t" style:family="table-column">
      <style:table-column-properties style:column-width="0.36cm" style:rel-column-width="834*"/>
    </style:style>
    <style:style style:name="Таблица1.u" style:family="table-column">
      <style:table-column-properties style:column-width="0.413cm" style:rel-column-width="957*"/>
    </style:style>
    <style:style style:name="Таблица1.v" style:family="table-column">
      <style:table-column-properties style:column-width="0.261cm" style:rel-column-width="605*"/>
    </style:style>
    <style:style style:name="Таблица1.w" style:family="table-column">
      <style:table-column-properties style:column-width="0.527cm" style:rel-column-width="1223*"/>
    </style:style>
    <style:style style:name="Таблица1.x" style:family="table-column">
      <style:table-column-properties style:column-width="0.822cm" style:rel-column-width="1907*"/>
    </style:style>
    <style:style style:name="Таблица1.1" style:family="table-row">
      <style:table-row-properties style:row-height="0.4cm" fo:keep-together="always"/>
    </style:style>
    <style:style style:name="Таблица1.A1" style:family="table-cell">
      <style:table-cell-properties fo:padding="0cm" fo:border="none"/>
    </style:style>
    <style:style style:name="Таблица1.g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v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row-height="0.459cm" fo:keep-together="always"/>
    </style:style>
    <style:style style:name="Таблица1.L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P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L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5" style:family="table-row">
      <style:table-row-properties style:row-height="0.769cm" fo:keep-together="always"/>
    </style:style>
    <style:style style:name="Таблица1.X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.v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U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1.e6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1pt solid #000000" style:writing-mode="lr-tb"/>
    </style:style>
    <style:style style:name="Таблица1.o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1.s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.x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.E11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.R11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.12" style:family="table-row">
      <style:table-row-properties style:row-height="0.423cm" fo:keep-together="always"/>
    </style:style>
    <style:style style:name="Таблица1.B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.t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13" style:family="table-row">
      <style:table-row-properties style:row-height="0.041cm" fo:keep-together="always"/>
    </style:style>
    <style:style style:name="Таблица1.t1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15" style:family="table-row">
      <style:table-row-properties style:row-height="0.75cm" fo:keep-together="always"/>
    </style:style>
    <style:style style:name="Таблица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none" style:writing-mode="lr-tb"/>
    </style:style>
    <style:style style:name="Таблица1.t15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none" style:writing-mode="lr-tb"/>
    </style:style>
    <style:style style:name="Таблица1.31" style:family="table-row">
      <style:table-row-properties style:row-height="0.801cm" fo:keep-together="always"/>
    </style:style>
    <style:style style:name="Таблица1.A31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.w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3" style:family="table">
      <style:table-properties style:width="28.266cm" fo:margin-left="-0.199cm" fo:margin-right="0.034cm" fo:break-before="page" table:align="margins" style:writing-mode="lr-tb"/>
    </style:style>
    <style:style style:name="Таблица3.A" style:family="table-column">
      <style:table-column-properties style:column-width="0.937cm" style:rel-column-width="2171*"/>
    </style:style>
    <style:style style:name="Таблица3.B" style:family="table-column">
      <style:table-column-properties style:column-width="0.561cm" style:rel-column-width="1300*"/>
    </style:style>
    <style:style style:name="Таблица3.C" style:family="table-column">
      <style:table-column-properties style:column-width="0.215cm" style:rel-column-width="498*"/>
    </style:style>
    <style:style style:name="Таблица3.D" style:family="table-column">
      <style:table-column-properties style:column-width="0.3cm" style:rel-column-width="695*"/>
    </style:style>
    <style:style style:name="Таблица3.E" style:family="table-column">
      <style:table-column-properties style:column-width="1.078cm" style:rel-column-width="2498*"/>
    </style:style>
    <style:style style:name="Таблица3.F" style:family="table-column">
      <style:table-column-properties style:column-width="0.658cm" style:rel-column-width="1525*"/>
    </style:style>
    <style:style style:name="Таблица3.G" style:family="table-column">
      <style:table-column-properties style:column-width="0.344cm" style:rel-column-width="797*"/>
    </style:style>
    <style:style style:name="Таблица3.H" style:family="table-column">
      <style:table-column-properties style:column-width="1.27cm" style:rel-column-width="2944*"/>
    </style:style>
    <style:style style:name="Таблица3.I" style:family="table-column">
      <style:table-column-properties style:column-width="0.482cm" style:rel-column-width="1116*"/>
    </style:style>
    <style:style style:name="Таблица3.J" style:family="table-column">
      <style:table-column-properties style:column-width="1.529cm" style:rel-column-width="3545*"/>
    </style:style>
    <style:style style:name="Таблица3.K" style:family="table-column">
      <style:table-column-properties style:column-width="0.508cm" style:rel-column-width="1177*"/>
    </style:style>
    <style:style style:name="Таблица3.L" style:family="table-column">
      <style:table-column-properties style:column-width="1.554cm" style:rel-column-width="3602*"/>
    </style:style>
    <style:style style:name="Таблица3.M" style:family="table-column">
      <style:table-column-properties style:column-width="1.293cm" style:rel-column-width="2997*"/>
    </style:style>
    <style:style style:name="Таблица3.N" style:family="table-column">
      <style:table-column-properties style:column-width="0.863cm" style:rel-column-width="1999*"/>
    </style:style>
    <style:style style:name="Таблица3.O" style:family="table-column">
      <style:table-column-properties style:column-width="0.744cm" style:rel-column-width="1725*"/>
    </style:style>
    <style:style style:name="Таблица3.Q" style:family="table-column">
      <style:table-column-properties style:column-width="0.684cm" style:rel-column-width="1586*"/>
    </style:style>
    <style:style style:name="Таблица3.R" style:family="table-column">
      <style:table-column-properties style:column-width="0.235cm" style:rel-column-width="543*"/>
    </style:style>
    <style:style style:name="Таблица3.S" style:family="table-column">
      <style:table-column-properties style:column-width="0.064cm" style:rel-column-width="147*"/>
    </style:style>
    <style:style style:name="Таблица3.T" style:family="table-column">
      <style:table-column-properties style:column-width="0.734cm" style:rel-column-width="1701*"/>
    </style:style>
    <style:style style:name="Таблица3.U" style:family="table-column">
      <style:table-column-properties style:column-width="1.058cm" style:rel-column-width="2453*"/>
    </style:style>
    <style:style style:name="Таблица3.V" style:family="table-column">
      <style:table-column-properties style:column-width="1.025cm" style:rel-column-width="2376*"/>
    </style:style>
    <style:style style:name="Таблица3.W" style:family="table-column">
      <style:table-column-properties style:column-width="0.173cm" style:rel-column-width="400*"/>
    </style:style>
    <style:style style:name="Таблица3.X" style:family="table-column">
      <style:table-column-properties style:column-width="1.111cm" style:rel-column-width="2576*"/>
    </style:style>
    <style:style style:name="Таблица3.Y" style:family="table-column">
      <style:table-column-properties style:column-width="1.012cm" style:rel-column-width="2347*"/>
    </style:style>
    <style:style style:name="Таблица3.Z" style:family="table-column">
      <style:table-column-properties style:column-width="0.676cm" style:rel-column-width="1566*"/>
    </style:style>
    <style:style style:name="Таблица3.a" style:family="table-column">
      <style:table-column-properties style:column-width="0.607cm" style:rel-column-width="1406*"/>
    </style:style>
    <style:style style:name="Таблица3.b" style:family="table-column">
      <style:table-column-properties style:column-width="0.136cm" style:rel-column-width="314*"/>
    </style:style>
    <style:style style:name="Таблица3.c" style:family="table-column">
      <style:table-column-properties style:column-width="0.148cm" style:rel-column-width="343*"/>
    </style:style>
    <style:style style:name="Таблица3.d" style:family="table-column">
      <style:table-column-properties style:column-width="0.912cm" style:rel-column-width="2114*"/>
    </style:style>
    <style:style style:name="Таблица3.e" style:family="table-column">
      <style:table-column-properties style:column-width="0.06cm" style:rel-column-width="139*"/>
    </style:style>
    <style:style style:name="Таблица3.f" style:family="table-column">
      <style:table-column-properties style:column-width="0.97cm" style:rel-column-width="2249*"/>
    </style:style>
    <style:style style:name="Таблица3.g" style:family="table-column">
      <style:table-column-properties style:column-width="0.339cm" style:rel-column-width="785*"/>
    </style:style>
    <style:style style:name="Таблица3.h" style:family="table-column">
      <style:table-column-properties style:column-width="0.265cm" style:rel-column-width="613*"/>
    </style:style>
    <style:style style:name="Таблица3.i" style:family="table-column">
      <style:table-column-properties style:column-width="0.679cm" style:rel-column-width="1574*"/>
    </style:style>
    <style:style style:name="Таблица3.j" style:family="table-column">
      <style:table-column-properties style:column-width="0.369cm" style:rel-column-width="854*"/>
    </style:style>
    <style:style style:name="Таблица3.k" style:family="table-column">
      <style:table-column-properties style:column-width="0.275cm" style:rel-column-width="637*"/>
    </style:style>
    <style:style style:name="Таблица3.l" style:family="table-column">
      <style:table-column-properties style:column-width="0.392cm" style:rel-column-width="907*"/>
    </style:style>
    <style:style style:name="Таблица3.n" style:family="table-column">
      <style:table-column-properties style:column-width="0.699cm" style:rel-column-width="1619*"/>
    </style:style>
    <style:style style:name="Таблица3.o" style:family="table-column">
      <style:table-column-properties style:column-width="0.55cm" style:rel-column-width="1275*"/>
    </style:style>
    <style:style style:name="Таблица3.p" style:family="table-column">
      <style:table-column-properties style:column-width="0.415cm" style:rel-column-width="961*"/>
    </style:style>
    <style:style style:name="Таблица3.q" style:family="table-column">
      <style:table-column-properties style:column-width="0.261cm" style:rel-column-width="605*"/>
    </style:style>
    <style:style style:name="Таблица3.r" style:family="table-column">
      <style:table-column-properties style:column-width="0.527cm" style:rel-column-width="1222*"/>
    </style:style>
    <style:style style:name="Таблица3.s" style:family="table-column">
      <style:table-column-properties style:column-width="0.833cm" style:rel-column-width="1930*"/>
    </style:style>
    <style:style style:name="Таблица3.1" style:family="table-row">
      <style:table-row-properties style:row-height="0.4cm" fo:keep-together="always"/>
    </style:style>
    <style:style style:name="Таблица3.A1" style:family="table-cell">
      <style:table-cell-properties fo:padding="0cm" fo:border="none"/>
    </style:style>
    <style:style style:name="Таблица3.c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q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style:row-height="0.459cm" fo:keep-together="always"/>
    </style:style>
    <style:style style:name="Таблица3.K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3.O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K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5" style:family="table-row">
      <style:table-row-properties style:row-height="0.769cm" fo:keep-together="always"/>
    </style:style>
    <style:style style:name="Таблица3.U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.q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3.S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3.a6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1pt solid #000000" style:writing-mode="lr-tb"/>
    </style:style>
    <style:style style:name="Таблица3.j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3.n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.s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3.E11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.Q11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3.12" style:family="table-row">
      <style:table-row-properties style:row-height="0.423cm" fo:keep-together="always"/>
    </style:style>
    <style:style style:name="Таблица3.B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3.o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.13" style:family="table-row">
      <style:table-row-properties style:row-height="0.041cm" fo:keep-together="always"/>
    </style:style>
    <style:style style:name="Таблица3.o1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3.15" style:family="table-row">
      <style:table-row-properties style:row-height="0.75cm" fo:keep-together="always"/>
    </style:style>
    <style:style style:name="Таблица3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5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none" style:writing-mode="lr-tb"/>
    </style:style>
    <style:style style:name="Таблица3.31" style:family="table-row">
      <style:table-row-properties style:row-height="0.801cm" fo:keep-together="always"/>
    </style:style>
    <style:style style:name="Таблица3.A31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3.r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4" style:family="table">
      <style:table-properties style:width="28.266cm" fo:margin-left="-0.199cm" fo:margin-right="0.034cm" fo:break-before="page" table:align="margins" style:writing-mode="lr-tb"/>
    </style:style>
    <style:style style:name="Таблица14.A" style:family="table-column">
      <style:table-column-properties style:column-width="0.938cm" style:rel-column-width="2175*"/>
    </style:style>
    <style:style style:name="Таблица14.B" style:family="table-column">
      <style:table-column-properties style:column-width="0.561cm" style:rel-column-width="1300*"/>
    </style:style>
    <style:style style:name="Таблица14.C" style:family="table-column">
      <style:table-column-properties style:column-width="0.215cm" style:rel-column-width="498*"/>
    </style:style>
    <style:style style:name="Таблица14.D" style:family="table-column">
      <style:table-column-properties style:column-width="0.3cm" style:rel-column-width="695*"/>
    </style:style>
    <style:style style:name="Таблица14.E" style:family="table-column">
      <style:table-column-properties style:column-width="1.037cm" style:rel-column-width="2403*"/>
    </style:style>
    <style:style style:name="Таблица14.F" style:family="table-column">
      <style:table-column-properties style:column-width="0.7cm" style:rel-column-width="1623*"/>
    </style:style>
    <style:style style:name="Таблица14.G" style:family="table-column">
      <style:table-column-properties style:column-width="0.33cm" style:rel-column-width="764*"/>
    </style:style>
    <style:style style:name="Таблица14.H" style:family="table-column">
      <style:table-column-properties style:column-width="1.295cm" style:rel-column-width="3001*"/>
    </style:style>
    <style:style style:name="Таблица14.I" style:family="table-column">
      <style:table-column-properties style:column-width="0.471cm" style:rel-column-width="1091*"/>
    </style:style>
    <style:style style:name="Таблица14.J" style:family="table-column">
      <style:table-column-properties style:column-width="1.529cm" style:rel-column-width="3545*"/>
    </style:style>
    <style:style style:name="Таблица14.K" style:family="table-column">
      <style:table-column-properties style:column-width="0.51cm" style:rel-column-width="1181*"/>
    </style:style>
    <style:style style:name="Таблица14.L" style:family="table-column">
      <style:table-column-properties style:column-width="1.554cm" style:rel-column-width="3602*"/>
    </style:style>
    <style:style style:name="Таблица14.M" style:family="table-column">
      <style:table-column-properties style:column-width="1.293cm" style:rel-column-width="2997*"/>
    </style:style>
    <style:style style:name="Таблица14.N" style:family="table-column">
      <style:table-column-properties style:column-width="0.863cm" style:rel-column-width="1999*"/>
    </style:style>
    <style:style style:name="Таблица14.O" style:family="table-column">
      <style:table-column-properties style:column-width="0.744cm" style:rel-column-width="1725*"/>
    </style:style>
    <style:style style:name="Таблица14.P" style:family="table-column">
      <style:table-column-properties style:column-width="0.344cm" style:rel-column-width="797*"/>
    </style:style>
    <style:style style:name="Таблица14.Q" style:family="table-column">
      <style:table-column-properties style:column-width="0.686cm" style:rel-column-width="1589*"/>
    </style:style>
    <style:style style:name="Таблица14.R" style:family="table-column">
      <style:table-column-properties style:column-width="0.235cm" style:rel-column-width="543*"/>
    </style:style>
    <style:style style:name="Таблица14.S" style:family="table-column">
      <style:table-column-properties style:column-width="0.064cm" style:rel-column-width="147*"/>
    </style:style>
    <style:style style:name="Таблица14.T" style:family="table-column">
      <style:table-column-properties style:column-width="0.734cm" style:rel-column-width="1700*"/>
    </style:style>
    <style:style style:name="Таблица14.U" style:family="table-column">
      <style:table-column-properties style:column-width="1.06cm" style:rel-column-width="2457*"/>
    </style:style>
    <style:style style:name="Таблица14.V" style:family="table-column">
      <style:table-column-properties style:column-width="1.025cm" style:rel-column-width="2375*"/>
    </style:style>
    <style:style style:name="Таблица14.X" style:family="table-column">
      <style:table-column-properties style:column-width="1.05cm" style:rel-column-width="2433*"/>
    </style:style>
    <style:style style:name="Таблица14.Y" style:family="table-column">
      <style:table-column-properties style:column-width="1.014cm" style:rel-column-width="2350*"/>
    </style:style>
    <style:style style:name="Таблица14.Z" style:family="table-column">
      <style:table-column-properties style:column-width="0.676cm" style:rel-column-width="1565*"/>
    </style:style>
    <style:style style:name="Таблица14.a" style:family="table-column">
      <style:table-column-properties style:column-width="0.607cm" style:rel-column-width="1406*"/>
    </style:style>
    <style:style style:name="Таблица14.b" style:family="table-column">
      <style:table-column-properties style:column-width="0.164cm" style:rel-column-width="380*"/>
    </style:style>
    <style:style style:name="Таблица14.c" style:family="table-column">
      <style:table-column-properties style:column-width="0.12cm" style:rel-column-width="278*"/>
    </style:style>
    <style:style style:name="Таблица14.d" style:family="table-column">
      <style:table-column-properties style:column-width="0.912cm" style:rel-column-width="2114*"/>
    </style:style>
    <style:style style:name="Таблица14.e" style:family="table-column">
      <style:table-column-properties style:column-width="0.06cm" style:rel-column-width="139*"/>
    </style:style>
    <style:style style:name="Таблица14.f" style:family="table-column">
      <style:table-column-properties style:column-width="0.97cm" style:rel-column-width="2249*"/>
    </style:style>
    <style:style style:name="Таблица14.g" style:family="table-column">
      <style:table-column-properties style:column-width="0.339cm" style:rel-column-width="785*"/>
    </style:style>
    <style:style style:name="Таблица14.h" style:family="table-column">
      <style:table-column-properties style:column-width="0.254cm" style:rel-column-width="588*"/>
    </style:style>
    <style:style style:name="Таблица14.i" style:family="table-column">
      <style:table-column-properties style:column-width="0.691cm" style:rel-column-width="1603*"/>
    </style:style>
    <style:style style:name="Таблица14.j" style:family="table-column">
      <style:table-column-properties style:column-width="0.369cm" style:rel-column-width="854*"/>
    </style:style>
    <style:style style:name="Таблица14.k" style:family="table-column">
      <style:table-column-properties style:column-width="0.24cm" style:rel-column-width="556*"/>
    </style:style>
    <style:style style:name="Таблица14.l" style:family="table-column">
      <style:table-column-properties style:column-width="0.427cm" style:rel-column-width="989*"/>
    </style:style>
    <style:style style:name="Таблица14.m" style:family="table-column">
      <style:table-column-properties style:column-width="0.392cm" style:rel-column-width="907*"/>
    </style:style>
    <style:style style:name="Таблица14.n" style:family="table-column">
      <style:table-column-properties style:column-width="0.699cm" style:rel-column-width="1619*"/>
    </style:style>
    <style:style style:name="Таблица14.o" style:family="table-column">
      <style:table-column-properties style:column-width="0.552cm" style:rel-column-width="1279*"/>
    </style:style>
    <style:style style:name="Таблица14.p" style:family="table-column">
      <style:table-column-properties style:column-width="0.415cm" style:rel-column-width="961*"/>
    </style:style>
    <style:style style:name="Таблица14.q" style:family="table-column">
      <style:table-column-properties style:column-width="0.261cm" style:rel-column-width="605*"/>
    </style:style>
    <style:style style:name="Таблица14.r" style:family="table-column">
      <style:table-column-properties style:column-width="0.527cm" style:rel-column-width="1222*"/>
    </style:style>
    <style:style style:name="Таблица14.s" style:family="table-column">
      <style:table-column-properties style:column-width="0.82cm" style:rel-column-width="1903*"/>
    </style:style>
    <style:style style:name="Таблица14.1" style:family="table-row">
      <style:table-row-properties style:row-height="0.4cm" fo:keep-together="always"/>
    </style:style>
    <style:style style:name="Таблица14.A1" style:family="table-cell">
      <style:table-cell-properties fo:padding="0cm" fo:border="none"/>
    </style:style>
    <style:style style:name="Таблица14.c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q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4.2" style:family="table-row">
      <style:table-row-properties style:row-height="0.459cm" fo:keep-together="always"/>
    </style:style>
    <style:style style:name="Таблица14.K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4.O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4.K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4.5" style:family="table-row">
      <style:table-row-properties style:row-height="0.769cm" fo:keep-together="always"/>
    </style:style>
    <style:style style:name="Таблица14.U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4.q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S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14.a6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1pt solid #000000" style:writing-mode="lr-tb"/>
    </style:style>
    <style:style style:name="Таблица14.j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14.n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4.s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4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4.E11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4.Q11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4.12" style:family="table-row">
      <style:table-row-properties style:row-height="0.423cm" fo:keep-together="always"/>
    </style:style>
    <style:style style:name="Таблица14.B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4.o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4.13" style:family="table-row">
      <style:table-row-properties style:row-height="0.041cm" fo:keep-together="always"/>
    </style:style>
    <style:style style:name="Таблица14.o1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4.15" style:family="table-row">
      <style:table-row-properties style:row-height="0.75cm" fo:keep-together="always"/>
    </style:style>
    <style:style style:name="Таблица14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B15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none" style:writing-mode="lr-tb"/>
    </style:style>
    <style:style style:name="Таблица14.31" style:family="table-row">
      <style:table-row-properties style:row-height="0.801cm" fo:keep-together="always"/>
    </style:style>
    <style:style style:name="Таблица14.A31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4.r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2" style:family="table">
      <style:table-properties style:width="28.266cm" fo:margin-left="-0.199cm" fo:margin-right="0.034cm" fo:break-before="page" table:align="margins" style:writing-mode="lr-tb"/>
    </style:style>
    <style:style style:name="Таблица2.A" style:family="table-column">
      <style:table-column-properties style:column-width="0.937cm" style:rel-column-width="2171*"/>
    </style:style>
    <style:style style:name="Таблица2.B" style:family="table-column">
      <style:table-column-properties style:column-width="0.561cm" style:rel-column-width="1300*"/>
    </style:style>
    <style:style style:name="Таблица2.C" style:family="table-column">
      <style:table-column-properties style:column-width="0.215cm" style:rel-column-width="498*"/>
    </style:style>
    <style:style style:name="Таблица2.D" style:family="table-column">
      <style:table-column-properties style:column-width="0.3cm" style:rel-column-width="695*"/>
    </style:style>
    <style:style style:name="Таблица2.E" style:family="table-column">
      <style:table-column-properties style:column-width="1.037cm" style:rel-column-width="2404*"/>
    </style:style>
    <style:style style:name="Таблица2.F" style:family="table-column">
      <style:table-column-properties style:column-width="0.699cm" style:rel-column-width="1619*"/>
    </style:style>
    <style:style style:name="Таблица2.G" style:family="table-column">
      <style:table-column-properties style:column-width="0.33cm" style:rel-column-width="764*"/>
    </style:style>
    <style:style style:name="Таблица2.H" style:family="table-column">
      <style:table-column-properties style:column-width="1.295cm" style:rel-column-width="3001*"/>
    </style:style>
    <style:style style:name="Таблица2.I" style:family="table-column">
      <style:table-column-properties style:column-width="0.471cm" style:rel-column-width="1091*"/>
    </style:style>
    <style:style style:name="Таблица2.J" style:family="table-column">
      <style:table-column-properties style:column-width="1.529cm" style:rel-column-width="3545*"/>
    </style:style>
    <style:style style:name="Таблица2.K" style:family="table-column">
      <style:table-column-properties style:column-width="0.508cm" style:rel-column-width="1177*"/>
    </style:style>
    <style:style style:name="Таблица2.L" style:family="table-column">
      <style:table-column-properties style:column-width="1.554cm" style:rel-column-width="3602*"/>
    </style:style>
    <style:style style:name="Таблица2.M" style:family="table-column">
      <style:table-column-properties style:column-width="1.293cm" style:rel-column-width="2997*"/>
    </style:style>
    <style:style style:name="Таблица2.N" style:family="table-column">
      <style:table-column-properties style:column-width="0.863cm" style:rel-column-width="1999*"/>
    </style:style>
    <style:style style:name="Таблица2.O" style:family="table-column">
      <style:table-column-properties style:column-width="0.744cm" style:rel-column-width="1725*"/>
    </style:style>
    <style:style style:name="Таблица2.P" style:family="table-column">
      <style:table-column-properties style:column-width="0.344cm" style:rel-column-width="797*"/>
    </style:style>
    <style:style style:name="Таблица2.Q" style:family="table-column">
      <style:table-column-properties style:column-width="0.684cm" style:rel-column-width="1586*"/>
    </style:style>
    <style:style style:name="Таблица2.R" style:family="table-column">
      <style:table-column-properties style:column-width="0.235cm" style:rel-column-width="543*"/>
    </style:style>
    <style:style style:name="Таблица2.S" style:family="table-column">
      <style:table-column-properties style:column-width="0.064cm" style:rel-column-width="147*"/>
    </style:style>
    <style:style style:name="Таблица2.T" style:family="table-column">
      <style:table-column-properties style:column-width="0.734cm" style:rel-column-width="1701*"/>
    </style:style>
    <style:style style:name="Таблица2.U" style:family="table-column">
      <style:table-column-properties style:column-width="1.058cm" style:rel-column-width="2453*"/>
    </style:style>
    <style:style style:name="Таблица2.V" style:family="table-column">
      <style:table-column-properties style:column-width="1.025cm" style:rel-column-width="2376*"/>
    </style:style>
    <style:style style:name="Таблица2.X" style:family="table-column">
      <style:table-column-properties style:column-width="1.05cm" style:rel-column-width="2433*"/>
    </style:style>
    <style:style style:name="Таблица2.Y" style:family="table-column">
      <style:table-column-properties style:column-width="1.012cm" style:rel-column-width="2347*"/>
    </style:style>
    <style:style style:name="Таблица2.Z" style:family="table-column">
      <style:table-column-properties style:column-width="0.676cm" style:rel-column-width="1566*"/>
    </style:style>
    <style:style style:name="Таблица2.a" style:family="table-column">
      <style:table-column-properties style:column-width="0.607cm" style:rel-column-width="1406*"/>
    </style:style>
    <style:style style:name="Таблица2.b" style:family="table-column">
      <style:table-column-properties style:column-width="0.164cm" style:rel-column-width="380*"/>
    </style:style>
    <style:style style:name="Таблица2.c" style:family="table-column">
      <style:table-column-properties style:column-width="0.12cm" style:rel-column-width="278*"/>
    </style:style>
    <style:style style:name="Таблица2.d" style:family="table-column">
      <style:table-column-properties style:column-width="0.912cm" style:rel-column-width="2114*"/>
    </style:style>
    <style:style style:name="Таблица2.e" style:family="table-column">
      <style:table-column-properties style:column-width="0.06cm" style:rel-column-width="139*"/>
    </style:style>
    <style:style style:name="Таблица2.f" style:family="table-column">
      <style:table-column-properties style:column-width="0.97cm" style:rel-column-width="2249*"/>
    </style:style>
    <style:style style:name="Таблица2.g" style:family="table-column">
      <style:table-column-properties style:column-width="0.339cm" style:rel-column-width="785*"/>
    </style:style>
    <style:style style:name="Таблица2.h" style:family="table-column">
      <style:table-column-properties style:column-width="0.252cm" style:rel-column-width="584*"/>
    </style:style>
    <style:style style:name="Таблица2.i" style:family="table-column">
      <style:table-column-properties style:column-width="0.691cm" style:rel-column-width="1603*"/>
    </style:style>
    <style:style style:name="Таблица2.j" style:family="table-column">
      <style:table-column-properties style:column-width="0.369cm" style:rel-column-width="854*"/>
    </style:style>
    <style:style style:name="Таблица2.k" style:family="table-column">
      <style:table-column-properties style:column-width="0.24cm" style:rel-column-width="556*"/>
    </style:style>
    <style:style style:name="Таблица2.l" style:family="table-column">
      <style:table-column-properties style:column-width="0.427cm" style:rel-column-width="989*"/>
    </style:style>
    <style:style style:name="Таблица2.m" style:family="table-column">
      <style:table-column-properties style:column-width="0.392cm" style:rel-column-width="907*"/>
    </style:style>
    <style:style style:name="Таблица2.o" style:family="table-column">
      <style:table-column-properties style:column-width="0.55cm" style:rel-column-width="1275*"/>
    </style:style>
    <style:style style:name="Таблица2.p" style:family="table-column">
      <style:table-column-properties style:column-width="0.415cm" style:rel-column-width="961*"/>
    </style:style>
    <style:style style:name="Таблица2.q" style:family="table-column">
      <style:table-column-properties style:column-width="0.261cm" style:rel-column-width="605*"/>
    </style:style>
    <style:style style:name="Таблица2.r" style:family="table-column">
      <style:table-column-properties style:column-width="0.527cm" style:rel-column-width="1222*"/>
    </style:style>
    <style:style style:name="Таблица2.s" style:family="table-column">
      <style:table-column-properties style:column-width="0.833cm" style:rel-column-width="1929*"/>
    </style:style>
    <style:style style:name="Таблица2.1" style:family="table-row">
      <style:table-row-properties style:row-height="0.4cm" fo:keep-together="always"/>
    </style:style>
    <style:style style:name="Таблица2.A1" style:family="table-cell">
      <style:table-cell-properties fo:padding="0cm" fo:border="none"/>
    </style:style>
    <style:style style:name="Таблица2.c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q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style:row-height="0.459cm" fo:keep-together="always"/>
    </style:style>
    <style:style style:name="Таблица2.K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2.O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K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5" style:family="table-row">
      <style:table-row-properties style:row-height="0.769cm" fo:keep-together="always"/>
    </style:style>
    <style:style style:name="Таблица2.U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2.q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2.S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2.a6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1pt solid #000000" style:writing-mode="lr-tb"/>
    </style:style>
    <style:style style:name="Таблица2.j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2.n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2.s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2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2.E11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2.Q11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2.12" style:family="table-row">
      <style:table-row-properties style:row-height="0.423cm" fo:keep-together="always"/>
    </style:style>
    <style:style style:name="Таблица2.B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2.o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2.13" style:family="table-row">
      <style:table-row-properties style:row-height="0.041cm" fo:keep-together="always"/>
    </style:style>
    <style:style style:name="Таблица2.o1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2.15" style:family="table-row">
      <style:table-row-properties style:row-height="0.75cm" fo:keep-together="always"/>
    </style:style>
    <style:style style:name="Таблица2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5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none" style:writing-mode="lr-tb"/>
    </style:style>
    <style:style style:name="Таблица2.31" style:family="table-row">
      <style:table-row-properties style:row-height="0.801cm" fo:keep-together="always"/>
    </style:style>
    <style:style style:name="Таблица2.A31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2.r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4" style:family="table">
      <style:table-properties style:width="28.266cm" fo:margin-left="-0.199cm" fo:margin-right="0.034cm" fo:break-before="page" table:align="margins" style:writing-mode="lr-tb"/>
    </style:style>
    <style:style style:name="Таблица4.A" style:family="table-column">
      <style:table-column-properties style:column-width="0.938cm" style:rel-column-width="2175*"/>
    </style:style>
    <style:style style:name="Таблица4.B" style:family="table-column">
      <style:table-column-properties style:column-width="0.561cm" style:rel-column-width="1300*"/>
    </style:style>
    <style:style style:name="Таблица4.C" style:family="table-column">
      <style:table-column-properties style:column-width="0.215cm" style:rel-column-width="498*"/>
    </style:style>
    <style:style style:name="Таблица4.D" style:family="table-column">
      <style:table-column-properties style:column-width="0.3cm" style:rel-column-width="695*"/>
    </style:style>
    <style:style style:name="Таблица4.E" style:family="table-column">
      <style:table-column-properties style:column-width="1.037cm" style:rel-column-width="2403*"/>
    </style:style>
    <style:style style:name="Таблица4.F" style:family="table-column">
      <style:table-column-properties style:column-width="0.7cm" style:rel-column-width="1623*"/>
    </style:style>
    <style:style style:name="Таблица4.G" style:family="table-column">
      <style:table-column-properties style:column-width="0.33cm" style:rel-column-width="764*"/>
    </style:style>
    <style:style style:name="Таблица4.H" style:family="table-column">
      <style:table-column-properties style:column-width="1.295cm" style:rel-column-width="3001*"/>
    </style:style>
    <style:style style:name="Таблица4.I" style:family="table-column">
      <style:table-column-properties style:column-width="0.471cm" style:rel-column-width="1091*"/>
    </style:style>
    <style:style style:name="Таблица4.J" style:family="table-column">
      <style:table-column-properties style:column-width="1.529cm" style:rel-column-width="3545*"/>
    </style:style>
    <style:style style:name="Таблица4.K" style:family="table-column">
      <style:table-column-properties style:column-width="0.51cm" style:rel-column-width="1181*"/>
    </style:style>
    <style:style style:name="Таблица4.L" style:family="table-column">
      <style:table-column-properties style:column-width="1.554cm" style:rel-column-width="3602*"/>
    </style:style>
    <style:style style:name="Таблица4.M" style:family="table-column">
      <style:table-column-properties style:column-width="1.293cm" style:rel-column-width="2997*"/>
    </style:style>
    <style:style style:name="Таблица4.N" style:family="table-column">
      <style:table-column-properties style:column-width="0.863cm" style:rel-column-width="1999*"/>
    </style:style>
    <style:style style:name="Таблица4.O" style:family="table-column">
      <style:table-column-properties style:column-width="0.744cm" style:rel-column-width="1725*"/>
    </style:style>
    <style:style style:name="Таблица4.P" style:family="table-column">
      <style:table-column-properties style:column-width="0.344cm" style:rel-column-width="797*"/>
    </style:style>
    <style:style style:name="Таблица4.Q" style:family="table-column">
      <style:table-column-properties style:column-width="0.686cm" style:rel-column-width="1589*"/>
    </style:style>
    <style:style style:name="Таблица4.R" style:family="table-column">
      <style:table-column-properties style:column-width="0.235cm" style:rel-column-width="543*"/>
    </style:style>
    <style:style style:name="Таблица4.S" style:family="table-column">
      <style:table-column-properties style:column-width="0.064cm" style:rel-column-width="147*"/>
    </style:style>
    <style:style style:name="Таблица4.T" style:family="table-column">
      <style:table-column-properties style:column-width="0.734cm" style:rel-column-width="1700*"/>
    </style:style>
    <style:style style:name="Таблица4.U" style:family="table-column">
      <style:table-column-properties style:column-width="1.06cm" style:rel-column-width="2457*"/>
    </style:style>
    <style:style style:name="Таблица4.V" style:family="table-column">
      <style:table-column-properties style:column-width="1.025cm" style:rel-column-width="2375*"/>
    </style:style>
    <style:style style:name="Таблица4.X" style:family="table-column">
      <style:table-column-properties style:column-width="1.05cm" style:rel-column-width="2433*"/>
    </style:style>
    <style:style style:name="Таблица4.Y" style:family="table-column">
      <style:table-column-properties style:column-width="1.014cm" style:rel-column-width="2350*"/>
    </style:style>
    <style:style style:name="Таблица4.Z" style:family="table-column">
      <style:table-column-properties style:column-width="0.676cm" style:rel-column-width="1565*"/>
    </style:style>
    <style:style style:name="Таблица4.a" style:family="table-column">
      <style:table-column-properties style:column-width="0.607cm" style:rel-column-width="1406*"/>
    </style:style>
    <style:style style:name="Таблица4.b" style:family="table-column">
      <style:table-column-properties style:column-width="0.164cm" style:rel-column-width="380*"/>
    </style:style>
    <style:style style:name="Таблица4.c" style:family="table-column">
      <style:table-column-properties style:column-width="0.12cm" style:rel-column-width="278*"/>
    </style:style>
    <style:style style:name="Таблица4.d" style:family="table-column">
      <style:table-column-properties style:column-width="0.912cm" style:rel-column-width="2114*"/>
    </style:style>
    <style:style style:name="Таблица4.e" style:family="table-column">
      <style:table-column-properties style:column-width="0.06cm" style:rel-column-width="139*"/>
    </style:style>
    <style:style style:name="Таблица4.f" style:family="table-column">
      <style:table-column-properties style:column-width="0.97cm" style:rel-column-width="2249*"/>
    </style:style>
    <style:style style:name="Таблица4.g" style:family="table-column">
      <style:table-column-properties style:column-width="0.339cm" style:rel-column-width="785*"/>
    </style:style>
    <style:style style:name="Таблица4.h" style:family="table-column">
      <style:table-column-properties style:column-width="0.254cm" style:rel-column-width="588*"/>
    </style:style>
    <style:style style:name="Таблица4.i" style:family="table-column">
      <style:table-column-properties style:column-width="0.691cm" style:rel-column-width="1603*"/>
    </style:style>
    <style:style style:name="Таблица4.j" style:family="table-column">
      <style:table-column-properties style:column-width="0.369cm" style:rel-column-width="854*"/>
    </style:style>
    <style:style style:name="Таблица4.k" style:family="table-column">
      <style:table-column-properties style:column-width="0.24cm" style:rel-column-width="556*"/>
    </style:style>
    <style:style style:name="Таблица4.l" style:family="table-column">
      <style:table-column-properties style:column-width="0.427cm" style:rel-column-width="989*"/>
    </style:style>
    <style:style style:name="Таблица4.m" style:family="table-column">
      <style:table-column-properties style:column-width="0.392cm" style:rel-column-width="907*"/>
    </style:style>
    <style:style style:name="Таблица4.n" style:family="table-column">
      <style:table-column-properties style:column-width="0.699cm" style:rel-column-width="1619*"/>
    </style:style>
    <style:style style:name="Таблица4.o" style:family="table-column">
      <style:table-column-properties style:column-width="0.552cm" style:rel-column-width="1279*"/>
    </style:style>
    <style:style style:name="Таблица4.p" style:family="table-column">
      <style:table-column-properties style:column-width="0.415cm" style:rel-column-width="961*"/>
    </style:style>
    <style:style style:name="Таблица4.q" style:family="table-column">
      <style:table-column-properties style:column-width="0.261cm" style:rel-column-width="605*"/>
    </style:style>
    <style:style style:name="Таблица4.r" style:family="table-column">
      <style:table-column-properties style:column-width="0.527cm" style:rel-column-width="1222*"/>
    </style:style>
    <style:style style:name="Таблица4.s" style:family="table-column">
      <style:table-column-properties style:column-width="0.82cm" style:rel-column-width="1903*"/>
    </style:style>
    <style:style style:name="Таблица4.1" style:family="table-row">
      <style:table-row-properties style:row-height="0.4cm" fo:keep-together="always"/>
    </style:style>
    <style:style style:name="Таблица4.A1" style:family="table-cell">
      <style:table-cell-properties fo:padding="0cm" fo:border="none"/>
    </style:style>
    <style:style style:name="Таблица4.c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q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style:row-height="0.459cm" fo:keep-together="always"/>
    </style:style>
    <style:style style:name="Таблица4.K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O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.K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4.5" style:family="table-row">
      <style:table-row-properties style:row-height="0.769cm" fo:keep-together="always"/>
    </style:style>
    <style:style style:name="Таблица4.U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4.q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4.S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4.a6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1pt solid #000000" style:writing-mode="lr-tb"/>
    </style:style>
    <style:style style:name="Таблица4.j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4.n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4.s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4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4.E11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4.Q11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4.12" style:family="table-row">
      <style:table-row-properties style:row-height="0.423cm" fo:keep-together="always"/>
    </style:style>
    <style:style style:name="Таблица4.B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4.o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.13" style:family="table-row">
      <style:table-row-properties style:row-height="0.041cm" fo:keep-together="always"/>
    </style:style>
    <style:style style:name="Таблица4.o1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4.15" style:family="table-row">
      <style:table-row-properties style:row-height="0.75cm" fo:keep-together="always"/>
    </style:style>
    <style:style style:name="Таблица4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15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none" style:writing-mode="lr-tb"/>
    </style:style>
    <style:style style:name="Таблица4.31" style:family="table-row">
      <style:table-row-properties style:row-height="0.801cm" fo:keep-together="always"/>
    </style:style>
    <style:style style:name="Таблица4.A31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4.r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7" style:family="table">
      <style:table-properties style:width="28.266cm" fo:margin-left="-0.199cm" fo:margin-right="0.034cm" fo:break-before="page" table:align="margins" style:writing-mode="lr-tb"/>
    </style:style>
    <style:style style:name="Таблица7.A" style:family="table-column">
      <style:table-column-properties style:column-width="0.937cm" style:rel-column-width="2171*"/>
    </style:style>
    <style:style style:name="Таблица7.B" style:family="table-column">
      <style:table-column-properties style:column-width="0.561cm" style:rel-column-width="1300*"/>
    </style:style>
    <style:style style:name="Таблица7.C" style:family="table-column">
      <style:table-column-properties style:column-width="0.215cm" style:rel-column-width="498*"/>
    </style:style>
    <style:style style:name="Таблица7.D" style:family="table-column">
      <style:table-column-properties style:column-width="0.3cm" style:rel-column-width="695*"/>
    </style:style>
    <style:style style:name="Таблица7.E" style:family="table-column">
      <style:table-column-properties style:column-width="1.037cm" style:rel-column-width="2404*"/>
    </style:style>
    <style:style style:name="Таблица7.F" style:family="table-column">
      <style:table-column-properties style:column-width="0.699cm" style:rel-column-width="1619*"/>
    </style:style>
    <style:style style:name="Таблица7.G" style:family="table-column">
      <style:table-column-properties style:column-width="0.33cm" style:rel-column-width="764*"/>
    </style:style>
    <style:style style:name="Таблица7.H" style:family="table-column">
      <style:table-column-properties style:column-width="1.295cm" style:rel-column-width="3001*"/>
    </style:style>
    <style:style style:name="Таблица7.I" style:family="table-column">
      <style:table-column-properties style:column-width="0.471cm" style:rel-column-width="1091*"/>
    </style:style>
    <style:style style:name="Таблица7.J" style:family="table-column">
      <style:table-column-properties style:column-width="1.529cm" style:rel-column-width="3545*"/>
    </style:style>
    <style:style style:name="Таблица7.K" style:family="table-column">
      <style:table-column-properties style:column-width="0.508cm" style:rel-column-width="1177*"/>
    </style:style>
    <style:style style:name="Таблица7.L" style:family="table-column">
      <style:table-column-properties style:column-width="1.554cm" style:rel-column-width="3602*"/>
    </style:style>
    <style:style style:name="Таблица7.M" style:family="table-column">
      <style:table-column-properties style:column-width="1.293cm" style:rel-column-width="2997*"/>
    </style:style>
    <style:style style:name="Таблица7.N" style:family="table-column">
      <style:table-column-properties style:column-width="0.863cm" style:rel-column-width="1999*"/>
    </style:style>
    <style:style style:name="Таблица7.O" style:family="table-column">
      <style:table-column-properties style:column-width="0.744cm" style:rel-column-width="1725*"/>
    </style:style>
    <style:style style:name="Таблица7.P" style:family="table-column">
      <style:table-column-properties style:column-width="0.344cm" style:rel-column-width="797*"/>
    </style:style>
    <style:style style:name="Таблица7.Q" style:family="table-column">
      <style:table-column-properties style:column-width="0.684cm" style:rel-column-width="1586*"/>
    </style:style>
    <style:style style:name="Таблица7.R" style:family="table-column">
      <style:table-column-properties style:column-width="0.235cm" style:rel-column-width="543*"/>
    </style:style>
    <style:style style:name="Таблица7.S" style:family="table-column">
      <style:table-column-properties style:column-width="0.064cm" style:rel-column-width="147*"/>
    </style:style>
    <style:style style:name="Таблица7.T" style:family="table-column">
      <style:table-column-properties style:column-width="0.734cm" style:rel-column-width="1701*"/>
    </style:style>
    <style:style style:name="Таблица7.U" style:family="table-column">
      <style:table-column-properties style:column-width="1.058cm" style:rel-column-width="2453*"/>
    </style:style>
    <style:style style:name="Таблица7.V" style:family="table-column">
      <style:table-column-properties style:column-width="1.025cm" style:rel-column-width="2376*"/>
    </style:style>
    <style:style style:name="Таблица7.X" style:family="table-column">
      <style:table-column-properties style:column-width="1.05cm" style:rel-column-width="2433*"/>
    </style:style>
    <style:style style:name="Таблица7.Y" style:family="table-column">
      <style:table-column-properties style:column-width="1.012cm" style:rel-column-width="2347*"/>
    </style:style>
    <style:style style:name="Таблица7.Z" style:family="table-column">
      <style:table-column-properties style:column-width="0.676cm" style:rel-column-width="1566*"/>
    </style:style>
    <style:style style:name="Таблица7.a" style:family="table-column">
      <style:table-column-properties style:column-width="0.607cm" style:rel-column-width="1406*"/>
    </style:style>
    <style:style style:name="Таблица7.b" style:family="table-column">
      <style:table-column-properties style:column-width="0.164cm" style:rel-column-width="380*"/>
    </style:style>
    <style:style style:name="Таблица7.c" style:family="table-column">
      <style:table-column-properties style:column-width="0.12cm" style:rel-column-width="278*"/>
    </style:style>
    <style:style style:name="Таблица7.d" style:family="table-column">
      <style:table-column-properties style:column-width="0.912cm" style:rel-column-width="2114*"/>
    </style:style>
    <style:style style:name="Таблица7.e" style:family="table-column">
      <style:table-column-properties style:column-width="0.06cm" style:rel-column-width="139*"/>
    </style:style>
    <style:style style:name="Таблица7.f" style:family="table-column">
      <style:table-column-properties style:column-width="0.97cm" style:rel-column-width="2249*"/>
    </style:style>
    <style:style style:name="Таблица7.g" style:family="table-column">
      <style:table-column-properties style:column-width="0.339cm" style:rel-column-width="785*"/>
    </style:style>
    <style:style style:name="Таблица7.h" style:family="table-column">
      <style:table-column-properties style:column-width="0.252cm" style:rel-column-width="584*"/>
    </style:style>
    <style:style style:name="Таблица7.i" style:family="table-column">
      <style:table-column-properties style:column-width="0.691cm" style:rel-column-width="1603*"/>
    </style:style>
    <style:style style:name="Таблица7.j" style:family="table-column">
      <style:table-column-properties style:column-width="0.369cm" style:rel-column-width="854*"/>
    </style:style>
    <style:style style:name="Таблица7.k" style:family="table-column">
      <style:table-column-properties style:column-width="0.24cm" style:rel-column-width="556*"/>
    </style:style>
    <style:style style:name="Таблица7.l" style:family="table-column">
      <style:table-column-properties style:column-width="0.427cm" style:rel-column-width="989*"/>
    </style:style>
    <style:style style:name="Таблица7.m" style:family="table-column">
      <style:table-column-properties style:column-width="0.392cm" style:rel-column-width="907*"/>
    </style:style>
    <style:style style:name="Таблица7.o" style:family="table-column">
      <style:table-column-properties style:column-width="0.55cm" style:rel-column-width="1275*"/>
    </style:style>
    <style:style style:name="Таблица7.p" style:family="table-column">
      <style:table-column-properties style:column-width="0.415cm" style:rel-column-width="961*"/>
    </style:style>
    <style:style style:name="Таблица7.q" style:family="table-column">
      <style:table-column-properties style:column-width="0.261cm" style:rel-column-width="605*"/>
    </style:style>
    <style:style style:name="Таблица7.r" style:family="table-column">
      <style:table-column-properties style:column-width="0.527cm" style:rel-column-width="1222*"/>
    </style:style>
    <style:style style:name="Таблица7.s" style:family="table-column">
      <style:table-column-properties style:column-width="0.833cm" style:rel-column-width="1929*"/>
    </style:style>
    <style:style style:name="Таблица7.1" style:family="table-row">
      <style:table-row-properties style:row-height="0.4cm" fo:keep-together="always"/>
    </style:style>
    <style:style style:name="Таблица7.A1" style:family="table-cell">
      <style:table-cell-properties fo:padding="0cm" fo:border="none"/>
    </style:style>
    <style:style style:name="Таблица7.c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q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style:row-height="0.459cm" fo:keep-together="always"/>
    </style:style>
    <style:style style:name="Таблица7.K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7.O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7.K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7.5" style:family="table-row">
      <style:table-row-properties style:row-height="0.769cm" fo:keep-together="always"/>
    </style:style>
    <style:style style:name="Таблица7.U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7.q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7.S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7.a6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1pt solid #000000" style:writing-mode="lr-tb"/>
    </style:style>
    <style:style style:name="Таблица7.j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7.n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7.s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7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7.E11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7.Q11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7.12" style:family="table-row">
      <style:table-row-properties style:row-height="0.423cm" fo:keep-together="always"/>
    </style:style>
    <style:style style:name="Таблица7.B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7.o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7.13" style:family="table-row">
      <style:table-row-properties style:row-height="0.041cm" fo:keep-together="always"/>
    </style:style>
    <style:style style:name="Таблица7.o1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7.15" style:family="table-row">
      <style:table-row-properties style:row-height="0.75cm" fo:keep-together="always"/>
    </style:style>
    <style:style style:name="Таблица7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B15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none" style:writing-mode="lr-tb"/>
    </style:style>
    <style:style style:name="Таблица7.31" style:family="table-row">
      <style:table-row-properties style:row-height="0.801cm" fo:keep-together="always"/>
    </style:style>
    <style:style style:name="Таблица7.A31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7.r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8" style:family="table">
      <style:table-properties style:width="28.266cm" fo:margin-left="-0.199cm" fo:margin-right="0.034cm" fo:break-before="page" table:align="margins" style:writing-mode="lr-tb"/>
    </style:style>
    <style:style style:name="Таблица8.A" style:family="table-column">
      <style:table-column-properties style:column-width="0.938cm" style:rel-column-width="2175*"/>
    </style:style>
    <style:style style:name="Таблица8.B" style:family="table-column">
      <style:table-column-properties style:column-width="0.561cm" style:rel-column-width="1300*"/>
    </style:style>
    <style:style style:name="Таблица8.C" style:family="table-column">
      <style:table-column-properties style:column-width="0.215cm" style:rel-column-width="498*"/>
    </style:style>
    <style:style style:name="Таблица8.D" style:family="table-column">
      <style:table-column-properties style:column-width="0.3cm" style:rel-column-width="695*"/>
    </style:style>
    <style:style style:name="Таблица8.E" style:family="table-column">
      <style:table-column-properties style:column-width="1.037cm" style:rel-column-width="2403*"/>
    </style:style>
    <style:style style:name="Таблица8.F" style:family="table-column">
      <style:table-column-properties style:column-width="0.7cm" style:rel-column-width="1623*"/>
    </style:style>
    <style:style style:name="Таблица8.G" style:family="table-column">
      <style:table-column-properties style:column-width="0.33cm" style:rel-column-width="764*"/>
    </style:style>
    <style:style style:name="Таблица8.H" style:family="table-column">
      <style:table-column-properties style:column-width="1.295cm" style:rel-column-width="3001*"/>
    </style:style>
    <style:style style:name="Таблица8.I" style:family="table-column">
      <style:table-column-properties style:column-width="0.471cm" style:rel-column-width="1091*"/>
    </style:style>
    <style:style style:name="Таблица8.J" style:family="table-column">
      <style:table-column-properties style:column-width="1.529cm" style:rel-column-width="3545*"/>
    </style:style>
    <style:style style:name="Таблица8.K" style:family="table-column">
      <style:table-column-properties style:column-width="0.51cm" style:rel-column-width="1181*"/>
    </style:style>
    <style:style style:name="Таблица8.L" style:family="table-column">
      <style:table-column-properties style:column-width="1.554cm" style:rel-column-width="3602*"/>
    </style:style>
    <style:style style:name="Таблица8.M" style:family="table-column">
      <style:table-column-properties style:column-width="1.293cm" style:rel-column-width="2997*"/>
    </style:style>
    <style:style style:name="Таблица8.N" style:family="table-column">
      <style:table-column-properties style:column-width="0.863cm" style:rel-column-width="1999*"/>
    </style:style>
    <style:style style:name="Таблица8.O" style:family="table-column">
      <style:table-column-properties style:column-width="0.744cm" style:rel-column-width="1725*"/>
    </style:style>
    <style:style style:name="Таблица8.P" style:family="table-column">
      <style:table-column-properties style:column-width="0.344cm" style:rel-column-width="797*"/>
    </style:style>
    <style:style style:name="Таблица8.Q" style:family="table-column">
      <style:table-column-properties style:column-width="0.686cm" style:rel-column-width="1589*"/>
    </style:style>
    <style:style style:name="Таблица8.R" style:family="table-column">
      <style:table-column-properties style:column-width="0.235cm" style:rel-column-width="543*"/>
    </style:style>
    <style:style style:name="Таблица8.S" style:family="table-column">
      <style:table-column-properties style:column-width="0.064cm" style:rel-column-width="147*"/>
    </style:style>
    <style:style style:name="Таблица8.T" style:family="table-column">
      <style:table-column-properties style:column-width="0.734cm" style:rel-column-width="1700*"/>
    </style:style>
    <style:style style:name="Таблица8.U" style:family="table-column">
      <style:table-column-properties style:column-width="1.06cm" style:rel-column-width="2457*"/>
    </style:style>
    <style:style style:name="Таблица8.V" style:family="table-column">
      <style:table-column-properties style:column-width="1.025cm" style:rel-column-width="2375*"/>
    </style:style>
    <style:style style:name="Таблица8.X" style:family="table-column">
      <style:table-column-properties style:column-width="1.05cm" style:rel-column-width="2433*"/>
    </style:style>
    <style:style style:name="Таблица8.Y" style:family="table-column">
      <style:table-column-properties style:column-width="1.014cm" style:rel-column-width="2350*"/>
    </style:style>
    <style:style style:name="Таблица8.Z" style:family="table-column">
      <style:table-column-properties style:column-width="0.676cm" style:rel-column-width="1565*"/>
    </style:style>
    <style:style style:name="Таблица8.a" style:family="table-column">
      <style:table-column-properties style:column-width="0.607cm" style:rel-column-width="1406*"/>
    </style:style>
    <style:style style:name="Таблица8.b" style:family="table-column">
      <style:table-column-properties style:column-width="0.164cm" style:rel-column-width="380*"/>
    </style:style>
    <style:style style:name="Таблица8.c" style:family="table-column">
      <style:table-column-properties style:column-width="0.12cm" style:rel-column-width="278*"/>
    </style:style>
    <style:style style:name="Таблица8.d" style:family="table-column">
      <style:table-column-properties style:column-width="0.912cm" style:rel-column-width="2114*"/>
    </style:style>
    <style:style style:name="Таблица8.e" style:family="table-column">
      <style:table-column-properties style:column-width="0.06cm" style:rel-column-width="139*"/>
    </style:style>
    <style:style style:name="Таблица8.f" style:family="table-column">
      <style:table-column-properties style:column-width="0.97cm" style:rel-column-width="2249*"/>
    </style:style>
    <style:style style:name="Таблица8.g" style:family="table-column">
      <style:table-column-properties style:column-width="0.339cm" style:rel-column-width="785*"/>
    </style:style>
    <style:style style:name="Таблица8.h" style:family="table-column">
      <style:table-column-properties style:column-width="0.254cm" style:rel-column-width="588*"/>
    </style:style>
    <style:style style:name="Таблица8.i" style:family="table-column">
      <style:table-column-properties style:column-width="0.691cm" style:rel-column-width="1603*"/>
    </style:style>
    <style:style style:name="Таблица8.j" style:family="table-column">
      <style:table-column-properties style:column-width="0.369cm" style:rel-column-width="854*"/>
    </style:style>
    <style:style style:name="Таблица8.k" style:family="table-column">
      <style:table-column-properties style:column-width="0.24cm" style:rel-column-width="556*"/>
    </style:style>
    <style:style style:name="Таблица8.l" style:family="table-column">
      <style:table-column-properties style:column-width="0.427cm" style:rel-column-width="989*"/>
    </style:style>
    <style:style style:name="Таблица8.m" style:family="table-column">
      <style:table-column-properties style:column-width="0.392cm" style:rel-column-width="907*"/>
    </style:style>
    <style:style style:name="Таблица8.n" style:family="table-column">
      <style:table-column-properties style:column-width="0.699cm" style:rel-column-width="1619*"/>
    </style:style>
    <style:style style:name="Таблица8.o" style:family="table-column">
      <style:table-column-properties style:column-width="0.552cm" style:rel-column-width="1279*"/>
    </style:style>
    <style:style style:name="Таблица8.p" style:family="table-column">
      <style:table-column-properties style:column-width="0.415cm" style:rel-column-width="961*"/>
    </style:style>
    <style:style style:name="Таблица8.q" style:family="table-column">
      <style:table-column-properties style:column-width="0.261cm" style:rel-column-width="605*"/>
    </style:style>
    <style:style style:name="Таблица8.r" style:family="table-column">
      <style:table-column-properties style:column-width="0.527cm" style:rel-column-width="1222*"/>
    </style:style>
    <style:style style:name="Таблица8.s" style:family="table-column">
      <style:table-column-properties style:column-width="0.82cm" style:rel-column-width="1903*"/>
    </style:style>
    <style:style style:name="Таблица8.1" style:family="table-row">
      <style:table-row-properties style:row-height="0.4cm" fo:keep-together="always"/>
    </style:style>
    <style:style style:name="Таблица8.A1" style:family="table-cell">
      <style:table-cell-properties fo:padding="0cm" fo:border="none"/>
    </style:style>
    <style:style style:name="Таблица8.c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q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2" style:family="table-row">
      <style:table-row-properties style:row-height="0.459cm" fo:keep-together="always"/>
    </style:style>
    <style:style style:name="Таблица8.K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8.O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8.K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8.5" style:family="table-row">
      <style:table-row-properties style:row-height="0.769cm" fo:keep-together="always"/>
    </style:style>
    <style:style style:name="Таблица8.U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8.q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8.S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8.a6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1pt solid #000000" style:writing-mode="lr-tb"/>
    </style:style>
    <style:style style:name="Таблица8.j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8.n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8.s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8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8.E11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8.Q11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8.12" style:family="table-row">
      <style:table-row-properties style:row-height="0.423cm" fo:keep-together="always"/>
    </style:style>
    <style:style style:name="Таблица8.B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8.o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8.13" style:family="table-row">
      <style:table-row-properties style:row-height="0.041cm" fo:keep-together="always"/>
    </style:style>
    <style:style style:name="Таблица8.o1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8.15" style:family="table-row">
      <style:table-row-properties style:row-height="0.75cm" fo:keep-together="always"/>
    </style:style>
    <style:style style:name="Таблица8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B15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none" style:writing-mode="lr-tb"/>
    </style:style>
    <style:style style:name="Таблица8.31" style:family="table-row">
      <style:table-row-properties style:row-height="0.801cm" fo:keep-together="always"/>
    </style:style>
    <style:style style:name="Таблица8.A31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8.r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" style:family="table">
      <style:table-properties style:width="28.266cm" fo:margin-left="-0.199cm" fo:margin-right="0.034cm" fo:break-before="page" table:align="margins" style:writing-mode="lr-tb"/>
    </style:style>
    <style:style style:name="Таблица9.A" style:family="table-column">
      <style:table-column-properties style:column-width="0.938cm" style:rel-column-width="2175*"/>
    </style:style>
    <style:style style:name="Таблица9.B" style:family="table-column">
      <style:table-column-properties style:column-width="0.561cm" style:rel-column-width="1300*"/>
    </style:style>
    <style:style style:name="Таблица9.C" style:family="table-column">
      <style:table-column-properties style:column-width="0.215cm" style:rel-column-width="498*"/>
    </style:style>
    <style:style style:name="Таблица9.D" style:family="table-column">
      <style:table-column-properties style:column-width="0.3cm" style:rel-column-width="695*"/>
    </style:style>
    <style:style style:name="Таблица9.E" style:family="table-column">
      <style:table-column-properties style:column-width="1.037cm" style:rel-column-width="2403*"/>
    </style:style>
    <style:style style:name="Таблица9.F" style:family="table-column">
      <style:table-column-properties style:column-width="0.7cm" style:rel-column-width="1623*"/>
    </style:style>
    <style:style style:name="Таблица9.G" style:family="table-column">
      <style:table-column-properties style:column-width="0.33cm" style:rel-column-width="764*"/>
    </style:style>
    <style:style style:name="Таблица9.H" style:family="table-column">
      <style:table-column-properties style:column-width="1.295cm" style:rel-column-width="3001*"/>
    </style:style>
    <style:style style:name="Таблица9.I" style:family="table-column">
      <style:table-column-properties style:column-width="0.471cm" style:rel-column-width="1091*"/>
    </style:style>
    <style:style style:name="Таблица9.J" style:family="table-column">
      <style:table-column-properties style:column-width="1.529cm" style:rel-column-width="3545*"/>
    </style:style>
    <style:style style:name="Таблица9.K" style:family="table-column">
      <style:table-column-properties style:column-width="0.51cm" style:rel-column-width="1181*"/>
    </style:style>
    <style:style style:name="Таблица9.L" style:family="table-column">
      <style:table-column-properties style:column-width="1.554cm" style:rel-column-width="3602*"/>
    </style:style>
    <style:style style:name="Таблица9.M" style:family="table-column">
      <style:table-column-properties style:column-width="1.293cm" style:rel-column-width="2997*"/>
    </style:style>
    <style:style style:name="Таблица9.N" style:family="table-column">
      <style:table-column-properties style:column-width="0.863cm" style:rel-column-width="1999*"/>
    </style:style>
    <style:style style:name="Таблица9.O" style:family="table-column">
      <style:table-column-properties style:column-width="0.744cm" style:rel-column-width="1725*"/>
    </style:style>
    <style:style style:name="Таблица9.P" style:family="table-column">
      <style:table-column-properties style:column-width="0.344cm" style:rel-column-width="797*"/>
    </style:style>
    <style:style style:name="Таблица9.Q" style:family="table-column">
      <style:table-column-properties style:column-width="0.686cm" style:rel-column-width="1589*"/>
    </style:style>
    <style:style style:name="Таблица9.R" style:family="table-column">
      <style:table-column-properties style:column-width="0.235cm" style:rel-column-width="543*"/>
    </style:style>
    <style:style style:name="Таблица9.S" style:family="table-column">
      <style:table-column-properties style:column-width="0.064cm" style:rel-column-width="147*"/>
    </style:style>
    <style:style style:name="Таблица9.T" style:family="table-column">
      <style:table-column-properties style:column-width="0.734cm" style:rel-column-width="1700*"/>
    </style:style>
    <style:style style:name="Таблица9.U" style:family="table-column">
      <style:table-column-properties style:column-width="1.06cm" style:rel-column-width="2457*"/>
    </style:style>
    <style:style style:name="Таблица9.V" style:family="table-column">
      <style:table-column-properties style:column-width="1.025cm" style:rel-column-width="2375*"/>
    </style:style>
    <style:style style:name="Таблица9.X" style:family="table-column">
      <style:table-column-properties style:column-width="1.05cm" style:rel-column-width="2433*"/>
    </style:style>
    <style:style style:name="Таблица9.Y" style:family="table-column">
      <style:table-column-properties style:column-width="1.014cm" style:rel-column-width="2350*"/>
    </style:style>
    <style:style style:name="Таблица9.Z" style:family="table-column">
      <style:table-column-properties style:column-width="0.676cm" style:rel-column-width="1565*"/>
    </style:style>
    <style:style style:name="Таблица9.a" style:family="table-column">
      <style:table-column-properties style:column-width="0.607cm" style:rel-column-width="1406*"/>
    </style:style>
    <style:style style:name="Таблица9.b" style:family="table-column">
      <style:table-column-properties style:column-width="0.164cm" style:rel-column-width="380*"/>
    </style:style>
    <style:style style:name="Таблица9.c" style:family="table-column">
      <style:table-column-properties style:column-width="0.12cm" style:rel-column-width="278*"/>
    </style:style>
    <style:style style:name="Таблица9.d" style:family="table-column">
      <style:table-column-properties style:column-width="0.912cm" style:rel-column-width="2114*"/>
    </style:style>
    <style:style style:name="Таблица9.e" style:family="table-column">
      <style:table-column-properties style:column-width="0.06cm" style:rel-column-width="139*"/>
    </style:style>
    <style:style style:name="Таблица9.f" style:family="table-column">
      <style:table-column-properties style:column-width="0.97cm" style:rel-column-width="2249*"/>
    </style:style>
    <style:style style:name="Таблица9.g" style:family="table-column">
      <style:table-column-properties style:column-width="0.339cm" style:rel-column-width="785*"/>
    </style:style>
    <style:style style:name="Таблица9.h" style:family="table-column">
      <style:table-column-properties style:column-width="0.254cm" style:rel-column-width="588*"/>
    </style:style>
    <style:style style:name="Таблица9.i" style:family="table-column">
      <style:table-column-properties style:column-width="0.691cm" style:rel-column-width="1603*"/>
    </style:style>
    <style:style style:name="Таблица9.j" style:family="table-column">
      <style:table-column-properties style:column-width="0.369cm" style:rel-column-width="854*"/>
    </style:style>
    <style:style style:name="Таблица9.k" style:family="table-column">
      <style:table-column-properties style:column-width="0.24cm" style:rel-column-width="556*"/>
    </style:style>
    <style:style style:name="Таблица9.l" style:family="table-column">
      <style:table-column-properties style:column-width="0.427cm" style:rel-column-width="989*"/>
    </style:style>
    <style:style style:name="Таблица9.m" style:family="table-column">
      <style:table-column-properties style:column-width="0.392cm" style:rel-column-width="907*"/>
    </style:style>
    <style:style style:name="Таблица9.n" style:family="table-column">
      <style:table-column-properties style:column-width="0.699cm" style:rel-column-width="1619*"/>
    </style:style>
    <style:style style:name="Таблица9.o" style:family="table-column">
      <style:table-column-properties style:column-width="0.552cm" style:rel-column-width="1279*"/>
    </style:style>
    <style:style style:name="Таблица9.p" style:family="table-column">
      <style:table-column-properties style:column-width="0.415cm" style:rel-column-width="961*"/>
    </style:style>
    <style:style style:name="Таблица9.q" style:family="table-column">
      <style:table-column-properties style:column-width="0.261cm" style:rel-column-width="605*"/>
    </style:style>
    <style:style style:name="Таблица9.r" style:family="table-column">
      <style:table-column-properties style:column-width="0.527cm" style:rel-column-width="1222*"/>
    </style:style>
    <style:style style:name="Таблица9.s" style:family="table-column">
      <style:table-column-properties style:column-width="0.82cm" style:rel-column-width="1903*"/>
    </style:style>
    <style:style style:name="Таблица9.1" style:family="table-row">
      <style:table-row-properties style:row-height="0.4cm" fo:keep-together="always"/>
    </style:style>
    <style:style style:name="Таблица9.A1" style:family="table-cell">
      <style:table-cell-properties fo:padding="0cm" fo:border="none"/>
    </style:style>
    <style:style style:name="Таблица9.c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q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.2" style:family="table-row">
      <style:table-row-properties style:row-height="0.459cm" fo:keep-together="always"/>
    </style:style>
    <style:style style:name="Таблица9.K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9.O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9.5" style:family="table-row">
      <style:table-row-properties style:row-height="0.769cm" fo:keep-together="always"/>
    </style:style>
    <style:style style:name="Таблица9.U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9.q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9.S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9.a6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1pt solid #000000" style:writing-mode="lr-tb"/>
    </style:style>
    <style:style style:name="Таблица9.j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9.n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9.s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9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9.E11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9.Q11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9.12" style:family="table-row">
      <style:table-row-properties style:row-height="0.423cm" fo:keep-together="always"/>
    </style:style>
    <style:style style:name="Таблица9.B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9.o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9.13" style:family="table-row">
      <style:table-row-properties style:row-height="0.041cm" fo:keep-together="always"/>
    </style:style>
    <style:style style:name="Таблица9.o1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9.15" style:family="table-row">
      <style:table-row-properties style:row-height="0.75cm" fo:keep-together="always"/>
    </style:style>
    <style:style style:name="Таблица9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B15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none" style:writing-mode="lr-tb"/>
    </style:style>
    <style:style style:name="Таблица9.31" style:family="table-row">
      <style:table-row-properties style:row-height="0.801cm" fo:keep-together="always"/>
    </style:style>
    <style:style style:name="Таблица9.A31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r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" style:family="table">
      <style:table-properties style:width="28.266cm" fo:margin-left="-0.199cm" fo:margin-right="0.034cm" fo:break-before="page" table:align="margins" style:writing-mode="lr-tb"/>
    </style:style>
    <style:style style:name="Таблица10.A" style:family="table-column">
      <style:table-column-properties style:column-width="0.938cm" style:rel-column-width="2175*"/>
    </style:style>
    <style:style style:name="Таблица10.B" style:family="table-column">
      <style:table-column-properties style:column-width="0.561cm" style:rel-column-width="1300*"/>
    </style:style>
    <style:style style:name="Таблица10.C" style:family="table-column">
      <style:table-column-properties style:column-width="0.215cm" style:rel-column-width="498*"/>
    </style:style>
    <style:style style:name="Таблица10.D" style:family="table-column">
      <style:table-column-properties style:column-width="0.3cm" style:rel-column-width="695*"/>
    </style:style>
    <style:style style:name="Таблица10.E" style:family="table-column">
      <style:table-column-properties style:column-width="1.037cm" style:rel-column-width="2403*"/>
    </style:style>
    <style:style style:name="Таблица10.F" style:family="table-column">
      <style:table-column-properties style:column-width="0.7cm" style:rel-column-width="1623*"/>
    </style:style>
    <style:style style:name="Таблица10.G" style:family="table-column">
      <style:table-column-properties style:column-width="0.33cm" style:rel-column-width="764*"/>
    </style:style>
    <style:style style:name="Таблица10.H" style:family="table-column">
      <style:table-column-properties style:column-width="1.295cm" style:rel-column-width="3001*"/>
    </style:style>
    <style:style style:name="Таблица10.I" style:family="table-column">
      <style:table-column-properties style:column-width="0.471cm" style:rel-column-width="1091*"/>
    </style:style>
    <style:style style:name="Таблица10.J" style:family="table-column">
      <style:table-column-properties style:column-width="1.529cm" style:rel-column-width="3545*"/>
    </style:style>
    <style:style style:name="Таблица10.K" style:family="table-column">
      <style:table-column-properties style:column-width="0.51cm" style:rel-column-width="1181*"/>
    </style:style>
    <style:style style:name="Таблица10.L" style:family="table-column">
      <style:table-column-properties style:column-width="1.554cm" style:rel-column-width="3602*"/>
    </style:style>
    <style:style style:name="Таблица10.M" style:family="table-column">
      <style:table-column-properties style:column-width="1.293cm" style:rel-column-width="2997*"/>
    </style:style>
    <style:style style:name="Таблица10.N" style:family="table-column">
      <style:table-column-properties style:column-width="0.863cm" style:rel-column-width="1999*"/>
    </style:style>
    <style:style style:name="Таблица10.O" style:family="table-column">
      <style:table-column-properties style:column-width="0.744cm" style:rel-column-width="1725*"/>
    </style:style>
    <style:style style:name="Таблица10.P" style:family="table-column">
      <style:table-column-properties style:column-width="0.344cm" style:rel-column-width="797*"/>
    </style:style>
    <style:style style:name="Таблица10.Q" style:family="table-column">
      <style:table-column-properties style:column-width="0.686cm" style:rel-column-width="1589*"/>
    </style:style>
    <style:style style:name="Таблица10.R" style:family="table-column">
      <style:table-column-properties style:column-width="0.235cm" style:rel-column-width="543*"/>
    </style:style>
    <style:style style:name="Таблица10.S" style:family="table-column">
      <style:table-column-properties style:column-width="0.064cm" style:rel-column-width="147*"/>
    </style:style>
    <style:style style:name="Таблица10.T" style:family="table-column">
      <style:table-column-properties style:column-width="0.734cm" style:rel-column-width="1700*"/>
    </style:style>
    <style:style style:name="Таблица10.U" style:family="table-column">
      <style:table-column-properties style:column-width="1.06cm" style:rel-column-width="2457*"/>
    </style:style>
    <style:style style:name="Таблица10.V" style:family="table-column">
      <style:table-column-properties style:column-width="1.025cm" style:rel-column-width="2375*"/>
    </style:style>
    <style:style style:name="Таблица10.X" style:family="table-column">
      <style:table-column-properties style:column-width="1.05cm" style:rel-column-width="2433*"/>
    </style:style>
    <style:style style:name="Таблица10.Y" style:family="table-column">
      <style:table-column-properties style:column-width="1.014cm" style:rel-column-width="2350*"/>
    </style:style>
    <style:style style:name="Таблица10.Z" style:family="table-column">
      <style:table-column-properties style:column-width="0.676cm" style:rel-column-width="1565*"/>
    </style:style>
    <style:style style:name="Таблица10.a" style:family="table-column">
      <style:table-column-properties style:column-width="0.607cm" style:rel-column-width="1406*"/>
    </style:style>
    <style:style style:name="Таблица10.b" style:family="table-column">
      <style:table-column-properties style:column-width="0.164cm" style:rel-column-width="380*"/>
    </style:style>
    <style:style style:name="Таблица10.c" style:family="table-column">
      <style:table-column-properties style:column-width="0.12cm" style:rel-column-width="278*"/>
    </style:style>
    <style:style style:name="Таблица10.d" style:family="table-column">
      <style:table-column-properties style:column-width="0.912cm" style:rel-column-width="2114*"/>
    </style:style>
    <style:style style:name="Таблица10.e" style:family="table-column">
      <style:table-column-properties style:column-width="0.06cm" style:rel-column-width="139*"/>
    </style:style>
    <style:style style:name="Таблица10.f" style:family="table-column">
      <style:table-column-properties style:column-width="0.97cm" style:rel-column-width="2249*"/>
    </style:style>
    <style:style style:name="Таблица10.g" style:family="table-column">
      <style:table-column-properties style:column-width="0.339cm" style:rel-column-width="785*"/>
    </style:style>
    <style:style style:name="Таблица10.h" style:family="table-column">
      <style:table-column-properties style:column-width="0.254cm" style:rel-column-width="588*"/>
    </style:style>
    <style:style style:name="Таблица10.i" style:family="table-column">
      <style:table-column-properties style:column-width="0.691cm" style:rel-column-width="1603*"/>
    </style:style>
    <style:style style:name="Таблица10.j" style:family="table-column">
      <style:table-column-properties style:column-width="0.369cm" style:rel-column-width="854*"/>
    </style:style>
    <style:style style:name="Таблица10.k" style:family="table-column">
      <style:table-column-properties style:column-width="0.24cm" style:rel-column-width="556*"/>
    </style:style>
    <style:style style:name="Таблица10.l" style:family="table-column">
      <style:table-column-properties style:column-width="0.427cm" style:rel-column-width="989*"/>
    </style:style>
    <style:style style:name="Таблица10.m" style:family="table-column">
      <style:table-column-properties style:column-width="0.392cm" style:rel-column-width="907*"/>
    </style:style>
    <style:style style:name="Таблица10.n" style:family="table-column">
      <style:table-column-properties style:column-width="0.699cm" style:rel-column-width="1619*"/>
    </style:style>
    <style:style style:name="Таблица10.o" style:family="table-column">
      <style:table-column-properties style:column-width="0.552cm" style:rel-column-width="1279*"/>
    </style:style>
    <style:style style:name="Таблица10.p" style:family="table-column">
      <style:table-column-properties style:column-width="0.415cm" style:rel-column-width="961*"/>
    </style:style>
    <style:style style:name="Таблица10.q" style:family="table-column">
      <style:table-column-properties style:column-width="0.261cm" style:rel-column-width="605*"/>
    </style:style>
    <style:style style:name="Таблица10.r" style:family="table-column">
      <style:table-column-properties style:column-width="0.527cm" style:rel-column-width="1222*"/>
    </style:style>
    <style:style style:name="Таблица10.s" style:family="table-column">
      <style:table-column-properties style:column-width="0.82cm" style:rel-column-width="1903*"/>
    </style:style>
    <style:style style:name="Таблица10.1" style:family="table-row">
      <style:table-row-properties style:row-height="0.4cm" fo:keep-together="always"/>
    </style:style>
    <style:style style:name="Таблица10.A1" style:family="table-cell">
      <style:table-cell-properties fo:padding="0cm" fo:border="none"/>
    </style:style>
    <style:style style:name="Таблица10.c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q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0.2" style:family="table-row">
      <style:table-row-properties style:row-height="0.459cm" fo:keep-together="always"/>
    </style:style>
    <style:style style:name="Таблица10.K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0.O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0.5" style:family="table-row">
      <style:table-row-properties style:row-height="0.769cm" fo:keep-together="always"/>
    </style:style>
    <style:style style:name="Таблица10.U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0.q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0.S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10.a6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1pt solid #000000" style:writing-mode="lr-tb"/>
    </style:style>
    <style:style style:name="Таблица10.j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10.n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0.s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0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0.E11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0.Q11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0.12" style:family="table-row">
      <style:table-row-properties style:row-height="0.423cm" fo:keep-together="always"/>
    </style:style>
    <style:style style:name="Таблица10.B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0.o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0.13" style:family="table-row">
      <style:table-row-properties style:row-height="0.041cm" fo:keep-together="always"/>
    </style:style>
    <style:style style:name="Таблица10.o1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0.15" style:family="table-row">
      <style:table-row-properties style:row-height="0.75cm" fo:keep-together="always"/>
    </style:style>
    <style:style style:name="Таблица10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B15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none" style:writing-mode="lr-tb"/>
    </style:style>
    <style:style style:name="Таблица10.31" style:family="table-row">
      <style:table-row-properties style:row-height="0.801cm" fo:keep-together="always"/>
    </style:style>
    <style:style style:name="Таблица10.A31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r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28.266cm" fo:margin-left="-0.199cm" fo:margin-right="0.034cm" fo:break-before="page" table:align="margins" style:writing-mode="lr-tb"/>
    </style:style>
    <style:style style:name="Таблица11.A" style:family="table-column">
      <style:table-column-properties style:column-width="0.938cm" style:rel-column-width="2175*"/>
    </style:style>
    <style:style style:name="Таблица11.B" style:family="table-column">
      <style:table-column-properties style:column-width="0.561cm" style:rel-column-width="1300*"/>
    </style:style>
    <style:style style:name="Таблица11.C" style:family="table-column">
      <style:table-column-properties style:column-width="0.215cm" style:rel-column-width="498*"/>
    </style:style>
    <style:style style:name="Таблица11.D" style:family="table-column">
      <style:table-column-properties style:column-width="0.3cm" style:rel-column-width="695*"/>
    </style:style>
    <style:style style:name="Таблица11.E" style:family="table-column">
      <style:table-column-properties style:column-width="1.037cm" style:rel-column-width="2403*"/>
    </style:style>
    <style:style style:name="Таблица11.F" style:family="table-column">
      <style:table-column-properties style:column-width="0.7cm" style:rel-column-width="1623*"/>
    </style:style>
    <style:style style:name="Таблица11.G" style:family="table-column">
      <style:table-column-properties style:column-width="0.33cm" style:rel-column-width="764*"/>
    </style:style>
    <style:style style:name="Таблица11.H" style:family="table-column">
      <style:table-column-properties style:column-width="1.295cm" style:rel-column-width="3001*"/>
    </style:style>
    <style:style style:name="Таблица11.I" style:family="table-column">
      <style:table-column-properties style:column-width="0.471cm" style:rel-column-width="1091*"/>
    </style:style>
    <style:style style:name="Таблица11.J" style:family="table-column">
      <style:table-column-properties style:column-width="1.529cm" style:rel-column-width="3545*"/>
    </style:style>
    <style:style style:name="Таблица11.K" style:family="table-column">
      <style:table-column-properties style:column-width="0.51cm" style:rel-column-width="1181*"/>
    </style:style>
    <style:style style:name="Таблица11.L" style:family="table-column">
      <style:table-column-properties style:column-width="1.554cm" style:rel-column-width="3602*"/>
    </style:style>
    <style:style style:name="Таблица11.M" style:family="table-column">
      <style:table-column-properties style:column-width="1.293cm" style:rel-column-width="2997*"/>
    </style:style>
    <style:style style:name="Таблица11.N" style:family="table-column">
      <style:table-column-properties style:column-width="0.863cm" style:rel-column-width="1999*"/>
    </style:style>
    <style:style style:name="Таблица11.O" style:family="table-column">
      <style:table-column-properties style:column-width="0.744cm" style:rel-column-width="1725*"/>
    </style:style>
    <style:style style:name="Таблица11.P" style:family="table-column">
      <style:table-column-properties style:column-width="0.344cm" style:rel-column-width="797*"/>
    </style:style>
    <style:style style:name="Таблица11.Q" style:family="table-column">
      <style:table-column-properties style:column-width="0.686cm" style:rel-column-width="1589*"/>
    </style:style>
    <style:style style:name="Таблица11.R" style:family="table-column">
      <style:table-column-properties style:column-width="0.235cm" style:rel-column-width="543*"/>
    </style:style>
    <style:style style:name="Таблица11.S" style:family="table-column">
      <style:table-column-properties style:column-width="0.064cm" style:rel-column-width="147*"/>
    </style:style>
    <style:style style:name="Таблица11.T" style:family="table-column">
      <style:table-column-properties style:column-width="0.734cm" style:rel-column-width="1700*"/>
    </style:style>
    <style:style style:name="Таблица11.U" style:family="table-column">
      <style:table-column-properties style:column-width="1.06cm" style:rel-column-width="2457*"/>
    </style:style>
    <style:style style:name="Таблица11.V" style:family="table-column">
      <style:table-column-properties style:column-width="1.025cm" style:rel-column-width="2375*"/>
    </style:style>
    <style:style style:name="Таблица11.X" style:family="table-column">
      <style:table-column-properties style:column-width="1.05cm" style:rel-column-width="2433*"/>
    </style:style>
    <style:style style:name="Таблица11.Y" style:family="table-column">
      <style:table-column-properties style:column-width="1.014cm" style:rel-column-width="2350*"/>
    </style:style>
    <style:style style:name="Таблица11.Z" style:family="table-column">
      <style:table-column-properties style:column-width="0.676cm" style:rel-column-width="1565*"/>
    </style:style>
    <style:style style:name="Таблица11.a" style:family="table-column">
      <style:table-column-properties style:column-width="0.607cm" style:rel-column-width="1406*"/>
    </style:style>
    <style:style style:name="Таблица11.b" style:family="table-column">
      <style:table-column-properties style:column-width="0.164cm" style:rel-column-width="380*"/>
    </style:style>
    <style:style style:name="Таблица11.c" style:family="table-column">
      <style:table-column-properties style:column-width="0.12cm" style:rel-column-width="278*"/>
    </style:style>
    <style:style style:name="Таблица11.d" style:family="table-column">
      <style:table-column-properties style:column-width="0.912cm" style:rel-column-width="2114*"/>
    </style:style>
    <style:style style:name="Таблица11.e" style:family="table-column">
      <style:table-column-properties style:column-width="0.06cm" style:rel-column-width="139*"/>
    </style:style>
    <style:style style:name="Таблица11.f" style:family="table-column">
      <style:table-column-properties style:column-width="0.97cm" style:rel-column-width="2249*"/>
    </style:style>
    <style:style style:name="Таблица11.g" style:family="table-column">
      <style:table-column-properties style:column-width="0.339cm" style:rel-column-width="785*"/>
    </style:style>
    <style:style style:name="Таблица11.h" style:family="table-column">
      <style:table-column-properties style:column-width="0.254cm" style:rel-column-width="588*"/>
    </style:style>
    <style:style style:name="Таблица11.i" style:family="table-column">
      <style:table-column-properties style:column-width="0.691cm" style:rel-column-width="1603*"/>
    </style:style>
    <style:style style:name="Таблица11.j" style:family="table-column">
      <style:table-column-properties style:column-width="0.369cm" style:rel-column-width="854*"/>
    </style:style>
    <style:style style:name="Таблица11.k" style:family="table-column">
      <style:table-column-properties style:column-width="0.24cm" style:rel-column-width="556*"/>
    </style:style>
    <style:style style:name="Таблица11.l" style:family="table-column">
      <style:table-column-properties style:column-width="0.427cm" style:rel-column-width="989*"/>
    </style:style>
    <style:style style:name="Таблица11.m" style:family="table-column">
      <style:table-column-properties style:column-width="0.392cm" style:rel-column-width="907*"/>
    </style:style>
    <style:style style:name="Таблица11.n" style:family="table-column">
      <style:table-column-properties style:column-width="0.699cm" style:rel-column-width="1619*"/>
    </style:style>
    <style:style style:name="Таблица11.o" style:family="table-column">
      <style:table-column-properties style:column-width="0.552cm" style:rel-column-width="1279*"/>
    </style:style>
    <style:style style:name="Таблица11.p" style:family="table-column">
      <style:table-column-properties style:column-width="0.415cm" style:rel-column-width="961*"/>
    </style:style>
    <style:style style:name="Таблица11.q" style:family="table-column">
      <style:table-column-properties style:column-width="0.261cm" style:rel-column-width="605*"/>
    </style:style>
    <style:style style:name="Таблица11.r" style:family="table-column">
      <style:table-column-properties style:column-width="0.527cm" style:rel-column-width="1222*"/>
    </style:style>
    <style:style style:name="Таблица11.s" style:family="table-column">
      <style:table-column-properties style:column-width="0.82cm" style:rel-column-width="1903*"/>
    </style:style>
    <style:style style:name="Таблица11.1" style:family="table-row">
      <style:table-row-properties style:row-height="0.4cm" fo:keep-together="always"/>
    </style:style>
    <style:style style:name="Таблица11.A1" style:family="table-cell">
      <style:table-cell-properties fo:padding="0cm" fo:border="none"/>
    </style:style>
    <style:style style:name="Таблица11.c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q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2" style:family="table-row">
      <style:table-row-properties style:row-height="0.459cm" fo:keep-together="always"/>
    </style:style>
    <style:style style:name="Таблица11.K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1.O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1.K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1.5" style:family="table-row">
      <style:table-row-properties style:row-height="0.769cm" fo:keep-together="always"/>
    </style:style>
    <style:style style:name="Таблица11.U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1.q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1.S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11.a6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1pt solid #000000" style:writing-mode="lr-tb"/>
    </style:style>
    <style:style style:name="Таблица11.j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11.n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1.s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1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1.E11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1.Q11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1.12" style:family="table-row">
      <style:table-row-properties style:row-height="0.423cm" fo:keep-together="always"/>
    </style:style>
    <style:style style:name="Таблица11.B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1.o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1.13" style:family="table-row">
      <style:table-row-properties style:row-height="0.041cm" fo:keep-together="always"/>
    </style:style>
    <style:style style:name="Таблица11.o1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1.15" style:family="table-row">
      <style:table-row-properties style:row-height="0.75cm" fo:keep-together="always"/>
    </style:style>
    <style:style style:name="Таблица1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15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none" style:writing-mode="lr-tb"/>
    </style:style>
    <style:style style:name="Таблица11.31" style:family="table-row">
      <style:table-row-properties style:row-height="0.801cm" fo:keep-together="always"/>
    </style:style>
    <style:style style:name="Таблица11.A31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1.r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2" style:family="table">
      <style:table-properties style:width="28.266cm" fo:margin-left="-0.199cm" fo:margin-right="0.034cm" fo:break-before="page" table:align="margins" style:writing-mode="lr-tb"/>
    </style:style>
    <style:style style:name="Таблица12.A" style:family="table-column">
      <style:table-column-properties style:column-width="0.938cm" style:rel-column-width="2175*"/>
    </style:style>
    <style:style style:name="Таблица12.B" style:family="table-column">
      <style:table-column-properties style:column-width="0.561cm" style:rel-column-width="1300*"/>
    </style:style>
    <style:style style:name="Таблица12.C" style:family="table-column">
      <style:table-column-properties style:column-width="0.215cm" style:rel-column-width="498*"/>
    </style:style>
    <style:style style:name="Таблица12.D" style:family="table-column">
      <style:table-column-properties style:column-width="0.3cm" style:rel-column-width="695*"/>
    </style:style>
    <style:style style:name="Таблица12.E" style:family="table-column">
      <style:table-column-properties style:column-width="1.037cm" style:rel-column-width="2403*"/>
    </style:style>
    <style:style style:name="Таблица12.F" style:family="table-column">
      <style:table-column-properties style:column-width="0.7cm" style:rel-column-width="1623*"/>
    </style:style>
    <style:style style:name="Таблица12.G" style:family="table-column">
      <style:table-column-properties style:column-width="0.33cm" style:rel-column-width="764*"/>
    </style:style>
    <style:style style:name="Таблица12.H" style:family="table-column">
      <style:table-column-properties style:column-width="1.295cm" style:rel-column-width="3001*"/>
    </style:style>
    <style:style style:name="Таблица12.I" style:family="table-column">
      <style:table-column-properties style:column-width="0.471cm" style:rel-column-width="1091*"/>
    </style:style>
    <style:style style:name="Таблица12.J" style:family="table-column">
      <style:table-column-properties style:column-width="1.529cm" style:rel-column-width="3545*"/>
    </style:style>
    <style:style style:name="Таблица12.K" style:family="table-column">
      <style:table-column-properties style:column-width="0.51cm" style:rel-column-width="1181*"/>
    </style:style>
    <style:style style:name="Таблица12.L" style:family="table-column">
      <style:table-column-properties style:column-width="1.554cm" style:rel-column-width="3602*"/>
    </style:style>
    <style:style style:name="Таблица12.M" style:family="table-column">
      <style:table-column-properties style:column-width="1.293cm" style:rel-column-width="2997*"/>
    </style:style>
    <style:style style:name="Таблица12.N" style:family="table-column">
      <style:table-column-properties style:column-width="0.863cm" style:rel-column-width="1999*"/>
    </style:style>
    <style:style style:name="Таблица12.O" style:family="table-column">
      <style:table-column-properties style:column-width="0.744cm" style:rel-column-width="1725*"/>
    </style:style>
    <style:style style:name="Таблица12.P" style:family="table-column">
      <style:table-column-properties style:column-width="0.344cm" style:rel-column-width="797*"/>
    </style:style>
    <style:style style:name="Таблица12.Q" style:family="table-column">
      <style:table-column-properties style:column-width="0.686cm" style:rel-column-width="1589*"/>
    </style:style>
    <style:style style:name="Таблица12.R" style:family="table-column">
      <style:table-column-properties style:column-width="0.235cm" style:rel-column-width="543*"/>
    </style:style>
    <style:style style:name="Таблица12.S" style:family="table-column">
      <style:table-column-properties style:column-width="0.064cm" style:rel-column-width="147*"/>
    </style:style>
    <style:style style:name="Таблица12.T" style:family="table-column">
      <style:table-column-properties style:column-width="0.734cm" style:rel-column-width="1700*"/>
    </style:style>
    <style:style style:name="Таблица12.U" style:family="table-column">
      <style:table-column-properties style:column-width="1.06cm" style:rel-column-width="2457*"/>
    </style:style>
    <style:style style:name="Таблица12.V" style:family="table-column">
      <style:table-column-properties style:column-width="1.025cm" style:rel-column-width="2375*"/>
    </style:style>
    <style:style style:name="Таблица12.X" style:family="table-column">
      <style:table-column-properties style:column-width="1.05cm" style:rel-column-width="2433*"/>
    </style:style>
    <style:style style:name="Таблица12.Y" style:family="table-column">
      <style:table-column-properties style:column-width="1.014cm" style:rel-column-width="2350*"/>
    </style:style>
    <style:style style:name="Таблица12.Z" style:family="table-column">
      <style:table-column-properties style:column-width="0.676cm" style:rel-column-width="1565*"/>
    </style:style>
    <style:style style:name="Таблица12.a" style:family="table-column">
      <style:table-column-properties style:column-width="0.607cm" style:rel-column-width="1406*"/>
    </style:style>
    <style:style style:name="Таблица12.b" style:family="table-column">
      <style:table-column-properties style:column-width="0.164cm" style:rel-column-width="380*"/>
    </style:style>
    <style:style style:name="Таблица12.c" style:family="table-column">
      <style:table-column-properties style:column-width="0.12cm" style:rel-column-width="278*"/>
    </style:style>
    <style:style style:name="Таблица12.d" style:family="table-column">
      <style:table-column-properties style:column-width="0.912cm" style:rel-column-width="2114*"/>
    </style:style>
    <style:style style:name="Таблица12.e" style:family="table-column">
      <style:table-column-properties style:column-width="0.06cm" style:rel-column-width="139*"/>
    </style:style>
    <style:style style:name="Таблица12.f" style:family="table-column">
      <style:table-column-properties style:column-width="0.97cm" style:rel-column-width="2249*"/>
    </style:style>
    <style:style style:name="Таблица12.g" style:family="table-column">
      <style:table-column-properties style:column-width="0.339cm" style:rel-column-width="785*"/>
    </style:style>
    <style:style style:name="Таблица12.h" style:family="table-column">
      <style:table-column-properties style:column-width="0.254cm" style:rel-column-width="588*"/>
    </style:style>
    <style:style style:name="Таблица12.i" style:family="table-column">
      <style:table-column-properties style:column-width="0.691cm" style:rel-column-width="1603*"/>
    </style:style>
    <style:style style:name="Таблица12.j" style:family="table-column">
      <style:table-column-properties style:column-width="0.369cm" style:rel-column-width="854*"/>
    </style:style>
    <style:style style:name="Таблица12.k" style:family="table-column">
      <style:table-column-properties style:column-width="0.24cm" style:rel-column-width="556*"/>
    </style:style>
    <style:style style:name="Таблица12.l" style:family="table-column">
      <style:table-column-properties style:column-width="0.427cm" style:rel-column-width="989*"/>
    </style:style>
    <style:style style:name="Таблица12.m" style:family="table-column">
      <style:table-column-properties style:column-width="0.392cm" style:rel-column-width="907*"/>
    </style:style>
    <style:style style:name="Таблица12.n" style:family="table-column">
      <style:table-column-properties style:column-width="0.699cm" style:rel-column-width="1619*"/>
    </style:style>
    <style:style style:name="Таблица12.o" style:family="table-column">
      <style:table-column-properties style:column-width="0.552cm" style:rel-column-width="1279*"/>
    </style:style>
    <style:style style:name="Таблица12.p" style:family="table-column">
      <style:table-column-properties style:column-width="0.415cm" style:rel-column-width="961*"/>
    </style:style>
    <style:style style:name="Таблица12.q" style:family="table-column">
      <style:table-column-properties style:column-width="0.261cm" style:rel-column-width="605*"/>
    </style:style>
    <style:style style:name="Таблица12.r" style:family="table-column">
      <style:table-column-properties style:column-width="0.527cm" style:rel-column-width="1222*"/>
    </style:style>
    <style:style style:name="Таблица12.s" style:family="table-column">
      <style:table-column-properties style:column-width="0.82cm" style:rel-column-width="1903*"/>
    </style:style>
    <style:style style:name="Таблица12.1" style:family="table-row">
      <style:table-row-properties style:row-height="0.4cm" fo:keep-together="always"/>
    </style:style>
    <style:style style:name="Таблица12.A1" style:family="table-cell">
      <style:table-cell-properties fo:padding="0cm" fo:border="none"/>
    </style:style>
    <style:style style:name="Таблица12.c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q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2.2" style:family="table-row">
      <style:table-row-properties style:row-height="0.459cm" fo:keep-together="always"/>
    </style:style>
    <style:style style:name="Таблица12.K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2.O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2.K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5" style:family="table-row">
      <style:table-row-properties style:row-height="0.769cm" fo:keep-together="always"/>
    </style:style>
    <style:style style:name="Таблица12.U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2.q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2.S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12.a6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1pt solid #000000" style:writing-mode="lr-tb"/>
    </style:style>
    <style:style style:name="Таблица12.j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12.n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2.s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2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2.E11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2.Q11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2.12" style:family="table-row">
      <style:table-row-properties style:row-height="0.423cm" fo:keep-together="always"/>
    </style:style>
    <style:style style:name="Таблица12.B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2.o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2.13" style:family="table-row">
      <style:table-row-properties style:row-height="0.041cm" fo:keep-together="always"/>
    </style:style>
    <style:style style:name="Таблица12.o1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2.15" style:family="table-row">
      <style:table-row-properties style:row-height="0.75cm" fo:keep-together="always"/>
    </style:style>
    <style:style style:name="Таблица12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B15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none" style:writing-mode="lr-tb"/>
    </style:style>
    <style:style style:name="Таблица12.31" style:family="table-row">
      <style:table-row-properties style:row-height="0.801cm" fo:keep-together="always"/>
    </style:style>
    <style:style style:name="Таблица12.A31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2.r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3" style:family="table">
      <style:table-properties style:width="28.31cm" fo:margin-left="-0.199cm" fo:break-before="page" table:align="left" style:writing-mode="lr-tb"/>
    </style:style>
    <style:style style:name="Таблица13.A" style:family="table-column">
      <style:table-column-properties style:column-width="0.94cm"/>
    </style:style>
    <style:style style:name="Таблица13.B" style:family="table-column">
      <style:table-column-properties style:column-width="0.439cm"/>
    </style:style>
    <style:style style:name="Таблица13.C" style:family="table-column">
      <style:table-column-properties style:column-width="0.048cm"/>
    </style:style>
    <style:style style:name="Таблица13.D" style:family="table-column">
      <style:table-column-properties style:column-width="0.293cm"/>
    </style:style>
    <style:style style:name="Таблица13.E" style:family="table-column">
      <style:table-column-properties style:column-width="0.298cm"/>
    </style:style>
    <style:style style:name="Таблица13.F" style:family="table-column">
      <style:table-column-properties style:column-width="0.344cm"/>
    </style:style>
    <style:style style:name="Таблица13.G" style:family="table-column">
      <style:table-column-properties style:column-width="0.691cm"/>
    </style:style>
    <style:style style:name="Таблица13.H" style:family="table-column">
      <style:table-column-properties style:column-width="0.307cm"/>
    </style:style>
    <style:style style:name="Таблица13.I" style:family="table-column">
      <style:table-column-properties style:column-width="0.208cm"/>
    </style:style>
    <style:style style:name="Таблица13.J" style:family="table-column">
      <style:table-column-properties style:column-width="0.517cm"/>
    </style:style>
    <style:style style:name="Таблица13.K" style:family="table-column">
      <style:table-column-properties style:column-width="1.296cm"/>
    </style:style>
    <style:style style:name="Таблица13.L" style:family="table-column">
      <style:table-column-properties style:column-width="0.169cm"/>
    </style:style>
    <style:style style:name="Таблица13.N" style:family="table-column">
      <style:table-column-properties style:column-width="1.231cm"/>
    </style:style>
    <style:style style:name="Таблица13.O" style:family="table-column">
      <style:table-column-properties style:column-width="1.24cm"/>
    </style:style>
    <style:style style:name="Таблица13.P" style:family="table-column">
      <style:table-column-properties style:column-width="1.737cm"/>
    </style:style>
    <style:style style:name="Таблица13.Q" style:family="table-column">
      <style:table-column-properties style:column-width="0.988cm"/>
    </style:style>
    <style:style style:name="Таблица13.R" style:family="table-column">
      <style:table-column-properties style:column-width="0.219cm"/>
    </style:style>
    <style:style style:name="Таблица13.S" style:family="table-column">
      <style:table-column-properties style:column-width="0.771cm"/>
    </style:style>
    <style:style style:name="Таблица13.T" style:family="table-column">
      <style:table-column-properties style:column-width="0.242cm"/>
    </style:style>
    <style:style style:name="Таблица13.U" style:family="table-column">
      <style:table-column-properties style:column-width="0.67cm"/>
    </style:style>
    <style:style style:name="Таблица13.V" style:family="table-column">
      <style:table-column-properties style:column-width="0.33cm"/>
    </style:style>
    <style:style style:name="Таблица13.W" style:family="table-column">
      <style:table-column-properties style:column-width="0.654cm"/>
    </style:style>
    <style:style style:name="Таблица13.X" style:family="table-column">
      <style:table-column-properties style:column-width="0.145cm"/>
    </style:style>
    <style:style style:name="Таблица13.Y" style:family="table-column">
      <style:table-column-properties style:column-width="0.187cm"/>
    </style:style>
    <style:style style:name="Таблица13.Z" style:family="table-column">
      <style:table-column-properties style:column-width="1.487cm"/>
    </style:style>
    <style:style style:name="Таблица13.a" style:family="table-column">
      <style:table-column-properties style:column-width="0.258cm"/>
    </style:style>
    <style:style style:name="Таблица13.b" style:family="table-column">
      <style:table-column-properties style:column-width="0.483cm"/>
    </style:style>
    <style:style style:name="Таблица13.c" style:family="table-column">
      <style:table-column-properties style:column-width="0.259cm"/>
    </style:style>
    <style:style style:name="Таблица13.d" style:family="table-column">
      <style:table-column-properties style:column-width="0.743cm"/>
    </style:style>
    <style:style style:name="Таблица13.e" style:family="table-column">
      <style:table-column-properties style:column-width="0.542cm"/>
    </style:style>
    <style:style style:name="Таблица13.f" style:family="table-column">
      <style:table-column-properties style:column-width="0.189cm"/>
    </style:style>
    <style:style style:name="Таблица13.g" style:family="table-column">
      <style:table-column-properties style:column-width="0.829cm"/>
    </style:style>
    <style:style style:name="Таблица13.h" style:family="table-column">
      <style:table-column-properties style:column-width="0.907cm"/>
    </style:style>
    <style:style style:name="Таблица13.i" style:family="table-column">
      <style:table-column-properties style:column-width="0.376cm"/>
    </style:style>
    <style:style style:name="Таблица13.j" style:family="table-column">
      <style:table-column-properties style:column-width="0.612cm"/>
    </style:style>
    <style:style style:name="Таблица13.k" style:family="table-column">
      <style:table-column-properties style:column-width="0.644cm"/>
    </style:style>
    <style:style style:name="Таблица13.l" style:family="table-column">
      <style:table-column-properties style:column-width="0.349cm"/>
    </style:style>
    <style:style style:name="Таблица13.m" style:family="table-column">
      <style:table-column-properties style:column-width="0.503cm"/>
    </style:style>
    <style:style style:name="Таблица13.n" style:family="table-column">
      <style:table-column-properties style:column-width="0.459cm"/>
    </style:style>
    <style:style style:name="Таблица13.o" style:family="table-column">
      <style:table-column-properties style:column-width="0.282cm"/>
    </style:style>
    <style:style style:name="Таблица13.p" style:family="table-column">
      <style:table-column-properties style:column-width="1.034cm"/>
    </style:style>
    <style:style style:name="Таблица13.q" style:family="table-column">
      <style:table-column-properties style:column-width="0.69cm"/>
    </style:style>
    <style:style style:name="Таблица13.r" style:family="table-column">
      <style:table-column-properties style:column-width="1.071cm"/>
    </style:style>
    <style:style style:name="Таблица13.s" style:family="table-column">
      <style:table-column-properties style:column-width="0.663cm"/>
    </style:style>
    <style:style style:name="Таблица13.t" style:family="table-column">
      <style:table-column-properties style:column-width="0.497cm"/>
    </style:style>
    <style:style style:name="Таблица13.u" style:family="table-column">
      <style:table-column-properties style:column-width="0.081cm"/>
    </style:style>
    <style:style style:name="Таблица13.v" style:family="table-column">
      <style:table-column-properties style:column-width="1.342cm"/>
    </style:style>
    <style:style style:name="Таблица13.1" style:family="table-row">
      <style:table-row-properties style:row-height="0.494cm" fo:keep-together="always"/>
    </style:style>
    <style:style style:name="Таблица13.A1" style:family="table-cell">
      <style:table-cell-properties style:vertical-align="top" fo:padding="0cm" fo:border="none" style:writing-mode="lr-tb"/>
    </style:style>
    <style:style style:name="Таблица13.i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t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3.O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3.S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3.O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3.5" style:family="table-row">
      <style:table-row-properties style:row-height="0.676cm" fo:keep-together="always"/>
    </style:style>
    <style:style style:name="Таблица1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1pt solid #000000" style:writing-mode="lr-tb"/>
    </style:style>
    <style:style style:name="Таблица13.n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3.u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3.6" style:family="table-row">
      <style:table-row-properties style:row-height="0.4cm" fo:keep-together="always"/>
    </style:style>
    <style:style style:name="Таблица13.e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3.p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3.G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3.9" style:family="table-row">
      <style:table-row-properties style:row-height="0.459cm" fo:keep-together="always"/>
    </style:style>
    <style:style style:name="Таблица13.F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3.10" style:family="table-row">
      <style:table-row-properties style:row-height="0.423cm" fo:keep-together="always"/>
    </style:style>
    <style:style style:name="Таблица13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3.s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3.11" style:family="table-row">
      <style:table-row-properties style:row-height="0.041cm" fo:keep-together="always"/>
    </style:style>
    <style:style style:name="Таблица13.s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3.13" style:family="table-row">
      <style:table-row-properties style:row-height="0.75cm" fo:keep-together="always"/>
    </style:style>
    <style:style style:name="Таблица13.17" style:family="table-row">
      <style:table-row-properties style:row-height="0.801cm" fo:keep-together="always"/>
    </style:style>
    <style:style style:name="Таблица13.29" style:family="table-row">
      <style:table-row-properties style:row-height="0.554cm" fo:keep-together="always"/>
    </style:style>
    <style:style style:name="Таблица13.A30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3.v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style:snap-to-layout-grid="false"/>
      <style:text-properties fo:font-size="12pt" style:font-size-asian="12pt"/>
    </style:style>
    <style:style style:name="P3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755cm" style:snap-to-layout-grid="false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755cm" style:snap-to-layout-grid="false"/>
      <style:text-properties fo:font-size="12pt" officeooo:paragraph-rsid="0146a72c" style:font-size-asian="12pt" style:font-size-complex="12pt"/>
    </style:style>
    <style:style style:name="P6" style:family="paragraph" style:parent-style-name="Standard">
      <style:paragraph-properties fo:line-height="0.755cm" style:snap-to-layout-grid="false"/>
      <style:text-properties fo:font-size="12pt" officeooo:paragraph-rsid="0146cce3" style:font-size-asian="12pt" style:font-size-complex="12pt"/>
    </style:style>
    <style:style style:name="P7" style:family="paragraph" style:parent-style-name="Standard">
      <style:paragraph-properties fo:line-height="0.755cm" style:snap-to-layout-grid="false"/>
      <style:text-properties fo:font-size="12pt" officeooo:paragraph-rsid="01919a64" style:font-size-asian="12pt" style:font-size-complex="12pt"/>
    </style:style>
    <style:style style:name="P8" style:family="paragraph" style:parent-style-name="Standard">
      <style:paragraph-properties fo:line-height="0.755cm" style:snap-to-layout-grid="false"/>
      <style:text-properties fo:font-size="12pt" officeooo:paragraph-rsid="01ae69ac" style:font-size-asian="12pt" style:font-size-complex="12pt"/>
    </style:style>
    <style:style style:name="P9" style:family="paragraph" style:parent-style-name="Standard">
      <style:paragraph-properties fo:line-height="0.755cm" style:snap-to-layout-grid="false"/>
      <style:text-properties fo:font-size="12pt" officeooo:paragraph-rsid="01d659cf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2pt" officeooo:paragraph-rsid="0146a72c" style:font-size-asian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2pt" officeooo:paragraph-rsid="0146cce3" style:font-size-asian="12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2pt" officeooo:paragraph-rsid="01919a64" style:font-size-asian="12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2pt" officeooo:paragraph-rsid="01ae69ac" style:font-size-asian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2pt" officeooo:paragraph-rsid="01d659cf" style:font-size-asian="12pt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style:snap-to-layout-grid="false"/>
      <style:text-properties officeooo:paragraph-rsid="0146a72c"/>
    </style:style>
    <style:style style:name="P19" style:family="paragraph" style:parent-style-name="Standard">
      <style:paragraph-properties style:snap-to-layout-grid="false"/>
      <style:text-properties officeooo:paragraph-rsid="0146cce3"/>
    </style:style>
    <style:style style:name="P20" style:family="paragraph" style:parent-style-name="Standard">
      <style:paragraph-properties style:snap-to-layout-grid="false"/>
      <style:text-properties officeooo:paragraph-rsid="01919a64"/>
    </style:style>
    <style:style style:name="P21" style:family="paragraph" style:parent-style-name="Standard">
      <style:paragraph-properties style:snap-to-layout-grid="false"/>
      <style:text-properties officeooo:paragraph-rsid="01ae69ac"/>
    </style:style>
    <style:style style:name="P22" style:family="paragraph" style:parent-style-name="Standard">
      <style:paragraph-properties style:snap-to-layout-grid="false"/>
      <style:text-properties officeooo:paragraph-rsid="01d659cf"/>
    </style:style>
    <style:style style:name="P23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24" style:family="paragraph" style:parent-style-name="Standard">
      <style:paragraph-properties style:snap-to-layout-grid="false"/>
      <style:text-properties fo:language="zxx" fo:country="none" officeooo:paragraph-rsid="0146a72c" style:language-asian="zxx" style:country-asian="none"/>
    </style:style>
    <style:style style:name="P25" style:family="paragraph" style:parent-style-name="Standard">
      <style:paragraph-properties style:snap-to-layout-grid="false"/>
      <style:text-properties fo:language="zxx" fo:country="none" officeooo:paragraph-rsid="0146cce3" style:language-asian="zxx" style:country-asian="none"/>
    </style:style>
    <style:style style:name="P26" style:family="paragraph" style:parent-style-name="Standard">
      <style:paragraph-properties style:snap-to-layout-grid="false"/>
      <style:text-properties fo:language="zxx" fo:country="none" officeooo:paragraph-rsid="01919a64" style:language-asian="zxx" style:country-asian="none"/>
    </style:style>
    <style:style style:name="P27" style:family="paragraph" style:parent-style-name="Standard">
      <style:paragraph-properties style:snap-to-layout-grid="false"/>
      <style:text-properties fo:language="zxx" fo:country="none" officeooo:paragraph-rsid="01ae69ac" style:language-asian="zxx" style:country-asian="none"/>
    </style:style>
    <style:style style:name="P28" style:family="paragraph" style:parent-style-name="Standard">
      <style:paragraph-properties style:snap-to-layout-grid="false"/>
      <style:text-properties fo:language="zxx" fo:country="none" officeooo:paragraph-rsid="01d659cf" style:language-asian="zxx" style:country-asian="none"/>
    </style:style>
    <style:style style:name="P29" style:family="paragraph" style:parent-style-name="Standard">
      <style:text-properties fo:font-size="8pt" style:font-size-asian="8pt"/>
    </style:style>
    <style:style style:name="P30" style:family="paragraph" style:parent-style-name="Standard">
      <style:paragraph-properties style:snap-to-layout-grid="false"/>
      <style:text-properties fo:font-size="8pt" style:font-size-asian="8pt"/>
    </style:style>
    <style:style style:name="P31" style:family="paragraph" style:parent-style-name="Standard">
      <style:paragraph-properties style:snap-to-layout-grid="false"/>
      <style:text-properties fo:font-size="8pt" officeooo:paragraph-rsid="0146a72c" style:font-size-asian="8pt"/>
    </style:style>
    <style:style style:name="P32" style:family="paragraph" style:parent-style-name="Standard">
      <style:paragraph-properties style:snap-to-layout-grid="false"/>
      <style:text-properties fo:font-size="8pt" officeooo:paragraph-rsid="0146cce3" style:font-size-asian="8pt"/>
    </style:style>
    <style:style style:name="P33" style:family="paragraph" style:parent-style-name="Standard">
      <style:paragraph-properties style:snap-to-layout-grid="false"/>
      <style:text-properties fo:font-size="8pt" officeooo:paragraph-rsid="01919a64" style:font-size-asian="8pt"/>
    </style:style>
    <style:style style:name="P34" style:family="paragraph" style:parent-style-name="Standard">
      <style:paragraph-properties style:snap-to-layout-grid="false"/>
      <style:text-properties fo:font-size="8pt" officeooo:paragraph-rsid="01ae69ac" style:font-size-asian="8pt"/>
    </style:style>
    <style:style style:name="P35" style:family="paragraph" style:parent-style-name="Standard">
      <style:paragraph-properties style:snap-to-layout-grid="false"/>
      <style:text-properties fo:font-size="8pt" officeooo:paragraph-rsid="01d659cf" style:font-size-asian="8pt"/>
    </style:style>
    <style:style style:name="P36" style:family="paragraph" style:parent-style-name="Standard">
      <style:paragraph-properties fo:text-align="center" style:justify-single-word="false" style:snap-to-layout-grid="false"/>
    </style:style>
    <style:style style:name="P37" style:family="paragraph" style:parent-style-name="Standard">
      <style:paragraph-properties fo:text-align="center" style:justify-single-word="false" style:snap-to-layout-grid="false"/>
      <style:text-properties officeooo:paragraph-rsid="0146a72c"/>
    </style:style>
    <style:style style:name="P38" style:family="paragraph" style:parent-style-name="Standard">
      <style:paragraph-properties fo:text-align="center" style:justify-single-word="false" style:snap-to-layout-grid="false"/>
      <style:text-properties officeooo:paragraph-rsid="0146cce3"/>
    </style:style>
    <style:style style:name="P39" style:family="paragraph" style:parent-style-name="Standard">
      <style:paragraph-properties fo:text-align="center" style:justify-single-word="false" style:snap-to-layout-grid="false"/>
      <style:text-properties officeooo:paragraph-rsid="01919a64"/>
    </style:style>
    <style:style style:name="P40" style:family="paragraph" style:parent-style-name="Standard">
      <style:paragraph-properties fo:text-align="center" style:justify-single-word="false" style:snap-to-layout-grid="false"/>
      <style:text-properties officeooo:paragraph-rsid="01ae69ac"/>
    </style:style>
    <style:style style:name="P41" style:family="paragraph" style:parent-style-name="Standard">
      <style:paragraph-properties fo:text-align="center" style:justify-single-word="false" style:snap-to-layout-grid="false"/>
      <style:text-properties officeooo:paragraph-rsid="01d659cf"/>
    </style:style>
    <style:style style:name="P42" style:family="paragraph" style:parent-style-name="Header">
      <style:paragraph-properties fo:text-align="center" style:justify-single-word="false" style:snap-to-layout-grid="false">
        <style:tab-stops/>
      </style:paragraph-properties>
    </style:style>
    <style:style style:name="P43" style:family="paragraph" style:parent-style-name="Standard">
      <style:text-properties fo:font-size="14pt" style:font-size-asian="14pt" style:font-size-complex="14pt"/>
    </style:style>
    <style:style style:name="P44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45" style:family="paragraph" style:parent-style-name="Standard">
      <style:paragraph-properties fo:text-align="center" style:justify-single-word="false" style:snap-to-layout-grid="false"/>
      <style:text-properties fo:font-size="14pt" officeooo:paragraph-rsid="0146a72c" style:font-size-asian="14pt" style:font-size-complex="14pt"/>
    </style:style>
    <style:style style:name="P46" style:family="paragraph" style:parent-style-name="Standard">
      <style:paragraph-properties fo:text-align="center" style:justify-single-word="false" style:snap-to-layout-grid="false"/>
      <style:text-properties fo:font-size="14pt" officeooo:paragraph-rsid="0146cce3" style:font-size-asian="14pt" style:font-size-complex="14pt"/>
    </style:style>
    <style:style style:name="P47" style:family="paragraph" style:parent-style-name="Standard">
      <style:paragraph-properties fo:text-align="center" style:justify-single-word="false" style:snap-to-layout-grid="false"/>
      <style:text-properties fo:font-size="14pt" officeooo:paragraph-rsid="01919a64" style:font-size-asian="14pt" style:font-size-complex="14pt"/>
    </style:style>
    <style:style style:name="P48" style:family="paragraph" style:parent-style-name="Standard">
      <style:paragraph-properties fo:text-align="center" style:justify-single-word="false" style:snap-to-layout-grid="false"/>
      <style:text-properties fo:font-size="14pt" officeooo:paragraph-rsid="01ae69ac" style:font-size-asian="14pt" style:font-size-complex="14pt"/>
    </style:style>
    <style:style style:name="P49" style:family="paragraph" style:parent-style-name="Standard">
      <style:paragraph-properties fo:text-align="center" style:justify-single-word="false" style:snap-to-layout-grid="false"/>
      <style:text-properties fo:font-size="14pt" officeooo:paragraph-rsid="01d659cf" style:font-size-asian="14pt" style:font-size-complex="14pt"/>
    </style:style>
    <style:style style:name="P50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51" style:family="paragraph" style:parent-style-name="Standard">
      <style:paragraph-properties fo:line-height="0.755cm" fo:text-align="center" style:justify-single-word="false" style:snap-to-layout-grid="false"/>
      <style:text-properties fo:font-size="14pt" style:font-size-asian="14pt" style:font-size-complex="14pt"/>
    </style:style>
    <style:style style:name="P52" style:family="paragraph" style:parent-style-name="Standard">
      <style:paragraph-properties fo:line-height="0.755cm" fo:text-align="center" style:justify-single-word="false" style:snap-to-layout-grid="false"/>
      <style:text-properties fo:font-size="14pt" officeooo:paragraph-rsid="0146a72c" style:font-size-asian="14pt" style:font-size-complex="14pt"/>
    </style:style>
    <style:style style:name="P53" style:family="paragraph" style:parent-style-name="Standard">
      <style:paragraph-properties fo:line-height="0.755cm" fo:text-align="center" style:justify-single-word="false" style:snap-to-layout-grid="false"/>
      <style:text-properties fo:font-size="14pt" officeooo:paragraph-rsid="0146cce3" style:font-size-asian="14pt" style:font-size-complex="14pt"/>
    </style:style>
    <style:style style:name="P54" style:family="paragraph" style:parent-style-name="Standard">
      <style:paragraph-properties fo:line-height="0.755cm" fo:text-align="center" style:justify-single-word="false" style:snap-to-layout-grid="false"/>
      <style:text-properties fo:font-size="14pt" officeooo:paragraph-rsid="01919a64" style:font-size-asian="14pt" style:font-size-complex="14pt"/>
    </style:style>
    <style:style style:name="P55" style:family="paragraph" style:parent-style-name="Standard">
      <style:paragraph-properties fo:line-height="0.755cm" fo:text-align="center" style:justify-single-word="false" style:snap-to-layout-grid="false"/>
      <style:text-properties fo:font-size="14pt" officeooo:paragraph-rsid="01ae69ac" style:font-size-asian="14pt" style:font-size-complex="14pt"/>
    </style:style>
    <style:style style:name="P56" style:family="paragraph" style:parent-style-name="Standard">
      <style:paragraph-properties fo:line-height="0.755cm" fo:text-align="center" style:justify-single-word="false" style:snap-to-layout-grid="false"/>
      <style:text-properties fo:font-size="14pt" officeooo:paragraph-rsid="01d659cf" style:font-size-asian="14pt" style:font-size-complex="14pt"/>
    </style:style>
    <style:style style:name="P57" style:family="paragraph" style:parent-style-name="Standard">
      <style:paragraph-properties fo:line-height="0.755cm" fo:text-align="center" style:justify-single-word="false" style:snap-to-layout-grid="false"/>
      <style:text-properties fo:font-size="14pt" officeooo:rsid="00729c0d" officeooo:paragraph-rsid="00729c0d" style:font-size-asian="14pt" style:font-size-complex="14pt"/>
    </style:style>
    <style:style style:name="P58" style:family="paragraph" style:parent-style-name="Standard">
      <style:paragraph-properties fo:line-height="0.755cm" fo:text-align="center" style:justify-single-word="false" style:snap-to-layout-grid="false"/>
      <style:text-properties fo:font-size="14pt" officeooo:rsid="00729c0d" officeooo:paragraph-rsid="0146a72c" style:font-size-asian="14pt" style:font-size-complex="14pt"/>
    </style:style>
    <style:style style:name="P59" style:family="paragraph" style:parent-style-name="Standard">
      <style:paragraph-properties fo:line-height="0.755cm" fo:text-align="center" style:justify-single-word="false" style:snap-to-layout-grid="false"/>
      <style:text-properties fo:font-size="14pt" officeooo:rsid="00729c0d" officeooo:paragraph-rsid="0146cce3" style:font-size-asian="14pt" style:font-size-complex="14pt"/>
    </style:style>
    <style:style style:name="P60" style:family="paragraph" style:parent-style-name="Standard">
      <style:paragraph-properties fo:line-height="0.755cm" fo:text-align="center" style:justify-single-word="false" style:snap-to-layout-grid="false"/>
      <style:text-properties fo:font-size="14pt" officeooo:rsid="00729c0d" officeooo:paragraph-rsid="01919a64" style:font-size-asian="14pt" style:font-size-complex="14pt"/>
    </style:style>
    <style:style style:name="P61" style:family="paragraph" style:parent-style-name="Standard">
      <style:paragraph-properties fo:line-height="0.755cm" fo:text-align="center" style:justify-single-word="false" style:snap-to-layout-grid="false"/>
      <style:text-properties fo:font-size="14pt" officeooo:rsid="00729c0d" officeooo:paragraph-rsid="01ae69ac" style:font-size-asian="14pt" style:font-size-complex="14pt"/>
    </style:style>
    <style:style style:name="P62" style:family="paragraph" style:parent-style-name="Standard">
      <style:paragraph-properties fo:line-height="0.755cm" fo:text-align="center" style:justify-single-word="false" style:snap-to-layout-grid="false"/>
      <style:text-properties fo:font-size="14pt" officeooo:rsid="00729c0d" officeooo:paragraph-rsid="01d659cf" style:font-size-asian="14pt" style:font-size-complex="14pt"/>
    </style:style>
    <style:style style:name="P63" style:family="paragraph" style:parent-style-name="Standard">
      <style:paragraph-properties style:snap-to-layout-grid="false"/>
      <style:text-properties fo:font-size="14pt" officeooo:rsid="007c8c18" officeooo:paragraph-rsid="007c8c18" style:font-size-asian="14pt" style:font-size-complex="14pt"/>
    </style:style>
    <style:style style:name="P64" style:family="paragraph" style:parent-style-name="Standard">
      <style:paragraph-properties fo:line-height="200%" style:snap-to-layout-grid="false"/>
      <style:text-properties fo:font-size="14pt" officeooo:rsid="007c8c18" officeooo:paragraph-rsid="007c8c18" style:font-size-asian="14pt" style:font-size-complex="14pt"/>
    </style:style>
    <style:style style:name="P65" style:family="paragraph" style:parent-style-name="Standard">
      <style:paragraph-properties style:snap-to-layout-grid="false"/>
      <style:text-properties fo:font-size="14pt" officeooo:rsid="007e1079" officeooo:paragraph-rsid="007e1079" style:font-size-asian="14pt" style:font-size-complex="14pt"/>
    </style:style>
    <style:style style:name="P66" style:family="paragraph" style:parent-style-name="Standard">
      <style:paragraph-properties fo:text-align="center" style:justify-single-word="false" style:snap-to-layout-grid="false"/>
      <style:text-properties fo:font-size="14pt" officeooo:rsid="0110f0de" officeooo:paragraph-rsid="0110f0de" style:font-size-asian="14pt" style:font-size-complex="14pt"/>
    </style:style>
    <style:style style:name="P67" style:family="paragraph" style:parent-style-name="Standard">
      <style:paragraph-properties fo:text-align="center" style:justify-single-word="false" style:snap-to-layout-grid="false"/>
      <style:text-properties fo:font-size="14pt" officeooo:rsid="0110f0de" officeooo:paragraph-rsid="01d659cf" style:font-size-asian="14pt" style:font-size-complex="14pt"/>
    </style:style>
    <style:style style:name="P68" style:family="paragraph" style:parent-style-name="Standard">
      <style:paragraph-properties style:snap-to-layout-grid="false"/>
      <style:text-properties fo:font-size="14pt" officeooo:rsid="0112c88e" officeooo:paragraph-rsid="0112c88e" style:font-size-asian="14pt" style:font-size-complex="14pt"/>
    </style:style>
    <style:style style:name="P69" style:family="paragraph" style:parent-style-name="Standard">
      <style:paragraph-properties fo:line-height="200%" style:snap-to-layout-grid="false"/>
      <style:text-properties fo:font-size="14pt" officeooo:rsid="01cbd4c5" officeooo:paragraph-rsid="01cbd4c5" style:font-size-asian="14pt" style:font-size-complex="14pt"/>
    </style:style>
    <style:style style:name="P70" style:family="paragraph" style:parent-style-name="Standard">
      <style:paragraph-properties style:snap-to-layout-grid="false">
        <style:tab-stops>
          <style:tab-stop style:position="7.502cm"/>
          <style:tab-stop style:position="28.504cm"/>
        </style:tab-stops>
      </style:paragraph-properties>
      <style:text-properties fo:font-size="14pt" officeooo:rsid="007c8c18" officeooo:paragraph-rsid="007c8c18" style:font-size-asian="14pt"/>
    </style:style>
    <style:style style:name="P71" style:family="paragraph" style:parent-style-name="Standard">
      <style:paragraph-properties fo:text-align="center" style:justify-single-word="false" style:snap-to-layout-grid="false">
        <style:tab-stops>
          <style:tab-stop style:position="7.502cm"/>
          <style:tab-stop style:position="28.504cm"/>
        </style:tab-stops>
      </style:paragraph-properties>
      <style:text-properties fo:font-size="14pt" officeooo:rsid="01cbd4c5" officeooo:paragraph-rsid="01cbd4c5" style:font-size-asian="14pt"/>
    </style:style>
    <style:style style:name="P72" style:family="paragraph" style:parent-style-name="Standard">
      <style:paragraph-properties fo:line-height="200%" style:snap-to-layout-grid="false"/>
      <style:text-properties fo:font-size="14pt" officeooo:rsid="01cbd4c5" officeooo:paragraph-rsid="01cbd4c5" style:font-size-asian="14pt"/>
    </style:style>
    <style:style style:name="P73" style:family="paragraph" style:parent-style-name="Standard">
      <style:paragraph-properties fo:line-height="200%" fo:text-align="center" style:justify-single-word="false" style:snap-to-layout-grid="false"/>
      <style:text-properties fo:font-size="14pt" officeooo:rsid="01cbd4c5" officeooo:paragraph-rsid="01cbd4c5" style:font-size-asian="14pt"/>
    </style:style>
    <style:style style:name="P74" style:family="paragraph" style:parent-style-name="Standard">
      <style:paragraph-properties style:snap-to-layout-grid="false"/>
      <style:text-properties fo:font-size="20pt" style:font-size-asian="20pt" style:font-size-complex="20pt"/>
    </style:style>
    <style:style style:name="P75" style:family="paragraph" style:parent-style-name="Standard">
      <style:paragraph-properties style:snap-to-layout-grid="false"/>
      <style:text-properties fo:font-size="9pt" style:font-size-asian="9pt"/>
    </style:style>
    <style:style style:name="P76" style:family="paragraph" style:parent-style-name="Standard">
      <style:paragraph-properties style:snap-to-layout-grid="false"/>
      <style:text-properties fo:font-size="9pt" officeooo:paragraph-rsid="0146a72c" style:font-size-asian="9pt"/>
    </style:style>
    <style:style style:name="P77" style:family="paragraph" style:parent-style-name="Standard">
      <style:paragraph-properties style:snap-to-layout-grid="false"/>
      <style:text-properties fo:font-size="9pt" officeooo:paragraph-rsid="0146cce3" style:font-size-asian="9pt"/>
    </style:style>
    <style:style style:name="P78" style:family="paragraph" style:parent-style-name="Standard">
      <style:paragraph-properties style:snap-to-layout-grid="false"/>
      <style:text-properties fo:font-size="9pt" officeooo:paragraph-rsid="01919a64" style:font-size-asian="9pt"/>
    </style:style>
    <style:style style:name="P79" style:family="paragraph" style:parent-style-name="Standard">
      <style:paragraph-properties style:snap-to-layout-grid="false"/>
      <style:text-properties fo:font-size="9pt" officeooo:paragraph-rsid="01ae69ac" style:font-size-asian="9pt"/>
    </style:style>
    <style:style style:name="P80" style:family="paragraph" style:parent-style-name="Standard">
      <style:paragraph-properties style:snap-to-layout-grid="false"/>
      <style:text-properties fo:font-size="9pt" officeooo:paragraph-rsid="01d659cf" style:font-size-asian="9pt"/>
    </style:style>
    <style:style style:name="P81" style:family="paragraph" style:parent-style-name="Standard">
      <loext:graphic-properties draw:fill="none"/>
      <style:paragraph-properties fo:margin-left="-0.199cm" fo:margin-right="0cm" fo:text-align="end" style:justify-single-word="false" fo:orphans="2" fo:widows="2" fo:text-indent="0cm" style:auto-text-indent="false" fo:background-color="transparent" style:snap-to-layout-grid="false" style:writing-mode="lr-tb"/>
      <style:text-properties fo:font-size="9pt" style:font-size-asian="9pt" style:font-size-complex="9pt"/>
    </style:style>
    <style:style style:name="P82" style:family="paragraph" style:parent-style-name="Standard">
      <loext:graphic-properties draw:fill="none"/>
      <style:paragraph-properties fo:margin-left="-0.199cm" fo:margin-right="0cm" fo:text-align="end" style:justify-single-word="false" fo:orphans="2" fo:widows="2" fo:text-indent="0cm" style:auto-text-indent="false" fo:background-color="transparent" style:snap-to-layout-grid="false" style:writing-mode="lr-tb"/>
      <style:text-properties fo:font-size="9pt" officeooo:paragraph-rsid="0146a72c" style:font-size-asian="9pt" style:font-size-complex="9pt"/>
    </style:style>
    <style:style style:name="P83" style:family="paragraph" style:parent-style-name="Standard">
      <loext:graphic-properties draw:fill="none"/>
      <style:paragraph-properties fo:margin-left="-0.199cm" fo:margin-right="0cm" fo:text-align="end" style:justify-single-word="false" fo:orphans="2" fo:widows="2" fo:text-indent="0cm" style:auto-text-indent="false" fo:background-color="transparent" style:snap-to-layout-grid="false" style:writing-mode="lr-tb"/>
      <style:text-properties fo:font-size="9pt" officeooo:paragraph-rsid="0146cce3" style:font-size-asian="9pt" style:font-size-complex="9pt"/>
    </style:style>
    <style:style style:name="P84" style:family="paragraph" style:parent-style-name="Standard">
      <loext:graphic-properties draw:fill="none"/>
      <style:paragraph-properties fo:margin-left="-0.199cm" fo:margin-right="0cm" fo:text-align="end" style:justify-single-word="false" fo:orphans="2" fo:widows="2" fo:text-indent="0cm" style:auto-text-indent="false" fo:background-color="transparent" style:snap-to-layout-grid="false" style:writing-mode="lr-tb"/>
      <style:text-properties fo:font-size="9pt" officeooo:paragraph-rsid="01919a64" style:font-size-asian="9pt" style:font-size-complex="9pt"/>
    </style:style>
    <style:style style:name="P85" style:family="paragraph" style:parent-style-name="Standard">
      <loext:graphic-properties draw:fill="none"/>
      <style:paragraph-properties fo:margin-left="-0.199cm" fo:margin-right="0cm" fo:text-align="end" style:justify-single-word="false" fo:orphans="2" fo:widows="2" fo:text-indent="0cm" style:auto-text-indent="false" fo:background-color="transparent" style:snap-to-layout-grid="false" style:writing-mode="lr-tb"/>
      <style:text-properties fo:font-size="9pt" officeooo:paragraph-rsid="01ae69ac" style:font-size-asian="9pt" style:font-size-complex="9pt"/>
    </style:style>
    <style:style style:name="P86" style:family="paragraph" style:parent-style-name="Standard">
      <loext:graphic-properties draw:fill="none"/>
      <style:paragraph-properties fo:margin-left="-0.199cm" fo:margin-right="0cm" fo:text-align="end" style:justify-single-word="false" fo:orphans="2" fo:widows="2" fo:text-indent="0cm" style:auto-text-indent="false" fo:background-color="transparent" style:snap-to-layout-grid="false" style:writing-mode="lr-tb"/>
      <style:text-properties fo:font-size="9pt" officeooo:paragraph-rsid="01d659cf" style:font-size-asian="9pt" style:font-size-complex="9pt"/>
    </style:style>
    <style:style style:name="P87" style:family="paragraph" style:parent-style-name="Standard">
      <loext:graphic-properties draw:fill="none"/>
      <style:paragraph-properties fo:margin-left="-0.199cm" fo:margin-right="0cm" fo:text-align="end" style:justify-single-word="false" fo:orphans="2" fo:widows="2" fo:text-indent="0cm" style:auto-text-indent="false" fo:background-color="transparent" style:writing-mode="lr-tb"/>
      <style:text-properties fo:font-size="9pt" style:font-size-asian="9pt" style:font-size-complex="9pt"/>
    </style:style>
    <style:style style:name="P88" style:family="paragraph" style:parent-style-name="Standard">
      <loext:graphic-properties draw:fill="none"/>
      <style:paragraph-properties fo:margin-left="-0.199cm" fo:margin-right="0cm" fo:text-align="end" style:justify-single-word="false" fo:orphans="2" fo:widows="2" fo:text-indent="0cm" style:auto-text-indent="false" fo:background-color="transparent" style:snap-to-layout-grid="false" style:writing-mode="lr-tb"/>
      <style:text-properties fo:font-size="9pt" officeooo:rsid="00d2d3c9" officeooo:paragraph-rsid="00d2d3c9" style:font-size-asian="9pt" style:font-size-complex="9pt"/>
    </style:style>
    <style:style style:name="P89" style:family="paragraph" style:parent-style-name="Standard">
      <loext:graphic-properties draw:fill="none"/>
      <style:paragraph-properties fo:margin-left="-0.199cm" fo:margin-right="0cm" fo:text-align="end" style:justify-single-word="false" fo:orphans="2" fo:widows="2" fo:text-indent="0cm" style:auto-text-indent="false" fo:background-color="transparent" style:snap-to-layout-grid="false" style:writing-mode="lr-tb"/>
      <style:text-properties fo:font-size="9pt" officeooo:rsid="00d2d3c9" officeooo:paragraph-rsid="0146a72c" style:font-size-asian="9pt" style:font-size-complex="9pt"/>
    </style:style>
    <style:style style:name="P90" style:family="paragraph" style:parent-style-name="Standard">
      <loext:graphic-properties draw:fill="none"/>
      <style:paragraph-properties fo:margin-left="-0.199cm" fo:margin-right="0cm" fo:text-align="end" style:justify-single-word="false" fo:orphans="2" fo:widows="2" fo:text-indent="0cm" style:auto-text-indent="false" fo:background-color="transparent" style:snap-to-layout-grid="false" style:writing-mode="lr-tb"/>
      <style:text-properties fo:font-size="9pt" officeooo:rsid="00d2d3c9" officeooo:paragraph-rsid="0146cce3" style:font-size-asian="9pt" style:font-size-complex="9pt"/>
    </style:style>
    <style:style style:name="P91" style:family="paragraph" style:parent-style-name="Standard">
      <loext:graphic-properties draw:fill="none"/>
      <style:paragraph-properties fo:margin-left="-0.199cm" fo:margin-right="0cm" fo:text-align="end" style:justify-single-word="false" fo:orphans="2" fo:widows="2" fo:text-indent="0cm" style:auto-text-indent="false" fo:background-color="transparent" style:snap-to-layout-grid="false" style:writing-mode="lr-tb"/>
      <style:text-properties fo:font-size="9pt" officeooo:rsid="00d2d3c9" officeooo:paragraph-rsid="01919a64" style:font-size-asian="9pt" style:font-size-complex="9pt"/>
    </style:style>
    <style:style style:name="P92" style:family="paragraph" style:parent-style-name="Standard">
      <loext:graphic-properties draw:fill="none"/>
      <style:paragraph-properties fo:margin-left="-0.199cm" fo:margin-right="0cm" fo:text-align="end" style:justify-single-word="false" fo:orphans="2" fo:widows="2" fo:text-indent="0cm" style:auto-text-indent="false" fo:background-color="transparent" style:snap-to-layout-grid="false" style:writing-mode="lr-tb"/>
      <style:text-properties fo:font-size="9pt" officeooo:rsid="00d2d3c9" officeooo:paragraph-rsid="01ae69ac" style:font-size-asian="9pt" style:font-size-complex="9pt"/>
    </style:style>
    <style:style style:name="P93" style:family="paragraph" style:parent-style-name="Standard">
      <loext:graphic-properties draw:fill="none"/>
      <style:paragraph-properties fo:margin-left="-0.199cm" fo:margin-right="0cm" fo:text-align="end" style:justify-single-word="false" fo:orphans="2" fo:widows="2" fo:text-indent="0cm" style:auto-text-indent="false" fo:background-color="transparent" style:snap-to-layout-grid="false" style:writing-mode="lr-tb"/>
      <style:text-properties fo:font-size="9pt" officeooo:rsid="00d2d3c9" officeooo:paragraph-rsid="01d659cf" style:font-size-asian="9pt" style:font-size-complex="9pt"/>
    </style:style>
    <style:style style:name="P94" style:family="paragraph" style:parent-style-name="Standard">
      <loext:graphic-properties draw:fill="none"/>
      <style:paragraph-properties fo:margin-left="-0.199cm" fo:margin-right="0cm" fo:text-align="end" style:justify-single-word="false" fo:orphans="2" fo:widows="2" fo:text-indent="0cm" style:auto-text-indent="false" fo:background-color="transparent" style:snap-to-layout-grid="false" style:writing-mode="lr-tb"/>
      <style:text-properties fo:font-size="9pt" officeooo:rsid="017d4d7d" officeooo:paragraph-rsid="0146a72c" style:font-size-asian="9pt" style:font-size-complex="9pt"/>
    </style:style>
    <style:style style:name="P95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96" style:family="paragraph" style:parent-style-name="Standard">
      <style:paragraph-properties style:snap-to-layout-grid="false"/>
      <style:text-properties fo:font-size="10pt" officeooo:paragraph-rsid="0146a72c" style:font-size-asian="10pt" style:font-size-complex="10pt"/>
    </style:style>
    <style:style style:name="P97" style:family="paragraph" style:parent-style-name="Standard">
      <style:paragraph-properties style:snap-to-layout-grid="false"/>
      <style:text-properties fo:font-size="10pt" officeooo:paragraph-rsid="0146cce3" style:font-size-asian="10pt" style:font-size-complex="10pt"/>
    </style:style>
    <style:style style:name="P98" style:family="paragraph" style:parent-style-name="Standard">
      <style:paragraph-properties style:snap-to-layout-grid="false"/>
      <style:text-properties fo:font-size="10pt" officeooo:paragraph-rsid="01919a64" style:font-size-asian="10pt" style:font-size-complex="10pt"/>
    </style:style>
    <style:style style:name="P99" style:family="paragraph" style:parent-style-name="Standard">
      <style:paragraph-properties style:snap-to-layout-grid="false"/>
      <style:text-properties fo:font-size="10pt" officeooo:paragraph-rsid="01ae69ac" style:font-size-asian="10pt" style:font-size-complex="10pt"/>
    </style:style>
    <style:style style:name="P100" style:family="paragraph" style:parent-style-name="Standard">
      <style:paragraph-properties style:snap-to-layout-grid="false"/>
      <style:text-properties fo:font-size="10pt" officeooo:paragraph-rsid="01d659cf" style:font-size-asian="10pt" style:font-size-complex="10pt"/>
    </style:style>
    <style:style style:name="P101" style:family="paragraph" style:parent-style-name="Header">
      <style:paragraph-properties fo:text-align="center" style:justify-single-word="false"/>
      <style:text-properties fo:font-size="10pt" officeooo:rsid="011fdb03" officeooo:paragraph-rsid="011fdb03" style:font-size-asian="10pt" style:font-size-complex="10pt"/>
    </style:style>
    <style:style style:name="P102" style:family="paragraph" style:parent-style-name="Standard">
      <style:paragraph-properties fo:text-align="center" style:justify-single-word="false"/>
      <style:text-properties fo:font-size="10pt" officeooo:rsid="011fdb03" officeooo:paragraph-rsid="011fdb03" style:font-size-asian="10pt" style:font-size-complex="10pt"/>
    </style:style>
    <style:style style:name="P103" style:family="paragraph" style:parent-style-name="Header">
      <style:paragraph-properties fo:text-align="center" style:justify-single-word="false"/>
      <style:text-properties fo:font-size="10pt" officeooo:rsid="011fdb03" officeooo:paragraph-rsid="0146a72c" style:font-size-asian="10pt" style:font-size-complex="10pt"/>
    </style:style>
    <style:style style:name="P104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10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06" style:family="paragraph" style:parent-style-name="Header">
      <style:paragraph-properties fo:text-align="center" style:justify-single-word="false"/>
      <style:text-properties fo:font-size="10pt" officeooo:paragraph-rsid="0146a72c" style:font-size-asian="10pt" style:font-size-complex="10pt"/>
    </style:style>
    <style:style style:name="P107" style:family="paragraph" style:parent-style-name="Standard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fo:font-size="10pt" officeooo:paragraph-rsid="0146a72c" style:font-size-asian="10pt" style:font-size-complex="10pt"/>
    </style:style>
    <style:style style:name="P108" style:family="paragraph" style:parent-style-name="Header">
      <style:paragraph-properties fo:text-align="center" style:justify-single-word="false"/>
      <style:text-properties fo:font-size="10pt" officeooo:rsid="0121b44e" officeooo:paragraph-rsid="0121b44e" style:font-size-asian="10pt" style:font-size-complex="10pt"/>
    </style:style>
    <style:style style:name="P109" style:family="paragraph" style:parent-style-name="Header">
      <style:paragraph-properties fo:text-align="center" style:justify-single-word="false"/>
      <style:text-properties fo:font-size="10pt" officeooo:rsid="012227c8" officeooo:paragraph-rsid="012227c8" style:font-size-asian="10pt" style:font-size-complex="10pt"/>
    </style:style>
    <style:style style:name="P110" style:family="paragraph" style:parent-style-name="Header">
      <style:paragraph-properties fo:text-align="center" style:justify-single-word="false"/>
      <style:text-properties fo:font-size="10pt" officeooo:rsid="013055c1" officeooo:paragraph-rsid="012fa0b5" style:font-size-asian="10pt" style:font-size-complex="10pt"/>
    </style:style>
    <style:style style:name="P111" style:family="paragraph" style:parent-style-name="Header">
      <style:paragraph-properties fo:text-align="center" style:justify-single-word="false"/>
      <style:text-properties fo:font-size="10pt" officeooo:rsid="01343cb3" officeooo:paragraph-rsid="01343cb3" style:font-size-asian="10pt" style:font-size-complex="10pt"/>
    </style:style>
    <style:style style:name="P112" style:family="paragraph" style:parent-style-name="Header">
      <style:paragraph-properties fo:line-height="200%" fo:text-align="start" style:justify-single-word="false"/>
      <style:text-properties fo:font-size="10pt" officeooo:rsid="01343cb3" officeooo:paragraph-rsid="01343cb3" style:font-size-asian="10pt" style:font-size-complex="10pt"/>
    </style:style>
    <style:style style:name="P113" style:family="paragraph" style:parent-style-name="Header">
      <style:paragraph-properties fo:line-height="200%" fo:text-align="start" style:justify-single-word="false"/>
      <style:text-properties fo:font-size="10pt" officeooo:rsid="0134c1ad" officeooo:paragraph-rsid="0134c1ad" style:font-size-asian="10pt" style:font-size-complex="10pt"/>
    </style:style>
    <style:style style:name="P114" style:family="paragraph" style:parent-style-name="Header">
      <style:paragraph-properties fo:text-align="start" style:justify-single-word="false"/>
      <style:text-properties fo:font-size="10pt" officeooo:rsid="0138ea40" officeooo:paragraph-rsid="0138ea40" style:font-size-asian="10pt" style:font-size-complex="10pt"/>
    </style:style>
    <style:style style:name="P115" style:family="paragraph" style:parent-style-name="Header">
      <style:paragraph-properties fo:text-align="start" style:justify-single-word="false"/>
      <style:text-properties fo:font-size="10pt" officeooo:rsid="01255928" officeooo:paragraph-rsid="01255928" style:font-size-asian="10pt" style:font-size-complex="10pt"/>
    </style:style>
    <style:style style:name="P116" style:family="paragraph" style:parent-style-name="Header">
      <style:paragraph-properties fo:line-height="200%" fo:text-align="start" style:justify-single-word="false"/>
      <style:text-properties fo:font-size="10pt" officeooo:rsid="01255928" officeooo:paragraph-rsid="01255928" style:font-size-asian="10pt" style:font-size-complex="10pt"/>
    </style:style>
    <style:style style:name="P117" style:family="paragraph" style:parent-style-name="Header">
      <style:paragraph-properties fo:line-height="200%" fo:text-align="start" style:justify-single-word="false"/>
      <style:text-properties fo:font-size="10pt" officeooo:rsid="01255928" officeooo:paragraph-rsid="0146a72c" style:font-size-asian="10pt" style:font-size-complex="10pt"/>
    </style:style>
    <style:style style:name="P118" style:family="paragraph" style:parent-style-name="Header">
      <style:paragraph-properties fo:line-height="200%" fo:text-align="center" style:justify-single-word="false"/>
      <style:text-properties fo:font-size="10pt" officeooo:rsid="01255928" officeooo:paragraph-rsid="0146a72c" style:font-size-asian="10pt" style:font-size-complex="10pt"/>
    </style:style>
    <style:style style:name="P119" style:family="paragraph" style:parent-style-name="Header">
      <style:paragraph-properties fo:text-align="center" style:justify-single-word="false"/>
      <style:text-properties fo:font-size="10pt" officeooo:rsid="0141396c" officeooo:paragraph-rsid="0141396c" style:font-size-asian="10pt" style:font-size-complex="10pt"/>
    </style:style>
    <style:style style:name="P120" style:family="paragraph" style:parent-style-name="Header">
      <style:paragraph-properties fo:text-align="center" style:justify-single-word="false"/>
      <style:text-properties fo:font-size="10pt" officeooo:rsid="0141a3cb" officeooo:paragraph-rsid="0141a3cb" style:font-size-asian="10pt" style:font-size-complex="10pt"/>
    </style:style>
    <style:style style:name="P121" style:family="paragraph" style:parent-style-name="Header">
      <style:paragraph-properties fo:text-align="start" style:justify-single-word="false"/>
      <style:text-properties fo:font-size="10pt" officeooo:paragraph-rsid="015852d6" style:font-size-asian="10pt" style:font-size-complex="10pt"/>
    </style:style>
    <style:style style:name="P122" style:family="paragraph" style:parent-style-name="Standard">
      <style:paragraph-properties fo:margin-left="0.053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0pt" officeooo:paragraph-rsid="01289db7" style:font-size-asian="10pt" style:font-size-complex="10pt"/>
    </style:style>
    <style:style style:name="P123" style:family="paragraph" style:parent-style-name="Header">
      <style:paragraph-properties fo:text-align="center" style:justify-single-word="false"/>
      <style:text-properties fo:font-size="10pt" officeooo:rsid="01552e94" officeooo:paragraph-rsid="01552e94" style:font-size-asian="10pt" style:font-size-complex="10pt"/>
    </style:style>
    <style:style style:name="P124" style:family="paragraph" style:parent-style-name="Header">
      <style:paragraph-properties fo:text-align="center" style:justify-single-word="false"/>
      <style:text-properties fo:font-size="10pt" officeooo:rsid="01625af2" officeooo:paragraph-rsid="01625af2" style:font-size-asian="10pt" style:font-size-complex="10pt"/>
    </style:style>
    <style:style style:name="P125" style:family="paragraph" style:parent-style-name="Header">
      <style:paragraph-properties fo:text-align="center" style:justify-single-word="false"/>
      <style:text-properties fo:font-size="10pt" officeooo:rsid="016fd4c1" officeooo:paragraph-rsid="016fd4c1" style:font-size-asian="10pt" style:font-size-complex="10pt"/>
    </style:style>
    <style:style style:name="P126" style:family="paragraph" style:parent-style-name="Standard">
      <style:paragraph-properties fo:text-align="center" style:justify-single-word="false"/>
      <style:text-properties fo:font-size="10pt" officeooo:rsid="0140e7d8" officeooo:paragraph-rsid="0140e7d8" style:font-size-asian="10pt" style:font-size-complex="10pt"/>
    </style:style>
    <style:style style:name="P127" style:family="paragraph" style:parent-style-name="Header">
      <style:paragraph-properties fo:text-align="start" style:justify-single-word="false"/>
      <style:text-properties fo:font-size="10pt" officeooo:rsid="014438ea" officeooo:paragraph-rsid="015852d6" style:font-size-asian="10pt" style:font-size-complex="10pt"/>
    </style:style>
    <style:style style:name="P128" style:family="paragraph" style:parent-style-name="Header">
      <style:paragraph-properties fo:text-align="center" style:justify-single-word="false"/>
      <style:text-properties fo:font-size="10pt" officeooo:rsid="01796ec3" officeooo:paragraph-rsid="01796ec3" style:font-size-asian="10pt" style:font-size-complex="10pt"/>
    </style:style>
    <style:style style:name="P129" style:family="paragraph" style:parent-style-name="Header">
      <style:paragraph-properties fo:line-height="200%" fo:text-align="center" style:justify-single-word="false"/>
      <style:text-properties fo:font-size="10pt" officeooo:rsid="019610ce" officeooo:paragraph-rsid="019610ce" style:font-size-asian="10pt" style:font-size-complex="10pt"/>
    </style:style>
    <style:style style:name="P130" style:family="paragraph" style:parent-style-name="Standard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fo:font-size="10pt" officeooo:rsid="015e4c7e" officeooo:paragraph-rsid="0175495a" style:font-size-asian="10pt" style:font-size-complex="10pt"/>
    </style:style>
    <style:style style:name="P131" style:family="paragraph" style:parent-style-name="Standard">
      <style:paragraph-properties fo:text-align="center" style:justify-single-word="false"/>
      <style:text-properties fo:font-size="10pt" officeooo:rsid="01761445" officeooo:paragraph-rsid="01761445" style:font-size-asian="10pt" style:font-size-complex="10pt"/>
    </style:style>
    <style:style style:name="P132" style:family="paragraph" style:parent-style-name="Standard">
      <style:paragraph-properties fo:text-align="center" style:justify-single-word="false"/>
      <style:text-properties fo:font-size="10pt" officeooo:rsid="01779b12" officeooo:paragraph-rsid="01779b12" style:font-size-asian="10pt" style:font-size-complex="10pt"/>
    </style:style>
    <style:style style:name="P133" style:family="paragraph" style:parent-style-name="Standard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fo:font-size="10pt" officeooo:rsid="01642a33" officeooo:paragraph-rsid="017bf620" style:font-size-asian="10pt" style:font-size-complex="10pt"/>
    </style:style>
    <style:style style:name="P134" style:family="paragraph" style:parent-style-name="Header">
      <style:paragraph-properties fo:text-align="center" style:justify-single-word="false"/>
      <style:text-properties fo:font-size="10pt" officeooo:rsid="01cff424" officeooo:paragraph-rsid="01cff424" style:font-size-asian="10pt" style:font-size-complex="10pt"/>
    </style:style>
    <style:style style:name="P135" style:family="paragraph" style:parent-style-name="Header">
      <style:paragraph-properties fo:text-align="center" style:justify-single-word="false"/>
      <style:text-properties fo:font-size="10pt" officeooo:rsid="01d3d015" officeooo:paragraph-rsid="01d3d015" style:font-size-asian="10pt" style:font-size-complex="10pt"/>
    </style:style>
    <style:style style:name="P136" style:family="paragraph" style:parent-style-name="Standard">
      <style:paragraph-properties fo:text-align="start" style:justify-single-word="false" style:snap-to-layout-grid="false"/>
      <style:text-properties fo:font-size="10pt" officeooo:rsid="01cd853c" officeooo:paragraph-rsid="01cd853c" style:font-size-asian="10pt" style:font-size-complex="10pt"/>
    </style:style>
    <style:style style:name="P137" style:family="paragraph" style:parent-style-name="Header">
      <style:paragraph-properties fo:text-align="start" style:justify-single-word="false"/>
      <style:text-properties fo:font-size="10pt" fo:language="ru" fo:country="RU" officeooo:rsid="0186a18e" officeooo:paragraph-rsid="0186a18e" style:font-size-asian="10pt" style:font-size-complex="10pt"/>
    </style:style>
    <style:style style:name="P138" style:family="paragraph" style:parent-style-name="Header">
      <style:paragraph-properties fo:line-height="200%" fo:text-align="start" style:justify-single-word="false"/>
      <style:text-properties fo:font-size="10pt" fo:language="ru" fo:country="RU" officeooo:rsid="01943013" officeooo:paragraph-rsid="01943013" style:font-size-asian="10pt" style:font-size-complex="10pt"/>
    </style:style>
    <style:style style:name="P139" style:family="paragraph" style:parent-style-name="Standard">
      <style:paragraph-properties fo:margin-left="0.053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0pt" fo:language="ru" fo:country="RU" officeooo:rsid="018a3e17" officeooo:paragraph-rsid="018a3e17" style:font-size-asian="10pt" style:font-size-complex="10pt"/>
    </style:style>
    <style:style style:name="P140" style:family="paragraph" style:parent-style-name="Standard">
      <style:paragraph-properties fo:text-align="center" style:justify-single-word="false" style:snap-to-layout-grid="false"/>
      <style:text-properties fo:font-size="24pt" officeooo:rsid="007c8c18" officeooo:paragraph-rsid="007c8c18" style:font-size-asian="24pt" style:font-size-complex="24pt"/>
    </style:style>
    <style:style style:name="P141" style:family="paragraph" style:parent-style-name="Standard">
      <style:paragraph-properties fo:text-align="center" style:justify-single-word="false" style:snap-to-layout-grid="false"/>
      <style:text-properties style:text-position="0% 100%" fo:font-size="14pt" officeooo:rsid="008e69ce" officeooo:paragraph-rsid="008e69ce" style:font-size-asian="14pt" style:font-size-complex="14pt"/>
    </style:style>
    <style:style style:name="P142" style:family="paragraph" style:parent-style-name="Standard">
      <style:paragraph-properties fo:text-align="center" style:justify-single-word="false" style:snap-to-layout-grid="false"/>
      <style:text-properties style:text-position="0% 100%" fo:font-size="14pt" officeooo:rsid="008e69ce" officeooo:paragraph-rsid="0146a72c" style:font-size-asian="14pt" style:font-size-complex="14pt"/>
    </style:style>
    <style:style style:name="P143" style:family="paragraph" style:parent-style-name="Standard">
      <style:paragraph-properties fo:text-align="center" style:justify-single-word="false" style:snap-to-layout-grid="false"/>
      <style:text-properties style:text-position="0% 100%" fo:font-size="14pt" officeooo:rsid="008e69ce" officeooo:paragraph-rsid="0146cce3" style:font-size-asian="14pt" style:font-size-complex="14pt"/>
    </style:style>
    <style:style style:name="P144" style:family="paragraph" style:parent-style-name="Standard">
      <style:paragraph-properties fo:text-align="center" style:justify-single-word="false" style:snap-to-layout-grid="false"/>
      <style:text-properties style:text-position="0% 100%" fo:font-size="14pt" officeooo:rsid="008e69ce" officeooo:paragraph-rsid="01919a64" style:font-size-asian="14pt" style:font-size-complex="14pt"/>
    </style:style>
    <style:style style:name="P145" style:family="paragraph" style:parent-style-name="Standard">
      <style:paragraph-properties fo:text-align="center" style:justify-single-word="false" style:snap-to-layout-grid="false"/>
      <style:text-properties style:text-position="0% 100%" fo:font-size="14pt" officeooo:rsid="008e69ce" officeooo:paragraph-rsid="01ae69ac" style:font-size-asian="14pt" style:font-size-complex="14pt"/>
    </style:style>
    <style:style style:name="P146" style:family="paragraph" style:parent-style-name="Standard">
      <style:paragraph-properties fo:text-align="center" style:justify-single-word="false" style:snap-to-layout-grid="false"/>
      <style:text-properties style:text-position="0% 100%" fo:font-size="14pt" officeooo:rsid="008e69ce" officeooo:paragraph-rsid="01d659cf" style:font-size-asian="14pt" style:font-size-complex="14pt"/>
    </style:style>
    <style:style style:name="P147" style:family="paragraph" style:parent-style-name="Standard">
      <style:paragraph-properties style:snap-to-layout-grid="false"/>
      <style:text-properties officeooo:rsid="008e69ce" officeooo:paragraph-rsid="008e69ce"/>
    </style:style>
    <style:style style:name="P148" style:family="paragraph" style:parent-style-name="Standard">
      <style:paragraph-properties style:snap-to-layout-grid="false"/>
      <style:text-properties officeooo:rsid="008e69ce" officeooo:paragraph-rsid="0146a72c"/>
    </style:style>
    <style:style style:name="P149" style:family="paragraph" style:parent-style-name="Standard">
      <style:paragraph-properties style:snap-to-layout-grid="false"/>
      <style:text-properties officeooo:rsid="008e69ce" officeooo:paragraph-rsid="0146cce3"/>
    </style:style>
    <style:style style:name="P150" style:family="paragraph" style:parent-style-name="Standard">
      <style:paragraph-properties style:snap-to-layout-grid="false"/>
      <style:text-properties officeooo:rsid="008e69ce" officeooo:paragraph-rsid="01919a64"/>
    </style:style>
    <style:style style:name="P151" style:family="paragraph" style:parent-style-name="Standard">
      <style:paragraph-properties style:snap-to-layout-grid="false"/>
      <style:text-properties officeooo:rsid="008e69ce" officeooo:paragraph-rsid="01ae69ac"/>
    </style:style>
    <style:style style:name="P152" style:family="paragraph" style:parent-style-name="Standard">
      <style:paragraph-properties style:snap-to-layout-grid="false"/>
      <style:text-properties officeooo:rsid="008e69ce" officeooo:paragraph-rsid="01d659cf"/>
    </style:style>
    <style:style style:name="P153" style:family="paragraph" style:parent-style-name="Standard">
      <style:paragraph-properties fo:text-align="start" style:justify-single-word="false" style:snap-to-layout-grid="false"/>
      <style:text-properties officeooo:paragraph-rsid="0009f716"/>
    </style:style>
    <style:style style:name="P154" style:family="paragraph" style:parent-style-name="Header">
      <style:paragraph-properties style:snap-to-layout-grid="false">
        <style:tab-stops/>
      </style:paragraph-properties>
    </style:style>
    <style:style style:name="P155" style:family="paragraph" style:parent-style-name="Header">
      <style:paragraph-properties style:snap-to-layout-grid="false">
        <style:tab-stops/>
      </style:paragraph-properties>
      <style:text-properties officeooo:paragraph-rsid="0146a72c"/>
    </style:style>
    <style:style style:name="P156" style:family="paragraph" style:parent-style-name="Header">
      <style:paragraph-properties style:snap-to-layout-grid="false">
        <style:tab-stops/>
      </style:paragraph-properties>
      <style:text-properties officeooo:paragraph-rsid="0146cce3"/>
    </style:style>
    <style:style style:name="P157" style:family="paragraph" style:parent-style-name="Header">
      <style:paragraph-properties style:snap-to-layout-grid="false">
        <style:tab-stops/>
      </style:paragraph-properties>
      <style:text-properties officeooo:paragraph-rsid="01919a64"/>
    </style:style>
    <style:style style:name="P158" style:family="paragraph" style:parent-style-name="Header">
      <style:paragraph-properties style:snap-to-layout-grid="false">
        <style:tab-stops/>
      </style:paragraph-properties>
      <style:text-properties officeooo:paragraph-rsid="01ae69ac"/>
    </style:style>
    <style:style style:name="P159" style:family="paragraph" style:parent-style-name="Header">
      <style:paragraph-properties style:snap-to-layout-grid="false">
        <style:tab-stops/>
      </style:paragraph-properties>
      <style:text-properties officeooo:paragraph-rsid="01d659cf"/>
    </style:style>
    <style:style style:name="P160" style:family="paragraph" style:parent-style-name="Header">
      <style:paragraph-properties fo:text-align="center" style:justify-single-word="false" style:snap-to-layout-grid="false">
        <style:tab-stops/>
      </style:paragraph-properties>
      <style:text-properties officeooo:rsid="0074915f" officeooo:paragraph-rsid="0074915f"/>
    </style:style>
    <style:style style:name="P161" style:family="paragraph" style:parent-style-name="Header">
      <style:paragraph-properties fo:text-align="center" style:justify-single-word="false" style:snap-to-layout-grid="false">
        <style:tab-stops/>
      </style:paragraph-properties>
      <style:text-properties officeooo:rsid="0074915f" officeooo:paragraph-rsid="0075ac5a"/>
    </style:style>
    <style:style style:name="P162" style:family="paragraph" style:parent-style-name="Header">
      <style:paragraph-properties fo:text-align="center" style:justify-single-word="false" style:snap-to-layout-grid="false">
        <style:tab-stops/>
      </style:paragraph-properties>
      <style:text-properties officeooo:rsid="0074915f" officeooo:paragraph-rsid="0146a72c"/>
    </style:style>
    <style:style style:name="P163" style:family="paragraph" style:parent-style-name="Header">
      <style:paragraph-properties fo:text-align="center" style:justify-single-word="false" style:snap-to-layout-grid="false">
        <style:tab-stops/>
      </style:paragraph-properties>
      <style:text-properties officeooo:rsid="0074915f" officeooo:paragraph-rsid="0146cce3"/>
    </style:style>
    <style:style style:name="P164" style:family="paragraph" style:parent-style-name="Header">
      <style:paragraph-properties fo:text-align="center" style:justify-single-word="false" style:snap-to-layout-grid="false">
        <style:tab-stops/>
      </style:paragraph-properties>
      <style:text-properties officeooo:rsid="0074915f" officeooo:paragraph-rsid="01919a64"/>
    </style:style>
    <style:style style:name="P165" style:family="paragraph" style:parent-style-name="Header">
      <style:paragraph-properties fo:text-align="center" style:justify-single-word="false" style:snap-to-layout-grid="false">
        <style:tab-stops/>
      </style:paragraph-properties>
      <style:text-properties officeooo:rsid="0074915f" officeooo:paragraph-rsid="01ae69ac"/>
    </style:style>
    <style:style style:name="P166" style:family="paragraph" style:parent-style-name="Header">
      <style:paragraph-properties fo:text-align="center" style:justify-single-word="false" style:snap-to-layout-grid="false">
        <style:tab-stops/>
      </style:paragraph-properties>
      <style:text-properties officeooo:rsid="0074915f" officeooo:paragraph-rsid="01d659cf"/>
    </style:style>
    <style:style style:name="P167" style:family="paragraph" style:parent-style-name="Standard">
      <style:paragraph-properties style:snap-to-layout-grid="false"/>
      <style:text-properties officeooo:rsid="0110a094" officeooo:paragraph-rsid="0110a094"/>
    </style:style>
    <style:style style:name="P168" style:family="paragraph" style:parent-style-name="Standard">
      <style:paragraph-properties style:snap-to-layout-grid="false"/>
      <style:text-properties officeooo:rsid="0110a094" officeooo:paragraph-rsid="0146a72c"/>
    </style:style>
    <style:style style:name="P169" style:family="paragraph" style:parent-style-name="Standard">
      <style:paragraph-properties style:snap-to-layout-grid="false"/>
      <style:text-properties officeooo:rsid="0110a094" officeooo:paragraph-rsid="0146cce3"/>
    </style:style>
    <style:style style:name="P170" style:family="paragraph" style:parent-style-name="Standard">
      <style:paragraph-properties style:snap-to-layout-grid="false"/>
      <style:text-properties officeooo:rsid="0110a094" officeooo:paragraph-rsid="01919a64"/>
    </style:style>
    <style:style style:name="P171" style:family="paragraph" style:parent-style-name="Standard">
      <style:paragraph-properties style:snap-to-layout-grid="false"/>
      <style:text-properties officeooo:rsid="0110a094" officeooo:paragraph-rsid="01ae69ac"/>
    </style:style>
    <style:style style:name="P172" style:family="paragraph" style:parent-style-name="Standard">
      <style:paragraph-properties style:snap-to-layout-grid="false"/>
      <style:text-properties officeooo:rsid="0110a094" officeooo:paragraph-rsid="01d659cf"/>
    </style:style>
    <style:style style:name="P173" style:family="paragraph" style:parent-style-name="Header">
      <style:paragraph-properties fo:text-align="center" style:justify-single-word="false" style:snap-to-layout-grid="false">
        <style:tab-stops/>
      </style:paragraph-properties>
      <style:text-properties officeooo:rsid="0110a094" officeooo:paragraph-rsid="01919a64"/>
    </style:style>
    <style:style style:name="P174" style:family="paragraph" style:parent-style-name="Header">
      <style:paragraph-properties fo:text-align="center" style:justify-single-word="false" style:snap-to-layout-grid="false">
        <style:tab-stops/>
      </style:paragraph-properties>
      <style:text-properties officeooo:rsid="011892eb" officeooo:paragraph-rsid="01ae69ac"/>
    </style:style>
    <style:style style:name="P175" style:family="paragraph" style:parent-style-name="Standard">
      <loext:graphic-properties draw:fill="none"/>
      <style:paragraph-properties fo:margin-left="0cm" fo:margin-right="0cm" fo:orphans="2" fo:widows="2" fo:text-indent="0cm" style:auto-text-indent="false" fo:background-color="transparent" style:writing-mode="lr-tb"/>
    </style:style>
    <style:style style:name="P176" style:family="paragraph" style:parent-style-name="Standard">
      <loext:graphic-properties draw:fill="none"/>
      <style:paragraph-properties fo:margin-left="0cm" fo:margin-right="0cm" fo:orphans="2" fo:widows="2" fo:text-indent="0cm" style:auto-text-indent="false" fo:background-color="transparent" style:writing-mode="lr-tb"/>
      <style:text-properties officeooo:paragraph-rsid="0146a72c"/>
    </style:style>
    <style:style style:name="P177" style:family="paragraph" style:parent-style-name="Standard">
      <loext:graphic-properties draw:fill="none"/>
      <style:paragraph-properties fo:margin-left="0cm" fo:margin-right="0cm" fo:orphans="2" fo:widows="2" fo:text-indent="0cm" style:auto-text-indent="false" fo:background-color="transparent" style:writing-mode="lr-tb"/>
      <style:text-properties officeooo:paragraph-rsid="0146cce3"/>
    </style:style>
    <style:style style:name="P178" style:family="paragraph" style:parent-style-name="Standard">
      <loext:graphic-properties draw:fill="none"/>
      <style:paragraph-properties fo:margin-left="0cm" fo:margin-right="0cm" fo:orphans="2" fo:widows="2" fo:text-indent="0cm" style:auto-text-indent="false" fo:background-color="transparent" style:writing-mode="lr-tb"/>
      <style:text-properties officeooo:paragraph-rsid="01919a64"/>
    </style:style>
    <style:style style:name="P179" style:family="paragraph" style:parent-style-name="Standard">
      <loext:graphic-properties draw:fill="none"/>
      <style:paragraph-properties fo:margin-left="0cm" fo:margin-right="0cm" fo:orphans="2" fo:widows="2" fo:text-indent="0cm" style:auto-text-indent="false" fo:background-color="transparent" style:writing-mode="lr-tb"/>
      <style:text-properties officeooo:paragraph-rsid="01ae69ac"/>
    </style:style>
    <style:style style:name="P180" style:family="paragraph" style:parent-style-name="Standard">
      <loext:graphic-properties draw:fill="none"/>
      <style:paragraph-properties fo:margin-left="0cm" fo:margin-right="0cm" fo:orphans="2" fo:widows="2" fo:text-indent="0cm" style:auto-text-indent="false" fo:background-color="transparent" style:writing-mode="lr-tb"/>
      <style:text-properties officeooo:paragraph-rsid="01d659cf"/>
    </style:style>
    <style:style style:name="P18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1" fo:font-size="10pt" fo:language="en" fo:country="US" fo:font-style="normal" officeooo:rsid="02b71e04" officeooo:paragraph-rsid="01500205" style:font-size-asian="10pt" style:font-style-asian="normal" style:font-size-complex="10pt" style:font-style-complex="normal"/>
    </style:style>
    <style:style style:name="P182" style:family="paragraph" style:parent-style-name="Standard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Times New Roman1" fo:font-size="10pt" fo:language="en" fo:country="US" fo:font-style="normal" officeooo:rsid="00d9a170" officeooo:paragraph-rsid="0166ed89" style:letter-kerning="true" style:font-name-asian="Andale Sans UI" style:font-size-asian="10pt" style:font-style-asian="normal" style:font-size-complex="10pt" style:font-style-complex="normal"/>
    </style:style>
    <style:style style:name="P18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1" fo:font-size="10pt" fo:language="ru" fo:country="RU" fo:font-style="normal" officeooo:rsid="016fd4c1" officeooo:paragraph-rsid="016fd4c1" style:font-size-asian="10pt" style:font-style-asian="normal" style:font-size-complex="10pt" style:font-style-complex="normal"/>
    </style:style>
    <style:style style:name="P184" style:family="paragraph" style:parent-style-name="Standard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Times New Roman1" fo:font-size="10pt" fo:language="ru" fo:country="RU" fo:font-style="normal" officeooo:rsid="018a3e17" officeooo:paragraph-rsid="018a3e17" style:letter-kerning="true" style:font-name-asian="Andale Sans UI" style:font-size-asian="10pt" style:font-style-asian="normal" style:font-size-complex="10pt" style:font-style-complex="normal"/>
    </style:style>
    <style:style style:name="P185" style:family="paragraph" style:parent-style-name="Standard">
      <style:text-properties officeooo:paragraph-rsid="0146a72c"/>
    </style:style>
    <style:style style:name="P186" style:family="paragraph" style:parent-style-name="Standard">
      <style:text-properties officeooo:paragraph-rsid="0146cce3"/>
    </style:style>
    <style:style style:name="P187" style:family="paragraph" style:parent-style-name="Standard">
      <style:paragraph-properties fo:line-height="200%" fo:text-align="start" style:justify-single-word="false"/>
      <style:text-properties officeooo:rsid="014d08d2" officeooo:paragraph-rsid="014d08d2"/>
    </style:style>
    <style:style style:name="P18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use-window-font-color="true" loext:opacity="0%" style:font-name="Times New Roman1" fo:font-size="10pt" fo:language="ru" fo:country="RU" fo:font-style="normal" officeooo:rsid="030328b5" officeooo:paragraph-rsid="01500205" style:font-size-asian="10pt" style:font-style-asian="normal" style:font-name-complex="Times New Roman1" style:font-size-complex="10pt" style:font-style-complex="normal"/>
    </style:style>
    <style:style style:name="P189" style:family="paragraph" style:parent-style-name="Header">
      <style:paragraph-properties fo:text-align="center" style:justify-single-word="false"/>
      <style:text-properties style:font-name="Times New Roman1" fo:font-size="10pt" officeooo:rsid="0141396c" officeooo:paragraph-rsid="0146a72c" style:font-size-asian="10pt" style:font-size-complex="10pt"/>
    </style:style>
    <style:style style:name="P190" style:family="paragraph" style:parent-style-name="Header">
      <style:paragraph-properties fo:line-height="200%" fo:text-align="center" style:justify-single-word="false"/>
      <style:text-properties style:font-name="Times New Roman1" fo:font-size="10pt" officeooo:rsid="0134c1ad" officeooo:paragraph-rsid="0146a72c" style:font-size-asian="10pt" style:font-size-complex="10pt"/>
    </style:style>
    <style:style style:name="P191" style:family="paragraph" style:parent-style-name="Header">
      <style:paragraph-properties fo:text-align="center" style:justify-single-word="false"/>
      <style:text-properties style:font-name="Times New Roman1" fo:font-size="10pt" officeooo:paragraph-rsid="0146a72c" style:font-size-asian="10pt" style:font-size-complex="10pt"/>
    </style:style>
    <style:style style:name="P192" style:family="paragraph" style:parent-style-name="Standard">
      <style:paragraph-properties fo:text-align="center" style:justify-single-word="false"/>
      <style:text-properties style:font-name="Times New Roman1" fo:font-size="10pt" officeooo:paragraph-rsid="0146a72c" style:font-size-asian="10pt" style:font-size-complex="10pt"/>
    </style:style>
    <style:style style:name="P193" style:family="paragraph" style:parent-style-name="Standard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Times New Roman1" fo:font-size="10pt" officeooo:paragraph-rsid="0146a72c" style:font-size-asian="10pt" style:font-size-complex="10pt"/>
    </style:style>
    <style:style style:name="P194" style:family="paragraph" style:parent-style-name="Standard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Times New Roman1" fo:font-size="10pt" officeooo:paragraph-rsid="0169dd89" style:font-size-asian="10pt" style:font-size-complex="10pt"/>
    </style:style>
    <style:style style:name="P195" style:family="paragraph" style:parent-style-name="Header">
      <style:paragraph-properties fo:text-align="start" style:justify-single-word="false"/>
      <style:text-properties style:font-name="Times New Roman1" fo:font-size="10pt" officeooo:rsid="016b3dbe" officeooo:paragraph-rsid="016b3dbe" style:font-size-asian="10pt" style:font-size-complex="10pt"/>
    </style:style>
    <style:style style:name="P196" style:family="paragraph" style:parent-style-name="Header">
      <style:paragraph-properties fo:text-align="center" style:justify-single-word="false"/>
      <style:text-properties style:font-name="Times New Roman1" fo:font-size="10pt" officeooo:rsid="016b3dbe" officeooo:paragraph-rsid="016b3dbe" style:font-size-asian="10pt" style:font-size-complex="10pt"/>
    </style:style>
    <style:style style:name="P197" style:family="paragraph" style:parent-style-name="Header">
      <style:paragraph-properties fo:line-height="200%" fo:text-align="start" style:justify-single-word="false"/>
      <style:text-properties style:font-name="Times New Roman1" fo:font-size="10pt" officeooo:rsid="017c319a" officeooo:paragraph-rsid="017c319a" style:font-size-asian="10pt" style:font-size-complex="10pt"/>
    </style:style>
    <style:style style:name="P198" style:family="paragraph" style:parent-style-name="Header">
      <style:paragraph-properties fo:line-height="200%" fo:text-align="center" style:justify-single-word="false"/>
      <style:text-properties style:font-name="Times New Roman1" fo:font-size="10pt" officeooo:rsid="017cb702" officeooo:paragraph-rsid="017d4d7d" style:font-size-asian="10pt" style:font-size-complex="10pt"/>
    </style:style>
    <style:style style:name="P199" style:family="paragraph" style:parent-style-name="Header">
      <style:paragraph-properties fo:line-height="200%" fo:text-align="center" style:justify-single-word="false"/>
      <style:text-properties style:font-name="Times New Roman1" fo:font-size="10pt" officeooo:rsid="017cb702" officeooo:paragraph-rsid="0186a18e" style:font-size-asian="10pt" style:font-size-complex="10pt"/>
    </style:style>
    <style:style style:name="P200" style:family="paragraph" style:parent-style-name="Header">
      <style:paragraph-properties fo:line-height="200%" fo:text-align="start" style:justify-single-word="false"/>
      <style:text-properties style:font-name="Times New Roman1" fo:font-size="10pt" officeooo:rsid="017d4d7d" officeooo:paragraph-rsid="017d4d7d" style:font-size-asian="10pt" style:font-size-complex="10pt"/>
    </style:style>
    <style:style style:name="P201" style:family="paragraph" style:parent-style-name="Header">
      <style:paragraph-properties fo:line-height="200%" fo:text-align="center" style:justify-single-word="false"/>
      <style:text-properties style:font-name="Times New Roman1" fo:font-size="10pt" officeooo:rsid="017d4d7d" officeooo:paragraph-rsid="017d4d7d" style:font-size-asian="10pt" style:font-size-complex="10pt"/>
    </style:style>
    <style:style style:name="P202" style:family="paragraph" style:parent-style-name="Header">
      <style:paragraph-properties fo:text-align="center" style:justify-single-word="false"/>
      <style:text-properties style:font-name="Times New Roman1" fo:font-size="10pt" officeooo:rsid="017f2120" officeooo:paragraph-rsid="017f2120" style:font-size-asian="10pt" style:font-size-complex="10pt"/>
    </style:style>
    <style:style style:name="P203" style:family="paragraph" style:parent-style-name="Header">
      <style:paragraph-properties fo:text-align="center" style:justify-single-word="false"/>
      <style:text-properties style:font-name="Times New Roman1" fo:font-size="10pt" officeooo:rsid="0181712d" officeooo:paragraph-rsid="0181712d" style:font-size-asian="10pt" style:font-size-complex="10pt"/>
    </style:style>
    <style:style style:name="P204" style:family="paragraph" style:parent-style-name="Header">
      <style:paragraph-properties fo:text-align="center" style:justify-single-word="false"/>
      <style:text-properties style:font-name="Times New Roman1" fo:font-size="10pt" officeooo:rsid="0188583c" officeooo:paragraph-rsid="0188583c" style:font-size-asian="10pt" style:font-size-complex="10pt"/>
    </style:style>
    <style:style style:name="P205" style:family="paragraph" style:parent-style-name="Header">
      <style:paragraph-properties fo:text-align="center" style:justify-single-word="false"/>
      <style:text-properties style:font-name="Times New Roman1" fo:font-size="10pt" officeooo:rsid="018a3e17" officeooo:paragraph-rsid="018a3e17" style:font-size-asian="10pt" style:font-size-complex="10pt"/>
    </style:style>
    <style:style style:name="P206" style:family="paragraph" style:parent-style-name="Header">
      <style:paragraph-properties fo:line-height="200%" fo:text-align="center" style:justify-single-word="false"/>
      <style:text-properties style:font-name="Times New Roman1" fo:font-size="10pt" officeooo:rsid="01d3d015" officeooo:paragraph-rsid="01d3d015" style:font-size-asian="10pt" style:font-size-complex="10pt"/>
    </style:style>
    <style:style style:name="P207" style:family="paragraph" style:parent-style-name="Header">
      <style:paragraph-properties fo:text-align="center" style:justify-single-word="false"/>
      <style:text-properties style:font-name="Times New Roman1" fo:font-size="10pt" fo:language="en" fo:country="US" officeooo:rsid="017c319a" officeooo:paragraph-rsid="017c319a" style:font-size-asian="10pt" style:font-size-complex="10pt"/>
    </style:style>
    <style:style style:name="P20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1943013" style:font-size-complex="14pt"/>
    </style:style>
    <style:style style:name="P209" style:family="paragraph" style:parent-style-name="Standard">
      <style:paragraph-properties fo:line-height="200%"/>
      <style:text-properties officeooo:paragraph-rsid="018a932a"/>
    </style:style>
    <style:style style:name="P210" style:family="paragraph" style:parent-style-name="Standard">
      <style:paragraph-properties fo:line-height="200%"/>
      <style:text-properties officeooo:paragraph-rsid="019d159a"/>
    </style:style>
    <style:style style:name="P211" style:family="paragraph" style:parent-style-name="Standard">
      <style:paragraph-properties fo:line-height="200%"/>
      <style:text-properties officeooo:paragraph-rsid="01919a64"/>
    </style:style>
    <style:style style:name="P212" style:family="paragraph" style:parent-style-name="Standard">
      <style:paragraph-properties fo:line-height="200%"/>
      <style:text-properties officeooo:paragraph-rsid="01ae69ac"/>
    </style:style>
    <style:style style:name="P213" style:family="paragraph" style:parent-style-name="Standard">
      <style:text-properties officeooo:paragraph-rsid="018d6acb"/>
    </style:style>
    <style:style style:name="P214" style:family="paragraph" style:parent-style-name="Standard">
      <style:text-properties officeooo:paragraph-rsid="01919a64"/>
    </style:style>
    <style:style style:name="P215" style:family="paragraph" style:parent-style-name="Standard">
      <style:text-properties officeooo:paragraph-rsid="019b73cf"/>
    </style:style>
    <style:style style:name="P216" style:family="paragraph" style:parent-style-name="Standard">
      <style:text-properties officeooo:paragraph-rsid="019de659"/>
    </style:style>
    <style:style style:name="P217" style:family="paragraph" style:parent-style-name="Standard">
      <style:text-properties officeooo:paragraph-rsid="01a369ae"/>
    </style:style>
    <style:style style:name="P218" style:family="paragraph" style:parent-style-name="Standard">
      <style:text-properties officeooo:paragraph-rsid="01a54d1c"/>
    </style:style>
    <style:style style:name="P219" style:family="paragraph" style:parent-style-name="Standard">
      <style:text-properties officeooo:rsid="01a812fd" officeooo:paragraph-rsid="01a812fd"/>
    </style:style>
    <style:style style:name="P220" style:family="paragraph" style:parent-style-name="Standard">
      <style:text-properties officeooo:paragraph-rsid="01ae69ac"/>
    </style:style>
    <style:style style:name="P221" style:family="paragraph" style:parent-style-name="Standard">
      <style:text-properties officeooo:paragraph-rsid="01af5815"/>
    </style:style>
    <style:style style:name="P222" style:family="paragraph" style:parent-style-name="Header">
      <style:paragraph-properties fo:text-align="center" style:justify-single-word="false" style:snap-to-layout-grid="false">
        <style:tab-stops/>
      </style:paragraph-properties>
      <style:text-properties officeooo:rsid="01ea147e" officeooo:paragraph-rsid="01ea147e"/>
    </style:style>
    <style:style style:name="P223" style:family="paragraph" style:parent-style-name="Header">
      <style:paragraph-properties fo:text-align="center" style:justify-single-word="false" style:snap-to-layout-grid="false">
        <style:tab-stops/>
      </style:paragraph-properties>
      <style:text-properties officeooo:rsid="01ea4109" officeooo:paragraph-rsid="01ea4109"/>
    </style:style>
    <style:style style:name="P224" style:family="paragraph" style:parent-style-name="Standard">
      <style:text-properties fo:language="en" fo:country="US"/>
    </style:style>
    <style:style style:name="P225" style:family="paragraph" style:parent-style-name="Standard">
      <style:text-properties fo:language="en" fo:country="US" officeooo:paragraph-rsid="01e4fea3"/>
    </style:style>
    <style:style style:name="P226" style:family="paragraph" style:parent-style-name="Standard">
      <style:text-properties officeooo:paragraph-rsid="01af207b"/>
    </style:style>
    <style:style style:name="P227" style:family="paragraph" style:parent-style-name="Standard">
      <style:text-properties officeooo:paragraph-rsid="01b427a6"/>
    </style:style>
    <style:style style:name="P228" style:family="paragraph" style:parent-style-name="Standard">
      <style:paragraph-properties fo:line-height="0.4cm" fo:text-align="center" style:justify-single-word="false" style:snap-to-layout-grid="false"/>
    </style:style>
    <style:style style:name="P229" style:family="paragraph" style:parent-style-name="Standard">
      <style:text-properties officeooo:paragraph-rsid="01d659cf"/>
    </style:style>
    <style:style style:name="P230" style:family="paragraph" style:parent-style-name="Standard">
      <style:text-properties officeooo:paragraph-rsid="019d159a"/>
    </style:style>
    <style:style style:name="P231" style:family="paragraph" style:parent-style-name="Standard">
      <style:text-properties officeooo:paragraph-rsid="0193f0af"/>
    </style:style>
    <style:style style:name="P232" style:family="paragraph" style:parent-style-name="Standard">
      <style:text-properties officeooo:paragraph-rsid="01d78510"/>
    </style:style>
    <style:style style:name="P233" style:family="paragraph" style:parent-style-name="Standard">
      <style:text-properties officeooo:paragraph-rsid="01a54dd7"/>
    </style:style>
    <style:style style:name="P234" style:family="paragraph" style:parent-style-name="Standard">
      <style:text-properties officeooo:paragraph-rsid="01e4fea3"/>
    </style:style>
    <style:style style:name="P235" style:family="paragraph" style:parent-style-name="Header">
      <style:paragraph-properties fo:text-align="center" style:justify-single-word="false" style:snap-to-layout-grid="false">
        <style:tab-stops/>
      </style:paragraph-properties>
      <style:text-properties officeooo:rsid="01ea147e" officeooo:paragraph-rsid="01eb1940"/>
    </style:style>
    <style:style style:name="P236" style:family="paragraph" style:parent-style-name="Header">
      <style:paragraph-properties fo:text-align="justify" style:justify-single-word="false" style:snap-to-layout-grid="false"/>
      <style:text-properties officeooo:paragraph-rsid="01ec865e"/>
    </style:style>
    <style:style style:name="P237" style:family="paragraph" style:parent-style-name="Header">
      <style:paragraph-properties fo:text-align="center" style:justify-single-word="false" style:snap-to-layout-grid="false"/>
      <style:text-properties officeooo:paragraph-rsid="01ec865e"/>
    </style:style>
    <style:style style:name="P238" style:family="paragraph" style:parent-style-name="Header">
      <style:paragraph-properties fo:line-height="0.755cm" fo:text-align="justify" style:justify-single-word="false" style:snap-to-layout-grid="false"/>
      <style:text-properties fo:language="en" fo:country="US" officeooo:paragraph-rsid="01ec865e"/>
    </style:style>
    <style:style style:name="P239" style:family="paragraph" style:parent-style-name="Heading_20_10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Times New Roman1" fo:font-size="10pt" fo:font-style="normal" officeooo:paragraph-rsid="0146a72c" style:font-size-asian="10pt" style:font-style-asian="normal" style:font-size-complex="10pt" style:font-style-complex="normal"/>
    </style:style>
    <style:style style:name="P240" style:family="paragraph" style:parent-style-name="Heading_20_10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Times New Roman1" fo:font-size="10pt" fo:font-style="normal" fo:font-weight="normal" officeooo:rsid="01d3d015" officeooo:paragraph-rsid="01d3d015" style:font-size-asian="10pt" style:font-style-asian="normal" style:font-weight-asian="normal" style:font-size-complex="10pt" style:font-style-complex="normal" style:font-weight-complex="normal"/>
    </style:style>
    <style:style style:name="P241" style:family="paragraph" style:parent-style-name="Heading_20_4">
      <style:paragraph-properties style:snap-to-layout-grid="false"/>
    </style:style>
    <style:style style:name="P242" style:family="paragraph" style:parent-style-name="Heading_20_4">
      <style:paragraph-properties fo:text-align="center" style:justify-single-word="false" style:snap-to-layout-grid="false"/>
      <style:text-properties officeooo:rsid="0114859e" officeooo:paragraph-rsid="0114859e" style:font-size-complex="14pt"/>
    </style:style>
    <style:style style:name="P243" style:family="paragraph" style:parent-style-name="Heading_20_4">
      <style:paragraph-properties fo:text-align="center" style:justify-single-word="false" style:snap-to-layout-grid="false"/>
      <style:text-properties officeooo:rsid="0114859e" officeooo:paragraph-rsid="01d659cf" style:font-size-complex="14pt"/>
    </style:style>
    <style:style style:name="P244" style:family="paragraph" style:parent-style-name="Heading_20_5">
      <style:paragraph-properties fo:text-align="center" style:justify-single-word="false" style:snap-to-layout-grid="false"/>
      <style:text-properties officeooo:paragraph-rsid="01ec865e"/>
    </style:style>
    <style:style style:name="P245" style:family="paragraph" style:parent-style-name="Heading_20_8">
      <style:paragraph-properties fo:margin-left="0.053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fo:font-size="10pt" fo:font-style="normal" officeooo:paragraph-rsid="012c4da9" style:font-size-asian="10pt" style:font-style-asian="normal" style:font-size-complex="10pt" style:font-style-complex="normal"/>
    </style:style>
    <style:style style:name="P246" style:family="paragraph" style:parent-style-name="Heading_20_8">
      <style:paragraph-properties fo:margin-left="0.053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fo:font-size="10pt" fo:font-style="normal" officeooo:rsid="018a3e17" officeooo:paragraph-rsid="018a3e17" style:font-size-asian="10pt" style:font-style-asian="normal" style:font-size-complex="10pt" style:font-style-complex="normal"/>
    </style:style>
    <style:style style:name="P247" style:family="paragraph" style:parent-style-name="Heading_20_8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0pt" fo:language="en" fo:country="US" fo:font-style="normal" officeooo:rsid="01f1092d" officeooo:paragraph-rsid="01479bd2" style:font-size-asian="10pt" style:font-style-asian="normal" style:font-size-complex="10pt" style:font-style-complex="normal"/>
    </style:style>
    <style:style style:name="P248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0pt" fo:language="en" fo:country="US" fo:font-style="normal" officeooo:rsid="01f1092d" officeooo:paragraph-rsid="0148f98b" style:font-size-asian="10pt" style:font-style-asian="normal" style:font-size-complex="10pt" style:font-style-complex="normal"/>
    </style:style>
    <style:style style:name="P249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0pt" fo:language="en" fo:country="US" fo:font-style="normal" officeooo:rsid="01f1092d" officeooo:paragraph-rsid="016fd4c1" style:font-size-asian="10pt" style:font-style-asian="normal" style:font-size-complex="10pt" style:font-style-complex="normal"/>
    </style:style>
    <style:style style:name="P250" style:family="paragraph" style:parent-style-name="Heading_20_8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Times New Roman1" fo:font-size="10pt" fo:font-style="normal" officeooo:paragraph-rsid="0146a72c" style:font-size-asian="10pt" style:font-style-asian="normal" style:font-size-complex="10pt" style:font-style-complex="normal"/>
    </style:style>
    <style:style style:name="P251" style:family="paragraph" style:parent-style-name="Heading_20_8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Times New Roman1" fo:font-size="10pt" fo:font-style="normal" officeooo:rsid="01d4190e" officeooo:paragraph-rsid="01d4190e" style:font-size-asian="10pt" style:font-style-asian="normal" style:font-size-complex="10pt" style:font-style-complex="normal"/>
    </style:style>
    <style:style style:name="P252" style:family="paragraph" style:parent-style-name="Heading_20_8">
      <style:paragraph-properties fo:margin-left="0.053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1" fo:font-size="10pt" fo:font-style="normal" officeooo:rsid="0181712d" officeooo:paragraph-rsid="0181712d" style:font-size-asian="10pt" style:font-style-asian="normal" style:font-size-complex="10pt" style:font-style-complex="normal"/>
    </style:style>
    <style:style style:name="P253" style:family="paragraph" style:parent-style-name="Heading_20_8">
      <style:paragraph-properties fo:margin-left="0.053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1" fo:font-size="10pt" fo:language="ru" fo:country="RU" officeooo:rsid="017c319a" officeooo:paragraph-rsid="017c319a" style:font-size-asian="10pt" style:font-size-complex="10pt"/>
    </style:style>
    <style:style style:name="P254" style:family="paragraph" style:parent-style-name="Standard">
      <style:paragraph-properties fo:line-height="0.755cm" fo:text-align="center" style:justify-single-word="false" style:snap-to-layout-grid="false"/>
      <style:text-properties fo:font-size="14pt" officeooo:paragraph-rsid="01ec865e" style:font-size-asian="14pt" style:font-size-complex="14pt"/>
    </style:style>
    <style:style style:name="P255" style:family="paragraph" style:parent-style-name="Standard">
      <style:paragraph-properties style:snap-to-layout-grid="false"/>
      <style:text-properties officeooo:paragraph-rsid="01ec865e"/>
    </style:style>
    <style:style style:name="P256" style:family="paragraph" style:parent-style-name="Standard">
      <style:paragraph-properties fo:text-align="justify" style:justify-single-word="false" style:snap-to-layout-grid="false"/>
      <style:text-properties fo:language="zxx" fo:country="none" officeooo:paragraph-rsid="01ec865e" style:language-asian="zxx" style:country-asian="none"/>
    </style:style>
    <style:style style:name="P257" style:family="paragraph" style:parent-style-name="Standard">
      <style:paragraph-properties style:snap-to-layout-grid="false"/>
      <style:text-properties fo:language="zxx" fo:country="none" officeooo:paragraph-rsid="01ec865e" style:language-asian="zxx" style:country-asian="none"/>
    </style:style>
    <style:style style:name="P258" style:family="paragraph" style:parent-style-name="Standard">
      <style:paragraph-properties fo:text-align="justify" style:justify-single-word="false" style:snap-to-layout-grid="false"/>
      <style:text-properties officeooo:paragraph-rsid="01ec865e"/>
    </style:style>
    <style:style style:name="P259" style:family="paragraph" style:parent-style-name="Standard">
      <style:paragraph-properties fo:text-align="justify" style:justify-single-word="false" style:snap-to-layout-grid="false"/>
      <style:text-properties fo:font-size="12pt" officeooo:paragraph-rsid="01ec865e" style:font-size-asian="12pt"/>
    </style:style>
    <style:style style:name="P260" style:family="paragraph" style:parent-style-name="Standard">
      <style:paragraph-properties fo:line-height="0.755cm" style:snap-to-layout-grid="false"/>
      <style:text-properties fo:font-size="12pt" officeooo:paragraph-rsid="01ec865e" style:font-size-asian="12pt" style:font-size-complex="12pt"/>
    </style:style>
    <style:style style:name="P261" style:family="paragraph" style:parent-style-name="Standard">
      <style:paragraph-properties fo:text-align="justify" style:justify-single-word="false" style:snap-to-layout-grid="false"/>
      <style:text-properties fo:font-size="8pt" officeooo:paragraph-rsid="01ec865e" style:font-size-asian="8pt"/>
    </style:style>
    <style:style style:name="P262" style:family="paragraph" style:parent-style-name="Standard">
      <style:paragraph-properties style:snap-to-layout-grid="false"/>
      <style:text-properties fo:font-size="8pt" officeooo:paragraph-rsid="01ec865e" style:font-size-asian="8pt"/>
    </style:style>
    <style:style style:name="P263" style:family="paragraph" style:parent-style-name="Standard">
      <style:paragraph-properties fo:text-align="justify" style:justify-single-word="false" style:snap-to-layout-grid="false"/>
      <style:text-properties fo:font-size="11pt" officeooo:paragraph-rsid="01ec865e" style:font-size-asian="11pt"/>
    </style:style>
    <style:style style:name="P264" style:family="paragraph" style:parent-style-name="Standard">
      <style:text-properties fo:font-size="11pt" style:font-size-asian="11pt" style:font-size-complex="11pt"/>
    </style:style>
    <style:style style:name="P265" style:family="paragraph" style:parent-style-name="Standard">
      <style:paragraph-properties style:snap-to-layout-grid="false"/>
      <style:text-properties fo:font-size="9pt" officeooo:paragraph-rsid="01ec865e" style:font-size-asian="9pt"/>
    </style:style>
    <style:style style:name="P266" style:family="paragraph" style:parent-style-name="Standard">
      <style:text-properties officeooo:paragraph-rsid="01ec865e"/>
    </style:style>
    <style:style style:name="P267" style:family="paragraph">
      <loext:graphic-properties draw:fill="none" draw:fill-color="#ffffff"/>
      <style:paragraph-properties fo:text-align="center"/>
    </style:style>
    <style:style style:name="P268" style:family="paragraph">
      <loext:graphic-properties draw:fill="none" draw:fill-color="#ffffff"/>
      <style:paragraph-properties fo:text-align="center"/>
      <style:text-properties fo:font-size="10pt"/>
    </style:style>
    <style:style style:name="P269" style:family="paragraph">
      <loext:graphic-properties draw:fill="none" draw:fill-color="#ffffff"/>
      <style:paragraph-properties fo:text-align="center"/>
      <style:text-properties fo:font-size="24pt"/>
    </style:style>
    <style:style style:name="P270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ee93c"/>
    </style:style>
    <style:style style:name="T4" style:family="text">
      <style:text-properties fo:language="en" fo:country="US" officeooo:rsid="013afe32"/>
    </style:style>
    <style:style style:name="T5" style:family="text">
      <style:text-properties fo:language="en" fo:country="US" officeooo:rsid="019a3e3e"/>
    </style:style>
    <style:style style:name="T6" style:family="text">
      <style:text-properties fo:language="en" fo:country="US" officeooo:rsid="01b685fe"/>
    </style:style>
    <style:style style:name="T7" style:family="text">
      <style:text-properties fo:font-size="14pt" fo:language="ru" fo:country="RU" officeooo:rsid="0009f716" style:font-size-asian="14pt" style:font-size-complex="14pt"/>
    </style:style>
    <style:style style:name="T8" style:family="text">
      <style:text-properties officeooo:rsid="007cf38c"/>
    </style:style>
    <style:style style:name="T9" style:family="text">
      <style:text-properties officeooo:rsid="00d2d3c9"/>
    </style:style>
    <style:style style:name="T10" style:family="text">
      <style:text-properties officeooo:rsid="010d48f9"/>
    </style:style>
    <style:style style:name="T11" style:family="text">
      <style:text-properties officeooo:rsid="01159110"/>
    </style:style>
    <style:style style:name="T12" style:family="text">
      <style:text-properties officeooo:rsid="011fdb03"/>
    </style:style>
    <style:style style:name="T13" style:family="text">
      <style:text-properties officeooo:rsid="01240586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147ef0e"/>
    </style:style>
    <style:style style:name="T16" style:family="text">
      <style:text-properties fo:language="ru" fo:country="RU" officeooo:rsid="014ac5a2"/>
    </style:style>
    <style:style style:name="T17" style:family="text">
      <style:text-properties fo:language="ru" fo:country="RU" officeooo:rsid="014ed065"/>
    </style:style>
    <style:style style:name="T18" style:family="text">
      <style:text-properties fo:language="ru" fo:country="RU" officeooo:rsid="01be7eb8"/>
    </style:style>
    <style:style style:name="T19" style:family="text">
      <style:text-properties fo:language="ru" fo:country="RU" officeooo:rsid="01e4fea3"/>
    </style:style>
    <style:style style:name="T20" style:family="text">
      <style:text-properties fo:language="ru" fo:country="RU" officeooo:rsid="01e6befb"/>
    </style:style>
    <style:style style:name="T21" style:family="text">
      <style:text-properties fo:color="#000000" loext:opacity="100%" style:font-name="Times New Roman1" fo:font-size="12pt" fo:language="ru" fo:country="RU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22" style:family="text">
      <style:text-properties fo:color="#000000" loext:opacity="100%" style:font-name="Times New Roman1" fo:language="en" fo:country="US" fo:font-style="normal" officeooo:rsid="00d9a170" style:font-style-asian="normal" style:font-style-complex="normal"/>
    </style:style>
    <style:style style:name="T23" style:family="text">
      <style:text-properties fo:color="#000000" loext:opacity="100%" style:font-name="Times New Roman1" fo:language="en" fo:country="US" fo:font-style="normal" officeooo:rsid="00d9a170" style:letter-kerning="true" style:font-name-asian="Andale Sans UI" style:font-style-asian="normal" style:font-style-complex="normal"/>
    </style:style>
    <style:style style:name="T24" style:family="text">
      <style:text-properties fo:color="#000000" loext:opacity="100%" style:font-name="Times New Roman1" fo:language="en" fo:country="US" fo:font-style="normal" officeooo:rsid="031d8cf3" style:letter-kerning="true" style:font-name-asian="Andale Sans UI" style:font-style-asian="normal" style:font-style-complex="normal"/>
    </style:style>
    <style:style style:name="T25" style:family="text">
      <style:text-properties fo:color="#000000" loext:opacity="100%" style:font-name="Times New Roman1" fo:language="en" fo:country="US" fo:font-style="normal" officeooo:rsid="0175495a" style:letter-kerning="true" style:font-style-asian="normal" style:font-style-complex="normal"/>
    </style:style>
    <style:style style:name="T26" style:family="text">
      <style:text-properties fo:color="#000000" loext:opacity="100%" style:font-name="Times New Roman1" fo:font-style="normal" style:letter-kerning="true" style:font-name-asian="Andale Sans UI" style:font-style-asian="normal" style:font-style-complex="normal"/>
    </style:style>
    <style:style style:name="T27" style:family="text">
      <style:text-properties fo:color="#000000" loext:opacity="100%" style:font-name="Times New Roman1" fo:font-size="10pt" fo:language="ru" fo:country="RU" fo:font-style="normal" officeooo:rsid="02a7ffa6" fo:background-color="#ffffff" loext:char-shading-value="0" style:font-size-asian="10pt" style:font-style-asian="normal" style:font-size-complex="10pt" style:font-style-complex="normal"/>
    </style:style>
    <style:style style:name="T28" style:family="text">
      <style:text-properties fo:color="#000000" loext:opacity="100%" style:font-name="Times New Roman1" fo:font-size="10pt" fo:language="ru" fo:country="RU" fo:font-style="normal" officeooo:rsid="01fc53d4" fo:background-color="#ffffff" loext:char-shading-value="0" style:font-size-asian="10pt" style:font-style-asian="normal" style:font-size-complex="10pt" style:font-style-complex="normal"/>
    </style:style>
    <style:style style:name="T29" style:family="text">
      <style:text-properties fo:color="#000000" loext:opacity="100%" style:font-name="Times New Roman1" fo:font-size="10pt" fo:language="ru" fo:country="RU" fo:font-style="normal" officeooo:rsid="01b685fe" style:letter-kerning="true" style:font-name-asian="Andale Sans UI" style:font-size-asian="10pt" style:font-style-asian="normal" style:font-size-complex="10pt" style:font-style-complex="normal"/>
    </style:style>
    <style:style style:name="T30" style:family="text">
      <style:text-properties fo:color="#000000" loext:opacity="100%" style:font-name="Times New Roman1" fo:font-size="10pt" fo:language="en" fo:country="US" fo:font-style="normal" style:font-size-asian="10pt" style:font-style-asian="normal" style:font-size-complex="10pt" style:font-style-complex="normal"/>
    </style:style>
    <style:style style:name="T31" style:family="text">
      <style:text-properties fo:color="#000000" loext:opacity="100%" style:font-name="Times New Roman1" fo:font-size="10pt" fo:language="en" fo:country="US" fo:font-style="normal" officeooo:rsid="00d9a170" style:font-size-asian="10pt" style:font-style-asian="normal" style:font-size-complex="10pt" style:font-style-complex="normal"/>
    </style:style>
    <style:style style:name="T32" style:family="text">
      <style:text-properties fo:color="#000000" loext:opacity="100%" style:font-name="Times New Roman1" fo:font-size="10pt" fo:language="en" fo:country="US" fo:font-style="normal" officeooo:rsid="00d9a170" style:letter-kerning="true" style:font-name-asian="Andale Sans UI" style:font-size-asian="10pt" style:font-style-asian="normal" style:font-size-complex="10pt" style:font-style-complex="normal"/>
    </style:style>
    <style:style style:name="T33" style:family="text">
      <style:text-properties fo:color="#000000" loext:opacity="100%" style:font-name="Times New Roman1" fo:font-size="10pt" fo:language="en" fo:country="US" fo:font-style="normal" officeooo:rsid="031d8cf3" style:letter-kerning="true" style:font-name-asian="Andale Sans UI" style:font-size-asian="10pt" style:font-style-asian="normal" style:font-size-complex="10pt" style:font-style-complex="normal"/>
    </style:style>
    <style:style style:name="T34" style:family="text">
      <style:text-properties fo:color="#000000" loext:opacity="100%" style:font-name="Times New Roman1" fo:font-size="10pt" fo:font-style="normal" style:font-size-asian="10pt" style:font-style-asian="normal" style:font-size-complex="10pt" style:font-style-complex="normal"/>
    </style:style>
    <style:style style:name="T35" style:family="text">
      <style:text-properties fo:color="#000000" loext:opacity="100%" style:font-name="Times New Roman1" fo:font-size="10pt" fo:font-style="normal" officeooo:rsid="017f2120" style:font-size-asian="10pt" style:font-style-asian="normal" style:font-size-complex="10pt" style:font-style-complex="normal"/>
    </style:style>
    <style:style style:name="T36" style:family="text">
      <style:text-properties fo:color="#000000" loext:opacity="100%" fo:language="en" fo:country="US" fo:font-style="normal" officeooo:rsid="00d9a170" style:letter-kerning="true" style:font-name-asian="Andale Sans UI" style:font-style-asian="normal" style:font-style-complex="normal"/>
    </style:style>
    <style:style style:name="T37" style:family="text">
      <style:text-properties officeooo:rsid="0127578e"/>
    </style:style>
    <style:style style:name="T38" style:family="text">
      <style:text-properties style:font-name="Times New Roman1"/>
    </style:style>
    <style:style style:name="T39" style:family="text">
      <style:text-properties style:font-name="Times New Roman1" fo:language="en" fo:country="US"/>
    </style:style>
    <style:style style:name="T40" style:family="text">
      <style:text-properties style:font-name="Times New Roman1" fo:language="ru" fo:country="RU" officeooo:rsid="02a7ffa6" fo:background-color="#ffffff" loext:char-shading-value="0"/>
    </style:style>
    <style:style style:name="T41" style:family="text">
      <style:text-properties style:font-name="Times New Roman1" fo:language="ru" fo:country="RU" officeooo:rsid="01fc53d4" fo:background-color="#ffffff" loext:char-shading-value="0"/>
    </style:style>
    <style:style style:name="T42" style:family="text">
      <style:text-properties style:font-name="Times New Roman1" officeooo:rsid="0175495a"/>
    </style:style>
    <style:style style:name="T43" style:family="text">
      <style:text-properties style:font-name="Times New Roman1" fo:font-size="10pt" officeooo:rsid="017d70ea" style:font-size-asian="10pt" style:font-size-complex="10pt"/>
    </style:style>
    <style:style style:name="T44" style:family="text">
      <style:text-properties style:font-name="Times New Roman1" fo:font-size="10pt" officeooo:rsid="017d4d7d" style:font-size-asian="10pt" style:font-size-complex="10pt"/>
    </style:style>
    <style:style style:name="T45" style:family="text">
      <style:text-properties style:font-name="Times New Roman1" fo:font-size="10pt" officeooo:rsid="01b73495" style:font-size-asian="10pt" style:font-size-complex="10pt"/>
    </style:style>
    <style:style style:name="T46" style:family="text">
      <style:text-properties style:font-name="Times New Roman1" officeooo:rsid="017bf620"/>
    </style:style>
    <style:style style:name="T47" style:family="text">
      <style:text-properties officeooo:rsid="01322baf"/>
    </style:style>
    <style:style style:name="T48" style:family="text">
      <style:text-properties officeooo:rsid="01337d35"/>
    </style:style>
    <style:style style:name="T49" style:family="text">
      <style:text-properties officeooo:rsid="0134c1ad"/>
    </style:style>
    <style:style style:name="T50" style:family="text">
      <style:text-properties officeooo:rsid="013e1ab7"/>
    </style:style>
    <style:style style:name="T51" style:family="text">
      <style:text-properties officeooo:rsid="0141396c"/>
    </style:style>
    <style:style style:name="T52" style:family="text">
      <style:text-properties officeooo:rsid="01418a18"/>
    </style:style>
    <style:style style:name="T53" style:family="text">
      <style:text-properties officeooo:rsid="0147ef0e"/>
    </style:style>
    <style:style style:name="T54" style:family="text">
      <style:text-properties officeooo:rsid="014d08d2"/>
    </style:style>
    <style:style style:name="T55" style:family="text">
      <style:text-properties officeooo:rsid="01500205"/>
    </style:style>
    <style:style style:name="T56" style:family="text">
      <style:text-properties officeooo:rsid="0152f37e"/>
    </style:style>
    <style:style style:name="T57" style:family="text">
      <style:text-properties officeooo:rsid="01534691"/>
    </style:style>
    <style:style style:name="T58" style:family="text">
      <style:text-properties officeooo:rsid="0158cdf8"/>
    </style:style>
    <style:style style:name="T59" style:family="text">
      <style:text-properties officeooo:rsid="015ca9aa"/>
    </style:style>
    <style:style style:name="T60" style:family="text">
      <style:text-properties officeooo:rsid="015e4c7e"/>
    </style:style>
    <style:style style:name="T61" style:family="text">
      <style:text-properties officeooo:rsid="015eb920"/>
    </style:style>
    <style:style style:name="T62" style:family="text">
      <style:text-properties officeooo:rsid="016fd4c1"/>
    </style:style>
    <style:style style:name="T63" style:family="text">
      <style:text-properties officeooo:rsid="01711c84"/>
    </style:style>
    <style:style style:name="T64" style:family="text">
      <style:text-properties officeooo:rsid="01739bdc"/>
    </style:style>
    <style:style style:name="T65" style:family="text">
      <style:text-properties officeooo:rsid="0174d0b9"/>
    </style:style>
    <style:style style:name="T66" style:family="text">
      <style:text-properties officeooo:rsid="0175495a"/>
    </style:style>
    <style:style style:name="T67" style:family="text">
      <style:text-properties fo:font-size="10pt" fo:language="en" fo:country="US" officeooo:rsid="0175495a" style:font-size-asian="10pt" style:font-size-complex="10pt"/>
    </style:style>
    <style:style style:name="T68" style:family="text">
      <style:text-properties fo:font-size="10pt" fo:language="en" fo:country="US" officeooo:rsid="01322baf" style:font-size-asian="10pt" style:font-size-complex="10pt"/>
    </style:style>
    <style:style style:name="T69" style:family="text">
      <style:text-properties fo:font-size="10pt" fo:language="en" fo:country="US" officeooo:rsid="0138ea40" style:font-size-asian="10pt" style:font-size-complex="10pt"/>
    </style:style>
    <style:style style:name="T70" style:family="text">
      <style:text-properties officeooo:rsid="0181712d"/>
    </style:style>
    <style:style style:name="T71" style:family="text">
      <style:text-properties officeooo:rsid="01828e5d"/>
    </style:style>
    <style:style style:name="T72" style:family="text">
      <style:text-properties officeooo:rsid="0184192e"/>
    </style:style>
    <style:style style:name="T73" style:family="text">
      <style:text-properties officeooo:rsid="0184ece4"/>
    </style:style>
    <style:style style:name="T74" style:family="text">
      <style:text-properties officeooo:rsid="018a932a"/>
    </style:style>
    <style:style style:name="T75" style:family="text">
      <style:text-properties officeooo:rsid="018d6acb"/>
    </style:style>
    <style:style style:name="T76" style:family="text">
      <style:text-properties officeooo:rsid="018f0589"/>
    </style:style>
    <style:style style:name="T77" style:family="text">
      <style:text-properties officeooo:rsid="0190017f"/>
    </style:style>
    <style:style style:name="T78" style:family="text">
      <style:text-properties officeooo:rsid="01919a64"/>
    </style:style>
    <style:style style:name="T79" style:family="text">
      <style:text-properties officeooo:rsid="01943013"/>
    </style:style>
    <style:style style:name="T80" style:family="text">
      <style:text-properties officeooo:rsid="01976781"/>
    </style:style>
    <style:style style:name="T81" style:family="text">
      <style:text-properties officeooo:rsid="01997584"/>
    </style:style>
    <style:style style:name="T82" style:family="text">
      <style:text-properties officeooo:rsid="019a3e3e"/>
    </style:style>
    <style:style style:name="T83" style:family="text">
      <style:text-properties style:font-name="Times New Roman" officeooo:rsid="019a3e3e" style:font-name-asian="Times New Roman1" style:font-name-complex="Times New Roman1"/>
    </style:style>
    <style:style style:name="T84" style:family="text">
      <style:text-properties style:font-name="Times New Roman" officeooo:rsid="01b72e0c" style:font-name-asian="Times New Roman" style:font-name-complex="Times New Roman"/>
    </style:style>
    <style:style style:name="T85" style:family="text">
      <style:text-properties style:font-name="Times New Roman" fo:language="en" fo:country="US" officeooo:rsid="01b72e0c" style:font-name-asian="Times New Roman" style:font-name-complex="Times New Roman"/>
    </style:style>
    <style:style style:name="T86" style:family="text">
      <style:text-properties style:font-name="Times New Roman" fo:language="ru" fo:country="RU" officeooo:rsid="01b72e0c" style:font-name-asian="Times New Roman" style:font-name-complex="Times New Roman"/>
    </style:style>
    <style:style style:name="T87" style:family="text">
      <style:text-properties officeooo:rsid="019b73cf"/>
    </style:style>
    <style:style style:name="T88" style:family="text">
      <style:text-properties officeooo:rsid="019d159a"/>
    </style:style>
    <style:style style:name="T89" style:family="text">
      <style:text-properties officeooo:rsid="019e7f87"/>
    </style:style>
    <style:style style:name="T90" style:family="text">
      <style:text-properties officeooo:rsid="01a1971a"/>
    </style:style>
    <style:style style:name="T91" style:family="text">
      <style:text-properties officeooo:rsid="01a369ae"/>
    </style:style>
    <style:style style:name="T92" style:family="text">
      <style:text-properties officeooo:rsid="01a54d1c"/>
    </style:style>
    <style:style style:name="T93" style:family="text">
      <style:text-properties officeooo:rsid="01a7ed5e"/>
    </style:style>
    <style:style style:name="T94" style:family="text">
      <style:text-properties officeooo:rsid="01a896a7"/>
    </style:style>
    <style:style style:name="T95" style:family="text">
      <style:text-properties officeooo:rsid="01aa2655"/>
    </style:style>
    <style:style style:name="T96" style:family="text">
      <style:text-properties officeooo:rsid="01abb914"/>
    </style:style>
    <style:style style:name="T97" style:family="text">
      <style:text-properties officeooo:rsid="01ac4635"/>
    </style:style>
    <style:style style:name="T98" style:family="text">
      <style:text-properties officeooo:rsid="01ae69ac"/>
    </style:style>
    <style:style style:name="T99" style:family="text">
      <style:text-properties officeooo:rsid="01af207b"/>
    </style:style>
    <style:style style:name="T100" style:family="text">
      <style:text-properties officeooo:rsid="01af5815"/>
    </style:style>
    <style:style style:name="T101" style:family="text">
      <style:text-properties officeooo:rsid="01b0c1c1"/>
    </style:style>
    <style:style style:name="T102" style:family="text">
      <style:text-properties officeooo:rsid="01b2dfa4"/>
    </style:style>
    <style:style style:name="T103" style:family="text">
      <style:text-properties officeooo:rsid="01b427a6"/>
    </style:style>
    <style:style style:name="T104" style:family="text">
      <style:text-properties officeooo:rsid="01b49a44"/>
    </style:style>
    <style:style style:name="T105" style:family="text">
      <style:text-properties officeooo:rsid="01b4b6ea"/>
    </style:style>
    <style:style style:name="T106" style:family="text">
      <style:text-properties officeooo:rsid="01b4fc7d"/>
    </style:style>
    <style:style style:name="T107" style:family="text">
      <style:text-properties officeooo:rsid="01b685fe"/>
    </style:style>
    <style:style style:name="T108" style:family="text">
      <style:text-properties officeooo:rsid="01b72e0c"/>
    </style:style>
    <style:style style:name="T109" style:family="text">
      <style:text-properties officeooo:rsid="01b73495"/>
    </style:style>
    <style:style style:name="T110" style:family="text">
      <style:text-properties officeooo:rsid="01b8f596"/>
    </style:style>
    <style:style style:name="T111" style:family="text">
      <style:text-properties officeooo:rsid="01ba258c"/>
    </style:style>
    <style:style style:name="T112" style:family="text">
      <style:text-properties officeooo:rsid="01bc112e"/>
    </style:style>
    <style:style style:name="T113" style:family="text">
      <style:text-properties officeooo:rsid="01be3559"/>
    </style:style>
    <style:style style:name="T114" style:family="text">
      <style:text-properties officeooo:rsid="01be7eb8"/>
    </style:style>
    <style:style style:name="T115" style:family="text">
      <style:text-properties officeooo:rsid="01beadd0"/>
    </style:style>
    <style:style style:name="T116" style:family="text">
      <style:text-properties officeooo:rsid="01bfb84e"/>
    </style:style>
    <style:style style:name="T117" style:family="text">
      <style:text-properties officeooo:rsid="01c14c9c"/>
    </style:style>
    <style:style style:name="T118" style:family="text">
      <style:text-properties officeooo:rsid="01c2db6d"/>
    </style:style>
    <style:style style:name="T119" style:family="text">
      <style:text-properties officeooo:rsid="01c3c88b"/>
    </style:style>
    <style:style style:name="T120" style:family="text">
      <style:text-properties officeooo:rsid="01c45d47"/>
    </style:style>
    <style:style style:name="T121" style:family="text">
      <style:text-properties officeooo:rsid="01c60f57"/>
    </style:style>
    <style:style style:name="T122" style:family="text">
      <style:text-properties officeooo:rsid="01c9e478"/>
    </style:style>
    <style:style style:name="T123" style:family="text">
      <style:text-properties officeooo:rsid="01cd35d8"/>
    </style:style>
    <style:style style:name="T124" style:family="text">
      <style:text-properties officeooo:rsid="01d3d015"/>
    </style:style>
    <style:style style:name="T125" style:family="text">
      <style:text-properties officeooo:rsid="01d659cf"/>
    </style:style>
    <style:style style:name="T126" style:family="text">
      <style:text-properties officeooo:rsid="01d78510"/>
    </style:style>
    <style:style style:name="T127" style:family="text">
      <style:text-properties officeooo:rsid="01da167c"/>
    </style:style>
    <style:style style:name="T128" style:family="text">
      <style:text-properties officeooo:rsid="01db1664"/>
    </style:style>
    <style:style style:name="T129" style:family="text">
      <style:text-properties officeooo:rsid="01db53e5"/>
    </style:style>
    <style:style style:name="T130" style:family="text">
      <style:text-properties officeooo:rsid="01dd680e"/>
    </style:style>
    <style:style style:name="T131" style:family="text">
      <style:text-properties officeooo:rsid="01dede53"/>
    </style:style>
    <style:style style:name="T132" style:family="text">
      <style:text-properties officeooo:rsid="01e03a6a"/>
    </style:style>
    <style:style style:name="T133" style:family="text">
      <style:text-properties officeooo:rsid="01e11edc"/>
    </style:style>
    <style:style style:name="T134" style:family="text">
      <style:text-properties officeooo:rsid="01e1866d"/>
    </style:style>
    <style:style style:name="T135" style:family="text">
      <style:text-properties officeooo:rsid="01e30fb3"/>
    </style:style>
    <style:style style:name="T136" style:family="text">
      <style:text-properties officeooo:rsid="01e38430"/>
    </style:style>
    <style:style style:name="T137" style:family="text">
      <style:text-properties officeooo:rsid="01e3d6fc"/>
    </style:style>
    <style:style style:name="T138" style:family="text">
      <style:text-properties officeooo:rsid="01e4fea3"/>
    </style:style>
    <style:style style:name="T139" style:family="text">
      <style:text-properties officeooo:rsid="01e84161"/>
    </style:style>
    <style:style style:name="T140" style:family="text">
      <style:text-properties officeooo:rsid="01e93eb4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82cm" fo:padding-right="0.282cm" fo:padding-top="0.155cm" fo:padding-bottom="0.155cm" fo:border="none" style:flow-with-text="tru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gr1" style:family="graphic">
      <style:graphic-properties style:writing-mode="lr-tb" loext:decorative="false" fo:margin-left="0.319cm" fo:margin-right="0.319cm" fo:margin-top="0cm" fo:margin-bottom="0cm" style:run-through="foreground" style:wrap="parallel" style:number-wrapped-paragraphs="no-limit" style:wrap-contour="false" style:vertical-pos="from-top" style:vertical-rel="page" style:horizontal-pos="from-left" style:horizontal-rel="page" style:flow-with-text="true"/>
    </style:style>
    <style:style style:name="gr2" style:family="graphic">
      <style:graphic-properties style:writing-mode="lr-tb" loext:decorative="false" style:run-through="foreground"/>
    </style:style>
    <style:style style:name="gr3" style:family="graphic">
      <style:graphic-properties loext:decorative="false" style:run-through="foreground"/>
    </style:style>
    <style:style style:name="gr4" style:family="graphic">
      <style:graphic-properties draw:stroke="solid" svg:stroke-width="0.03cm" svg:stroke-color="#000000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  <style:style style:name="gr5" style:family="graphic">
      <style:graphic-properties style:writing-mode="lr-tb" loext:decorative="false" fo:margin-left="0.319cm" fo:margin-right="0.319cm" fo:margin-top="0cm" fo:margin-bottom="0cm" style:run-through="foreground" style:wrap="run-through" style:number-wrapped-paragraphs="no-limit" style:vertical-pos="from-top" style:vertical-rel="page" style:horizontal-pos="from-left" style:horizontal-rel="page" style:flow-with-text="true"/>
    </style:style>
    <style:style style:name="gr6" style:family="graphic">
      <style:graphic-properties draw:stroke="solid" svg:stroke-width="0.026cm" svg:stroke-color="#000000" svg:stroke-opacity="100%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  <style:style style:name="gr7" style:family="graphic">
      <style:graphic-properties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loext:decorative="false" style:run-through="background"/>
    </style:style>
    <style:style style:name="gr9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loext:decorative="false" style:run-through="background"/>
    </style:style>
    <style:style style:name="gr10" style:family="graphic">
      <style:graphic-properties style:writing-mode="lr-tb" loext:decorative="false" style:run-through="background"/>
    </style:style>
    <style:style style:name="gr11" style:family="graphic">
      <style:graphic-properties svg:stroke-width="0.03cm" svg:stroke-color="#000000" draw:marker-start-width="0.293cm" draw:marker-end-width="0.293cm" draw:textarea-horizontal-align="center" draw:textarea-vertical-align="middle" fo:padding-top="-0.018cm" fo:padding-bottom="-0.018cm" fo:padding-left="-0.018cm" fo:padding-right="-0.018cm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4" draw:z-index="28" draw:name="DrawObject 785" draw:style-name="gr1">
        <draw:g draw:name="DrawObject 786" draw:style-name="gr2">
          <draw:g draw:name="DrawObject 787" draw:style-name="gr3">
            <draw:line draw:name="Вертикальная линия 3121" draw:style-name="gr4" draw:text-style-name="P267" svg:x1="2.699cm" svg:y1="18.443cm" svg:x2="2.699cm" svg:y2="18.542cm">
              <text:p/>
            </draw:line>
            <draw:line draw:name="Вертикальная линия 3122" draw:style-name="gr4" draw:text-style-name="P267" svg:x1="3.731cm" svg:y1="18.448cm" svg:x2="3.731cm" svg:y2="18.547cm">
              <text:p/>
            </draw:line>
            <draw:line draw:name="Вертикальная линия 3123" draw:style-name="gr4" draw:text-style-name="P267" svg:x1="4.765cm" svg:y1="18.45cm" svg:x2="4.765cm" svg:y2="18.549cm">
              <text:p/>
            </draw:line>
            <draw:line draw:name="Вертикальная линия 3124" draw:style-name="gr4" draw:text-style-name="P267" svg:x1="6.051cm" svg:y1="18.45cm" svg:x2="6.051cm" svg:y2="18.549cm">
              <text:p/>
            </draw:line>
          </draw:g>
          <draw:line draw:name="Вертикальная линия 3125" draw:style-name="gr4" draw:text-style-name="P267" svg:x1="13.344cm" svg:y1="18.45cm" svg:x2="13.344cm" svg:y2="18.549cm">
            <text:p/>
          </draw:line>
          <draw:line draw:name="Вертикальная линия 3126" draw:style-name="gr4" draw:text-style-name="P267" svg:x1="14.359cm" svg:y1="18.45cm" svg:x2="14.359cm" svg:y2="18.549cm">
            <text:p/>
          </draw:line>
          <draw:line draw:name="Вертикальная линия 3127" draw:style-name="gr4" draw:text-style-name="P267" svg:x1="16.161cm" svg:y1="18.45cm" svg:x2="16.161cm" svg:y2="18.549cm">
            <text:p/>
          </draw:line>
          <draw:line draw:name="Вертикальная линия 3128" draw:style-name="gr4" draw:text-style-name="P267" svg:x1="17.183cm" svg:y1="18.45cm" svg:x2="17.183cm" svg:y2="18.549cm">
            <text:p/>
          </draw:line>
          <draw:line draw:name="Вертикальная линия 3129" draw:style-name="gr4" draw:text-style-name="P267" svg:x1="18.448cm" svg:y1="18.45cm" svg:x2="18.448cm" svg:y2="18.549cm">
            <text:p/>
          </draw:line>
          <draw:line draw:name="Вертикальная линия 3130" draw:style-name="gr4" draw:text-style-name="P267" svg:x1="19.489cm" svg:y1="18.45cm" svg:x2="19.489cm" svg:y2="18.549cm">
            <text:p/>
          </draw:line>
        </draw:g>
        <draw:g draw:name="DrawObject 788" draw:style-name="gr3">
          <draw:line draw:name="Вертикальная линия 3131" draw:style-name="gr4" draw:text-style-name="P267" svg:x1="20.746cm" svg:y1="18.45cm" svg:x2="20.746cm" svg:y2="18.549cm">
            <text:p/>
          </draw:line>
          <draw:line draw:name="Вертикальная линия 3132" draw:style-name="gr4" draw:text-style-name="P267" svg:x1="22.001cm" svg:y1="18.45cm" svg:x2="22.001cm" svg:y2="18.549cm">
            <text:p/>
          </draw:line>
          <draw:line draw:name="Вертикальная линия 3133" draw:style-name="gr4" draw:text-style-name="P267" svg:x1="23.342cm" svg:y1="18.45cm" svg:x2="23.342cm" svg:y2="18.549cm">
            <text:p/>
          </draw:line>
          <draw:line draw:name="Вертикальная линия 3134" draw:style-name="gr4" draw:text-style-name="P267" svg:x1="24.655cm" svg:y1="18.45cm" svg:x2="24.655cm" svg:y2="18.549cm">
            <text:p/>
          </draw:line>
          <draw:line draw:name="Вертикальная линия 3135" draw:style-name="gr4" draw:text-style-name="P267" svg:x1="26.39cm" svg:y1="18.45cm" svg:x2="26.39cm" svg:y2="18.549cm">
            <text:p/>
          </draw:line>
        </draw:g>
      </draw:g>
      <draw:g text:anchor-type="page" text:anchor-page-number="14" draw:z-index="27" draw:name="DrawObject61" draw:style-name="gr5">
        <draw:g draw:name="Фигура 2" draw:style-name="gr3">
          <draw:line draw:style-name="gr6" draw:text-style-name="P268" svg:x1="1.666cm" svg:y1="6.979cm" svg:x2="28.96cm" svg:y2="6.979cm">
            <text:p/>
          </draw:line>
          <draw:line draw:style-name="gr6" draw:text-style-name="P268" svg:x1="1.638cm" svg:y1="7.728cm" svg:x2="28.934cm" svg:y2="7.728cm">
            <text:p/>
          </draw:line>
          <draw:line draw:style-name="gr6" draw:text-style-name="P268" svg:x1="1.659cm" svg:y1="8.439cm" svg:x2="28.953cm" svg:y2="8.439cm">
            <text:p/>
          </draw:line>
          <draw:line draw:style-name="gr6" draw:text-style-name="P268" svg:x1="1.661cm" svg:y1="9.175cm" svg:x2="28.957cm" svg:y2="9.175cm">
            <text:p/>
          </draw:line>
          <draw:line draw:style-name="gr6" draw:text-style-name="P268" svg:x1="1.689cm" svg:y1="9.994cm" svg:x2="28.985cm" svg:y2="9.994cm">
            <text:p/>
          </draw:line>
          <draw:line draw:style-name="gr6" draw:text-style-name="P268" svg:x1="1.661cm" svg:y1="10.806cm" svg:x2="28.957cm" svg:y2="10.806cm">
            <text:p/>
          </draw:line>
          <draw:line draw:style-name="gr6" draw:text-style-name="P268" svg:x1="1.652cm" svg:y1="11.579cm" svg:x2="28.948cm" svg:y2="11.579cm">
            <text:p/>
          </draw:line>
          <draw:line draw:style-name="gr6" draw:text-style-name="P268" svg:x1="1.636cm" svg:y1="12.34cm" svg:x2="28.93cm" svg:y2="12.34cm">
            <text:p/>
          </draw:line>
          <draw:line draw:style-name="gr6" draw:text-style-name="P268" svg:x1="1.652cm" svg:y1="13.106cm" svg:x2="28.948cm" svg:y2="13.106cm">
            <text:p/>
          </draw:line>
          <draw:line draw:style-name="gr6" draw:text-style-name="P268" svg:x1="1.648cm" svg:y1="14.642cm" svg:x2="28.944cm" svg:y2="14.642cm">
            <text:p/>
          </draw:line>
          <draw:line draw:style-name="gr6" draw:text-style-name="P268" svg:x1="1.659cm" svg:y1="16.183cm" svg:x2="28.953cm" svg:y2="16.183cm">
            <text:p/>
          </draw:line>
          <draw:line draw:style-name="gr6" draw:text-style-name="P268" svg:x1="1.648cm" svg:y1="13.888cm" svg:x2="28.944cm" svg:y2="13.888cm">
            <text:p/>
          </draw:line>
          <draw:line draw:style-name="gr6" draw:text-style-name="P268" svg:x1="1.661cm" svg:y1="15.419cm" svg:x2="28.957cm" svg:y2="15.419cm">
            <text:p/>
          </draw:line>
          <draw:line draw:style-name="gr6" draw:text-style-name="P268" svg:x1="1.636cm" svg:y1="16.948cm" svg:x2="28.93cm" svg:y2="16.948cm">
            <text:p/>
          </draw:line>
          <draw:line draw:style-name="gr6" draw:text-style-name="P268" svg:x1="1.659cm" svg:y1="17.712cm" svg:x2="28.953cm" svg:y2="17.712cm">
            <text:p/>
          </draw:line>
        </draw:g>
        <draw:line draw:style-name="gr6" draw:text-style-name="P268" svg:x1="1.614cm" svg:y1="18.451cm" svg:x2="28.91cm" svg:y2="18.451cm">
          <text:p/>
        </draw:line>
      </draw:g>
      <draw:g text:anchor-type="page" text:anchor-page-number="14" draw:z-index="26" draw:name="DrawObject62" draw:style-name="gr1">
        <draw:g draw:name="DrawObject 1" draw:style-name="gr2">
          <draw:g draw:name="DrawObject 2" draw:style-name="gr2">
            <draw:g draw:name="DrawObject 3" draw:style-name="gr3">
              <draw:line draw:name="Вертикальная линия 1" draw:style-name="gr4" draw:text-style-name="P268" svg:x1="2.742cm" svg:y1="6.23cm" svg:x2="2.742cm" svg:y2="6.328cm">
                <text:p/>
              </draw:line>
              <draw:line draw:name="Вертикальная линия 2" draw:style-name="gr4" draw:text-style-name="P268" svg:x1="3.772cm" svg:y1="6.232cm" svg:x2="3.772cm" svg:y2="6.33cm">
                <text:p/>
              </draw:line>
              <draw:line draw:name="Вертикальная линия 3" draw:style-name="gr4" draw:text-style-name="P268" svg:x1="4.805cm" svg:y1="6.237cm" svg:x2="4.805cm" svg:y2="6.335cm">
                <text:p/>
              </draw:line>
              <draw:line draw:name="Вертикальная линия 4" draw:style-name="gr4" draw:text-style-name="P268" svg:x1="6.089cm" svg:y1="6.237cm" svg:x2="6.089cm" svg:y2="6.335cm">
                <text:p/>
              </draw:line>
            </draw:g>
            <draw:line draw:name="Вертикальная линия 5" draw:style-name="gr4" draw:text-style-name="P268" svg:x1="13.373cm" svg:y1="6.237cm" svg:x2="13.373cm" svg:y2="6.335cm">
              <text:p/>
            </draw:line>
            <draw:line draw:name="Вертикальная линия 6" draw:style-name="gr4" draw:text-style-name="P268" svg:x1="14.388cm" svg:y1="6.237cm" svg:x2="14.388cm" svg:y2="6.335cm">
              <text:p/>
            </draw:line>
            <draw:line draw:name="Вертикальная линия 7" draw:style-name="gr4" draw:text-style-name="P268" svg:x1="16.186cm" svg:y1="6.237cm" svg:x2="16.186cm" svg:y2="6.335cm">
              <text:p/>
            </draw:line>
            <draw:line draw:name="Вертикальная линия 8" draw:style-name="gr4" draw:text-style-name="P268" svg:x1="17.206cm" svg:y1="6.237cm" svg:x2="17.206cm" svg:y2="6.335cm">
              <text:p/>
            </draw:line>
            <draw:line draw:name="Вертикальная линия 9" draw:style-name="gr4" draw:text-style-name="P268" svg:x1="18.469cm" svg:y1="6.237cm" svg:x2="18.469cm" svg:y2="6.335cm">
              <text:p/>
            </draw:line>
            <draw:line draw:name="Вертикальная линия 10" draw:style-name="gr4" draw:text-style-name="P268" svg:x1="19.507cm" svg:y1="6.237cm" svg:x2="19.507cm" svg:y2="6.335cm">
              <text:p/>
            </draw:line>
          </draw:g>
          <draw:g draw:name="DrawObject 4" draw:style-name="gr3">
            <draw:line draw:name="Вертикальная линия 11" draw:style-name="gr4" draw:text-style-name="P268" svg:x1="20.762cm" svg:y1="6.237cm" svg:x2="20.762cm" svg:y2="6.335cm">
              <text:p/>
            </draw:line>
            <draw:line draw:name="Вертикальная линия 12" draw:style-name="gr4" draw:text-style-name="P268" svg:x1="22.017cm" svg:y1="6.237cm" svg:x2="22.017cm" svg:y2="6.335cm">
              <text:p/>
            </draw:line>
            <draw:line draw:name="Вертикальная линия 13" draw:style-name="gr4" draw:text-style-name="P268" svg:x1="23.354cm" svg:y1="6.237cm" svg:x2="23.354cm" svg:y2="6.335cm">
              <text:p/>
            </draw:line>
            <draw:line draw:name="Вертикальная линия 14" draw:style-name="gr4" draw:text-style-name="P268" svg:x1="24.667cm" svg:y1="6.237cm" svg:x2="24.667cm" svg:y2="6.335cm">
              <text:p/>
            </draw:line>
            <draw:line draw:name="Вертикальная линия 15" draw:style-name="gr4" draw:text-style-name="P268" svg:x1="26.397cm" svg:y1="6.237cm" svg:x2="26.397cm" svg:y2="6.335cm">
              <text:p/>
            </draw:line>
          </draw:g>
        </draw:g>
        <draw:g draw:name="DrawObject 5" draw:style-name="gr2">
          <draw:g draw:name="DrawObject 6" draw:style-name="gr2">
            <draw:g draw:name="DrawObject 7" draw:style-name="gr3">
              <draw:line draw:name="Вертикальная линия 16" draw:style-name="gr4" draw:text-style-name="P268" svg:x1="2.731cm" svg:y1="7.006cm" svg:x2="2.731cm" svg:y2="7.104cm">
                <text:p/>
              </draw:line>
              <draw:line draw:name="Вертикальная линия 17" draw:style-name="gr4" draw:text-style-name="P268" svg:x1="3.76cm" svg:y1="7.008cm" svg:x2="3.76cm" svg:y2="7.106cm">
                <text:p/>
              </draw:line>
              <draw:line draw:name="Вертикальная линия 18" draw:style-name="gr4" draw:text-style-name="P268" svg:x1="4.794cm" svg:y1="7.013cm" svg:x2="4.794cm" svg:y2="7.111cm">
                <text:p/>
              </draw:line>
              <draw:line draw:name="Вертикальная линия 19" draw:style-name="gr4" draw:text-style-name="P268" svg:x1="6.076cm" svg:y1="7.013cm" svg:x2="6.076cm" svg:y2="7.111cm">
                <text:p/>
              </draw:line>
            </draw:g>
            <draw:line draw:name="Вертикальная линия 20" draw:style-name="gr4" draw:text-style-name="P268" svg:x1="13.36cm" svg:y1="7.013cm" svg:x2="13.36cm" svg:y2="7.111cm">
              <text:p/>
            </draw:line>
            <draw:line draw:name="Вертикальная линия 21" draw:style-name="gr4" draw:text-style-name="P268" svg:x1="14.374cm" svg:y1="7.013cm" svg:x2="14.374cm" svg:y2="7.111cm">
              <text:p/>
            </draw:line>
            <draw:line draw:name="Вертикальная линия 22" draw:style-name="gr4" draw:text-style-name="P268" svg:x1="16.174cm" svg:y1="7.013cm" svg:x2="16.174cm" svg:y2="7.111cm">
              <text:p/>
            </draw:line>
            <draw:line draw:name="Вертикальная линия 23" draw:style-name="gr4" draw:text-style-name="P268" svg:x1="17.195cm" svg:y1="7.013cm" svg:x2="17.195cm" svg:y2="7.111cm">
              <text:p/>
            </draw:line>
            <draw:line draw:name="Вертикальная линия 24" draw:style-name="gr4" draw:text-style-name="P268" svg:x1="18.458cm" svg:y1="7.013cm" svg:x2="18.458cm" svg:y2="7.111cm">
              <text:p/>
            </draw:line>
            <draw:line draw:name="Вертикальная линия 25" draw:style-name="gr4" draw:text-style-name="P268" svg:x1="19.495cm" svg:y1="7.013cm" svg:x2="19.495cm" svg:y2="7.111cm">
              <text:p/>
            </draw:line>
          </draw:g>
          <draw:g draw:name="DrawObject 8" draw:style-name="gr3">
            <draw:line draw:name="Вертикальная линия 26" draw:style-name="gr4" draw:text-style-name="P268" svg:x1="20.751cm" svg:y1="7.013cm" svg:x2="20.751cm" svg:y2="7.111cm">
              <text:p/>
            </draw:line>
            <draw:line draw:name="Вертикальная линия 27" draw:style-name="gr4" draw:text-style-name="P268" svg:x1="22.004cm" svg:y1="7.013cm" svg:x2="22.004cm" svg:y2="7.111cm">
              <text:p/>
            </draw:line>
            <draw:line draw:name="Вертикальная линия 28" draw:style-name="gr4" draw:text-style-name="P268" svg:x1="23.344cm" svg:y1="7.013cm" svg:x2="23.344cm" svg:y2="7.111cm">
              <text:p/>
            </draw:line>
            <draw:line draw:name="Вертикальная линия 29" draw:style-name="gr4" draw:text-style-name="P268" svg:x1="24.654cm" svg:y1="7.013cm" svg:x2="24.654cm" svg:y2="7.111cm">
              <text:p/>
            </draw:line>
            <draw:line draw:name="Вертикальная линия 30" draw:style-name="gr4" draw:text-style-name="P268" svg:x1="26.387cm" svg:y1="7.013cm" svg:x2="26.387cm" svg:y2="7.111cm">
              <text:p/>
            </draw:line>
          </draw:g>
        </draw:g>
        <draw:g draw:name="DrawObject 9" draw:style-name="gr2">
          <draw:g draw:name="DrawObject 10" draw:style-name="gr2">
            <draw:g draw:name="DrawObject 11" draw:style-name="gr3">
              <draw:line draw:name="Вертикальная линия 31" draw:style-name="gr4" draw:text-style-name="P268" svg:x1="2.731cm" svg:y1="7.757cm" svg:x2="2.731cm" svg:y2="7.855cm">
                <text:p/>
              </draw:line>
              <draw:line draw:name="Вертикальная линия 32" draw:style-name="gr4" draw:text-style-name="P268" svg:x1="3.76cm" svg:y1="7.758cm" svg:x2="3.76cm" svg:y2="7.856cm">
                <text:p/>
              </draw:line>
              <draw:line draw:name="Вертикальная линия 33" draw:style-name="gr4" draw:text-style-name="P268" svg:x1="4.794cm" svg:y1="7.764cm" svg:x2="4.794cm" svg:y2="7.862cm">
                <text:p/>
              </draw:line>
              <draw:line draw:name="Вертикальная линия 34" draw:style-name="gr4" draw:text-style-name="P268" svg:x1="6.076cm" svg:y1="7.764cm" svg:x2="6.076cm" svg:y2="7.862cm">
                <text:p/>
              </draw:line>
            </draw:g>
            <draw:line draw:name="Вертикальная линия 35" draw:style-name="gr4" draw:text-style-name="P268" svg:x1="13.36cm" svg:y1="7.764cm" svg:x2="13.36cm" svg:y2="7.862cm">
              <text:p/>
            </draw:line>
            <draw:line draw:name="Вертикальная линия 36" draw:style-name="gr4" draw:text-style-name="P268" svg:x1="14.374cm" svg:y1="7.764cm" svg:x2="14.374cm" svg:y2="7.862cm">
              <text:p/>
            </draw:line>
            <draw:line draw:name="Вертикальная линия 37" draw:style-name="gr4" draw:text-style-name="P268" svg:x1="16.174cm" svg:y1="7.764cm" svg:x2="16.174cm" svg:y2="7.862cm">
              <text:p/>
            </draw:line>
            <draw:line draw:name="Вертикальная линия 38" draw:style-name="gr4" draw:text-style-name="P268" svg:x1="17.195cm" svg:y1="7.764cm" svg:x2="17.195cm" svg:y2="7.862cm">
              <text:p/>
            </draw:line>
            <draw:line draw:name="Вертикальная линия 39" draw:style-name="gr4" draw:text-style-name="P268" svg:x1="18.458cm" svg:y1="7.764cm" svg:x2="18.458cm" svg:y2="7.862cm">
              <text:p/>
            </draw:line>
            <draw:line draw:name="Вертикальная линия 40" draw:style-name="gr4" draw:text-style-name="P268" svg:x1="19.495cm" svg:y1="7.764cm" svg:x2="19.495cm" svg:y2="7.862cm">
              <text:p/>
            </draw:line>
          </draw:g>
          <draw:g draw:name="DrawObject 12" draw:style-name="gr3">
            <draw:line draw:name="Вертикальная линия 41" draw:style-name="gr4" draw:text-style-name="P268" svg:x1="20.751cm" svg:y1="7.764cm" svg:x2="20.751cm" svg:y2="7.862cm">
              <text:p/>
            </draw:line>
            <draw:line draw:name="Вертикальная линия 42" draw:style-name="gr4" draw:text-style-name="P268" svg:x1="22.004cm" svg:y1="7.764cm" svg:x2="22.004cm" svg:y2="7.862cm">
              <text:p/>
            </draw:line>
            <draw:line draw:name="Вертикальная линия 43" draw:style-name="gr4" draw:text-style-name="P268" svg:x1="23.344cm" svg:y1="7.764cm" svg:x2="23.344cm" svg:y2="7.862cm">
              <text:p/>
            </draw:line>
            <draw:line draw:name="Вертикальная линия 44" draw:style-name="gr4" draw:text-style-name="P268" svg:x1="24.654cm" svg:y1="7.764cm" svg:x2="24.654cm" svg:y2="7.862cm">
              <text:p/>
            </draw:line>
            <draw:line draw:name="Вертикальная линия 45" draw:style-name="gr4" draw:text-style-name="P268" svg:x1="26.387cm" svg:y1="7.764cm" svg:x2="26.387cm" svg:y2="7.862cm">
              <text:p/>
            </draw:line>
          </draw:g>
        </draw:g>
        <draw:g draw:name="DrawObject 13" draw:style-name="gr2">
          <draw:g draw:name="DrawObject 14" draw:style-name="gr2">
            <draw:g draw:name="DrawObject 15" draw:style-name="gr3">
              <draw:line draw:name="Вертикальная линия 46" draw:style-name="gr4" draw:text-style-name="P268" svg:x1="2.731cm" svg:y1="8.466cm" svg:x2="2.731cm" svg:y2="8.564cm">
                <text:p/>
              </draw:line>
              <draw:line draw:name="Вертикальная линия 47" draw:style-name="gr4" draw:text-style-name="P268" svg:x1="3.76cm" svg:y1="8.468cm" svg:x2="3.76cm" svg:y2="8.566cm">
                <text:p/>
              </draw:line>
              <draw:line draw:name="Вертикальная линия 48" draw:style-name="gr4" draw:text-style-name="P268" svg:x1="4.794cm" svg:y1="8.473cm" svg:x2="4.794cm" svg:y2="8.571cm">
                <text:p/>
              </draw:line>
              <draw:line draw:name="Вертикальная линия 49" draw:style-name="gr4" draw:text-style-name="P268" svg:x1="6.076cm" svg:y1="8.473cm" svg:x2="6.076cm" svg:y2="8.571cm">
                <text:p/>
              </draw:line>
            </draw:g>
            <draw:line draw:name="Вертикальная линия 50" draw:style-name="gr4" draw:text-style-name="P268" svg:x1="13.36cm" svg:y1="8.473cm" svg:x2="13.36cm" svg:y2="8.571cm">
              <text:p/>
            </draw:line>
            <draw:line draw:name="Вертикальная линия 51" draw:style-name="gr4" draw:text-style-name="P268" svg:x1="14.374cm" svg:y1="8.473cm" svg:x2="14.374cm" svg:y2="8.571cm">
              <text:p/>
            </draw:line>
            <draw:line draw:name="Вертикальная линия 52" draw:style-name="gr4" draw:text-style-name="P268" svg:x1="16.174cm" svg:y1="8.473cm" svg:x2="16.174cm" svg:y2="8.571cm">
              <text:p/>
            </draw:line>
            <draw:line draw:name="Вертикальная линия 53" draw:style-name="gr4" draw:text-style-name="P268" svg:x1="17.195cm" svg:y1="8.473cm" svg:x2="17.195cm" svg:y2="8.571cm">
              <text:p/>
            </draw:line>
            <draw:line draw:name="Вертикальная линия 54" draw:style-name="gr4" draw:text-style-name="P268" svg:x1="18.458cm" svg:y1="8.473cm" svg:x2="18.458cm" svg:y2="8.571cm">
              <text:p/>
            </draw:line>
            <draw:line draw:name="Вертикальная линия 55" draw:style-name="gr4" draw:text-style-name="P268" svg:x1="19.495cm" svg:y1="8.473cm" svg:x2="19.495cm" svg:y2="8.571cm">
              <text:p/>
            </draw:line>
          </draw:g>
          <draw:g draw:name="DrawObject 16" draw:style-name="gr3">
            <draw:line draw:name="Вертикальная линия 56" draw:style-name="gr4" draw:text-style-name="P268" svg:x1="20.751cm" svg:y1="8.473cm" svg:x2="20.751cm" svg:y2="8.571cm">
              <text:p/>
            </draw:line>
            <draw:line draw:name="Вертикальная линия 57" draw:style-name="gr4" draw:text-style-name="P268" svg:x1="22.004cm" svg:y1="8.473cm" svg:x2="22.004cm" svg:y2="8.571cm">
              <text:p/>
            </draw:line>
            <draw:line draw:name="Вертикальная линия 58" draw:style-name="gr4" draw:text-style-name="P268" svg:x1="23.344cm" svg:y1="8.473cm" svg:x2="23.344cm" svg:y2="8.571cm">
              <text:p/>
            </draw:line>
            <draw:line draw:name="Вертикальная линия 59" draw:style-name="gr4" draw:text-style-name="P268" svg:x1="24.654cm" svg:y1="8.473cm" svg:x2="24.654cm" svg:y2="8.571cm">
              <text:p/>
            </draw:line>
            <draw:line draw:name="Вертикальная линия 60" draw:style-name="gr4" draw:text-style-name="P268" svg:x1="26.387cm" svg:y1="8.473cm" svg:x2="26.387cm" svg:y2="8.571cm">
              <text:p/>
            </draw:line>
          </draw:g>
        </draw:g>
        <draw:g draw:name="DrawObject 17" draw:style-name="gr2">
          <draw:g draw:name="DrawObject 18" draw:style-name="gr2">
            <draw:g draw:name="DrawObject 19" draw:style-name="gr3">
              <draw:line draw:name="Вертикальная линия 61" draw:style-name="gr4" draw:text-style-name="P268" svg:x1="2.731cm" svg:y1="9.204cm" svg:x2="2.731cm" svg:y2="9.302cm">
                <text:p/>
              </draw:line>
              <draw:line draw:name="Вертикальная линия 62" draw:style-name="gr4" draw:text-style-name="P268" svg:x1="3.76cm" svg:y1="9.206cm" svg:x2="3.76cm" svg:y2="9.304cm">
                <text:p/>
              </draw:line>
              <draw:line draw:name="Вертикальная линия 63" draw:style-name="gr4" draw:text-style-name="P268" svg:x1="4.794cm" svg:y1="9.21cm" svg:x2="4.794cm" svg:y2="9.308cm">
                <text:p/>
              </draw:line>
              <draw:line draw:name="Вертикальная линия 64" draw:style-name="gr4" draw:text-style-name="P268" svg:x1="6.076cm" svg:y1="9.21cm" svg:x2="6.076cm" svg:y2="9.308cm">
                <text:p/>
              </draw:line>
            </draw:g>
            <draw:line draw:name="Вертикальная линия 65" draw:style-name="gr4" draw:text-style-name="P268" svg:x1="13.36cm" svg:y1="9.21cm" svg:x2="13.36cm" svg:y2="9.308cm">
              <text:p/>
            </draw:line>
            <draw:line draw:name="Вертикальная линия 66" draw:style-name="gr4" draw:text-style-name="P268" svg:x1="14.374cm" svg:y1="9.21cm" svg:x2="14.374cm" svg:y2="9.308cm">
              <text:p/>
            </draw:line>
            <draw:line draw:name="Вертикальная линия 67" draw:style-name="gr4" draw:text-style-name="P268" svg:x1="16.174cm" svg:y1="9.21cm" svg:x2="16.174cm" svg:y2="9.308cm">
              <text:p/>
            </draw:line>
            <draw:line draw:name="Вертикальная линия 68" draw:style-name="gr4" draw:text-style-name="P268" svg:x1="17.195cm" svg:y1="9.21cm" svg:x2="17.195cm" svg:y2="9.308cm">
              <text:p/>
            </draw:line>
            <draw:line draw:name="Вертикальная линия 69" draw:style-name="gr4" draw:text-style-name="P268" svg:x1="18.458cm" svg:y1="9.21cm" svg:x2="18.458cm" svg:y2="9.308cm">
              <text:p/>
            </draw:line>
            <draw:line draw:name="Вертикальная линия 70" draw:style-name="gr4" draw:text-style-name="P268" svg:x1="19.495cm" svg:y1="9.21cm" svg:x2="19.495cm" svg:y2="9.308cm">
              <text:p/>
            </draw:line>
          </draw:g>
          <draw:g draw:name="DrawObject 20" draw:style-name="gr3">
            <draw:line draw:name="Вертикальная линия 71" draw:style-name="gr4" draw:text-style-name="P268" svg:x1="20.751cm" svg:y1="9.21cm" svg:x2="20.751cm" svg:y2="9.308cm">
              <text:p/>
            </draw:line>
            <draw:line draw:name="Вертикальная линия 72" draw:style-name="gr4" draw:text-style-name="P268" svg:x1="22.004cm" svg:y1="9.21cm" svg:x2="22.004cm" svg:y2="9.308cm">
              <text:p/>
            </draw:line>
            <draw:line draw:name="Вертикальная линия 73" draw:style-name="gr4" draw:text-style-name="P268" svg:x1="23.344cm" svg:y1="9.21cm" svg:x2="23.344cm" svg:y2="9.308cm">
              <text:p/>
            </draw:line>
            <draw:line draw:name="Вертикальная линия 74" draw:style-name="gr4" draw:text-style-name="P268" svg:x1="24.654cm" svg:y1="9.21cm" svg:x2="24.654cm" svg:y2="9.308cm">
              <text:p/>
            </draw:line>
            <draw:line draw:name="Вертикальная линия 75" draw:style-name="gr4" draw:text-style-name="P268" svg:x1="26.387cm" svg:y1="9.21cm" svg:x2="26.387cm" svg:y2="9.308cm">
              <text:p/>
            </draw:line>
          </draw:g>
        </draw:g>
        <draw:g draw:name="DrawObject 21" draw:style-name="gr2">
          <draw:g draw:name="DrawObject 22" draw:style-name="gr2">
            <draw:g draw:name="DrawObject 23" draw:style-name="gr3">
              <draw:line draw:name="Вертикальная линия 76" draw:style-name="gr4" draw:text-style-name="P268" svg:x1="2.731cm" svg:y1="10.023cm" svg:x2="2.731cm" svg:y2="10.121cm">
                <text:p/>
              </draw:line>
              <draw:line draw:name="Вертикальная линия 77" draw:style-name="gr4" draw:text-style-name="P268" svg:x1="3.76cm" svg:y1="10.024cm" svg:x2="3.76cm" svg:y2="10.122cm">
                <text:p/>
              </draw:line>
              <draw:line draw:name="Вертикальная линия 78" draw:style-name="gr4" draw:text-style-name="P268" svg:x1="4.794cm" svg:y1="10.03cm" svg:x2="4.794cm" svg:y2="10.128cm">
                <text:p/>
              </draw:line>
              <draw:line draw:name="Вертикальная линия 79" draw:style-name="gr4" draw:text-style-name="P268" svg:x1="6.076cm" svg:y1="10.03cm" svg:x2="6.076cm" svg:y2="10.128cm">
                <text:p/>
              </draw:line>
            </draw:g>
            <draw:line draw:name="Вертикальная линия 80" draw:style-name="gr4" draw:text-style-name="P268" svg:x1="13.36cm" svg:y1="10.03cm" svg:x2="13.36cm" svg:y2="10.128cm">
              <text:p/>
            </draw:line>
            <draw:line draw:name="Вертикальная линия 81" draw:style-name="gr4" draw:text-style-name="P268" svg:x1="14.374cm" svg:y1="10.03cm" svg:x2="14.374cm" svg:y2="10.128cm">
              <text:p/>
            </draw:line>
            <draw:line draw:name="Вертикальная линия 82" draw:style-name="gr4" draw:text-style-name="P268" svg:x1="16.174cm" svg:y1="10.03cm" svg:x2="16.174cm" svg:y2="10.128cm">
              <text:p/>
            </draw:line>
            <draw:line draw:name="Вертикальная линия 83" draw:style-name="gr4" draw:text-style-name="P268" svg:x1="17.195cm" svg:y1="10.03cm" svg:x2="17.195cm" svg:y2="10.128cm">
              <text:p/>
            </draw:line>
            <draw:line draw:name="Вертикальная линия 84" draw:style-name="gr4" draw:text-style-name="P268" svg:x1="18.458cm" svg:y1="10.03cm" svg:x2="18.458cm" svg:y2="10.128cm">
              <text:p/>
            </draw:line>
            <draw:line draw:name="Вертикальная линия 85" draw:style-name="gr4" draw:text-style-name="P268" svg:x1="19.495cm" svg:y1="10.03cm" svg:x2="19.495cm" svg:y2="10.128cm">
              <text:p/>
            </draw:line>
          </draw:g>
          <draw:g draw:name="DrawObject 24" draw:style-name="gr3">
            <draw:line draw:name="Вертикальная линия 86" draw:style-name="gr4" draw:text-style-name="P268" svg:x1="20.751cm" svg:y1="10.03cm" svg:x2="20.751cm" svg:y2="10.128cm">
              <text:p/>
            </draw:line>
            <draw:line draw:name="Вертикальная линия 87" draw:style-name="gr4" draw:text-style-name="P268" svg:x1="22.004cm" svg:y1="10.03cm" svg:x2="22.004cm" svg:y2="10.128cm">
              <text:p/>
            </draw:line>
            <draw:line draw:name="Вертикальная линия 88" draw:style-name="gr4" draw:text-style-name="P268" svg:x1="23.344cm" svg:y1="10.03cm" svg:x2="23.344cm" svg:y2="10.128cm">
              <text:p/>
            </draw:line>
            <draw:line draw:name="Вертикальная линия 89" draw:style-name="gr4" draw:text-style-name="P268" svg:x1="24.654cm" svg:y1="10.03cm" svg:x2="24.654cm" svg:y2="10.128cm">
              <text:p/>
            </draw:line>
            <draw:line draw:name="Вертикальная линия 90" draw:style-name="gr4" draw:text-style-name="P268" svg:x1="26.387cm" svg:y1="10.03cm" svg:x2="26.387cm" svg:y2="10.128cm">
              <text:p/>
            </draw:line>
          </draw:g>
        </draw:g>
        <draw:g draw:name="DrawObject 25" draw:style-name="gr2">
          <draw:g draw:name="DrawObject 26" draw:style-name="gr2">
            <draw:g draw:name="DrawObject 27" draw:style-name="gr3">
              <draw:line draw:name="Вертикальная линия 91" draw:style-name="gr4" draw:text-style-name="P268" svg:x1="2.731cm" svg:y1="10.834cm" svg:x2="2.731cm" svg:y2="10.932cm">
                <text:p/>
              </draw:line>
              <draw:line draw:name="Вертикальная линия 92" draw:style-name="gr4" draw:text-style-name="P268" svg:x1="3.76cm" svg:y1="10.836cm" svg:x2="3.76cm" svg:y2="10.934cm">
                <text:p/>
              </draw:line>
              <draw:line draw:name="Вертикальная линия 93" draw:style-name="gr4" draw:text-style-name="P268" svg:x1="4.794cm" svg:y1="10.841cm" svg:x2="4.794cm" svg:y2="10.939cm">
                <text:p/>
              </draw:line>
              <draw:line draw:name="Вертикальная линия 94" draw:style-name="gr4" draw:text-style-name="P268" svg:x1="6.076cm" svg:y1="10.841cm" svg:x2="6.076cm" svg:y2="10.939cm">
                <text:p/>
              </draw:line>
            </draw:g>
            <draw:line draw:name="Вертикальная линия 95" draw:style-name="gr4" draw:text-style-name="P268" svg:x1="13.36cm" svg:y1="10.841cm" svg:x2="13.36cm" svg:y2="10.939cm">
              <text:p/>
            </draw:line>
            <draw:line draw:name="Вертикальная линия 96" draw:style-name="gr4" draw:text-style-name="P268" svg:x1="14.374cm" svg:y1="10.841cm" svg:x2="14.374cm" svg:y2="10.939cm">
              <text:p/>
            </draw:line>
            <draw:line draw:name="Вертикальная линия 97" draw:style-name="gr4" draw:text-style-name="P268" svg:x1="16.174cm" svg:y1="10.841cm" svg:x2="16.174cm" svg:y2="10.939cm">
              <text:p/>
            </draw:line>
            <draw:line draw:name="Вертикальная линия 98" draw:style-name="gr4" draw:text-style-name="P268" svg:x1="17.195cm" svg:y1="10.841cm" svg:x2="17.195cm" svg:y2="10.939cm">
              <text:p/>
            </draw:line>
            <draw:line draw:name="Вертикальная линия 99" draw:style-name="gr4" draw:text-style-name="P268" svg:x1="18.458cm" svg:y1="10.841cm" svg:x2="18.458cm" svg:y2="10.939cm">
              <text:p/>
            </draw:line>
            <draw:line draw:name="Вертикальная линия 100" draw:style-name="gr4" draw:text-style-name="P268" svg:x1="19.495cm" svg:y1="10.841cm" svg:x2="19.495cm" svg:y2="10.939cm">
              <text:p/>
            </draw:line>
          </draw:g>
          <draw:g draw:name="DrawObject 28" draw:style-name="gr3">
            <draw:line draw:name="Вертикальная линия 101" draw:style-name="gr4" draw:text-style-name="P268" svg:x1="20.751cm" svg:y1="10.841cm" svg:x2="20.751cm" svg:y2="10.939cm">
              <text:p/>
            </draw:line>
            <draw:line draw:name="Вертикальная линия 102" draw:style-name="gr4" draw:text-style-name="P268" svg:x1="22.004cm" svg:y1="10.841cm" svg:x2="22.004cm" svg:y2="10.939cm">
              <text:p/>
            </draw:line>
            <draw:line draw:name="Вертикальная линия 103" draw:style-name="gr4" draw:text-style-name="P268" svg:x1="23.344cm" svg:y1="10.841cm" svg:x2="23.344cm" svg:y2="10.939cm">
              <text:p/>
            </draw:line>
            <draw:line draw:name="Вертикальная линия 104" draw:style-name="gr4" draw:text-style-name="P268" svg:x1="24.654cm" svg:y1="10.841cm" svg:x2="24.654cm" svg:y2="10.939cm">
              <text:p/>
            </draw:line>
            <draw:line draw:name="Вертикальная линия 105" draw:style-name="gr4" draw:text-style-name="P268" svg:x1="26.387cm" svg:y1="10.841cm" svg:x2="26.387cm" svg:y2="10.939cm">
              <text:p/>
            </draw:line>
          </draw:g>
        </draw:g>
        <draw:g draw:name="DrawObject 29" draw:style-name="gr2">
          <draw:g draw:name="DrawObject 30" draw:style-name="gr2">
            <draw:g draw:name="DrawObject 31" draw:style-name="gr3">
              <draw:line draw:name="Вертикальная линия 106" draw:style-name="gr4" draw:text-style-name="P268" svg:x1="2.731cm" svg:y1="11.607cm" svg:x2="2.731cm" svg:y2="11.705cm">
                <text:p/>
              </draw:line>
              <draw:line draw:name="Вертикальная линия 107" draw:style-name="gr4" draw:text-style-name="P268" svg:x1="3.76cm" svg:y1="11.608cm" svg:x2="3.76cm" svg:y2="11.706cm">
                <text:p/>
              </draw:line>
              <draw:line draw:name="Вертикальная линия 108" draw:style-name="gr4" draw:text-style-name="P268" svg:x1="4.794cm" svg:y1="11.614cm" svg:x2="4.794cm" svg:y2="11.712cm">
                <text:p/>
              </draw:line>
              <draw:line draw:name="Вертикальная линия 109" draw:style-name="gr4" draw:text-style-name="P268" svg:x1="6.076cm" svg:y1="11.614cm" svg:x2="6.076cm" svg:y2="11.712cm">
                <text:p/>
              </draw:line>
            </draw:g>
            <draw:line draw:name="Вертикальная линия 110" draw:style-name="gr4" draw:text-style-name="P268" svg:x1="13.36cm" svg:y1="11.614cm" svg:x2="13.36cm" svg:y2="11.712cm">
              <text:p/>
            </draw:line>
            <draw:line draw:name="Вертикальная линия 111" draw:style-name="gr4" draw:text-style-name="P268" svg:x1="14.374cm" svg:y1="11.614cm" svg:x2="14.374cm" svg:y2="11.712cm">
              <text:p/>
            </draw:line>
            <draw:line draw:name="Вертикальная линия 112" draw:style-name="gr4" draw:text-style-name="P268" svg:x1="16.174cm" svg:y1="11.614cm" svg:x2="16.174cm" svg:y2="11.712cm">
              <text:p/>
            </draw:line>
            <draw:line draw:name="Вертикальная линия 113" draw:style-name="gr4" draw:text-style-name="P268" svg:x1="17.195cm" svg:y1="11.614cm" svg:x2="17.195cm" svg:y2="11.712cm">
              <text:p/>
            </draw:line>
            <draw:line draw:name="Вертикальная линия 114" draw:style-name="gr4" draw:text-style-name="P268" svg:x1="18.458cm" svg:y1="11.614cm" svg:x2="18.458cm" svg:y2="11.712cm">
              <text:p/>
            </draw:line>
            <draw:line draw:name="Вертикальная линия 115" draw:style-name="gr4" draw:text-style-name="P268" svg:x1="19.495cm" svg:y1="11.614cm" svg:x2="19.495cm" svg:y2="11.712cm">
              <text:p/>
            </draw:line>
          </draw:g>
          <draw:g draw:name="DrawObject 32" draw:style-name="gr3">
            <draw:line draw:name="Вертикальная линия 116" draw:style-name="gr4" draw:text-style-name="P268" svg:x1="20.751cm" svg:y1="11.614cm" svg:x2="20.751cm" svg:y2="11.712cm">
              <text:p/>
            </draw:line>
            <draw:line draw:name="Вертикальная линия 117" draw:style-name="gr4" draw:text-style-name="P268" svg:x1="22.004cm" svg:y1="11.614cm" svg:x2="22.004cm" svg:y2="11.712cm">
              <text:p/>
            </draw:line>
            <draw:line draw:name="Вертикальная линия 118" draw:style-name="gr4" draw:text-style-name="P268" svg:x1="23.344cm" svg:y1="11.614cm" svg:x2="23.344cm" svg:y2="11.712cm">
              <text:p/>
            </draw:line>
            <draw:line draw:name="Вертикальная линия 119" draw:style-name="gr4" draw:text-style-name="P268" svg:x1="24.654cm" svg:y1="11.614cm" svg:x2="24.654cm" svg:y2="11.712cm">
              <text:p/>
            </draw:line>
            <draw:line draw:name="Вертикальная линия 120" draw:style-name="gr4" draw:text-style-name="P268" svg:x1="26.387cm" svg:y1="11.614cm" svg:x2="26.387cm" svg:y2="11.712cm">
              <text:p/>
            </draw:line>
          </draw:g>
        </draw:g>
        <draw:g draw:name="DrawObject 33" draw:style-name="gr2">
          <draw:g draw:name="DrawObject 34" draw:style-name="gr2">
            <draw:g draw:name="DrawObject 35" draw:style-name="gr3">
              <draw:line draw:name="Вертикальная линия 121" draw:style-name="gr4" draw:text-style-name="P268" svg:x1="2.731cm" svg:y1="12.367cm" svg:x2="2.731cm" svg:y2="12.465cm">
                <text:p/>
              </draw:line>
              <draw:line draw:name="Вертикальная линия 122" draw:style-name="gr4" draw:text-style-name="P268" svg:x1="3.76cm" svg:y1="12.369cm" svg:x2="3.76cm" svg:y2="12.467cm">
                <text:p/>
              </draw:line>
              <draw:line draw:name="Вертикальная линия 123" draw:style-name="gr4" draw:text-style-name="P268" svg:x1="4.794cm" svg:y1="12.374cm" svg:x2="4.794cm" svg:y2="12.472cm">
                <text:p/>
              </draw:line>
              <draw:line draw:name="Вертикальная линия 124" draw:style-name="gr4" draw:text-style-name="P268" svg:x1="6.076cm" svg:y1="12.374cm" svg:x2="6.076cm" svg:y2="12.472cm">
                <text:p/>
              </draw:line>
            </draw:g>
            <draw:line draw:name="Вертикальная линия 125" draw:style-name="gr4" draw:text-style-name="P268" svg:x1="13.36cm" svg:y1="12.374cm" svg:x2="13.36cm" svg:y2="12.472cm">
              <text:p/>
            </draw:line>
            <draw:line draw:name="Вертикальная линия 126" draw:style-name="gr4" draw:text-style-name="P268" svg:x1="14.374cm" svg:y1="12.374cm" svg:x2="14.374cm" svg:y2="12.472cm">
              <text:p/>
            </draw:line>
            <draw:line draw:name="Вертикальная линия 127" draw:style-name="gr4" draw:text-style-name="P268" svg:x1="16.174cm" svg:y1="12.374cm" svg:x2="16.174cm" svg:y2="12.472cm">
              <text:p/>
            </draw:line>
            <draw:line draw:name="Вертикальная линия 128" draw:style-name="gr4" draw:text-style-name="P268" svg:x1="17.195cm" svg:y1="12.374cm" svg:x2="17.195cm" svg:y2="12.472cm">
              <text:p/>
            </draw:line>
            <draw:line draw:name="Вертикальная линия 129" draw:style-name="gr4" draw:text-style-name="P268" svg:x1="18.458cm" svg:y1="12.374cm" svg:x2="18.458cm" svg:y2="12.472cm">
              <text:p/>
            </draw:line>
            <draw:line draw:name="Вертикальная линия 130" draw:style-name="gr4" draw:text-style-name="P268" svg:x1="19.495cm" svg:y1="12.374cm" svg:x2="19.495cm" svg:y2="12.472cm">
              <text:p/>
            </draw:line>
          </draw:g>
          <draw:g draw:name="DrawObject 36" draw:style-name="gr3">
            <draw:line draw:name="Вертикальная линия 131" draw:style-name="gr4" draw:text-style-name="P268" svg:x1="20.751cm" svg:y1="12.374cm" svg:x2="20.751cm" svg:y2="12.472cm">
              <text:p/>
            </draw:line>
            <draw:line draw:name="Вертикальная линия 132" draw:style-name="gr4" draw:text-style-name="P268" svg:x1="22.004cm" svg:y1="12.374cm" svg:x2="22.004cm" svg:y2="12.472cm">
              <text:p/>
            </draw:line>
            <draw:line draw:name="Вертикальная линия 133" draw:style-name="gr4" draw:text-style-name="P268" svg:x1="23.344cm" svg:y1="12.374cm" svg:x2="23.344cm" svg:y2="12.472cm">
              <text:p/>
            </draw:line>
            <draw:line draw:name="Вертикальная линия 134" draw:style-name="gr4" draw:text-style-name="P268" svg:x1="24.654cm" svg:y1="12.374cm" svg:x2="24.654cm" svg:y2="12.472cm">
              <text:p/>
            </draw:line>
            <draw:line draw:name="Вертикальная линия 135" draw:style-name="gr4" draw:text-style-name="P268" svg:x1="26.387cm" svg:y1="12.374cm" svg:x2="26.387cm" svg:y2="12.472cm">
              <text:p/>
            </draw:line>
          </draw:g>
        </draw:g>
        <draw:g draw:name="DrawObject 37" draw:style-name="gr2">
          <draw:g draw:name="DrawObject 38" draw:style-name="gr2">
            <draw:g draw:name="DrawObject 39" draw:style-name="gr3">
              <draw:line draw:name="Вертикальная линия 136" draw:style-name="gr4" draw:text-style-name="P268" svg:x1="2.731cm" svg:y1="13.133cm" svg:x2="2.731cm" svg:y2="13.231cm">
                <text:p/>
              </draw:line>
              <draw:line draw:name="Вертикальная линия 137" draw:style-name="gr4" draw:text-style-name="P268" svg:x1="3.76cm" svg:y1="13.135cm" svg:x2="3.76cm" svg:y2="13.233cm">
                <text:p/>
              </draw:line>
              <draw:line draw:name="Вертикальная линия 138" draw:style-name="gr4" draw:text-style-name="P268" svg:x1="4.794cm" svg:y1="13.14cm" svg:x2="4.794cm" svg:y2="13.238cm">
                <text:p/>
              </draw:line>
              <draw:line draw:name="Вертикальная линия 139" draw:style-name="gr4" draw:text-style-name="P268" svg:x1="6.076cm" svg:y1="13.14cm" svg:x2="6.076cm" svg:y2="13.238cm">
                <text:p/>
              </draw:line>
            </draw:g>
            <draw:line draw:name="Вертикальная линия 140" draw:style-name="gr4" draw:text-style-name="P268" svg:x1="13.36cm" svg:y1="13.14cm" svg:x2="13.36cm" svg:y2="13.238cm">
              <text:p/>
            </draw:line>
            <draw:line draw:name="Вертикальная линия 141" draw:style-name="gr4" draw:text-style-name="P268" svg:x1="14.374cm" svg:y1="13.14cm" svg:x2="14.374cm" svg:y2="13.238cm">
              <text:p/>
            </draw:line>
            <draw:line draw:name="Вертикальная линия 142" draw:style-name="gr4" draw:text-style-name="P268" svg:x1="16.174cm" svg:y1="13.14cm" svg:x2="16.174cm" svg:y2="13.238cm">
              <text:p/>
            </draw:line>
            <draw:line draw:name="Вертикальная линия 143" draw:style-name="gr4" draw:text-style-name="P268" svg:x1="17.195cm" svg:y1="13.14cm" svg:x2="17.195cm" svg:y2="13.238cm">
              <text:p/>
            </draw:line>
            <draw:line draw:name="Вертикальная линия 144" draw:style-name="gr4" draw:text-style-name="P268" svg:x1="18.458cm" svg:y1="13.14cm" svg:x2="18.458cm" svg:y2="13.238cm">
              <text:p/>
            </draw:line>
            <draw:line draw:name="Вертикальная линия 145" draw:style-name="gr4" draw:text-style-name="P268" svg:x1="19.495cm" svg:y1="13.14cm" svg:x2="19.495cm" svg:y2="13.238cm">
              <text:p/>
            </draw:line>
          </draw:g>
          <draw:g draw:name="DrawObject 40" draw:style-name="gr3">
            <draw:line draw:name="Вертикальная линия 146" draw:style-name="gr4" draw:text-style-name="P268" svg:x1="20.751cm" svg:y1="13.14cm" svg:x2="20.751cm" svg:y2="13.238cm">
              <text:p/>
            </draw:line>
            <draw:line draw:name="Вертикальная линия 147" draw:style-name="gr4" draw:text-style-name="P268" svg:x1="22.004cm" svg:y1="13.14cm" svg:x2="22.004cm" svg:y2="13.238cm">
              <text:p/>
            </draw:line>
            <draw:line draw:name="Вертикальная линия 148" draw:style-name="gr4" draw:text-style-name="P268" svg:x1="23.344cm" svg:y1="13.14cm" svg:x2="23.344cm" svg:y2="13.238cm">
              <text:p/>
            </draw:line>
            <draw:line draw:name="Вертикальная линия 149" draw:style-name="gr4" draw:text-style-name="P268" svg:x1="24.654cm" svg:y1="13.14cm" svg:x2="24.654cm" svg:y2="13.238cm">
              <text:p/>
            </draw:line>
            <draw:line draw:name="Вертикальная линия 150" draw:style-name="gr4" draw:text-style-name="P268" svg:x1="26.387cm" svg:y1="13.14cm" svg:x2="26.387cm" svg:y2="13.238cm">
              <text:p/>
            </draw:line>
          </draw:g>
        </draw:g>
        <draw:g draw:name="DrawObject 41" draw:style-name="gr2">
          <draw:g draw:name="DrawObject 42" draw:style-name="gr2">
            <draw:g draw:name="DrawObject 43" draw:style-name="gr3">
              <draw:line draw:name="Вертикальная линия 151" draw:style-name="gr4" draw:text-style-name="P268" svg:x1="2.731cm" svg:y1="13.915cm" svg:x2="2.731cm" svg:y2="14.013cm">
                <text:p/>
              </draw:line>
              <draw:line draw:name="Вертикальная линия 152" draw:style-name="gr4" draw:text-style-name="P268" svg:x1="3.76cm" svg:y1="13.916cm" svg:x2="3.76cm" svg:y2="14.014cm">
                <text:p/>
              </draw:line>
              <draw:line draw:name="Вертикальная линия 153" draw:style-name="gr4" draw:text-style-name="P268" svg:x1="4.794cm" svg:y1="13.922cm" svg:x2="4.794cm" svg:y2="14.02cm">
                <text:p/>
              </draw:line>
              <draw:line draw:name="Вертикальная линия 154" draw:style-name="gr4" draw:text-style-name="P268" svg:x1="6.076cm" svg:y1="13.922cm" svg:x2="6.076cm" svg:y2="14.02cm">
                <text:p/>
              </draw:line>
            </draw:g>
            <draw:line draw:name="Вертикальная линия 155" draw:style-name="gr4" draw:text-style-name="P268" svg:x1="13.36cm" svg:y1="13.922cm" svg:x2="13.36cm" svg:y2="14.02cm">
              <text:p/>
            </draw:line>
            <draw:line draw:name="Вертикальная линия 156" draw:style-name="gr4" draw:text-style-name="P268" svg:x1="14.374cm" svg:y1="13.922cm" svg:x2="14.374cm" svg:y2="14.02cm">
              <text:p/>
            </draw:line>
            <draw:line draw:name="Вертикальная линия 157" draw:style-name="gr4" draw:text-style-name="P268" svg:x1="16.174cm" svg:y1="13.922cm" svg:x2="16.174cm" svg:y2="14.02cm">
              <text:p/>
            </draw:line>
            <draw:line draw:name="Вертикальная линия 158" draw:style-name="gr4" draw:text-style-name="P268" svg:x1="17.195cm" svg:y1="13.922cm" svg:x2="17.195cm" svg:y2="14.02cm">
              <text:p/>
            </draw:line>
            <draw:line draw:name="Вертикальная линия 159" draw:style-name="gr4" draw:text-style-name="P268" svg:x1="18.458cm" svg:y1="13.922cm" svg:x2="18.458cm" svg:y2="14.02cm">
              <text:p/>
            </draw:line>
            <draw:line draw:name="Вертикальная линия 160" draw:style-name="gr4" draw:text-style-name="P268" svg:x1="19.495cm" svg:y1="13.922cm" svg:x2="19.495cm" svg:y2="14.02cm">
              <text:p/>
            </draw:line>
          </draw:g>
          <draw:g draw:name="DrawObject 44" draw:style-name="gr3">
            <draw:line draw:name="Вертикальная линия 161" draw:style-name="gr4" draw:text-style-name="P268" svg:x1="20.751cm" svg:y1="13.922cm" svg:x2="20.751cm" svg:y2="14.02cm">
              <text:p/>
            </draw:line>
            <draw:line draw:name="Вертикальная линия 162" draw:style-name="gr4" draw:text-style-name="P268" svg:x1="22.004cm" svg:y1="13.922cm" svg:x2="22.004cm" svg:y2="14.02cm">
              <text:p/>
            </draw:line>
            <draw:line draw:name="Вертикальная линия 163" draw:style-name="gr4" draw:text-style-name="P268" svg:x1="23.344cm" svg:y1="13.922cm" svg:x2="23.344cm" svg:y2="14.02cm">
              <text:p/>
            </draw:line>
            <draw:line draw:name="Вертикальная линия 164" draw:style-name="gr4" draw:text-style-name="P268" svg:x1="24.654cm" svg:y1="13.922cm" svg:x2="24.654cm" svg:y2="14.02cm">
              <text:p/>
            </draw:line>
            <draw:line draw:name="Вертикальная линия 165" draw:style-name="gr4" draw:text-style-name="P268" svg:x1="26.387cm" svg:y1="13.922cm" svg:x2="26.387cm" svg:y2="14.02cm">
              <text:p/>
            </draw:line>
          </draw:g>
        </draw:g>
        <draw:g draw:name="DrawObject 45" draw:style-name="gr2">
          <draw:g draw:name="DrawObject 46" draw:style-name="gr2">
            <draw:g draw:name="DrawObject 47" draw:style-name="gr3">
              <draw:line draw:name="Вертикальная линия 166" draw:style-name="gr4" draw:text-style-name="P268" svg:x1="2.731cm" svg:y1="14.667cm" svg:x2="2.731cm" svg:y2="14.765cm">
                <text:p/>
              </draw:line>
              <draw:line draw:name="Вертикальная линия 167" draw:style-name="gr4" draw:text-style-name="P268" svg:x1="3.76cm" svg:y1="14.67cm" svg:x2="3.76cm" svg:y2="14.768cm">
                <text:p/>
              </draw:line>
              <draw:line draw:name="Вертикальная линия 168" draw:style-name="gr4" draw:text-style-name="P268" svg:x1="4.794cm" svg:y1="14.674cm" svg:x2="4.794cm" svg:y2="14.772cm">
                <text:p/>
              </draw:line>
              <draw:line draw:name="Вертикальная линия 169" draw:style-name="gr4" draw:text-style-name="P268" svg:x1="6.076cm" svg:y1="14.674cm" svg:x2="6.076cm" svg:y2="14.772cm">
                <text:p/>
              </draw:line>
            </draw:g>
            <draw:line draw:name="Вертикальная линия 170" draw:style-name="gr4" draw:text-style-name="P268" svg:x1="13.36cm" svg:y1="14.674cm" svg:x2="13.36cm" svg:y2="14.772cm">
              <text:p/>
            </draw:line>
            <draw:line draw:name="Вертикальная линия 171" draw:style-name="gr4" draw:text-style-name="P268" svg:x1="14.374cm" svg:y1="14.674cm" svg:x2="14.374cm" svg:y2="14.772cm">
              <text:p/>
            </draw:line>
            <draw:line draw:name="Вертикальная линия 172" draw:style-name="gr4" draw:text-style-name="P268" svg:x1="16.174cm" svg:y1="14.674cm" svg:x2="16.174cm" svg:y2="14.772cm">
              <text:p/>
            </draw:line>
            <draw:line draw:name="Вертикальная линия 173" draw:style-name="gr4" draw:text-style-name="P268" svg:x1="17.195cm" svg:y1="14.674cm" svg:x2="17.195cm" svg:y2="14.772cm">
              <text:p/>
            </draw:line>
            <draw:line draw:name="Вертикальная линия 174" draw:style-name="gr4" draw:text-style-name="P268" svg:x1="18.458cm" svg:y1="14.674cm" svg:x2="18.458cm" svg:y2="14.772cm">
              <text:p/>
            </draw:line>
            <draw:line draw:name="Вертикальная линия 175" draw:style-name="gr4" draw:text-style-name="P268" svg:x1="19.495cm" svg:y1="14.674cm" svg:x2="19.495cm" svg:y2="14.772cm">
              <text:p/>
            </draw:line>
          </draw:g>
          <draw:g draw:name="DrawObject 48" draw:style-name="gr3">
            <draw:line draw:name="Вертикальная линия 176" draw:style-name="gr4" draw:text-style-name="P268" svg:x1="20.751cm" svg:y1="14.674cm" svg:x2="20.751cm" svg:y2="14.772cm">
              <text:p/>
            </draw:line>
            <draw:line draw:name="Вертикальная линия 177" draw:style-name="gr4" draw:text-style-name="P268" svg:x1="22.004cm" svg:y1="14.674cm" svg:x2="22.004cm" svg:y2="14.772cm">
              <text:p/>
            </draw:line>
            <draw:line draw:name="Вертикальная линия 178" draw:style-name="gr4" draw:text-style-name="P268" svg:x1="23.344cm" svg:y1="14.674cm" svg:x2="23.344cm" svg:y2="14.772cm">
              <text:p/>
            </draw:line>
            <draw:line draw:name="Вертикальная линия 179" draw:style-name="gr4" draw:text-style-name="P268" svg:x1="24.654cm" svg:y1="14.674cm" svg:x2="24.654cm" svg:y2="14.772cm">
              <text:p/>
            </draw:line>
            <draw:line draw:name="Вертикальная линия 180" draw:style-name="gr4" draw:text-style-name="P268" svg:x1="26.387cm" svg:y1="14.674cm" svg:x2="26.387cm" svg:y2="14.772cm">
              <text:p/>
            </draw:line>
          </draw:g>
        </draw:g>
        <draw:g draw:name="DrawObject 49" draw:style-name="gr2">
          <draw:g draw:name="DrawObject 50" draw:style-name="gr2">
            <draw:g draw:name="DrawObject 51" draw:style-name="gr3">
              <draw:line draw:name="Вертикальная линия 181" draw:style-name="gr4" draw:text-style-name="P268" svg:x1="2.731cm" svg:y1="15.445cm" svg:x2="2.731cm" svg:y2="15.543cm">
                <text:p/>
              </draw:line>
              <draw:line draw:name="Вертикальная линия 182" draw:style-name="gr4" draw:text-style-name="P268" svg:x1="3.76cm" svg:y1="15.445cm" svg:x2="3.76cm" svg:y2="15.543cm">
                <text:p/>
              </draw:line>
              <draw:line draw:name="Вертикальная линия 183" draw:style-name="gr4" draw:text-style-name="P268" svg:x1="4.794cm" svg:y1="15.452cm" svg:x2="4.794cm" svg:y2="15.55cm">
                <text:p/>
              </draw:line>
              <draw:line draw:name="Вертикальная линия 184" draw:style-name="gr4" draw:text-style-name="P268" svg:x1="6.076cm" svg:y1="15.452cm" svg:x2="6.076cm" svg:y2="15.55cm">
                <text:p/>
              </draw:line>
            </draw:g>
            <draw:line draw:name="Вертикальная линия 185" draw:style-name="gr4" draw:text-style-name="P268" svg:x1="13.36cm" svg:y1="15.452cm" svg:x2="13.36cm" svg:y2="15.55cm">
              <text:p/>
            </draw:line>
            <draw:line draw:name="Вертикальная линия 186" draw:style-name="gr4" draw:text-style-name="P268" svg:x1="14.374cm" svg:y1="15.452cm" svg:x2="14.374cm" svg:y2="15.55cm">
              <text:p/>
            </draw:line>
            <draw:line draw:name="Вертикальная линия 187" draw:style-name="gr4" draw:text-style-name="P268" svg:x1="16.174cm" svg:y1="15.452cm" svg:x2="16.174cm" svg:y2="15.55cm">
              <text:p/>
            </draw:line>
            <draw:line draw:name="Вертикальная линия 188" draw:style-name="gr4" draw:text-style-name="P268" svg:x1="17.195cm" svg:y1="15.452cm" svg:x2="17.195cm" svg:y2="15.55cm">
              <text:p/>
            </draw:line>
            <draw:line draw:name="Вертикальная линия 189" draw:style-name="gr4" draw:text-style-name="P268" svg:x1="18.458cm" svg:y1="15.452cm" svg:x2="18.458cm" svg:y2="15.55cm">
              <text:p/>
            </draw:line>
            <draw:line draw:name="Вертикальная линия 190" draw:style-name="gr4" draw:text-style-name="P268" svg:x1="19.495cm" svg:y1="15.452cm" svg:x2="19.495cm" svg:y2="15.55cm">
              <text:p/>
            </draw:line>
          </draw:g>
          <draw:g draw:name="DrawObject 52" draw:style-name="gr3">
            <draw:line draw:name="Вертикальная линия 191" draw:style-name="gr4" draw:text-style-name="P268" svg:x1="20.751cm" svg:y1="15.452cm" svg:x2="20.751cm" svg:y2="15.55cm">
              <text:p/>
            </draw:line>
            <draw:line draw:name="Вертикальная линия 192" draw:style-name="gr4" draw:text-style-name="P268" svg:x1="22.004cm" svg:y1="15.452cm" svg:x2="22.004cm" svg:y2="15.55cm">
              <text:p/>
            </draw:line>
            <draw:line draw:name="Вертикальная линия 193" draw:style-name="gr4" draw:text-style-name="P268" svg:x1="23.344cm" svg:y1="15.452cm" svg:x2="23.344cm" svg:y2="15.55cm">
              <text:p/>
            </draw:line>
            <draw:line draw:name="Вертикальная линия 194" draw:style-name="gr4" draw:text-style-name="P268" svg:x1="24.654cm" svg:y1="15.452cm" svg:x2="24.654cm" svg:y2="15.55cm">
              <text:p/>
            </draw:line>
            <draw:line draw:name="Вертикальная линия 195" draw:style-name="gr4" draw:text-style-name="P268" svg:x1="26.387cm" svg:y1="15.452cm" svg:x2="26.387cm" svg:y2="15.55cm">
              <text:p/>
            </draw:line>
          </draw:g>
        </draw:g>
        <draw:g draw:name="DrawObject 53" draw:style-name="gr2">
          <draw:g draw:name="DrawObject 54" draw:style-name="gr2">
            <draw:g draw:name="DrawObject 55" draw:style-name="gr3">
              <draw:line draw:name="Вертикальная линия 196" draw:style-name="gr4" draw:text-style-name="P268" svg:x1="2.731cm" svg:y1="16.209cm" svg:x2="2.731cm" svg:y2="16.307cm">
                <text:p/>
              </draw:line>
              <draw:line draw:name="Вертикальная линия 197" draw:style-name="gr4" draw:text-style-name="P268" svg:x1="3.76cm" svg:y1="16.21cm" svg:x2="3.76cm" svg:y2="16.308cm">
                <text:p/>
              </draw:line>
              <draw:line draw:name="Вертикальная линия 198" draw:style-name="gr4" draw:text-style-name="P268" svg:x1="4.794cm" svg:y1="16.214cm" svg:x2="4.794cm" svg:y2="16.312cm">
                <text:p/>
              </draw:line>
              <draw:line draw:name="Вертикальная линия 199" draw:style-name="gr4" draw:text-style-name="P268" svg:x1="6.076cm" svg:y1="16.214cm" svg:x2="6.076cm" svg:y2="16.312cm">
                <text:p/>
              </draw:line>
            </draw:g>
            <draw:line draw:name="Вертикальная линия 200" draw:style-name="gr4" draw:text-style-name="P268" svg:x1="13.36cm" svg:y1="16.214cm" svg:x2="13.36cm" svg:y2="16.312cm">
              <text:p/>
            </draw:line>
            <draw:line draw:name="Вертикальная линия 201" draw:style-name="gr4" draw:text-style-name="P268" svg:x1="14.374cm" svg:y1="16.214cm" svg:x2="14.374cm" svg:y2="16.312cm">
              <text:p/>
            </draw:line>
            <draw:line draw:name="Вертикальная линия 202" draw:style-name="gr4" draw:text-style-name="P268" svg:x1="16.174cm" svg:y1="16.214cm" svg:x2="16.174cm" svg:y2="16.312cm">
              <text:p/>
            </draw:line>
            <draw:line draw:name="Вертикальная линия 203" draw:style-name="gr4" draw:text-style-name="P268" svg:x1="17.195cm" svg:y1="16.214cm" svg:x2="17.195cm" svg:y2="16.312cm">
              <text:p/>
            </draw:line>
            <draw:line draw:name="Вертикальная линия 204" draw:style-name="gr4" draw:text-style-name="P268" svg:x1="18.458cm" svg:y1="16.214cm" svg:x2="18.458cm" svg:y2="16.312cm">
              <text:p/>
            </draw:line>
            <draw:line draw:name="Вертикальная линия 205" draw:style-name="gr4" draw:text-style-name="P268" svg:x1="19.495cm" svg:y1="16.214cm" svg:x2="19.495cm" svg:y2="16.312cm">
              <text:p/>
            </draw:line>
          </draw:g>
          <draw:g draw:name="DrawObject 56" draw:style-name="gr3">
            <draw:line draw:name="Вертикальная линия 206" draw:style-name="gr4" draw:text-style-name="P268" svg:x1="20.751cm" svg:y1="16.214cm" svg:x2="20.751cm" svg:y2="16.312cm">
              <text:p/>
            </draw:line>
            <draw:line draw:name="Вертикальная линия 207" draw:style-name="gr4" draw:text-style-name="P268" svg:x1="22.004cm" svg:y1="16.214cm" svg:x2="22.004cm" svg:y2="16.312cm">
              <text:p/>
            </draw:line>
            <draw:line draw:name="Вертикальная линия 208" draw:style-name="gr4" draw:text-style-name="P268" svg:x1="23.344cm" svg:y1="16.214cm" svg:x2="23.344cm" svg:y2="16.312cm">
              <text:p/>
            </draw:line>
            <draw:line draw:name="Вертикальная линия 209" draw:style-name="gr4" draw:text-style-name="P268" svg:x1="24.654cm" svg:y1="16.214cm" svg:x2="24.654cm" svg:y2="16.312cm">
              <text:p/>
            </draw:line>
            <draw:line draw:name="Вертикальная линия 210" draw:style-name="gr4" draw:text-style-name="P268" svg:x1="26.387cm" svg:y1="16.214cm" svg:x2="26.387cm" svg:y2="16.312cm">
              <text:p/>
            </draw:line>
          </draw:g>
        </draw:g>
        <draw:g draw:name="DrawObject 57" draw:style-name="gr2">
          <draw:g draw:name="DrawObject 58" draw:style-name="gr2">
            <draw:g draw:name="DrawObject 59" draw:style-name="gr3">
              <draw:line draw:name="Вертикальная линия 211" draw:style-name="gr4" draw:text-style-name="P268" svg:x1="2.731cm" svg:y1="16.973cm" svg:x2="2.731cm" svg:y2="17.071cm">
                <text:p/>
              </draw:line>
              <draw:line draw:name="Вертикальная линия 212" draw:style-name="gr4" draw:text-style-name="P268" svg:x1="3.76cm" svg:y1="16.975cm" svg:x2="3.76cm" svg:y2="17.073cm">
                <text:p/>
              </draw:line>
              <draw:line draw:name="Вертикальная линия 213" draw:style-name="gr4" draw:text-style-name="P268" svg:x1="4.794cm" svg:y1="16.978cm" svg:x2="4.794cm" svg:y2="17.076cm">
                <text:p/>
              </draw:line>
              <draw:line draw:name="Вертикальная линия 214" draw:style-name="gr4" draw:text-style-name="P268" svg:x1="6.076cm" svg:y1="16.978cm" svg:x2="6.076cm" svg:y2="17.076cm">
                <text:p/>
              </draw:line>
            </draw:g>
            <draw:line draw:name="Вертикальная линия 215" draw:style-name="gr4" draw:text-style-name="P268" svg:x1="13.36cm" svg:y1="16.978cm" svg:x2="13.36cm" svg:y2="17.076cm">
              <text:p/>
            </draw:line>
            <draw:line draw:name="Вертикальная линия 216" draw:style-name="gr4" draw:text-style-name="P268" svg:x1="14.374cm" svg:y1="16.978cm" svg:x2="14.374cm" svg:y2="17.076cm">
              <text:p/>
            </draw:line>
            <draw:line draw:name="Вертикальная линия 217" draw:style-name="gr4" draw:text-style-name="P268" svg:x1="16.174cm" svg:y1="16.978cm" svg:x2="16.174cm" svg:y2="17.076cm">
              <text:p/>
            </draw:line>
            <draw:line draw:name="Вертикальная линия 218" draw:style-name="gr4" draw:text-style-name="P268" svg:x1="17.195cm" svg:y1="16.978cm" svg:x2="17.195cm" svg:y2="17.076cm">
              <text:p/>
            </draw:line>
            <draw:line draw:name="Вертикальная линия 219" draw:style-name="gr4" draw:text-style-name="P268" svg:x1="18.458cm" svg:y1="16.978cm" svg:x2="18.458cm" svg:y2="17.076cm">
              <text:p/>
            </draw:line>
            <draw:line draw:name="Вертикальная линия 220" draw:style-name="gr4" draw:text-style-name="P268" svg:x1="19.495cm" svg:y1="16.978cm" svg:x2="19.495cm" svg:y2="17.076cm">
              <text:p/>
            </draw:line>
          </draw:g>
          <draw:g draw:name="DrawObject 60" draw:style-name="gr3">
            <draw:line draw:name="Вертикальная линия 221" draw:style-name="gr4" draw:text-style-name="P268" svg:x1="20.751cm" svg:y1="16.978cm" svg:x2="20.751cm" svg:y2="17.076cm">
              <text:p/>
            </draw:line>
            <draw:line draw:name="Вертикальная линия 222" draw:style-name="gr4" draw:text-style-name="P268" svg:x1="22.004cm" svg:y1="16.978cm" svg:x2="22.004cm" svg:y2="17.076cm">
              <text:p/>
            </draw:line>
            <draw:line draw:name="Вертикальная линия 223" draw:style-name="gr4" draw:text-style-name="P268" svg:x1="23.344cm" svg:y1="16.978cm" svg:x2="23.344cm" svg:y2="17.076cm">
              <text:p/>
            </draw:line>
            <draw:line draw:name="Вертикальная линия 224" draw:style-name="gr4" draw:text-style-name="P268" svg:x1="24.654cm" svg:y1="16.978cm" svg:x2="24.654cm" svg:y2="17.076cm">
              <text:p/>
            </draw:line>
            <draw:line draw:name="Вертикальная линия 225" draw:style-name="gr4" draw:text-style-name="P268" svg:x1="26.387cm" svg:y1="16.978cm" svg:x2="26.387cm" svg:y2="17.076cm">
              <text:p/>
            </draw:line>
          </draw:g>
        </draw:g>
        <draw:g draw:name="DrawObject 61" draw:style-name="gr2">
          <draw:g draw:name="DrawObject 66" draw:style-name="gr2">
            <draw:g draw:name="DrawObject 67" draw:style-name="gr3">
              <draw:line draw:name="Вертикальная линия 226" draw:style-name="gr4" draw:text-style-name="P268" svg:x1="2.731cm" svg:y1="17.737cm" svg:x2="2.731cm" svg:y2="17.835cm">
                <text:p/>
              </draw:line>
              <draw:line draw:name="Вертикальная линия 227" draw:style-name="gr4" draw:text-style-name="P268" svg:x1="3.76cm" svg:y1="17.739cm" svg:x2="3.76cm" svg:y2="17.837cm">
                <text:p/>
              </draw:line>
              <draw:line draw:name="Вертикальная линия 228" draw:style-name="gr4" draw:text-style-name="P268" svg:x1="4.794cm" svg:y1="17.744cm" svg:x2="4.794cm" svg:y2="17.842cm">
                <text:p/>
              </draw:line>
              <draw:line draw:name="Вертикальная линия 229" draw:style-name="gr4" draw:text-style-name="P268" svg:x1="6.076cm" svg:y1="17.744cm" svg:x2="6.076cm" svg:y2="17.842cm">
                <text:p/>
              </draw:line>
            </draw:g>
            <draw:line draw:name="Вертикальная линия 230" draw:style-name="gr4" draw:text-style-name="P268" svg:x1="13.36cm" svg:y1="17.744cm" svg:x2="13.36cm" svg:y2="17.842cm">
              <text:p/>
            </draw:line>
            <draw:line draw:name="Вертикальная линия 231" draw:style-name="gr4" draw:text-style-name="P268" svg:x1="14.374cm" svg:y1="17.744cm" svg:x2="14.374cm" svg:y2="17.842cm">
              <text:p/>
            </draw:line>
            <draw:line draw:name="Вертикальная линия 232" draw:style-name="gr4" draw:text-style-name="P268" svg:x1="16.174cm" svg:y1="17.744cm" svg:x2="16.174cm" svg:y2="17.842cm">
              <text:p/>
            </draw:line>
            <draw:line draw:name="Вертикальная линия 233" draw:style-name="gr4" draw:text-style-name="P268" svg:x1="17.195cm" svg:y1="17.744cm" svg:x2="17.195cm" svg:y2="17.842cm">
              <text:p/>
            </draw:line>
            <draw:line draw:name="Вертикальная линия 234" draw:style-name="gr4" draw:text-style-name="P268" svg:x1="18.458cm" svg:y1="17.744cm" svg:x2="18.458cm" svg:y2="17.842cm">
              <text:p/>
            </draw:line>
            <draw:line draw:name="Вертикальная линия 235" draw:style-name="gr4" draw:text-style-name="P268" svg:x1="19.495cm" svg:y1="17.744cm" svg:x2="19.495cm" svg:y2="17.842cm">
              <text:p/>
            </draw:line>
          </draw:g>
          <draw:g draw:name="DrawObject 68" draw:style-name="gr3">
            <draw:line draw:name="Вертикальная линия 236" draw:style-name="gr4" draw:text-style-name="P268" svg:x1="20.751cm" svg:y1="17.744cm" svg:x2="20.751cm" svg:y2="17.842cm">
              <text:p/>
            </draw:line>
            <draw:line draw:name="Вертикальная линия 237" draw:style-name="gr4" draw:text-style-name="P268" svg:x1="22.004cm" svg:y1="17.744cm" svg:x2="22.004cm" svg:y2="17.842cm">
              <text:p/>
            </draw:line>
            <draw:line draw:name="Вертикальная линия 238" draw:style-name="gr4" draw:text-style-name="P268" svg:x1="23.344cm" svg:y1="17.744cm" svg:x2="23.344cm" svg:y2="17.842cm">
              <text:p/>
            </draw:line>
            <draw:line draw:name="Вертикальная линия 239" draw:style-name="gr4" draw:text-style-name="P268" svg:x1="24.654cm" svg:y1="17.744cm" svg:x2="24.654cm" svg:y2="17.842cm">
              <text:p/>
            </draw:line>
            <draw:line draw:name="Вертикальная линия 240" draw:style-name="gr4" draw:text-style-name="P268" svg:x1="26.387cm" svg:y1="17.744cm" svg:x2="26.387cm" svg:y2="17.842cm">
              <text:p/>
            </draw:line>
          </draw:g>
        </draw:g>
      </draw:g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J"/>
        <table:table-column table:style-name="Таблица6.K"/>
        <table:table-column table:style-name="Таблица6.L"/>
        <table:table-column table:style-name="Таблица6.M"/>
        <table:table-column table:style-name="Таблица6.N"/>
        <table:table-column table:style-name="Таблица6.O"/>
        <table:table-column table:style-name="Таблица6.P"/>
        <table:table-column table:style-name="Таблица6.Q"/>
        <table:table-column table:style-name="Таблица6.R"/>
        <table:table-column table:style-name="Таблица6.S"/>
        <table:table-column table:style-name="Таблица6.T"/>
        <table:table-column table:style-name="Таблица6.U"/>
        <table:table-column table:style-name="Таблица6.V"/>
        <table:table-column table:style-name="Таблица6.W"/>
        <table:table-column table:style-name="Таблица6.X"/>
        <table:table-column table:style-name="Таблица6.Y"/>
        <table:table-column table:style-name="Таблица6.Z"/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 table:style-name="Таблица6.1">
          <table:table-cell table:style-name="Таблица6.A1" office:value-type="string">
            <text:p text:style-name="Table_20_Heading"/>
          </table:table-cell>
          <table:table-cell table:style-name="Таблица6.B1" table:number-columns-spanned="9" office:value-type="string">
            <text:p text:style-name="P23"><draw:frame draw:style-name="fr3" draw:name="Врезка1" text:anchor-type="char" svg:x="22.183cm" svg:y="-0.84cm" svg:width="6.244cm" svg:height="0.776cm" draw:z-index="13"><draw:text-box><text:p text:style-name="P1">ГОСТ 3.1105<text:span text:style-name="T3">-2011</text:span> <text:s text:c="2"/>Форма 2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K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R1" table:number-columns-spanned="3" office:value-type="string">
            <text:p text:style-name="P17"/>
          </table:table-cell>
          <table:covered-table-cell/>
          <table:covered-table-cell/>
          <table:table-cell table:style-name="Таблица6.R1" table:number-columns-spanned="2" office:value-type="string">
            <text:p text:style-name="P17"/>
          </table:table-cell>
          <table:covered-table-cell/>
          <table:table-cell table:style-name="Таблица6.R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6.R1" table:number-columns-spanned="3" office:value-type="string">
            <text:p text:style-name="P17"/>
          </table:table-cell>
          <table:covered-table-cell/>
          <table:covered-table-cell/>
          <table:table-cell table:style-name="Таблица6.e1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Таблица6.2">
          <table:table-cell table:style-name="Таблица6.A1" office:value-type="string">
            <text:p text:style-name="Standard"/>
          </table:table-cell>
          <table:table-cell table:style-name="Таблица6.R1" office:value-type="string">
            <text:p text:style-name="P2">Дубл.</text:p>
            <text:p text:style-name="P1"/>
          </table:table-cell>
          <table:table-cell table:style-name="Таблица6.R1" table:number-columns-spanned="2" office:value-type="string">
            <text:p text:style-name="P17"/>
            <text:p text:style-name="Standard"/>
          </table:table-cell>
          <table:covered-table-cell/>
          <table:table-cell table:style-name="Таблица6.R1" table:number-columns-spanned="3" office:value-type="string">
            <text:p text:style-name="P17"/>
          </table:table-cell>
          <table:covered-table-cell/>
          <table:covered-table-cell/>
          <table:table-cell table:style-name="Таблица6.R1" table:number-columns-spanned="3" office:value-type="string">
            <text:p text:style-name="P17"/>
            <text:p text:style-name="Standard"/>
          </table:table-cell>
          <table:covered-table-cell/>
          <table:covered-table-cell/>
          <table:table-cell table:style-name="Таблица6.K2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R1" table:number-columns-spanned="3" office:value-type="string">
            <text:p text:style-name="P17"/>
            <text:p text:style-name="Standard"/>
          </table:table-cell>
          <table:covered-table-cell/>
          <table:covered-table-cell/>
          <table:table-cell table:style-name="Таблица6.R1" table:number-columns-spanned="2" office:value-type="string">
            <text:p text:style-name="P17"/>
          </table:table-cell>
          <table:covered-table-cell/>
          <table:table-cell table:style-name="Таблица6.R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6.R1" table:number-columns-spanned="3" office:value-type="string">
            <text:p text:style-name="P17"/>
          </table:table-cell>
          <table:covered-table-cell/>
          <table:covered-table-cell/>
          <table:table-cell table:style-name="Таблица6.e1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Таблица6.2">
          <table:table-cell table:style-name="Таблица6.A1" office:value-type="string">
            <text:p text:style-name="Standard"/>
          </table:table-cell>
          <table:table-cell table:style-name="Таблица6.R1" office:value-type="string">
            <text:p text:style-name="P2">Взам.</text:p>
          </table:table-cell>
          <table:table-cell table:style-name="Таблица6.R1" table:number-columns-spanned="2" office:value-type="string">
            <text:p text:style-name="P17"/>
          </table:table-cell>
          <table:covered-table-cell/>
          <table:table-cell table:style-name="Таблица6.R1" table:number-columns-spanned="3" office:value-type="string">
            <text:p text:style-name="P17"/>
          </table:table-cell>
          <table:covered-table-cell/>
          <table:covered-table-cell/>
          <table:table-cell table:style-name="Таблица6.R1" table:number-columns-spanned="3" office:value-type="string">
            <text:p text:style-name="P17"/>
          </table:table-cell>
          <table:covered-table-cell/>
          <table:covered-table-cell/>
          <table:table-cell table:style-name="Таблица6.K2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R1" table:number-columns-spanned="3" office:value-type="string">
            <text:p text:style-name="P17"/>
          </table:table-cell>
          <table:covered-table-cell/>
          <table:covered-table-cell/>
          <table:table-cell table:style-name="Таблица6.R1" table:number-columns-spanned="2" office:value-type="string">
            <text:p text:style-name="P17"/>
          </table:table-cell>
          <table:covered-table-cell/>
          <table:table-cell table:style-name="Таблица6.R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6.R1" table:number-columns-spanned="3" office:value-type="string">
            <text:p text:style-name="P17"/>
          </table:table-cell>
          <table:covered-table-cell/>
          <table:covered-table-cell/>
          <table:table-cell table:style-name="Таблица6.e1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Таблица6.2">
          <table:table-cell table:style-name="Таблица6.A1" office:value-type="string">
            <text:p text:style-name="Standard"/>
          </table:table-cell>
          <table:table-cell table:style-name="Таблица6.R1" office:value-type="string">
            <text:p text:style-name="P2">Подл.</text:p>
          </table:table-cell>
          <table:table-cell table:style-name="Таблица6.R1" table:number-columns-spanned="2" office:value-type="string">
            <text:p text:style-name="P2"/>
          </table:table-cell>
          <table:covered-table-cell/>
          <table:table-cell table:style-name="Таблица6.R1" table:number-columns-spanned="3" office:value-type="string">
            <text:p text:style-name="P2"/>
          </table:table-cell>
          <table:covered-table-cell/>
          <table:covered-table-cell/>
          <table:table-cell table:style-name="Таблица6.R1" table:number-columns-spanned="3" office:value-type="string">
            <text:p text:style-name="P30"/>
          </table:table-cell>
          <table:covered-table-cell/>
          <table:covered-table-cell/>
          <table:table-cell table:style-name="Таблица6.K4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R1" table:number-columns-spanned="3" office:value-type="string">
            <text:p text:style-name="P17"/>
          </table:table-cell>
          <table:covered-table-cell/>
          <table:covered-table-cell/>
          <table:table-cell table:style-name="Таблица6.R1" table:number-columns-spanned="2" office:value-type="string">
            <text:p text:style-name="P17"/>
          </table:table-cell>
          <table:covered-table-cell/>
          <table:table-cell table:style-name="Таблица6.R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6.R1" table:number-columns-spanned="3" office:value-type="string">
            <text:p text:style-name="P17"/>
          </table:table-cell>
          <table:covered-table-cell/>
          <table:covered-table-cell/>
          <table:table-cell table:style-name="Таблица6.e1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Таблица6.5">
          <table:table-cell table:style-name="Таблица6.A1" office:value-type="string">
            <text:p text:style-name="Standard"/>
          </table:table-cell>
          <table:table-cell table:style-name="Таблица6.R1" table:number-columns-spanned="1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S5" table:number-columns-spanned="10" office:value-type="string">
            <text:h text:style-name="P241" text:outline-level="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S5" table:number-columns-spanned="2" office:value-type="string">
            <text:p text:style-name="P235">13</text:p>
          </table:table-cell>
          <table:covered-table-cell/>
          <table:table-cell table:style-name="Таблица6.e5" table:number-columns-spanned="3" office:value-type="string">
            <text:p text:style-name="P65"><text:s text:c="2"/>1</text:p>
          </table:table-cell>
          <table:covered-table-cell/>
          <table:covered-table-cell/>
        </table:table-row>
        <table:table-row table:style-name="Таблица6.6">
          <table:table-cell table:style-name="Таблица6.A1" office:value-type="string">
            <text:p text:style-name="Standard"/>
          </table:table-cell>
          <table:table-cell table:style-name="Таблица6.B6" table:number-rows-spanned="2" table:number-columns-spanned="1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R1" table:number-columns-spanned="2" office:value-type="string">
            <text:p text:style-name="P228"/>
          </table:table-cell>
          <table:covered-table-cell/>
          <table:table-cell table:style-name="Таблица6.N6" table:number-columns-spanned="3" office:value-type="string">
            <text:p text:style-name="P160"/>
          </table:table-cell>
          <table:covered-table-cell/>
          <table:covered-table-cell/>
          <table:table-cell table:style-name="Таблица6.Q6" table:number-columns-spanned="1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6" table:number-columns-spanned="7" office:value-type="string">
            <text:h text:style-name="P242" text:outline-level="4"><text:span text:style-name="T123">К.</text:span>10101.00003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7">
          <table:table-cell table:style-name="Таблица6.A1" office:value-type="string">
            <text:p text:style-name="Standard"/>
          </table:table-cell>
          <table:covered-table-cell table:style-name="Таблица6.B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L7" table:number-columns-spanned="17" office:value-type="string">
            <text:p text:style-name="P66">Крышка <text:span text:style-name="T121">топливного насо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L7" office:value-type="string">
            <text:p text:style-name="P10"><text:s/></text:p>
          </table:table-cell>
          <table:table-cell table:style-name="Таблица6.L7" table:number-columns-spanned="3" office:value-type="string">
            <text:p text:style-name="P17"/>
          </table:table-cell>
          <table:covered-table-cell/>
          <table:covered-table-cell/>
          <table:table-cell table:style-name="Таблица6.g7" office:value-type="string">
            <text:p text:style-name="P17"/>
          </table:table-cell>
        </table:table-row>
        <table:table-row table:style-name="Таблица6.8">
          <table:table-cell table:style-name="Таблица6.A1" office:value-type="string">
            <text:p text:style-name="Standard"/>
          </table:table-cell>
          <table:table-cell table:style-name="Таблица6.K2" table:number-rows-spanned="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K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6.K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V8" table:number-rows-spanned="4" table:number-columns-spanned="12" office:value-type="string">
            <text:p text:style-name="P70">Утверждаю</text:p>
            <text:p text:style-name="P70">Главный конструктор</text:p>
            <text:p text:style-name="P71">М.В. Прони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9">
          <table:table-cell table:style-name="Таблица6.A1" office:value-type="string">
            <text:p text:style-name="Standard"/>
          </table:table-cell>
          <table:covered-table-cell table:style-name="Таблица6.K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K1" table:number-columns-spanned="12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.V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0">
          <table:table-cell table:style-name="Таблица6.A1" office:value-type="string">
            <text:p text:style-name="Standard"/>
          </table:table-cell>
          <table:covered-table-cell table:style-name="Таблица6.K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K1" table:number-columns-spanned="12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.V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1">
          <table:table-cell table:style-name="Таблица6.A1" office:value-type="string">
            <text:p text:style-name="Standard"/>
          </table:table-cell>
          <table:covered-table-cell table:style-name="Таблица6.K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K1" table:number-rows-spanned="2" table:number-columns-spanned="12" office:value-type="string">
            <text:p text:style-name="P140">МАРШРУТН<text:span text:style-name="T11">АЯ</text:span>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.V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A1" office:value-type="string">
            <text:p text:style-name="Standard"/>
          </table:table-cell>
          <table:table-cell table:style-name="Таблица6.K2" table:number-columns-spanned="4" office:value-type="string">
            <text:p text:style-name="P68">Согласовано</text:p>
          </table:table-cell>
          <table:covered-table-cell/>
          <table:covered-table-cell/>
          <table:covered-table-cell/>
          <table:table-cell table:style-name="Таблица6.K1" table:number-columns-spanned="4" office:value-type="string">
            <text:p text:style-name="P74"/>
          </table:table-cell>
          <table:covered-table-cell/>
          <table:covered-table-cell/>
          <table:covered-table-cell/>
          <table:covered-table-cell table:style-name="Таблица6.K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K1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Таблица6.Z12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3">
          <table:table-cell table:style-name="Таблица6.A1" office:value-type="string">
            <text:p text:style-name="Standard"/>
          </table:table-cell>
          <table:table-cell table:style-name="Таблица6.K2" table:number-columns-spanned="5" office:value-type="string">
            <text:p text:style-name="P72">Главный метролог</text:p>
            <text:p text:style-name="P72">Руководитель СОТ</text:p>
            <text:p text:style-name="P72">Начальник ОТК</text:p>
            <text:p text:style-name="P72">Начальник ООТиЗ</text:p>
            <text:p text:style-name="P72">Ведущий конструктор</text:p>
          </table:table-cell>
          <table:covered-table-cell/>
          <table:covered-table-cell/>
          <table:covered-table-cell/>
          <table:covered-table-cell/>
          <table:table-cell table:style-name="Таблица6.K1" table:number-columns-spanned="2" office:value-type="string">
            <text:p text:style-name="P17"/>
          </table:table-cell>
          <table:covered-table-cell/>
          <table:table-cell table:style-name="Таблица6.K1" table:number-columns-spanned="4" office:value-type="string">
            <text:p text:style-name="P72">В.Н. Солдатенков</text:p>
            <text:p text:style-name="P72">Н.В. Шамшина</text:p>
            <text:p text:style-name="P72">Л.Ф. Ильина</text:p>
            <text:p text:style-name="P72">С.В. Никитина</text:p>
            <text:p text:style-name="P72">П.А. Иванов</text:p>
            <text:p text:style-name="P72"/>
            <text:p text:style-name="P73">Акт №</text:p>
          </table:table-cell>
          <table:covered-table-cell/>
          <table:covered-table-cell/>
          <table:covered-table-cell/>
          <table:table-cell table:style-name="Таблица6.K1" table:number-columns-spanned="3" office:value-type="string">
            <text:p text:style-name="P154"/>
            <text:p text:style-name="P154"/>
            <text:p text:style-name="P154"/>
            <text:p text:style-name="P154"/>
            <text:p text:style-name="P154"/>
            <text:p text:style-name="P154"/>
            <text:p text:style-name="P154"/>
            <text:p text:style-name="P154"/>
            <text:p text:style-name="P154"/>
            <text:p text:style-name="P154"/>
            <text:p text:style-name="P154"/>
            <text:p text:style-name="P154"/>
            <text:p text:style-name="P154"><text:s text:c="13"/><text:span text:style-name="T8">от</text:span></text:p>
          </table:table-cell>
          <table:covered-table-cell/>
          <table:covered-table-cell/>
          <table:table-cell table:style-name="Таблица6.K1" table:number-columns-spanned="4" office:value-type="string">
            <text:p text:style-name="P64">Главный технолог </text:p>
            <text:p text:style-name="P69">Зам. гл. технолога</text:p>
            <text:p text:style-name="P69">Начальник СКМ</text:p>
            <text:p text:style-name="P69">Начальник СМиС</text:p>
            <text:p text:style-name="P69">Начальник ОСТДиС</text:p>
          </table:table-cell>
          <table:covered-table-cell/>
          <table:covered-table-cell/>
          <table:covered-table-cell/>
          <table:table-cell table:style-name="Таблица6.K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6.Z12" table:number-columns-spanned="9" office:value-type="string">
            <text:p text:style-name="P72">Е.О. Мишутин</text:p>
            <text:p text:style-name="P72">И.В. Немченков</text:p>
            <text:p text:style-name="P72">А.Н. Шанин</text:p>
            <text:p text:style-name="P72">С.Г. Комиссаров</text:p>
            <text:p text:style-name="P72">Т.В. Воробье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4">
          <table:table-cell table:style-name="Таблица6.A14" office:value-type="string">
            <text:p text:style-name="P3"/>
          </table:table-cell>
          <table:table-cell table:style-name="Таблица6.B14" table:number-columns-spanned="2" office:value-type="string">
            <text:p text:style-name="P153"><text:span text:style-name="T1"><text:s text:c="6"/></text:span><text:span text:style-name="T7">ТЛ</text:span></text:p>
          </table:table-cell>
          <table:covered-table-cell/>
          <table:table-cell table:style-name="Таблица6.D14" table:number-columns-spanned="20" office:value-type="string">
            <text:p text:style-name="P50"/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D14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f14" table:number-columns-spanned="2" office:value-type="string">
            <text:p text:style-name="P50"/>
          </table:table-cell>
          <table:covered-table-cell/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column table:style-name="Таблица5.J"/>
        <table:table-column table:style-name="Таблица5.K"/>
        <table:table-column table:style-name="Таблица5.L"/>
        <table:table-column table:style-name="Таблица5.M"/>
        <table:table-column table:style-name="Таблица5.N"/>
        <table:table-column table:style-name="Таблица5.O"/>
        <table:table-column table:style-name="Таблица5.P"/>
        <table:table-column table:style-name="Таблица5.Q"/>
        <table:table-column table:style-name="Таблица5.R"/>
        <table:table-column table:style-name="Таблица5.S"/>
        <table:table-column table:style-name="Таблица5.T"/>
        <table:table-column table:style-name="Таблица5.U"/>
        <table:table-column table:style-name="Таблица5.V"/>
        <table:table-column table:style-name="Таблица5.W"/>
        <table:table-column table:style-name="Таблица5.X"/>
        <table:table-column table:style-name="Таблица5.Y"/>
        <table:table-column table:style-name="Таблица5.Z"/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column table:style-name="Таблица5.j"/>
        <table:table-column table:style-name="Таблица5.k"/>
        <table:table-column table:style-name="Таблица5.j"/>
        <table:table-column table:style-name="Таблица5.f"/>
        <table:table-column table:style-name="Таблица5.n"/>
        <table:table-column table:style-name="Таблица5.o"/>
        <table:table-column table:style-name="Таблица5.p"/>
        <table:table-column table:style-name="Таблица5.q"/>
        <table:table-column table:style-name="Таблица5.r"/>
        <table:table-column table:style-name="Таблица5.s"/>
        <table:table-column table:style-name="Таблица5.t"/>
        <table:table-column table:style-name="Таблица5.u"/>
        <table:table-column table:style-name="Таблица5.v"/>
        <table:table-column table:style-name="Таблица5.w"/>
        <table:table-column table:style-name="Таблица5.x"/>
        <table:table-column table:style-name="Таблица5.y"/>
        <table:table-column table:style-name="Таблица5.z"/>
        <table:table-column table:style-name="Таблица5.AA"/>
        <table:table-column table:style-name="Таблица5.AB"/>
        <table:table-column table:style-name="Таблица5.AC"/>
        <table:table-column table:style-name="Таблица5.AD"/>
        <table:table-row table:style-name="Таблица5.1">
          <table:table-cell table:style-name="Таблица5.A1" table:number-columns-spanned="37" office:value-type="string"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2" office:value-type="string">
            <text:p text:style-name="P23"><draw:frame draw:style-name="fr2" draw:name="Врезка2" text:anchor-type="char" svg:x="23.844cm" svg:y="-0.496cm" svg:width="4.604cm" svg:height="0.847cm" draw:z-index="12"><draw:text-box><text:p text:style-name="P29"><text:s text:c="14"/>ГОСТ 3.1118-82 Форма 2</text:p></draw:text-box></draw:frame></text:p>
            <text:p text:style-name="Standard"/>
          </table:table-cell>
          <table:covered-table-cell/>
          <table:table-cell table:style-name="Таблица5.l1" table:number-columns-spanned="3" office:value-type="string">
            <text:p text:style-name="P17"/>
          </table:table-cell>
          <table:covered-table-cell/>
          <table:covered-table-cell/>
          <table:table-cell table:style-name="Таблица5.l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5.AB1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Таблица5.2">
          <table:table-cell table:style-name="Таблица5.l1" table:number-columns-spanned="2" office:value-type="string">
            <text:p text:style-name="P17">Дубл.</text:p>
          </table:table-cell>
          <table:covered-table-cell/>
          <table:table-cell table:style-name="Таблица5.l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5.l1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Таблица5.l1" office:value-type="string">
            <text:p text:style-name="P17"/>
          </table:table-cell>
          <table:table-cell table:style-name="Таблица5.M2" table:number-columns-spanned="4" office:value-type="string">
            <text:p text:style-name="P17"><text:s text:c="15"/></text:p>
          </table:table-cell>
          <table:covered-table-cell/>
          <table:covered-table-cell/>
          <table:covered-table-cell/>
          <table:table-cell table:style-name="Таблица5.Q2" table:number-columns-spanned="21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2" office:value-type="string">
            <text:p text:style-name="P154"/>
          </table:table-cell>
          <table:covered-table-cell/>
          <table:table-cell table:style-name="Таблица5.l1" table:number-columns-spanned="3" office:value-type="string">
            <text:p text:style-name="P17"/>
          </table:table-cell>
          <table:covered-table-cell/>
          <table:covered-table-cell/>
          <table:table-cell table:style-name="Таблица5.l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5" office:value-type="string">
            <text:p text:style-name="P154"/>
          </table:table-cell>
          <table:covered-table-cell/>
          <table:covered-table-cell/>
          <table:covered-table-cell/>
          <table:covered-table-cell/>
          <table:table-cell table:style-name="Таблица5.AB1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Таблица5.2">
          <table:table-cell table:style-name="Таблица5.l1" table:number-columns-spanned="2" office:value-type="string">
            <text:p text:style-name="P17">Взам.</text:p>
          </table:table-cell>
          <table:covered-table-cell/>
          <table:table-cell table:style-name="Таблица5.l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5.l1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Таблица5.l1" office:value-type="string">
            <text:p text:style-name="P17"/>
          </table:table-cell>
          <table:table-cell table:style-name="Таблица5.M2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5.l1" table:number-columns-spanned="3" office:value-type="string">
            <text:p text:style-name="P17"/>
          </table:table-cell>
          <table:covered-table-cell/>
          <table:covered-table-cell/>
          <table:table-cell table:style-name="Таблица5.l1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Таблица5.l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5.l1" table:number-columns-spanned="3" office:value-type="string">
            <text:p text:style-name="P17"/>
          </table:table-cell>
          <table:covered-table-cell/>
          <table:covered-table-cell/>
          <table:table-cell table:style-name="Таблица5.l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5.l1" table:number-columns-spanned="2" office:value-type="string">
            <text:p text:style-name="P17"/>
          </table:table-cell>
          <table:covered-table-cell/>
          <table:table-cell table:style-name="Таблица5.l1" table:number-columns-spanned="3" office:value-type="string">
            <text:p text:style-name="P17"/>
          </table:table-cell>
          <table:covered-table-cell/>
          <table:covered-table-cell/>
          <table:table-cell table:style-name="Таблица5.l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5.AB1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Таблица5.2">
          <table:table-cell table:style-name="Таблица5.l1" table:number-columns-spanned="2" office:value-type="string">
            <text:p text:style-name="P17">Подл.</text:p>
          </table:table-cell>
          <table:covered-table-cell/>
          <table:table-cell table:style-name="Таблица5.l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5.l1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Таблица5.l1" office:value-type="string">
            <text:p text:style-name="P17"/>
          </table:table-cell>
          <table:table-cell table:style-name="Таблица5.M4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5.l1" table:number-columns-spanned="3" office:value-type="string">
            <text:p text:style-name="P17"/>
          </table:table-cell>
          <table:covered-table-cell/>
          <table:covered-table-cell/>
          <table:table-cell table:style-name="Таблица5.l1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Таблица5.l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5.l1" table:number-columns-spanned="3" office:value-type="string">
            <text:p text:style-name="P17"/>
          </table:table-cell>
          <table:covered-table-cell/>
          <table:covered-table-cell/>
          <table:table-cell table:style-name="Таблица5.l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5.l1" table:number-columns-spanned="2" office:value-type="string">
            <text:p text:style-name="P17"/>
          </table:table-cell>
          <table:covered-table-cell/>
          <table:table-cell table:style-name="Таблица5.l1" table:number-columns-spanned="3" office:value-type="string">
            <text:p text:style-name="P17"/>
          </table:table-cell>
          <table:covered-table-cell/>
          <table:covered-table-cell/>
          <table:table-cell table:style-name="Таблица5.l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5.AB1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Таблица5.5">
          <table:table-cell table:style-name="Таблица5.l1" table:number-columns-spanned="2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Y5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Y5" table:number-columns-spanned="9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Y5" table:number-columns-spanned="6" office:value-type="string">
            <text:p text:style-name="P235">13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AB5" table:number-columns-spanned="3" office:value-type="string">
            <text:p text:style-name="P42">2</text:p>
          </table:table-cell>
          <table:covered-table-cell/>
          <table:covered-table-cell/>
        </table:table-row>
        <table:table-row table:style-name="Таблица5.2">
          <table:table-cell table:style-name="Таблица5.l1" table:number-columns-spanned="4" office:value-type="string">
            <text:p text:style-name="P95">Разраб.</text:p>
          </table:table-cell>
          <table:covered-table-cell/>
          <table:covered-table-cell/>
          <table:covered-table-cell/>
          <table:table-cell table:style-name="Таблица5.l1" table:number-columns-spanned="7" office:value-type="string">
            <text:p text:style-name="P167">Новик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2" office:value-type="string">
            <text:p text:style-name="P17"/>
          </table:table-cell>
          <table:covered-table-cell/>
          <table:table-cell table:style-name="Таблица5.l1" office:value-type="string">
            <text:p text:style-name="P17"/>
          </table:table-cell>
          <table:table-cell table:style-name="Таблица5.l1" table:number-rows-spanned="3" table:number-columns-spanned="7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V6" table:number-rows-spanned="3" table:number-columns-spanned="13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i6" table:number-rows-spanned="3" table:number-columns-spanned="11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t6" table:number-rows-spanned="3" table:number-columns-spanned="11" office:value-type="string">
            <text:h text:style-name="P242" text:outline-level="4"><text:span text:style-name="T123">К.</text:span>10101.00003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l1" table:number-columns-spanned="4" office:value-type="string" table:protected="true">
            <text:p text:style-name="P17">Проверил</text:p>
          </table:table-cell>
          <table:covered-table-cell/>
          <table:covered-table-cell/>
          <table:covered-table-cell/>
          <table:table-cell table:style-name="Таблица5.l1" table:number-columns-spanned="7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2" office:value-type="string">
            <text:p text:style-name="P17"/>
          </table:table-cell>
          <table:covered-table-cell/>
          <table:table-cell table:style-name="Таблица5.l1" office:value-type="string">
            <text:p text:style-name="P17"/>
          </table:table-cell>
          <table:covered-table-cell table:style-name="Таблица5.l1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V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i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t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l1" table:number-columns-spanned="4" office:value-type="string" table:protected="true">
            <text:p text:style-name="P17"/>
          </table:table-cell>
          <table:covered-table-cell/>
          <table:covered-table-cell/>
          <table:covered-table-cell/>
          <table:table-cell table:style-name="Таблица5.l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2" office:value-type="string">
            <text:p text:style-name="P17"/>
          </table:table-cell>
          <table:covered-table-cell/>
          <table:table-cell table:style-name="Таблица5.l1" office:value-type="string">
            <text:p text:style-name="P17"/>
          </table:table-cell>
          <table:covered-table-cell table:style-name="Таблица5.l1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V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i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t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l1" table:number-columns-spanned="4" office:value-type="string" table:protected="true">
            <text:p text:style-name="P17"/>
          </table:table-cell>
          <table:covered-table-cell/>
          <table:covered-table-cell/>
          <table:covered-table-cell/>
          <table:table-cell table:style-name="Таблица5.l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2" office:value-type="string">
            <text:p text:style-name="P17"/>
          </table:table-cell>
          <table:covered-table-cell/>
          <table:table-cell table:style-name="Таблица5.l1" office:value-type="string">
            <text:p text:style-name="P17"/>
          </table:table-cell>
          <table:table-cell table:style-name="Таблица5.l1" table:number-rows-spanned="2" office:value-type="string">
            <text:p text:style-name="P17"/>
          </table:table-cell>
          <table:table-cell table:style-name="Таблица5.l1" table:number-rows-spanned="2" table:number-columns-spanned="34" office:value-type="string">
            <text:p text:style-name="P66">Крышка <text:span text:style-name="T121">топливного насо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x9" table:number-rows-spanned="2" table:number-columns-spanned="3" office:value-type="string">
            <text:p text:style-name="P141"/>
          </table:table-cell>
          <table:covered-table-cell/>
          <table:covered-table-cell/>
          <table:table-cell table:style-name="Таблица5.x9" table:number-rows-spanned="2" table:number-columns-spanned="3" office:value-type="string">
            <text:p text:style-name="P36"/>
          </table:table-cell>
          <table:covered-table-cell/>
          <table:covered-table-cell/>
          <table:table-cell table:style-name="Таблица5.AD9" table:number-rows-spanned="2" office:value-type="string">
            <text:p text:style-name="P11"/>
          </table:table-cell>
        </table:table-row>
        <table:table-row table:style-name="Таблица5.2">
          <table:table-cell table:style-name="Таблица5.l1" table:number-columns-spanned="4" office:value-type="string" table:protected="true">
            <text:p text:style-name="P17">Н.контр.</text:p>
          </table:table-cell>
          <table:covered-table-cell/>
          <table:covered-table-cell/>
          <table:covered-table-cell/>
          <table:table-cell table:style-name="Таблица5.Y5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Y5" table:number-columns-spanned="2" office:value-type="string">
            <text:p text:style-name="P17"/>
          </table:table-cell>
          <table:covered-table-cell/>
          <table:table-cell table:style-name="Таблица5.Y5" office:value-type="string">
            <text:p text:style-name="P17"/>
          </table:table-cell>
          <table:covered-table-cell table:style-name="Таблица5.l1"/>
          <table:covered-table-cell table:style-name="Таблица5.l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x9"/>
          <table:covered-table-cell/>
          <table:covered-table-cell/>
          <table:covered-table-cell table:style-name="Таблица5.x9"/>
          <table:covered-table-cell/>
          <table:covered-table-cell/>
          <table:covered-table-cell table:style-name="Таблица5.AD9"/>
        </table:table-row>
        <table:table-row table:style-name="Таблица5.2">
          <table:table-cell table:style-name="Таблица5.l1" office:value-type="string">
            <text:p text:style-name="P17">А</text:p>
          </table:table-cell>
          <table:table-cell table:style-name="Таблица5.B11" table:number-columns-spanned="3" office:value-type="string">
            <text:p text:style-name="P30">Цех</text:p>
          </table:table-cell>
          <table:covered-table-cell/>
          <table:covered-table-cell/>
          <table:table-cell table:style-name="Таблица5.E11" office:value-type="string">
            <text:p text:style-name="P17">Уч.</text:p>
          </table:table-cell>
          <table:table-cell table:style-name="Таблица5.E11" table:number-columns-spanned="3" office:value-type="string">
            <text:p text:style-name="P17">РМ</text:p>
          </table:table-cell>
          <table:covered-table-cell/>
          <table:covered-table-cell/>
          <table:table-cell table:style-name="Таблица5.E11" office:value-type="string">
            <text:p text:style-name="P17">Опер.</text:p>
          </table:table-cell>
          <table:table-cell table:style-name="Таблица5.E11" table:number-columns-spanned="9" office:value-type="string">
            <text:p text:style-name="P17">Код, наименовании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S11" table:number-columns-spanned="38" office:value-type="string">
            <text:p text:style-name="P17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l1" table:number-rows-spanned="2" office:value-type="string">
            <text:p text:style-name="P17">Б</text:p>
          </table:table-cell>
          <table:table-cell table:style-name="Таблица5.B12" table:number-columns-spanned="17" office:value-type="string">
            <text:p text:style-name="P17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l1" table:number-rows-spanned="2" table:number-columns-spanned="4" office:value-type="string">
            <text:p text:style-name="P17">С.м.</text:p>
          </table:table-cell>
          <table:covered-table-cell/>
          <table:covered-table-cell/>
          <table:covered-table-cell/>
          <table:table-cell table:style-name="Таблица5.l1" table:number-rows-spanned="2" table:number-columns-spanned="3" office:value-type="string">
            <text:p text:style-name="P17">Проф.</text:p>
            <text:p text:style-name="Standard"/>
          </table:table-cell>
          <table:covered-table-cell/>
          <table:covered-table-cell/>
          <table:table-cell table:style-name="Таблица5.l1" table:number-rows-spanned="2" table:number-columns-spanned="2" office:value-type="string">
            <text:p text:style-name="P17">Р</text:p>
          </table:table-cell>
          <table:covered-table-cell/>
          <table:table-cell table:style-name="Таблица5.l1" table:number-rows-spanned="2" table:number-columns-spanned="3" office:value-type="string">
            <text:p text:style-name="P17">УТ</text:p>
          </table:table-cell>
          <table:covered-table-cell/>
          <table:covered-table-cell/>
          <table:table-cell table:style-name="Таблица5.l1" table:number-rows-spanned="2" table:number-columns-spanned="2" office:value-type="string">
            <text:p text:style-name="P17">КР</text:p>
          </table:table-cell>
          <table:covered-table-cell/>
          <table:table-cell table:style-name="Таблица5.l1" table:number-rows-spanned="2" table:number-columns-spanned="3" office:value-type="string">
            <text:p text:style-name="P75">КОИД</text:p>
          </table:table-cell>
          <table:covered-table-cell/>
          <table:covered-table-cell/>
          <table:table-cell table:style-name="Таблица5.l1" table:number-rows-spanned="2" table:number-columns-spanned="5" office:value-type="string">
            <text:p text:style-name="P17">ЕН</text:p>
          </table:table-cell>
          <table:covered-table-cell/>
          <table:covered-table-cell/>
          <table:covered-table-cell/>
          <table:covered-table-cell/>
          <table:table-cell table:style-name="Таблица5.l1" table:number-rows-spanned="2" table:number-columns-spanned="3" office:value-type="string">
            <text:p text:style-name="P17">ОП</text:p>
          </table:table-cell>
          <table:covered-table-cell/>
          <table:covered-table-cell/>
          <table:table-cell table:style-name="Таблица5.l1" table:number-rows-spanned="2" table:number-columns-spanned="3" office:value-type="string">
            <text:p text:style-name="P17">Кшт.</text:p>
          </table:table-cell>
          <table:covered-table-cell/>
          <table:covered-table-cell/>
          <table:table-cell table:style-name="Таблица5.l1" table:number-rows-spanned="2" table:number-columns-spanned="4" office:value-type="string">
            <text:p text:style-name="P17">Тп.з.</text:p>
          </table:table-cell>
          <table:covered-table-cell/>
          <table:covered-table-cell/>
          <table:covered-table-cell/>
          <table:table-cell table:style-name="Таблица5.y12" table:number-rows-spanned="2" table:number-columns-spanned="6" office:value-type="string">
            <text:p text:style-name="P17">Тшт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5.13">
          <table:covered-table-cell table:style-name="Таблица5.l1"/>
          <table:table-cell table:style-name="Таблица5.B11" table:number-columns-spanned="1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l1"/>
          <table:covered-table-cell/>
          <table:covered-table-cell/>
          <table:covered-table-cell/>
          <table:covered-table-cell table:style-name="Таблица5.l1"/>
          <table:covered-table-cell/>
          <table:covered-table-cell/>
          <table:covered-table-cell table:style-name="Таблица5.l1"/>
          <table:covered-table-cell/>
          <table:covered-table-cell table:style-name="Таблица5.l1"/>
          <table:covered-table-cell/>
          <table:covered-table-cell/>
          <table:covered-table-cell table:style-name="Таблица5.l1"/>
          <table:covered-table-cell/>
          <table:covered-table-cell table:style-name="Таблица5.l1"/>
          <table:covered-table-cell/>
          <table:covered-table-cell/>
          <table:covered-table-cell table:style-name="Таблица5.l1"/>
          <table:covered-table-cell/>
          <table:covered-table-cell/>
          <table:covered-table-cell/>
          <table:covered-table-cell/>
          <table:covered-table-cell table:style-name="Таблица5.l1"/>
          <table:covered-table-cell/>
          <table:covered-table-cell/>
          <table:covered-table-cell table:style-name="Таблица5.l1"/>
          <table:covered-table-cell/>
          <table:covered-table-cell/>
          <table:covered-table-cell table:style-name="Таблица5.l1"/>
          <table:covered-table-cell/>
          <table:covered-table-cell/>
          <table:covered-table-cell/>
          <table:covered-table-cell table:style-name="Таблица5.y12"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l1" office:value-type="string">
            <text:p text:style-name="P17">к/м</text:p>
          </table:table-cell>
          <table:table-cell table:style-name="Таблица5.l1" table:number-columns-spanned="17" office:value-type="string">
            <text:p text:style-name="P17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B12" table:number-columns-spanned="17" office:value-type="string">
            <text:p text:style-name="P17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Y5" table:number-columns-spanned="5" office:value-type="string">
            <text:p text:style-name="P75">ОПП</text:p>
          </table:table-cell>
          <table:covered-table-cell/>
          <table:covered-table-cell/>
          <table:covered-table-cell/>
          <table:covered-table-cell/>
          <table:table-cell table:style-name="Таблица5.Y5" table:number-columns-spanned="3" office:value-type="string">
            <text:p text:style-name="P17">ЕВ</text:p>
          </table:table-cell>
          <table:covered-table-cell/>
          <table:covered-table-cell/>
          <table:table-cell table:style-name="Таблица5.Y5" table:number-columns-spanned="3" office:value-type="string">
            <text:p text:style-name="P17">ЕН</text:p>
          </table:table-cell>
          <table:covered-table-cell/>
          <table:covered-table-cell/>
          <table:table-cell table:style-name="Таблица5.Y5" table:number-columns-spanned="4" office:value-type="string">
            <text:p text:style-name="P17">КИ</text:p>
          </table:table-cell>
          <table:covered-table-cell/>
          <table:covered-table-cell/>
          <table:covered-table-cell/>
          <table:table-cell table:style-name="Таблица5.y14" table:number-columns-spanned="6" office:value-type="string">
            <text:p text:style-name="P17">Нрасх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81"><draw:g text:anchor-type="char" draw:z-index="0" draw:name="DrawObject1" draw:style-name="gr7"><draw:g draw:name="Фигура1" draw:style-name="gr8"><draw:line draw:style-name="gr9" draw:text-style-name="P269" svg:x1="0.762cm" svg:y1="0.718cm" svg:x2="28.147cm" svg:y2="0.718cm"><text:p/></draw:line><draw:line draw:style-name="gr9" draw:text-style-name="P269" svg:x1="0.732cm" svg:y1="1.455cm" svg:x2="28.117cm" svg:y2="1.455cm"><text:p/></draw:line><draw:line draw:style-name="gr9" draw:text-style-name="P269" svg:x1="0.746cm" svg:y1="2.219cm" svg:x2="28.131cm" svg:y2="2.219cm"><text:p/></draw:line><draw:line draw:style-name="gr9" draw:text-style-name="P269" svg:x1="0.721cm" svg:y1="2.968cm" svg:x2="28.106cm" svg:y2="2.968cm"><text:p/></draw:line><draw:line draw:style-name="gr9" draw:text-style-name="P269" svg:x1="0.758cm" svg:y1="3.732cm" svg:x2="28.143cm" svg:y2="3.732cm"><text:p/></draw:line><draw:line draw:style-name="gr9" draw:text-style-name="P269" svg:x1="0.758cm" svg:y1="4.473cm" svg:x2="28.143cm" svg:y2="4.473cm"><text:p/></draw:line><draw:line draw:style-name="gr9" draw:text-style-name="P269" svg:x1="0.747cm" svg:y1="5.231cm" svg:x2="28.132cm" svg:y2="5.231cm"><text:p/></draw:line><draw:line draw:style-name="gr9" draw:text-style-name="P269" svg:x1="0.732cm" svg:y1="5.978cm" svg:x2="28.117cm" svg:y2="5.978cm"><text:p/></draw:line><draw:line draw:style-name="gr9" draw:text-style-name="P269" svg:x1="0.747cm" svg:y1="6.729cm" svg:x2="28.132cm" svg:y2="6.729cm"><text:p/></draw:line><draw:line draw:style-name="gr9" draw:text-style-name="P269" svg:x1="0.745cm" svg:y1="8.233cm" svg:x2="28.13cm" svg:y2="8.233cm"><text:p/></draw:line><draw:line draw:style-name="gr9" draw:text-style-name="P269" svg:x1="0.755cm" svg:y1="9.747cm" svg:x2="28.14cm" svg:y2="9.747cm"><text:p/></draw:line><draw:line draw:style-name="gr9" draw:text-style-name="P269" svg:x1="0.745cm" svg:y1="7.495cm" svg:x2="28.13cm" svg:y2="7.495cm"><text:p/></draw:line><draw:line draw:style-name="gr9" draw:text-style-name="P269" svg:x1="0.758cm" svg:y1="8.997cm" svg:x2="28.143cm" svg:y2="8.997cm"><text:p/></draw:line><draw:line draw:style-name="gr9" draw:text-style-name="P269" svg:x1="0.732cm" svg:y1="10.495cm" svg:x2="28.117cm" svg:y2="10.495cm"><text:p/></draw:line><draw:line draw:style-name="gr9" draw:text-style-name="P269" svg:x1="0.755cm" svg:y1="11.244cm" svg:x2="28.14cm" svg:y2="11.244cm"><text:p/></draw:line></draw:g><draw:g draw:name="DrawObject1" draw:style-name="gr10"><draw:g draw:name="DrawObject1" draw:style-name="gr10"><draw:g draw:name="DrawObject1" draw:style-name="gr10"><draw:g draw:name="DrawObject1" draw:style-name="gr8"><draw:line draw:name="Вертикальная линия 10" draw:style-name="gr11" draw:text-style-name="P270" svg:x1="1.852cm" svg:y1="-0.023cm" svg:x2="1.852cm" svg:y2="0.078cm"><text:p/></draw:line><draw:line draw:name="Вертикальная линия 1" draw:style-name="gr11" draw:text-style-name="P270" svg:x1="2.896cm" svg:y1="-0.021cm" svg:x2="2.896cm" svg:y2="0.08cm"><text:p/></draw:line><draw:line draw:name="Вертикальная линия 2" draw:style-name="gr11" draw:text-style-name="P270" svg:x1="3.937cm" svg:y1="-0.016cm" svg:x2="3.937cm" svg:y2="0.085cm"><text:p/></draw:line><draw:line draw:name="Вертикальная линия 3" draw:style-name="gr11" draw:text-style-name="P270" svg:x1="5.235cm" svg:y1="-0.016cm" svg:x2="5.235cm" svg:y2="0.085cm"><text:p/></draw:line></draw:g><draw:line draw:name="Вертикальная линия 4" draw:style-name="gr11" draw:text-style-name="P270" svg:x1="12.58cm" svg:y1="-0.016cm" svg:x2="12.58cm" svg:y2="0.085cm"><text:p/></draw:line><draw:line draw:name="Вертикальная линия 5" draw:style-name="gr11" draw:text-style-name="P270" svg:x1="13.603cm" svg:y1="-0.016cm" svg:x2="13.603cm" svg:y2="0.085cm"><text:p/></draw:line><draw:line draw:name="Вертикальная линия 6" draw:style-name="gr11" draw:text-style-name="P270" svg:x1="15.419cm" svg:y1="-0.016cm" svg:x2="15.419cm" svg:y2="0.085cm"><text:p/></draw:line><draw:line draw:name="Вертикальная линия 7" draw:style-name="gr11" draw:text-style-name="P270" svg:x1="16.45cm" svg:y1="-0.016cm" svg:x2="16.45cm" svg:y2="0.085cm"><text:p/></draw:line><draw:line draw:name="Вертикальная линия 8" draw:style-name="gr11" draw:text-style-name="P270" svg:x1="17.727cm" svg:y1="-0.016cm" svg:x2="17.727cm" svg:y2="0.085cm"><text:p/></draw:line><draw:line draw:name="Вертикальная линия 9" draw:style-name="gr11" draw:text-style-name="P270" svg:x1="18.773cm" svg:y1="-0.016cm" svg:x2="18.773cm" svg:y2="0.085cm"><text:p/></draw:line></draw:g><draw:g draw:name="DrawObject2" draw:style-name="gr8"><draw:line draw:name="Вертикальная линия 11" draw:style-name="gr11" draw:text-style-name="P270" svg:x1="20.041cm" svg:y1="-0.016cm" svg:x2="20.041cm" svg:y2="0.085cm"><text:p/></draw:line><draw:line draw:name="Вертикальная линия 12" draw:style-name="gr11" draw:text-style-name="P270" svg:x1="21.306cm" svg:y1="-0.016cm" svg:x2="21.306cm" svg:y2="0.085cm"><text:p/></draw:line><draw:line draw:name="Вертикальная линия 13" draw:style-name="gr11" draw:text-style-name="P270" svg:x1="22.658cm" svg:y1="-0.016cm" svg:x2="22.658cm" svg:y2="0.085cm"><text:p/></draw:line><draw:line draw:name="Вертикальная линия 14" draw:style-name="gr11" draw:text-style-name="P270" svg:x1="23.98cm" svg:y1="-0.016cm" svg:x2="23.98cm" svg:y2="0.085cm"><text:p/></draw:line><draw:line draw:name="Вертикальная линия 15" draw:style-name="gr11" draw:text-style-name="P270" svg:x1="25.728cm" svg:y1="-0.016cm" svg:x2="25.728cm" svg:y2="0.085cm"><text:p/></draw:line></draw:g></draw:g><draw:g draw:name="DrawObject 1" draw:style-name="gr10"><draw:g draw:name="DrawObject 2" draw:style-name="gr10"><draw:g draw:name="DrawObject 3" draw:style-name="gr8"><draw:line draw:name="Вертикальная линия 16" draw:style-name="gr11" draw:text-style-name="P270" svg:x1="1.838cm" svg:y1="0.73cm" svg:x2="1.838cm" svg:y2="0.831cm"><text:p/></draw:line><draw:line draw:name="Вертикальная линия 17" draw:style-name="gr11" draw:text-style-name="P270" svg:x1="2.884cm" svg:y1="0.732cm" svg:x2="2.884cm" svg:y2="0.833cm"><text:p/></draw:line><draw:line draw:name="Вертикальная линия 18" draw:style-name="gr11" draw:text-style-name="P270" svg:x1="3.927cm" svg:y1="0.737cm" svg:x2="3.927cm" svg:y2="0.838cm"><text:p/></draw:line><draw:line draw:name="Вертикальная линия 19" draw:style-name="gr11" draw:text-style-name="P270" svg:x1="5.221cm" svg:y1="0.737cm" svg:x2="5.221cm" svg:y2="0.838cm"><text:p/></draw:line></draw:g><draw:line draw:name="Вертикальная линия 20" draw:style-name="gr11" draw:text-style-name="P270" svg:x1="12.573cm" svg:y1="0.737cm" svg:x2="12.573cm" svg:y2="0.838cm"><text:p/></draw:line><draw:line draw:name="Вертикальная линия 21" draw:style-name="gr11" draw:text-style-name="P270" svg:x1="13.596cm" svg:y1="0.737cm" svg:x2="13.596cm" svg:y2="0.838cm"><text:p/></draw:line><draw:line draw:name="Вертикальная линия 22" draw:style-name="gr11" draw:text-style-name="P270" svg:x1="15.411cm" svg:y1="0.737cm" svg:x2="15.411cm" svg:y2="0.838cm"><text:p/></draw:line><draw:line draw:name="Вертикальная линия 23" draw:style-name="gr11" draw:text-style-name="P270" svg:x1="16.44cm" svg:y1="0.737cm" svg:x2="16.44cm" svg:y2="0.838cm"><text:p/></draw:line><draw:line draw:name="Вертикальная линия 24" draw:style-name="gr11" draw:text-style-name="P270" svg:x1="17.713cm" svg:y1="0.737cm" svg:x2="17.713cm" svg:y2="0.838cm"><text:p/></draw:line><draw:line draw:name="Вертикальная линия 25" draw:style-name="gr11" draw:text-style-name="P270" svg:x1="18.763cm" svg:y1="0.737cm" svg:x2="18.763cm" svg:y2="0.838cm"><text:p/></draw:line></draw:g><draw:g draw:name="DrawObject 4" draw:style-name="gr8"><draw:line draw:name="Вертикальная линия 26" draw:style-name="gr11" draw:text-style-name="P270" svg:x1="20.029cm" svg:y1="0.737cm" svg:x2="20.029cm" svg:y2="0.838cm"><text:p/></draw:line><draw:line draw:name="Вертикальная линия 27" draw:style-name="gr11" draw:text-style-name="P270" svg:x1="21.296cm" svg:y1="0.737cm" svg:x2="21.296cm" svg:y2="0.838cm"><text:p/></draw:line><draw:line draw:name="Вертикальная линия 28" draw:style-name="gr11" draw:text-style-name="P270" svg:x1="22.643cm" svg:y1="0.737cm" svg:x2="22.643cm" svg:y2="0.838cm"><text:p/></draw:line><draw:line draw:name="Вертикальная линия 29" draw:style-name="gr11" draw:text-style-name="P270" svg:x1="23.97cm" svg:y1="0.737cm" svg:x2="23.97cm" svg:y2="0.838cm"><text:p/></draw:line><draw:line draw:name="Вертикальная линия 30" draw:style-name="gr11" draw:text-style-name="P270" svg:x1="25.714cm" svg:y1="0.737cm" svg:x2="25.714cm" svg:y2="0.838cm"><text:p/></draw:line></draw:g></draw:g><draw:g draw:name="DrawObject 5" draw:style-name="gr10"><draw:g draw:name="DrawObject 6" draw:style-name="gr10"><draw:g draw:name="DrawObject 7" draw:style-name="gr8"><draw:line draw:name="Вертикальная линия 31" draw:style-name="gr11" draw:text-style-name="P270" svg:x1="1.838cm" svg:y1="1.466cm" svg:x2="1.838cm" svg:y2="1.567cm"><text:p/></draw:line><draw:line draw:name="Вертикальная линия 32" draw:style-name="gr11" draw:text-style-name="P270" svg:x1="2.884cm" svg:y1="1.471cm" svg:x2="2.884cm" svg:y2="1.572cm"><text:p/></draw:line><draw:line draw:name="Вертикальная линия 33" draw:style-name="gr11" draw:text-style-name="P270" svg:x1="3.927cm" svg:y1="1.475cm" svg:x2="3.927cm" svg:y2="1.576cm"><text:p/></draw:line><draw:line draw:name="Вертикальная линия 34" draw:style-name="gr11" draw:text-style-name="P270" svg:x1="5.221cm" svg:y1="1.475cm" svg:x2="5.221cm" svg:y2="1.576cm"><text:p/></draw:line></draw:g><draw:line draw:name="Вертикальная линия 35" draw:style-name="gr11" draw:text-style-name="P270" svg:x1="12.573cm" svg:y1="1.475cm" svg:x2="12.573cm" svg:y2="1.576cm"><text:p/></draw:line><draw:line draw:name="Вертикальная линия 36" draw:style-name="gr11" draw:text-style-name="P270" svg:x1="13.596cm" svg:y1="1.475cm" svg:x2="13.596cm" svg:y2="1.576cm"><text:p/></draw:line><draw:line draw:name="Вертикальная линия 37" draw:style-name="gr11" draw:text-style-name="P270" svg:x1="15.411cm" svg:y1="1.475cm" svg:x2="15.411cm" svg:y2="1.576cm"><text:p/></draw:line><draw:line draw:name="Вертикальная линия 38" draw:style-name="gr11" draw:text-style-name="P270" svg:x1="16.44cm" svg:y1="1.475cm" svg:x2="16.44cm" svg:y2="1.576cm"><text:p/></draw:line><draw:line draw:name="Вертикальная линия 39" draw:style-name="gr11" draw:text-style-name="P270" svg:x1="17.713cm" svg:y1="1.475cm" svg:x2="17.713cm" svg:y2="1.576cm"><text:p/></draw:line><draw:line draw:name="Вертикальная линия 40" draw:style-name="gr11" draw:text-style-name="P270" svg:x1="18.763cm" svg:y1="1.475cm" svg:x2="18.763cm" svg:y2="1.576cm"><text:p/></draw:line></draw:g><draw:g draw:name="DrawObject 8" draw:style-name="gr8"><draw:line draw:name="Вертикальная линия 41" draw:style-name="gr11" draw:text-style-name="P270" svg:x1="20.029cm" svg:y1="1.475cm" svg:x2="20.029cm" svg:y2="1.576cm"><text:p/></draw:line><draw:line draw:name="Вертикальная линия 42" draw:style-name="gr11" draw:text-style-name="P270" svg:x1="21.296cm" svg:y1="1.475cm" svg:x2="21.296cm" svg:y2="1.576cm"><text:p/></draw:line><draw:line draw:name="Вертикальная линия 43" draw:style-name="gr11" draw:text-style-name="P270" svg:x1="22.643cm" svg:y1="1.475cm" svg:x2="22.643cm" svg:y2="1.576cm"><text:p/></draw:line><draw:line draw:name="Вертикальная линия 44" draw:style-name="gr11" draw:text-style-name="P270" svg:x1="23.97cm" svg:y1="1.475cm" svg:x2="23.97cm" svg:y2="1.576cm"><text:p/></draw:line><draw:line draw:name="Вертикальная линия 45" draw:style-name="gr11" draw:text-style-name="P270" svg:x1="25.714cm" svg:y1="1.475cm" svg:x2="25.714cm" svg:y2="1.576cm"><text:p/></draw:line></draw:g></draw:g><draw:g draw:name="DrawObject 9" draw:style-name="gr10"><draw:g draw:name="DrawObject 10" draw:style-name="gr10"><draw:g draw:name="DrawObject 11" draw:style-name="gr8"><draw:line draw:name="Вертикальная линия 46" draw:style-name="gr11" draw:text-style-name="P270" svg:x1="1.838cm" svg:y1="2.231cm" svg:x2="1.838cm" svg:y2="2.332cm"><text:p/></draw:line><draw:line draw:name="Вертикальная линия 47" draw:style-name="gr11" draw:text-style-name="P270" svg:x1="2.884cm" svg:y1="2.233cm" svg:x2="2.884cm" svg:y2="2.334cm"><text:p/></draw:line><draw:line draw:name="Вертикальная линия 48" draw:style-name="gr11" draw:text-style-name="P270" svg:x1="3.927cm" svg:y1="2.238cm" svg:x2="3.927cm" svg:y2="2.339cm"><text:p/></draw:line><draw:line draw:name="Вертикальная линия 49" draw:style-name="gr11" draw:text-style-name="P270" svg:x1="5.221cm" svg:y1="2.238cm" svg:x2="5.221cm" svg:y2="2.339cm"><text:p/></draw:line></draw:g><draw:line draw:name="Вертикальная линия 50" draw:style-name="gr11" draw:text-style-name="P270" svg:x1="12.573cm" svg:y1="2.238cm" svg:x2="12.573cm" svg:y2="2.339cm"><text:p/></draw:line><draw:line draw:name="Вертикальная линия 51" draw:style-name="gr11" draw:text-style-name="P270" svg:x1="13.596cm" svg:y1="2.238cm" svg:x2="13.596cm" svg:y2="2.339cm"><text:p/></draw:line><draw:line draw:name="Вертикальная линия 52" draw:style-name="gr11" draw:text-style-name="P270" svg:x1="15.411cm" svg:y1="2.238cm" svg:x2="15.411cm" svg:y2="2.339cm"><text:p/></draw:line><draw:line draw:name="Вертикальная линия 53" draw:style-name="gr11" draw:text-style-name="P270" svg:x1="16.44cm" svg:y1="2.238cm" svg:x2="16.44cm" svg:y2="2.339cm"><text:p/></draw:line><draw:line draw:name="Вертикальная линия 54" draw:style-name="gr11" draw:text-style-name="P270" svg:x1="17.713cm" svg:y1="2.238cm" svg:x2="17.713cm" svg:y2="2.339cm"><text:p/></draw:line><draw:line draw:name="Вертикальная линия 55" draw:style-name="gr11" draw:text-style-name="P270" svg:x1="18.763cm" svg:y1="2.238cm" svg:x2="18.763cm" svg:y2="2.339cm"><text:p/></draw:line></draw:g><draw:g draw:name="DrawObject 12" draw:style-name="gr8"><draw:line draw:name="Вертикальная линия 56" draw:style-name="gr11" draw:text-style-name="P270" svg:x1="20.029cm" svg:y1="2.238cm" svg:x2="20.029cm" svg:y2="2.339cm"><text:p/></draw:line><draw:line draw:name="Вертикальная линия 57" draw:style-name="gr11" draw:text-style-name="P270" svg:x1="21.296cm" svg:y1="2.238cm" svg:x2="21.296cm" svg:y2="2.339cm"><text:p/></draw:line><draw:line draw:name="Вертикальная линия 58" draw:style-name="gr11" draw:text-style-name="P270" svg:x1="22.643cm" svg:y1="2.238cm" svg:x2="22.643cm" svg:y2="2.339cm"><text:p/></draw:line><draw:line draw:name="Вертикальная линия 59" draw:style-name="gr11" draw:text-style-name="P270" svg:x1="23.97cm" svg:y1="2.238cm" svg:x2="23.97cm" svg:y2="2.339cm"><text:p/></draw:line><draw:line draw:name="Вертикальная линия 60" draw:style-name="gr11" draw:text-style-name="P270" svg:x1="25.714cm" svg:y1="2.238cm" svg:x2="25.714cm" svg:y2="2.339cm"><text:p/></draw:line></draw:g></draw:g><draw:g draw:name="DrawObject 13" draw:style-name="gr10"><draw:g draw:name="DrawObject 14" draw:style-name="gr10"><draw:g draw:name="DrawObject 15" draw:style-name="gr8"><draw:line draw:name="Вертикальная линия 61" draw:style-name="gr11" draw:text-style-name="P270" svg:x1="1.838cm" svg:y1="2.981cm" svg:x2="1.838cm" svg:y2="3.082cm"><text:p/></draw:line><draw:line draw:name="Вертикальная линия 62" draw:style-name="gr11" draw:text-style-name="P270" svg:x1="2.884cm" svg:y1="2.983cm" svg:x2="2.884cm" svg:y2="3.084cm"><text:p/></draw:line><draw:line draw:name="Вертикальная линия 63" draw:style-name="gr11" draw:text-style-name="P270" svg:x1="3.927cm" svg:y1="2.988cm" svg:x2="3.927cm" svg:y2="3.089cm"><text:p/></draw:line><draw:line draw:name="Вертикальная линия 64" draw:style-name="gr11" draw:text-style-name="P270" svg:x1="5.221cm" svg:y1="2.988cm" svg:x2="5.221cm" svg:y2="3.089cm"><text:p/></draw:line></draw:g><draw:line draw:name="Вертикальная линия 65" draw:style-name="gr11" draw:text-style-name="P270" svg:x1="12.573cm" svg:y1="2.988cm" svg:x2="12.573cm" svg:y2="3.089cm"><text:p/></draw:line><draw:line draw:name="Вертикальная линия 66" draw:style-name="gr11" draw:text-style-name="P270" svg:x1="13.596cm" svg:y1="2.988cm" svg:x2="13.596cm" svg:y2="3.089cm"><text:p/></draw:line><draw:line draw:name="Вертикальная линия 67" draw:style-name="gr11" draw:text-style-name="P270" svg:x1="15.411cm" svg:y1="2.988cm" svg:x2="15.411cm" svg:y2="3.089cm"><text:p/></draw:line><draw:line draw:name="Вертикальная линия 68" draw:style-name="gr11" draw:text-style-name="P270" svg:x1="16.44cm" svg:y1="2.988cm" svg:x2="16.44cm" svg:y2="3.089cm"><text:p/></draw:line><draw:line draw:name="Вертикальная линия 69" draw:style-name="gr11" draw:text-style-name="P270" svg:x1="17.713cm" svg:y1="2.988cm" svg:x2="17.713cm" svg:y2="3.089cm"><text:p/></draw:line><draw:line draw:name="Вертикальная линия 70" draw:style-name="gr11" draw:text-style-name="P270" svg:x1="18.763cm" svg:y1="2.988cm" svg:x2="18.763cm" svg:y2="3.089cm"><text:p/></draw:line></draw:g><draw:g draw:name="DrawObject 16" draw:style-name="gr8"><draw:line draw:name="Вертикальная линия 71" draw:style-name="gr11" draw:text-style-name="P270" svg:x1="20.029cm" svg:y1="2.988cm" svg:x2="20.029cm" svg:y2="3.089cm"><text:p/></draw:line><draw:line draw:name="Вертикальная линия 72" draw:style-name="gr11" draw:text-style-name="P270" svg:x1="21.296cm" svg:y1="2.988cm" svg:x2="21.296cm" svg:y2="3.089cm"><text:p/></draw:line><draw:line draw:name="Вертикальная линия 73" draw:style-name="gr11" draw:text-style-name="P270" svg:x1="22.643cm" svg:y1="2.988cm" svg:x2="22.643cm" svg:y2="3.089cm"><text:p/></draw:line><draw:line draw:name="Вертикальная линия 74" draw:style-name="gr11" draw:text-style-name="P270" svg:x1="23.97cm" svg:y1="2.988cm" svg:x2="23.97cm" svg:y2="3.089cm"><text:p/></draw:line><draw:line draw:name="Вертикальная линия 75" draw:style-name="gr11" draw:text-style-name="P270" svg:x1="25.714cm" svg:y1="2.988cm" svg:x2="25.714cm" svg:y2="3.089cm"><text:p/></draw:line></draw:g></draw:g><draw:g draw:name="DrawObject 17" draw:style-name="gr10"><draw:g draw:name="DrawObject 18" draw:style-name="gr10"><draw:g draw:name="DrawObject 19" draw:style-name="gr8"><draw:line draw:name="Вертикальная линия 76" draw:style-name="gr11" draw:text-style-name="P270" svg:x1="1.838cm" svg:y1="3.734cm" svg:x2="1.838cm" svg:y2="3.835cm"><text:p/></draw:line><draw:line draw:name="Вертикальная линия 77" draw:style-name="gr11" draw:text-style-name="P270" svg:x1="2.884cm" svg:y1="3.736cm" svg:x2="2.884cm" svg:y2="3.837cm"><text:p/></draw:line><draw:line draw:name="Вертикальная линия 78" draw:style-name="gr11" draw:text-style-name="P270" svg:x1="3.927cm" svg:y1="3.741cm" svg:x2="3.927cm" svg:y2="3.842cm"><text:p/></draw:line><draw:line draw:name="Вертикальная линия 79" draw:style-name="gr11" draw:text-style-name="P270" svg:x1="5.221cm" svg:y1="3.741cm" svg:x2="5.221cm" svg:y2="3.842cm"><text:p/></draw:line></draw:g><draw:line draw:name="Вертикальная линия 80" draw:style-name="gr11" draw:text-style-name="P270" svg:x1="12.573cm" svg:y1="3.741cm" svg:x2="12.573cm" svg:y2="3.842cm"><text:p/></draw:line><draw:line draw:name="Вертикальная линия 81" draw:style-name="gr11" draw:text-style-name="P270" svg:x1="13.596cm" svg:y1="3.741cm" svg:x2="13.596cm" svg:y2="3.842cm"><text:p/></draw:line><draw:line draw:name="Вертикальная линия 82" draw:style-name="gr11" draw:text-style-name="P270" svg:x1="15.411cm" svg:y1="3.741cm" svg:x2="15.411cm" svg:y2="3.842cm"><text:p/></draw:line><draw:line draw:name="Вертикальная линия 83" draw:style-name="gr11" draw:text-style-name="P270" svg:x1="16.44cm" svg:y1="3.741cm" svg:x2="16.44cm" svg:y2="3.842cm"><text:p/></draw:line><draw:line draw:name="Вертикальная линия 84" draw:style-name="gr11" draw:text-style-name="P270" svg:x1="17.713cm" svg:y1="3.741cm" svg:x2="17.713cm" svg:y2="3.842cm"><text:p/></draw:line><draw:line draw:name="Вертикальная линия 85" draw:style-name="gr11" draw:text-style-name="P270" svg:x1="18.763cm" svg:y1="3.741cm" svg:x2="18.763cm" svg:y2="3.842cm"><text:p/></draw:line></draw:g><draw:g draw:name="DrawObject 20" draw:style-name="gr8"><draw:line draw:name="Вертикальная линия 86" draw:style-name="gr11" draw:text-style-name="P270" svg:x1="20.029cm" svg:y1="3.741cm" svg:x2="20.029cm" svg:y2="3.842cm"><text:p/></draw:line><draw:line draw:name="Вертикальная линия 87" draw:style-name="gr11" draw:text-style-name="P270" svg:x1="21.296cm" svg:y1="3.741cm" svg:x2="21.296cm" svg:y2="3.842cm"><text:p/></draw:line><draw:line draw:name="Вертикальная линия 88" draw:style-name="gr11" draw:text-style-name="P270" svg:x1="22.643cm" svg:y1="3.741cm" svg:x2="22.643cm" svg:y2="3.842cm"><text:p/></draw:line><draw:line draw:name="Вертикальная линия 89" draw:style-name="gr11" draw:text-style-name="P270" svg:x1="23.97cm" svg:y1="3.741cm" svg:x2="23.97cm" svg:y2="3.842cm"><text:p/></draw:line><draw:line draw:name="Вертикальная линия 90" draw:style-name="gr11" draw:text-style-name="P270" svg:x1="25.714cm" svg:y1="3.741cm" svg:x2="25.714cm" svg:y2="3.842cm"><text:p/></draw:line></draw:g></draw:g><draw:g draw:name="DrawObject 21" draw:style-name="gr10"><draw:g draw:name="DrawObject 22" draw:style-name="gr10"><draw:g draw:name="DrawObject 23" draw:style-name="gr8"><draw:line draw:name="Вертикальная линия 91" draw:style-name="gr11" draw:text-style-name="P270" svg:x1="1.838cm" svg:y1="4.471cm" svg:x2="1.838cm" svg:y2="4.572cm"><text:p/></draw:line><draw:line draw:name="Вертикальная линия 92" draw:style-name="gr11" draw:text-style-name="P270" svg:x1="2.884cm" svg:y1="4.473cm" svg:x2="2.884cm" svg:y2="4.574cm"><text:p/></draw:line><draw:line draw:name="Вертикальная линия 93" draw:style-name="gr11" draw:text-style-name="P270" svg:x1="3.927cm" svg:y1="4.477cm" svg:x2="3.927cm" svg:y2="4.578cm"><text:p/></draw:line><draw:line draw:name="Вертикальная линия 94" draw:style-name="gr11" draw:text-style-name="P270" svg:x1="5.221cm" svg:y1="4.477cm" svg:x2="5.221cm" svg:y2="4.578cm"><text:p/></draw:line></draw:g><draw:line draw:name="Вертикальная линия 95" draw:style-name="gr11" draw:text-style-name="P270" svg:x1="12.573cm" svg:y1="4.477cm" svg:x2="12.573cm" svg:y2="4.578cm"><text:p/></draw:line><draw:line draw:name="Вертикальная линия 96" draw:style-name="gr11" draw:text-style-name="P270" svg:x1="13.596cm" svg:y1="4.477cm" svg:x2="13.596cm" svg:y2="4.578cm"><text:p/></draw:line><draw:line draw:name="Вертикальная линия 97" draw:style-name="gr11" draw:text-style-name="P270" svg:x1="15.411cm" svg:y1="4.477cm" svg:x2="15.411cm" svg:y2="4.578cm"><text:p/></draw:line><draw:line draw:name="Вертикальная линия 98" draw:style-name="gr11" draw:text-style-name="P270" svg:x1="16.44cm" svg:y1="4.477cm" svg:x2="16.44cm" svg:y2="4.578cm"><text:p/></draw:line><draw:line draw:name="Вертикальная линия 99" draw:style-name="gr11" draw:text-style-name="P270" svg:x1="17.713cm" svg:y1="4.477cm" svg:x2="17.713cm" svg:y2="4.578cm"><text:p/></draw:line><draw:line draw:name="Вертикальная линия 100" draw:style-name="gr11" draw:text-style-name="P270" svg:x1="18.763cm" svg:y1="4.477cm" svg:x2="18.763cm" svg:y2="4.578cm"><text:p/></draw:line></draw:g><draw:g draw:name="DrawObject 24" draw:style-name="gr8"><draw:line draw:name="Вертикальная линия 101" draw:style-name="gr11" draw:text-style-name="P270" svg:x1="20.029cm" svg:y1="4.477cm" svg:x2="20.029cm" svg:y2="4.578cm"><text:p/></draw:line><draw:line draw:name="Вертикальная линия 102" draw:style-name="gr11" draw:text-style-name="P270" svg:x1="21.296cm" svg:y1="4.477cm" svg:x2="21.296cm" svg:y2="4.578cm"><text:p/></draw:line><draw:line draw:name="Вертикальная линия 103" draw:style-name="gr11" draw:text-style-name="P270" svg:x1="22.643cm" svg:y1="4.477cm" svg:x2="22.643cm" svg:y2="4.578cm"><text:p/></draw:line><draw:line draw:name="Вертикальная линия 104" draw:style-name="gr11" draw:text-style-name="P270" svg:x1="23.97cm" svg:y1="4.477cm" svg:x2="23.97cm" svg:y2="4.578cm"><text:p/></draw:line><draw:line draw:name="Вертикальная линия 105" draw:style-name="gr11" draw:text-style-name="P270" svg:x1="25.714cm" svg:y1="4.477cm" svg:x2="25.714cm" svg:y2="4.578cm"><text:p/></draw:line></draw:g></draw:g><draw:g draw:name="DrawObject 25" draw:style-name="gr10"><draw:g draw:name="DrawObject 26" draw:style-name="gr10"><draw:g draw:name="DrawObject 27" draw:style-name="gr8"><draw:line draw:name="Вертикальная линия 106" draw:style-name="gr11" draw:text-style-name="P270" svg:x1="1.838cm" svg:y1="5.235cm" svg:x2="1.838cm" svg:y2="5.336cm"><text:p/></draw:line><draw:line draw:name="Вертикальная линия 107" draw:style-name="gr11" draw:text-style-name="P270" svg:x1="2.884cm" svg:y1="5.237cm" svg:x2="2.884cm" svg:y2="5.338cm"><text:p/></draw:line><draw:line draw:name="Вертикальная линия 108" draw:style-name="gr11" draw:text-style-name="P270" svg:x1="3.927cm" svg:y1="5.242cm" svg:x2="3.927cm" svg:y2="5.343cm"><text:p/></draw:line><draw:line draw:name="Вертикальная линия 109" draw:style-name="gr11" draw:text-style-name="P270" svg:x1="5.221cm" svg:y1="5.242cm" svg:x2="5.221cm" svg:y2="5.343cm"><text:p/></draw:line></draw:g><draw:line draw:name="Вертикальная линия 110" draw:style-name="gr11" draw:text-style-name="P270" svg:x1="12.573cm" svg:y1="5.242cm" svg:x2="12.573cm" svg:y2="5.343cm"><text:p/></draw:line><draw:line draw:name="Вертикальная линия 111" draw:style-name="gr11" draw:text-style-name="P270" svg:x1="13.596cm" svg:y1="5.242cm" svg:x2="13.596cm" svg:y2="5.343cm"><text:p/></draw:line><draw:line draw:name="Вертикальная линия 112" draw:style-name="gr11" draw:text-style-name="P270" svg:x1="15.411cm" svg:y1="5.242cm" svg:x2="15.411cm" svg:y2="5.343cm"><text:p/></draw:line><draw:line draw:name="Вертикальная линия 113" draw:style-name="gr11" draw:text-style-name="P270" svg:x1="16.44cm" svg:y1="5.242cm" svg:x2="16.44cm" svg:y2="5.343cm"><text:p/></draw:line><draw:line draw:name="Вертикальная линия 114" draw:style-name="gr11" draw:text-style-name="P270" svg:x1="17.713cm" svg:y1="5.242cm" svg:x2="17.713cm" svg:y2="5.343cm"><text:p/></draw:line><draw:line draw:name="Вертикальная линия 115" draw:style-name="gr11" draw:text-style-name="P270" svg:x1="18.763cm" svg:y1="5.242cm" svg:x2="18.763cm" svg:y2="5.343cm"><text:p/></draw:line></draw:g><draw:g draw:name="DrawObject 28" draw:style-name="gr8"><draw:line draw:name="Вертикальная линия 116" draw:style-name="gr11" draw:text-style-name="P270" svg:x1="20.029cm" svg:y1="5.242cm" svg:x2="20.029cm" svg:y2="5.343cm"><text:p/></draw:line><draw:line draw:name="Вертикальная линия 117" draw:style-name="gr11" draw:text-style-name="P270" svg:x1="21.296cm" svg:y1="5.242cm" svg:x2="21.296cm" svg:y2="5.343cm"><text:p/></draw:line><draw:line draw:name="Вертикальная линия 118" draw:style-name="gr11" draw:text-style-name="P270" svg:x1="22.643cm" svg:y1="5.242cm" svg:x2="22.643cm" svg:y2="5.343cm"><text:p/></draw:line><draw:line draw:name="Вертикальная линия 119" draw:style-name="gr11" draw:text-style-name="P270" svg:x1="23.97cm" svg:y1="5.242cm" svg:x2="23.97cm" svg:y2="5.343cm"><text:p/></draw:line><draw:line draw:name="Вертикальная линия 120" draw:style-name="gr11" draw:text-style-name="P270" svg:x1="25.714cm" svg:y1="5.242cm" svg:x2="25.714cm" svg:y2="5.343cm"><text:p/></draw:line></draw:g></draw:g><draw:g draw:name="DrawObject 29" draw:style-name="gr10"><draw:g draw:name="DrawObject 30" draw:style-name="gr10"><draw:g draw:name="DrawObject 31" draw:style-name="gr8"><draw:line draw:name="Вертикальная линия 121" draw:style-name="gr11" draw:text-style-name="P270" svg:x1="1.838cm" svg:y1="5.99cm" svg:x2="1.838cm" svg:y2="6.091cm"><text:p/></draw:line><draw:line draw:name="Вертикальная линия 122" draw:style-name="gr11" draw:text-style-name="P270" svg:x1="2.884cm" svg:y1="5.992cm" svg:x2="2.884cm" svg:y2="6.093cm"><text:p/></draw:line><draw:line draw:name="Вертикальная линия 123" draw:style-name="gr11" draw:text-style-name="P270" svg:x1="3.927cm" svg:y1="5.997cm" svg:x2="3.927cm" svg:y2="6.098cm"><text:p/></draw:line><draw:line draw:name="Вертикальная линия 124" draw:style-name="gr11" draw:text-style-name="P270" svg:x1="5.221cm" svg:y1="5.997cm" svg:x2="5.221cm" svg:y2="6.098cm"><text:p/></draw:line></draw:g><draw:line draw:name="Вертикальная линия 125" draw:style-name="gr11" draw:text-style-name="P270" svg:x1="12.573cm" svg:y1="5.997cm" svg:x2="12.573cm" svg:y2="6.098cm"><text:p/></draw:line><draw:line draw:name="Вертикальная линия 126" draw:style-name="gr11" draw:text-style-name="P270" svg:x1="13.596cm" svg:y1="5.997cm" svg:x2="13.596cm" svg:y2="6.098cm"><text:p/></draw:line><draw:line draw:name="Вертикальная линия 127" draw:style-name="gr11" draw:text-style-name="P270" svg:x1="15.411cm" svg:y1="5.997cm" svg:x2="15.411cm" svg:y2="6.098cm"><text:p/></draw:line><draw:line draw:name="Вертикальная линия 128" draw:style-name="gr11" draw:text-style-name="P270" svg:x1="16.44cm" svg:y1="5.997cm" svg:x2="16.44cm" svg:y2="6.098cm"><text:p/></draw:line><draw:line draw:name="Вертикальная линия 129" draw:style-name="gr11" draw:text-style-name="P270" svg:x1="17.713cm" svg:y1="5.997cm" svg:x2="17.713cm" svg:y2="6.098cm"><text:p/></draw:line><draw:line draw:name="Вертикальная линия 130" draw:style-name="gr11" draw:text-style-name="P270" svg:x1="18.763cm" svg:y1="5.997cm" svg:x2="18.763cm" svg:y2="6.098cm"><text:p/></draw:line></draw:g><draw:g draw:name="DrawObject 32" draw:style-name="gr8"><draw:line draw:name="Вертикальная линия 131" draw:style-name="gr11" draw:text-style-name="P270" svg:x1="20.029cm" svg:y1="5.997cm" svg:x2="20.029cm" svg:y2="6.098cm"><text:p/></draw:line><draw:line draw:name="Вертикальная линия 132" draw:style-name="gr11" draw:text-style-name="P270" svg:x1="21.296cm" svg:y1="5.997cm" svg:x2="21.296cm" svg:y2="6.098cm"><text:p/></draw:line><draw:line draw:name="Вертикальная линия 133" draw:style-name="gr11" draw:text-style-name="P270" svg:x1="22.643cm" svg:y1="5.997cm" svg:x2="22.643cm" svg:y2="6.098cm"><text:p/></draw:line><draw:line draw:name="Вертикальная линия 134" draw:style-name="gr11" draw:text-style-name="P270" svg:x1="23.97cm" svg:y1="5.997cm" svg:x2="23.97cm" svg:y2="6.098cm"><text:p/></draw:line><draw:line draw:name="Вертикальная линия 135" draw:style-name="gr11" draw:text-style-name="P270" svg:x1="25.714cm" svg:y1="5.997cm" svg:x2="25.714cm" svg:y2="6.098cm"><text:p/></draw:line></draw:g></draw:g><draw:g draw:name="DrawObject 33" draw:style-name="gr10"><draw:g draw:name="DrawObject 34" draw:style-name="gr10"><draw:g draw:name="DrawObject 35" draw:style-name="gr8"><draw:line draw:name="Вертикальная линия 136" draw:style-name="gr11" draw:text-style-name="P270" svg:x1="1.838cm" svg:y1="6.743cm" svg:x2="1.838cm" svg:y2="6.844cm"><text:p/></draw:line><draw:line draw:name="Вертикальная линия 137" draw:style-name="gr11" draw:text-style-name="P270" svg:x1="2.884cm" svg:y1="6.745cm" svg:x2="2.884cm" svg:y2="6.846cm"><text:p/></draw:line><draw:line draw:name="Вертикальная линия 138" draw:style-name="gr11" draw:text-style-name="P270" svg:x1="3.927cm" svg:y1="6.75cm" svg:x2="3.927cm" svg:y2="6.851cm"><text:p/></draw:line><draw:line draw:name="Вертикальная линия 139" draw:style-name="gr11" draw:text-style-name="P270" svg:x1="5.221cm" svg:y1="6.75cm" svg:x2="5.221cm" svg:y2="6.851cm"><text:p/></draw:line></draw:g><draw:line draw:name="Вертикальная линия 140" draw:style-name="gr11" draw:text-style-name="P270" svg:x1="12.573cm" svg:y1="6.75cm" svg:x2="12.573cm" svg:y2="6.851cm"><text:p/></draw:line><draw:line draw:name="Вертикальная линия 141" draw:style-name="gr11" draw:text-style-name="P270" svg:x1="13.596cm" svg:y1="6.75cm" svg:x2="13.596cm" svg:y2="6.851cm"><text:p/></draw:line><draw:line draw:name="Вертикальная линия 142" draw:style-name="gr11" draw:text-style-name="P270" svg:x1="15.411cm" svg:y1="6.75cm" svg:x2="15.411cm" svg:y2="6.851cm"><text:p/></draw:line><draw:line draw:name="Вертикальная линия 143" draw:style-name="gr11" draw:text-style-name="P270" svg:x1="16.44cm" svg:y1="6.75cm" svg:x2="16.44cm" svg:y2="6.851cm"><text:p/></draw:line><draw:line draw:name="Вертикальная линия 144" draw:style-name="gr11" draw:text-style-name="P270" svg:x1="17.713cm" svg:y1="6.75cm" svg:x2="17.713cm" svg:y2="6.851cm"><text:p/></draw:line><draw:line draw:name="Вертикальная линия 145" draw:style-name="gr11" draw:text-style-name="P270" svg:x1="18.763cm" svg:y1="6.75cm" svg:x2="18.763cm" svg:y2="6.851cm"><text:p/></draw:line></draw:g><draw:g draw:name="DrawObject 36" draw:style-name="gr8"><draw:line draw:name="Вертикальная линия 146" draw:style-name="gr11" draw:text-style-name="P270" svg:x1="20.029cm" svg:y1="6.75cm" svg:x2="20.029cm" svg:y2="6.851cm"><text:p/></draw:line><draw:line draw:name="Вертикальная линия 147" draw:style-name="gr11" draw:text-style-name="P270" svg:x1="21.296cm" svg:y1="6.75cm" svg:x2="21.296cm" svg:y2="6.851cm"><text:p/></draw:line><draw:line draw:name="Вертикальная линия 148" draw:style-name="gr11" draw:text-style-name="P270" svg:x1="22.643cm" svg:y1="6.75cm" svg:x2="22.643cm" svg:y2="6.851cm"><text:p/></draw:line><draw:line draw:name="Вертикальная линия 149" draw:style-name="gr11" draw:text-style-name="P270" svg:x1="23.97cm" svg:y1="6.75cm" svg:x2="23.97cm" svg:y2="6.851cm"><text:p/></draw:line><draw:line draw:name="Вертикальная линия 150" draw:style-name="gr11" draw:text-style-name="P270" svg:x1="25.714cm" svg:y1="6.75cm" svg:x2="25.714cm" svg:y2="6.851cm"><text:p/></draw:line></draw:g></draw:g><draw:g draw:name="DrawObject 37" draw:style-name="gr10"><draw:g draw:name="DrawObject 38" draw:style-name="gr10"><draw:g draw:name="DrawObject 39" draw:style-name="gr8"><draw:line draw:name="Вертикальная линия 151" draw:style-name="gr11" draw:text-style-name="P270" svg:x1="1.838cm" svg:y1="7.481cm" svg:x2="1.838cm" svg:y2="7.582cm"><text:p/></draw:line><draw:line draw:name="Вертикальная линия 152" draw:style-name="gr11" draw:text-style-name="P270" svg:x1="2.884cm" svg:y1="7.484cm" svg:x2="2.884cm" svg:y2="7.585cm"><text:p/></draw:line><draw:line draw:name="Вертикальная линия 153" draw:style-name="gr11" draw:text-style-name="P270" svg:x1="3.927cm" svg:y1="7.488cm" svg:x2="3.927cm" svg:y2="7.589cm"><text:p/></draw:line><draw:line draw:name="Вертикальная линия 154" draw:style-name="gr11" draw:text-style-name="P270" svg:x1="5.221cm" svg:y1="7.488cm" svg:x2="5.221cm" svg:y2="7.589cm"><text:p/></draw:line></draw:g><draw:line draw:name="Вертикальная линия 155" draw:style-name="gr11" draw:text-style-name="P270" svg:x1="12.573cm" svg:y1="7.488cm" svg:x2="12.573cm" svg:y2="7.589cm"><text:p/></draw:line><draw:line draw:name="Вертикальная линия 156" draw:style-name="gr11" draw:text-style-name="P270" svg:x1="13.596cm" svg:y1="7.488cm" svg:x2="13.596cm" svg:y2="7.589cm"><text:p/></draw:line><draw:line draw:name="Вертикальная линия 157" draw:style-name="gr11" draw:text-style-name="P270" svg:x1="15.411cm" svg:y1="7.488cm" svg:x2="15.411cm" svg:y2="7.589cm"><text:p/></draw:line><draw:line draw:name="Вертикальная линия 158" draw:style-name="gr11" draw:text-style-name="P270" svg:x1="16.44cm" svg:y1="7.488cm" svg:x2="16.44cm" svg:y2="7.589cm"><text:p/></draw:line><draw:line draw:name="Вертикальная линия 159" draw:style-name="gr11" draw:text-style-name="P270" svg:x1="17.713cm" svg:y1="7.488cm" svg:x2="17.713cm" svg:y2="7.589cm"><text:p/></draw:line><draw:line draw:name="Вертикальная линия 160" draw:style-name="gr11" draw:text-style-name="P270" svg:x1="18.763cm" svg:y1="7.488cm" svg:x2="18.763cm" svg:y2="7.589cm"><text:p/></draw:line></draw:g><draw:g draw:name="DrawObject 40" draw:style-name="gr8"><draw:line draw:name="Вертикальная линия 161" draw:style-name="gr11" draw:text-style-name="P270" svg:x1="20.029cm" svg:y1="7.488cm" svg:x2="20.029cm" svg:y2="7.589cm"><text:p/></draw:line><draw:line draw:name="Вертикальная линия 162" draw:style-name="gr11" draw:text-style-name="P270" svg:x1="21.296cm" svg:y1="7.488cm" svg:x2="21.296cm" svg:y2="7.589cm"><text:p/></draw:line><draw:line draw:name="Вертикальная линия 163" draw:style-name="gr11" draw:text-style-name="P270" svg:x1="22.643cm" svg:y1="7.488cm" svg:x2="22.643cm" svg:y2="7.589cm"><text:p/></draw:line><draw:line draw:name="Вертикальная линия 164" draw:style-name="gr11" draw:text-style-name="P270" svg:x1="23.97cm" svg:y1="7.488cm" svg:x2="23.97cm" svg:y2="7.589cm"><text:p/></draw:line><draw:line draw:name="Вертикальная линия 165" draw:style-name="gr11" draw:text-style-name="P270" svg:x1="25.714cm" svg:y1="7.488cm" svg:x2="25.714cm" svg:y2="7.589cm"><text:p/></draw:line></draw:g></draw:g><draw:g draw:name="DrawObject 41" draw:style-name="gr10"><draw:g draw:name="DrawObject 42" draw:style-name="gr10"><draw:g draw:name="DrawObject 43" draw:style-name="gr8"><draw:line draw:name="Вертикальная линия 166" draw:style-name="gr11" draw:text-style-name="P270" svg:x1="1.838cm" svg:y1="8.244cm" svg:x2="1.838cm" svg:y2="8.345cm"><text:p/></draw:line><draw:line draw:name="Вертикальная линия 167" draw:style-name="gr11" draw:text-style-name="P270" svg:x1="2.884cm" svg:y1="8.246cm" svg:x2="2.884cm" svg:y2="8.347cm"><text:p/></draw:line><draw:line draw:name="Вертикальная линия 168" draw:style-name="gr11" draw:text-style-name="P270" svg:x1="3.927cm" svg:y1="8.251cm" svg:x2="3.927cm" svg:y2="8.352cm"><text:p/></draw:line><draw:line draw:name="Вертикальная линия 169" draw:style-name="gr11" draw:text-style-name="P270" svg:x1="5.221cm" svg:y1="8.251cm" svg:x2="5.221cm" svg:y2="8.352cm"><text:p/></draw:line></draw:g><draw:line draw:name="Вертикальная линия 170" draw:style-name="gr11" draw:text-style-name="P270" svg:x1="12.573cm" svg:y1="8.251cm" svg:x2="12.573cm" svg:y2="8.352cm"><text:p/></draw:line><draw:line draw:name="Вертикальная линия 171" draw:style-name="gr11" draw:text-style-name="P270" svg:x1="13.596cm" svg:y1="8.251cm" svg:x2="13.596cm" svg:y2="8.352cm"><text:p/></draw:line><draw:line draw:name="Вертикальная линия 172" draw:style-name="gr11" draw:text-style-name="P270" svg:x1="15.411cm" svg:y1="8.251cm" svg:x2="15.411cm" svg:y2="8.352cm"><text:p/></draw:line><draw:line draw:name="Вертикальная линия 173" draw:style-name="gr11" draw:text-style-name="P270" svg:x1="16.44cm" svg:y1="8.251cm" svg:x2="16.44cm" svg:y2="8.352cm"><text:p/></draw:line><draw:line draw:name="Вертикальная линия 174" draw:style-name="gr11" draw:text-style-name="P270" svg:x1="17.713cm" svg:y1="8.251cm" svg:x2="17.713cm" svg:y2="8.352cm"><text:p/></draw:line><draw:line draw:name="Вертикальная линия 175" draw:style-name="gr11" draw:text-style-name="P270" svg:x1="18.763cm" svg:y1="8.251cm" svg:x2="18.763cm" svg:y2="8.352cm"><text:p/></draw:line></draw:g><draw:g draw:name="DrawObject 44" draw:style-name="gr8"><draw:line draw:name="Вертикальная линия 176" draw:style-name="gr11" draw:text-style-name="P270" svg:x1="20.029cm" svg:y1="8.251cm" svg:x2="20.029cm" svg:y2="8.352cm"><text:p/></draw:line><draw:line draw:name="Вертикальная линия 177" draw:style-name="gr11" draw:text-style-name="P270" svg:x1="21.296cm" svg:y1="8.251cm" svg:x2="21.296cm" svg:y2="8.352cm"><text:p/></draw:line><draw:line draw:name="Вертикальная линия 178" draw:style-name="gr11" draw:text-style-name="P270" svg:x1="22.643cm" svg:y1="8.251cm" svg:x2="22.643cm" svg:y2="8.352cm"><text:p/></draw:line><draw:line draw:name="Вертикальная линия 179" draw:style-name="gr11" draw:text-style-name="P270" svg:x1="23.97cm" svg:y1="8.251cm" svg:x2="23.97cm" svg:y2="8.352cm"><text:p/></draw:line><draw:line draw:name="Вертикальная линия 180" draw:style-name="gr11" draw:text-style-name="P270" svg:x1="25.714cm" svg:y1="8.251cm" svg:x2="25.714cm" svg:y2="8.352cm"><text:p/></draw:line></draw:g></draw:g><draw:g draw:name="DrawObject 45" draw:style-name="gr10"><draw:g draw:name="DrawObject 46" draw:style-name="gr10"><draw:g draw:name="DrawObject 47" draw:style-name="gr8"><draw:line draw:name="Вертикальная линия 181" draw:style-name="gr11" draw:text-style-name="P270" svg:x1="1.838cm" svg:y1="9.008cm" svg:x2="1.838cm" svg:y2="9.109cm"><text:p/></draw:line><draw:line draw:name="Вертикальная линия 182" draw:style-name="gr11" draw:text-style-name="P270" svg:x1="2.884cm" svg:y1="9.01cm" svg:x2="2.884cm" svg:y2="9.111cm"><text:p/></draw:line><draw:line draw:name="Вертикальная линия 183" draw:style-name="gr11" draw:text-style-name="P270" svg:x1="3.927cm" svg:y1="9.015cm" svg:x2="3.927cm" svg:y2="9.116cm"><text:p/></draw:line><draw:line draw:name="Вертикальная линия 184" draw:style-name="gr11" draw:text-style-name="P270" svg:x1="5.221cm" svg:y1="9.015cm" svg:x2="5.221cm" svg:y2="9.116cm"><text:p/></draw:line></draw:g><draw:line draw:name="Вертикальная линия 185" draw:style-name="gr11" draw:text-style-name="P270" svg:x1="12.573cm" svg:y1="9.015cm" svg:x2="12.573cm" svg:y2="9.116cm"><text:p/></draw:line><draw:line draw:name="Вертикальная линия 186" draw:style-name="gr11" draw:text-style-name="P270" svg:x1="13.596cm" svg:y1="9.015cm" svg:x2="13.596cm" svg:y2="9.116cm"><text:p/></draw:line><draw:line draw:name="Вертикальная линия 187" draw:style-name="gr11" draw:text-style-name="P270" svg:x1="15.411cm" svg:y1="9.015cm" svg:x2="15.411cm" svg:y2="9.116cm"><text:p/></draw:line><draw:line draw:name="Вертикальная линия 188" draw:style-name="gr11" draw:text-style-name="P270" svg:x1="16.44cm" svg:y1="9.015cm" svg:x2="16.44cm" svg:y2="9.116cm"><text:p/></draw:line><draw:line draw:name="Вертикальная линия 189" draw:style-name="gr11" draw:text-style-name="P270" svg:x1="17.713cm" svg:y1="9.015cm" svg:x2="17.713cm" svg:y2="9.116cm"><text:p/></draw:line><draw:line draw:name="Вертикальная линия 190" draw:style-name="gr11" draw:text-style-name="P270" svg:x1="18.763cm" svg:y1="9.015cm" svg:x2="18.763cm" svg:y2="9.116cm"><text:p/></draw:line></draw:g><draw:g draw:name="DrawObject 48" draw:style-name="gr8"><draw:line draw:name="Вертикальная линия 191" draw:style-name="gr11" draw:text-style-name="P270" svg:x1="20.029cm" svg:y1="9.015cm" svg:x2="20.029cm" svg:y2="9.116cm"><text:p/></draw:line><draw:line draw:name="Вертикальная линия 192" draw:style-name="gr11" draw:text-style-name="P270" svg:x1="21.296cm" svg:y1="9.015cm" svg:x2="21.296cm" svg:y2="9.116cm"><text:p/></draw:line><draw:line draw:name="Вертикальная линия 193" draw:style-name="gr11" draw:text-style-name="P270" svg:x1="22.643cm" svg:y1="9.015cm" svg:x2="22.643cm" svg:y2="9.116cm"><text:p/></draw:line><draw:line draw:name="Вертикальная линия 194" draw:style-name="gr11" draw:text-style-name="P270" svg:x1="23.97cm" svg:y1="9.015cm" svg:x2="23.97cm" svg:y2="9.116cm"><text:p/></draw:line><draw:line draw:name="Вертикальная линия 195" draw:style-name="gr11" draw:text-style-name="P270" svg:x1="25.714cm" svg:y1="9.015cm" svg:x2="25.714cm" svg:y2="9.116cm"><text:p/></draw:line></draw:g></draw:g><draw:g draw:name="DrawObject 49" draw:style-name="gr10"><draw:g draw:name="DrawObject 50" draw:style-name="gr10"><draw:g draw:name="DrawObject 51" draw:style-name="gr8"><draw:line draw:name="Вертикальная линия 196" draw:style-name="gr11" draw:text-style-name="P270" svg:x1="1.838cm" svg:y1="9.761cm" svg:x2="1.838cm" svg:y2="9.862cm"><text:p/></draw:line><draw:line draw:name="Вертикальная линия 197" draw:style-name="gr11" draw:text-style-name="P270" svg:x1="2.884cm" svg:y1="9.763cm" svg:x2="2.884cm" svg:y2="9.864cm"><text:p/></draw:line><draw:line draw:name="Вертикальная линия 198" draw:style-name="gr11" draw:text-style-name="P270" svg:x1="3.927cm" svg:y1="9.768cm" svg:x2="3.927cm" svg:y2="9.869cm"><text:p/></draw:line><draw:line draw:name="Вертикальная линия 199" draw:style-name="gr11" draw:text-style-name="P270" svg:x1="5.221cm" svg:y1="9.768cm" svg:x2="5.221cm" svg:y2="9.869cm"><text:p/></draw:line></draw:g><draw:line draw:name="Вертикальная линия 200" draw:style-name="gr11" draw:text-style-name="P270" svg:x1="12.573cm" svg:y1="9.768cm" svg:x2="12.573cm" svg:y2="9.869cm"><text:p/></draw:line><draw:line draw:name="Вертикальная линия 201" draw:style-name="gr11" draw:text-style-name="P270" svg:x1="13.596cm" svg:y1="9.768cm" svg:x2="13.596cm" svg:y2="9.869cm"><text:p/></draw:line><draw:line draw:name="Вертикальная линия 202" draw:style-name="gr11" draw:text-style-name="P270" svg:x1="15.411cm" svg:y1="9.768cm" svg:x2="15.411cm" svg:y2="9.869cm"><text:p/></draw:line><draw:line draw:name="Вертикальная линия 203" draw:style-name="gr11" draw:text-style-name="P270" svg:x1="16.44cm" svg:y1="9.768cm" svg:x2="16.44cm" svg:y2="9.869cm"><text:p/></draw:line><draw:line draw:name="Вертикальная линия 204" draw:style-name="gr11" draw:text-style-name="P270" svg:x1="17.713cm" svg:y1="9.768cm" svg:x2="17.713cm" svg:y2="9.869cm"><text:p/></draw:line><draw:line draw:name="Вертикальная линия 205" draw:style-name="gr11" draw:text-style-name="P270" svg:x1="18.763cm" svg:y1="9.768cm" svg:x2="18.763cm" svg:y2="9.869cm"><text:p/></draw:line></draw:g><draw:g draw:name="DrawObject 52" draw:style-name="gr8"><draw:line draw:name="Вертикальная линия 206" draw:style-name="gr11" draw:text-style-name="P270" svg:x1="20.029cm" svg:y1="9.768cm" svg:x2="20.029cm" svg:y2="9.869cm"><text:p/></draw:line><draw:line draw:name="Вертикальная линия 207" draw:style-name="gr11" draw:text-style-name="P270" svg:x1="21.296cm" svg:y1="9.768cm" svg:x2="21.296cm" svg:y2="9.869cm"><text:p/></draw:line><draw:line draw:name="Вертикальная линия 208" draw:style-name="gr11" draw:text-style-name="P270" svg:x1="22.643cm" svg:y1="9.768cm" svg:x2="22.643cm" svg:y2="9.869cm"><text:p/></draw:line><draw:line draw:name="Вертикальная линия 209" draw:style-name="gr11" draw:text-style-name="P270" svg:x1="23.97cm" svg:y1="9.768cm" svg:x2="23.97cm" svg:y2="9.869cm"><text:p/></draw:line><draw:line draw:name="Вертикальная линия 210" draw:style-name="gr11" draw:text-style-name="P270" svg:x1="25.714cm" svg:y1="9.768cm" svg:x2="25.714cm" svg:y2="9.869cm"><text:p/></draw:line></draw:g></draw:g><draw:g draw:name="DrawObject 53" draw:style-name="gr10"><draw:g draw:name="DrawObject 54" draw:style-name="gr10"><draw:g draw:name="DrawObject 55" draw:style-name="gr8"><draw:line draw:name="Вертикальная линия 211" draw:style-name="gr11" draw:text-style-name="P270" svg:x1="1.838cm" svg:y1="10.499cm" svg:x2="1.838cm" svg:y2="10.6cm"><text:p/></draw:line><draw:line draw:name="Вертикальная линия 212" draw:style-name="gr11" draw:text-style-name="P270" svg:x1="2.884cm" svg:y1="10.502cm" svg:x2="2.884cm" svg:y2="10.603cm"><text:p/></draw:line><draw:line draw:name="Вертикальная линия 213" draw:style-name="gr11" draw:text-style-name="P270" svg:x1="3.927cm" svg:y1="10.506cm" svg:x2="3.927cm" svg:y2="10.607cm"><text:p/></draw:line><draw:line draw:name="Вертикальная линия 214" draw:style-name="gr11" draw:text-style-name="P270" svg:x1="5.221cm" svg:y1="10.506cm" svg:x2="5.221cm" svg:y2="10.607cm"><text:p/></draw:line></draw:g><draw:line draw:name="Вертикальная линия 215" draw:style-name="gr11" draw:text-style-name="P270" svg:x1="12.573cm" svg:y1="10.506cm" svg:x2="12.573cm" svg:y2="10.607cm"><text:p/></draw:line><draw:line draw:name="Вертикальная линия 216" draw:style-name="gr11" draw:text-style-name="P270" svg:x1="13.596cm" svg:y1="10.506cm" svg:x2="13.596cm" svg:y2="10.607cm"><text:p/></draw:line><draw:line draw:name="Вертикальная линия 217" draw:style-name="gr11" draw:text-style-name="P270" svg:x1="15.411cm" svg:y1="10.506cm" svg:x2="15.411cm" svg:y2="10.607cm"><text:p/></draw:line><draw:line draw:name="Вертикальная линия 218" draw:style-name="gr11" draw:text-style-name="P270" svg:x1="16.44cm" svg:y1="10.506cm" svg:x2="16.44cm" svg:y2="10.607cm"><text:p/></draw:line><draw:line draw:name="Вертикальная линия 219" draw:style-name="gr11" draw:text-style-name="P270" svg:x1="17.713cm" svg:y1="10.506cm" svg:x2="17.713cm" svg:y2="10.607cm"><text:p/></draw:line><draw:line draw:name="Вертикальная линия 220" draw:style-name="gr11" draw:text-style-name="P270" svg:x1="18.763cm" svg:y1="10.506cm" svg:x2="18.763cm" svg:y2="10.607cm"><text:p/></draw:line></draw:g><draw:g draw:name="DrawObject 56" draw:style-name="gr8"><draw:line draw:name="Вертикальная линия 221" draw:style-name="gr11" draw:text-style-name="P270" svg:x1="20.029cm" svg:y1="10.506cm" svg:x2="20.029cm" svg:y2="10.607cm"><text:p/></draw:line><draw:line draw:name="Вертикальная линия 222" draw:style-name="gr11" draw:text-style-name="P270" svg:x1="21.296cm" svg:y1="10.506cm" svg:x2="21.296cm" svg:y2="10.607cm"><text:p/></draw:line><draw:line draw:name="Вертикальная линия 223" draw:style-name="gr11" draw:text-style-name="P270" svg:x1="22.643cm" svg:y1="10.506cm" svg:x2="22.643cm" svg:y2="10.607cm"><text:p/></draw:line><draw:line draw:name="Вертикальная линия 224" draw:style-name="gr11" draw:text-style-name="P270" svg:x1="23.97cm" svg:y1="10.506cm" svg:x2="23.97cm" svg:y2="10.607cm"><text:p/></draw:line><draw:line draw:name="Вертикальная линия 225" draw:style-name="gr11" draw:text-style-name="P270" svg:x1="25.714cm" svg:y1="10.506cm" svg:x2="25.714cm" svg:y2="10.607cm"><text:p/></draw:line></draw:g></draw:g><draw:g draw:name="DrawObject 57" draw:style-name="gr10"><draw:g draw:name="DrawObject 58" draw:style-name="gr10"><draw:g draw:name="DrawObject 59" draw:style-name="gr8"><draw:line draw:name="Вертикальная линия 226" draw:style-name="gr11" draw:text-style-name="P270" svg:x1="1.838cm" svg:y1="11.262cm" svg:x2="1.838cm" svg:y2="11.363cm"><text:p/></draw:line><draw:line draw:name="Вертикальная линия 227" draw:style-name="gr11" draw:text-style-name="P270" svg:x1="2.884cm" svg:y1="11.264cm" svg:x2="2.884cm" svg:y2="11.365cm"><text:p/></draw:line><draw:line draw:name="Вертикальная линия 228" draw:style-name="gr11" draw:text-style-name="P270" svg:x1="3.927cm" svg:y1="11.269cm" svg:x2="3.927cm" svg:y2="11.37cm"><text:p/></draw:line><draw:line draw:name="Вертикальная линия 229" draw:style-name="gr11" draw:text-style-name="P270" svg:x1="5.221cm" svg:y1="11.269cm" svg:x2="5.221cm" svg:y2="11.37cm"><text:p/></draw:line></draw:g><draw:line draw:name="Вертикальная линия 230" draw:style-name="gr11" draw:text-style-name="P270" svg:x1="12.573cm" svg:y1="11.269cm" svg:x2="12.573cm" svg:y2="11.37cm"><text:p/></draw:line><draw:line draw:name="Вертикальная линия 231" draw:style-name="gr11" draw:text-style-name="P270" svg:x1="13.596cm" svg:y1="11.269cm" svg:x2="13.596cm" svg:y2="11.37cm"><text:p/></draw:line><draw:line draw:name="Вертикальная линия 232" draw:style-name="gr11" draw:text-style-name="P270" svg:x1="15.411cm" svg:y1="11.269cm" svg:x2="15.411cm" svg:y2="11.37cm"><text:p/></draw:line><draw:line draw:name="Вертикальная линия 233" draw:style-name="gr11" draw:text-style-name="P270" svg:x1="16.44cm" svg:y1="11.269cm" svg:x2="16.44cm" svg:y2="11.37cm"><text:p/></draw:line><draw:line draw:name="Вертикальная линия 234" draw:style-name="gr11" draw:text-style-name="P270" svg:x1="17.713cm" svg:y1="11.269cm" svg:x2="17.713cm" svg:y2="11.37cm"><text:p/></draw:line><draw:line draw:name="Вертикальная линия 235" draw:style-name="gr11" draw:text-style-name="P270" svg:x1="18.763cm" svg:y1="11.269cm" svg:x2="18.763cm" svg:y2="11.37cm"><text:p/></draw:line></draw:g><draw:g draw:name="DrawObject 60" draw:style-name="gr8"><draw:line draw:name="Вертикальная линия 236" draw:style-name="gr11" draw:text-style-name="P270" svg:x1="20.029cm" svg:y1="11.269cm" svg:x2="20.029cm" svg:y2="11.37cm"><text:p/></draw:line><draw:line draw:name="Вертикальная линия 237" draw:style-name="gr11" draw:text-style-name="P270" svg:x1="21.296cm" svg:y1="11.269cm" svg:x2="21.296cm" svg:y2="11.37cm"><text:p/></draw:line><draw:line draw:name="Вертикальная линия 238" draw:style-name="gr11" draw:text-style-name="P270" svg:x1="22.643cm" svg:y1="11.269cm" svg:x2="22.643cm" svg:y2="11.37cm"><text:p/></draw:line><draw:line draw:name="Вертикальная линия 239" draw:style-name="gr11" draw:text-style-name="P270" svg:x1="23.97cm" svg:y1="11.269cm" svg:x2="23.97cm" svg:y2="11.37cm"><text:p/></draw:line><draw:line draw:name="Вертикальная линия 240" draw:style-name="gr11" draw:text-style-name="P270" svg:x1="25.714cm" svg:y1="11.269cm" svg:x2="25.714cm" svg:y2="11.37cm"><text:p/></draw:line></draw:g></draw:g></draw:g></draw:g>01</text:p>
          </table:table-cell>
          <table:table-cell table:style-name="Таблица5.B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2" office:value-type="string">
            <text:p text:style-name="P104"/>
          </table:table-cell>
          <table:covered-table-cell/>
          <table:table-cell table:style-name="Таблица5.E15" table:number-columns-spanned="2" office:value-type="string">
            <text:p text:style-name="P104"/>
          </table:table-cell>
          <table:covered-table-cell/>
          <table:table-cell table:style-name="Таблица5.E15" table:number-columns-spanned="2" office:value-type="string">
            <text:p text:style-name="P104"/>
          </table:table-cell>
          <table:covered-table-cell/>
          <table:table-cell table:style-name="Таблица5.E15" table:number-columns-spanned="9" office:value-type="string">
            <text:p text:style-name="P1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4" office:value-type="string">
            <text:p text:style-name="P104"/>
          </table:table-cell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2" office:value-type="string">
            <text:p text:style-name="P104"/>
          </table:table-cell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2" office:value-type="string">
            <text:p text:style-name="P104"/>
          </table:table-cell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5" office:value-type="string">
            <text:p text:style-name="P104"/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4" office:value-type="string">
            <text:p text:style-name="P104"/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04"/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81"><text:span text:style-name="T12">А</text:span>02</text:p>
          </table:table-cell>
          <table:table-cell table:style-name="Таблица5.B15" table:number-columns-spanned="3" office:value-type="string">
            <text:p text:style-name="P101">23</text:p>
          </table:table-cell>
          <table:covered-table-cell/>
          <table:covered-table-cell/>
          <table:table-cell table:style-name="Таблица5.E15" table:number-columns-spanned="2" office:value-type="string">
            <text:p text:style-name="P101">ЦЗЛ</text:p>
          </table:table-cell>
          <table:covered-table-cell/>
          <table:table-cell table:style-name="Таблица5.E15" table:number-columns-spanned="2" office:value-type="string">
            <text:p text:style-name="P104">-</text:p>
          </table:table-cell>
          <table:covered-table-cell/>
          <table:table-cell table:style-name="Таблица5.E15" table:number-columns-spanned="2" office:value-type="string">
            <text:p text:style-name="P101">005</text:p>
          </table:table-cell>
          <table:covered-table-cell/>
          <table:table-cell table:style-name="Таблица5.E15" table:number-columns-spanned="9" office:value-type="string">
            <text:p text:style-name="P102"><text:span text:style-name="T4">0200</text:span> Входной контрол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z15" table:number-columns-spanned="37" office:value-type="string">
            <text:p text:style-name="P136">К.01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81"><text:span text:style-name="T13">Б</text:span>03</text:p>
          </table:table-cell>
          <table:table-cell table:style-name="Таблица5.B15" table:number-rows-spanned="2" table:number-columns-spanned="18" office:value-type="string">
            <text:p text:style-name="P116">Весы неавтоматического действия <text:span text:style-name="T2">II </text:span><text:span text:style-name="T14">класса точности ГОСТ Р 53228-2008 или другого ДС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4" office:value-type="string">
            <text:p text:style-name="P105"/>
          </table:table-cell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09">13321</text:p>
          </table:table-cell>
          <table:covered-table-cell/>
          <table:covered-table-cell/>
          <table:table-cell table:style-name="Таблица5.E15" table:number-columns-spanned="2" office:value-type="string">
            <text:p text:style-name="P108">5</text:p>
          </table:table-cell>
          <table:covered-table-cell/>
          <table:table-cell table:style-name="Таблица5.E15" table:number-columns-spanned="3" office:value-type="string">
            <text:p text:style-name="P108">2</text:p>
          </table:table-cell>
          <table:covered-table-cell/>
          <table:covered-table-cell/>
          <table:table-cell table:style-name="Таблица5.E15" table:number-columns-spanned="2" office:value-type="string">
            <text:p text:style-name="P108">2</text:p>
          </table:table-cell>
          <table:covered-table-cell/>
          <table:table-cell table:style-name="Таблица5.E15" table:number-columns-spanned="3" office:value-type="string">
            <text:p text:style-name="P104">-</text:p>
          </table:table-cell>
          <table:covered-table-cell/>
          <table:covered-table-cell/>
          <table:table-cell table:style-name="Таблица5.E15" table:number-columns-spanned="5" office:value-type="string">
            <text:p text:style-name="P104">-</text:p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04">-</text:p>
          </table:table-cell>
          <table:covered-table-cell/>
          <table:covered-table-cell/>
          <table:table-cell table:style-name="Таблица5.E15" table:number-columns-spanned="3" office:value-type="string">
            <text:p text:style-name="P104">-</text:p>
          </table:table-cell>
          <table:covered-table-cell/>
          <table:covered-table-cell/>
          <table:table-cell table:style-name="Таблица5.E15" table:number-columns-spanned="4" office:value-type="string">
            <text:p text:style-name="P104">-</text:p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34">0,1</text:p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81">04</text:p>
          </table:table-cell>
          <table:covered-table-cell table:style-name="Таблица5.B1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4" office:value-type="string">
            <text:p text:style-name="P105"/>
          </table:table-cell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2" office:value-type="string">
            <text:p text:style-name="P104"/>
          </table:table-cell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2" office:value-type="string">
            <text:p text:style-name="P104"/>
          </table:table-cell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5" office:value-type="string">
            <text:p text:style-name="P104"/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4" office:value-type="string">
            <text:p text:style-name="P104"/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04"/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81">05</text:p>
          </table:table-cell>
          <table:table-cell table:style-name="Таблица5.B15" table:number-columns-spanned="18" office:value-type="string">
            <text:p text:style-name="P115">Шкаф сушильный с температурой нагрева до 200 <text:span text:style-name="Основной_20_шрифт_20_абзаца"><text:span text:style-name="T21">ºС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4" office:value-type="string">
            <text:p text:style-name="P105"/>
          </table:table-cell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09">13321</text:p>
          </table:table-cell>
          <table:covered-table-cell/>
          <table:covered-table-cell/>
          <table:table-cell table:style-name="Таблица5.E15" table:number-columns-spanned="2" office:value-type="string">
            <text:p text:style-name="P108">5</text:p>
          </table:table-cell>
          <table:covered-table-cell/>
          <table:table-cell table:style-name="Таблица5.E15" table:number-columns-spanned="3" office:value-type="string">
            <text:p text:style-name="P108">2</text:p>
          </table:table-cell>
          <table:covered-table-cell/>
          <table:covered-table-cell/>
          <table:table-cell table:style-name="Таблица5.E15" table:number-columns-spanned="2" office:value-type="string">
            <text:p text:style-name="P108">2</text:p>
          </table:table-cell>
          <table:covered-table-cell/>
          <table:table-cell table:style-name="Таблица5.E15" table:number-columns-spanned="3" office:value-type="string">
            <text:p text:style-name="P104">-</text:p>
          </table:table-cell>
          <table:covered-table-cell/>
          <table:covered-table-cell/>
          <table:table-cell table:style-name="Таблица5.E15" table:number-columns-spanned="5" office:value-type="string">
            <text:p text:style-name="P104">-</text:p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04">-</text:p>
          </table:table-cell>
          <table:covered-table-cell/>
          <table:covered-table-cell/>
          <table:table-cell table:style-name="Таблица5.E15" table:number-columns-spanned="3" office:value-type="string">
            <text:p text:style-name="P104">-</text:p>
          </table:table-cell>
          <table:covered-table-cell/>
          <table:covered-table-cell/>
          <table:table-cell table:style-name="Таблица5.E15" table:number-columns-spanned="4" office:value-type="string">
            <text:p text:style-name="P104">-</text:p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34">0,25</text:p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81"><text:span text:style-name="T37">М</text:span>06</text:p>
          </table:table-cell>
          <table:table-cell table:style-name="Таблица5.B15" table:number-columns-spanned="18" office:value-type="string">
            <text:p text:style-name="P114"><text:span text:style-name="T66">Стеклоровинг</text:span><text:span text:style-name="T47"> </text:span><text:span text:style-name="T2">ER 13-2400-18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14" office:value-type="string">
            <text:p text:style-name="P131">По сопроводительной докумен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04">-</text:p>
          </table:table-cell>
          <table:covered-table-cell/>
          <table:covered-table-cell/>
          <table:table-cell table:style-name="Таблица5.E15" table:number-columns-spanned="5" office:value-type="string">
            <text:p text:style-name="P104">-</text:p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04">-</text:p>
          </table:table-cell>
          <table:covered-table-cell/>
          <table:covered-table-cell/>
          <table:table-cell table:style-name="Таблица5.E15" table:number-columns-spanned="3" office:value-type="string">
            <text:p text:style-name="P104">-</text:p>
          </table:table-cell>
          <table:covered-table-cell/>
          <table:covered-table-cell/>
          <table:table-cell table:style-name="Таблица5.E15" table:number-columns-spanned="4" office:value-type="string">
            <text:p text:style-name="P104">-</text:p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04">-</text:p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81">07</text:p>
          </table:table-cell>
          <table:table-cell table:style-name="Таблица5.B15" table:number-columns-spanned="18" office:value-type="string">
            <text:p text:style-name="P122"><text:span text:style-name="T22">Смола </text:span><text:span text:style-name="T23">A</text:span><text:span text:style-name="T24">TTSHIELD</text:span><text:span text:style-name="T23"> OP 74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17" office:value-type="string">
            <text:p text:style-name="P182">ТУ 20.16.40-024-35501431-202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5" office:value-type="string">
            <text:p text:style-name="P104"/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11">163</text:p>
          </table:table-cell>
          <table:covered-table-cell/>
          <table:covered-table-cell/>
          <table:table-cell table:style-name="Таблица5.E15" table:number-columns-spanned="3" office:value-type="string">
            <text:p text:style-name="P124">1</text:p>
          </table:table-cell>
          <table:covered-table-cell/>
          <table:covered-table-cell/>
          <table:table-cell table:style-name="Таблица5.E15" table:number-columns-spanned="4" office:value-type="string">
            <text:p text:style-name="P104">-</text:p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10">300</text:p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81">08</text:p>
          </table:table-cell>
          <table:table-cell table:style-name="Таблица5.B15" table:number-columns-spanned="18" office:value-type="string">
            <text:h text:style-name="P245" text:outline-level="8" text:is-list-header="true"><text:span text:style-name="T40">Отвердитель</text:span><text:span text:style-name="T41"> </text:span><text:span text:style-name="T39">Akperox</text:span><text:span text:style-name="T38"> </text:span><text:span text:style-name="T39">A</text:span><text:span text:style-name="T38">-50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14" office:value-type="string">
            <text:p text:style-name="P132">По сопроводительной докумен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04">-</text:p>
          </table:table-cell>
          <table:covered-table-cell/>
          <table:covered-table-cell/>
          <table:table-cell table:style-name="Таблица5.E15" table:number-columns-spanned="5" office:value-type="string">
            <text:p text:style-name="P104">-</text:p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04">-</text:p>
          </table:table-cell>
          <table:covered-table-cell/>
          <table:covered-table-cell/>
          <table:table-cell table:style-name="Таблица5.E15" table:number-columns-spanned="3" office:value-type="string">
            <text:p text:style-name="P104">-</text:p>
          </table:table-cell>
          <table:covered-table-cell/>
          <table:covered-table-cell/>
          <table:table-cell table:style-name="Таблица5.E15" table:number-columns-spanned="4" office:value-type="string">
            <text:p text:style-name="P104">-</text:p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04">-</text:p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81"><text:span text:style-name="T48">О</text:span>09</text:p>
          </table:table-cell>
          <table:table-cell table:style-name="Таблица5.B23" table:number-rows-spanned="3" table:number-columns-spanned="55" office:value-type="string">
            <text:p text:style-name="P112"><text:s/>Проверить наличие сопроводительного сертификата или другого документа подтверждающего качество мате<text:span text:style-name="T49">риала с указанием гарантийного срока и даты изготовления</text:span></text:p>
            <text:p text:style-name="P113">В случае отсутствия даты изготовления гарантийный срок исчислять с даты печати сертификата или другого сопровождающего документа. У смолы визуально проконтролировать внешний вид, <text:span text:style-name="T50">п</text:span>роконтролировать массовую долю летучих веществ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88">10</text:p>
          </table:table-cell>
          <table:covered-table-cell table:style-name="Таблица5.B2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81"><text:span text:style-name="T10">1</text:span>1</text:p>
          </table:table-cell>
          <table:covered-table-cell table:style-name="Таблица5.B2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81">12</text:p>
          </table:table-cell>
          <table:table-cell table:style-name="Таблица5.B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2" office:value-type="string">
            <text:p text:style-name="P104"/>
          </table:table-cell>
          <table:covered-table-cell/>
          <table:table-cell table:style-name="Таблица5.E15" table:number-columns-spanned="2" office:value-type="string">
            <text:p text:style-name="P104"/>
          </table:table-cell>
          <table:covered-table-cell/>
          <table:table-cell table:style-name="Таблица5.E15" table:number-columns-spanned="2" office:value-type="string">
            <text:p text:style-name="P104"/>
          </table:table-cell>
          <table:covered-table-cell/>
          <table:table-cell table:style-name="Таблица5.E15" table:number-columns-spanned="9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4" office:value-type="string">
            <text:p text:style-name="P105"/>
          </table:table-cell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2" office:value-type="string">
            <text:p text:style-name="P104"/>
          </table:table-cell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2" office:value-type="string">
            <text:p text:style-name="P104"/>
          </table:table-cell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5" office:value-type="string">
            <text:p text:style-name="P104"/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4" office:value-type="string">
            <text:p text:style-name="P104"/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04"/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81"><text:span text:style-name="T51">А</text:span><text:span text:style-name="T9">1</text:span>3</text:p>
          </table:table-cell>
          <table:table-cell table:style-name="Таблица5.B15" table:number-columns-spanned="3" office:value-type="string">
            <text:p text:style-name="P119">03</text:p>
          </table:table-cell>
          <table:covered-table-cell/>
          <table:covered-table-cell/>
          <table:table-cell table:style-name="Таблица5.E15" table:number-columns-spanned="2" office:value-type="string">
            <text:p text:style-name="P119">26</text:p>
          </table:table-cell>
          <table:covered-table-cell/>
          <table:table-cell table:style-name="Таблица5.E15" table:number-columns-spanned="2" office:value-type="string">
            <text:p text:style-name="P104">-</text:p>
          </table:table-cell>
          <table:covered-table-cell/>
          <table:table-cell table:style-name="Таблица5.E15" table:number-columns-spanned="2" office:value-type="string">
            <text:p text:style-name="P119">010</text:p>
          </table:table-cell>
          <table:covered-table-cell/>
          <table:table-cell table:style-name="Таблица5.E15" table:number-columns-spanned="9" office:value-type="string">
            <text:p text:style-name="P126"><text:span text:style-name="T52">0168 </text:span>Подготовка оснаст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4" office:value-type="string">
            <text:p text:style-name="P105"/>
          </table:table-cell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20"/>
          </table:table-cell>
          <table:covered-table-cell/>
          <table:covered-table-cell/>
          <table:table-cell table:style-name="Таблица5.E15" table:number-columns-spanned="2" office:value-type="string">
            <text:p text:style-name="P120"/>
          </table:table-cell>
          <table:covered-table-cell/>
          <table:table-cell table:style-name="Таблица5.E15" table:number-columns-spanned="3" office:value-type="string">
            <text:p text:style-name="P120"/>
          </table:table-cell>
          <table:covered-table-cell/>
          <table:covered-table-cell/>
          <table:table-cell table:style-name="Таблица5.E15" table:number-columns-spanned="2" office:value-type="string">
            <text:p text:style-name="P120"/>
          </table:table-cell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5" office:value-type="string">
            <text:p text:style-name="P104"/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4" office:value-type="string">
            <text:p text:style-name="P104"/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04"/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81"><text:span text:style-name="T121">Т</text:span>14</text:p>
          </table:table-cell>
          <table:table-cell table:style-name="Таблица5.B15" table:number-columns-spanned="18" office:value-type="string">
            <text:p text:style-name="P121">Стол рабоч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4" office:value-type="string">
            <text:p text:style-name="P105"/>
          </table:table-cell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20">19433</text:p>
          </table:table-cell>
          <table:covered-table-cell/>
          <table:covered-table-cell/>
          <table:table-cell table:style-name="Таблица5.E15" table:number-columns-spanned="2" office:value-type="string">
            <text:p text:style-name="P120">-</text:p>
          </table:table-cell>
          <table:covered-table-cell/>
          <table:table-cell table:style-name="Таблица5.E15" table:number-columns-spanned="3" office:value-type="string">
            <text:p text:style-name="P120">2</text:p>
          </table:table-cell>
          <table:covered-table-cell/>
          <table:covered-table-cell/>
          <table:table-cell table:style-name="Таблица5.E15" table:number-columns-spanned="2" office:value-type="string">
            <text:p text:style-name="P120">2</text:p>
          </table:table-cell>
          <table:covered-table-cell/>
          <table:table-cell table:style-name="Таблица5.E15" table:number-columns-spanned="3" office:value-type="string">
            <text:p text:style-name="P104">-</text:p>
          </table:table-cell>
          <table:covered-table-cell/>
          <table:covered-table-cell/>
          <table:table-cell table:style-name="Таблица5.E15" table:number-columns-spanned="5" office:value-type="string">
            <text:p text:style-name="P104">-</text:p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04">-</text:p>
          </table:table-cell>
          <table:covered-table-cell/>
          <table:covered-table-cell/>
          <table:table-cell table:style-name="Таблица5.E15" table:number-columns-spanned="3" office:value-type="string">
            <text:p text:style-name="P104">-</text:p>
          </table:table-cell>
          <table:covered-table-cell/>
          <table:covered-table-cell/>
          <table:table-cell table:style-name="Таблица5.E15" table:number-columns-spanned="4" office:value-type="string">
            <text:p text:style-name="P104">-</text:p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35">1</text:p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81">15</text:p>
          </table:table-cell>
          <table:table-cell table:style-name="Таблица5.B15" table:number-columns-spanned="18" office:value-type="string">
            <text:p text:style-name="P127">Модельная форм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17" office:value-type="string">
            <text:p text:style-name="P105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5" office:value-type="string">
            <text:p text:style-name="P104"/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3" office:value-type="string">
            <text:p text:style-name="P104"/>
          </table:table-cell>
          <table:covered-table-cell/>
          <table:covered-table-cell/>
          <table:table-cell table:style-name="Таблица5.E15" table:number-columns-spanned="4" office:value-type="string">
            <text:p text:style-name="P104"/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04"/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81"><text:span text:style-name="T62">М</text:span>16</text:p>
            <text:p text:style-name="P87"/>
          </table:table-cell>
          <table:table-cell table:style-name="Таблица5.B15" table:number-columns-spanned="18" office:value-type="string">
            <text:h text:style-name="P247" text:outline-level="8"><text:span text:style-name="T17">Т</text:span>кан<text:span text:style-name="T16">ь </text:span>хлопчатобумажн<text:span text:style-name="T16">ая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17" office:value-type="string">
            <text:h text:style-name="P248" text:outline-level="8"><text:span text:style-name="T15">Т</text:span>О 17-1145-<text:span text:style-name="T53">7</text:span>-92 к ГОСТ 29298-2005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5" office:value-type="string">
            <text:p text:style-name="P106"/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25">113</text:p>
          </table:table-cell>
          <table:covered-table-cell/>
          <table:covered-table-cell/>
          <table:table-cell table:style-name="Таблица5.E15" table:number-columns-spanned="3" office:value-type="string">
            <text:p text:style-name="P123"><text:span text:style-name="T138">0,</text:span>1<text:span text:style-name="T138">25</text:span></text:p>
          </table:table-cell>
          <table:covered-table-cell/>
          <table:covered-table-cell/>
          <table:table-cell table:style-name="Таблица5.E15" table:number-columns-spanned="4" office:value-type="string">
            <text:p text:style-name="P106">-</text:p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25">0,125</text:p>
          </table:table-cell>
          <table:covered-table-cell/>
          <table:covered-table-cell/>
          <table:covered-table-cell/>
          <table:covered-table-cell/>
        </table:table-row>
        <table:table-row table:style-name="Таблица5.31">
          <table:table-cell table:style-name="Таблица5.A31" table:number-columns-spanned="3" office:value-type="string">
            <text:p text:style-name="P4">МК</text:p>
          </table:table-cell>
          <table:covered-table-cell/>
          <table:covered-table-cell/>
          <table:table-cell table:style-name="Таблица5.A31" table:number-columns-spanned="41" office:value-type="string">
            <text:p text:style-name="P57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31" table:number-columns-spanned="10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C31" table:number-columns-spanned="2" office:value-type="string">
            <text:p text:style-name="P51"/>
          </table:table-cell>
          <table:covered-table-cell/>
        </table:table-row>
      </table:table>
      <text:p text:style-name="P18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R"/>
        <table:table-column table:style-name="Таблица1.S"/>
        <table:table-column table:style-name="Таблица1.T"/>
        <table:table-column table:style-name="Таблица1.U"/>
        <table:table-column table:style-name="Таблица1.V"/>
        <table:table-column table:style-name="Таблица1.W"/>
        <table:table-column table:style-name="Таблица1.X"/>
        <table:table-column table:style-name="Таблица1.Y"/>
        <table:table-column table:style-name="Таблица1.Z"/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r"/>
        <table:table-column table:style-name="Таблица1.s"/>
        <table:table-column table:style-name="Таблица1.t"/>
        <table:table-column table:style-name="Таблица1.u"/>
        <table:table-column table:style-name="Таблица1.v"/>
        <table:table-column table:style-name="Таблица1.w"/>
        <table:table-column table:style-name="Таблица1.x"/>
        <table:table-row table:style-name="Таблица1.1">
          <table:table-cell table:style-name="Таблица1.A1" table:number-columns-spanned="32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g1" table:number-columns-spanned="2" office:value-type="string">
            <text:p text:style-name="P24"><draw:frame draw:style-name="fr2" draw:name="Врезка3" text:anchor-type="char" svg:x="23.844cm" svg:y="-0.496cm" svg:width="4.604cm" svg:height="0.847cm" draw:z-index="14"><draw:text-box><text:p text:style-name="P29"><text:s text:c="14"/>ГОСТ 3.1118-82 Форма 2</text:p></draw:text-box></draw:frame></text:p>
            <text:p text:style-name="P185"/>
          </table:table-cell>
          <table:covered-table-cell/>
          <table:table-cell table:style-name="Таблица1.g1" table:number-columns-spanned="3" office:value-type="string">
            <text:p text:style-name="P18"/>
          </table:table-cell>
          <table:covered-table-cell/>
          <table:covered-table-cell/>
          <table:table-cell table:style-name="Таблица1.g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g1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Таблица1.v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Таблица1.2">
          <table:table-cell table:style-name="Таблица1.g1" table:number-columns-spanned="2" office:value-type="string">
            <text:p text:style-name="P18">Дубл.</text:p>
          </table:table-cell>
          <table:covered-table-cell/>
          <table:table-cell table:style-name="Таблица1.g1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Таблица1.g1" table:number-columns-spanned="3" office:value-type="string">
            <text:p text:style-name="P18"/>
          </table:table-cell>
          <table:covered-table-cell/>
          <table:covered-table-cell/>
          <table:table-cell table:style-name="Таблица1.g1" office:value-type="string">
            <text:p text:style-name="P18"/>
          </table:table-cell>
          <table:table-cell table:style-name="Таблица1.L2" table:number-columns-spanned="4" office:value-type="string">
            <text:p text:style-name="P18"><text:s text:c="15"/></text:p>
          </table:table-cell>
          <table:covered-table-cell/>
          <table:covered-table-cell/>
          <table:covered-table-cell/>
          <table:table-cell table:style-name="Таблица1.P2" table:number-columns-spanned="1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g1" table:number-columns-spanned="2" office:value-type="string">
            <text:p text:style-name="P155"/>
          </table:table-cell>
          <table:covered-table-cell/>
          <table:table-cell table:style-name="Таблица1.g1" table:number-columns-spanned="3" office:value-type="string">
            <text:p text:style-name="P18"/>
          </table:table-cell>
          <table:covered-table-cell/>
          <table:covered-table-cell/>
          <table:table-cell table:style-name="Таблица1.g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g1" table:number-columns-spanned="4" office:value-type="string">
            <text:p text:style-name="P155"/>
          </table:table-cell>
          <table:covered-table-cell/>
          <table:covered-table-cell/>
          <table:covered-table-cell/>
          <table:table-cell table:style-name="Таблица1.v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Таблица1.2">
          <table:table-cell table:style-name="Таблица1.g1" table:number-columns-spanned="2" office:value-type="string">
            <text:p text:style-name="P18">Взам.</text:p>
          </table:table-cell>
          <table:covered-table-cell/>
          <table:table-cell table:style-name="Таблица1.g1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Таблица1.g1" table:number-columns-spanned="3" office:value-type="string">
            <text:p text:style-name="P18"/>
          </table:table-cell>
          <table:covered-table-cell/>
          <table:covered-table-cell/>
          <table:table-cell table:style-name="Таблица1.g1" office:value-type="string">
            <text:p text:style-name="P18"/>
          </table:table-cell>
          <table:table-cell table:style-name="Таблица1.L2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Таблица1.g1" table:number-columns-spanned="3" office:value-type="string">
            <text:p text:style-name="P18"/>
          </table:table-cell>
          <table:covered-table-cell/>
          <table:covered-table-cell/>
          <table:table-cell table:style-name="Таблица1.g1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Таблица1.g1" table:number-columns-spanned="3" office:value-type="string">
            <text:p text:style-name="P18"/>
          </table:table-cell>
          <table:covered-table-cell/>
          <table:covered-table-cell/>
          <table:table-cell table:style-name="Таблица1.g1" table:number-columns-spanned="2" office:value-type="string">
            <text:p text:style-name="P18"/>
          </table:table-cell>
          <table:covered-table-cell/>
          <table:table-cell table:style-name="Таблица1.g1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Таблица1.g1" table:number-columns-spanned="2" office:value-type="string">
            <text:p text:style-name="P18"/>
          </table:table-cell>
          <table:covered-table-cell/>
          <table:table-cell table:style-name="Таблица1.g1" table:number-columns-spanned="3" office:value-type="string">
            <text:p text:style-name="P18"/>
          </table:table-cell>
          <table:covered-table-cell/>
          <table:covered-table-cell/>
          <table:table-cell table:style-name="Таблица1.g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g1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Таблица1.v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Таблица1.2">
          <table:table-cell table:style-name="Таблица1.g1" table:number-columns-spanned="2" office:value-type="string">
            <text:p text:style-name="P18">Подл.</text:p>
          </table:table-cell>
          <table:covered-table-cell/>
          <table:table-cell table:style-name="Таблица1.g1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Таблица1.g1" table:number-columns-spanned="3" office:value-type="string">
            <text:p text:style-name="P18"/>
          </table:table-cell>
          <table:covered-table-cell/>
          <table:covered-table-cell/>
          <table:table-cell table:style-name="Таблица1.g1" office:value-type="string">
            <text:p text:style-name="P18"/>
          </table:table-cell>
          <table:table-cell table:style-name="Таблица1.L4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Таблица1.g1" table:number-columns-spanned="3" office:value-type="string">
            <text:p text:style-name="P18"/>
          </table:table-cell>
          <table:covered-table-cell/>
          <table:covered-table-cell/>
          <table:table-cell table:style-name="Таблица1.g1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Таблица1.g1" table:number-columns-spanned="3" office:value-type="string">
            <text:p text:style-name="P18"/>
          </table:table-cell>
          <table:covered-table-cell/>
          <table:covered-table-cell/>
          <table:table-cell table:style-name="Таблица1.g1" table:number-columns-spanned="2" office:value-type="string">
            <text:p text:style-name="P18"/>
          </table:table-cell>
          <table:covered-table-cell/>
          <table:table-cell table:style-name="Таблица1.g1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Таблица1.g1" table:number-columns-spanned="2" office:value-type="string">
            <text:p text:style-name="P18"/>
          </table:table-cell>
          <table:covered-table-cell/>
          <table:table-cell table:style-name="Таблица1.g1" table:number-columns-spanned="3" office:value-type="string">
            <text:p text:style-name="P18"/>
          </table:table-cell>
          <table:covered-table-cell/>
          <table:covered-table-cell/>
          <table:table-cell table:style-name="Таблица1.g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g1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Таблица1.v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Таблица1.5">
          <table:table-cell table:style-name="Таблица1.g1" table:number-columns-spanned="23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X5" table:number-columns-spanned="10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X5" table:number-columns-spanned="9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X5" table:number-columns-spanned="5" office:value-type="string">
            <text:p text:style-name="P235">13</text:p>
          </table:table-cell>
          <table:covered-table-cell/>
          <table:covered-table-cell/>
          <table:covered-table-cell/>
          <table:covered-table-cell/>
          <table:table-cell table:style-name="Таблица1.v5" table:number-columns-spanned="3" office:value-type="string">
            <text:p text:style-name="P222">3</text:p>
          </table:table-cell>
          <table:covered-table-cell/>
          <table:covered-table-cell/>
        </table:table-row>
        <table:table-row table:style-name="Таблица1.2">
          <table:table-cell table:style-name="Таблица1.g1" table:number-columns-spanned="4" office:value-type="string">
            <text:p text:style-name="P96">Разраб.</text:p>
          </table:table-cell>
          <table:covered-table-cell/>
          <table:covered-table-cell/>
          <table:covered-table-cell/>
          <table:table-cell table:style-name="Таблица1.g1" table:number-columns-spanned="6" office:value-type="string">
            <text:p text:style-name="P168">Новиков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g1" table:number-columns-spanned="2" office:value-type="string">
            <text:p text:style-name="P18"/>
          </table:table-cell>
          <table:covered-table-cell/>
          <table:table-cell table:style-name="Таблица1.g1" office:value-type="string">
            <text:p text:style-name="P18"/>
          </table:table-cell>
          <table:table-cell table:style-name="Таблица1.g1" table:number-rows-spanned="3" table:number-columns-spanned="7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U6" table:number-rows-spanned="3" table:number-columns-spanned="10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e6" table:number-rows-spanned="3" table:number-columns-spanned="10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o6" table:number-rows-spanned="3" table:number-columns-spanned="10" office:value-type="string">
            <text:h text:style-name="P242" text:outline-level="4" text:is-list-header="tru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g1" table:number-columns-spanned="4" office:value-type="string" table:protected="true">
            <text:p text:style-name="P18">Проверил</text:p>
          </table:table-cell>
          <table:covered-table-cell/>
          <table:covered-table-cell/>
          <table:covered-table-cell/>
          <table:table-cell table:style-name="Таблица1.g1" table:number-columns-spanned="6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g1" table:number-columns-spanned="2" office:value-type="string">
            <text:p text:style-name="P18"/>
          </table:table-cell>
          <table:covered-table-cell/>
          <table:table-cell table:style-name="Таблица1.g1" office:value-type="string">
            <text:p text:style-name="P18"/>
          </table:table-cell>
          <table:covered-table-cell table:style-name="Таблица1.g1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.U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.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.o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g1" table:number-columns-spanned="4" office:value-type="string" table:protected="true">
            <text:p text:style-name="P18"/>
          </table:table-cell>
          <table:covered-table-cell/>
          <table:covered-table-cell/>
          <table:covered-table-cell/>
          <table:table-cell table:style-name="Таблица1.g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g1" table:number-columns-spanned="2" office:value-type="string">
            <text:p text:style-name="P18"/>
          </table:table-cell>
          <table:covered-table-cell/>
          <table:table-cell table:style-name="Таблица1.g1" office:value-type="string">
            <text:p text:style-name="P18"/>
          </table:table-cell>
          <table:covered-table-cell table:style-name="Таблица1.g1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.U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.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.o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g1" table:number-columns-spanned="4" office:value-type="string" table:protected="true">
            <text:p text:style-name="P18"/>
          </table:table-cell>
          <table:covered-table-cell/>
          <table:covered-table-cell/>
          <table:covered-table-cell/>
          <table:table-cell table:style-name="Таблица1.g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g1" table:number-columns-spanned="2" office:value-type="string">
            <text:p text:style-name="P18"/>
          </table:table-cell>
          <table:covered-table-cell/>
          <table:table-cell table:style-name="Таблица1.g1" office:value-type="string">
            <text:p text:style-name="P18"/>
          </table:table-cell>
          <table:table-cell table:style-name="Таблица1.g1" table:number-rows-spanned="2" office:value-type="string">
            <text:p text:style-name="P18"/>
          </table:table-cell>
          <table:table-cell table:style-name="Таблица1.g1" table:number-rows-spanned="2" table:number-columns-spanned="30" office:value-type="string">
            <text:p text:style-name="P66">Крышка <text:span text:style-name="T121">топливного насо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s9" table:number-rows-spanned="2" table:number-columns-spanned="2" office:value-type="string">
            <text:p text:style-name="P142"/>
          </table:table-cell>
          <table:covered-table-cell/>
          <table:table-cell table:style-name="Таблица1.s9" table:number-rows-spanned="2" table:number-columns-spanned="3" office:value-type="string">
            <text:p text:style-name="P37"/>
          </table:table-cell>
          <table:covered-table-cell/>
          <table:covered-table-cell/>
          <table:table-cell table:style-name="Таблица1.x9" table:number-rows-spanned="2" office:value-type="string">
            <text:p text:style-name="P12"/>
          </table:table-cell>
        </table:table-row>
        <table:table-row table:style-name="Таблица1.2">
          <table:table-cell table:style-name="Таблица1.g1" table:number-columns-spanned="4" office:value-type="string" table:protected="true">
            <text:p text:style-name="P18">Н.контр.</text:p>
          </table:table-cell>
          <table:covered-table-cell/>
          <table:covered-table-cell/>
          <table:covered-table-cell/>
          <table:table-cell table:style-name="Таблица1.X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X5" table:number-columns-spanned="2" office:value-type="string">
            <text:p text:style-name="P18"/>
          </table:table-cell>
          <table:covered-table-cell/>
          <table:table-cell table:style-name="Таблица1.X5" office:value-type="string">
            <text:p text:style-name="P18"/>
          </table:table-cell>
          <table:covered-table-cell table:style-name="Таблица1.g1"/>
          <table:covered-table-cell table:style-name="Таблица1.g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.s9"/>
          <table:covered-table-cell/>
          <table:covered-table-cell table:style-name="Таблица1.s9"/>
          <table:covered-table-cell/>
          <table:covered-table-cell/>
          <table:covered-table-cell table:style-name="Таблица1.x9"/>
        </table:table-row>
        <table:table-row table:style-name="Таблица1.2">
          <table:table-cell table:style-name="Таблица1.g1" office:value-type="string">
            <text:p text:style-name="P18">А</text:p>
          </table:table-cell>
          <table:table-cell table:style-name="Таблица1.B11" table:number-columns-spanned="3" office:value-type="string">
            <text:p text:style-name="P31">Цех</text:p>
          </table:table-cell>
          <table:covered-table-cell/>
          <table:covered-table-cell/>
          <table:table-cell table:style-name="Таблица1.E11" table:number-columns-spanned="2" office:value-type="string">
            <text:p text:style-name="P18">Уч.</text:p>
          </table:table-cell>
          <table:covered-table-cell/>
          <table:table-cell table:style-name="Таблица1.E11" table:number-columns-spanned="2" office:value-type="string">
            <text:p text:style-name="P18">РМ</text:p>
          </table:table-cell>
          <table:covered-table-cell/>
          <table:table-cell table:style-name="Таблица1.E11" office:value-type="string">
            <text:p text:style-name="P18">Опер.</text:p>
          </table:table-cell>
          <table:table-cell table:style-name="Таблица1.E11" table:number-columns-spanned="8" office:value-type="string">
            <text:p text:style-name="P18">Код, наименовании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1" table:number-columns-spanned="33" office:value-type="string">
            <text:p text:style-name="P18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g1" table:number-rows-spanned="2" office:value-type="string">
            <text:p text:style-name="P18">Б</text:p>
          </table:table-cell>
          <table:table-cell table:style-name="Таблица1.B12" table:number-columns-spanned="16" office:value-type="string">
            <text:p text:style-name="P18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g1" table:number-rows-spanned="2" table:number-columns-spanned="4" office:value-type="string">
            <text:p text:style-name="P18">См..</text:p>
          </table:table-cell>
          <table:covered-table-cell/>
          <table:covered-table-cell/>
          <table:covered-table-cell/>
          <table:table-cell table:style-name="Таблица1.g1" table:number-rows-spanned="2" table:number-columns-spanned="3" office:value-type="string">
            <text:p text:style-name="P18">Проф.</text:p>
            <text:p text:style-name="P185"/>
          </table:table-cell>
          <table:covered-table-cell/>
          <table:covered-table-cell/>
          <table:table-cell table:style-name="Таблица1.g1" table:number-rows-spanned="2" table:number-columns-spanned="2" office:value-type="string">
            <text:p text:style-name="P18">Р</text:p>
          </table:table-cell>
          <table:covered-table-cell/>
          <table:table-cell table:style-name="Таблица1.g1" table:number-rows-spanned="2" office:value-type="string">
            <text:p text:style-name="P18">УТ</text:p>
          </table:table-cell>
          <table:table-cell table:style-name="Таблица1.g1" table:number-rows-spanned="2" office:value-type="string">
            <text:p text:style-name="P18">КР</text:p>
          </table:table-cell>
          <table:table-cell table:style-name="Таблица1.g1" table:number-rows-spanned="2" table:number-columns-spanned="3" office:value-type="string">
            <text:p text:style-name="P76">КОИД</text:p>
          </table:table-cell>
          <table:covered-table-cell/>
          <table:covered-table-cell/>
          <table:table-cell table:style-name="Таблица1.g1" table:number-rows-spanned="2" table:number-columns-spanned="4" office:value-type="string">
            <text:p text:style-name="P18">ЕН</text:p>
          </table:table-cell>
          <table:covered-table-cell/>
          <table:covered-table-cell/>
          <table:covered-table-cell/>
          <table:table-cell table:style-name="Таблица1.g1" table:number-rows-spanned="2" table:number-columns-spanned="3" office:value-type="string">
            <text:p text:style-name="P18">ОП</text:p>
          </table:table-cell>
          <table:covered-table-cell/>
          <table:covered-table-cell/>
          <table:table-cell table:style-name="Таблица1.g1" table:number-rows-spanned="2" table:number-columns-spanned="3" office:value-type="string">
            <text:p text:style-name="P18">Кшт.</text:p>
          </table:table-cell>
          <table:covered-table-cell/>
          <table:covered-table-cell/>
          <table:table-cell table:style-name="Таблица1.g1" table:number-rows-spanned="2" table:number-columns-spanned="4" office:value-type="string">
            <text:p text:style-name="P18">Тп.з.</text:p>
          </table:table-cell>
          <table:covered-table-cell/>
          <table:covered-table-cell/>
          <table:covered-table-cell/>
          <table:table-cell table:style-name="Таблица1.t12" table:number-rows-spanned="2" table:number-columns-spanned="5" office:value-type="string">
            <text:p text:style-name="P18">Тшт.</text:p>
          </table:table-cell>
          <table:covered-table-cell/>
          <table:covered-table-cell/>
          <table:covered-table-cell/>
          <table:covered-table-cell/>
        </table:table-row>
        <table:table-row table:style-name="Таблица1.13">
          <table:covered-table-cell table:style-name="Таблица1.g1"/>
          <table:table-cell table:style-name="Таблица1.B11" table:number-columns-spanned="1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.g1"/>
          <table:covered-table-cell/>
          <table:covered-table-cell/>
          <table:covered-table-cell/>
          <table:covered-table-cell table:style-name="Таблица1.t12"/>
          <table:covered-table-cell/>
          <table:covered-table-cell/>
          <table:covered-table-cell table:style-name="Таблица1.g1"/>
          <table:covered-table-cell/>
          <table:covered-table-cell table:style-name="Таблица1.g1"/>
          <table:covered-table-cell table:style-name="Таблица1.t12"/>
          <table:covered-table-cell table:style-name="Таблица1.g1"/>
          <table:covered-table-cell/>
          <table:covered-table-cell/>
          <table:covered-table-cell table:style-name="Таблица1.g1"/>
          <table:covered-table-cell/>
          <table:covered-table-cell/>
          <table:covered-table-cell/>
          <table:covered-table-cell table:style-name="Таблица1.g1"/>
          <table:covered-table-cell/>
          <table:covered-table-cell/>
          <table:covered-table-cell table:style-name="Таблица1.g1"/>
          <table:covered-table-cell/>
          <table:covered-table-cell/>
          <table:covered-table-cell table:style-name="Таблица1.g1"/>
          <table:covered-table-cell/>
          <table:covered-table-cell/>
          <table:covered-table-cell/>
          <table:covered-table-cell table:style-name="Таблица1.t12"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g1" office:value-type="string">
            <text:p text:style-name="P18">к/м</text:p>
          </table:table-cell>
          <table:table-cell table:style-name="Таблица1.g1" table:number-columns-spanned="16" office:value-type="string">
            <text:p text:style-name="P18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2" table:number-columns-spanned="14" office:value-type="string">
            <text:p text:style-name="P18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X5" table:number-columns-spanned="4" office:value-type="string">
            <text:p text:style-name="P76">ОПП</text:p>
          </table:table-cell>
          <table:covered-table-cell/>
          <table:covered-table-cell/>
          <table:covered-table-cell/>
          <table:table-cell table:style-name="Таблица1.X5" table:number-columns-spanned="3" office:value-type="string">
            <text:p text:style-name="P18">ЕВ</text:p>
          </table:table-cell>
          <table:covered-table-cell/>
          <table:covered-table-cell/>
          <table:table-cell table:style-name="Таблица1.X5" table:number-columns-spanned="3" office:value-type="string">
            <text:p text:style-name="P18">ЕН</text:p>
          </table:table-cell>
          <table:covered-table-cell/>
          <table:covered-table-cell/>
          <table:table-cell table:style-name="Таблица1.X5" table:number-columns-spanned="4" office:value-type="string">
            <text:p text:style-name="P18">КИ</text:p>
          </table:table-cell>
          <table:covered-table-cell/>
          <table:covered-table-cell/>
          <table:covered-table-cell/>
          <table:table-cell table:style-name="Таблица1.t14" table:number-columns-spanned="5" office:value-type="string">
            <text:p text:style-name="P18">Нрасх.</text:p>
          </table:table-cell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15" office:value-type="string">
            <text:p text:style-name="P82"><draw:g text:anchor-type="char" draw:z-index="1" draw:name="DrawObject 61" draw:style-name="gr7"><draw:g draw:name="Фигура 2" draw:style-name="gr8"><draw:line draw:style-name="gr9" draw:text-style-name="P269" svg:x1="0.762cm" svg:y1="0.718cm" svg:x2="28.147cm" svg:y2="0.718cm"><text:p/></draw:line><draw:line draw:style-name="gr9" draw:text-style-name="P269" svg:x1="0.732cm" svg:y1="1.455cm" svg:x2="28.117cm" svg:y2="1.455cm"><text:p/></draw:line><draw:line draw:style-name="gr9" draw:text-style-name="P269" svg:x1="0.746cm" svg:y1="2.219cm" svg:x2="28.131cm" svg:y2="2.219cm"><text:p/></draw:line><draw:line draw:style-name="gr9" draw:text-style-name="P269" svg:x1="0.721cm" svg:y1="2.968cm" svg:x2="28.106cm" svg:y2="2.968cm"><text:p/></draw:line><draw:line draw:style-name="gr9" draw:text-style-name="P269" svg:x1="0.758cm" svg:y1="3.732cm" svg:x2="28.143cm" svg:y2="3.732cm"><text:p/></draw:line><draw:line draw:style-name="gr9" draw:text-style-name="P269" svg:x1="0.758cm" svg:y1="4.473cm" svg:x2="28.143cm" svg:y2="4.473cm"><text:p/></draw:line><draw:line draw:style-name="gr9" draw:text-style-name="P269" svg:x1="0.747cm" svg:y1="5.231cm" svg:x2="28.132cm" svg:y2="5.231cm"><text:p/></draw:line><draw:line draw:style-name="gr9" draw:text-style-name="P269" svg:x1="0.732cm" svg:y1="5.978cm" svg:x2="28.117cm" svg:y2="5.978cm"><text:p/></draw:line><draw:line draw:style-name="gr9" draw:text-style-name="P269" svg:x1="0.747cm" svg:y1="6.729cm" svg:x2="28.132cm" svg:y2="6.729cm"><text:p/></draw:line><draw:line draw:style-name="gr9" draw:text-style-name="P269" svg:x1="0.745cm" svg:y1="8.233cm" svg:x2="28.13cm" svg:y2="8.233cm"><text:p/></draw:line><draw:line draw:style-name="gr9" draw:text-style-name="P269" svg:x1="0.755cm" svg:y1="9.747cm" svg:x2="28.14cm" svg:y2="9.747cm"><text:p/></draw:line><draw:line draw:style-name="gr9" draw:text-style-name="P269" svg:x1="0.745cm" svg:y1="7.495cm" svg:x2="28.13cm" svg:y2="7.495cm"><text:p/></draw:line><draw:line draw:style-name="gr9" draw:text-style-name="P269" svg:x1="0.758cm" svg:y1="8.997cm" svg:x2="28.143cm" svg:y2="8.997cm"><text:p/></draw:line><draw:line draw:style-name="gr9" draw:text-style-name="P269" svg:x1="0.732cm" svg:y1="10.495cm" svg:x2="28.117cm" svg:y2="10.495cm"><text:p/></draw:line><draw:line draw:style-name="gr9" draw:text-style-name="P269" svg:x1="0.755cm" svg:y1="11.244cm" svg:x2="28.14cm" svg:y2="11.244cm"><text:p/></draw:line></draw:g><draw:g draw:name="DrawObject 127" draw:style-name="gr10"><draw:g draw:name="DrawObject 128" draw:style-name="gr10"><draw:g draw:name="DrawObject 129" draw:style-name="gr10"><draw:g draw:name="DrawObject 130" draw:style-name="gr8"><draw:line draw:name="Вертикальная линия 481" draw:style-name="gr11" draw:text-style-name="P270" svg:x1="1.852cm" svg:y1="-0.023cm" svg:x2="1.852cm" svg:y2="0.078cm"><text:p/></draw:line><draw:line draw:name="Вертикальная линия 482" draw:style-name="gr11" draw:text-style-name="P270" svg:x1="2.896cm" svg:y1="-0.021cm" svg:x2="2.896cm" svg:y2="0.08cm"><text:p/></draw:line><draw:line draw:name="Вертикальная линия 483" draw:style-name="gr11" draw:text-style-name="P270" svg:x1="3.937cm" svg:y1="-0.016cm" svg:x2="3.937cm" svg:y2="0.085cm"><text:p/></draw:line><draw:line draw:name="Вертикальная линия 484" draw:style-name="gr11" draw:text-style-name="P270" svg:x1="5.235cm" svg:y1="-0.016cm" svg:x2="5.235cm" svg:y2="0.085cm"><text:p/></draw:line></draw:g><draw:line draw:name="Вертикальная линия 485" draw:style-name="gr11" draw:text-style-name="P270" svg:x1="12.58cm" svg:y1="-0.016cm" svg:x2="12.58cm" svg:y2="0.085cm"><text:p/></draw:line><draw:line draw:name="Вертикальная линия 486" draw:style-name="gr11" draw:text-style-name="P270" svg:x1="13.603cm" svg:y1="-0.016cm" svg:x2="13.603cm" svg:y2="0.085cm"><text:p/></draw:line><draw:line draw:name="Вертикальная линия 487" draw:style-name="gr11" draw:text-style-name="P270" svg:x1="15.419cm" svg:y1="-0.016cm" svg:x2="15.419cm" svg:y2="0.085cm"><text:p/></draw:line><draw:line draw:name="Вертикальная линия 488" draw:style-name="gr11" draw:text-style-name="P270" svg:x1="16.45cm" svg:y1="-0.016cm" svg:x2="16.45cm" svg:y2="0.085cm"><text:p/></draw:line><draw:line draw:name="Вертикальная линия 489" draw:style-name="gr11" draw:text-style-name="P270" svg:x1="17.727cm" svg:y1="-0.016cm" svg:x2="17.727cm" svg:y2="0.085cm"><text:p/></draw:line><draw:line draw:name="Вертикальная линия 490" draw:style-name="gr11" draw:text-style-name="P270" svg:x1="18.773cm" svg:y1="-0.016cm" svg:x2="18.773cm" svg:y2="0.085cm"><text:p/></draw:line></draw:g><draw:g draw:name="DrawObject 131" draw:style-name="gr8"><draw:line draw:name="Вертикальная линия 491" draw:style-name="gr11" draw:text-style-name="P270" svg:x1="20.041cm" svg:y1="-0.016cm" svg:x2="20.041cm" svg:y2="0.085cm"><text:p/></draw:line><draw:line draw:name="Вертикальная линия 492" draw:style-name="gr11" draw:text-style-name="P270" svg:x1="21.306cm" svg:y1="-0.016cm" svg:x2="21.306cm" svg:y2="0.085cm"><text:p/></draw:line><draw:line draw:name="Вертикальная линия 493" draw:style-name="gr11" draw:text-style-name="P270" svg:x1="22.658cm" svg:y1="-0.016cm" svg:x2="22.658cm" svg:y2="0.085cm"><text:p/></draw:line><draw:line draw:name="Вертикальная линия 494" draw:style-name="gr11" draw:text-style-name="P270" svg:x1="23.98cm" svg:y1="-0.016cm" svg:x2="23.98cm" svg:y2="0.085cm"><text:p/></draw:line><draw:line draw:name="Вертикальная линия 495" draw:style-name="gr11" draw:text-style-name="P270" svg:x1="25.728cm" svg:y1="-0.016cm" svg:x2="25.728cm" svg:y2="0.085cm"><text:p/></draw:line></draw:g></draw:g><draw:g draw:name="DrawObject 132" draw:style-name="gr10"><draw:g draw:name="DrawObject 133" draw:style-name="gr10"><draw:g draw:name="DrawObject 134" draw:style-name="gr8"><draw:line draw:name="Вертикальная линия 496" draw:style-name="gr11" draw:text-style-name="P270" svg:x1="1.838cm" svg:y1="0.73cm" svg:x2="1.838cm" svg:y2="0.831cm"><text:p/></draw:line><draw:line draw:name="Вертикальная линия 497" draw:style-name="gr11" draw:text-style-name="P270" svg:x1="2.884cm" svg:y1="0.732cm" svg:x2="2.884cm" svg:y2="0.833cm"><text:p/></draw:line><draw:line draw:name="Вертикальная линия 498" draw:style-name="gr11" draw:text-style-name="P270" svg:x1="3.927cm" svg:y1="0.737cm" svg:x2="3.927cm" svg:y2="0.838cm"><text:p/></draw:line><draw:line draw:name="Вертикальная линия 499" draw:style-name="gr11" draw:text-style-name="P270" svg:x1="5.221cm" svg:y1="0.737cm" svg:x2="5.221cm" svg:y2="0.838cm"><text:p/></draw:line></draw:g><draw:line draw:name="Вертикальная линия 500" draw:style-name="gr11" draw:text-style-name="P270" svg:x1="12.573cm" svg:y1="0.737cm" svg:x2="12.573cm" svg:y2="0.838cm"><text:p/></draw:line><draw:line draw:name="Вертикальная линия 501" draw:style-name="gr11" draw:text-style-name="P270" svg:x1="13.596cm" svg:y1="0.737cm" svg:x2="13.596cm" svg:y2="0.838cm"><text:p/></draw:line><draw:line draw:name="Вертикальная линия 502" draw:style-name="gr11" draw:text-style-name="P270" svg:x1="15.411cm" svg:y1="0.737cm" svg:x2="15.411cm" svg:y2="0.838cm"><text:p/></draw:line><draw:line draw:name="Вертикальная линия 503" draw:style-name="gr11" draw:text-style-name="P270" svg:x1="16.44cm" svg:y1="0.737cm" svg:x2="16.44cm" svg:y2="0.838cm"><text:p/></draw:line><draw:line draw:name="Вертикальная линия 504" draw:style-name="gr11" draw:text-style-name="P270" svg:x1="17.713cm" svg:y1="0.737cm" svg:x2="17.713cm" svg:y2="0.838cm"><text:p/></draw:line><draw:line draw:name="Вертикальная линия 505" draw:style-name="gr11" draw:text-style-name="P270" svg:x1="18.763cm" svg:y1="0.737cm" svg:x2="18.763cm" svg:y2="0.838cm"><text:p/></draw:line></draw:g><draw:g draw:name="DrawObject 135" draw:style-name="gr8"><draw:line draw:name="Вертикальная линия 506" draw:style-name="gr11" draw:text-style-name="P270" svg:x1="20.029cm" svg:y1="0.737cm" svg:x2="20.029cm" svg:y2="0.838cm"><text:p/></draw:line><draw:line draw:name="Вертикальная линия 507" draw:style-name="gr11" draw:text-style-name="P270" svg:x1="21.296cm" svg:y1="0.737cm" svg:x2="21.296cm" svg:y2="0.838cm"><text:p/></draw:line><draw:line draw:name="Вертикальная линия 508" draw:style-name="gr11" draw:text-style-name="P270" svg:x1="22.643cm" svg:y1="0.737cm" svg:x2="22.643cm" svg:y2="0.838cm"><text:p/></draw:line><draw:line draw:name="Вертикальная линия 509" draw:style-name="gr11" draw:text-style-name="P270" svg:x1="23.97cm" svg:y1="0.737cm" svg:x2="23.97cm" svg:y2="0.838cm"><text:p/></draw:line><draw:line draw:name="Вертикальная линия 510" draw:style-name="gr11" draw:text-style-name="P270" svg:x1="25.714cm" svg:y1="0.737cm" svg:x2="25.714cm" svg:y2="0.838cm"><text:p/></draw:line></draw:g></draw:g><draw:g draw:name="DrawObject 136" draw:style-name="gr10"><draw:g draw:name="DrawObject 137" draw:style-name="gr10"><draw:g draw:name="DrawObject 138" draw:style-name="gr8"><draw:line draw:name="Вертикальная линия 511" draw:style-name="gr11" draw:text-style-name="P270" svg:x1="1.838cm" svg:y1="1.466cm" svg:x2="1.838cm" svg:y2="1.567cm"><text:p/></draw:line><draw:line draw:name="Вертикальная линия 512" draw:style-name="gr11" draw:text-style-name="P270" svg:x1="2.884cm" svg:y1="1.471cm" svg:x2="2.884cm" svg:y2="1.572cm"><text:p/></draw:line><draw:line draw:name="Вертикальная линия 513" draw:style-name="gr11" draw:text-style-name="P270" svg:x1="3.927cm" svg:y1="1.475cm" svg:x2="3.927cm" svg:y2="1.576cm"><text:p/></draw:line><draw:line draw:name="Вертикальная линия 514" draw:style-name="gr11" draw:text-style-name="P270" svg:x1="5.221cm" svg:y1="1.475cm" svg:x2="5.221cm" svg:y2="1.576cm"><text:p/></draw:line></draw:g><draw:line draw:name="Вертикальная линия 515" draw:style-name="gr11" draw:text-style-name="P270" svg:x1="12.573cm" svg:y1="1.475cm" svg:x2="12.573cm" svg:y2="1.576cm"><text:p/></draw:line><draw:line draw:name="Вертикальная линия 516" draw:style-name="gr11" draw:text-style-name="P270" svg:x1="13.596cm" svg:y1="1.475cm" svg:x2="13.596cm" svg:y2="1.576cm"><text:p/></draw:line><draw:line draw:name="Вертикальная линия 517" draw:style-name="gr11" draw:text-style-name="P270" svg:x1="15.411cm" svg:y1="1.475cm" svg:x2="15.411cm" svg:y2="1.576cm"><text:p/></draw:line><draw:line draw:name="Вертикальная линия 518" draw:style-name="gr11" draw:text-style-name="P270" svg:x1="16.44cm" svg:y1="1.475cm" svg:x2="16.44cm" svg:y2="1.576cm"><text:p/></draw:line><draw:line draw:name="Вертикальная линия 519" draw:style-name="gr11" draw:text-style-name="P270" svg:x1="17.713cm" svg:y1="1.475cm" svg:x2="17.713cm" svg:y2="1.576cm"><text:p/></draw:line><draw:line draw:name="Вертикальная линия 520" draw:style-name="gr11" draw:text-style-name="P270" svg:x1="18.763cm" svg:y1="1.475cm" svg:x2="18.763cm" svg:y2="1.576cm"><text:p/></draw:line></draw:g><draw:g draw:name="DrawObject 139" draw:style-name="gr8"><draw:line draw:name="Вертикальная линия 521" draw:style-name="gr11" draw:text-style-name="P270" svg:x1="20.029cm" svg:y1="1.475cm" svg:x2="20.029cm" svg:y2="1.576cm"><text:p/></draw:line><draw:line draw:name="Вертикальная линия 522" draw:style-name="gr11" draw:text-style-name="P270" svg:x1="21.296cm" svg:y1="1.475cm" svg:x2="21.296cm" svg:y2="1.576cm"><text:p/></draw:line><draw:line draw:name="Вертикальная линия 523" draw:style-name="gr11" draw:text-style-name="P270" svg:x1="22.643cm" svg:y1="1.475cm" svg:x2="22.643cm" svg:y2="1.576cm"><text:p/></draw:line><draw:line draw:name="Вертикальная линия 524" draw:style-name="gr11" draw:text-style-name="P270" svg:x1="23.97cm" svg:y1="1.475cm" svg:x2="23.97cm" svg:y2="1.576cm"><text:p/></draw:line><draw:line draw:name="Вертикальная линия 525" draw:style-name="gr11" draw:text-style-name="P270" svg:x1="25.714cm" svg:y1="1.475cm" svg:x2="25.714cm" svg:y2="1.576cm"><text:p/></draw:line></draw:g></draw:g><draw:g draw:name="DrawObject 140" draw:style-name="gr10"><draw:g draw:name="DrawObject 141" draw:style-name="gr10"><draw:g draw:name="DrawObject 142" draw:style-name="gr8"><draw:line draw:name="Вертикальная линия 526" draw:style-name="gr11" draw:text-style-name="P270" svg:x1="1.838cm" svg:y1="2.231cm" svg:x2="1.838cm" svg:y2="2.332cm"><text:p/></draw:line><draw:line draw:name="Вертикальная линия 527" draw:style-name="gr11" draw:text-style-name="P270" svg:x1="2.884cm" svg:y1="2.233cm" svg:x2="2.884cm" svg:y2="2.334cm"><text:p/></draw:line><draw:line draw:name="Вертикальная линия 528" draw:style-name="gr11" draw:text-style-name="P270" svg:x1="3.927cm" svg:y1="2.238cm" svg:x2="3.927cm" svg:y2="2.339cm"><text:p/></draw:line><draw:line draw:name="Вертикальная линия 529" draw:style-name="gr11" draw:text-style-name="P270" svg:x1="5.221cm" svg:y1="2.238cm" svg:x2="5.221cm" svg:y2="2.339cm"><text:p/></draw:line></draw:g><draw:line draw:name="Вертикальная линия 530" draw:style-name="gr11" draw:text-style-name="P270" svg:x1="12.573cm" svg:y1="2.238cm" svg:x2="12.573cm" svg:y2="2.339cm"><text:p/></draw:line><draw:line draw:name="Вертикальная линия 531" draw:style-name="gr11" draw:text-style-name="P270" svg:x1="13.596cm" svg:y1="2.238cm" svg:x2="13.596cm" svg:y2="2.339cm"><text:p/></draw:line><draw:line draw:name="Вертикальная линия 532" draw:style-name="gr11" draw:text-style-name="P270" svg:x1="15.411cm" svg:y1="2.238cm" svg:x2="15.411cm" svg:y2="2.339cm"><text:p/></draw:line><draw:line draw:name="Вертикальная линия 533" draw:style-name="gr11" draw:text-style-name="P270" svg:x1="16.44cm" svg:y1="2.238cm" svg:x2="16.44cm" svg:y2="2.339cm"><text:p/></draw:line><draw:line draw:name="Вертикальная линия 534" draw:style-name="gr11" draw:text-style-name="P270" svg:x1="17.713cm" svg:y1="2.238cm" svg:x2="17.713cm" svg:y2="2.339cm"><text:p/></draw:line><draw:line draw:name="Вертикальная линия 535" draw:style-name="gr11" draw:text-style-name="P270" svg:x1="18.763cm" svg:y1="2.238cm" svg:x2="18.763cm" svg:y2="2.339cm"><text:p/></draw:line></draw:g><draw:g draw:name="DrawObject 143" draw:style-name="gr8"><draw:line draw:name="Вертикальная линия 536" draw:style-name="gr11" draw:text-style-name="P270" svg:x1="20.029cm" svg:y1="2.238cm" svg:x2="20.029cm" svg:y2="2.339cm"><text:p/></draw:line><draw:line draw:name="Вертикальная линия 537" draw:style-name="gr11" draw:text-style-name="P270" svg:x1="21.296cm" svg:y1="2.238cm" svg:x2="21.296cm" svg:y2="2.339cm"><text:p/></draw:line><draw:line draw:name="Вертикальная линия 538" draw:style-name="gr11" draw:text-style-name="P270" svg:x1="22.643cm" svg:y1="2.238cm" svg:x2="22.643cm" svg:y2="2.339cm"><text:p/></draw:line><draw:line draw:name="Вертикальная линия 539" draw:style-name="gr11" draw:text-style-name="P270" svg:x1="23.97cm" svg:y1="2.238cm" svg:x2="23.97cm" svg:y2="2.339cm"><text:p/></draw:line><draw:line draw:name="Вертикальная линия 540" draw:style-name="gr11" draw:text-style-name="P270" svg:x1="25.714cm" svg:y1="2.238cm" svg:x2="25.714cm" svg:y2="2.339cm"><text:p/></draw:line></draw:g></draw:g><draw:g draw:name="DrawObject 144" draw:style-name="gr10"><draw:g draw:name="DrawObject 145" draw:style-name="gr10"><draw:g draw:name="DrawObject 146" draw:style-name="gr8"><draw:line draw:name="Вертикальная линия 541" draw:style-name="gr11" draw:text-style-name="P270" svg:x1="1.838cm" svg:y1="2.981cm" svg:x2="1.838cm" svg:y2="3.082cm"><text:p/></draw:line><draw:line draw:name="Вертикальная линия 542" draw:style-name="gr11" draw:text-style-name="P270" svg:x1="2.884cm" svg:y1="2.983cm" svg:x2="2.884cm" svg:y2="3.084cm"><text:p/></draw:line><draw:line draw:name="Вертикальная линия 543" draw:style-name="gr11" draw:text-style-name="P270" svg:x1="3.927cm" svg:y1="2.988cm" svg:x2="3.927cm" svg:y2="3.089cm"><text:p/></draw:line><draw:line draw:name="Вертикальная линия 544" draw:style-name="gr11" draw:text-style-name="P270" svg:x1="5.221cm" svg:y1="2.988cm" svg:x2="5.221cm" svg:y2="3.089cm"><text:p/></draw:line></draw:g><draw:line draw:name="Вертикальная линия 545" draw:style-name="gr11" draw:text-style-name="P270" svg:x1="12.573cm" svg:y1="2.988cm" svg:x2="12.573cm" svg:y2="3.089cm"><text:p/></draw:line><draw:line draw:name="Вертикальная линия 546" draw:style-name="gr11" draw:text-style-name="P270" svg:x1="13.596cm" svg:y1="2.988cm" svg:x2="13.596cm" svg:y2="3.089cm"><text:p/></draw:line><draw:line draw:name="Вертикальная линия 547" draw:style-name="gr11" draw:text-style-name="P270" svg:x1="15.411cm" svg:y1="2.988cm" svg:x2="15.411cm" svg:y2="3.089cm"><text:p/></draw:line><draw:line draw:name="Вертикальная линия 548" draw:style-name="gr11" draw:text-style-name="P270" svg:x1="16.44cm" svg:y1="2.988cm" svg:x2="16.44cm" svg:y2="3.089cm"><text:p/></draw:line><draw:line draw:name="Вертикальная линия 549" draw:style-name="gr11" draw:text-style-name="P270" svg:x1="17.713cm" svg:y1="2.988cm" svg:x2="17.713cm" svg:y2="3.089cm"><text:p/></draw:line><draw:line draw:name="Вертикальная линия 550" draw:style-name="gr11" draw:text-style-name="P270" svg:x1="18.763cm" svg:y1="2.988cm" svg:x2="18.763cm" svg:y2="3.089cm"><text:p/></draw:line></draw:g><draw:g draw:name="DrawObject 147" draw:style-name="gr8"><draw:line draw:name="Вертикальная линия 551" draw:style-name="gr11" draw:text-style-name="P270" svg:x1="20.029cm" svg:y1="2.988cm" svg:x2="20.029cm" svg:y2="3.089cm"><text:p/></draw:line><draw:line draw:name="Вертикальная линия 552" draw:style-name="gr11" draw:text-style-name="P270" svg:x1="21.296cm" svg:y1="2.988cm" svg:x2="21.296cm" svg:y2="3.089cm"><text:p/></draw:line><draw:line draw:name="Вертикальная линия 553" draw:style-name="gr11" draw:text-style-name="P270" svg:x1="22.643cm" svg:y1="2.988cm" svg:x2="22.643cm" svg:y2="3.089cm"><text:p/></draw:line><draw:line draw:name="Вертикальная линия 554" draw:style-name="gr11" draw:text-style-name="P270" svg:x1="23.97cm" svg:y1="2.988cm" svg:x2="23.97cm" svg:y2="3.089cm"><text:p/></draw:line><draw:line draw:name="Вертикальная линия 555" draw:style-name="gr11" draw:text-style-name="P270" svg:x1="25.714cm" svg:y1="2.988cm" svg:x2="25.714cm" svg:y2="3.089cm"><text:p/></draw:line></draw:g></draw:g><draw:g draw:name="DrawObject 148" draw:style-name="gr10"><draw:g draw:name="DrawObject 149" draw:style-name="gr10"><draw:g draw:name="DrawObject 150" draw:style-name="gr8"><draw:line draw:name="Вертикальная линия 556" draw:style-name="gr11" draw:text-style-name="P270" svg:x1="1.838cm" svg:y1="3.734cm" svg:x2="1.838cm" svg:y2="3.835cm"><text:p/></draw:line><draw:line draw:name="Вертикальная линия 557" draw:style-name="gr11" draw:text-style-name="P270" svg:x1="2.884cm" svg:y1="3.736cm" svg:x2="2.884cm" svg:y2="3.837cm"><text:p/></draw:line><draw:line draw:name="Вертикальная линия 558" draw:style-name="gr11" draw:text-style-name="P270" svg:x1="3.927cm" svg:y1="3.741cm" svg:x2="3.927cm" svg:y2="3.842cm"><text:p/></draw:line><draw:line draw:name="Вертикальная линия 559" draw:style-name="gr11" draw:text-style-name="P270" svg:x1="5.221cm" svg:y1="3.741cm" svg:x2="5.221cm" svg:y2="3.842cm"><text:p/></draw:line></draw:g><draw:line draw:name="Вертикальная линия 560" draw:style-name="gr11" draw:text-style-name="P270" svg:x1="12.573cm" svg:y1="3.741cm" svg:x2="12.573cm" svg:y2="3.842cm"><text:p/></draw:line><draw:line draw:name="Вертикальная линия 561" draw:style-name="gr11" draw:text-style-name="P270" svg:x1="13.596cm" svg:y1="3.741cm" svg:x2="13.596cm" svg:y2="3.842cm"><text:p/></draw:line><draw:line draw:name="Вертикальная линия 562" draw:style-name="gr11" draw:text-style-name="P270" svg:x1="15.411cm" svg:y1="3.741cm" svg:x2="15.411cm" svg:y2="3.842cm"><text:p/></draw:line><draw:line draw:name="Вертикальная линия 563" draw:style-name="gr11" draw:text-style-name="P270" svg:x1="16.44cm" svg:y1="3.741cm" svg:x2="16.44cm" svg:y2="3.842cm"><text:p/></draw:line><draw:line draw:name="Вертикальная линия 564" draw:style-name="gr11" draw:text-style-name="P270" svg:x1="17.713cm" svg:y1="3.741cm" svg:x2="17.713cm" svg:y2="3.842cm"><text:p/></draw:line><draw:line draw:name="Вертикальная линия 565" draw:style-name="gr11" draw:text-style-name="P270" svg:x1="18.763cm" svg:y1="3.741cm" svg:x2="18.763cm" svg:y2="3.842cm"><text:p/></draw:line></draw:g><draw:g draw:name="DrawObject 151" draw:style-name="gr8"><draw:line draw:name="Вертикальная линия 566" draw:style-name="gr11" draw:text-style-name="P270" svg:x1="20.029cm" svg:y1="3.741cm" svg:x2="20.029cm" svg:y2="3.842cm"><text:p/></draw:line><draw:line draw:name="Вертикальная линия 567" draw:style-name="gr11" draw:text-style-name="P270" svg:x1="21.296cm" svg:y1="3.741cm" svg:x2="21.296cm" svg:y2="3.842cm"><text:p/></draw:line><draw:line draw:name="Вертикальная линия 568" draw:style-name="gr11" draw:text-style-name="P270" svg:x1="22.643cm" svg:y1="3.741cm" svg:x2="22.643cm" svg:y2="3.842cm"><text:p/></draw:line><draw:line draw:name="Вертикальная линия 569" draw:style-name="gr11" draw:text-style-name="P270" svg:x1="23.97cm" svg:y1="3.741cm" svg:x2="23.97cm" svg:y2="3.842cm"><text:p/></draw:line><draw:line draw:name="Вертикальная линия 570" draw:style-name="gr11" draw:text-style-name="P270" svg:x1="25.714cm" svg:y1="3.741cm" svg:x2="25.714cm" svg:y2="3.842cm"><text:p/></draw:line></draw:g></draw:g><draw:g draw:name="DrawObject 152" draw:style-name="gr10"><draw:g draw:name="DrawObject 153" draw:style-name="gr10"><draw:g draw:name="DrawObject 154" draw:style-name="gr8"><draw:line draw:name="Вертикальная линия 571" draw:style-name="gr11" draw:text-style-name="P270" svg:x1="1.838cm" svg:y1="4.471cm" svg:x2="1.838cm" svg:y2="4.572cm"><text:p/></draw:line><draw:line draw:name="Вертикальная линия 572" draw:style-name="gr11" draw:text-style-name="P270" svg:x1="2.884cm" svg:y1="4.473cm" svg:x2="2.884cm" svg:y2="4.574cm"><text:p/></draw:line><draw:line draw:name="Вертикальная линия 573" draw:style-name="gr11" draw:text-style-name="P270" svg:x1="3.927cm" svg:y1="4.477cm" svg:x2="3.927cm" svg:y2="4.578cm"><text:p/></draw:line><draw:line draw:name="Вертикальная линия 574" draw:style-name="gr11" draw:text-style-name="P270" svg:x1="5.221cm" svg:y1="4.477cm" svg:x2="5.221cm" svg:y2="4.578cm"><text:p/></draw:line></draw:g><draw:line draw:name="Вертикальная линия 575" draw:style-name="gr11" draw:text-style-name="P270" svg:x1="12.573cm" svg:y1="4.477cm" svg:x2="12.573cm" svg:y2="4.578cm"><text:p/></draw:line><draw:line draw:name="Вертикальная линия 576" draw:style-name="gr11" draw:text-style-name="P270" svg:x1="13.596cm" svg:y1="4.477cm" svg:x2="13.596cm" svg:y2="4.578cm"><text:p/></draw:line><draw:line draw:name="Вертикальная линия 577" draw:style-name="gr11" draw:text-style-name="P270" svg:x1="15.411cm" svg:y1="4.477cm" svg:x2="15.411cm" svg:y2="4.578cm"><text:p/></draw:line><draw:line draw:name="Вертикальная линия 578" draw:style-name="gr11" draw:text-style-name="P270" svg:x1="16.44cm" svg:y1="4.477cm" svg:x2="16.44cm" svg:y2="4.578cm"><text:p/></draw:line><draw:line draw:name="Вертикальная линия 579" draw:style-name="gr11" draw:text-style-name="P270" svg:x1="17.713cm" svg:y1="4.477cm" svg:x2="17.713cm" svg:y2="4.578cm"><text:p/></draw:line><draw:line draw:name="Вертикальная линия 580" draw:style-name="gr11" draw:text-style-name="P270" svg:x1="18.763cm" svg:y1="4.477cm" svg:x2="18.763cm" svg:y2="4.578cm"><text:p/></draw:line></draw:g><draw:g draw:name="DrawObject 155" draw:style-name="gr8"><draw:line draw:name="Вертикальная линия 581" draw:style-name="gr11" draw:text-style-name="P270" svg:x1="20.029cm" svg:y1="4.477cm" svg:x2="20.029cm" svg:y2="4.578cm"><text:p/></draw:line><draw:line draw:name="Вертикальная линия 582" draw:style-name="gr11" draw:text-style-name="P270" svg:x1="21.296cm" svg:y1="4.477cm" svg:x2="21.296cm" svg:y2="4.578cm"><text:p/></draw:line><draw:line draw:name="Вертикальная линия 583" draw:style-name="gr11" draw:text-style-name="P270" svg:x1="22.643cm" svg:y1="4.477cm" svg:x2="22.643cm" svg:y2="4.578cm"><text:p/></draw:line><draw:line draw:name="Вертикальная линия 584" draw:style-name="gr11" draw:text-style-name="P270" svg:x1="23.97cm" svg:y1="4.477cm" svg:x2="23.97cm" svg:y2="4.578cm"><text:p/></draw:line><draw:line draw:name="Вертикальная линия 585" draw:style-name="gr11" draw:text-style-name="P270" svg:x1="25.714cm" svg:y1="4.477cm" svg:x2="25.714cm" svg:y2="4.578cm"><text:p/></draw:line></draw:g></draw:g><draw:g draw:name="DrawObject 156" draw:style-name="gr10"><draw:g draw:name="DrawObject 157" draw:style-name="gr10"><draw:g draw:name="DrawObject 158" draw:style-name="gr8"><draw:line draw:name="Вертикальная линия 586" draw:style-name="gr11" draw:text-style-name="P270" svg:x1="1.838cm" svg:y1="5.235cm" svg:x2="1.838cm" svg:y2="5.336cm"><text:p/></draw:line><draw:line draw:name="Вертикальная линия 587" draw:style-name="gr11" draw:text-style-name="P270" svg:x1="2.884cm" svg:y1="5.237cm" svg:x2="2.884cm" svg:y2="5.338cm"><text:p/></draw:line><draw:line draw:name="Вертикальная линия 588" draw:style-name="gr11" draw:text-style-name="P270" svg:x1="3.927cm" svg:y1="5.242cm" svg:x2="3.927cm" svg:y2="5.343cm"><text:p/></draw:line><draw:line draw:name="Вертикальная линия 589" draw:style-name="gr11" draw:text-style-name="P270" svg:x1="5.221cm" svg:y1="5.242cm" svg:x2="5.221cm" svg:y2="5.343cm"><text:p/></draw:line></draw:g><draw:line draw:name="Вертикальная линия 590" draw:style-name="gr11" draw:text-style-name="P270" svg:x1="12.573cm" svg:y1="5.242cm" svg:x2="12.573cm" svg:y2="5.343cm"><text:p/></draw:line><draw:line draw:name="Вертикальная линия 591" draw:style-name="gr11" draw:text-style-name="P270" svg:x1="13.596cm" svg:y1="5.242cm" svg:x2="13.596cm" svg:y2="5.343cm"><text:p/></draw:line><draw:line draw:name="Вертикальная линия 592" draw:style-name="gr11" draw:text-style-name="P270" svg:x1="15.411cm" svg:y1="5.242cm" svg:x2="15.411cm" svg:y2="5.343cm"><text:p/></draw:line><draw:line draw:name="Вертикальная линия 593" draw:style-name="gr11" draw:text-style-name="P270" svg:x1="16.44cm" svg:y1="5.242cm" svg:x2="16.44cm" svg:y2="5.343cm"><text:p/></draw:line><draw:line draw:name="Вертикальная линия 594" draw:style-name="gr11" draw:text-style-name="P270" svg:x1="17.713cm" svg:y1="5.242cm" svg:x2="17.713cm" svg:y2="5.343cm"><text:p/></draw:line><draw:line draw:name="Вертикальная линия 595" draw:style-name="gr11" draw:text-style-name="P270" svg:x1="18.763cm" svg:y1="5.242cm" svg:x2="18.763cm" svg:y2="5.343cm"><text:p/></draw:line></draw:g><draw:g draw:name="DrawObject 159" draw:style-name="gr8"><draw:line draw:name="Вертикальная линия 596" draw:style-name="gr11" draw:text-style-name="P270" svg:x1="20.029cm" svg:y1="5.242cm" svg:x2="20.029cm" svg:y2="5.343cm"><text:p/></draw:line><draw:line draw:name="Вертикальная линия 597" draw:style-name="gr11" draw:text-style-name="P270" svg:x1="21.296cm" svg:y1="5.242cm" svg:x2="21.296cm" svg:y2="5.343cm"><text:p/></draw:line><draw:line draw:name="Вертикальная линия 598" draw:style-name="gr11" draw:text-style-name="P270" svg:x1="22.643cm" svg:y1="5.242cm" svg:x2="22.643cm" svg:y2="5.343cm"><text:p/></draw:line><draw:line draw:name="Вертикальная линия 599" draw:style-name="gr11" draw:text-style-name="P270" svg:x1="23.97cm" svg:y1="5.242cm" svg:x2="23.97cm" svg:y2="5.343cm"><text:p/></draw:line><draw:line draw:name="Вертикальная линия 600" draw:style-name="gr11" draw:text-style-name="P270" svg:x1="25.714cm" svg:y1="5.242cm" svg:x2="25.714cm" svg:y2="5.343cm"><text:p/></draw:line></draw:g></draw:g><draw:g draw:name="DrawObject 160" draw:style-name="gr10"><draw:g draw:name="DrawObject 161" draw:style-name="gr10"><draw:g draw:name="DrawObject 162" draw:style-name="gr8"><draw:line draw:name="Вертикальная линия 601" draw:style-name="gr11" draw:text-style-name="P270" svg:x1="1.838cm" svg:y1="5.99cm" svg:x2="1.838cm" svg:y2="6.091cm"><text:p/></draw:line><draw:line draw:name="Вертикальная линия 602" draw:style-name="gr11" draw:text-style-name="P270" svg:x1="2.884cm" svg:y1="5.992cm" svg:x2="2.884cm" svg:y2="6.093cm"><text:p/></draw:line><draw:line draw:name="Вертикальная линия 603" draw:style-name="gr11" draw:text-style-name="P270" svg:x1="3.927cm" svg:y1="5.997cm" svg:x2="3.927cm" svg:y2="6.098cm"><text:p/></draw:line><draw:line draw:name="Вертикальная линия 604" draw:style-name="gr11" draw:text-style-name="P270" svg:x1="5.221cm" svg:y1="5.997cm" svg:x2="5.221cm" svg:y2="6.098cm"><text:p/></draw:line></draw:g><draw:line draw:name="Вертикальная линия 605" draw:style-name="gr11" draw:text-style-name="P270" svg:x1="12.573cm" svg:y1="5.997cm" svg:x2="12.573cm" svg:y2="6.098cm"><text:p/></draw:line><draw:line draw:name="Вертикальная линия 606" draw:style-name="gr11" draw:text-style-name="P270" svg:x1="13.596cm" svg:y1="5.997cm" svg:x2="13.596cm" svg:y2="6.098cm"><text:p/></draw:line><draw:line draw:name="Вертикальная линия 607" draw:style-name="gr11" draw:text-style-name="P270" svg:x1="15.411cm" svg:y1="5.997cm" svg:x2="15.411cm" svg:y2="6.098cm"><text:p/></draw:line><draw:line draw:name="Вертикальная линия 608" draw:style-name="gr11" draw:text-style-name="P270" svg:x1="16.44cm" svg:y1="5.997cm" svg:x2="16.44cm" svg:y2="6.098cm"><text:p/></draw:line><draw:line draw:name="Вертикальная линия 609" draw:style-name="gr11" draw:text-style-name="P270" svg:x1="17.713cm" svg:y1="5.997cm" svg:x2="17.713cm" svg:y2="6.098cm"><text:p/></draw:line><draw:line draw:name="Вертикальная линия 610" draw:style-name="gr11" draw:text-style-name="P270" svg:x1="18.763cm" svg:y1="5.997cm" svg:x2="18.763cm" svg:y2="6.098cm"><text:p/></draw:line></draw:g><draw:g draw:name="DrawObject 163" draw:style-name="gr8"><draw:line draw:name="Вертикальная линия 611" draw:style-name="gr11" draw:text-style-name="P270" svg:x1="20.029cm" svg:y1="5.997cm" svg:x2="20.029cm" svg:y2="6.098cm"><text:p/></draw:line><draw:line draw:name="Вертикальная линия 612" draw:style-name="gr11" draw:text-style-name="P270" svg:x1="21.296cm" svg:y1="5.997cm" svg:x2="21.296cm" svg:y2="6.098cm"><text:p/></draw:line><draw:line draw:name="Вертикальная линия 613" draw:style-name="gr11" draw:text-style-name="P270" svg:x1="22.643cm" svg:y1="5.997cm" svg:x2="22.643cm" svg:y2="6.098cm"><text:p/></draw:line><draw:line draw:name="Вертикальная линия 614" draw:style-name="gr11" draw:text-style-name="P270" svg:x1="23.97cm" svg:y1="5.997cm" svg:x2="23.97cm" svg:y2="6.098cm"><text:p/></draw:line><draw:line draw:name="Вертикальная линия 615" draw:style-name="gr11" draw:text-style-name="P270" svg:x1="25.714cm" svg:y1="5.997cm" svg:x2="25.714cm" svg:y2="6.098cm"><text:p/></draw:line></draw:g></draw:g><draw:g draw:name="DrawObject 164" draw:style-name="gr10"><draw:g draw:name="DrawObject 165" draw:style-name="gr10"><draw:g draw:name="DrawObject 166" draw:style-name="gr8"><draw:line draw:name="Вертикальная линия 616" draw:style-name="gr11" draw:text-style-name="P270" svg:x1="1.838cm" svg:y1="6.743cm" svg:x2="1.838cm" svg:y2="6.844cm"><text:p/></draw:line><draw:line draw:name="Вертикальная линия 617" draw:style-name="gr11" draw:text-style-name="P270" svg:x1="2.884cm" svg:y1="6.745cm" svg:x2="2.884cm" svg:y2="6.846cm"><text:p/></draw:line><draw:line draw:name="Вертикальная линия 618" draw:style-name="gr11" draw:text-style-name="P270" svg:x1="3.927cm" svg:y1="6.75cm" svg:x2="3.927cm" svg:y2="6.851cm"><text:p/></draw:line><draw:line draw:name="Вертикальная линия 619" draw:style-name="gr11" draw:text-style-name="P270" svg:x1="5.221cm" svg:y1="6.75cm" svg:x2="5.221cm" svg:y2="6.851cm"><text:p/></draw:line></draw:g><draw:line draw:name="Вертикальная линия 620" draw:style-name="gr11" draw:text-style-name="P270" svg:x1="12.573cm" svg:y1="6.75cm" svg:x2="12.573cm" svg:y2="6.851cm"><text:p/></draw:line><draw:line draw:name="Вертикальная линия 621" draw:style-name="gr11" draw:text-style-name="P270" svg:x1="13.596cm" svg:y1="6.75cm" svg:x2="13.596cm" svg:y2="6.851cm"><text:p/></draw:line><draw:line draw:name="Вертикальная линия 622" draw:style-name="gr11" draw:text-style-name="P270" svg:x1="15.411cm" svg:y1="6.75cm" svg:x2="15.411cm" svg:y2="6.851cm"><text:p/></draw:line><draw:line draw:name="Вертикальная линия 623" draw:style-name="gr11" draw:text-style-name="P270" svg:x1="16.44cm" svg:y1="6.75cm" svg:x2="16.44cm" svg:y2="6.851cm"><text:p/></draw:line><draw:line draw:name="Вертикальная линия 624" draw:style-name="gr11" draw:text-style-name="P270" svg:x1="17.713cm" svg:y1="6.75cm" svg:x2="17.713cm" svg:y2="6.851cm"><text:p/></draw:line><draw:line draw:name="Вертикальная линия 625" draw:style-name="gr11" draw:text-style-name="P270" svg:x1="18.763cm" svg:y1="6.75cm" svg:x2="18.763cm" svg:y2="6.851cm"><text:p/></draw:line></draw:g><draw:g draw:name="DrawObject 167" draw:style-name="gr8"><draw:line draw:name="Вертикальная линия 626" draw:style-name="gr11" draw:text-style-name="P270" svg:x1="20.029cm" svg:y1="6.75cm" svg:x2="20.029cm" svg:y2="6.851cm"><text:p/></draw:line><draw:line draw:name="Вертикальная линия 627" draw:style-name="gr11" draw:text-style-name="P270" svg:x1="21.296cm" svg:y1="6.75cm" svg:x2="21.296cm" svg:y2="6.851cm"><text:p/></draw:line><draw:line draw:name="Вертикальная линия 628" draw:style-name="gr11" draw:text-style-name="P270" svg:x1="22.643cm" svg:y1="6.75cm" svg:x2="22.643cm" svg:y2="6.851cm"><text:p/></draw:line><draw:line draw:name="Вертикальная линия 629" draw:style-name="gr11" draw:text-style-name="P270" svg:x1="23.97cm" svg:y1="6.75cm" svg:x2="23.97cm" svg:y2="6.851cm"><text:p/></draw:line><draw:line draw:name="Вертикальная линия 630" draw:style-name="gr11" draw:text-style-name="P270" svg:x1="25.714cm" svg:y1="6.75cm" svg:x2="25.714cm" svg:y2="6.851cm"><text:p/></draw:line></draw:g></draw:g><draw:g draw:name="DrawObject 168" draw:style-name="gr10"><draw:g draw:name="DrawObject 169" draw:style-name="gr10"><draw:g draw:name="DrawObject 170" draw:style-name="gr8"><draw:line draw:name="Вертикальная линия 631" draw:style-name="gr11" draw:text-style-name="P270" svg:x1="1.838cm" svg:y1="7.481cm" svg:x2="1.838cm" svg:y2="7.582cm"><text:p/></draw:line><draw:line draw:name="Вертикальная линия 632" draw:style-name="gr11" draw:text-style-name="P270" svg:x1="2.884cm" svg:y1="7.484cm" svg:x2="2.884cm" svg:y2="7.585cm"><text:p/></draw:line><draw:line draw:name="Вертикальная линия 633" draw:style-name="gr11" draw:text-style-name="P270" svg:x1="3.927cm" svg:y1="7.488cm" svg:x2="3.927cm" svg:y2="7.589cm"><text:p/></draw:line><draw:line draw:name="Вертикальная линия 634" draw:style-name="gr11" draw:text-style-name="P270" svg:x1="5.221cm" svg:y1="7.488cm" svg:x2="5.221cm" svg:y2="7.589cm"><text:p/></draw:line></draw:g><draw:line draw:name="Вертикальная линия 635" draw:style-name="gr11" draw:text-style-name="P270" svg:x1="12.573cm" svg:y1="7.488cm" svg:x2="12.573cm" svg:y2="7.589cm"><text:p/></draw:line><draw:line draw:name="Вертикальная линия 636" draw:style-name="gr11" draw:text-style-name="P270" svg:x1="13.596cm" svg:y1="7.488cm" svg:x2="13.596cm" svg:y2="7.589cm"><text:p/></draw:line><draw:line draw:name="Вертикальная линия 637" draw:style-name="gr11" draw:text-style-name="P270" svg:x1="15.411cm" svg:y1="7.488cm" svg:x2="15.411cm" svg:y2="7.589cm"><text:p/></draw:line><draw:line draw:name="Вертикальная линия 638" draw:style-name="gr11" draw:text-style-name="P270" svg:x1="16.44cm" svg:y1="7.488cm" svg:x2="16.44cm" svg:y2="7.589cm"><text:p/></draw:line><draw:line draw:name="Вертикальная линия 639" draw:style-name="gr11" draw:text-style-name="P270" svg:x1="17.713cm" svg:y1="7.488cm" svg:x2="17.713cm" svg:y2="7.589cm"><text:p/></draw:line><draw:line draw:name="Вертикальная линия 640" draw:style-name="gr11" draw:text-style-name="P270" svg:x1="18.763cm" svg:y1="7.488cm" svg:x2="18.763cm" svg:y2="7.589cm"><text:p/></draw:line></draw:g><draw:g draw:name="DrawObject 171" draw:style-name="gr8"><draw:line draw:name="Вертикальная линия 641" draw:style-name="gr11" draw:text-style-name="P270" svg:x1="20.029cm" svg:y1="7.488cm" svg:x2="20.029cm" svg:y2="7.589cm"><text:p/></draw:line><draw:line draw:name="Вертикальная линия 642" draw:style-name="gr11" draw:text-style-name="P270" svg:x1="21.296cm" svg:y1="7.488cm" svg:x2="21.296cm" svg:y2="7.589cm"><text:p/></draw:line><draw:line draw:name="Вертикальная линия 643" draw:style-name="gr11" draw:text-style-name="P270" svg:x1="22.643cm" svg:y1="7.488cm" svg:x2="22.643cm" svg:y2="7.589cm"><text:p/></draw:line><draw:line draw:name="Вертикальная линия 644" draw:style-name="gr11" draw:text-style-name="P270" svg:x1="23.97cm" svg:y1="7.488cm" svg:x2="23.97cm" svg:y2="7.589cm"><text:p/></draw:line><draw:line draw:name="Вертикальная линия 645" draw:style-name="gr11" draw:text-style-name="P270" svg:x1="25.714cm" svg:y1="7.488cm" svg:x2="25.714cm" svg:y2="7.589cm"><text:p/></draw:line></draw:g></draw:g><draw:g draw:name="DrawObject 172" draw:style-name="gr10"><draw:g draw:name="DrawObject 173" draw:style-name="gr10"><draw:g draw:name="DrawObject 174" draw:style-name="gr8"><draw:line draw:name="Вертикальная линия 646" draw:style-name="gr11" draw:text-style-name="P270" svg:x1="1.838cm" svg:y1="8.244cm" svg:x2="1.838cm" svg:y2="8.345cm"><text:p/></draw:line><draw:line draw:name="Вертикальная линия 647" draw:style-name="gr11" draw:text-style-name="P270" svg:x1="2.884cm" svg:y1="8.246cm" svg:x2="2.884cm" svg:y2="8.347cm"><text:p/></draw:line><draw:line draw:name="Вертикальная линия 648" draw:style-name="gr11" draw:text-style-name="P270" svg:x1="3.927cm" svg:y1="8.251cm" svg:x2="3.927cm" svg:y2="8.352cm"><text:p/></draw:line><draw:line draw:name="Вертикальная линия 649" draw:style-name="gr11" draw:text-style-name="P270" svg:x1="5.221cm" svg:y1="8.251cm" svg:x2="5.221cm" svg:y2="8.352cm"><text:p/></draw:line></draw:g><draw:line draw:name="Вертикальная линия 650" draw:style-name="gr11" draw:text-style-name="P270" svg:x1="12.573cm" svg:y1="8.251cm" svg:x2="12.573cm" svg:y2="8.352cm"><text:p/></draw:line><draw:line draw:name="Вертикальная линия 651" draw:style-name="gr11" draw:text-style-name="P270" svg:x1="13.596cm" svg:y1="8.251cm" svg:x2="13.596cm" svg:y2="8.352cm"><text:p/></draw:line><draw:line draw:name="Вертикальная линия 652" draw:style-name="gr11" draw:text-style-name="P270" svg:x1="15.411cm" svg:y1="8.251cm" svg:x2="15.411cm" svg:y2="8.352cm"><text:p/></draw:line><draw:line draw:name="Вертикальная линия 653" draw:style-name="gr11" draw:text-style-name="P270" svg:x1="16.44cm" svg:y1="8.251cm" svg:x2="16.44cm" svg:y2="8.352cm"><text:p/></draw:line><draw:line draw:name="Вертикальная линия 654" draw:style-name="gr11" draw:text-style-name="P270" svg:x1="17.713cm" svg:y1="8.251cm" svg:x2="17.713cm" svg:y2="8.352cm"><text:p/></draw:line><draw:line draw:name="Вертикальная линия 655" draw:style-name="gr11" draw:text-style-name="P270" svg:x1="18.763cm" svg:y1="8.251cm" svg:x2="18.763cm" svg:y2="8.352cm"><text:p/></draw:line></draw:g><draw:g draw:name="DrawObject 175" draw:style-name="gr8"><draw:line draw:name="Вертикальная линия 656" draw:style-name="gr11" draw:text-style-name="P270" svg:x1="20.029cm" svg:y1="8.251cm" svg:x2="20.029cm" svg:y2="8.352cm"><text:p/></draw:line><draw:line draw:name="Вертикальная линия 657" draw:style-name="gr11" draw:text-style-name="P270" svg:x1="21.296cm" svg:y1="8.251cm" svg:x2="21.296cm" svg:y2="8.352cm"><text:p/></draw:line><draw:line draw:name="Вертикальная линия 658" draw:style-name="gr11" draw:text-style-name="P270" svg:x1="22.643cm" svg:y1="8.251cm" svg:x2="22.643cm" svg:y2="8.352cm"><text:p/></draw:line><draw:line draw:name="Вертикальная линия 659" draw:style-name="gr11" draw:text-style-name="P270" svg:x1="23.97cm" svg:y1="8.251cm" svg:x2="23.97cm" svg:y2="8.352cm"><text:p/></draw:line><draw:line draw:name="Вертикальная линия 660" draw:style-name="gr11" draw:text-style-name="P270" svg:x1="25.714cm" svg:y1="8.251cm" svg:x2="25.714cm" svg:y2="8.352cm"><text:p/></draw:line></draw:g></draw:g><draw:g draw:name="DrawObject 176" draw:style-name="gr10"><draw:g draw:name="DrawObject 177" draw:style-name="gr10"><draw:g draw:name="DrawObject 178" draw:style-name="gr8"><draw:line draw:name="Вертикальная линия 661" draw:style-name="gr11" draw:text-style-name="P270" svg:x1="1.838cm" svg:y1="9.008cm" svg:x2="1.838cm" svg:y2="9.109cm"><text:p/></draw:line><draw:line draw:name="Вертикальная линия 662" draw:style-name="gr11" draw:text-style-name="P270" svg:x1="2.884cm" svg:y1="9.01cm" svg:x2="2.884cm" svg:y2="9.111cm"><text:p/></draw:line><draw:line draw:name="Вертикальная линия 663" draw:style-name="gr11" draw:text-style-name="P270" svg:x1="3.927cm" svg:y1="9.015cm" svg:x2="3.927cm" svg:y2="9.116cm"><text:p/></draw:line><draw:line draw:name="Вертикальная линия 664" draw:style-name="gr11" draw:text-style-name="P270" svg:x1="5.221cm" svg:y1="9.015cm" svg:x2="5.221cm" svg:y2="9.116cm"><text:p/></draw:line></draw:g><draw:line draw:name="Вертикальная линия 665" draw:style-name="gr11" draw:text-style-name="P270" svg:x1="12.573cm" svg:y1="9.015cm" svg:x2="12.573cm" svg:y2="9.116cm"><text:p/></draw:line><draw:line draw:name="Вертикальная линия 666" draw:style-name="gr11" draw:text-style-name="P270" svg:x1="13.596cm" svg:y1="9.015cm" svg:x2="13.596cm" svg:y2="9.116cm"><text:p/></draw:line><draw:line draw:name="Вертикальная линия 667" draw:style-name="gr11" draw:text-style-name="P270" svg:x1="15.411cm" svg:y1="9.015cm" svg:x2="15.411cm" svg:y2="9.116cm"><text:p/></draw:line><draw:line draw:name="Вертикальная линия 668" draw:style-name="gr11" draw:text-style-name="P270" svg:x1="16.44cm" svg:y1="9.015cm" svg:x2="16.44cm" svg:y2="9.116cm"><text:p/></draw:line><draw:line draw:name="Вертикальная линия 669" draw:style-name="gr11" draw:text-style-name="P270" svg:x1="17.713cm" svg:y1="9.015cm" svg:x2="17.713cm" svg:y2="9.116cm"><text:p/></draw:line><draw:line draw:name="Вертикальная линия 670" draw:style-name="gr11" draw:text-style-name="P270" svg:x1="18.763cm" svg:y1="9.015cm" svg:x2="18.763cm" svg:y2="9.116cm"><text:p/></draw:line></draw:g><draw:g draw:name="DrawObject 179" draw:style-name="gr8"><draw:line draw:name="Вертикальная линия 671" draw:style-name="gr11" draw:text-style-name="P270" svg:x1="20.029cm" svg:y1="9.015cm" svg:x2="20.029cm" svg:y2="9.116cm"><text:p/></draw:line><draw:line draw:name="Вертикальная линия 672" draw:style-name="gr11" draw:text-style-name="P270" svg:x1="21.296cm" svg:y1="9.015cm" svg:x2="21.296cm" svg:y2="9.116cm"><text:p/></draw:line><draw:line draw:name="Вертикальная линия 673" draw:style-name="gr11" draw:text-style-name="P270" svg:x1="22.643cm" svg:y1="9.015cm" svg:x2="22.643cm" svg:y2="9.116cm"><text:p/></draw:line><draw:line draw:name="Вертикальная линия 674" draw:style-name="gr11" draw:text-style-name="P270" svg:x1="23.97cm" svg:y1="9.015cm" svg:x2="23.97cm" svg:y2="9.116cm"><text:p/></draw:line><draw:line draw:name="Вертикальная линия 675" draw:style-name="gr11" draw:text-style-name="P270" svg:x1="25.714cm" svg:y1="9.015cm" svg:x2="25.714cm" svg:y2="9.116cm"><text:p/></draw:line></draw:g></draw:g><draw:g draw:name="DrawObject 180" draw:style-name="gr10"><draw:g draw:name="DrawObject 181" draw:style-name="gr10"><draw:g draw:name="DrawObject 182" draw:style-name="gr8"><draw:line draw:name="Вертикальная линия 676" draw:style-name="gr11" draw:text-style-name="P270" svg:x1="1.838cm" svg:y1="9.761cm" svg:x2="1.838cm" svg:y2="9.862cm"><text:p/></draw:line><draw:line draw:name="Вертикальная линия 677" draw:style-name="gr11" draw:text-style-name="P270" svg:x1="2.884cm" svg:y1="9.763cm" svg:x2="2.884cm" svg:y2="9.864cm"><text:p/></draw:line><draw:line draw:name="Вертикальная линия 678" draw:style-name="gr11" draw:text-style-name="P270" svg:x1="3.927cm" svg:y1="9.768cm" svg:x2="3.927cm" svg:y2="9.869cm"><text:p/></draw:line><draw:line draw:name="Вертикальная линия 679" draw:style-name="gr11" draw:text-style-name="P270" svg:x1="5.221cm" svg:y1="9.768cm" svg:x2="5.221cm" svg:y2="9.869cm"><text:p/></draw:line></draw:g><draw:line draw:name="Вертикальная линия 680" draw:style-name="gr11" draw:text-style-name="P270" svg:x1="12.573cm" svg:y1="9.768cm" svg:x2="12.573cm" svg:y2="9.869cm"><text:p/></draw:line><draw:line draw:name="Вертикальная линия 681" draw:style-name="gr11" draw:text-style-name="P270" svg:x1="13.596cm" svg:y1="9.768cm" svg:x2="13.596cm" svg:y2="9.869cm"><text:p/></draw:line><draw:line draw:name="Вертикальная линия 682" draw:style-name="gr11" draw:text-style-name="P270" svg:x1="15.411cm" svg:y1="9.768cm" svg:x2="15.411cm" svg:y2="9.869cm"><text:p/></draw:line><draw:line draw:name="Вертикальная линия 683" draw:style-name="gr11" draw:text-style-name="P270" svg:x1="16.44cm" svg:y1="9.768cm" svg:x2="16.44cm" svg:y2="9.869cm"><text:p/></draw:line><draw:line draw:name="Вертикальная линия 684" draw:style-name="gr11" draw:text-style-name="P270" svg:x1="17.713cm" svg:y1="9.768cm" svg:x2="17.713cm" svg:y2="9.869cm"><text:p/></draw:line><draw:line draw:name="Вертикальная линия 685" draw:style-name="gr11" draw:text-style-name="P270" svg:x1="18.763cm" svg:y1="9.768cm" svg:x2="18.763cm" svg:y2="9.869cm"><text:p/></draw:line></draw:g><draw:g draw:name="DrawObject 183" draw:style-name="gr8"><draw:line draw:name="Вертикальная линия 686" draw:style-name="gr11" draw:text-style-name="P270" svg:x1="20.029cm" svg:y1="9.768cm" svg:x2="20.029cm" svg:y2="9.869cm"><text:p/></draw:line><draw:line draw:name="Вертикальная линия 687" draw:style-name="gr11" draw:text-style-name="P270" svg:x1="21.296cm" svg:y1="9.768cm" svg:x2="21.296cm" svg:y2="9.869cm"><text:p/></draw:line><draw:line draw:name="Вертикальная линия 688" draw:style-name="gr11" draw:text-style-name="P270" svg:x1="22.643cm" svg:y1="9.768cm" svg:x2="22.643cm" svg:y2="9.869cm"><text:p/></draw:line><draw:line draw:name="Вертикальная линия 689" draw:style-name="gr11" draw:text-style-name="P270" svg:x1="23.97cm" svg:y1="9.768cm" svg:x2="23.97cm" svg:y2="9.869cm"><text:p/></draw:line><draw:line draw:name="Вертикальная линия 690" draw:style-name="gr11" draw:text-style-name="P270" svg:x1="25.714cm" svg:y1="9.768cm" svg:x2="25.714cm" svg:y2="9.869cm"><text:p/></draw:line></draw:g></draw:g><draw:g draw:name="DrawObject 184" draw:style-name="gr10"><draw:g draw:name="DrawObject 185" draw:style-name="gr10"><draw:g draw:name="DrawObject 186" draw:style-name="gr8"><draw:line draw:name="Вертикальная линия 691" draw:style-name="gr11" draw:text-style-name="P270" svg:x1="1.838cm" svg:y1="10.499cm" svg:x2="1.838cm" svg:y2="10.6cm"><text:p/></draw:line><draw:line draw:name="Вертикальная линия 692" draw:style-name="gr11" draw:text-style-name="P270" svg:x1="2.884cm" svg:y1="10.502cm" svg:x2="2.884cm" svg:y2="10.603cm"><text:p/></draw:line><draw:line draw:name="Вертикальная линия 693" draw:style-name="gr11" draw:text-style-name="P270" svg:x1="3.927cm" svg:y1="10.506cm" svg:x2="3.927cm" svg:y2="10.607cm"><text:p/></draw:line><draw:line draw:name="Вертикальная линия 694" draw:style-name="gr11" draw:text-style-name="P270" svg:x1="5.221cm" svg:y1="10.506cm" svg:x2="5.221cm" svg:y2="10.607cm"><text:p/></draw:line></draw:g><draw:line draw:name="Вертикальная линия 695" draw:style-name="gr11" draw:text-style-name="P270" svg:x1="12.573cm" svg:y1="10.506cm" svg:x2="12.573cm" svg:y2="10.607cm"><text:p/></draw:line><draw:line draw:name="Вертикальная линия 696" draw:style-name="gr11" draw:text-style-name="P270" svg:x1="13.596cm" svg:y1="10.506cm" svg:x2="13.596cm" svg:y2="10.607cm"><text:p/></draw:line><draw:line draw:name="Вертикальная линия 697" draw:style-name="gr11" draw:text-style-name="P270" svg:x1="15.411cm" svg:y1="10.506cm" svg:x2="15.411cm" svg:y2="10.607cm"><text:p/></draw:line><draw:line draw:name="Вертикальная линия 698" draw:style-name="gr11" draw:text-style-name="P270" svg:x1="16.44cm" svg:y1="10.506cm" svg:x2="16.44cm" svg:y2="10.607cm"><text:p/></draw:line><draw:line draw:name="Вертикальная линия 699" draw:style-name="gr11" draw:text-style-name="P270" svg:x1="17.713cm" svg:y1="10.506cm" svg:x2="17.713cm" svg:y2="10.607cm"><text:p/></draw:line><draw:line draw:name="Вертикальная линия 700" draw:style-name="gr11" draw:text-style-name="P270" svg:x1="18.763cm" svg:y1="10.506cm" svg:x2="18.763cm" svg:y2="10.607cm"><text:p/></draw:line></draw:g><draw:g draw:name="DrawObject 187" draw:style-name="gr8"><draw:line draw:name="Вертикальная линия 701" draw:style-name="gr11" draw:text-style-name="P270" svg:x1="20.029cm" svg:y1="10.506cm" svg:x2="20.029cm" svg:y2="10.607cm"><text:p/></draw:line><draw:line draw:name="Вертикальная линия 702" draw:style-name="gr11" draw:text-style-name="P270" svg:x1="21.296cm" svg:y1="10.506cm" svg:x2="21.296cm" svg:y2="10.607cm"><text:p/></draw:line><draw:line draw:name="Вертикальная линия 703" draw:style-name="gr11" draw:text-style-name="P270" svg:x1="22.643cm" svg:y1="10.506cm" svg:x2="22.643cm" svg:y2="10.607cm"><text:p/></draw:line><draw:line draw:name="Вертикальная линия 704" draw:style-name="gr11" draw:text-style-name="P270" svg:x1="23.97cm" svg:y1="10.506cm" svg:x2="23.97cm" svg:y2="10.607cm"><text:p/></draw:line><draw:line draw:name="Вертикальная линия 705" draw:style-name="gr11" draw:text-style-name="P270" svg:x1="25.714cm" svg:y1="10.506cm" svg:x2="25.714cm" svg:y2="10.607cm"><text:p/></draw:line></draw:g></draw:g><draw:g draw:name="DrawObject 188" draw:style-name="gr10"><draw:g draw:name="DrawObject 189" draw:style-name="gr10"><draw:g draw:name="DrawObject 190" draw:style-name="gr8"><draw:line draw:name="Вертикальная линия 706" draw:style-name="gr11" draw:text-style-name="P270" svg:x1="1.838cm" svg:y1="11.262cm" svg:x2="1.838cm" svg:y2="11.363cm"><text:p/></draw:line><draw:line draw:name="Вертикальная линия 707" draw:style-name="gr11" draw:text-style-name="P270" svg:x1="2.884cm" svg:y1="11.264cm" svg:x2="2.884cm" svg:y2="11.365cm"><text:p/></draw:line><draw:line draw:name="Вертикальная линия 708" draw:style-name="gr11" draw:text-style-name="P270" svg:x1="3.927cm" svg:y1="11.269cm" svg:x2="3.927cm" svg:y2="11.37cm"><text:p/></draw:line><draw:line draw:name="Вертикальная линия 709" draw:style-name="gr11" draw:text-style-name="P270" svg:x1="5.221cm" svg:y1="11.269cm" svg:x2="5.221cm" svg:y2="11.37cm"><text:p/></draw:line></draw:g><draw:line draw:name="Вертикальная линия 710" draw:style-name="gr11" draw:text-style-name="P270" svg:x1="12.573cm" svg:y1="11.269cm" svg:x2="12.573cm" svg:y2="11.37cm"><text:p/></draw:line><draw:line draw:name="Вертикальная линия 711" draw:style-name="gr11" draw:text-style-name="P270" svg:x1="13.596cm" svg:y1="11.269cm" svg:x2="13.596cm" svg:y2="11.37cm"><text:p/></draw:line><draw:line draw:name="Вертикальная линия 712" draw:style-name="gr11" draw:text-style-name="P270" svg:x1="15.411cm" svg:y1="11.269cm" svg:x2="15.411cm" svg:y2="11.37cm"><text:p/></draw:line><draw:line draw:name="Вертикальная линия 713" draw:style-name="gr11" draw:text-style-name="P270" svg:x1="16.44cm" svg:y1="11.269cm" svg:x2="16.44cm" svg:y2="11.37cm"><text:p/></draw:line><draw:line draw:name="Вертикальная линия 714" draw:style-name="gr11" draw:text-style-name="P270" svg:x1="17.713cm" svg:y1="11.269cm" svg:x2="17.713cm" svg:y2="11.37cm"><text:p/></draw:line><draw:line draw:name="Вертикальная линия 715" draw:style-name="gr11" draw:text-style-name="P270" svg:x1="18.763cm" svg:y1="11.269cm" svg:x2="18.763cm" svg:y2="11.37cm"><text:p/></draw:line></draw:g><draw:g draw:name="DrawObject 191" draw:style-name="gr8"><draw:line draw:name="Вертикальная линия 716" draw:style-name="gr11" draw:text-style-name="P270" svg:x1="20.029cm" svg:y1="11.269cm" svg:x2="20.029cm" svg:y2="11.37cm"><text:p/></draw:line><draw:line draw:name="Вертикальная линия 717" draw:style-name="gr11" draw:text-style-name="P270" svg:x1="21.296cm" svg:y1="11.269cm" svg:x2="21.296cm" svg:y2="11.37cm"><text:p/></draw:line><draw:line draw:name="Вертикальная линия 718" draw:style-name="gr11" draw:text-style-name="P270" svg:x1="22.643cm" svg:y1="11.269cm" svg:x2="22.643cm" svg:y2="11.37cm"><text:p/></draw:line><draw:line draw:name="Вертикальная линия 719" draw:style-name="gr11" draw:text-style-name="P270" svg:x1="23.97cm" svg:y1="11.269cm" svg:x2="23.97cm" svg:y2="11.37cm"><text:p/></draw:line><draw:line draw:name="Вертикальная линия 720" draw:style-name="gr11" draw:text-style-name="P270" svg:x1="25.714cm" svg:y1="11.269cm" svg:x2="25.714cm" svg:y2="11.37cm"><text:p/></draw:line></draw:g></draw:g></draw:g></draw:g>01</text:p>
          </table:table-cell>
          <table:table-cell table:style-name="Таблица1.B15" table:number-columns-spanned="17" office:value-type="string">
            <text:p text:style-name="P183">Ткань фланелева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14" office:value-type="string">
            <text:h text:style-name="P249" text:outline-level="8">ГОСТ 29298-2005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4" office:value-type="string">
            <text:p text:style-name="P103"/>
          </table:table-cell>
          <table:covered-table-cell/>
          <table:covered-table-cell/>
          <table:covered-table-cell/>
          <table:table-cell table:style-name="Таблица1.B15" table:number-columns-spanned="3" office:value-type="string">
            <text:p text:style-name="P128">113</text:p>
          </table:table-cell>
          <table:covered-table-cell/>
          <table:covered-table-cell/>
          <table:table-cell table:style-name="Таблица1.B15" table:number-columns-spanned="3" office:value-type="string">
            <text:p text:style-name="P128">1</text:p>
          </table:table-cell>
          <table:covered-table-cell/>
          <table:covered-table-cell/>
          <table:table-cell table:style-name="Таблица1.B15" table:number-columns-spanned="3" office:value-type="string">
            <text:p text:style-name="P103">-</text:p>
          </table:table-cell>
          <table:covered-table-cell/>
          <table:covered-table-cell/>
          <table:table-cell table:style-name="Таблица1.t15" table:number-columns-spanned="5" office:value-type="string">
            <text:p text:style-name="P125">0,25</text:p>
          </table:table-cell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15" office:value-type="string">
            <text:p text:style-name="P82">02</text:p>
          </table:table-cell>
          <table:table-cell table:style-name="Таблица1.B15" table:number-columns-spanned="17" office:value-type="string">
            <text:p text:style-name="P181">Разделительный воск IZHWAX Базовый <text:span text:style-name="T55">202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14" office:value-type="string">
            <text:p text:style-name="P188">ТУ 204142-001-0161831702-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4" office:value-type="string">
            <text:p text:style-name="P103"/>
          </table:table-cell>
          <table:covered-table-cell/>
          <table:covered-table-cell/>
          <table:covered-table-cell/>
          <table:table-cell table:style-name="Таблица1.B15" table:number-columns-spanned="3" office:value-type="string">
            <text:p text:style-name="P123">163</text:p>
          </table:table-cell>
          <table:covered-table-cell/>
          <table:covered-table-cell/>
          <table:table-cell table:style-name="Таблица1.B15" table:number-columns-spanned="3" office:value-type="string">
            <text:p text:style-name="P123">1</text:p>
          </table:table-cell>
          <table:covered-table-cell/>
          <table:covered-table-cell/>
          <table:table-cell table:style-name="Таблица1.B15" table:number-columns-spanned="3" office:value-type="string">
            <text:p text:style-name="P103">-</text:p>
          </table:table-cell>
          <table:covered-table-cell/>
          <table:covered-table-cell/>
          <table:table-cell table:style-name="Таблица1.t15" table:number-columns-spanned="5" office:value-type="string">
            <text:p text:style-name="P123">28</text:p>
          </table:table-cell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15" office:value-type="string">
            <text:p text:style-name="P82">03</text:p>
          </table:table-cell>
          <table:table-cell table:style-name="Таблица1.B15" table:number-columns-spanned="17" office:value-type="string">
            <text:p text:style-name="P138">Нефра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14" office:value-type="string">
            <text:p text:style-name="P208">ТУ 38.401-67-108-9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4" office:value-type="string">
            <text:p text:style-name="P117"/>
          </table:table-cell>
          <table:covered-table-cell/>
          <table:covered-table-cell/>
          <table:covered-table-cell/>
          <table:table-cell table:style-name="Таблица1.B15" table:number-columns-spanned="3" office:value-type="string">
            <text:p text:style-name="P129">163</text:p>
          </table:table-cell>
          <table:covered-table-cell/>
          <table:covered-table-cell/>
          <table:table-cell table:style-name="Таблица1.B15" table:number-columns-spanned="3" office:value-type="string">
            <text:p text:style-name="P129">1</text:p>
          </table:table-cell>
          <table:covered-table-cell/>
          <table:covered-table-cell/>
          <table:table-cell table:style-name="Таблица1.B15" table:number-columns-spanned="3" office:value-type="string">
            <text:p text:style-name="P118">-</text:p>
          </table:table-cell>
          <table:covered-table-cell/>
          <table:covered-table-cell/>
          <table:table-cell table:style-name="Таблица1.t15" table:number-columns-spanned="5" office:value-type="string">
            <text:p text:style-name="P129">75</text:p>
          </table:table-cell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15" office:value-type="string">
            <text:p text:style-name="P82"><text:span text:style-name="T54">О</text:span>04</text:p>
          </table:table-cell>
          <table:table-cell table:style-name="Таблица1.t15" table:number-rows-spanned="3" table:number-columns-spanned="49" office:value-type="string">
            <text:p text:style-name="P187"><text:span text:style-name="T79">Очистить поверхность</text:span><text:span text:style-name="T59"> </text:span><text:span text:style-name="T79">формы от загрязнений</text:span><text:span text:style-name="T59"> сухой </text:span><text:span text:style-name="T80">х/б</text:span><text:span text:style-name="T59"> тканью. </text:span><text:span text:style-name="T79">Протереть поверхность </text:span><text:span text:style-name="T80">х/б</text:span><text:span text:style-name="T79"> тканью, смоченной нефрасом. Выдержать полученную поверхность в условиях цеха в течение 10 мин</text:span>. Нанести <text:span text:style-name="T63">с помощью х/б ткани</text:span> 5-7 слоев <text:span text:style-name="T56">разделительного воска, </text:span><text:span text:style-name="T64">каждый слой</text:span><text:span text:style-name="T56"> </text:span><text:span text:style-name="T58">расп</text:span><text:span text:style-name="T64">о</text:span><text:span text:style-name="T58">лировать </text:span><text:span text:style-name="T63">фланелевой тканью, </text:span><text:span text:style-name="T65">не надавливая</text:span>, выдержать между слоями 10-15 мин. <text:span text:style-name="T81">Последний слой располировать отдельной тканью</text:span>. Окончательно выдержать <text:span text:style-name="T57">3</text:span>0 мин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15" office:value-type="string">
            <text:p text:style-name="P82">05</text:p>
          </table:table-cell>
          <table:covered-table-cell table:style-name="Таблица1.t1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15" office:value-type="string">
            <text:p text:style-name="P82">06</text:p>
          </table:table-cell>
          <table:covered-table-cell table:style-name="Таблица1.t1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15" office:value-type="string">
            <text:p text:style-name="P82"><text:span text:style-name="T60">А</text:span>07</text:p>
          </table:table-cell>
          <table:table-cell table:style-name="Таблица1.B15" table:number-columns-spanned="4" office:value-type="string">
            <text:p text:style-name="P130"><text:span text:style-name="Source_20_Text"><text:span text:style-name="T25">03</text:span></text:span></text:p>
          </table:table-cell>
          <table:covered-table-cell/>
          <table:covered-table-cell/>
          <table:covered-table-cell/>
          <table:table-cell table:style-name="Таблица1.B15" office:value-type="string">
            <text:p text:style-name="P130"><text:span text:style-name="Source_20_Text"><text:span text:style-name="T42">26</text:span></text:span></text:p>
          </table:table-cell>
          <table:table-cell table:style-name="Таблица1.B15" table:number-columns-spanned="2" office:value-type="string">
            <text:p text:style-name="P107"><text:span text:style-name="Source_20_Text"><text:span text:style-name="T38">-</text:span></text:span></text:p>
          </table:table-cell>
          <table:covered-table-cell/>
          <table:table-cell table:style-name="Таблица1.B15" office:value-type="string">
            <text:p text:style-name="P130"><text:span text:style-name="Source_20_Text"><text:span text:style-name="T42">015</text:span></text:span></text:p>
          </table:table-cell>
          <table:table-cell table:style-name="Таблица1.B15" table:number-columns-spanned="9" office:value-type="string">
            <text:p text:style-name="P133"><text:span text:style-name="Source_20_Text"><text:span text:style-name="T46">6060 Формование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4" office:value-type="string">
            <text:p text:style-name="P193"/>
          </table:table-cell>
          <table:covered-table-cell/>
          <table:covered-table-cell/>
          <table:covered-table-cell/>
          <table:table-cell table:style-name="Таблица1.B15" table:number-columns-spanned="3" office:value-type="string">
            <text:p text:style-name="P193"/>
          </table:table-cell>
          <table:covered-table-cell/>
          <table:covered-table-cell/>
          <table:table-cell table:style-name="Таблица1.B15" office:value-type="string">
            <text:p text:style-name="P193"/>
          </table:table-cell>
          <table:table-cell table:style-name="Таблица1.B15" office:value-type="string">
            <text:p text:style-name="P193"/>
          </table:table-cell>
          <table:table-cell table:style-name="Таблица1.B15" table:number-columns-spanned="2" office:value-type="string">
            <text:p text:style-name="P193"/>
          </table:table-cell>
          <table:covered-table-cell/>
          <table:table-cell table:style-name="Таблица1.B15" table:number-columns-spanned="3" office:value-type="string">
            <text:p text:style-name="P193"/>
          </table:table-cell>
          <table:covered-table-cell/>
          <table:covered-table-cell/>
          <table:table-cell table:style-name="Таблица1.B15" table:number-columns-spanned="4" office:value-type="string">
            <text:p text:style-name="P193"/>
          </table:table-cell>
          <table:covered-table-cell/>
          <table:covered-table-cell/>
          <table:covered-table-cell/>
          <table:table-cell table:style-name="Таблица1.B15" table:number-columns-spanned="3" office:value-type="string">
            <text:p text:style-name="P193"/>
          </table:table-cell>
          <table:covered-table-cell/>
          <table:covered-table-cell/>
          <table:table-cell table:style-name="Таблица1.B15" table:number-columns-spanned="3" office:value-type="string">
            <text:p text:style-name="P193"/>
          </table:table-cell>
          <table:covered-table-cell/>
          <table:covered-table-cell/>
          <table:table-cell table:style-name="Таблица1.B15" table:number-columns-spanned="3" office:value-type="string">
            <text:p text:style-name="P193"/>
          </table:table-cell>
          <table:covered-table-cell/>
          <table:covered-table-cell/>
          <table:table-cell table:style-name="Таблица1.t15" table:number-columns-spanned="5" office:value-type="string">
            <text:p text:style-name="P193"/>
          </table:table-cell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15" office:value-type="string">
            <text:p text:style-name="P82"><text:span text:style-name="T61">Б</text:span>08</text:p>
          </table:table-cell>
          <table:table-cell table:style-name="Таблица1.B15" table:number-columns-spanned="17" office:value-type="string">
            <text:h text:style-name="P253" text:outline-level="8" text:is-list-header="true">Пистолет внешнего смешивания с чоппером <text:span text:style-name="T2">MVP ATC-4000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4" office:value-type="string">
            <text:h text:style-name="P239" text:outline-level="10" text:is-list-header="true"/>
          </table:table-cell>
          <table:covered-table-cell/>
          <table:covered-table-cell/>
          <table:covered-table-cell/>
          <table:table-cell table:style-name="Таблица1.B15" table:number-columns-spanned="3" office:value-type="string">
            <text:p text:style-name="P207">19433</text:p>
          </table:table-cell>
          <table:covered-table-cell/>
          <table:covered-table-cell/>
          <table:table-cell table:style-name="Таблица1.B15" office:value-type="string">
            <text:p text:style-name="P207">2</text:p>
          </table:table-cell>
          <table:table-cell table:style-name="Таблица1.B15" office:value-type="string">
            <text:p text:style-name="P207">2</text:p>
          </table:table-cell>
          <table:table-cell table:style-name="Таблица1.B15" table:number-columns-spanned="2" office:value-type="string">
            <text:p text:style-name="P207">1</text:p>
          </table:table-cell>
          <table:covered-table-cell/>
          <table:table-cell table:style-name="Таблица1.B15" table:number-columns-spanned="3" office:value-type="string">
            <text:h text:style-name="P239" text:outline-level="10" text:is-list-header="true">-</text:h>
          </table:table-cell>
          <table:covered-table-cell/>
          <table:covered-table-cell/>
          <table:table-cell table:style-name="Таблица1.B15" table:number-columns-spanned="4" office:value-type="string">
            <text:h text:style-name="P250" text:outline-level="8" text:is-list-header="true">-</text:h>
          </table:table-cell>
          <table:covered-table-cell/>
          <table:covered-table-cell/>
          <table:covered-table-cell/>
          <table:table-cell table:style-name="Таблица1.B15" table:number-columns-spanned="3" office:value-type="string">
            <text:h text:style-name="P250" text:outline-level="8" text:is-list-header="true">-</text:h>
          </table:table-cell>
          <table:covered-table-cell/>
          <table:covered-table-cell/>
          <table:table-cell table:style-name="Таблица1.B15" table:number-columns-spanned="3" office:value-type="string">
            <text:h text:style-name="P240" text:outline-level="10" text:is-list-header="true">1</text:h>
          </table:table-cell>
          <table:covered-table-cell/>
          <table:covered-table-cell/>
          <table:table-cell table:style-name="Таблица1.B15" table:number-columns-spanned="3" office:value-type="string">
            <text:h text:style-name="P250" text:outline-level="8" text:is-list-header="true">-</text:h>
          </table:table-cell>
          <table:covered-table-cell/>
          <table:covered-table-cell/>
          <table:table-cell table:style-name="Таблица1.t15" table:number-columns-spanned="5" office:value-type="string">
            <text:h text:style-name="P251" text:outline-level="8" text:is-list-header="true">1</text:h>
          </table:table-cell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15" office:value-type="string">
            <text:p text:style-name="P94"><text:span text:style-name="T124">Т</text:span>09</text:p>
          </table:table-cell>
          <table:table-cell table:style-name="Таблица1.B15" table:number-columns-spanned="17" office:value-type="string">
            <text:p text:style-name="P200">Стол рабочий Эскиз5222 или аналогичный имеющийся в цех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4" office:value-type="string">
            <text:p text:style-name="P201"/>
          </table:table-cell>
          <table:covered-table-cell/>
          <table:covered-table-cell/>
          <table:covered-table-cell/>
          <table:table-cell table:style-name="Таблица1.B15" table:number-columns-spanned="3" office:value-type="string">
            <text:p text:style-name="P201">19433</text:p>
          </table:table-cell>
          <table:covered-table-cell/>
          <table:covered-table-cell/>
          <table:table-cell table:style-name="Таблица1.B15" office:value-type="string">
            <text:p text:style-name="P201">2</text:p>
          </table:table-cell>
          <table:table-cell table:style-name="Таблица1.B15" office:value-type="string">
            <text:p text:style-name="P201">2</text:p>
          </table:table-cell>
          <table:table-cell table:style-name="Таблица1.B15" table:number-columns-spanned="2" office:value-type="string">
            <text:p text:style-name="P201">1</text:p>
          </table:table-cell>
          <table:covered-table-cell/>
          <table:table-cell table:style-name="Таблица1.B15" table:number-columns-spanned="3" office:value-type="string">
            <text:p text:style-name="P201">-</text:p>
          </table:table-cell>
          <table:covered-table-cell/>
          <table:covered-table-cell/>
          <table:table-cell table:style-name="Таблица1.B15" table:number-columns-spanned="4" office:value-type="string">
            <text:p text:style-name="P190">-</text:p>
          </table:table-cell>
          <table:covered-table-cell/>
          <table:covered-table-cell/>
          <table:covered-table-cell/>
          <table:table-cell table:style-name="Таблица1.B15" table:number-columns-spanned="3" office:value-type="string">
            <text:p text:style-name="P190">-</text:p>
          </table:table-cell>
          <table:covered-table-cell/>
          <table:covered-table-cell/>
          <table:table-cell table:style-name="Таблица1.B15" table:number-columns-spanned="3" office:value-type="string">
            <text:p text:style-name="P206">1</text:p>
          </table:table-cell>
          <table:covered-table-cell/>
          <table:covered-table-cell/>
          <table:table-cell table:style-name="Таблица1.B15" table:number-columns-spanned="3" office:value-type="string">
            <text:p text:style-name="P190">-</text:p>
          </table:table-cell>
          <table:covered-table-cell/>
          <table:covered-table-cell/>
          <table:table-cell table:style-name="Таблица1.t15" table:number-columns-spanned="5" office:value-type="string">
            <text:p text:style-name="P206">1</text:p>
          </table:table-cell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15" office:value-type="string">
            <text:p text:style-name="P89">10</text:p>
          </table:table-cell>
          <table:table-cell table:style-name="Таблица1.B15" table:number-rows-spanned="3" table:number-columns-spanned="17" office:value-type="string">
            <text:p text:style-name="P197">Валик пластиковый с тонкими ребрами (25х112) мм 512А 100х450, или валик алюминиевый с продольними канавками и дополнительными прорезями (30х120) мм 576А 120х450 или аналогичны<text:span text:style-name="T74">й</text:span> валик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14" office:value-type="string">
            <text:p text:style-name="P199">По сопроводительной докумен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4" office:value-type="string">
            <text:p text:style-name="P192"/>
          </table:table-cell>
          <table:covered-table-cell/>
          <table:covered-table-cell/>
          <table:covered-table-cell/>
          <table:table-cell table:style-name="Таблица1.B15" table:number-columns-spanned="3" office:value-type="string">
            <text:p text:style-name="P192"/>
          </table:table-cell>
          <table:covered-table-cell/>
          <table:covered-table-cell/>
          <table:table-cell table:style-name="Таблица1.B15" table:number-columns-spanned="3" office:value-type="string">
            <text:p text:style-name="P192"/>
          </table:table-cell>
          <table:covered-table-cell/>
          <table:covered-table-cell/>
          <table:table-cell table:style-name="Таблица1.B15" table:number-columns-spanned="3" office:value-type="string">
            <text:p text:style-name="P192"/>
          </table:table-cell>
          <table:covered-table-cell/>
          <table:covered-table-cell/>
          <table:table-cell table:style-name="Таблица1.t15" table:number-columns-spanned="5" office:value-type="string">
            <text:p text:style-name="P192"/>
          </table:table-cell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15" office:value-type="string">
            <text:p text:style-name="P82"><text:span text:style-name="T10">1</text:span>1</text:p>
          </table:table-cell>
          <table:covered-table-cell table:style-name="Таблица1.B1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14" office:value-type="string">
            <text:p text:style-name="P1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4" office:value-type="string">
            <text:p text:style-name="P192"/>
          </table:table-cell>
          <table:covered-table-cell/>
          <table:covered-table-cell/>
          <table:covered-table-cell/>
          <table:table-cell table:style-name="Таблица1.B15" table:number-columns-spanned="3" office:value-type="string">
            <text:p text:style-name="P192"/>
          </table:table-cell>
          <table:covered-table-cell/>
          <table:covered-table-cell/>
          <table:table-cell table:style-name="Таблица1.B15" table:number-columns-spanned="3" office:value-type="string">
            <text:p text:style-name="P192"/>
          </table:table-cell>
          <table:covered-table-cell/>
          <table:covered-table-cell/>
          <table:table-cell table:style-name="Таблица1.B15" table:number-columns-spanned="3" office:value-type="string">
            <text:p text:style-name="P192"/>
          </table:table-cell>
          <table:covered-table-cell/>
          <table:covered-table-cell/>
          <table:table-cell table:style-name="Таблица1.t15" table:number-columns-spanned="5" office:value-type="string">
            <text:p text:style-name="P192"/>
          </table:table-cell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15" office:value-type="string">
            <text:p text:style-name="P82">12</text:p>
          </table:table-cell>
          <table:covered-table-cell table:style-name="Таблица1.B1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14" office:value-type="string">
            <text:p text:style-name="P194"><text:span text:style-name="T3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4" office:value-type="string">
            <text:p text:style-name="P191"/>
          </table:table-cell>
          <table:covered-table-cell/>
          <table:covered-table-cell/>
          <table:covered-table-cell/>
          <table:table-cell table:style-name="Таблица1.B15" table:number-columns-spanned="3" office:value-type="string">
            <text:p text:style-name="P196"/>
          </table:table-cell>
          <table:covered-table-cell/>
          <table:covered-table-cell/>
          <table:table-cell table:style-name="Таблица1.B15" table:number-columns-spanned="3" office:value-type="string">
            <text:p text:style-name="P196"/>
          </table:table-cell>
          <table:covered-table-cell/>
          <table:covered-table-cell/>
          <table:table-cell table:style-name="Таблица1.B15" table:number-columns-spanned="3" office:value-type="string">
            <text:p text:style-name="P191"/>
          </table:table-cell>
          <table:covered-table-cell/>
          <table:covered-table-cell/>
          <table:table-cell table:style-name="Таблица1.t15" table:number-columns-spanned="5" office:value-type="string">
            <text:p text:style-name="P196"/>
          </table:table-cell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15" office:value-type="string">
            <text:p text:style-name="P82"><text:span text:style-name="T9">1</text:span>3</text:p>
          </table:table-cell>
          <table:table-cell table:style-name="Таблица1.B15" table:number-columns-spanned="17" office:value-type="string">
            <text:h text:style-name="P252" text:outline-level="8" text:is-list-header="true">Модельная форма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14" office:value-type="string">
            <text:p text:style-name="P203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4" office:value-type="string">
            <text:p text:style-name="P189"/>
          </table:table-cell>
          <table:covered-table-cell/>
          <table:covered-table-cell/>
          <table:covered-table-cell/>
          <table:table-cell table:style-name="Таблица1.B15" table:number-columns-spanned="3" office:value-type="string">
            <text:p text:style-name="P196"/>
          </table:table-cell>
          <table:covered-table-cell/>
          <table:covered-table-cell/>
          <table:table-cell table:style-name="Таблица1.B15" table:number-columns-spanned="3" office:value-type="string">
            <text:p text:style-name="P196"/>
          </table:table-cell>
          <table:covered-table-cell/>
          <table:covered-table-cell/>
          <table:table-cell table:style-name="Таблица1.B15" table:number-columns-spanned="3" office:value-type="string">
            <text:p text:style-name="P189"/>
          </table:table-cell>
          <table:covered-table-cell/>
          <table:covered-table-cell/>
          <table:table-cell table:style-name="Таблица1.t15" table:number-columns-spanned="5" office:value-type="string">
            <text:p text:style-name="P196"/>
          </table:table-cell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15" office:value-type="string">
            <text:p text:style-name="P82">14</text:p>
          </table:table-cell>
          <table:table-cell table:style-name="Таблица1.B15" table:number-columns-spanned="17" office:value-type="string">
            <text:p text:style-name="P137">Часы с точностью измерения одна минута любого Д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14" office:value-type="string">
            <text:p text:style-name="P204">По сопроводительной докумен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4" office:value-type="string">
            <text:p text:style-name="P195"/>
          </table:table-cell>
          <table:covered-table-cell/>
          <table:covered-table-cell/>
          <table:covered-table-cell/>
          <table:table-cell table:style-name="Таблица1.B15" table:number-columns-spanned="3" office:value-type="string">
            <text:p text:style-name="P202"/>
          </table:table-cell>
          <table:covered-table-cell/>
          <table:covered-table-cell/>
          <table:table-cell table:style-name="Таблица1.B15" table:number-columns-spanned="3" office:value-type="string">
            <text:p text:style-name="P202"/>
          </table:table-cell>
          <table:covered-table-cell/>
          <table:covered-table-cell/>
          <table:table-cell table:style-name="Таблица1.B15" table:number-columns-spanned="3" office:value-type="string">
            <text:p text:style-name="P196"/>
          </table:table-cell>
          <table:covered-table-cell/>
          <table:covered-table-cell/>
          <table:table-cell table:style-name="Таблица1.t15" table:number-columns-spanned="5" office:value-type="string">
            <text:p text:style-name="P202"/>
          </table:table-cell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15" office:value-type="string">
            <text:p text:style-name="P82">15</text:p>
          </table:table-cell>
          <table:table-cell table:style-name="Таблица1.B15" table:number-columns-spanned="17" office:value-type="string">
            <text:p text:style-name="P139"><text:span text:style-name="T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14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4" office:value-type="string">
            <text:p text:style-name="P191"/>
          </table:table-cell>
          <table:covered-table-cell/>
          <table:covered-table-cell/>
          <table:covered-table-cell/>
          <table:table-cell table:style-name="Таблица1.B15" table:number-columns-spanned="3" office:value-type="string">
            <text:p text:style-name="P202"/>
          </table:table-cell>
          <table:covered-table-cell/>
          <table:covered-table-cell/>
          <table:table-cell table:style-name="Таблица1.B15" table:number-columns-spanned="3" office:value-type="string">
            <text:p text:style-name="P202"/>
          </table:table-cell>
          <table:covered-table-cell/>
          <table:covered-table-cell/>
          <table:table-cell table:style-name="Таблица1.B15" table:number-columns-spanned="3" office:value-type="string">
            <text:p text:style-name="P191"/>
          </table:table-cell>
          <table:covered-table-cell/>
          <table:covered-table-cell/>
          <table:table-cell table:style-name="Таблица1.t15" table:number-columns-spanned="5" office:value-type="string">
            <text:p text:style-name="P202"/>
          </table:table-cell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15" office:value-type="string">
            <text:p text:style-name="P82">16</text:p>
          </table:table-cell>
          <table:table-cell table:style-name="Таблица1.B15" table:number-columns-spanned="17" office:value-type="string">
            <text:h text:style-name="P246" text:outline-level="8" text:is-list-header="true"><text:span text:style-name="T38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14" office:value-type="string">
            <text:p text:style-name="P2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5" table:number-columns-spanned="4" office:value-type="string">
            <text:p text:style-name="P191"/>
          </table:table-cell>
          <table:covered-table-cell/>
          <table:covered-table-cell/>
          <table:covered-table-cell/>
          <table:table-cell table:style-name="Таблица1.B15" table:number-columns-spanned="3" office:value-type="string">
            <text:p text:style-name="P202"/>
          </table:table-cell>
          <table:covered-table-cell/>
          <table:covered-table-cell/>
          <table:table-cell table:style-name="Таблица1.B15" table:number-columns-spanned="3" office:value-type="string">
            <text:p text:style-name="P202"/>
          </table:table-cell>
          <table:covered-table-cell/>
          <table:covered-table-cell/>
          <table:table-cell table:style-name="Таблица1.B15" table:number-columns-spanned="3" office:value-type="string">
            <text:p text:style-name="P191"/>
          </table:table-cell>
          <table:covered-table-cell/>
          <table:covered-table-cell/>
          <table:table-cell table:style-name="Таблица1.t15" table:number-columns-spanned="5" office:value-type="string">
            <text:p text:style-name="P202"/>
          </table:table-cell>
          <table:covered-table-cell/>
          <table:covered-table-cell/>
          <table:covered-table-cell/>
          <table:covered-table-cell/>
        </table:table-row>
        <table:table-row table:style-name="Таблица1.31">
          <table:table-cell table:style-name="Таблица1.A31" table:number-columns-spanned="3" office:value-type="string">
            <text:p text:style-name="P5">МК</text:p>
          </table:table-cell>
          <table:covered-table-cell/>
          <table:covered-table-cell/>
          <table:table-cell table:style-name="Таблица1.A31" table:number-columns-spanned="36" office:value-type="string">
            <text:p text:style-name="P58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31" table:number-columns-spanned="9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w31" table:number-columns-spanned="2" office:value-type="string">
            <text:p text:style-name="P52"/>
          </table:table-cell>
          <table:covered-table-cell/>
        </table:table-row>
      </table:table>
      <text:p text:style-name="P18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column table:style-name="Таблица3.M"/>
        <table:table-column table:style-name="Таблица3.N"/>
        <table:table-column table:style-name="Таблица3.O"/>
        <table:table-column table:style-name="Таблица3.G"/>
        <table:table-column table:style-name="Таблица3.Q"/>
        <table:table-column table:style-name="Таблица3.R"/>
        <table:table-column table:style-name="Таблица3.S"/>
        <table:table-column table:style-name="Таблица3.T"/>
        <table:table-column table:style-name="Таблица3.U"/>
        <table:table-column table:style-name="Таблица3.V"/>
        <table:table-column table:style-name="Таблица3.W"/>
        <table:table-column table:style-name="Таблица3.X"/>
        <table:table-column table:style-name="Таблица3.Y"/>
        <table:table-column table:style-name="Таблица3.Z"/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 table:number-columns-repeated="2"/>
        <table:table-column table:style-name="Таблица3.n"/>
        <table:table-column table:style-name="Таблица3.o"/>
        <table:table-column table:style-name="Таблица3.p"/>
        <table:table-column table:style-name="Таблица3.q"/>
        <table:table-column table:style-name="Таблица3.r"/>
        <table:table-column table:style-name="Таблица3.s"/>
        <table:table-row table:style-name="Таблица3.1">
          <table:table-cell table:style-name="Таблица3.A1" table:number-columns-spanned="28" office:value-type="string">
            <text:p text:style-name="P1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c1" table:number-columns-spanned="2" office:value-type="string">
            <text:p text:style-name="P25"><draw:frame draw:style-name="fr2" draw:name="Врезка5" text:anchor-type="char" svg:x="23.844cm" svg:y="-0.496cm" svg:width="4.604cm" svg:height="0.847cm" draw:z-index="16"><draw:text-box><text:p text:style-name="P29"><text:s text:c="14"/>ГОСТ 3.1118-82 Форма 2</text:p></draw:text-box></draw:frame></text:p>
            <text:p text:style-name="P186"/>
          </table:table-cell>
          <table:covered-table-cell/>
          <table:table-cell table:style-name="Таблица3.c1" table:number-columns-spanned="2" office:value-type="string">
            <text:p text:style-name="P19"/>
          </table:table-cell>
          <table:covered-table-cell/>
          <table:table-cell table:style-name="Таблица3.c1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c1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Таблица3.q1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Таблица3.2">
          <table:table-cell table:style-name="Таблица3.c1" table:number-columns-spanned="2" office:value-type="string">
            <text:p text:style-name="P19">Дубл.</text:p>
          </table:table-cell>
          <table:covered-table-cell/>
          <table:table-cell table:style-name="Таблица3.c1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Таблица3.c1" table:number-columns-spanned="3" office:value-type="string">
            <text:p text:style-name="P19"/>
          </table:table-cell>
          <table:covered-table-cell/>
          <table:covered-table-cell/>
          <table:table-cell table:style-name="Таблица3.c1" office:value-type="string">
            <text:p text:style-name="P19"/>
          </table:table-cell>
          <table:table-cell table:style-name="Таблица3.K2" table:number-columns-spanned="4" office:value-type="string">
            <text:p text:style-name="P19"><text:s text:c="15"/></text:p>
          </table:table-cell>
          <table:covered-table-cell/>
          <table:covered-table-cell/>
          <table:covered-table-cell/>
          <table:table-cell table:style-name="Таблица3.O2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c1" table:number-columns-spanned="2" office:value-type="string">
            <text:p text:style-name="P156"/>
          </table:table-cell>
          <table:covered-table-cell/>
          <table:table-cell table:style-name="Таблица3.c1" table:number-columns-spanned="2" office:value-type="string">
            <text:p text:style-name="P19"/>
          </table:table-cell>
          <table:covered-table-cell/>
          <table:table-cell table:style-name="Таблица3.c1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c1" table:number-columns-spanned="4" office:value-type="string">
            <text:p text:style-name="P156"/>
          </table:table-cell>
          <table:covered-table-cell/>
          <table:covered-table-cell/>
          <table:covered-table-cell/>
          <table:table-cell table:style-name="Таблица3.q1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Таблица3.2">
          <table:table-cell table:style-name="Таблица3.c1" table:number-columns-spanned="2" office:value-type="string">
            <text:p text:style-name="P19">Взам.</text:p>
          </table:table-cell>
          <table:covered-table-cell/>
          <table:table-cell table:style-name="Таблица3.c1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Таблица3.c1" table:number-columns-spanned="3" office:value-type="string">
            <text:p text:style-name="P19"/>
          </table:table-cell>
          <table:covered-table-cell/>
          <table:covered-table-cell/>
          <table:table-cell table:style-name="Таблица3.c1" office:value-type="string">
            <text:p text:style-name="P19"/>
          </table:table-cell>
          <table:table-cell table:style-name="Таблица3.K2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Таблица3.c1" table:number-columns-spanned="2" office:value-type="string">
            <text:p text:style-name="P19"/>
          </table:table-cell>
          <table:covered-table-cell/>
          <table:table-cell table:style-name="Таблица3.c1" table:number-columns-spanned="3" office:value-type="string">
            <text:p text:style-name="P19"/>
          </table:table-cell>
          <table:covered-table-cell/>
          <table:covered-table-cell/>
          <table:table-cell table:style-name="Таблица3.c1" table:number-columns-spanned="3" office:value-type="string">
            <text:p text:style-name="P19"/>
          </table:table-cell>
          <table:covered-table-cell/>
          <table:covered-table-cell/>
          <table:table-cell table:style-name="Таблица3.c1" table:number-columns-spanned="2" office:value-type="string">
            <text:p text:style-name="P19"/>
          </table:table-cell>
          <table:covered-table-cell/>
          <table:table-cell table:style-name="Таблица3.c1" table:number-columns-spanned="3" office:value-type="string">
            <text:p text:style-name="P19"/>
          </table:table-cell>
          <table:covered-table-cell/>
          <table:covered-table-cell/>
          <table:table-cell table:style-name="Таблица3.c1" table:number-columns-spanned="2" office:value-type="string">
            <text:p text:style-name="P19"/>
          </table:table-cell>
          <table:covered-table-cell/>
          <table:table-cell table:style-name="Таблица3.c1" table:number-columns-spanned="2" office:value-type="string">
            <text:p text:style-name="P19"/>
          </table:table-cell>
          <table:covered-table-cell/>
          <table:table-cell table:style-name="Таблица3.c1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c1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Таблица3.q1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Таблица3.2">
          <table:table-cell table:style-name="Таблица3.c1" table:number-columns-spanned="2" office:value-type="string">
            <text:p text:style-name="P19">Подл.</text:p>
          </table:table-cell>
          <table:covered-table-cell/>
          <table:table-cell table:style-name="Таблица3.c1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Таблица3.c1" table:number-columns-spanned="3" office:value-type="string">
            <text:p text:style-name="P19"/>
          </table:table-cell>
          <table:covered-table-cell/>
          <table:covered-table-cell/>
          <table:table-cell table:style-name="Таблица3.c1" office:value-type="string">
            <text:p text:style-name="P19"/>
          </table:table-cell>
          <table:table-cell table:style-name="Таблица3.K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Таблица3.c1" table:number-columns-spanned="2" office:value-type="string">
            <text:p text:style-name="P19"/>
          </table:table-cell>
          <table:covered-table-cell/>
          <table:table-cell table:style-name="Таблица3.c1" table:number-columns-spanned="3" office:value-type="string">
            <text:p text:style-name="P19"/>
          </table:table-cell>
          <table:covered-table-cell/>
          <table:covered-table-cell/>
          <table:table-cell table:style-name="Таблица3.c1" table:number-columns-spanned="3" office:value-type="string">
            <text:p text:style-name="P19"/>
          </table:table-cell>
          <table:covered-table-cell/>
          <table:covered-table-cell/>
          <table:table-cell table:style-name="Таблица3.c1" table:number-columns-spanned="2" office:value-type="string">
            <text:p text:style-name="P19"/>
          </table:table-cell>
          <table:covered-table-cell/>
          <table:table-cell table:style-name="Таблица3.c1" table:number-columns-spanned="3" office:value-type="string">
            <text:p text:style-name="P19"/>
          </table:table-cell>
          <table:covered-table-cell/>
          <table:covered-table-cell/>
          <table:table-cell table:style-name="Таблица3.c1" table:number-columns-spanned="2" office:value-type="string">
            <text:p text:style-name="P19"/>
          </table:table-cell>
          <table:covered-table-cell/>
          <table:table-cell table:style-name="Таблица3.c1" table:number-columns-spanned="2" office:value-type="string">
            <text:p text:style-name="P19"/>
          </table:table-cell>
          <table:covered-table-cell/>
          <table:table-cell table:style-name="Таблица3.c1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c1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Таблица3.q1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Таблица3.5">
          <table:table-cell table:style-name="Таблица3.c1" table:number-columns-spanned="2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U5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U5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U5" table:number-columns-spanned="5" office:value-type="string">
            <text:p text:style-name="P235">13</text:p>
          </table:table-cell>
          <table:covered-table-cell/>
          <table:covered-table-cell/>
          <table:covered-table-cell/>
          <table:covered-table-cell/>
          <table:table-cell table:style-name="Таблица3.q5" table:number-columns-spanned="3" office:value-type="string">
            <text:p text:style-name="P222">4</text:p>
          </table:table-cell>
          <table:covered-table-cell/>
          <table:covered-table-cell/>
        </table:table-row>
        <table:table-row table:style-name="Таблица3.2">
          <table:table-cell table:style-name="Таблица3.c1" table:number-columns-spanned="4" office:value-type="string">
            <text:p text:style-name="P97">Разраб.</text:p>
          </table:table-cell>
          <table:covered-table-cell/>
          <table:covered-table-cell/>
          <table:covered-table-cell/>
          <table:table-cell table:style-name="Таблица3.c1" table:number-columns-spanned="5" office:value-type="string">
            <text:p text:style-name="P169">Новиков</text:p>
          </table:table-cell>
          <table:covered-table-cell/>
          <table:covered-table-cell/>
          <table:covered-table-cell/>
          <table:covered-table-cell/>
          <table:table-cell table:style-name="Таблица3.c1" table:number-columns-spanned="2" office:value-type="string">
            <text:p text:style-name="P19"/>
          </table:table-cell>
          <table:covered-table-cell/>
          <table:table-cell table:style-name="Таблица3.c1" office:value-type="string">
            <text:p text:style-name="P19"/>
          </table:table-cell>
          <table:table-cell table:style-name="Таблица3.c1" table:number-rows-spanned="3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S6" table:number-rows-spanned="3" table:number-columns-spanned="8" office:value-type="string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6" table:number-rows-spanned="3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j6" table:number-rows-spanned="3" table:number-columns-spanned="10" office:value-type="string">
            <text:h text:style-name="P242" text:outline-level="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c1" table:number-columns-spanned="4" office:value-type="string" table:protected="true">
            <text:p text:style-name="P19">Проверил</text:p>
          </table:table-cell>
          <table:covered-table-cell/>
          <table:covered-table-cell/>
          <table:covered-table-cell/>
          <table:table-cell table:style-name="Таблица3.c1" table:number-columns-spanned="5" office:value-type="string">
            <text:p text:style-name="P149"/>
          </table:table-cell>
          <table:covered-table-cell/>
          <table:covered-table-cell/>
          <table:covered-table-cell/>
          <table:covered-table-cell/>
          <table:table-cell table:style-name="Таблица3.c1" table:number-columns-spanned="2" office:value-type="string">
            <text:p text:style-name="P19"/>
          </table:table-cell>
          <table:covered-table-cell/>
          <table:table-cell table:style-name="Таблица3.c1" office:value-type="string">
            <text:p text:style-name="P19"/>
          </table:table-cell>
          <table:covered-table-cell table:style-name="Таблица3.c1"/>
          <table:covered-table-cell/>
          <table:covered-table-cell/>
          <table:covered-table-cell/>
          <table:covered-table-cell/>
          <table:covered-table-cell/>
          <table:covered-table-cell table:style-name="Таблица3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c1" table:number-columns-spanned="4" office:value-type="string" table:protected="true">
            <text:p text:style-name="P19"/>
          </table:table-cell>
          <table:covered-table-cell/>
          <table:covered-table-cell/>
          <table:covered-table-cell/>
          <table:table-cell table:style-name="Таблица3.c1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Таблица3.c1" table:number-columns-spanned="2" office:value-type="string">
            <text:p text:style-name="P19"/>
          </table:table-cell>
          <table:covered-table-cell/>
          <table:table-cell table:style-name="Таблица3.c1" office:value-type="string">
            <text:p text:style-name="P19"/>
          </table:table-cell>
          <table:covered-table-cell table:style-name="Таблица3.c1"/>
          <table:covered-table-cell/>
          <table:covered-table-cell/>
          <table:covered-table-cell/>
          <table:covered-table-cell/>
          <table:covered-table-cell/>
          <table:covered-table-cell table:style-name="Таблица3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c1" table:number-columns-spanned="4" office:value-type="string" table:protected="true">
            <text:p text:style-name="P19"/>
          </table:table-cell>
          <table:covered-table-cell/>
          <table:covered-table-cell/>
          <table:covered-table-cell/>
          <table:table-cell table:style-name="Таблица3.c1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Таблица3.c1" table:number-columns-spanned="2" office:value-type="string">
            <text:p text:style-name="P19"/>
          </table:table-cell>
          <table:covered-table-cell/>
          <table:table-cell table:style-name="Таблица3.c1" office:value-type="string">
            <text:p text:style-name="P19"/>
          </table:table-cell>
          <table:table-cell table:style-name="Таблица3.c1" table:number-rows-spanned="2" office:value-type="string">
            <text:p text:style-name="P19"/>
          </table:table-cell>
          <table:table-cell table:style-name="Таблица3.c1" table:number-rows-spanned="2" table:number-columns-spanned="26" office:value-type="string">
            <text:p text:style-name="P66">Крышка <text:span text:style-name="T121">топливного насо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n9" table:number-rows-spanned="2" table:number-columns-spanned="2" office:value-type="string">
            <text:p text:style-name="P143"/>
          </table:table-cell>
          <table:covered-table-cell/>
          <table:table-cell table:style-name="Таблица3.n9" table:number-rows-spanned="2" table:number-columns-spanned="3" office:value-type="string">
            <text:p text:style-name="P38"/>
          </table:table-cell>
          <table:covered-table-cell/>
          <table:covered-table-cell/>
          <table:table-cell table:style-name="Таблица3.s9" table:number-rows-spanned="2" office:value-type="string">
            <text:p text:style-name="P13"/>
          </table:table-cell>
        </table:table-row>
        <table:table-row table:style-name="Таблица3.2">
          <table:table-cell table:style-name="Таблица3.c1" table:number-columns-spanned="4" office:value-type="string" table:protected="true">
            <text:p text:style-name="P19">Н.контр.</text:p>
          </table:table-cell>
          <table:covered-table-cell/>
          <table:covered-table-cell/>
          <table:covered-table-cell/>
          <table:table-cell table:style-name="Таблица3.U5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Таблица3.U5" table:number-columns-spanned="2" office:value-type="string">
            <text:p text:style-name="P19"/>
          </table:table-cell>
          <table:covered-table-cell/>
          <table:table-cell table:style-name="Таблица3.U5" office:value-type="string">
            <text:p text:style-name="P19"/>
          </table:table-cell>
          <table:covered-table-cell table:style-name="Таблица3.c1"/>
          <table:covered-table-cell table:style-name="Таблица3.c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n9"/>
          <table:covered-table-cell/>
          <table:covered-table-cell table:style-name="Таблица3.n9"/>
          <table:covered-table-cell/>
          <table:covered-table-cell/>
          <table:covered-table-cell table:style-name="Таблица3.s9"/>
        </table:table-row>
        <table:table-row table:style-name="Таблица3.2">
          <table:table-cell table:style-name="Таблица3.c1" office:value-type="string">
            <text:p text:style-name="P19">А</text:p>
          </table:table-cell>
          <table:table-cell table:style-name="Таблица3.B11" table:number-columns-spanned="3" office:value-type="string">
            <text:p text:style-name="P32">Цех</text:p>
          </table:table-cell>
          <table:covered-table-cell/>
          <table:covered-table-cell/>
          <table:table-cell table:style-name="Таблица3.E11" office:value-type="string">
            <text:p text:style-name="P19">Уч.</text:p>
          </table:table-cell>
          <table:table-cell table:style-name="Таблица3.E11" table:number-columns-spanned="2" office:value-type="string">
            <text:p text:style-name="P19">РМ</text:p>
          </table:table-cell>
          <table:covered-table-cell/>
          <table:table-cell table:style-name="Таблица3.E11" office:value-type="string">
            <text:p text:style-name="P19">Опер.</text:p>
          </table:table-cell>
          <table:table-cell table:style-name="Таблица3.E11" table:number-columns-spanned="8" office:value-type="string">
            <text:p text:style-name="P19">Код, наименовании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Q11" table:number-columns-spanned="29" office:value-type="string">
            <text:p text:style-name="P19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c1" table:number-rows-spanned="2" office:value-type="string">
            <text:p text:style-name="P19">Б</text:p>
          </table:table-cell>
          <table:table-cell table:style-name="Таблица3.B12" table:number-columns-spanned="15" office:value-type="string">
            <text:p text:style-name="P19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c1" table:number-rows-spanned="2" table:number-columns-spanned="3" office:value-type="string">
            <text:p text:style-name="P19">См..</text:p>
          </table:table-cell>
          <table:covered-table-cell/>
          <table:covered-table-cell/>
          <table:table-cell table:style-name="Таблица3.c1" table:number-rows-spanned="2" table:number-columns-spanned="2" office:value-type="string">
            <text:p text:style-name="P19">Проф.</text:p>
            <text:p text:style-name="P186"/>
          </table:table-cell>
          <table:covered-table-cell/>
          <table:table-cell table:style-name="Таблица3.c1" table:number-rows-spanned="2" office:value-type="string">
            <text:p text:style-name="P19">Р</text:p>
          </table:table-cell>
          <table:table-cell table:style-name="Таблица3.c1" table:number-rows-spanned="2" table:number-columns-spanned="2" office:value-type="string">
            <text:p text:style-name="P19">УТ</text:p>
          </table:table-cell>
          <table:covered-table-cell/>
          <table:table-cell table:style-name="Таблица3.c1" table:number-rows-spanned="2" office:value-type="string">
            <text:p text:style-name="P19">КР</text:p>
          </table:table-cell>
          <table:table-cell table:style-name="Таблица3.c1" table:number-rows-spanned="2" table:number-columns-spanned="2" office:value-type="string">
            <text:p text:style-name="P77">КОИД</text:p>
          </table:table-cell>
          <table:covered-table-cell/>
          <table:table-cell table:style-name="Таблица3.c1" table:number-rows-spanned="2" table:number-columns-spanned="4" office:value-type="string">
            <text:p text:style-name="P19">ЕН</text:p>
          </table:table-cell>
          <table:covered-table-cell/>
          <table:covered-table-cell/>
          <table:covered-table-cell/>
          <table:table-cell table:style-name="Таблица3.c1" table:number-rows-spanned="2" table:number-columns-spanned="2" office:value-type="string">
            <text:p text:style-name="P19">ОП</text:p>
          </table:table-cell>
          <table:covered-table-cell/>
          <table:table-cell table:style-name="Таблица3.c1" table:number-rows-spanned="2" table:number-columns-spanned="3" office:value-type="string">
            <text:p text:style-name="P19">Кшт.</text:p>
          </table:table-cell>
          <table:covered-table-cell/>
          <table:covered-table-cell/>
          <table:table-cell table:style-name="Таблица3.c1" table:number-rows-spanned="2" table:number-columns-spanned="4" office:value-type="string">
            <text:p text:style-name="P19">Тп.з.</text:p>
          </table:table-cell>
          <table:covered-table-cell/>
          <table:covered-table-cell/>
          <table:covered-table-cell/>
          <table:table-cell table:style-name="Таблица3.o12" table:number-rows-spanned="2" table:number-columns-spanned="5" office:value-type="string">
            <text:p text:style-name="P19">Тшт.</text:p>
          </table:table-cell>
          <table:covered-table-cell/>
          <table:covered-table-cell/>
          <table:covered-table-cell/>
          <table:covered-table-cell/>
        </table:table-row>
        <table:table-row table:style-name="Таблица3.13">
          <table:covered-table-cell table:style-name="Таблица3.c1"/>
          <table:table-cell table:style-name="Таблица3.B11" table:number-columns-spanned="15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c1"/>
          <table:covered-table-cell/>
          <table:covered-table-cell/>
          <table:covered-table-cell table:style-name="Таблица3.c1"/>
          <table:covered-table-cell/>
          <table:covered-table-cell table:style-name="Таблица3.c1"/>
          <table:covered-table-cell table:style-name="Таблица3.c1"/>
          <table:covered-table-cell/>
          <table:covered-table-cell table:style-name="Таблица3.c1"/>
          <table:covered-table-cell table:style-name="Таблица3.c1"/>
          <table:covered-table-cell/>
          <table:covered-table-cell table:style-name="Таблица3.c1"/>
          <table:covered-table-cell/>
          <table:covered-table-cell/>
          <table:covered-table-cell/>
          <table:covered-table-cell table:style-name="Таблица3.c1"/>
          <table:covered-table-cell/>
          <table:covered-table-cell table:style-name="Таблица3.c1"/>
          <table:covered-table-cell/>
          <table:covered-table-cell/>
          <table:covered-table-cell table:style-name="Таблица3.c1"/>
          <table:covered-table-cell/>
          <table:covered-table-cell/>
          <table:covered-table-cell/>
          <table:covered-table-cell table:style-name="Таблица3.o12"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c1" office:value-type="string">
            <text:p text:style-name="P19">к/м</text:p>
          </table:table-cell>
          <table:table-cell table:style-name="Таблица3.c1" table:number-columns-spanned="15" office:value-type="string">
            <text:p text:style-name="P19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B12" table:number-columns-spanned="11" office:value-type="string">
            <text:p text:style-name="P19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U5" table:number-columns-spanned="4" office:value-type="string">
            <text:p text:style-name="P77">ОПП</text:p>
          </table:table-cell>
          <table:covered-table-cell/>
          <table:covered-table-cell/>
          <table:covered-table-cell/>
          <table:table-cell table:style-name="Таблица3.U5" table:number-columns-spanned="2" office:value-type="string">
            <text:p text:style-name="P19">ЕВ</text:p>
          </table:table-cell>
          <table:covered-table-cell/>
          <table:table-cell table:style-name="Таблица3.U5" table:number-columns-spanned="3" office:value-type="string">
            <text:p text:style-name="P19">ЕН</text:p>
          </table:table-cell>
          <table:covered-table-cell/>
          <table:covered-table-cell/>
          <table:table-cell table:style-name="Таблица3.U5" table:number-columns-spanned="4" office:value-type="string">
            <text:p text:style-name="P19">КИ</text:p>
          </table:table-cell>
          <table:covered-table-cell/>
          <table:covered-table-cell/>
          <table:covered-table-cell/>
          <table:table-cell table:style-name="Таблица3.o14" table:number-columns-spanned="5" office:value-type="string">
            <text:p text:style-name="P19">Нрасх.</text:p>
          </table:table-cell>
          <table:covered-table-cell/>
          <table:covered-table-cell/>
          <table:covered-table-cell/>
          <table:covered-table-cell/>
        </table:table-row>
        <table:table-row table:style-name="Таблица3.15">
          <table:table-cell table:style-name="Таблица3.A15" office:value-type="string">
            <text:p text:style-name="P83"><draw:g text:anchor-type="char" draw:z-index="3" draw:name="DrawObject 198" draw:style-name="gr7"><draw:g draw:name="Фигура 4" draw:style-name="gr8"><draw:line draw:style-name="gr9" draw:text-style-name="P269" svg:x1="0.762cm" svg:y1="0.718cm" svg:x2="28.147cm" svg:y2="0.718cm"><text:p/></draw:line><draw:line draw:style-name="gr9" draw:text-style-name="P269" svg:x1="0.732cm" svg:y1="1.455cm" svg:x2="28.117cm" svg:y2="1.455cm"><text:p/></draw:line><draw:line draw:style-name="gr9" draw:text-style-name="P269" svg:x1="0.746cm" svg:y1="2.219cm" svg:x2="28.131cm" svg:y2="2.219cm"><text:p/></draw:line><draw:line draw:style-name="gr9" draw:text-style-name="P269" svg:x1="0.721cm" svg:y1="2.968cm" svg:x2="28.106cm" svg:y2="2.968cm"><text:p/></draw:line><draw:line draw:style-name="gr9" draw:text-style-name="P269" svg:x1="0.758cm" svg:y1="3.732cm" svg:x2="28.143cm" svg:y2="3.732cm"><text:p/></draw:line><draw:line draw:style-name="gr9" draw:text-style-name="P269" svg:x1="0.758cm" svg:y1="4.473cm" svg:x2="28.143cm" svg:y2="4.473cm"><text:p/></draw:line><draw:line draw:style-name="gr9" draw:text-style-name="P269" svg:x1="0.747cm" svg:y1="5.231cm" svg:x2="28.132cm" svg:y2="5.231cm"><text:p/></draw:line><draw:line draw:style-name="gr9" draw:text-style-name="P269" svg:x1="0.732cm" svg:y1="5.978cm" svg:x2="28.117cm" svg:y2="5.978cm"><text:p/></draw:line><draw:line draw:style-name="gr9" draw:text-style-name="P269" svg:x1="0.747cm" svg:y1="6.729cm" svg:x2="28.132cm" svg:y2="6.729cm"><text:p/></draw:line><draw:line draw:style-name="gr9" draw:text-style-name="P269" svg:x1="0.745cm" svg:y1="8.233cm" svg:x2="28.13cm" svg:y2="8.233cm"><text:p/></draw:line><draw:line draw:style-name="gr9" draw:text-style-name="P269" svg:x1="0.755cm" svg:y1="9.747cm" svg:x2="28.14cm" svg:y2="9.747cm"><text:p/></draw:line><draw:line draw:style-name="gr9" draw:text-style-name="P269" svg:x1="0.745cm" svg:y1="7.495cm" svg:x2="28.13cm" svg:y2="7.495cm"><text:p/></draw:line><draw:line draw:style-name="gr9" draw:text-style-name="P269" svg:x1="0.758cm" svg:y1="8.997cm" svg:x2="28.143cm" svg:y2="8.997cm"><text:p/></draw:line><draw:line draw:style-name="gr9" draw:text-style-name="P269" svg:x1="0.732cm" svg:y1="10.495cm" svg:x2="28.117cm" svg:y2="10.495cm"><text:p/></draw:line><draw:line draw:style-name="gr9" draw:text-style-name="P269" svg:x1="0.755cm" svg:y1="11.244cm" svg:x2="28.14cm" svg:y2="11.244cm"><text:p/></draw:line></draw:g><draw:g draw:name="DrawObject 199" draw:style-name="gr10"><draw:g draw:name="DrawObject 200" draw:style-name="gr10"><draw:g draw:name="DrawObject 201" draw:style-name="gr10"><draw:g draw:name="DrawObject 202" draw:style-name="gr8"><draw:line draw:name="Вертикальная линия 721" draw:style-name="gr11" draw:text-style-name="P270" svg:x1="1.852cm" svg:y1="-0.023cm" svg:x2="1.852cm" svg:y2="0.078cm"><text:p/></draw:line><draw:line draw:name="Вертикальная линия 722" draw:style-name="gr11" draw:text-style-name="P270" svg:x1="2.896cm" svg:y1="-0.021cm" svg:x2="2.896cm" svg:y2="0.08cm"><text:p/></draw:line><draw:line draw:name="Вертикальная линия 723" draw:style-name="gr11" draw:text-style-name="P270" svg:x1="3.937cm" svg:y1="-0.016cm" svg:x2="3.937cm" svg:y2="0.085cm"><text:p/></draw:line><draw:line draw:name="Вертикальная линия 724" draw:style-name="gr11" draw:text-style-name="P270" svg:x1="5.235cm" svg:y1="-0.016cm" svg:x2="5.235cm" svg:y2="0.085cm"><text:p/></draw:line></draw:g><draw:line draw:name="Вертикальная линия 725" draw:style-name="gr11" draw:text-style-name="P270" svg:x1="12.58cm" svg:y1="-0.016cm" svg:x2="12.58cm" svg:y2="0.085cm"><text:p/></draw:line><draw:line draw:name="Вертикальная линия 726" draw:style-name="gr11" draw:text-style-name="P270" svg:x1="13.603cm" svg:y1="-0.016cm" svg:x2="13.603cm" svg:y2="0.085cm"><text:p/></draw:line><draw:line draw:name="Вертикальная линия 727" draw:style-name="gr11" draw:text-style-name="P270" svg:x1="15.419cm" svg:y1="-0.016cm" svg:x2="15.419cm" svg:y2="0.085cm"><text:p/></draw:line><draw:line draw:name="Вертикальная линия 728" draw:style-name="gr11" draw:text-style-name="P270" svg:x1="16.45cm" svg:y1="-0.016cm" svg:x2="16.45cm" svg:y2="0.085cm"><text:p/></draw:line><draw:line draw:name="Вертикальная линия 729" draw:style-name="gr11" draw:text-style-name="P270" svg:x1="17.727cm" svg:y1="-0.016cm" svg:x2="17.727cm" svg:y2="0.085cm"><text:p/></draw:line><draw:line draw:name="Вертикальная линия 730" draw:style-name="gr11" draw:text-style-name="P270" svg:x1="18.773cm" svg:y1="-0.016cm" svg:x2="18.773cm" svg:y2="0.085cm"><text:p/></draw:line></draw:g><draw:g draw:name="DrawObject 203" draw:style-name="gr8"><draw:line draw:name="Вертикальная линия 731" draw:style-name="gr11" draw:text-style-name="P270" svg:x1="20.041cm" svg:y1="-0.016cm" svg:x2="20.041cm" svg:y2="0.085cm"><text:p/></draw:line><draw:line draw:name="Вертикальная линия 732" draw:style-name="gr11" draw:text-style-name="P270" svg:x1="21.306cm" svg:y1="-0.016cm" svg:x2="21.306cm" svg:y2="0.085cm"><text:p/></draw:line><draw:line draw:name="Вертикальная линия 733" draw:style-name="gr11" draw:text-style-name="P270" svg:x1="22.658cm" svg:y1="-0.016cm" svg:x2="22.658cm" svg:y2="0.085cm"><text:p/></draw:line><draw:line draw:name="Вертикальная линия 734" draw:style-name="gr11" draw:text-style-name="P270" svg:x1="23.98cm" svg:y1="-0.016cm" svg:x2="23.98cm" svg:y2="0.085cm"><text:p/></draw:line><draw:line draw:name="Вертикальная линия 735" draw:style-name="gr11" draw:text-style-name="P270" svg:x1="25.728cm" svg:y1="-0.016cm" svg:x2="25.728cm" svg:y2="0.085cm"><text:p/></draw:line></draw:g></draw:g><draw:g draw:name="DrawObject 204" draw:style-name="gr10"><draw:g draw:name="DrawObject 205" draw:style-name="gr10"><draw:g draw:name="DrawObject 206" draw:style-name="gr8"><draw:line draw:name="Вертикальная линия 736" draw:style-name="gr11" draw:text-style-name="P270" svg:x1="1.838cm" svg:y1="0.73cm" svg:x2="1.838cm" svg:y2="0.831cm"><text:p/></draw:line><draw:line draw:name="Вертикальная линия 737" draw:style-name="gr11" draw:text-style-name="P270" svg:x1="2.884cm" svg:y1="0.732cm" svg:x2="2.884cm" svg:y2="0.833cm"><text:p/></draw:line><draw:line draw:name="Вертикальная линия 738" draw:style-name="gr11" draw:text-style-name="P270" svg:x1="3.927cm" svg:y1="0.737cm" svg:x2="3.927cm" svg:y2="0.838cm"><text:p/></draw:line><draw:line draw:name="Вертикальная линия 739" draw:style-name="gr11" draw:text-style-name="P270" svg:x1="5.221cm" svg:y1="0.737cm" svg:x2="5.221cm" svg:y2="0.838cm"><text:p/></draw:line></draw:g><draw:line draw:name="Вертикальная линия 740" draw:style-name="gr11" draw:text-style-name="P270" svg:x1="12.573cm" svg:y1="0.737cm" svg:x2="12.573cm" svg:y2="0.838cm"><text:p/></draw:line><draw:line draw:name="Вертикальная линия 741" draw:style-name="gr11" draw:text-style-name="P270" svg:x1="13.596cm" svg:y1="0.737cm" svg:x2="13.596cm" svg:y2="0.838cm"><text:p/></draw:line><draw:line draw:name="Вертикальная линия 742" draw:style-name="gr11" draw:text-style-name="P270" svg:x1="15.411cm" svg:y1="0.737cm" svg:x2="15.411cm" svg:y2="0.838cm"><text:p/></draw:line><draw:line draw:name="Вертикальная линия 743" draw:style-name="gr11" draw:text-style-name="P270" svg:x1="16.44cm" svg:y1="0.737cm" svg:x2="16.44cm" svg:y2="0.838cm"><text:p/></draw:line><draw:line draw:name="Вертикальная линия 744" draw:style-name="gr11" draw:text-style-name="P270" svg:x1="17.713cm" svg:y1="0.737cm" svg:x2="17.713cm" svg:y2="0.838cm"><text:p/></draw:line><draw:line draw:name="Вертикальная линия 745" draw:style-name="gr11" draw:text-style-name="P270" svg:x1="18.763cm" svg:y1="0.737cm" svg:x2="18.763cm" svg:y2="0.838cm"><text:p/></draw:line></draw:g><draw:g draw:name="DrawObject 207" draw:style-name="gr8"><draw:line draw:name="Вертикальная линия 746" draw:style-name="gr11" draw:text-style-name="P270" svg:x1="20.029cm" svg:y1="0.737cm" svg:x2="20.029cm" svg:y2="0.838cm"><text:p/></draw:line><draw:line draw:name="Вертикальная линия 747" draw:style-name="gr11" draw:text-style-name="P270" svg:x1="21.296cm" svg:y1="0.737cm" svg:x2="21.296cm" svg:y2="0.838cm"><text:p/></draw:line><draw:line draw:name="Вертикальная линия 748" draw:style-name="gr11" draw:text-style-name="P270" svg:x1="22.643cm" svg:y1="0.737cm" svg:x2="22.643cm" svg:y2="0.838cm"><text:p/></draw:line><draw:line draw:name="Вертикальная линия 749" draw:style-name="gr11" draw:text-style-name="P270" svg:x1="23.97cm" svg:y1="0.737cm" svg:x2="23.97cm" svg:y2="0.838cm"><text:p/></draw:line><draw:line draw:name="Вертикальная линия 750" draw:style-name="gr11" draw:text-style-name="P270" svg:x1="25.714cm" svg:y1="0.737cm" svg:x2="25.714cm" svg:y2="0.838cm"><text:p/></draw:line></draw:g></draw:g><draw:g draw:name="DrawObject 208" draw:style-name="gr10"><draw:g draw:name="DrawObject 209" draw:style-name="gr10"><draw:g draw:name="DrawObject 210" draw:style-name="gr8"><draw:line draw:name="Вертикальная линия 751" draw:style-name="gr11" draw:text-style-name="P270" svg:x1="1.838cm" svg:y1="1.466cm" svg:x2="1.838cm" svg:y2="1.567cm"><text:p/></draw:line><draw:line draw:name="Вертикальная линия 752" draw:style-name="gr11" draw:text-style-name="P270" svg:x1="2.884cm" svg:y1="1.471cm" svg:x2="2.884cm" svg:y2="1.572cm"><text:p/></draw:line><draw:line draw:name="Вертикальная линия 753" draw:style-name="gr11" draw:text-style-name="P270" svg:x1="3.927cm" svg:y1="1.475cm" svg:x2="3.927cm" svg:y2="1.576cm"><text:p/></draw:line><draw:line draw:name="Вертикальная линия 754" draw:style-name="gr11" draw:text-style-name="P270" svg:x1="5.221cm" svg:y1="1.475cm" svg:x2="5.221cm" svg:y2="1.576cm"><text:p/></draw:line></draw:g><draw:line draw:name="Вертикальная линия 755" draw:style-name="gr11" draw:text-style-name="P270" svg:x1="12.573cm" svg:y1="1.475cm" svg:x2="12.573cm" svg:y2="1.576cm"><text:p/></draw:line><draw:line draw:name="Вертикальная линия 756" draw:style-name="gr11" draw:text-style-name="P270" svg:x1="13.596cm" svg:y1="1.475cm" svg:x2="13.596cm" svg:y2="1.576cm"><text:p/></draw:line><draw:line draw:name="Вертикальная линия 757" draw:style-name="gr11" draw:text-style-name="P270" svg:x1="15.411cm" svg:y1="1.475cm" svg:x2="15.411cm" svg:y2="1.576cm"><text:p/></draw:line><draw:line draw:name="Вертикальная линия 758" draw:style-name="gr11" draw:text-style-name="P270" svg:x1="16.44cm" svg:y1="1.475cm" svg:x2="16.44cm" svg:y2="1.576cm"><text:p/></draw:line><draw:line draw:name="Вертикальная линия 759" draw:style-name="gr11" draw:text-style-name="P270" svg:x1="17.713cm" svg:y1="1.475cm" svg:x2="17.713cm" svg:y2="1.576cm"><text:p/></draw:line><draw:line draw:name="Вертикальная линия 760" draw:style-name="gr11" draw:text-style-name="P270" svg:x1="18.763cm" svg:y1="1.475cm" svg:x2="18.763cm" svg:y2="1.576cm"><text:p/></draw:line></draw:g><draw:g draw:name="DrawObject 211" draw:style-name="gr8"><draw:line draw:name="Вертикальная линия 761" draw:style-name="gr11" draw:text-style-name="P270" svg:x1="20.029cm" svg:y1="1.475cm" svg:x2="20.029cm" svg:y2="1.576cm"><text:p/></draw:line><draw:line draw:name="Вертикальная линия 762" draw:style-name="gr11" draw:text-style-name="P270" svg:x1="21.296cm" svg:y1="1.475cm" svg:x2="21.296cm" svg:y2="1.576cm"><text:p/></draw:line><draw:line draw:name="Вертикальная линия 763" draw:style-name="gr11" draw:text-style-name="P270" svg:x1="22.643cm" svg:y1="1.475cm" svg:x2="22.643cm" svg:y2="1.576cm"><text:p/></draw:line><draw:line draw:name="Вертикальная линия 764" draw:style-name="gr11" draw:text-style-name="P270" svg:x1="23.97cm" svg:y1="1.475cm" svg:x2="23.97cm" svg:y2="1.576cm"><text:p/></draw:line><draw:line draw:name="Вертикальная линия 765" draw:style-name="gr11" draw:text-style-name="P270" svg:x1="25.714cm" svg:y1="1.475cm" svg:x2="25.714cm" svg:y2="1.576cm"><text:p/></draw:line></draw:g></draw:g><draw:g draw:name="DrawObject 212" draw:style-name="gr10"><draw:g draw:name="DrawObject 213" draw:style-name="gr10"><draw:g draw:name="DrawObject 214" draw:style-name="gr8"><draw:line draw:name="Вертикальная линия 766" draw:style-name="gr11" draw:text-style-name="P270" svg:x1="1.838cm" svg:y1="2.231cm" svg:x2="1.838cm" svg:y2="2.332cm"><text:p/></draw:line><draw:line draw:name="Вертикальная линия 767" draw:style-name="gr11" draw:text-style-name="P270" svg:x1="2.884cm" svg:y1="2.233cm" svg:x2="2.884cm" svg:y2="2.334cm"><text:p/></draw:line><draw:line draw:name="Вертикальная линия 768" draw:style-name="gr11" draw:text-style-name="P270" svg:x1="3.927cm" svg:y1="2.238cm" svg:x2="3.927cm" svg:y2="2.339cm"><text:p/></draw:line><draw:line draw:name="Вертикальная линия 769" draw:style-name="gr11" draw:text-style-name="P270" svg:x1="5.221cm" svg:y1="2.238cm" svg:x2="5.221cm" svg:y2="2.339cm"><text:p/></draw:line></draw:g><draw:line draw:name="Вертикальная линия 770" draw:style-name="gr11" draw:text-style-name="P270" svg:x1="12.573cm" svg:y1="2.238cm" svg:x2="12.573cm" svg:y2="2.339cm"><text:p/></draw:line><draw:line draw:name="Вертикальная линия 771" draw:style-name="gr11" draw:text-style-name="P270" svg:x1="13.596cm" svg:y1="2.238cm" svg:x2="13.596cm" svg:y2="2.339cm"><text:p/></draw:line><draw:line draw:name="Вертикальная линия 772" draw:style-name="gr11" draw:text-style-name="P270" svg:x1="15.411cm" svg:y1="2.238cm" svg:x2="15.411cm" svg:y2="2.339cm"><text:p/></draw:line><draw:line draw:name="Вертикальная линия 773" draw:style-name="gr11" draw:text-style-name="P270" svg:x1="16.44cm" svg:y1="2.238cm" svg:x2="16.44cm" svg:y2="2.339cm"><text:p/></draw:line><draw:line draw:name="Вертикальная линия 774" draw:style-name="gr11" draw:text-style-name="P270" svg:x1="17.713cm" svg:y1="2.238cm" svg:x2="17.713cm" svg:y2="2.339cm"><text:p/></draw:line><draw:line draw:name="Вертикальная линия 775" draw:style-name="gr11" draw:text-style-name="P270" svg:x1="18.763cm" svg:y1="2.238cm" svg:x2="18.763cm" svg:y2="2.339cm"><text:p/></draw:line></draw:g><draw:g draw:name="DrawObject 215" draw:style-name="gr8"><draw:line draw:name="Вертикальная линия 776" draw:style-name="gr11" draw:text-style-name="P270" svg:x1="20.029cm" svg:y1="2.238cm" svg:x2="20.029cm" svg:y2="2.339cm"><text:p/></draw:line><draw:line draw:name="Вертикальная линия 777" draw:style-name="gr11" draw:text-style-name="P270" svg:x1="21.296cm" svg:y1="2.238cm" svg:x2="21.296cm" svg:y2="2.339cm"><text:p/></draw:line><draw:line draw:name="Вертикальная линия 778" draw:style-name="gr11" draw:text-style-name="P270" svg:x1="22.643cm" svg:y1="2.238cm" svg:x2="22.643cm" svg:y2="2.339cm"><text:p/></draw:line><draw:line draw:name="Вертикальная линия 779" draw:style-name="gr11" draw:text-style-name="P270" svg:x1="23.97cm" svg:y1="2.238cm" svg:x2="23.97cm" svg:y2="2.339cm"><text:p/></draw:line><draw:line draw:name="Вертикальная линия 780" draw:style-name="gr11" draw:text-style-name="P270" svg:x1="25.714cm" svg:y1="2.238cm" svg:x2="25.714cm" svg:y2="2.339cm"><text:p/></draw:line></draw:g></draw:g><draw:g draw:name="DrawObject 216" draw:style-name="gr10"><draw:g draw:name="DrawObject 217" draw:style-name="gr10"><draw:g draw:name="DrawObject 218" draw:style-name="gr8"><draw:line draw:name="Вертикальная линия 781" draw:style-name="gr11" draw:text-style-name="P270" svg:x1="1.838cm" svg:y1="2.981cm" svg:x2="1.838cm" svg:y2="3.082cm"><text:p/></draw:line><draw:line draw:name="Вертикальная линия 782" draw:style-name="gr11" draw:text-style-name="P270" svg:x1="2.884cm" svg:y1="2.983cm" svg:x2="2.884cm" svg:y2="3.084cm"><text:p/></draw:line><draw:line draw:name="Вертикальная линия 783" draw:style-name="gr11" draw:text-style-name="P270" svg:x1="3.927cm" svg:y1="2.988cm" svg:x2="3.927cm" svg:y2="3.089cm"><text:p/></draw:line><draw:line draw:name="Вертикальная линия 784" draw:style-name="gr11" draw:text-style-name="P270" svg:x1="5.221cm" svg:y1="2.988cm" svg:x2="5.221cm" svg:y2="3.089cm"><text:p/></draw:line></draw:g><draw:line draw:name="Вертикальная линия 785" draw:style-name="gr11" draw:text-style-name="P270" svg:x1="12.573cm" svg:y1="2.988cm" svg:x2="12.573cm" svg:y2="3.089cm"><text:p/></draw:line><draw:line draw:name="Вертикальная линия 786" draw:style-name="gr11" draw:text-style-name="P270" svg:x1="13.596cm" svg:y1="2.988cm" svg:x2="13.596cm" svg:y2="3.089cm"><text:p/></draw:line><draw:line draw:name="Вертикальная линия 787" draw:style-name="gr11" draw:text-style-name="P270" svg:x1="15.411cm" svg:y1="2.988cm" svg:x2="15.411cm" svg:y2="3.089cm"><text:p/></draw:line><draw:line draw:name="Вертикальная линия 788" draw:style-name="gr11" draw:text-style-name="P270" svg:x1="16.44cm" svg:y1="2.988cm" svg:x2="16.44cm" svg:y2="3.089cm"><text:p/></draw:line><draw:line draw:name="Вертикальная линия 789" draw:style-name="gr11" draw:text-style-name="P270" svg:x1="17.713cm" svg:y1="2.988cm" svg:x2="17.713cm" svg:y2="3.089cm"><text:p/></draw:line><draw:line draw:name="Вертикальная линия 790" draw:style-name="gr11" draw:text-style-name="P270" svg:x1="18.763cm" svg:y1="2.988cm" svg:x2="18.763cm" svg:y2="3.089cm"><text:p/></draw:line></draw:g><draw:g draw:name="DrawObject 219" draw:style-name="gr8"><draw:line draw:name="Вертикальная линия 791" draw:style-name="gr11" draw:text-style-name="P270" svg:x1="20.029cm" svg:y1="2.988cm" svg:x2="20.029cm" svg:y2="3.089cm"><text:p/></draw:line><draw:line draw:name="Вертикальная линия 792" draw:style-name="gr11" draw:text-style-name="P270" svg:x1="21.296cm" svg:y1="2.988cm" svg:x2="21.296cm" svg:y2="3.089cm"><text:p/></draw:line><draw:line draw:name="Вертикальная линия 793" draw:style-name="gr11" draw:text-style-name="P270" svg:x1="22.643cm" svg:y1="2.988cm" svg:x2="22.643cm" svg:y2="3.089cm"><text:p/></draw:line><draw:line draw:name="Вертикальная линия 794" draw:style-name="gr11" draw:text-style-name="P270" svg:x1="23.97cm" svg:y1="2.988cm" svg:x2="23.97cm" svg:y2="3.089cm"><text:p/></draw:line><draw:line draw:name="Вертикальная линия 795" draw:style-name="gr11" draw:text-style-name="P270" svg:x1="25.714cm" svg:y1="2.988cm" svg:x2="25.714cm" svg:y2="3.089cm"><text:p/></draw:line></draw:g></draw:g><draw:g draw:name="DrawObject 220" draw:style-name="gr10"><draw:g draw:name="DrawObject 221" draw:style-name="gr10"><draw:g draw:name="DrawObject 222" draw:style-name="gr8"><draw:line draw:name="Вертикальная линия 796" draw:style-name="gr11" draw:text-style-name="P270" svg:x1="1.838cm" svg:y1="3.734cm" svg:x2="1.838cm" svg:y2="3.835cm"><text:p/></draw:line><draw:line draw:name="Вертикальная линия 797" draw:style-name="gr11" draw:text-style-name="P270" svg:x1="2.884cm" svg:y1="3.736cm" svg:x2="2.884cm" svg:y2="3.837cm"><text:p/></draw:line><draw:line draw:name="Вертикальная линия 798" draw:style-name="gr11" draw:text-style-name="P270" svg:x1="3.927cm" svg:y1="3.741cm" svg:x2="3.927cm" svg:y2="3.842cm"><text:p/></draw:line><draw:line draw:name="Вертикальная линия 799" draw:style-name="gr11" draw:text-style-name="P270" svg:x1="5.221cm" svg:y1="3.741cm" svg:x2="5.221cm" svg:y2="3.842cm"><text:p/></draw:line></draw:g><draw:line draw:name="Вертикальная линия 800" draw:style-name="gr11" draw:text-style-name="P270" svg:x1="12.573cm" svg:y1="3.741cm" svg:x2="12.573cm" svg:y2="3.842cm"><text:p/></draw:line><draw:line draw:name="Вертикальная линия 801" draw:style-name="gr11" draw:text-style-name="P270" svg:x1="13.596cm" svg:y1="3.741cm" svg:x2="13.596cm" svg:y2="3.842cm"><text:p/></draw:line><draw:line draw:name="Вертикальная линия 802" draw:style-name="gr11" draw:text-style-name="P270" svg:x1="15.411cm" svg:y1="3.741cm" svg:x2="15.411cm" svg:y2="3.842cm"><text:p/></draw:line><draw:line draw:name="Вертикальная линия 803" draw:style-name="gr11" draw:text-style-name="P270" svg:x1="16.44cm" svg:y1="3.741cm" svg:x2="16.44cm" svg:y2="3.842cm"><text:p/></draw:line><draw:line draw:name="Вертикальная линия 804" draw:style-name="gr11" draw:text-style-name="P270" svg:x1="17.713cm" svg:y1="3.741cm" svg:x2="17.713cm" svg:y2="3.842cm"><text:p/></draw:line><draw:line draw:name="Вертикальная линия 805" draw:style-name="gr11" draw:text-style-name="P270" svg:x1="18.763cm" svg:y1="3.741cm" svg:x2="18.763cm" svg:y2="3.842cm"><text:p/></draw:line></draw:g><draw:g draw:name="DrawObject 223" draw:style-name="gr8"><draw:line draw:name="Вертикальная линия 806" draw:style-name="gr11" draw:text-style-name="P270" svg:x1="20.029cm" svg:y1="3.741cm" svg:x2="20.029cm" svg:y2="3.842cm"><text:p/></draw:line><draw:line draw:name="Вертикальная линия 807" draw:style-name="gr11" draw:text-style-name="P270" svg:x1="21.296cm" svg:y1="3.741cm" svg:x2="21.296cm" svg:y2="3.842cm"><text:p/></draw:line><draw:line draw:name="Вертикальная линия 808" draw:style-name="gr11" draw:text-style-name="P270" svg:x1="22.643cm" svg:y1="3.741cm" svg:x2="22.643cm" svg:y2="3.842cm"><text:p/></draw:line><draw:line draw:name="Вертикальная линия 809" draw:style-name="gr11" draw:text-style-name="P270" svg:x1="23.97cm" svg:y1="3.741cm" svg:x2="23.97cm" svg:y2="3.842cm"><text:p/></draw:line><draw:line draw:name="Вертикальная линия 810" draw:style-name="gr11" draw:text-style-name="P270" svg:x1="25.714cm" svg:y1="3.741cm" svg:x2="25.714cm" svg:y2="3.842cm"><text:p/></draw:line></draw:g></draw:g><draw:g draw:name="DrawObject 224" draw:style-name="gr10"><draw:g draw:name="DrawObject 225" draw:style-name="gr10"><draw:g draw:name="DrawObject 226" draw:style-name="gr8"><draw:line draw:name="Вертикальная линия 811" draw:style-name="gr11" draw:text-style-name="P270" svg:x1="1.838cm" svg:y1="4.471cm" svg:x2="1.838cm" svg:y2="4.572cm"><text:p/></draw:line><draw:line draw:name="Вертикальная линия 812" draw:style-name="gr11" draw:text-style-name="P270" svg:x1="2.884cm" svg:y1="4.473cm" svg:x2="2.884cm" svg:y2="4.574cm"><text:p/></draw:line><draw:line draw:name="Вертикальная линия 813" draw:style-name="gr11" draw:text-style-name="P270" svg:x1="3.927cm" svg:y1="4.477cm" svg:x2="3.927cm" svg:y2="4.578cm"><text:p/></draw:line><draw:line draw:name="Вертикальная линия 814" draw:style-name="gr11" draw:text-style-name="P270" svg:x1="5.221cm" svg:y1="4.477cm" svg:x2="5.221cm" svg:y2="4.578cm"><text:p/></draw:line></draw:g><draw:line draw:name="Вертикальная линия 815" draw:style-name="gr11" draw:text-style-name="P270" svg:x1="12.573cm" svg:y1="4.477cm" svg:x2="12.573cm" svg:y2="4.578cm"><text:p/></draw:line><draw:line draw:name="Вертикальная линия 816" draw:style-name="gr11" draw:text-style-name="P270" svg:x1="13.596cm" svg:y1="4.477cm" svg:x2="13.596cm" svg:y2="4.578cm"><text:p/></draw:line><draw:line draw:name="Вертикальная линия 817" draw:style-name="gr11" draw:text-style-name="P270" svg:x1="15.411cm" svg:y1="4.477cm" svg:x2="15.411cm" svg:y2="4.578cm"><text:p/></draw:line><draw:line draw:name="Вертикальная линия 818" draw:style-name="gr11" draw:text-style-name="P270" svg:x1="16.44cm" svg:y1="4.477cm" svg:x2="16.44cm" svg:y2="4.578cm"><text:p/></draw:line><draw:line draw:name="Вертикальная линия 819" draw:style-name="gr11" draw:text-style-name="P270" svg:x1="17.713cm" svg:y1="4.477cm" svg:x2="17.713cm" svg:y2="4.578cm"><text:p/></draw:line><draw:line draw:name="Вертикальная линия 820" draw:style-name="gr11" draw:text-style-name="P270" svg:x1="18.763cm" svg:y1="4.477cm" svg:x2="18.763cm" svg:y2="4.578cm"><text:p/></draw:line></draw:g><draw:g draw:name="DrawObject 227" draw:style-name="gr8"><draw:line draw:name="Вертикальная линия 821" draw:style-name="gr11" draw:text-style-name="P270" svg:x1="20.029cm" svg:y1="4.477cm" svg:x2="20.029cm" svg:y2="4.578cm"><text:p/></draw:line><draw:line draw:name="Вертикальная линия 822" draw:style-name="gr11" draw:text-style-name="P270" svg:x1="21.296cm" svg:y1="4.477cm" svg:x2="21.296cm" svg:y2="4.578cm"><text:p/></draw:line><draw:line draw:name="Вертикальная линия 823" draw:style-name="gr11" draw:text-style-name="P270" svg:x1="22.643cm" svg:y1="4.477cm" svg:x2="22.643cm" svg:y2="4.578cm"><text:p/></draw:line><draw:line draw:name="Вертикальная линия 824" draw:style-name="gr11" draw:text-style-name="P270" svg:x1="23.97cm" svg:y1="4.477cm" svg:x2="23.97cm" svg:y2="4.578cm"><text:p/></draw:line><draw:line draw:name="Вертикальная линия 825" draw:style-name="gr11" draw:text-style-name="P270" svg:x1="25.714cm" svg:y1="4.477cm" svg:x2="25.714cm" svg:y2="4.578cm"><text:p/></draw:line></draw:g></draw:g><draw:g draw:name="DrawObject 228" draw:style-name="gr10"><draw:g draw:name="DrawObject 229" draw:style-name="gr10"><draw:g draw:name="DrawObject 230" draw:style-name="gr8"><draw:line draw:name="Вертикальная линия 826" draw:style-name="gr11" draw:text-style-name="P270" svg:x1="1.838cm" svg:y1="5.235cm" svg:x2="1.838cm" svg:y2="5.336cm"><text:p/></draw:line><draw:line draw:name="Вертикальная линия 827" draw:style-name="gr11" draw:text-style-name="P270" svg:x1="2.884cm" svg:y1="5.237cm" svg:x2="2.884cm" svg:y2="5.338cm"><text:p/></draw:line><draw:line draw:name="Вертикальная линия 828" draw:style-name="gr11" draw:text-style-name="P270" svg:x1="3.927cm" svg:y1="5.242cm" svg:x2="3.927cm" svg:y2="5.343cm"><text:p/></draw:line><draw:line draw:name="Вертикальная линия 829" draw:style-name="gr11" draw:text-style-name="P270" svg:x1="5.221cm" svg:y1="5.242cm" svg:x2="5.221cm" svg:y2="5.343cm"><text:p/></draw:line></draw:g><draw:line draw:name="Вертикальная линия 830" draw:style-name="gr11" draw:text-style-name="P270" svg:x1="12.573cm" svg:y1="5.242cm" svg:x2="12.573cm" svg:y2="5.343cm"><text:p/></draw:line><draw:line draw:name="Вертикальная линия 831" draw:style-name="gr11" draw:text-style-name="P270" svg:x1="13.596cm" svg:y1="5.242cm" svg:x2="13.596cm" svg:y2="5.343cm"><text:p/></draw:line><draw:line draw:name="Вертикальная линия 832" draw:style-name="gr11" draw:text-style-name="P270" svg:x1="15.411cm" svg:y1="5.242cm" svg:x2="15.411cm" svg:y2="5.343cm"><text:p/></draw:line><draw:line draw:name="Вертикальная линия 833" draw:style-name="gr11" draw:text-style-name="P270" svg:x1="16.44cm" svg:y1="5.242cm" svg:x2="16.44cm" svg:y2="5.343cm"><text:p/></draw:line><draw:line draw:name="Вертикальная линия 834" draw:style-name="gr11" draw:text-style-name="P270" svg:x1="17.713cm" svg:y1="5.242cm" svg:x2="17.713cm" svg:y2="5.343cm"><text:p/></draw:line><draw:line draw:name="Вертикальная линия 835" draw:style-name="gr11" draw:text-style-name="P270" svg:x1="18.763cm" svg:y1="5.242cm" svg:x2="18.763cm" svg:y2="5.343cm"><text:p/></draw:line></draw:g><draw:g draw:name="DrawObject 231" draw:style-name="gr8"><draw:line draw:name="Вертикальная линия 836" draw:style-name="gr11" draw:text-style-name="P270" svg:x1="20.029cm" svg:y1="5.242cm" svg:x2="20.029cm" svg:y2="5.343cm"><text:p/></draw:line><draw:line draw:name="Вертикальная линия 837" draw:style-name="gr11" draw:text-style-name="P270" svg:x1="21.296cm" svg:y1="5.242cm" svg:x2="21.296cm" svg:y2="5.343cm"><text:p/></draw:line><draw:line draw:name="Вертикальная линия 838" draw:style-name="gr11" draw:text-style-name="P270" svg:x1="22.643cm" svg:y1="5.242cm" svg:x2="22.643cm" svg:y2="5.343cm"><text:p/></draw:line><draw:line draw:name="Вертикальная линия 839" draw:style-name="gr11" draw:text-style-name="P270" svg:x1="23.97cm" svg:y1="5.242cm" svg:x2="23.97cm" svg:y2="5.343cm"><text:p/></draw:line><draw:line draw:name="Вертикальная линия 840" draw:style-name="gr11" draw:text-style-name="P270" svg:x1="25.714cm" svg:y1="5.242cm" svg:x2="25.714cm" svg:y2="5.343cm"><text:p/></draw:line></draw:g></draw:g><draw:g draw:name="DrawObject 232" draw:style-name="gr10"><draw:g draw:name="DrawObject 233" draw:style-name="gr10"><draw:g draw:name="DrawObject 234" draw:style-name="gr8"><draw:line draw:name="Вертикальная линия 841" draw:style-name="gr11" draw:text-style-name="P270" svg:x1="1.838cm" svg:y1="5.99cm" svg:x2="1.838cm" svg:y2="6.091cm"><text:p/></draw:line><draw:line draw:name="Вертикальная линия 842" draw:style-name="gr11" draw:text-style-name="P270" svg:x1="2.884cm" svg:y1="5.992cm" svg:x2="2.884cm" svg:y2="6.093cm"><text:p/></draw:line><draw:line draw:name="Вертикальная линия 843" draw:style-name="gr11" draw:text-style-name="P270" svg:x1="3.927cm" svg:y1="5.997cm" svg:x2="3.927cm" svg:y2="6.098cm"><text:p/></draw:line><draw:line draw:name="Вертикальная линия 844" draw:style-name="gr11" draw:text-style-name="P270" svg:x1="5.221cm" svg:y1="5.997cm" svg:x2="5.221cm" svg:y2="6.098cm"><text:p/></draw:line></draw:g><draw:line draw:name="Вертикальная линия 845" draw:style-name="gr11" draw:text-style-name="P270" svg:x1="12.573cm" svg:y1="5.997cm" svg:x2="12.573cm" svg:y2="6.098cm"><text:p/></draw:line><draw:line draw:name="Вертикальная линия 846" draw:style-name="gr11" draw:text-style-name="P270" svg:x1="13.596cm" svg:y1="5.997cm" svg:x2="13.596cm" svg:y2="6.098cm"><text:p/></draw:line><draw:line draw:name="Вертикальная линия 847" draw:style-name="gr11" draw:text-style-name="P270" svg:x1="15.411cm" svg:y1="5.997cm" svg:x2="15.411cm" svg:y2="6.098cm"><text:p/></draw:line><draw:line draw:name="Вертикальная линия 848" draw:style-name="gr11" draw:text-style-name="P270" svg:x1="16.44cm" svg:y1="5.997cm" svg:x2="16.44cm" svg:y2="6.098cm"><text:p/></draw:line><draw:line draw:name="Вертикальная линия 849" draw:style-name="gr11" draw:text-style-name="P270" svg:x1="17.713cm" svg:y1="5.997cm" svg:x2="17.713cm" svg:y2="6.098cm"><text:p/></draw:line><draw:line draw:name="Вертикальная линия 850" draw:style-name="gr11" draw:text-style-name="P270" svg:x1="18.763cm" svg:y1="5.997cm" svg:x2="18.763cm" svg:y2="6.098cm"><text:p/></draw:line></draw:g><draw:g draw:name="DrawObject 235" draw:style-name="gr8"><draw:line draw:name="Вертикальная линия 851" draw:style-name="gr11" draw:text-style-name="P270" svg:x1="20.029cm" svg:y1="5.997cm" svg:x2="20.029cm" svg:y2="6.098cm"><text:p/></draw:line><draw:line draw:name="Вертикальная линия 852" draw:style-name="gr11" draw:text-style-name="P270" svg:x1="21.296cm" svg:y1="5.997cm" svg:x2="21.296cm" svg:y2="6.098cm"><text:p/></draw:line><draw:line draw:name="Вертикальная линия 853" draw:style-name="gr11" draw:text-style-name="P270" svg:x1="22.643cm" svg:y1="5.997cm" svg:x2="22.643cm" svg:y2="6.098cm"><text:p/></draw:line><draw:line draw:name="Вертикальная линия 854" draw:style-name="gr11" draw:text-style-name="P270" svg:x1="23.97cm" svg:y1="5.997cm" svg:x2="23.97cm" svg:y2="6.098cm"><text:p/></draw:line><draw:line draw:name="Вертикальная линия 855" draw:style-name="gr11" draw:text-style-name="P270" svg:x1="25.714cm" svg:y1="5.997cm" svg:x2="25.714cm" svg:y2="6.098cm"><text:p/></draw:line></draw:g></draw:g><draw:g draw:name="DrawObject 236" draw:style-name="gr10"><draw:g draw:name="DrawObject 237" draw:style-name="gr10"><draw:g draw:name="DrawObject 238" draw:style-name="gr8"><draw:line draw:name="Вертикальная линия 856" draw:style-name="gr11" draw:text-style-name="P270" svg:x1="1.838cm" svg:y1="6.743cm" svg:x2="1.838cm" svg:y2="6.844cm"><text:p/></draw:line><draw:line draw:name="Вертикальная линия 857" draw:style-name="gr11" draw:text-style-name="P270" svg:x1="2.884cm" svg:y1="6.745cm" svg:x2="2.884cm" svg:y2="6.846cm"><text:p/></draw:line><draw:line draw:name="Вертикальная линия 858" draw:style-name="gr11" draw:text-style-name="P270" svg:x1="3.927cm" svg:y1="6.75cm" svg:x2="3.927cm" svg:y2="6.851cm"><text:p/></draw:line><draw:line draw:name="Вертикальная линия 859" draw:style-name="gr11" draw:text-style-name="P270" svg:x1="5.221cm" svg:y1="6.75cm" svg:x2="5.221cm" svg:y2="6.851cm"><text:p/></draw:line></draw:g><draw:line draw:name="Вертикальная линия 860" draw:style-name="gr11" draw:text-style-name="P270" svg:x1="12.573cm" svg:y1="6.75cm" svg:x2="12.573cm" svg:y2="6.851cm"><text:p/></draw:line><draw:line draw:name="Вертикальная линия 861" draw:style-name="gr11" draw:text-style-name="P270" svg:x1="13.596cm" svg:y1="6.75cm" svg:x2="13.596cm" svg:y2="6.851cm"><text:p/></draw:line><draw:line draw:name="Вертикальная линия 862" draw:style-name="gr11" draw:text-style-name="P270" svg:x1="15.411cm" svg:y1="6.75cm" svg:x2="15.411cm" svg:y2="6.851cm"><text:p/></draw:line><draw:line draw:name="Вертикальная линия 863" draw:style-name="gr11" draw:text-style-name="P270" svg:x1="16.44cm" svg:y1="6.75cm" svg:x2="16.44cm" svg:y2="6.851cm"><text:p/></draw:line><draw:line draw:name="Вертикальная линия 864" draw:style-name="gr11" draw:text-style-name="P270" svg:x1="17.713cm" svg:y1="6.75cm" svg:x2="17.713cm" svg:y2="6.851cm"><text:p/></draw:line><draw:line draw:name="Вертикальная линия 865" draw:style-name="gr11" draw:text-style-name="P270" svg:x1="18.763cm" svg:y1="6.75cm" svg:x2="18.763cm" svg:y2="6.851cm"><text:p/></draw:line></draw:g><draw:g draw:name="DrawObject 239" draw:style-name="gr8"><draw:line draw:name="Вертикальная линия 866" draw:style-name="gr11" draw:text-style-name="P270" svg:x1="20.029cm" svg:y1="6.75cm" svg:x2="20.029cm" svg:y2="6.851cm"><text:p/></draw:line><draw:line draw:name="Вертикальная линия 867" draw:style-name="gr11" draw:text-style-name="P270" svg:x1="21.296cm" svg:y1="6.75cm" svg:x2="21.296cm" svg:y2="6.851cm"><text:p/></draw:line><draw:line draw:name="Вертикальная линия 868" draw:style-name="gr11" draw:text-style-name="P270" svg:x1="22.643cm" svg:y1="6.75cm" svg:x2="22.643cm" svg:y2="6.851cm"><text:p/></draw:line><draw:line draw:name="Вертикальная линия 869" draw:style-name="gr11" draw:text-style-name="P270" svg:x1="23.97cm" svg:y1="6.75cm" svg:x2="23.97cm" svg:y2="6.851cm"><text:p/></draw:line><draw:line draw:name="Вертикальная линия 870" draw:style-name="gr11" draw:text-style-name="P270" svg:x1="25.714cm" svg:y1="6.75cm" svg:x2="25.714cm" svg:y2="6.851cm"><text:p/></draw:line></draw:g></draw:g><draw:g draw:name="DrawObject 240" draw:style-name="gr10"><draw:g draw:name="DrawObject 241" draw:style-name="gr10"><draw:g draw:name="DrawObject 242" draw:style-name="gr8"><draw:line draw:name="Вертикальная линия 871" draw:style-name="gr11" draw:text-style-name="P270" svg:x1="1.838cm" svg:y1="7.481cm" svg:x2="1.838cm" svg:y2="7.582cm"><text:p/></draw:line><draw:line draw:name="Вертикальная линия 872" draw:style-name="gr11" draw:text-style-name="P270" svg:x1="2.884cm" svg:y1="7.484cm" svg:x2="2.884cm" svg:y2="7.585cm"><text:p/></draw:line><draw:line draw:name="Вертикальная линия 873" draw:style-name="gr11" draw:text-style-name="P270" svg:x1="3.927cm" svg:y1="7.488cm" svg:x2="3.927cm" svg:y2="7.589cm"><text:p/></draw:line><draw:line draw:name="Вертикальная линия 874" draw:style-name="gr11" draw:text-style-name="P270" svg:x1="5.221cm" svg:y1="7.488cm" svg:x2="5.221cm" svg:y2="7.589cm"><text:p/></draw:line></draw:g><draw:line draw:name="Вертикальная линия 875" draw:style-name="gr11" draw:text-style-name="P270" svg:x1="12.573cm" svg:y1="7.488cm" svg:x2="12.573cm" svg:y2="7.589cm"><text:p/></draw:line><draw:line draw:name="Вертикальная линия 876" draw:style-name="gr11" draw:text-style-name="P270" svg:x1="13.596cm" svg:y1="7.488cm" svg:x2="13.596cm" svg:y2="7.589cm"><text:p/></draw:line><draw:line draw:name="Вертикальная линия 877" draw:style-name="gr11" draw:text-style-name="P270" svg:x1="15.411cm" svg:y1="7.488cm" svg:x2="15.411cm" svg:y2="7.589cm"><text:p/></draw:line><draw:line draw:name="Вертикальная линия 878" draw:style-name="gr11" draw:text-style-name="P270" svg:x1="16.44cm" svg:y1="7.488cm" svg:x2="16.44cm" svg:y2="7.589cm"><text:p/></draw:line><draw:line draw:name="Вертикальная линия 879" draw:style-name="gr11" draw:text-style-name="P270" svg:x1="17.713cm" svg:y1="7.488cm" svg:x2="17.713cm" svg:y2="7.589cm"><text:p/></draw:line><draw:line draw:name="Вертикальная линия 880" draw:style-name="gr11" draw:text-style-name="P270" svg:x1="18.763cm" svg:y1="7.488cm" svg:x2="18.763cm" svg:y2="7.589cm"><text:p/></draw:line></draw:g><draw:g draw:name="DrawObject 243" draw:style-name="gr8"><draw:line draw:name="Вертикальная линия 881" draw:style-name="gr11" draw:text-style-name="P270" svg:x1="20.029cm" svg:y1="7.488cm" svg:x2="20.029cm" svg:y2="7.589cm"><text:p/></draw:line><draw:line draw:name="Вертикальная линия 882" draw:style-name="gr11" draw:text-style-name="P270" svg:x1="21.296cm" svg:y1="7.488cm" svg:x2="21.296cm" svg:y2="7.589cm"><text:p/></draw:line><draw:line draw:name="Вертикальная линия 883" draw:style-name="gr11" draw:text-style-name="P270" svg:x1="22.643cm" svg:y1="7.488cm" svg:x2="22.643cm" svg:y2="7.589cm"><text:p/></draw:line><draw:line draw:name="Вертикальная линия 884" draw:style-name="gr11" draw:text-style-name="P270" svg:x1="23.97cm" svg:y1="7.488cm" svg:x2="23.97cm" svg:y2="7.589cm"><text:p/></draw:line><draw:line draw:name="Вертикальная линия 885" draw:style-name="gr11" draw:text-style-name="P270" svg:x1="25.714cm" svg:y1="7.488cm" svg:x2="25.714cm" svg:y2="7.589cm"><text:p/></draw:line></draw:g></draw:g><draw:g draw:name="DrawObject 244" draw:style-name="gr10"><draw:g draw:name="DrawObject 245" draw:style-name="gr10"><draw:g draw:name="DrawObject 246" draw:style-name="gr8"><draw:line draw:name="Вертикальная линия 886" draw:style-name="gr11" draw:text-style-name="P270" svg:x1="1.838cm" svg:y1="8.244cm" svg:x2="1.838cm" svg:y2="8.345cm"><text:p/></draw:line><draw:line draw:name="Вертикальная линия 887" draw:style-name="gr11" draw:text-style-name="P270" svg:x1="2.884cm" svg:y1="8.246cm" svg:x2="2.884cm" svg:y2="8.347cm"><text:p/></draw:line><draw:line draw:name="Вертикальная линия 888" draw:style-name="gr11" draw:text-style-name="P270" svg:x1="3.927cm" svg:y1="8.251cm" svg:x2="3.927cm" svg:y2="8.352cm"><text:p/></draw:line><draw:line draw:name="Вертикальная линия 889" draw:style-name="gr11" draw:text-style-name="P270" svg:x1="5.221cm" svg:y1="8.251cm" svg:x2="5.221cm" svg:y2="8.352cm"><text:p/></draw:line></draw:g><draw:line draw:name="Вертикальная линия 890" draw:style-name="gr11" draw:text-style-name="P270" svg:x1="12.573cm" svg:y1="8.251cm" svg:x2="12.573cm" svg:y2="8.352cm"><text:p/></draw:line><draw:line draw:name="Вертикальная линия 891" draw:style-name="gr11" draw:text-style-name="P270" svg:x1="13.596cm" svg:y1="8.251cm" svg:x2="13.596cm" svg:y2="8.352cm"><text:p/></draw:line><draw:line draw:name="Вертикальная линия 892" draw:style-name="gr11" draw:text-style-name="P270" svg:x1="15.411cm" svg:y1="8.251cm" svg:x2="15.411cm" svg:y2="8.352cm"><text:p/></draw:line><draw:line draw:name="Вертикальная линия 893" draw:style-name="gr11" draw:text-style-name="P270" svg:x1="16.44cm" svg:y1="8.251cm" svg:x2="16.44cm" svg:y2="8.352cm"><text:p/></draw:line><draw:line draw:name="Вертикальная линия 894" draw:style-name="gr11" draw:text-style-name="P270" svg:x1="17.713cm" svg:y1="8.251cm" svg:x2="17.713cm" svg:y2="8.352cm"><text:p/></draw:line><draw:line draw:name="Вертикальная линия 895" draw:style-name="gr11" draw:text-style-name="P270" svg:x1="18.763cm" svg:y1="8.251cm" svg:x2="18.763cm" svg:y2="8.352cm"><text:p/></draw:line></draw:g><draw:g draw:name="DrawObject 247" draw:style-name="gr8"><draw:line draw:name="Вертикальная линия 896" draw:style-name="gr11" draw:text-style-name="P270" svg:x1="20.029cm" svg:y1="8.251cm" svg:x2="20.029cm" svg:y2="8.352cm"><text:p/></draw:line><draw:line draw:name="Вертикальная линия 897" draw:style-name="gr11" draw:text-style-name="P270" svg:x1="21.296cm" svg:y1="8.251cm" svg:x2="21.296cm" svg:y2="8.352cm"><text:p/></draw:line><draw:line draw:name="Вертикальная линия 898" draw:style-name="gr11" draw:text-style-name="P270" svg:x1="22.643cm" svg:y1="8.251cm" svg:x2="22.643cm" svg:y2="8.352cm"><text:p/></draw:line><draw:line draw:name="Вертикальная линия 899" draw:style-name="gr11" draw:text-style-name="P270" svg:x1="23.97cm" svg:y1="8.251cm" svg:x2="23.97cm" svg:y2="8.352cm"><text:p/></draw:line><draw:line draw:name="Вертикальная линия 900" draw:style-name="gr11" draw:text-style-name="P270" svg:x1="25.714cm" svg:y1="8.251cm" svg:x2="25.714cm" svg:y2="8.352cm"><text:p/></draw:line></draw:g></draw:g><draw:g draw:name="DrawObject 248" draw:style-name="gr10"><draw:g draw:name="DrawObject 249" draw:style-name="gr10"><draw:g draw:name="DrawObject 250" draw:style-name="gr8"><draw:line draw:name="Вертикальная линия 901" draw:style-name="gr11" draw:text-style-name="P270" svg:x1="1.838cm" svg:y1="9.008cm" svg:x2="1.838cm" svg:y2="9.109cm"><text:p/></draw:line><draw:line draw:name="Вертикальная линия 902" draw:style-name="gr11" draw:text-style-name="P270" svg:x1="2.884cm" svg:y1="9.01cm" svg:x2="2.884cm" svg:y2="9.111cm"><text:p/></draw:line><draw:line draw:name="Вертикальная линия 903" draw:style-name="gr11" draw:text-style-name="P270" svg:x1="3.927cm" svg:y1="9.015cm" svg:x2="3.927cm" svg:y2="9.116cm"><text:p/></draw:line><draw:line draw:name="Вертикальная линия 904" draw:style-name="gr11" draw:text-style-name="P270" svg:x1="5.221cm" svg:y1="9.015cm" svg:x2="5.221cm" svg:y2="9.116cm"><text:p/></draw:line></draw:g><draw:line draw:name="Вертикальная линия 905" draw:style-name="gr11" draw:text-style-name="P270" svg:x1="12.573cm" svg:y1="9.015cm" svg:x2="12.573cm" svg:y2="9.116cm"><text:p/></draw:line><draw:line draw:name="Вертикальная линия 906" draw:style-name="gr11" draw:text-style-name="P270" svg:x1="13.596cm" svg:y1="9.015cm" svg:x2="13.596cm" svg:y2="9.116cm"><text:p/></draw:line><draw:line draw:name="Вертикальная линия 907" draw:style-name="gr11" draw:text-style-name="P270" svg:x1="15.411cm" svg:y1="9.015cm" svg:x2="15.411cm" svg:y2="9.116cm"><text:p/></draw:line><draw:line draw:name="Вертикальная линия 908" draw:style-name="gr11" draw:text-style-name="P270" svg:x1="16.44cm" svg:y1="9.015cm" svg:x2="16.44cm" svg:y2="9.116cm"><text:p/></draw:line><draw:line draw:name="Вертикальная линия 909" draw:style-name="gr11" draw:text-style-name="P270" svg:x1="17.713cm" svg:y1="9.015cm" svg:x2="17.713cm" svg:y2="9.116cm"><text:p/></draw:line><draw:line draw:name="Вертикальная линия 910" draw:style-name="gr11" draw:text-style-name="P270" svg:x1="18.763cm" svg:y1="9.015cm" svg:x2="18.763cm" svg:y2="9.116cm"><text:p/></draw:line></draw:g><draw:g draw:name="DrawObject 251" draw:style-name="gr8"><draw:line draw:name="Вертикальная линия 911" draw:style-name="gr11" draw:text-style-name="P270" svg:x1="20.029cm" svg:y1="9.015cm" svg:x2="20.029cm" svg:y2="9.116cm"><text:p/></draw:line><draw:line draw:name="Вертикальная линия 912" draw:style-name="gr11" draw:text-style-name="P270" svg:x1="21.296cm" svg:y1="9.015cm" svg:x2="21.296cm" svg:y2="9.116cm"><text:p/></draw:line><draw:line draw:name="Вертикальная линия 913" draw:style-name="gr11" draw:text-style-name="P270" svg:x1="22.643cm" svg:y1="9.015cm" svg:x2="22.643cm" svg:y2="9.116cm"><text:p/></draw:line><draw:line draw:name="Вертикальная линия 914" draw:style-name="gr11" draw:text-style-name="P270" svg:x1="23.97cm" svg:y1="9.015cm" svg:x2="23.97cm" svg:y2="9.116cm"><text:p/></draw:line><draw:line draw:name="Вертикальная линия 915" draw:style-name="gr11" draw:text-style-name="P270" svg:x1="25.714cm" svg:y1="9.015cm" svg:x2="25.714cm" svg:y2="9.116cm"><text:p/></draw:line></draw:g></draw:g><draw:g draw:name="DrawObject 252" draw:style-name="gr10"><draw:g draw:name="DrawObject 253" draw:style-name="gr10"><draw:g draw:name="DrawObject 254" draw:style-name="gr8"><draw:line draw:name="Вертикальная линия 916" draw:style-name="gr11" draw:text-style-name="P270" svg:x1="1.838cm" svg:y1="9.761cm" svg:x2="1.838cm" svg:y2="9.862cm"><text:p/></draw:line><draw:line draw:name="Вертикальная линия 917" draw:style-name="gr11" draw:text-style-name="P270" svg:x1="2.884cm" svg:y1="9.763cm" svg:x2="2.884cm" svg:y2="9.864cm"><text:p/></draw:line><draw:line draw:name="Вертикальная линия 918" draw:style-name="gr11" draw:text-style-name="P270" svg:x1="3.927cm" svg:y1="9.768cm" svg:x2="3.927cm" svg:y2="9.869cm"><text:p/></draw:line><draw:line draw:name="Вертикальная линия 919" draw:style-name="gr11" draw:text-style-name="P270" svg:x1="5.221cm" svg:y1="9.768cm" svg:x2="5.221cm" svg:y2="9.869cm"><text:p/></draw:line></draw:g><draw:line draw:name="Вертикальная линия 920" draw:style-name="gr11" draw:text-style-name="P270" svg:x1="12.573cm" svg:y1="9.768cm" svg:x2="12.573cm" svg:y2="9.869cm"><text:p/></draw:line><draw:line draw:name="Вертикальная линия 921" draw:style-name="gr11" draw:text-style-name="P270" svg:x1="13.596cm" svg:y1="9.768cm" svg:x2="13.596cm" svg:y2="9.869cm"><text:p/></draw:line><draw:line draw:name="Вертикальная линия 922" draw:style-name="gr11" draw:text-style-name="P270" svg:x1="15.411cm" svg:y1="9.768cm" svg:x2="15.411cm" svg:y2="9.869cm"><text:p/></draw:line><draw:line draw:name="Вертикальная линия 923" draw:style-name="gr11" draw:text-style-name="P270" svg:x1="16.44cm" svg:y1="9.768cm" svg:x2="16.44cm" svg:y2="9.869cm"><text:p/></draw:line><draw:line draw:name="Вертикальная линия 924" draw:style-name="gr11" draw:text-style-name="P270" svg:x1="17.713cm" svg:y1="9.768cm" svg:x2="17.713cm" svg:y2="9.869cm"><text:p/></draw:line><draw:line draw:name="Вертикальная линия 925" draw:style-name="gr11" draw:text-style-name="P270" svg:x1="18.763cm" svg:y1="9.768cm" svg:x2="18.763cm" svg:y2="9.869cm"><text:p/></draw:line></draw:g><draw:g draw:name="DrawObject 255" draw:style-name="gr8"><draw:line draw:name="Вертикальная линия 926" draw:style-name="gr11" draw:text-style-name="P270" svg:x1="20.029cm" svg:y1="9.768cm" svg:x2="20.029cm" svg:y2="9.869cm"><text:p/></draw:line><draw:line draw:name="Вертикальная линия 927" draw:style-name="gr11" draw:text-style-name="P270" svg:x1="21.296cm" svg:y1="9.768cm" svg:x2="21.296cm" svg:y2="9.869cm"><text:p/></draw:line><draw:line draw:name="Вертикальная линия 928" draw:style-name="gr11" draw:text-style-name="P270" svg:x1="22.643cm" svg:y1="9.768cm" svg:x2="22.643cm" svg:y2="9.869cm"><text:p/></draw:line><draw:line draw:name="Вертикальная линия 929" draw:style-name="gr11" draw:text-style-name="P270" svg:x1="23.97cm" svg:y1="9.768cm" svg:x2="23.97cm" svg:y2="9.869cm"><text:p/></draw:line><draw:line draw:name="Вертикальная линия 930" draw:style-name="gr11" draw:text-style-name="P270" svg:x1="25.714cm" svg:y1="9.768cm" svg:x2="25.714cm" svg:y2="9.869cm"><text:p/></draw:line></draw:g></draw:g><draw:g draw:name="DrawObject 256" draw:style-name="gr10"><draw:g draw:name="DrawObject 257" draw:style-name="gr10"><draw:g draw:name="DrawObject 258" draw:style-name="gr8"><draw:line draw:name="Вертикальная линия 931" draw:style-name="gr11" draw:text-style-name="P270" svg:x1="1.838cm" svg:y1="10.499cm" svg:x2="1.838cm" svg:y2="10.6cm"><text:p/></draw:line><draw:line draw:name="Вертикальная линия 932" draw:style-name="gr11" draw:text-style-name="P270" svg:x1="2.884cm" svg:y1="10.502cm" svg:x2="2.884cm" svg:y2="10.603cm"><text:p/></draw:line><draw:line draw:name="Вертикальная линия 933" draw:style-name="gr11" draw:text-style-name="P270" svg:x1="3.927cm" svg:y1="10.506cm" svg:x2="3.927cm" svg:y2="10.607cm"><text:p/></draw:line><draw:line draw:name="Вертикальная линия 934" draw:style-name="gr11" draw:text-style-name="P270" svg:x1="5.221cm" svg:y1="10.506cm" svg:x2="5.221cm" svg:y2="10.607cm"><text:p/></draw:line></draw:g><draw:line draw:name="Вертикальная линия 935" draw:style-name="gr11" draw:text-style-name="P270" svg:x1="12.573cm" svg:y1="10.506cm" svg:x2="12.573cm" svg:y2="10.607cm"><text:p/></draw:line><draw:line draw:name="Вертикальная линия 936" draw:style-name="gr11" draw:text-style-name="P270" svg:x1="13.596cm" svg:y1="10.506cm" svg:x2="13.596cm" svg:y2="10.607cm"><text:p/></draw:line><draw:line draw:name="Вертикальная линия 937" draw:style-name="gr11" draw:text-style-name="P270" svg:x1="15.411cm" svg:y1="10.506cm" svg:x2="15.411cm" svg:y2="10.607cm"><text:p/></draw:line><draw:line draw:name="Вертикальная линия 938" draw:style-name="gr11" draw:text-style-name="P270" svg:x1="16.44cm" svg:y1="10.506cm" svg:x2="16.44cm" svg:y2="10.607cm"><text:p/></draw:line><draw:line draw:name="Вертикальная линия 939" draw:style-name="gr11" draw:text-style-name="P270" svg:x1="17.713cm" svg:y1="10.506cm" svg:x2="17.713cm" svg:y2="10.607cm"><text:p/></draw:line><draw:line draw:name="Вертикальная линия 940" draw:style-name="gr11" draw:text-style-name="P270" svg:x1="18.763cm" svg:y1="10.506cm" svg:x2="18.763cm" svg:y2="10.607cm"><text:p/></draw:line></draw:g><draw:g draw:name="DrawObject 259" draw:style-name="gr8"><draw:line draw:name="Вертикальная линия 941" draw:style-name="gr11" draw:text-style-name="P270" svg:x1="20.029cm" svg:y1="10.506cm" svg:x2="20.029cm" svg:y2="10.607cm"><text:p/></draw:line><draw:line draw:name="Вертикальная линия 942" draw:style-name="gr11" draw:text-style-name="P270" svg:x1="21.296cm" svg:y1="10.506cm" svg:x2="21.296cm" svg:y2="10.607cm"><text:p/></draw:line><draw:line draw:name="Вертикальная линия 943" draw:style-name="gr11" draw:text-style-name="P270" svg:x1="22.643cm" svg:y1="10.506cm" svg:x2="22.643cm" svg:y2="10.607cm"><text:p/></draw:line><draw:line draw:name="Вертикальная линия 944" draw:style-name="gr11" draw:text-style-name="P270" svg:x1="23.97cm" svg:y1="10.506cm" svg:x2="23.97cm" svg:y2="10.607cm"><text:p/></draw:line><draw:line draw:name="Вертикальная линия 945" draw:style-name="gr11" draw:text-style-name="P270" svg:x1="25.714cm" svg:y1="10.506cm" svg:x2="25.714cm" svg:y2="10.607cm"><text:p/></draw:line></draw:g></draw:g><draw:g draw:name="DrawObject 260" draw:style-name="gr10"><draw:g draw:name="DrawObject 261" draw:style-name="gr10"><draw:g draw:name="DrawObject 262" draw:style-name="gr8"><draw:line draw:name="Вертикальная линия 946" draw:style-name="gr11" draw:text-style-name="P270" svg:x1="1.838cm" svg:y1="11.262cm" svg:x2="1.838cm" svg:y2="11.363cm"><text:p/></draw:line><draw:line draw:name="Вертикальная линия 947" draw:style-name="gr11" draw:text-style-name="P270" svg:x1="2.884cm" svg:y1="11.264cm" svg:x2="2.884cm" svg:y2="11.365cm"><text:p/></draw:line><draw:line draw:name="Вертикальная линия 948" draw:style-name="gr11" draw:text-style-name="P270" svg:x1="3.927cm" svg:y1="11.269cm" svg:x2="3.927cm" svg:y2="11.37cm"><text:p/></draw:line><draw:line draw:name="Вертикальная линия 949" draw:style-name="gr11" draw:text-style-name="P270" svg:x1="5.221cm" svg:y1="11.269cm" svg:x2="5.221cm" svg:y2="11.37cm"><text:p/></draw:line></draw:g><draw:line draw:name="Вертикальная линия 950" draw:style-name="gr11" draw:text-style-name="P270" svg:x1="12.573cm" svg:y1="11.269cm" svg:x2="12.573cm" svg:y2="11.37cm"><text:p/></draw:line><draw:line draw:name="Вертикальная линия 951" draw:style-name="gr11" draw:text-style-name="P270" svg:x1="13.596cm" svg:y1="11.269cm" svg:x2="13.596cm" svg:y2="11.37cm"><text:p/></draw:line><draw:line draw:name="Вертикальная линия 952" draw:style-name="gr11" draw:text-style-name="P270" svg:x1="15.411cm" svg:y1="11.269cm" svg:x2="15.411cm" svg:y2="11.37cm"><text:p/></draw:line><draw:line draw:name="Вертикальная линия 953" draw:style-name="gr11" draw:text-style-name="P270" svg:x1="16.44cm" svg:y1="11.269cm" svg:x2="16.44cm" svg:y2="11.37cm"><text:p/></draw:line><draw:line draw:name="Вертикальная линия 954" draw:style-name="gr11" draw:text-style-name="P270" svg:x1="17.713cm" svg:y1="11.269cm" svg:x2="17.713cm" svg:y2="11.37cm"><text:p/></draw:line><draw:line draw:name="Вертикальная линия 955" draw:style-name="gr11" draw:text-style-name="P270" svg:x1="18.763cm" svg:y1="11.269cm" svg:x2="18.763cm" svg:y2="11.37cm"><text:p/></draw:line></draw:g><draw:g draw:name="DrawObject 263" draw:style-name="gr8"><draw:line draw:name="Вертикальная линия 956" draw:style-name="gr11" draw:text-style-name="P270" svg:x1="20.029cm" svg:y1="11.269cm" svg:x2="20.029cm" svg:y2="11.37cm"><text:p/></draw:line><draw:line draw:name="Вертикальная линия 957" draw:style-name="gr11" draw:text-style-name="P270" svg:x1="21.296cm" svg:y1="11.269cm" svg:x2="21.296cm" svg:y2="11.37cm"><text:p/></draw:line><draw:line draw:name="Вертикальная линия 958" draw:style-name="gr11" draw:text-style-name="P270" svg:x1="22.643cm" svg:y1="11.269cm" svg:x2="22.643cm" svg:y2="11.37cm"><text:p/></draw:line><draw:line draw:name="Вертикальная линия 959" draw:style-name="gr11" draw:text-style-name="P270" svg:x1="23.97cm" svg:y1="11.269cm" svg:x2="23.97cm" svg:y2="11.37cm"><text:p/></draw:line><draw:line draw:name="Вертикальная линия 960" draw:style-name="gr11" draw:text-style-name="P270" svg:x1="25.714cm" svg:y1="11.269cm" svg:x2="25.714cm" svg:y2="11.37cm"><text:p/></draw:line></draw:g></draw:g></draw:g></draw:g>01</text:p>
          </table:table-cell>
          <table:table-cell table:style-name="Таблица3.B15" table:number-columns-spanned="44" office:value-type="string">
            <text:p text:style-name="Standard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5">
          <table:table-cell table:style-name="Таблица3.A15" office:value-type="string">
            <text:p text:style-name="P83"><text:span text:style-name="T76">М</text:span>02</text:p>
          </table:table-cell>
          <table:table-cell table:style-name="Таблица3.B15" table:number-columns-spanned="44" office:value-type="string">
            <text:p text:style-name="P213"><text:span text:style-name="T67">Стеклоровинг</text:span><text:span text:style-name="T68"> </text:span><text:span text:style-name="T69">ER 13-2400-180</text:span> <text:s text:c="84"/><text:span text:style-name="T43">По сопроводительной документации</text:span> <text:s text:c="35"/><text:span text:style-name="T75">163</text:span> <text:s text:c="11"/><text:span text:style-name="T75">1</text:span> <text:s text:c="15"/>- <text:s text:c="17"/><text:span text:style-name="T75">528</text:span> <text:s text:c="16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5">
          <table:table-cell table:style-name="Таблица3.A15" office:value-type="string">
            <text:p text:style-name="P83">03</text:p>
          </table:table-cell>
          <table:table-cell table:style-name="Таблица3.B15" table:number-columns-spanned="44" office:value-type="string">
            <text:p text:style-name="P213"><text:span text:style-name="T31">Смола </text:span><text:span text:style-name="T32">A</text:span><text:span text:style-name="T33">TTSHIELD</text:span><text:span text:style-name="T32"> OP 745</text:span> <text:s text:c="88"/><text:span text:style-name="T32">ТУ 20.16.40-024-35501431-2021</text:span> <text:s text:c="46"/><text:span text:style-name="T75">163</text:span> <text:s text:c="9"/><text:span text:style-name="T75">1</text:span> <text:s text:c="15"/>- <text:s text:c="17"/><text:span text:style-name="T75">522</text:span> <text:s text:c="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5">
          <table:table-cell table:style-name="Таблица3.A15" office:value-type="string">
            <text:p text:style-name="P83">04</text:p>
          </table:table-cell>
          <table:table-cell table:style-name="Таблица3.B15" table:number-columns-spanned="44" office:value-type="string">
            <text:p text:style-name="P213"><text:span text:style-name="T27">Отвердитель</text:span><text:span text:style-name="T28"> </text:span><text:span text:style-name="T30">Akperox</text:span><text:span text:style-name="T34"> </text:span><text:span text:style-name="T30">A</text:span><text:span text:style-name="T34">-50</text:span> <text:s text:c="89"/><text:span text:style-name="T35">По сопроводительной документации</text:span> <text:s text:c="36"/><text:span text:style-name="T75">163</text:span> <text:s text:c="11"/><text:span text:style-name="T75">1</text:span> <text:s text:c="12"/>- <text:s text:c="22"/><text:span text:style-name="T75">6</text:span> <text:s text:c="2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5">
          <table:table-cell table:style-name="Таблица3.A15" office:value-type="string">
            <text:p text:style-name="P83">05</text:p>
          </table:table-cell>
          <table:table-cell table:style-name="Таблица3.B15" table:number-columns-spanned="44" office:value-type="string">
            <text:p text:style-name="Standard"><text:span text:style-name="T89">Ацетон</text:span> <text:span text:style-name="T89">технический</text:span> <text:s text:c="100"/><text:span text:style-name="T89">ГОСТ 2768-84</text:span> <text:s text:c="73"/><text:span text:style-name="T97">163</text:span> <text:s text:c="12"/><text:span text:style-name="T97">1</text:span> <text:s text:c="12"/>- <text:s text:c="19"/><text:span text:style-name="T97">300</text:span> <text:s text:c="1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5">
          <table:table-cell table:style-name="Таблица3.A15" office:value-type="string">
            <text:p text:style-name="P83"><text:span text:style-name="T77">О</text:span>06</text:p>
          </table:table-cell>
          <table:table-cell table:style-name="Таблица3.B15" table:number-rows-spanned="2" table:number-columns-spanned="44" office:value-type="string">
            <text:p text:style-name="P209"><text:span text:style-name="T70">Подготовить пистолет к работе, подключить к нему стеклоровинг, смолу и отвердитель. Распылить слой рубленного ровинга на форму и раскатать валиком, </text:span><text:span text:style-name="T89">смоченным ацетоном</text:span><text:span text:style-name="T70">. Всего нанести 2 слоя, </text:span><text:span text:style-name="T72">выдерживая между ними 10-15 мин</text:span><text:span text:style-name="T70">. </text:span><text:span text:style-name="T71">На поверхности не допускаются расслоения, непропитанные участки, побеления, газовые пузыри.</text:span> <text:s text:c="384"/></text:p>
            <text:p text:style-name="Standard"><text:s text:c="386"/></text:p>
            <text:p text:style-name="Standard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5">
          <table:table-cell table:style-name="Таблица3.A15" office:value-type="string">
            <text:p text:style-name="P83">07</text:p>
          </table:table-cell>
          <table:covered-table-cell table:style-name="Таблица3.B1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5">
          <table:table-cell table:style-name="Таблица3.A15" office:value-type="string">
            <text:p text:style-name="P83">08</text:p>
          </table:table-cell>
          <table:table-cell table:style-name="Таблица3.B15" table:number-columns-spanned="44" office:value-type="string">
            <text:p text:style-name="Standard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5">
          <table:table-cell table:style-name="Таблица3.A15" office:value-type="string">
            <text:p text:style-name="P83">09</text:p>
          </table:table-cell>
          <table:table-cell table:style-name="Таблица3.B15" table:number-columns-spanned="44" office:value-type="string">
            <text:p text:style-name="Standard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5">
          <table:table-cell table:style-name="Таблица3.A15" office:value-type="string">
            <text:p text:style-name="P90">10</text:p>
          </table:table-cell>
          <table:table-cell table:style-name="Таблица3.B15" table:number-columns-spanned="44" office:value-type="string">
            <text:p text:style-name="Standard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5">
          <table:table-cell table:style-name="Таблица3.A15" office:value-type="string">
            <text:p text:style-name="P83"><text:span text:style-name="T10">1</text:span>1</text:p>
          </table:table-cell>
          <table:table-cell table:style-name="Таблица3.B15" table:number-columns-spanned="44" office:value-type="string">
            <text:p text:style-name="Standard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5">
          <table:table-cell table:style-name="Таблица3.A15" office:value-type="string">
            <text:p text:style-name="P83"><text:span text:style-name="T78">А</text:span>12</text:p>
          </table:table-cell>
          <table:table-cell table:style-name="Таблица3.B15" table:number-columns-spanned="44" office:value-type="string">
            <text:p text:style-name="Standard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5">
          <table:table-cell table:style-name="Таблица3.A15" office:value-type="string">
            <text:p text:style-name="P83"><text:span text:style-name="T78">Б</text:span><text:span text:style-name="T9">1</text:span>3</text:p>
          </table:table-cell>
          <table:table-cell table:style-name="Таблица3.B15" table:number-columns-spanned="44" office:value-type="string">
            <text:p text:style-name="Standard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5">
          <table:table-cell table:style-name="Таблица3.A15" office:value-type="string">
            <text:p text:style-name="P83"><text:s/>14</text:p>
          </table:table-cell>
          <table:table-cell table:style-name="Таблица3.B15" table:number-columns-spanned="44" office:value-type="string">
            <text:p text:style-name="Standard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5">
          <table:table-cell table:style-name="Таблица3.A15" office:value-type="string">
            <text:p text:style-name="P83"><text:span text:style-name="T82">Т</text:span>15</text:p>
          </table:table-cell>
          <table:table-cell table:style-name="Таблица3.B15" table:number-columns-spanned="44" office:value-type="string">
            <text:p text:style-name="Standard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5">
          <table:table-cell table:style-name="Таблица3.A15" office:value-type="string">
            <text:p text:style-name="P83">16</text:p>
          </table:table-cell>
          <table:table-cell table:style-name="Таблица3.B15" table:number-columns-spanned="44" office:value-type="string">
            <text:p text:style-name="P224"><text:s text:c="38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31">
          <table:table-cell table:style-name="Таблица3.A31" table:number-columns-spanned="3" office:value-type="string">
            <text:p text:style-name="P6">МК</text:p>
          </table:table-cell>
          <table:covered-table-cell/>
          <table:covered-table-cell/>
          <table:table-cell table:style-name="Таблица3.A31" table:number-columns-spanned="31" office:value-type="string">
            <text:p text:style-name="P59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31" table:number-columns-spanned="9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r31" table:number-columns-spanned="2" office:value-type="string">
            <text:p text:style-name="P53"/>
          </table:table-cell>
          <table:covered-table-cell/>
        </table:table-row>
      </table:table>
      <text:p text:style-name="P229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column table:style-name="Таблица14.G"/>
        <table:table-column table:style-name="Таблица14.H"/>
        <table:table-column table:style-name="Таблица14.I"/>
        <table:table-column table:style-name="Таблица14.J"/>
        <table:table-column table:style-name="Таблица14.K"/>
        <table:table-column table:style-name="Таблица14.L"/>
        <table:table-column table:style-name="Таблица14.M"/>
        <table:table-column table:style-name="Таблица14.N"/>
        <table:table-column table:style-name="Таблица14.O"/>
        <table:table-column table:style-name="Таблица14.P"/>
        <table:table-column table:style-name="Таблица14.Q"/>
        <table:table-column table:style-name="Таблица14.R"/>
        <table:table-column table:style-name="Таблица14.S"/>
        <table:table-column table:style-name="Таблица14.T"/>
        <table:table-column table:style-name="Таблица14.U"/>
        <table:table-column table:style-name="Таблица14.V"/>
        <table:table-column table:style-name="Таблица14.R"/>
        <table:table-column table:style-name="Таблица14.X"/>
        <table:table-column table:style-name="Таблица14.Y"/>
        <table:table-column table:style-name="Таблица14.Z"/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column table:style-name="Таблица14.g"/>
        <table:table-column table:style-name="Таблица14.h"/>
        <table:table-column table:style-name="Таблица14.i"/>
        <table:table-column table:style-name="Таблица14.j"/>
        <table:table-column table:style-name="Таблица14.k"/>
        <table:table-column table:style-name="Таблица14.l"/>
        <table:table-column table:style-name="Таблица14.m"/>
        <table:table-column table:style-name="Таблица14.n"/>
        <table:table-column table:style-name="Таблица14.o"/>
        <table:table-column table:style-name="Таблица14.p"/>
        <table:table-column table:style-name="Таблица14.q"/>
        <table:table-column table:style-name="Таблица14.r"/>
        <table:table-column table:style-name="Таблица14.s"/>
        <table:table-row table:style-name="Таблица14.1">
          <table:table-cell table:style-name="Таблица14.A1" table:number-columns-spanned="28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c1" table:number-columns-spanned="2" office:value-type="string">
            <text:p text:style-name="P28"><draw:frame draw:style-name="fr2" draw:name="Врезка14" text:anchor-type="char" svg:x="23.844cm" svg:y="-0.496cm" svg:width="4.604cm" svg:height="0.847cm" draw:z-index="24"><draw:text-box><text:p text:style-name="P29"><text:s text:c="14"/>ГОСТ 3.1118-82 Форма 2</text:p></draw:text-box></draw:frame></text:p>
            <text:p text:style-name="P229"/>
          </table:table-cell>
          <table:covered-table-cell/>
          <table:table-cell table:style-name="Таблица14.c1" table:number-columns-spanned="2" office:value-type="string">
            <text:p text:style-name="P22"/>
          </table:table-cell>
          <table:covered-table-cell/>
          <table:table-cell table:style-name="Таблица14.c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4.c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Таблица14.q1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Таблица14.2">
          <table:table-cell table:style-name="Таблица14.c1" table:number-columns-spanned="2" office:value-type="string">
            <text:p text:style-name="P22">Дубл.</text:p>
          </table:table-cell>
          <table:covered-table-cell/>
          <table:table-cell table:style-name="Таблица14.c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Таблица14.c1" table:number-columns-spanned="3" office:value-type="string">
            <text:p text:style-name="P22"/>
          </table:table-cell>
          <table:covered-table-cell/>
          <table:covered-table-cell/>
          <table:table-cell table:style-name="Таблица14.c1" office:value-type="string">
            <text:p text:style-name="P22"/>
          </table:table-cell>
          <table:table-cell table:style-name="Таблица14.K2" table:number-columns-spanned="4" office:value-type="string">
            <text:p text:style-name="P22"><text:s text:c="15"/></text:p>
          </table:table-cell>
          <table:covered-table-cell/>
          <table:covered-table-cell/>
          <table:covered-table-cell/>
          <table:table-cell table:style-name="Таблица14.O2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c1" table:number-columns-spanned="2" office:value-type="string">
            <text:p text:style-name="P159"/>
          </table:table-cell>
          <table:covered-table-cell/>
          <table:table-cell table:style-name="Таблица14.c1" table:number-columns-spanned="2" office:value-type="string">
            <text:p text:style-name="P22"/>
          </table:table-cell>
          <table:covered-table-cell/>
          <table:table-cell table:style-name="Таблица14.c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4.c1" table:number-columns-spanned="4" office:value-type="string">
            <text:p text:style-name="P159"/>
          </table:table-cell>
          <table:covered-table-cell/>
          <table:covered-table-cell/>
          <table:covered-table-cell/>
          <table:table-cell table:style-name="Таблица14.q1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Таблица14.2">
          <table:table-cell table:style-name="Таблица14.c1" table:number-columns-spanned="2" office:value-type="string">
            <text:p text:style-name="P22">Взам.</text:p>
          </table:table-cell>
          <table:covered-table-cell/>
          <table:table-cell table:style-name="Таблица14.c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Таблица14.c1" table:number-columns-spanned="3" office:value-type="string">
            <text:p text:style-name="P22"/>
          </table:table-cell>
          <table:covered-table-cell/>
          <table:covered-table-cell/>
          <table:table-cell table:style-name="Таблица14.c1" office:value-type="string">
            <text:p text:style-name="P22"/>
          </table:table-cell>
          <table:table-cell table:style-name="Таблица14.K2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  <table:table-cell table:style-name="Таблица14.c1" table:number-columns-spanned="2" office:value-type="string">
            <text:p text:style-name="P22"/>
          </table:table-cell>
          <table:covered-table-cell/>
          <table:table-cell table:style-name="Таблица14.c1" table:number-columns-spanned="3" office:value-type="string">
            <text:p text:style-name="P22"/>
          </table:table-cell>
          <table:covered-table-cell/>
          <table:covered-table-cell/>
          <table:table-cell table:style-name="Таблица14.c1" table:number-columns-spanned="3" office:value-type="string">
            <text:p text:style-name="P22"/>
          </table:table-cell>
          <table:covered-table-cell/>
          <table:covered-table-cell/>
          <table:table-cell table:style-name="Таблица14.c1" table:number-columns-spanned="2" office:value-type="string">
            <text:p text:style-name="P22"/>
          </table:table-cell>
          <table:covered-table-cell/>
          <table:table-cell table:style-name="Таблица14.c1" table:number-columns-spanned="3" office:value-type="string">
            <text:p text:style-name="P22"/>
          </table:table-cell>
          <table:covered-table-cell/>
          <table:covered-table-cell/>
          <table:table-cell table:style-name="Таблица14.c1" table:number-columns-spanned="2" office:value-type="string">
            <text:p text:style-name="P22"/>
          </table:table-cell>
          <table:covered-table-cell/>
          <table:table-cell table:style-name="Таблица14.c1" table:number-columns-spanned="2" office:value-type="string">
            <text:p text:style-name="P22"/>
          </table:table-cell>
          <table:covered-table-cell/>
          <table:table-cell table:style-name="Таблица14.c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4.c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Таблица14.q1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Таблица14.2">
          <table:table-cell table:style-name="Таблица14.c1" table:number-columns-spanned="2" office:value-type="string">
            <text:p text:style-name="P22">Подл.</text:p>
          </table:table-cell>
          <table:covered-table-cell/>
          <table:table-cell table:style-name="Таблица14.c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Таблица14.c1" table:number-columns-spanned="3" office:value-type="string">
            <text:p text:style-name="P22"/>
          </table:table-cell>
          <table:covered-table-cell/>
          <table:covered-table-cell/>
          <table:table-cell table:style-name="Таблица14.c1" office:value-type="string">
            <text:p text:style-name="P22"/>
          </table:table-cell>
          <table:table-cell table:style-name="Таблица14.K4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  <table:table-cell table:style-name="Таблица14.c1" table:number-columns-spanned="2" office:value-type="string">
            <text:p text:style-name="P22"/>
          </table:table-cell>
          <table:covered-table-cell/>
          <table:table-cell table:style-name="Таблица14.c1" table:number-columns-spanned="3" office:value-type="string">
            <text:p text:style-name="P22"/>
          </table:table-cell>
          <table:covered-table-cell/>
          <table:covered-table-cell/>
          <table:table-cell table:style-name="Таблица14.c1" table:number-columns-spanned="3" office:value-type="string">
            <text:p text:style-name="P22"/>
          </table:table-cell>
          <table:covered-table-cell/>
          <table:covered-table-cell/>
          <table:table-cell table:style-name="Таблица14.c1" table:number-columns-spanned="2" office:value-type="string">
            <text:p text:style-name="P22"/>
          </table:table-cell>
          <table:covered-table-cell/>
          <table:table-cell table:style-name="Таблица14.c1" table:number-columns-spanned="3" office:value-type="string">
            <text:p text:style-name="P22"/>
          </table:table-cell>
          <table:covered-table-cell/>
          <table:covered-table-cell/>
          <table:table-cell table:style-name="Таблица14.c1" table:number-columns-spanned="2" office:value-type="string">
            <text:p text:style-name="P22"/>
          </table:table-cell>
          <table:covered-table-cell/>
          <table:table-cell table:style-name="Таблица14.c1" table:number-columns-spanned="2" office:value-type="string">
            <text:p text:style-name="P22"/>
          </table:table-cell>
          <table:covered-table-cell/>
          <table:table-cell table:style-name="Таблица14.c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4.c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Таблица14.q1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Таблица14.5">
          <table:table-cell table:style-name="Таблица14.c1" table:number-columns-spanned="20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U5" table:number-columns-spanned="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U5" table:number-columns-spanned="8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U5" table:number-columns-spanned="5" office:value-type="string">
            <text:p text:style-name="P235">13</text:p>
          </table:table-cell>
          <table:covered-table-cell/>
          <table:covered-table-cell/>
          <table:covered-table-cell/>
          <table:covered-table-cell/>
          <table:table-cell table:style-name="Таблица14.q5" table:number-columns-spanned="3" office:value-type="string">
            <text:p text:style-name="P222">5</text:p>
          </table:table-cell>
          <table:covered-table-cell/>
          <table:covered-table-cell/>
        </table:table-row>
        <table:table-row table:style-name="Таблица14.2">
          <table:table-cell table:style-name="Таблица14.c1" table:number-columns-spanned="4" office:value-type="string">
            <text:p text:style-name="P100">Разраб.</text:p>
          </table:table-cell>
          <table:covered-table-cell/>
          <table:covered-table-cell/>
          <table:covered-table-cell/>
          <table:table-cell table:style-name="Таблица14.c1" table:number-columns-spanned="5" office:value-type="string">
            <text:p text:style-name="P172">Новиков</text:p>
          </table:table-cell>
          <table:covered-table-cell/>
          <table:covered-table-cell/>
          <table:covered-table-cell/>
          <table:covered-table-cell/>
          <table:table-cell table:style-name="Таблица14.c1" table:number-columns-spanned="2" office:value-type="string">
            <text:p text:style-name="P22"/>
          </table:table-cell>
          <table:covered-table-cell/>
          <table:table-cell table:style-name="Таблица14.c1" office:value-type="string">
            <text:p text:style-name="P22"/>
          </table:table-cell>
          <table:table-cell table:style-name="Таблица14.c1" table:number-rows-spanned="3" table:number-columns-spanned="6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4.S6" table:number-rows-spanned="3" table:number-columns-spanned="8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a6" table:number-rows-spanned="3" table:number-columns-spanned="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j6" table:number-rows-spanned="3" table:number-columns-spanned="10" office:value-type="string">
            <text:h text:style-name="P243" text:outline-level="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2">
          <table:table-cell table:style-name="Таблица14.c1" table:number-columns-spanned="4" office:value-type="string" table:protected="true">
            <text:p text:style-name="P22">Проверил</text:p>
          </table:table-cell>
          <table:covered-table-cell/>
          <table:covered-table-cell/>
          <table:covered-table-cell/>
          <table:table-cell table:style-name="Таблица14.c1" table:number-columns-spanned="5" office:value-type="string">
            <text:p text:style-name="P152"/>
          </table:table-cell>
          <table:covered-table-cell/>
          <table:covered-table-cell/>
          <table:covered-table-cell/>
          <table:covered-table-cell/>
          <table:table-cell table:style-name="Таблица14.c1" table:number-columns-spanned="2" office:value-type="string">
            <text:p text:style-name="P22"/>
          </table:table-cell>
          <table:covered-table-cell/>
          <table:table-cell table:style-name="Таблица14.c1" office:value-type="string">
            <text:p text:style-name="P22"/>
          </table:table-cell>
          <table:covered-table-cell table:style-name="Таблица14.c1"/>
          <table:covered-table-cell/>
          <table:covered-table-cell/>
          <table:covered-table-cell/>
          <table:covered-table-cell/>
          <table:covered-table-cell/>
          <table:covered-table-cell table:style-name="Таблица14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4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4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2">
          <table:table-cell table:style-name="Таблица14.c1" table:number-columns-spanned="4" office:value-type="string" table:protected="true">
            <text:p text:style-name="P22"/>
          </table:table-cell>
          <table:covered-table-cell/>
          <table:covered-table-cell/>
          <table:covered-table-cell/>
          <table:table-cell table:style-name="Таблица14.c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  <table:table-cell table:style-name="Таблица14.c1" table:number-columns-spanned="2" office:value-type="string">
            <text:p text:style-name="P22"/>
          </table:table-cell>
          <table:covered-table-cell/>
          <table:table-cell table:style-name="Таблица14.c1" office:value-type="string">
            <text:p text:style-name="P22"/>
          </table:table-cell>
          <table:covered-table-cell table:style-name="Таблица14.c1"/>
          <table:covered-table-cell/>
          <table:covered-table-cell/>
          <table:covered-table-cell/>
          <table:covered-table-cell/>
          <table:covered-table-cell/>
          <table:covered-table-cell table:style-name="Таблица14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4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4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2">
          <table:table-cell table:style-name="Таблица14.c1" table:number-columns-spanned="4" office:value-type="string" table:protected="true">
            <text:p text:style-name="P22"/>
          </table:table-cell>
          <table:covered-table-cell/>
          <table:covered-table-cell/>
          <table:covered-table-cell/>
          <table:table-cell table:style-name="Таблица14.c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  <table:table-cell table:style-name="Таблица14.c1" table:number-columns-spanned="2" office:value-type="string">
            <text:p text:style-name="P22"/>
          </table:table-cell>
          <table:covered-table-cell/>
          <table:table-cell table:style-name="Таблица14.c1" office:value-type="string">
            <text:p text:style-name="P22"/>
          </table:table-cell>
          <table:table-cell table:style-name="Таблица14.c1" table:number-rows-spanned="2" office:value-type="string">
            <text:p text:style-name="P22"/>
          </table:table-cell>
          <table:table-cell table:style-name="Таблица14.c1" table:number-rows-spanned="2" table:number-columns-spanned="26" office:value-type="string">
            <text:p text:style-name="P67">Крышка <text:span text:style-name="T121">топливного насо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n9" table:number-rows-spanned="2" table:number-columns-spanned="2" office:value-type="string">
            <text:p text:style-name="P146"/>
          </table:table-cell>
          <table:covered-table-cell/>
          <table:table-cell table:style-name="Таблица14.n9" table:number-rows-spanned="2" table:number-columns-spanned="3" office:value-type="string">
            <text:p text:style-name="P41"/>
          </table:table-cell>
          <table:covered-table-cell/>
          <table:covered-table-cell/>
          <table:table-cell table:style-name="Таблица14.s9" table:number-rows-spanned="2" office:value-type="string">
            <text:p text:style-name="P16"/>
          </table:table-cell>
        </table:table-row>
        <table:table-row table:style-name="Таблица14.2">
          <table:table-cell table:style-name="Таблица14.c1" table:number-columns-spanned="4" office:value-type="string" table:protected="true">
            <text:p text:style-name="P22">Н.контр.</text:p>
          </table:table-cell>
          <table:covered-table-cell/>
          <table:covered-table-cell/>
          <table:covered-table-cell/>
          <table:table-cell table:style-name="Таблица14.U5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  <table:table-cell table:style-name="Таблица14.U5" table:number-columns-spanned="2" office:value-type="string">
            <text:p text:style-name="P22"/>
          </table:table-cell>
          <table:covered-table-cell/>
          <table:table-cell table:style-name="Таблица14.U5" office:value-type="string">
            <text:p text:style-name="P22"/>
          </table:table-cell>
          <table:covered-table-cell table:style-name="Таблица14.c1"/>
          <table:covered-table-cell table:style-name="Таблица14.c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4.n9"/>
          <table:covered-table-cell/>
          <table:covered-table-cell table:style-name="Таблица14.n9"/>
          <table:covered-table-cell/>
          <table:covered-table-cell/>
          <table:covered-table-cell table:style-name="Таблица14.s9"/>
        </table:table-row>
        <table:table-row table:style-name="Таблица14.2">
          <table:table-cell table:style-name="Таблица14.c1" office:value-type="string">
            <text:p text:style-name="P22">А</text:p>
          </table:table-cell>
          <table:table-cell table:style-name="Таблица14.B11" table:number-columns-spanned="3" office:value-type="string">
            <text:p text:style-name="P35">Цех</text:p>
          </table:table-cell>
          <table:covered-table-cell/>
          <table:covered-table-cell/>
          <table:table-cell table:style-name="Таблица14.E11" office:value-type="string">
            <text:p text:style-name="P22">Уч.</text:p>
          </table:table-cell>
          <table:table-cell table:style-name="Таблица14.E11" table:number-columns-spanned="2" office:value-type="string">
            <text:p text:style-name="P22">РМ</text:p>
          </table:table-cell>
          <table:covered-table-cell/>
          <table:table-cell table:style-name="Таблица14.E11" office:value-type="string">
            <text:p text:style-name="P22">Опер.</text:p>
          </table:table-cell>
          <table:table-cell table:style-name="Таблица14.E11" table:number-columns-spanned="8" office:value-type="string">
            <text:p text:style-name="P22">Код, наименовании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Q11" table:number-columns-spanned="29" office:value-type="string">
            <text:p text:style-name="P22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c1" table:number-rows-spanned="2" office:value-type="string">
            <text:p text:style-name="P22">Б</text:p>
          </table:table-cell>
          <table:table-cell table:style-name="Таблица14.B12" table:number-columns-spanned="15" office:value-type="string">
            <text:p text:style-name="P2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c1" table:number-rows-spanned="2" table:number-columns-spanned="3" office:value-type="string">
            <text:p text:style-name="P22">См..</text:p>
          </table:table-cell>
          <table:covered-table-cell/>
          <table:covered-table-cell/>
          <table:table-cell table:style-name="Таблица14.c1" table:number-rows-spanned="2" table:number-columns-spanned="2" office:value-type="string">
            <text:p text:style-name="P22">Проф.</text:p>
            <text:p text:style-name="P229"/>
          </table:table-cell>
          <table:covered-table-cell/>
          <table:table-cell table:style-name="Таблица14.c1" table:number-rows-spanned="2" office:value-type="string">
            <text:p text:style-name="P22">Р</text:p>
          </table:table-cell>
          <table:table-cell table:style-name="Таблица14.c1" table:number-rows-spanned="2" table:number-columns-spanned="2" office:value-type="string">
            <text:p text:style-name="P22">УТ</text:p>
          </table:table-cell>
          <table:covered-table-cell/>
          <table:table-cell table:style-name="Таблица14.c1" table:number-rows-spanned="2" office:value-type="string">
            <text:p text:style-name="P22">КР</text:p>
          </table:table-cell>
          <table:table-cell table:style-name="Таблица14.c1" table:number-rows-spanned="2" table:number-columns-spanned="2" office:value-type="string">
            <text:p text:style-name="P80">КОИД</text:p>
          </table:table-cell>
          <table:covered-table-cell/>
          <table:table-cell table:style-name="Таблица14.c1" table:number-rows-spanned="2" table:number-columns-spanned="4" office:value-type="string">
            <text:p text:style-name="P22">ЕН</text:p>
          </table:table-cell>
          <table:covered-table-cell/>
          <table:covered-table-cell/>
          <table:covered-table-cell/>
          <table:table-cell table:style-name="Таблица14.c1" table:number-rows-spanned="2" table:number-columns-spanned="2" office:value-type="string">
            <text:p text:style-name="P22">ОП</text:p>
          </table:table-cell>
          <table:covered-table-cell/>
          <table:table-cell table:style-name="Таблица14.c1" table:number-rows-spanned="2" table:number-columns-spanned="3" office:value-type="string">
            <text:p text:style-name="P22">Кшт.</text:p>
          </table:table-cell>
          <table:covered-table-cell/>
          <table:covered-table-cell/>
          <table:table-cell table:style-name="Таблица14.c1" table:number-rows-spanned="2" table:number-columns-spanned="4" office:value-type="string">
            <text:p text:style-name="P22">Тп.з.</text:p>
          </table:table-cell>
          <table:covered-table-cell/>
          <table:covered-table-cell/>
          <table:covered-table-cell/>
          <table:table-cell table:style-name="Таблица14.o12" table:number-rows-spanned="2" table:number-columns-spanned="5" office:value-type="string">
            <text:p text:style-name="P22">Тшт.</text:p>
          </table:table-cell>
          <table:covered-table-cell/>
          <table:covered-table-cell/>
          <table:covered-table-cell/>
          <table:covered-table-cell/>
        </table:table-row>
        <table:table-row table:style-name="Таблица14.13">
          <table:covered-table-cell table:style-name="Таблица14.c1"/>
          <table:table-cell table:style-name="Таблица14.B11" table:number-columns-spanned="15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4.c1"/>
          <table:covered-table-cell/>
          <table:covered-table-cell/>
          <table:covered-table-cell table:style-name="Таблица14.c1"/>
          <table:covered-table-cell/>
          <table:covered-table-cell table:style-name="Таблица14.c1"/>
          <table:covered-table-cell table:style-name="Таблица14.c1"/>
          <table:covered-table-cell/>
          <table:covered-table-cell table:style-name="Таблица14.c1"/>
          <table:covered-table-cell table:style-name="Таблица14.c1"/>
          <table:covered-table-cell/>
          <table:covered-table-cell table:style-name="Таблица14.c1"/>
          <table:covered-table-cell/>
          <table:covered-table-cell/>
          <table:covered-table-cell/>
          <table:covered-table-cell table:style-name="Таблица14.c1"/>
          <table:covered-table-cell/>
          <table:covered-table-cell table:style-name="Таблица14.c1"/>
          <table:covered-table-cell/>
          <table:covered-table-cell/>
          <table:covered-table-cell table:style-name="Таблица14.c1"/>
          <table:covered-table-cell/>
          <table:covered-table-cell/>
          <table:covered-table-cell/>
          <table:covered-table-cell table:style-name="Таблица14.o12"/>
          <table:covered-table-cell/>
          <table:covered-table-cell/>
          <table:covered-table-cell/>
          <table:covered-table-cell/>
        </table:table-row>
        <table:table-row table:style-name="Таблица14.2">
          <table:table-cell table:style-name="Таблица14.c1" office:value-type="string">
            <text:p text:style-name="P22">к/м</text:p>
          </table:table-cell>
          <table:table-cell table:style-name="Таблица14.c1" table:number-columns-spanned="15" office:value-type="string">
            <text:p text:style-name="P2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B12" table:number-columns-spanned="11" office:value-type="string">
            <text:p text:style-name="P2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U5" table:number-columns-spanned="4" office:value-type="string">
            <text:p text:style-name="P80">ОПП</text:p>
          </table:table-cell>
          <table:covered-table-cell/>
          <table:covered-table-cell/>
          <table:covered-table-cell/>
          <table:table-cell table:style-name="Таблица14.U5" table:number-columns-spanned="2" office:value-type="string">
            <text:p text:style-name="P22">ЕВ</text:p>
          </table:table-cell>
          <table:covered-table-cell/>
          <table:table-cell table:style-name="Таблица14.U5" table:number-columns-spanned="3" office:value-type="string">
            <text:p text:style-name="P22">ЕН</text:p>
          </table:table-cell>
          <table:covered-table-cell/>
          <table:covered-table-cell/>
          <table:table-cell table:style-name="Таблица14.U5" table:number-columns-spanned="4" office:value-type="string">
            <text:p text:style-name="P22">КИ</text:p>
          </table:table-cell>
          <table:covered-table-cell/>
          <table:covered-table-cell/>
          <table:covered-table-cell/>
          <table:table-cell table:style-name="Таблица14.o14" table:number-columns-spanned="5" office:value-type="string">
            <text:p text:style-name="P22">Нрасх.</text:p>
          </table:table-cell>
          <table:covered-table-cell/>
          <table:covered-table-cell/>
          <table:covered-table-cell/>
          <table:covered-table-cell/>
        </table:table-row>
        <table:table-row table:style-name="Таблица14.15">
          <table:table-cell table:style-name="Таблица14.A15" office:value-type="string">
            <text:p text:style-name="P86"><draw:g text:anchor-type="char" draw:z-index="11" draw:name="DrawObject 791" draw:style-name="gr7"><draw:g draw:name="Фигура 13" draw:style-name="gr8"><draw:line draw:style-name="gr9" draw:text-style-name="P269" svg:x1="0.762cm" svg:y1="0.718cm" svg:x2="28.147cm" svg:y2="0.718cm"><text:p/></draw:line><draw:line draw:style-name="gr9" draw:text-style-name="P269" svg:x1="0.732cm" svg:y1="1.455cm" svg:x2="28.117cm" svg:y2="1.455cm"><text:p/></draw:line><draw:line draw:style-name="gr9" draw:text-style-name="P269" svg:x1="0.746cm" svg:y1="2.219cm" svg:x2="28.131cm" svg:y2="2.219cm"><text:p/></draw:line><draw:line draw:style-name="gr9" draw:text-style-name="P269" svg:x1="0.721cm" svg:y1="2.968cm" svg:x2="28.106cm" svg:y2="2.968cm"><text:p/></draw:line><draw:line draw:style-name="gr9" draw:text-style-name="P269" svg:x1="0.758cm" svg:y1="3.732cm" svg:x2="28.143cm" svg:y2="3.732cm"><text:p/></draw:line><draw:line draw:style-name="gr9" draw:text-style-name="P269" svg:x1="0.758cm" svg:y1="4.473cm" svg:x2="28.143cm" svg:y2="4.473cm"><text:p/></draw:line><draw:line draw:style-name="gr9" draw:text-style-name="P269" svg:x1="0.747cm" svg:y1="5.231cm" svg:x2="28.132cm" svg:y2="5.231cm"><text:p/></draw:line><draw:line draw:style-name="gr9" draw:text-style-name="P269" svg:x1="0.732cm" svg:y1="5.978cm" svg:x2="28.117cm" svg:y2="5.978cm"><text:p/></draw:line><draw:line draw:style-name="gr9" draw:text-style-name="P269" svg:x1="0.747cm" svg:y1="6.729cm" svg:x2="28.132cm" svg:y2="6.729cm"><text:p/></draw:line><draw:line draw:style-name="gr9" draw:text-style-name="P269" svg:x1="0.745cm" svg:y1="8.233cm" svg:x2="28.13cm" svg:y2="8.233cm"><text:p/></draw:line><draw:line draw:style-name="gr9" draw:text-style-name="P269" svg:x1="0.755cm" svg:y1="9.747cm" svg:x2="28.14cm" svg:y2="9.747cm"><text:p/></draw:line><draw:line draw:style-name="gr9" draw:text-style-name="P269" svg:x1="0.745cm" svg:y1="7.495cm" svg:x2="28.13cm" svg:y2="7.495cm"><text:p/></draw:line><draw:line draw:style-name="gr9" draw:text-style-name="P269" svg:x1="0.758cm" svg:y1="8.997cm" svg:x2="28.143cm" svg:y2="8.997cm"><text:p/></draw:line><draw:line draw:style-name="gr9" draw:text-style-name="P269" svg:x1="0.732cm" svg:y1="10.495cm" svg:x2="28.117cm" svg:y2="10.495cm"><text:p/></draw:line><draw:line draw:style-name="gr9" draw:text-style-name="P269" svg:x1="0.755cm" svg:y1="11.244cm" svg:x2="28.14cm" svg:y2="11.244cm"><text:p/></draw:line></draw:g><draw:g draw:name="DrawObject 792" draw:style-name="gr10"><draw:g draw:name="DrawObject 793" draw:style-name="gr10"><draw:g draw:name="DrawObject 794" draw:style-name="gr10"><draw:g draw:name="DrawObject 795" draw:style-name="gr8"><draw:line draw:name="Вертикальная линия 2881" draw:style-name="gr11" draw:text-style-name="P270" svg:x1="1.852cm" svg:y1="-0.023cm" svg:x2="1.852cm" svg:y2="0.078cm"><text:p/></draw:line><draw:line draw:name="Вертикальная линия 2882" draw:style-name="gr11" draw:text-style-name="P270" svg:x1="2.896cm" svg:y1="-0.021cm" svg:x2="2.896cm" svg:y2="0.08cm"><text:p/></draw:line><draw:line draw:name="Вертикальная линия 2883" draw:style-name="gr11" draw:text-style-name="P270" svg:x1="3.937cm" svg:y1="-0.016cm" svg:x2="3.937cm" svg:y2="0.085cm"><text:p/></draw:line><draw:line draw:name="Вертикальная линия 2884" draw:style-name="gr11" draw:text-style-name="P270" svg:x1="5.235cm" svg:y1="-0.016cm" svg:x2="5.235cm" svg:y2="0.085cm"><text:p/></draw:line></draw:g><draw:line draw:name="Вертикальная линия 2885" draw:style-name="gr11" draw:text-style-name="P270" svg:x1="12.58cm" svg:y1="-0.016cm" svg:x2="12.58cm" svg:y2="0.085cm"><text:p/></draw:line><draw:line draw:name="Вертикальная линия 2886" draw:style-name="gr11" draw:text-style-name="P270" svg:x1="13.603cm" svg:y1="-0.016cm" svg:x2="13.603cm" svg:y2="0.085cm"><text:p/></draw:line><draw:line draw:name="Вертикальная линия 2887" draw:style-name="gr11" draw:text-style-name="P270" svg:x1="15.419cm" svg:y1="-0.016cm" svg:x2="15.419cm" svg:y2="0.085cm"><text:p/></draw:line><draw:line draw:name="Вертикальная линия 2888" draw:style-name="gr11" draw:text-style-name="P270" svg:x1="16.45cm" svg:y1="-0.016cm" svg:x2="16.45cm" svg:y2="0.085cm"><text:p/></draw:line><draw:line draw:name="Вертикальная линия 2889" draw:style-name="gr11" draw:text-style-name="P270" svg:x1="17.727cm" svg:y1="-0.016cm" svg:x2="17.727cm" svg:y2="0.085cm"><text:p/></draw:line><draw:line draw:name="Вертикальная линия 2890" draw:style-name="gr11" draw:text-style-name="P270" svg:x1="18.773cm" svg:y1="-0.016cm" svg:x2="18.773cm" svg:y2="0.085cm"><text:p/></draw:line></draw:g><draw:g draw:name="DrawObject 796" draw:style-name="gr8"><draw:line draw:name="Вертикальная линия 2891" draw:style-name="gr11" draw:text-style-name="P270" svg:x1="20.041cm" svg:y1="-0.016cm" svg:x2="20.041cm" svg:y2="0.085cm"><text:p/></draw:line><draw:line draw:name="Вертикальная линия 2892" draw:style-name="gr11" draw:text-style-name="P270" svg:x1="21.306cm" svg:y1="-0.016cm" svg:x2="21.306cm" svg:y2="0.085cm"><text:p/></draw:line><draw:line draw:name="Вертикальная линия 2893" draw:style-name="gr11" draw:text-style-name="P270" svg:x1="22.658cm" svg:y1="-0.016cm" svg:x2="22.658cm" svg:y2="0.085cm"><text:p/></draw:line><draw:line draw:name="Вертикальная линия 2894" draw:style-name="gr11" draw:text-style-name="P270" svg:x1="23.98cm" svg:y1="-0.016cm" svg:x2="23.98cm" svg:y2="0.085cm"><text:p/></draw:line><draw:line draw:name="Вертикальная линия 2895" draw:style-name="gr11" draw:text-style-name="P270" svg:x1="25.728cm" svg:y1="-0.016cm" svg:x2="25.728cm" svg:y2="0.085cm"><text:p/></draw:line></draw:g></draw:g><draw:g draw:name="DrawObject 797" draw:style-name="gr10"><draw:g draw:name="DrawObject 798" draw:style-name="gr10"><draw:g draw:name="DrawObject 799" draw:style-name="gr8"><draw:line draw:name="Вертикальная линия 2896" draw:style-name="gr11" draw:text-style-name="P270" svg:x1="1.838cm" svg:y1="0.73cm" svg:x2="1.838cm" svg:y2="0.831cm"><text:p/></draw:line><draw:line draw:name="Вертикальная линия 2897" draw:style-name="gr11" draw:text-style-name="P270" svg:x1="2.884cm" svg:y1="0.732cm" svg:x2="2.884cm" svg:y2="0.833cm"><text:p/></draw:line><draw:line draw:name="Вертикальная линия 2898" draw:style-name="gr11" draw:text-style-name="P270" svg:x1="3.927cm" svg:y1="0.737cm" svg:x2="3.927cm" svg:y2="0.838cm"><text:p/></draw:line><draw:line draw:name="Вертикальная линия 2899" draw:style-name="gr11" draw:text-style-name="P270" svg:x1="5.221cm" svg:y1="0.737cm" svg:x2="5.221cm" svg:y2="0.838cm"><text:p/></draw:line></draw:g><draw:line draw:name="Вертикальная линия 2900" draw:style-name="gr11" draw:text-style-name="P270" svg:x1="12.573cm" svg:y1="0.737cm" svg:x2="12.573cm" svg:y2="0.838cm"><text:p/></draw:line><draw:line draw:name="Вертикальная линия 2901" draw:style-name="gr11" draw:text-style-name="P270" svg:x1="13.596cm" svg:y1="0.737cm" svg:x2="13.596cm" svg:y2="0.838cm"><text:p/></draw:line><draw:line draw:name="Вертикальная линия 2902" draw:style-name="gr11" draw:text-style-name="P270" svg:x1="15.411cm" svg:y1="0.737cm" svg:x2="15.411cm" svg:y2="0.838cm"><text:p/></draw:line><draw:line draw:name="Вертикальная линия 2903" draw:style-name="gr11" draw:text-style-name="P270" svg:x1="16.44cm" svg:y1="0.737cm" svg:x2="16.44cm" svg:y2="0.838cm"><text:p/></draw:line><draw:line draw:name="Вертикальная линия 2904" draw:style-name="gr11" draw:text-style-name="P270" svg:x1="17.713cm" svg:y1="0.737cm" svg:x2="17.713cm" svg:y2="0.838cm"><text:p/></draw:line><draw:line draw:name="Вертикальная линия 2905" draw:style-name="gr11" draw:text-style-name="P270" svg:x1="18.763cm" svg:y1="0.737cm" svg:x2="18.763cm" svg:y2="0.838cm"><text:p/></draw:line></draw:g><draw:g draw:name="DrawObject 800" draw:style-name="gr8"><draw:line draw:name="Вертикальная линия 2906" draw:style-name="gr11" draw:text-style-name="P270" svg:x1="20.029cm" svg:y1="0.737cm" svg:x2="20.029cm" svg:y2="0.838cm"><text:p/></draw:line><draw:line draw:name="Вертикальная линия 2907" draw:style-name="gr11" draw:text-style-name="P270" svg:x1="21.296cm" svg:y1="0.737cm" svg:x2="21.296cm" svg:y2="0.838cm"><text:p/></draw:line><draw:line draw:name="Вертикальная линия 2908" draw:style-name="gr11" draw:text-style-name="P270" svg:x1="22.643cm" svg:y1="0.737cm" svg:x2="22.643cm" svg:y2="0.838cm"><text:p/></draw:line><draw:line draw:name="Вертикальная линия 2909" draw:style-name="gr11" draw:text-style-name="P270" svg:x1="23.97cm" svg:y1="0.737cm" svg:x2="23.97cm" svg:y2="0.838cm"><text:p/></draw:line><draw:line draw:name="Вертикальная линия 2910" draw:style-name="gr11" draw:text-style-name="P270" svg:x1="25.714cm" svg:y1="0.737cm" svg:x2="25.714cm" svg:y2="0.838cm"><text:p/></draw:line></draw:g></draw:g><draw:g draw:name="DrawObject 801" draw:style-name="gr10"><draw:g draw:name="DrawObject 802" draw:style-name="gr10"><draw:g draw:name="DrawObject 803" draw:style-name="gr8"><draw:line draw:name="Вертикальная линия 2911" draw:style-name="gr11" draw:text-style-name="P270" svg:x1="1.838cm" svg:y1="1.466cm" svg:x2="1.838cm" svg:y2="1.567cm"><text:p/></draw:line><draw:line draw:name="Вертикальная линия 2912" draw:style-name="gr11" draw:text-style-name="P270" svg:x1="2.884cm" svg:y1="1.471cm" svg:x2="2.884cm" svg:y2="1.572cm"><text:p/></draw:line><draw:line draw:name="Вертикальная линия 2913" draw:style-name="gr11" draw:text-style-name="P270" svg:x1="3.927cm" svg:y1="1.475cm" svg:x2="3.927cm" svg:y2="1.576cm"><text:p/></draw:line><draw:line draw:name="Вертикальная линия 2914" draw:style-name="gr11" draw:text-style-name="P270" svg:x1="5.221cm" svg:y1="1.475cm" svg:x2="5.221cm" svg:y2="1.576cm"><text:p/></draw:line></draw:g><draw:line draw:name="Вертикальная линия 2915" draw:style-name="gr11" draw:text-style-name="P270" svg:x1="12.573cm" svg:y1="1.475cm" svg:x2="12.573cm" svg:y2="1.576cm"><text:p/></draw:line><draw:line draw:name="Вертикальная линия 2916" draw:style-name="gr11" draw:text-style-name="P270" svg:x1="13.596cm" svg:y1="1.475cm" svg:x2="13.596cm" svg:y2="1.576cm"><text:p/></draw:line><draw:line draw:name="Вертикальная линия 2917" draw:style-name="gr11" draw:text-style-name="P270" svg:x1="15.411cm" svg:y1="1.475cm" svg:x2="15.411cm" svg:y2="1.576cm"><text:p/></draw:line><draw:line draw:name="Вертикальная линия 2918" draw:style-name="gr11" draw:text-style-name="P270" svg:x1="16.44cm" svg:y1="1.475cm" svg:x2="16.44cm" svg:y2="1.576cm"><text:p/></draw:line><draw:line draw:name="Вертикальная линия 2919" draw:style-name="gr11" draw:text-style-name="P270" svg:x1="17.713cm" svg:y1="1.475cm" svg:x2="17.713cm" svg:y2="1.576cm"><text:p/></draw:line><draw:line draw:name="Вертикальная линия 2920" draw:style-name="gr11" draw:text-style-name="P270" svg:x1="18.763cm" svg:y1="1.475cm" svg:x2="18.763cm" svg:y2="1.576cm"><text:p/></draw:line></draw:g><draw:g draw:name="DrawObject 804" draw:style-name="gr8"><draw:line draw:name="Вертикальная линия 2921" draw:style-name="gr11" draw:text-style-name="P270" svg:x1="20.029cm" svg:y1="1.475cm" svg:x2="20.029cm" svg:y2="1.576cm"><text:p/></draw:line><draw:line draw:name="Вертикальная линия 2922" draw:style-name="gr11" draw:text-style-name="P270" svg:x1="21.296cm" svg:y1="1.475cm" svg:x2="21.296cm" svg:y2="1.576cm"><text:p/></draw:line><draw:line draw:name="Вертикальная линия 2923" draw:style-name="gr11" draw:text-style-name="P270" svg:x1="22.643cm" svg:y1="1.475cm" svg:x2="22.643cm" svg:y2="1.576cm"><text:p/></draw:line><draw:line draw:name="Вертикальная линия 2924" draw:style-name="gr11" draw:text-style-name="P270" svg:x1="23.97cm" svg:y1="1.475cm" svg:x2="23.97cm" svg:y2="1.576cm"><text:p/></draw:line><draw:line draw:name="Вертикальная линия 2925" draw:style-name="gr11" draw:text-style-name="P270" svg:x1="25.714cm" svg:y1="1.475cm" svg:x2="25.714cm" svg:y2="1.576cm"><text:p/></draw:line></draw:g></draw:g><draw:g draw:name="DrawObject 805" draw:style-name="gr10"><draw:g draw:name="DrawObject 806" draw:style-name="gr10"><draw:g draw:name="DrawObject 807" draw:style-name="gr8"><draw:line draw:name="Вертикальная линия 2926" draw:style-name="gr11" draw:text-style-name="P270" svg:x1="1.838cm" svg:y1="2.231cm" svg:x2="1.838cm" svg:y2="2.332cm"><text:p/></draw:line><draw:line draw:name="Вертикальная линия 2927" draw:style-name="gr11" draw:text-style-name="P270" svg:x1="2.884cm" svg:y1="2.233cm" svg:x2="2.884cm" svg:y2="2.334cm"><text:p/></draw:line><draw:line draw:name="Вертикальная линия 2928" draw:style-name="gr11" draw:text-style-name="P270" svg:x1="3.927cm" svg:y1="2.238cm" svg:x2="3.927cm" svg:y2="2.339cm"><text:p/></draw:line><draw:line draw:name="Вертикальная линия 2929" draw:style-name="gr11" draw:text-style-name="P270" svg:x1="5.221cm" svg:y1="2.238cm" svg:x2="5.221cm" svg:y2="2.339cm"><text:p/></draw:line></draw:g><draw:line draw:name="Вертикальная линия 2930" draw:style-name="gr11" draw:text-style-name="P270" svg:x1="12.573cm" svg:y1="2.238cm" svg:x2="12.573cm" svg:y2="2.339cm"><text:p/></draw:line><draw:line draw:name="Вертикальная линия 2931" draw:style-name="gr11" draw:text-style-name="P270" svg:x1="13.596cm" svg:y1="2.238cm" svg:x2="13.596cm" svg:y2="2.339cm"><text:p/></draw:line><draw:line draw:name="Вертикальная линия 2932" draw:style-name="gr11" draw:text-style-name="P270" svg:x1="15.411cm" svg:y1="2.238cm" svg:x2="15.411cm" svg:y2="2.339cm"><text:p/></draw:line><draw:line draw:name="Вертикальная линия 2933" draw:style-name="gr11" draw:text-style-name="P270" svg:x1="16.44cm" svg:y1="2.238cm" svg:x2="16.44cm" svg:y2="2.339cm"><text:p/></draw:line><draw:line draw:name="Вертикальная линия 2934" draw:style-name="gr11" draw:text-style-name="P270" svg:x1="17.713cm" svg:y1="2.238cm" svg:x2="17.713cm" svg:y2="2.339cm"><text:p/></draw:line><draw:line draw:name="Вертикальная линия 2935" draw:style-name="gr11" draw:text-style-name="P270" svg:x1="18.763cm" svg:y1="2.238cm" svg:x2="18.763cm" svg:y2="2.339cm"><text:p/></draw:line></draw:g><draw:g draw:name="DrawObject 808" draw:style-name="gr8"><draw:line draw:name="Вертикальная линия 2936" draw:style-name="gr11" draw:text-style-name="P270" svg:x1="20.029cm" svg:y1="2.238cm" svg:x2="20.029cm" svg:y2="2.339cm"><text:p/></draw:line><draw:line draw:name="Вертикальная линия 2937" draw:style-name="gr11" draw:text-style-name="P270" svg:x1="21.296cm" svg:y1="2.238cm" svg:x2="21.296cm" svg:y2="2.339cm"><text:p/></draw:line><draw:line draw:name="Вертикальная линия 2938" draw:style-name="gr11" draw:text-style-name="P270" svg:x1="22.643cm" svg:y1="2.238cm" svg:x2="22.643cm" svg:y2="2.339cm"><text:p/></draw:line><draw:line draw:name="Вертикальная линия 2939" draw:style-name="gr11" draw:text-style-name="P270" svg:x1="23.97cm" svg:y1="2.238cm" svg:x2="23.97cm" svg:y2="2.339cm"><text:p/></draw:line><draw:line draw:name="Вертикальная линия 2940" draw:style-name="gr11" draw:text-style-name="P270" svg:x1="25.714cm" svg:y1="2.238cm" svg:x2="25.714cm" svg:y2="2.339cm"><text:p/></draw:line></draw:g></draw:g><draw:g draw:name="DrawObject 809" draw:style-name="gr10"><draw:g draw:name="DrawObject 810" draw:style-name="gr10"><draw:g draw:name="DrawObject 811" draw:style-name="gr8"><draw:line draw:name="Вертикальная линия 2941" draw:style-name="gr11" draw:text-style-name="P270" svg:x1="1.838cm" svg:y1="2.981cm" svg:x2="1.838cm" svg:y2="3.082cm"><text:p/></draw:line><draw:line draw:name="Вертикальная линия 2942" draw:style-name="gr11" draw:text-style-name="P270" svg:x1="2.884cm" svg:y1="2.983cm" svg:x2="2.884cm" svg:y2="3.084cm"><text:p/></draw:line><draw:line draw:name="Вертикальная линия 2943" draw:style-name="gr11" draw:text-style-name="P270" svg:x1="3.927cm" svg:y1="2.988cm" svg:x2="3.927cm" svg:y2="3.089cm"><text:p/></draw:line><draw:line draw:name="Вертикальная линия 2944" draw:style-name="gr11" draw:text-style-name="P270" svg:x1="5.221cm" svg:y1="2.988cm" svg:x2="5.221cm" svg:y2="3.089cm"><text:p/></draw:line></draw:g><draw:line draw:name="Вертикальная линия 2945" draw:style-name="gr11" draw:text-style-name="P270" svg:x1="12.573cm" svg:y1="2.988cm" svg:x2="12.573cm" svg:y2="3.089cm"><text:p/></draw:line><draw:line draw:name="Вертикальная линия 2946" draw:style-name="gr11" draw:text-style-name="P270" svg:x1="13.596cm" svg:y1="2.988cm" svg:x2="13.596cm" svg:y2="3.089cm"><text:p/></draw:line><draw:line draw:name="Вертикальная линия 2947" draw:style-name="gr11" draw:text-style-name="P270" svg:x1="15.411cm" svg:y1="2.988cm" svg:x2="15.411cm" svg:y2="3.089cm"><text:p/></draw:line><draw:line draw:name="Вертикальная линия 2948" draw:style-name="gr11" draw:text-style-name="P270" svg:x1="16.44cm" svg:y1="2.988cm" svg:x2="16.44cm" svg:y2="3.089cm"><text:p/></draw:line><draw:line draw:name="Вертикальная линия 2949" draw:style-name="gr11" draw:text-style-name="P270" svg:x1="17.713cm" svg:y1="2.988cm" svg:x2="17.713cm" svg:y2="3.089cm"><text:p/></draw:line><draw:line draw:name="Вертикальная линия 2950" draw:style-name="gr11" draw:text-style-name="P270" svg:x1="18.763cm" svg:y1="2.988cm" svg:x2="18.763cm" svg:y2="3.089cm"><text:p/></draw:line></draw:g><draw:g draw:name="DrawObject 812" draw:style-name="gr8"><draw:line draw:name="Вертикальная линия 2951" draw:style-name="gr11" draw:text-style-name="P270" svg:x1="20.029cm" svg:y1="2.988cm" svg:x2="20.029cm" svg:y2="3.089cm"><text:p/></draw:line><draw:line draw:name="Вертикальная линия 2952" draw:style-name="gr11" draw:text-style-name="P270" svg:x1="21.296cm" svg:y1="2.988cm" svg:x2="21.296cm" svg:y2="3.089cm"><text:p/></draw:line><draw:line draw:name="Вертикальная линия 2953" draw:style-name="gr11" draw:text-style-name="P270" svg:x1="22.643cm" svg:y1="2.988cm" svg:x2="22.643cm" svg:y2="3.089cm"><text:p/></draw:line><draw:line draw:name="Вертикальная линия 2954" draw:style-name="gr11" draw:text-style-name="P270" svg:x1="23.97cm" svg:y1="2.988cm" svg:x2="23.97cm" svg:y2="3.089cm"><text:p/></draw:line><draw:line draw:name="Вертикальная линия 2955" draw:style-name="gr11" draw:text-style-name="P270" svg:x1="25.714cm" svg:y1="2.988cm" svg:x2="25.714cm" svg:y2="3.089cm"><text:p/></draw:line></draw:g></draw:g><draw:g draw:name="DrawObject 813" draw:style-name="gr10"><draw:g draw:name="DrawObject 814" draw:style-name="gr10"><draw:g draw:name="DrawObject 815" draw:style-name="gr8"><draw:line draw:name="Вертикальная линия 2956" draw:style-name="gr11" draw:text-style-name="P270" svg:x1="1.838cm" svg:y1="3.734cm" svg:x2="1.838cm" svg:y2="3.835cm"><text:p/></draw:line><draw:line draw:name="Вертикальная линия 2957" draw:style-name="gr11" draw:text-style-name="P270" svg:x1="2.884cm" svg:y1="3.736cm" svg:x2="2.884cm" svg:y2="3.837cm"><text:p/></draw:line><draw:line draw:name="Вертикальная линия 2958" draw:style-name="gr11" draw:text-style-name="P270" svg:x1="3.927cm" svg:y1="3.741cm" svg:x2="3.927cm" svg:y2="3.842cm"><text:p/></draw:line><draw:line draw:name="Вертикальная линия 2959" draw:style-name="gr11" draw:text-style-name="P270" svg:x1="5.221cm" svg:y1="3.741cm" svg:x2="5.221cm" svg:y2="3.842cm"><text:p/></draw:line></draw:g><draw:line draw:name="Вертикальная линия 2960" draw:style-name="gr11" draw:text-style-name="P270" svg:x1="12.573cm" svg:y1="3.741cm" svg:x2="12.573cm" svg:y2="3.842cm"><text:p/></draw:line><draw:line draw:name="Вертикальная линия 2961" draw:style-name="gr11" draw:text-style-name="P270" svg:x1="13.596cm" svg:y1="3.741cm" svg:x2="13.596cm" svg:y2="3.842cm"><text:p/></draw:line><draw:line draw:name="Вертикальная линия 2962" draw:style-name="gr11" draw:text-style-name="P270" svg:x1="15.411cm" svg:y1="3.741cm" svg:x2="15.411cm" svg:y2="3.842cm"><text:p/></draw:line><draw:line draw:name="Вертикальная линия 2963" draw:style-name="gr11" draw:text-style-name="P270" svg:x1="16.44cm" svg:y1="3.741cm" svg:x2="16.44cm" svg:y2="3.842cm"><text:p/></draw:line><draw:line draw:name="Вертикальная линия 2964" draw:style-name="gr11" draw:text-style-name="P270" svg:x1="17.713cm" svg:y1="3.741cm" svg:x2="17.713cm" svg:y2="3.842cm"><text:p/></draw:line><draw:line draw:name="Вертикальная линия 2965" draw:style-name="gr11" draw:text-style-name="P270" svg:x1="18.763cm" svg:y1="3.741cm" svg:x2="18.763cm" svg:y2="3.842cm"><text:p/></draw:line></draw:g><draw:g draw:name="DrawObject 816" draw:style-name="gr8"><draw:line draw:name="Вертикальная линия 2966" draw:style-name="gr11" draw:text-style-name="P270" svg:x1="20.029cm" svg:y1="3.741cm" svg:x2="20.029cm" svg:y2="3.842cm"><text:p/></draw:line><draw:line draw:name="Вертикальная линия 2967" draw:style-name="gr11" draw:text-style-name="P270" svg:x1="21.296cm" svg:y1="3.741cm" svg:x2="21.296cm" svg:y2="3.842cm"><text:p/></draw:line><draw:line draw:name="Вертикальная линия 2968" draw:style-name="gr11" draw:text-style-name="P270" svg:x1="22.643cm" svg:y1="3.741cm" svg:x2="22.643cm" svg:y2="3.842cm"><text:p/></draw:line><draw:line draw:name="Вертикальная линия 2969" draw:style-name="gr11" draw:text-style-name="P270" svg:x1="23.97cm" svg:y1="3.741cm" svg:x2="23.97cm" svg:y2="3.842cm"><text:p/></draw:line><draw:line draw:name="Вертикальная линия 2970" draw:style-name="gr11" draw:text-style-name="P270" svg:x1="25.714cm" svg:y1="3.741cm" svg:x2="25.714cm" svg:y2="3.842cm"><text:p/></draw:line></draw:g></draw:g><draw:g draw:name="DrawObject 817" draw:style-name="gr10"><draw:g draw:name="DrawObject 818" draw:style-name="gr10"><draw:g draw:name="DrawObject 819" draw:style-name="gr8"><draw:line draw:name="Вертикальная линия 2971" draw:style-name="gr11" draw:text-style-name="P270" svg:x1="1.838cm" svg:y1="4.471cm" svg:x2="1.838cm" svg:y2="4.572cm"><text:p/></draw:line><draw:line draw:name="Вертикальная линия 2972" draw:style-name="gr11" draw:text-style-name="P270" svg:x1="2.884cm" svg:y1="4.473cm" svg:x2="2.884cm" svg:y2="4.574cm"><text:p/></draw:line><draw:line draw:name="Вертикальная линия 2973" draw:style-name="gr11" draw:text-style-name="P270" svg:x1="3.927cm" svg:y1="4.477cm" svg:x2="3.927cm" svg:y2="4.578cm"><text:p/></draw:line><draw:line draw:name="Вертикальная линия 2974" draw:style-name="gr11" draw:text-style-name="P270" svg:x1="5.221cm" svg:y1="4.477cm" svg:x2="5.221cm" svg:y2="4.578cm"><text:p/></draw:line></draw:g><draw:line draw:name="Вертикальная линия 2975" draw:style-name="gr11" draw:text-style-name="P270" svg:x1="12.573cm" svg:y1="4.477cm" svg:x2="12.573cm" svg:y2="4.578cm"><text:p/></draw:line><draw:line draw:name="Вертикальная линия 2976" draw:style-name="gr11" draw:text-style-name="P270" svg:x1="13.596cm" svg:y1="4.477cm" svg:x2="13.596cm" svg:y2="4.578cm"><text:p/></draw:line><draw:line draw:name="Вертикальная линия 2977" draw:style-name="gr11" draw:text-style-name="P270" svg:x1="15.411cm" svg:y1="4.477cm" svg:x2="15.411cm" svg:y2="4.578cm"><text:p/></draw:line><draw:line draw:name="Вертикальная линия 2978" draw:style-name="gr11" draw:text-style-name="P270" svg:x1="16.44cm" svg:y1="4.477cm" svg:x2="16.44cm" svg:y2="4.578cm"><text:p/></draw:line><draw:line draw:name="Вертикальная линия 2979" draw:style-name="gr11" draw:text-style-name="P270" svg:x1="17.713cm" svg:y1="4.477cm" svg:x2="17.713cm" svg:y2="4.578cm"><text:p/></draw:line><draw:line draw:name="Вертикальная линия 2980" draw:style-name="gr11" draw:text-style-name="P270" svg:x1="18.763cm" svg:y1="4.477cm" svg:x2="18.763cm" svg:y2="4.578cm"><text:p/></draw:line></draw:g><draw:g draw:name="DrawObject 820" draw:style-name="gr8"><draw:line draw:name="Вертикальная линия 2981" draw:style-name="gr11" draw:text-style-name="P270" svg:x1="20.029cm" svg:y1="4.477cm" svg:x2="20.029cm" svg:y2="4.578cm"><text:p/></draw:line><draw:line draw:name="Вертикальная линия 2982" draw:style-name="gr11" draw:text-style-name="P270" svg:x1="21.296cm" svg:y1="4.477cm" svg:x2="21.296cm" svg:y2="4.578cm"><text:p/></draw:line><draw:line draw:name="Вертикальная линия 2983" draw:style-name="gr11" draw:text-style-name="P270" svg:x1="22.643cm" svg:y1="4.477cm" svg:x2="22.643cm" svg:y2="4.578cm"><text:p/></draw:line><draw:line draw:name="Вертикальная линия 2984" draw:style-name="gr11" draw:text-style-name="P270" svg:x1="23.97cm" svg:y1="4.477cm" svg:x2="23.97cm" svg:y2="4.578cm"><text:p/></draw:line><draw:line draw:name="Вертикальная линия 2985" draw:style-name="gr11" draw:text-style-name="P270" svg:x1="25.714cm" svg:y1="4.477cm" svg:x2="25.714cm" svg:y2="4.578cm"><text:p/></draw:line></draw:g></draw:g><draw:g draw:name="DrawObject 821" draw:style-name="gr10"><draw:g draw:name="DrawObject 822" draw:style-name="gr10"><draw:g draw:name="DrawObject 823" draw:style-name="gr8"><draw:line draw:name="Вертикальная линия 2986" draw:style-name="gr11" draw:text-style-name="P270" svg:x1="1.838cm" svg:y1="5.235cm" svg:x2="1.838cm" svg:y2="5.336cm"><text:p/></draw:line><draw:line draw:name="Вертикальная линия 2987" draw:style-name="gr11" draw:text-style-name="P270" svg:x1="2.884cm" svg:y1="5.237cm" svg:x2="2.884cm" svg:y2="5.338cm"><text:p/></draw:line><draw:line draw:name="Вертикальная линия 2988" draw:style-name="gr11" draw:text-style-name="P270" svg:x1="3.927cm" svg:y1="5.242cm" svg:x2="3.927cm" svg:y2="5.343cm"><text:p/></draw:line><draw:line draw:name="Вертикальная линия 2989" draw:style-name="gr11" draw:text-style-name="P270" svg:x1="5.221cm" svg:y1="5.242cm" svg:x2="5.221cm" svg:y2="5.343cm"><text:p/></draw:line></draw:g><draw:line draw:name="Вертикальная линия 2990" draw:style-name="gr11" draw:text-style-name="P270" svg:x1="12.573cm" svg:y1="5.242cm" svg:x2="12.573cm" svg:y2="5.343cm"><text:p/></draw:line><draw:line draw:name="Вертикальная линия 2991" draw:style-name="gr11" draw:text-style-name="P270" svg:x1="13.596cm" svg:y1="5.242cm" svg:x2="13.596cm" svg:y2="5.343cm"><text:p/></draw:line><draw:line draw:name="Вертикальная линия 2992" draw:style-name="gr11" draw:text-style-name="P270" svg:x1="15.411cm" svg:y1="5.242cm" svg:x2="15.411cm" svg:y2="5.343cm"><text:p/></draw:line><draw:line draw:name="Вертикальная линия 2993" draw:style-name="gr11" draw:text-style-name="P270" svg:x1="16.44cm" svg:y1="5.242cm" svg:x2="16.44cm" svg:y2="5.343cm"><text:p/></draw:line><draw:line draw:name="Вертикальная линия 2994" draw:style-name="gr11" draw:text-style-name="P270" svg:x1="17.713cm" svg:y1="5.242cm" svg:x2="17.713cm" svg:y2="5.343cm"><text:p/></draw:line><draw:line draw:name="Вертикальная линия 2995" draw:style-name="gr11" draw:text-style-name="P270" svg:x1="18.763cm" svg:y1="5.242cm" svg:x2="18.763cm" svg:y2="5.343cm"><text:p/></draw:line></draw:g><draw:g draw:name="DrawObject 824" draw:style-name="gr8"><draw:line draw:name="Вертикальная линия 2996" draw:style-name="gr11" draw:text-style-name="P270" svg:x1="20.029cm" svg:y1="5.242cm" svg:x2="20.029cm" svg:y2="5.343cm"><text:p/></draw:line><draw:line draw:name="Вертикальная линия 2997" draw:style-name="gr11" draw:text-style-name="P270" svg:x1="21.296cm" svg:y1="5.242cm" svg:x2="21.296cm" svg:y2="5.343cm"><text:p/></draw:line><draw:line draw:name="Вертикальная линия 2998" draw:style-name="gr11" draw:text-style-name="P270" svg:x1="22.643cm" svg:y1="5.242cm" svg:x2="22.643cm" svg:y2="5.343cm"><text:p/></draw:line><draw:line draw:name="Вертикальная линия 2999" draw:style-name="gr11" draw:text-style-name="P270" svg:x1="23.97cm" svg:y1="5.242cm" svg:x2="23.97cm" svg:y2="5.343cm"><text:p/></draw:line><draw:line draw:name="Вертикальная линия 3000" draw:style-name="gr11" draw:text-style-name="P270" svg:x1="25.714cm" svg:y1="5.242cm" svg:x2="25.714cm" svg:y2="5.343cm"><text:p/></draw:line></draw:g></draw:g><draw:g draw:name="DrawObject 825" draw:style-name="gr10"><draw:g draw:name="DrawObject 826" draw:style-name="gr10"><draw:g draw:name="DrawObject 827" draw:style-name="gr8"><draw:line draw:name="Вертикальная линия 3001" draw:style-name="gr11" draw:text-style-name="P270" svg:x1="1.838cm" svg:y1="5.99cm" svg:x2="1.838cm" svg:y2="6.091cm"><text:p/></draw:line><draw:line draw:name="Вертикальная линия 3002" draw:style-name="gr11" draw:text-style-name="P270" svg:x1="2.884cm" svg:y1="5.992cm" svg:x2="2.884cm" svg:y2="6.093cm"><text:p/></draw:line><draw:line draw:name="Вертикальная линия 3003" draw:style-name="gr11" draw:text-style-name="P270" svg:x1="3.927cm" svg:y1="5.997cm" svg:x2="3.927cm" svg:y2="6.098cm"><text:p/></draw:line><draw:line draw:name="Вертикальная линия 3004" draw:style-name="gr11" draw:text-style-name="P270" svg:x1="5.221cm" svg:y1="5.997cm" svg:x2="5.221cm" svg:y2="6.098cm"><text:p/></draw:line></draw:g><draw:line draw:name="Вертикальная линия 3005" draw:style-name="gr11" draw:text-style-name="P270" svg:x1="12.573cm" svg:y1="5.997cm" svg:x2="12.573cm" svg:y2="6.098cm"><text:p/></draw:line><draw:line draw:name="Вертикальная линия 3006" draw:style-name="gr11" draw:text-style-name="P270" svg:x1="13.596cm" svg:y1="5.997cm" svg:x2="13.596cm" svg:y2="6.098cm"><text:p/></draw:line><draw:line draw:name="Вертикальная линия 3007" draw:style-name="gr11" draw:text-style-name="P270" svg:x1="15.411cm" svg:y1="5.997cm" svg:x2="15.411cm" svg:y2="6.098cm"><text:p/></draw:line><draw:line draw:name="Вертикальная линия 3008" draw:style-name="gr11" draw:text-style-name="P270" svg:x1="16.44cm" svg:y1="5.997cm" svg:x2="16.44cm" svg:y2="6.098cm"><text:p/></draw:line><draw:line draw:name="Вертикальная линия 3009" draw:style-name="gr11" draw:text-style-name="P270" svg:x1="17.713cm" svg:y1="5.997cm" svg:x2="17.713cm" svg:y2="6.098cm"><text:p/></draw:line><draw:line draw:name="Вертикальная линия 3010" draw:style-name="gr11" draw:text-style-name="P270" svg:x1="18.763cm" svg:y1="5.997cm" svg:x2="18.763cm" svg:y2="6.098cm"><text:p/></draw:line></draw:g><draw:g draw:name="DrawObject 828" draw:style-name="gr8"><draw:line draw:name="Вертикальная линия 3011" draw:style-name="gr11" draw:text-style-name="P270" svg:x1="20.029cm" svg:y1="5.997cm" svg:x2="20.029cm" svg:y2="6.098cm"><text:p/></draw:line><draw:line draw:name="Вертикальная линия 3012" draw:style-name="gr11" draw:text-style-name="P270" svg:x1="21.296cm" svg:y1="5.997cm" svg:x2="21.296cm" svg:y2="6.098cm"><text:p/></draw:line><draw:line draw:name="Вертикальная линия 3013" draw:style-name="gr11" draw:text-style-name="P270" svg:x1="22.643cm" svg:y1="5.997cm" svg:x2="22.643cm" svg:y2="6.098cm"><text:p/></draw:line><draw:line draw:name="Вертикальная линия 3014" draw:style-name="gr11" draw:text-style-name="P270" svg:x1="23.97cm" svg:y1="5.997cm" svg:x2="23.97cm" svg:y2="6.098cm"><text:p/></draw:line><draw:line draw:name="Вертикальная линия 3015" draw:style-name="gr11" draw:text-style-name="P270" svg:x1="25.714cm" svg:y1="5.997cm" svg:x2="25.714cm" svg:y2="6.098cm"><text:p/></draw:line></draw:g></draw:g><draw:g draw:name="DrawObject 829" draw:style-name="gr10"><draw:g draw:name="DrawObject 830" draw:style-name="gr10"><draw:g draw:name="DrawObject 831" draw:style-name="gr8"><draw:line draw:name="Вертикальная линия 3016" draw:style-name="gr11" draw:text-style-name="P270" svg:x1="1.838cm" svg:y1="6.743cm" svg:x2="1.838cm" svg:y2="6.844cm"><text:p/></draw:line><draw:line draw:name="Вертикальная линия 3017" draw:style-name="gr11" draw:text-style-name="P270" svg:x1="2.884cm" svg:y1="6.745cm" svg:x2="2.884cm" svg:y2="6.846cm"><text:p/></draw:line><draw:line draw:name="Вертикальная линия 3018" draw:style-name="gr11" draw:text-style-name="P270" svg:x1="3.927cm" svg:y1="6.75cm" svg:x2="3.927cm" svg:y2="6.851cm"><text:p/></draw:line><draw:line draw:name="Вертикальная линия 3019" draw:style-name="gr11" draw:text-style-name="P270" svg:x1="5.221cm" svg:y1="6.75cm" svg:x2="5.221cm" svg:y2="6.851cm"><text:p/></draw:line></draw:g><draw:line draw:name="Вертикальная линия 3020" draw:style-name="gr11" draw:text-style-name="P270" svg:x1="12.573cm" svg:y1="6.75cm" svg:x2="12.573cm" svg:y2="6.851cm"><text:p/></draw:line><draw:line draw:name="Вертикальная линия 3021" draw:style-name="gr11" draw:text-style-name="P270" svg:x1="13.596cm" svg:y1="6.75cm" svg:x2="13.596cm" svg:y2="6.851cm"><text:p/></draw:line><draw:line draw:name="Вертикальная линия 3022" draw:style-name="gr11" draw:text-style-name="P270" svg:x1="15.411cm" svg:y1="6.75cm" svg:x2="15.411cm" svg:y2="6.851cm"><text:p/></draw:line><draw:line draw:name="Вертикальная линия 3023" draw:style-name="gr11" draw:text-style-name="P270" svg:x1="16.44cm" svg:y1="6.75cm" svg:x2="16.44cm" svg:y2="6.851cm"><text:p/></draw:line><draw:line draw:name="Вертикальная линия 3024" draw:style-name="gr11" draw:text-style-name="P270" svg:x1="17.713cm" svg:y1="6.75cm" svg:x2="17.713cm" svg:y2="6.851cm"><text:p/></draw:line><draw:line draw:name="Вертикальная линия 3025" draw:style-name="gr11" draw:text-style-name="P270" svg:x1="18.763cm" svg:y1="6.75cm" svg:x2="18.763cm" svg:y2="6.851cm"><text:p/></draw:line></draw:g><draw:g draw:name="DrawObject 832" draw:style-name="gr8"><draw:line draw:name="Вертикальная линия 3026" draw:style-name="gr11" draw:text-style-name="P270" svg:x1="20.029cm" svg:y1="6.75cm" svg:x2="20.029cm" svg:y2="6.851cm"><text:p/></draw:line><draw:line draw:name="Вертикальная линия 3027" draw:style-name="gr11" draw:text-style-name="P270" svg:x1="21.296cm" svg:y1="6.75cm" svg:x2="21.296cm" svg:y2="6.851cm"><text:p/></draw:line><draw:line draw:name="Вертикальная линия 3028" draw:style-name="gr11" draw:text-style-name="P270" svg:x1="22.643cm" svg:y1="6.75cm" svg:x2="22.643cm" svg:y2="6.851cm"><text:p/></draw:line><draw:line draw:name="Вертикальная линия 3029" draw:style-name="gr11" draw:text-style-name="P270" svg:x1="23.97cm" svg:y1="6.75cm" svg:x2="23.97cm" svg:y2="6.851cm"><text:p/></draw:line><draw:line draw:name="Вертикальная линия 3030" draw:style-name="gr11" draw:text-style-name="P270" svg:x1="25.714cm" svg:y1="6.75cm" svg:x2="25.714cm" svg:y2="6.851cm"><text:p/></draw:line></draw:g></draw:g><draw:g draw:name="DrawObject 833" draw:style-name="gr10"><draw:g draw:name="DrawObject 834" draw:style-name="gr10"><draw:g draw:name="DrawObject 835" draw:style-name="gr8"><draw:line draw:name="Вертикальная линия 3031" draw:style-name="gr11" draw:text-style-name="P270" svg:x1="1.838cm" svg:y1="7.481cm" svg:x2="1.838cm" svg:y2="7.582cm"><text:p/></draw:line><draw:line draw:name="Вертикальная линия 3032" draw:style-name="gr11" draw:text-style-name="P270" svg:x1="2.884cm" svg:y1="7.484cm" svg:x2="2.884cm" svg:y2="7.585cm"><text:p/></draw:line><draw:line draw:name="Вертикальная линия 3033" draw:style-name="gr11" draw:text-style-name="P270" svg:x1="3.927cm" svg:y1="7.488cm" svg:x2="3.927cm" svg:y2="7.589cm"><text:p/></draw:line><draw:line draw:name="Вертикальная линия 3034" draw:style-name="gr11" draw:text-style-name="P270" svg:x1="5.221cm" svg:y1="7.488cm" svg:x2="5.221cm" svg:y2="7.589cm"><text:p/></draw:line></draw:g><draw:line draw:name="Вертикальная линия 3035" draw:style-name="gr11" draw:text-style-name="P270" svg:x1="12.573cm" svg:y1="7.488cm" svg:x2="12.573cm" svg:y2="7.589cm"><text:p/></draw:line><draw:line draw:name="Вертикальная линия 3036" draw:style-name="gr11" draw:text-style-name="P270" svg:x1="13.596cm" svg:y1="7.488cm" svg:x2="13.596cm" svg:y2="7.589cm"><text:p/></draw:line><draw:line draw:name="Вертикальная линия 3037" draw:style-name="gr11" draw:text-style-name="P270" svg:x1="15.411cm" svg:y1="7.488cm" svg:x2="15.411cm" svg:y2="7.589cm"><text:p/></draw:line><draw:line draw:name="Вертикальная линия 3038" draw:style-name="gr11" draw:text-style-name="P270" svg:x1="16.44cm" svg:y1="7.488cm" svg:x2="16.44cm" svg:y2="7.589cm"><text:p/></draw:line><draw:line draw:name="Вертикальная линия 3039" draw:style-name="gr11" draw:text-style-name="P270" svg:x1="17.713cm" svg:y1="7.488cm" svg:x2="17.713cm" svg:y2="7.589cm"><text:p/></draw:line><draw:line draw:name="Вертикальная линия 3040" draw:style-name="gr11" draw:text-style-name="P270" svg:x1="18.763cm" svg:y1="7.488cm" svg:x2="18.763cm" svg:y2="7.589cm"><text:p/></draw:line></draw:g><draw:g draw:name="DrawObject 836" draw:style-name="gr8"><draw:line draw:name="Вертикальная линия 3041" draw:style-name="gr11" draw:text-style-name="P270" svg:x1="20.029cm" svg:y1="7.488cm" svg:x2="20.029cm" svg:y2="7.589cm"><text:p/></draw:line><draw:line draw:name="Вертикальная линия 3042" draw:style-name="gr11" draw:text-style-name="P270" svg:x1="21.296cm" svg:y1="7.488cm" svg:x2="21.296cm" svg:y2="7.589cm"><text:p/></draw:line><draw:line draw:name="Вертикальная линия 3043" draw:style-name="gr11" draw:text-style-name="P270" svg:x1="22.643cm" svg:y1="7.488cm" svg:x2="22.643cm" svg:y2="7.589cm"><text:p/></draw:line><draw:line draw:name="Вертикальная линия 3044" draw:style-name="gr11" draw:text-style-name="P270" svg:x1="23.97cm" svg:y1="7.488cm" svg:x2="23.97cm" svg:y2="7.589cm"><text:p/></draw:line><draw:line draw:name="Вертикальная линия 3045" draw:style-name="gr11" draw:text-style-name="P270" svg:x1="25.714cm" svg:y1="7.488cm" svg:x2="25.714cm" svg:y2="7.589cm"><text:p/></draw:line></draw:g></draw:g><draw:g draw:name="DrawObject 837" draw:style-name="gr10"><draw:g draw:name="DrawObject 838" draw:style-name="gr10"><draw:g draw:name="DrawObject 839" draw:style-name="gr8"><draw:line draw:name="Вертикальная линия 3046" draw:style-name="gr11" draw:text-style-name="P270" svg:x1="1.838cm" svg:y1="8.244cm" svg:x2="1.838cm" svg:y2="8.345cm"><text:p/></draw:line><draw:line draw:name="Вертикальная линия 3047" draw:style-name="gr11" draw:text-style-name="P270" svg:x1="2.884cm" svg:y1="8.246cm" svg:x2="2.884cm" svg:y2="8.347cm"><text:p/></draw:line><draw:line draw:name="Вертикальная линия 3048" draw:style-name="gr11" draw:text-style-name="P270" svg:x1="3.927cm" svg:y1="8.251cm" svg:x2="3.927cm" svg:y2="8.352cm"><text:p/></draw:line><draw:line draw:name="Вертикальная линия 3049" draw:style-name="gr11" draw:text-style-name="P270" svg:x1="5.221cm" svg:y1="8.251cm" svg:x2="5.221cm" svg:y2="8.352cm"><text:p/></draw:line></draw:g><draw:line draw:name="Вертикальная линия 3050" draw:style-name="gr11" draw:text-style-name="P270" svg:x1="12.573cm" svg:y1="8.251cm" svg:x2="12.573cm" svg:y2="8.352cm"><text:p/></draw:line><draw:line draw:name="Вертикальная линия 3051" draw:style-name="gr11" draw:text-style-name="P270" svg:x1="13.596cm" svg:y1="8.251cm" svg:x2="13.596cm" svg:y2="8.352cm"><text:p/></draw:line><draw:line draw:name="Вертикальная линия 3052" draw:style-name="gr11" draw:text-style-name="P270" svg:x1="15.411cm" svg:y1="8.251cm" svg:x2="15.411cm" svg:y2="8.352cm"><text:p/></draw:line><draw:line draw:name="Вертикальная линия 3053" draw:style-name="gr11" draw:text-style-name="P270" svg:x1="16.44cm" svg:y1="8.251cm" svg:x2="16.44cm" svg:y2="8.352cm"><text:p/></draw:line><draw:line draw:name="Вертикальная линия 3054" draw:style-name="gr11" draw:text-style-name="P270" svg:x1="17.713cm" svg:y1="8.251cm" svg:x2="17.713cm" svg:y2="8.352cm"><text:p/></draw:line><draw:line draw:name="Вертикальная линия 3055" draw:style-name="gr11" draw:text-style-name="P270" svg:x1="18.763cm" svg:y1="8.251cm" svg:x2="18.763cm" svg:y2="8.352cm"><text:p/></draw:line></draw:g><draw:g draw:name="DrawObject 840" draw:style-name="gr8"><draw:line draw:name="Вертикальная линия 3056" draw:style-name="gr11" draw:text-style-name="P270" svg:x1="20.029cm" svg:y1="8.251cm" svg:x2="20.029cm" svg:y2="8.352cm"><text:p/></draw:line><draw:line draw:name="Вертикальная линия 3057" draw:style-name="gr11" draw:text-style-name="P270" svg:x1="21.296cm" svg:y1="8.251cm" svg:x2="21.296cm" svg:y2="8.352cm"><text:p/></draw:line><draw:line draw:name="Вертикальная линия 3058" draw:style-name="gr11" draw:text-style-name="P270" svg:x1="22.643cm" svg:y1="8.251cm" svg:x2="22.643cm" svg:y2="8.352cm"><text:p/></draw:line><draw:line draw:name="Вертикальная линия 3059" draw:style-name="gr11" draw:text-style-name="P270" svg:x1="23.97cm" svg:y1="8.251cm" svg:x2="23.97cm" svg:y2="8.352cm"><text:p/></draw:line><draw:line draw:name="Вертикальная линия 3060" draw:style-name="gr11" draw:text-style-name="P270" svg:x1="25.714cm" svg:y1="8.251cm" svg:x2="25.714cm" svg:y2="8.352cm"><text:p/></draw:line></draw:g></draw:g><draw:g draw:name="DrawObject 841" draw:style-name="gr10"><draw:g draw:name="DrawObject 842" draw:style-name="gr10"><draw:g draw:name="DrawObject 843" draw:style-name="gr8"><draw:line draw:name="Вертикальная линия 3061" draw:style-name="gr11" draw:text-style-name="P270" svg:x1="1.838cm" svg:y1="9.008cm" svg:x2="1.838cm" svg:y2="9.109cm"><text:p/></draw:line><draw:line draw:name="Вертикальная линия 3062" draw:style-name="gr11" draw:text-style-name="P270" svg:x1="2.884cm" svg:y1="9.01cm" svg:x2="2.884cm" svg:y2="9.111cm"><text:p/></draw:line><draw:line draw:name="Вертикальная линия 3063" draw:style-name="gr11" draw:text-style-name="P270" svg:x1="3.927cm" svg:y1="9.015cm" svg:x2="3.927cm" svg:y2="9.116cm"><text:p/></draw:line><draw:line draw:name="Вертикальная линия 3064" draw:style-name="gr11" draw:text-style-name="P270" svg:x1="5.221cm" svg:y1="9.015cm" svg:x2="5.221cm" svg:y2="9.116cm"><text:p/></draw:line></draw:g><draw:line draw:name="Вертикальная линия 3065" draw:style-name="gr11" draw:text-style-name="P270" svg:x1="12.573cm" svg:y1="9.015cm" svg:x2="12.573cm" svg:y2="9.116cm"><text:p/></draw:line><draw:line draw:name="Вертикальная линия 3066" draw:style-name="gr11" draw:text-style-name="P270" svg:x1="13.596cm" svg:y1="9.015cm" svg:x2="13.596cm" svg:y2="9.116cm"><text:p/></draw:line><draw:line draw:name="Вертикальная линия 3067" draw:style-name="gr11" draw:text-style-name="P270" svg:x1="15.411cm" svg:y1="9.015cm" svg:x2="15.411cm" svg:y2="9.116cm"><text:p/></draw:line><draw:line draw:name="Вертикальная линия 3068" draw:style-name="gr11" draw:text-style-name="P270" svg:x1="16.44cm" svg:y1="9.015cm" svg:x2="16.44cm" svg:y2="9.116cm"><text:p/></draw:line><draw:line draw:name="Вертикальная линия 3069" draw:style-name="gr11" draw:text-style-name="P270" svg:x1="17.713cm" svg:y1="9.015cm" svg:x2="17.713cm" svg:y2="9.116cm"><text:p/></draw:line><draw:line draw:name="Вертикальная линия 3070" draw:style-name="gr11" draw:text-style-name="P270" svg:x1="18.763cm" svg:y1="9.015cm" svg:x2="18.763cm" svg:y2="9.116cm"><text:p/></draw:line></draw:g><draw:g draw:name="DrawObject 844" draw:style-name="gr8"><draw:line draw:name="Вертикальная линия 3071" draw:style-name="gr11" draw:text-style-name="P270" svg:x1="20.029cm" svg:y1="9.015cm" svg:x2="20.029cm" svg:y2="9.116cm"><text:p/></draw:line><draw:line draw:name="Вертикальная линия 3072" draw:style-name="gr11" draw:text-style-name="P270" svg:x1="21.296cm" svg:y1="9.015cm" svg:x2="21.296cm" svg:y2="9.116cm"><text:p/></draw:line><draw:line draw:name="Вертикальная линия 3073" draw:style-name="gr11" draw:text-style-name="P270" svg:x1="22.643cm" svg:y1="9.015cm" svg:x2="22.643cm" svg:y2="9.116cm"><text:p/></draw:line><draw:line draw:name="Вертикальная линия 3074" draw:style-name="gr11" draw:text-style-name="P270" svg:x1="23.97cm" svg:y1="9.015cm" svg:x2="23.97cm" svg:y2="9.116cm"><text:p/></draw:line><draw:line draw:name="Вертикальная линия 3075" draw:style-name="gr11" draw:text-style-name="P270" svg:x1="25.714cm" svg:y1="9.015cm" svg:x2="25.714cm" svg:y2="9.116cm"><text:p/></draw:line></draw:g></draw:g><draw:g draw:name="DrawObject 845" draw:style-name="gr10"><draw:g draw:name="DrawObject 846" draw:style-name="gr10"><draw:g draw:name="DrawObject 847" draw:style-name="gr8"><draw:line draw:name="Вертикальная линия 3076" draw:style-name="gr11" draw:text-style-name="P270" svg:x1="1.838cm" svg:y1="9.761cm" svg:x2="1.838cm" svg:y2="9.862cm"><text:p/></draw:line><draw:line draw:name="Вертикальная линия 3077" draw:style-name="gr11" draw:text-style-name="P270" svg:x1="2.884cm" svg:y1="9.763cm" svg:x2="2.884cm" svg:y2="9.864cm"><text:p/></draw:line><draw:line draw:name="Вертикальная линия 3078" draw:style-name="gr11" draw:text-style-name="P270" svg:x1="3.927cm" svg:y1="9.768cm" svg:x2="3.927cm" svg:y2="9.869cm"><text:p/></draw:line><draw:line draw:name="Вертикальная линия 3079" draw:style-name="gr11" draw:text-style-name="P270" svg:x1="5.221cm" svg:y1="9.768cm" svg:x2="5.221cm" svg:y2="9.869cm"><text:p/></draw:line></draw:g><draw:line draw:name="Вертикальная линия 3080" draw:style-name="gr11" draw:text-style-name="P270" svg:x1="12.573cm" svg:y1="9.768cm" svg:x2="12.573cm" svg:y2="9.869cm"><text:p/></draw:line><draw:line draw:name="Вертикальная линия 3081" draw:style-name="gr11" draw:text-style-name="P270" svg:x1="13.596cm" svg:y1="9.768cm" svg:x2="13.596cm" svg:y2="9.869cm"><text:p/></draw:line><draw:line draw:name="Вертикальная линия 3082" draw:style-name="gr11" draw:text-style-name="P270" svg:x1="15.411cm" svg:y1="9.768cm" svg:x2="15.411cm" svg:y2="9.869cm"><text:p/></draw:line><draw:line draw:name="Вертикальная линия 3083" draw:style-name="gr11" draw:text-style-name="P270" svg:x1="16.44cm" svg:y1="9.768cm" svg:x2="16.44cm" svg:y2="9.869cm"><text:p/></draw:line><draw:line draw:name="Вертикальная линия 3084" draw:style-name="gr11" draw:text-style-name="P270" svg:x1="17.713cm" svg:y1="9.768cm" svg:x2="17.713cm" svg:y2="9.869cm"><text:p/></draw:line><draw:line draw:name="Вертикальная линия 3085" draw:style-name="gr11" draw:text-style-name="P270" svg:x1="18.763cm" svg:y1="9.768cm" svg:x2="18.763cm" svg:y2="9.869cm"><text:p/></draw:line></draw:g><draw:g draw:name="DrawObject 848" draw:style-name="gr8"><draw:line draw:name="Вертикальная линия 3086" draw:style-name="gr11" draw:text-style-name="P270" svg:x1="20.029cm" svg:y1="9.768cm" svg:x2="20.029cm" svg:y2="9.869cm"><text:p/></draw:line><draw:line draw:name="Вертикальная линия 3087" draw:style-name="gr11" draw:text-style-name="P270" svg:x1="21.296cm" svg:y1="9.768cm" svg:x2="21.296cm" svg:y2="9.869cm"><text:p/></draw:line><draw:line draw:name="Вертикальная линия 3088" draw:style-name="gr11" draw:text-style-name="P270" svg:x1="22.643cm" svg:y1="9.768cm" svg:x2="22.643cm" svg:y2="9.869cm"><text:p/></draw:line><draw:line draw:name="Вертикальная линия 3089" draw:style-name="gr11" draw:text-style-name="P270" svg:x1="23.97cm" svg:y1="9.768cm" svg:x2="23.97cm" svg:y2="9.869cm"><text:p/></draw:line><draw:line draw:name="Вертикальная линия 3090" draw:style-name="gr11" draw:text-style-name="P270" svg:x1="25.714cm" svg:y1="9.768cm" svg:x2="25.714cm" svg:y2="9.869cm"><text:p/></draw:line></draw:g></draw:g><draw:g draw:name="DrawObject 849" draw:style-name="gr10"><draw:g draw:name="DrawObject 850" draw:style-name="gr10"><draw:g draw:name="DrawObject 851" draw:style-name="gr8"><draw:line draw:name="Вертикальная линия 3091" draw:style-name="gr11" draw:text-style-name="P270" svg:x1="1.838cm" svg:y1="10.499cm" svg:x2="1.838cm" svg:y2="10.6cm"><text:p/></draw:line><draw:line draw:name="Вертикальная линия 3092" draw:style-name="gr11" draw:text-style-name="P270" svg:x1="2.884cm" svg:y1="10.502cm" svg:x2="2.884cm" svg:y2="10.603cm"><text:p/></draw:line><draw:line draw:name="Вертикальная линия 3093" draw:style-name="gr11" draw:text-style-name="P270" svg:x1="3.927cm" svg:y1="10.506cm" svg:x2="3.927cm" svg:y2="10.607cm"><text:p/></draw:line><draw:line draw:name="Вертикальная линия 3094" draw:style-name="gr11" draw:text-style-name="P270" svg:x1="5.221cm" svg:y1="10.506cm" svg:x2="5.221cm" svg:y2="10.607cm"><text:p/></draw:line></draw:g><draw:line draw:name="Вертикальная линия 3095" draw:style-name="gr11" draw:text-style-name="P270" svg:x1="12.573cm" svg:y1="10.506cm" svg:x2="12.573cm" svg:y2="10.607cm"><text:p/></draw:line><draw:line draw:name="Вертикальная линия 3096" draw:style-name="gr11" draw:text-style-name="P270" svg:x1="13.596cm" svg:y1="10.506cm" svg:x2="13.596cm" svg:y2="10.607cm"><text:p/></draw:line><draw:line draw:name="Вертикальная линия 3097" draw:style-name="gr11" draw:text-style-name="P270" svg:x1="15.411cm" svg:y1="10.506cm" svg:x2="15.411cm" svg:y2="10.607cm"><text:p/></draw:line><draw:line draw:name="Вертикальная линия 3098" draw:style-name="gr11" draw:text-style-name="P270" svg:x1="16.44cm" svg:y1="10.506cm" svg:x2="16.44cm" svg:y2="10.607cm"><text:p/></draw:line><draw:line draw:name="Вертикальная линия 3099" draw:style-name="gr11" draw:text-style-name="P270" svg:x1="17.713cm" svg:y1="10.506cm" svg:x2="17.713cm" svg:y2="10.607cm"><text:p/></draw:line><draw:line draw:name="Вертикальная линия 3100" draw:style-name="gr11" draw:text-style-name="P270" svg:x1="18.763cm" svg:y1="10.506cm" svg:x2="18.763cm" svg:y2="10.607cm"><text:p/></draw:line></draw:g><draw:g draw:name="DrawObject 852" draw:style-name="gr8"><draw:line draw:name="Вертикальная линия 3101" draw:style-name="gr11" draw:text-style-name="P270" svg:x1="20.029cm" svg:y1="10.506cm" svg:x2="20.029cm" svg:y2="10.607cm"><text:p/></draw:line><draw:line draw:name="Вертикальная линия 3102" draw:style-name="gr11" draw:text-style-name="P270" svg:x1="21.296cm" svg:y1="10.506cm" svg:x2="21.296cm" svg:y2="10.607cm"><text:p/></draw:line><draw:line draw:name="Вертикальная линия 3103" draw:style-name="gr11" draw:text-style-name="P270" svg:x1="22.643cm" svg:y1="10.506cm" svg:x2="22.643cm" svg:y2="10.607cm"><text:p/></draw:line><draw:line draw:name="Вертикальная линия 3104" draw:style-name="gr11" draw:text-style-name="P270" svg:x1="23.97cm" svg:y1="10.506cm" svg:x2="23.97cm" svg:y2="10.607cm"><text:p/></draw:line><draw:line draw:name="Вертикальная линия 3105" draw:style-name="gr11" draw:text-style-name="P270" svg:x1="25.714cm" svg:y1="10.506cm" svg:x2="25.714cm" svg:y2="10.607cm"><text:p/></draw:line></draw:g></draw:g><draw:g draw:name="DrawObject 853" draw:style-name="gr10"><draw:g draw:name="DrawObject 854" draw:style-name="gr10"><draw:g draw:name="DrawObject 855" draw:style-name="gr8"><draw:line draw:name="Вертикальная линия 3106" draw:style-name="gr11" draw:text-style-name="P270" svg:x1="1.838cm" svg:y1="11.262cm" svg:x2="1.838cm" svg:y2="11.363cm"><text:p/></draw:line><draw:line draw:name="Вертикальная линия 3107" draw:style-name="gr11" draw:text-style-name="P270" svg:x1="2.884cm" svg:y1="11.264cm" svg:x2="2.884cm" svg:y2="11.365cm"><text:p/></draw:line><draw:line draw:name="Вертикальная линия 3108" draw:style-name="gr11" draw:text-style-name="P270" svg:x1="3.927cm" svg:y1="11.269cm" svg:x2="3.927cm" svg:y2="11.37cm"><text:p/></draw:line><draw:line draw:name="Вертикальная линия 3109" draw:style-name="gr11" draw:text-style-name="P270" svg:x1="5.221cm" svg:y1="11.269cm" svg:x2="5.221cm" svg:y2="11.37cm"><text:p/></draw:line></draw:g><draw:line draw:name="Вертикальная линия 3110" draw:style-name="gr11" draw:text-style-name="P270" svg:x1="12.573cm" svg:y1="11.269cm" svg:x2="12.573cm" svg:y2="11.37cm"><text:p/></draw:line><draw:line draw:name="Вертикальная линия 3111" draw:style-name="gr11" draw:text-style-name="P270" svg:x1="13.596cm" svg:y1="11.269cm" svg:x2="13.596cm" svg:y2="11.37cm"><text:p/></draw:line><draw:line draw:name="Вертикальная линия 3112" draw:style-name="gr11" draw:text-style-name="P270" svg:x1="15.411cm" svg:y1="11.269cm" svg:x2="15.411cm" svg:y2="11.37cm"><text:p/></draw:line><draw:line draw:name="Вертикальная линия 3113" draw:style-name="gr11" draw:text-style-name="P270" svg:x1="16.44cm" svg:y1="11.269cm" svg:x2="16.44cm" svg:y2="11.37cm"><text:p/></draw:line><draw:line draw:name="Вертикальная линия 3114" draw:style-name="gr11" draw:text-style-name="P270" svg:x1="17.713cm" svg:y1="11.269cm" svg:x2="17.713cm" svg:y2="11.37cm"><text:p/></draw:line><draw:line draw:name="Вертикальная линия 3115" draw:style-name="gr11" draw:text-style-name="P270" svg:x1="18.763cm" svg:y1="11.269cm" svg:x2="18.763cm" svg:y2="11.37cm"><text:p/></draw:line></draw:g><draw:g draw:name="DrawObject 856" draw:style-name="gr8"><draw:line draw:name="Вертикальная линия 3116" draw:style-name="gr11" draw:text-style-name="P270" svg:x1="20.029cm" svg:y1="11.269cm" svg:x2="20.029cm" svg:y2="11.37cm"><text:p/></draw:line><draw:line draw:name="Вертикальная линия 3117" draw:style-name="gr11" draw:text-style-name="P270" svg:x1="21.296cm" svg:y1="11.269cm" svg:x2="21.296cm" svg:y2="11.37cm"><text:p/></draw:line><draw:line draw:name="Вертикальная линия 3118" draw:style-name="gr11" draw:text-style-name="P270" svg:x1="22.643cm" svg:y1="11.269cm" svg:x2="22.643cm" svg:y2="11.37cm"><text:p/></draw:line><draw:line draw:name="Вертикальная линия 3119" draw:style-name="gr11" draw:text-style-name="P270" svg:x1="23.97cm" svg:y1="11.269cm" svg:x2="23.97cm" svg:y2="11.37cm"><text:p/></draw:line><draw:line draw:name="Вертикальная линия 3120" draw:style-name="gr11" draw:text-style-name="P270" svg:x1="25.714cm" svg:y1="11.269cm" svg:x2="25.714cm" svg:y2="11.37cm"><text:p/></draw:line></draw:g></draw:g></draw:g></draw:g>01</text:p>
          </table:table-cell>
          <table:table-cell table:style-name="Таблица14.B15" table:number-columns-spanned="44" office:value-type="string">
            <text:p text:style-name="P229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5">
          <table:table-cell table:style-name="Таблица14.A15" office:value-type="string">
            <text:p text:style-name="P86"><text:span text:style-name="T126">А</text:span>02</text:p>
          </table:table-cell>
          <table:table-cell table:style-name="Таблица14.B15" table:number-columns-spanned="44" office:value-type="string">
            <text:p text:style-name="P229"><text:s text:c="2"/><text:span text:style-name="T126">03</text:span> <text:s text:c="7"/><text:span text:style-name="T126">26</text:span> <text:s text:c="9"/>- <text:s text:c="7"/><text:span text:style-name="T126">017</text:span> <text:s text:c="7"/><text:span text:style-name="T126">0108 Отверждение</text:span> <text:s text:c="34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5">
          <table:table-cell table:style-name="Таблица14.A15" office:value-type="string">
            <text:p text:style-name="P86"><text:span text:style-name="T126">Т</text:span>03</text:p>
          </table:table-cell>
          <table:table-cell table:style-name="Таблица14.B15" table:number-columns-spanned="44" office:value-type="string">
            <text:p text:style-name="P214"><text:s text:c="6"/><text:span text:style-name="T44">Стол рабочий Эскиз5222 или аналогичный имеющийся в цехе</text:span> <text:s text:c="36"/><text:span text:style-name="T44">19433</text:span> <text:s text:c="9"/><text:span text:style-name="T78">2</text:span> <text:s text:c="10"/><text:span text:style-name="T78">2</text:span> <text:s text:c="9"/><text:span text:style-name="T78">1</text:span> <text:s text:c="11"/>- <text:s text:c="12"/>- <text:s text:c="11"/>- <text:s text:c="14"/><text:span text:style-name="T140">1</text:span> <text:s text:c="15"/>- <text:s text:c="18"/><text:span text:style-name="T126">24</text:span> <text:s text:c="2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5">
          <table:table-cell table:style-name="Таблица14.A15" office:value-type="string">
            <text:p text:style-name="P86">04</text:p>
          </table:table-cell>
          <table:table-cell table:style-name="Таблица14.B15" table:number-columns-spanned="44" office:value-type="string">
            <text:p text:style-name="P229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5">
          <table:table-cell table:style-name="Таблица14.A15" office:value-type="string">
            <text:p text:style-name="P86"><text:span text:style-name="T126">О</text:span>05</text:p>
          </table:table-cell>
          <table:table-cell table:style-name="Таблица14.B15" table:number-columns-spanned="44" office:value-type="string">
            <text:p text:style-name="P232"><text:span text:style-name="T127">Заготовку</text:span><text:span text:style-name="T73"> выдержать в условиях цеха 24 часа. </text:span><text:span text:style-name="T94">Проконтролировать степень отверждения </text:span><text:span text:style-name="T95">связующего</text:span><text:span text:style-name="T94"> согласно </text:span><text:span text:style-name="T96">черт.</text:span><text:span text:style-name="T94"> ХХХХ.735214.001 </text:span><text:span text:style-name="T96">п.11</text:span> <text:s text:c="38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5">
          <table:table-cell table:style-name="Таблица14.A15" office:value-type="string">
            <text:p text:style-name="P86">06</text:p>
          </table:table-cell>
          <table:table-cell table:style-name="Таблица14.B15" table:number-columns-spanned="44" office:value-type="string">
            <text:p text:style-name="P229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5">
          <table:table-cell table:style-name="Таблица14.A15" office:value-type="string">
            <text:p text:style-name="P86">07</text:p>
          </table:table-cell>
          <table:table-cell table:style-name="Таблица14.B15" table:number-columns-spanned="44" office:value-type="string">
            <text:p text:style-name="P229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5">
          <table:table-cell table:style-name="Таблица14.A15" office:value-type="string">
            <text:p text:style-name="P86">08</text:p>
          </table:table-cell>
          <table:table-cell table:style-name="Таблица14.B15" table:number-columns-spanned="44" office:value-type="string">
            <text:p text:style-name="P229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5">
          <table:table-cell table:style-name="Таблица14.A15" office:value-type="string">
            <text:p text:style-name="P86">09</text:p>
          </table:table-cell>
          <table:table-cell table:style-name="Таблица14.B15" table:number-columns-spanned="44" office:value-type="string">
            <text:p text:style-name="P229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5">
          <table:table-cell table:style-name="Таблица14.A15" office:value-type="string">
            <text:p text:style-name="P93">10</text:p>
          </table:table-cell>
          <table:table-cell table:style-name="Таблица14.B15" table:number-columns-spanned="44" office:value-type="string">
            <text:p text:style-name="P229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5">
          <table:table-cell table:style-name="Таблица14.A15" office:value-type="string">
            <text:p text:style-name="P86"><text:span text:style-name="T10">1</text:span>1</text:p>
          </table:table-cell>
          <table:table-cell table:style-name="Таблица14.B15" table:number-columns-spanned="44" office:value-type="string">
            <text:p text:style-name="P229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5">
          <table:table-cell table:style-name="Таблица14.A15" office:value-type="string">
            <text:p text:style-name="P86">12</text:p>
          </table:table-cell>
          <table:table-cell table:style-name="Таблица14.B15" table:number-columns-spanned="44" office:value-type="string">
            <text:p text:style-name="P229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5">
          <table:table-cell table:style-name="Таблица14.A15" office:value-type="string">
            <text:p text:style-name="P86"><text:span text:style-name="T9">1</text:span>3</text:p>
          </table:table-cell>
          <table:table-cell table:style-name="Таблица14.B15" table:number-columns-spanned="44" office:value-type="string">
            <text:p text:style-name="P229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5">
          <table:table-cell table:style-name="Таблица14.A15" office:value-type="string">
            <text:p text:style-name="P86">14</text:p>
          </table:table-cell>
          <table:table-cell table:style-name="Таблица14.B15" table:number-columns-spanned="44" office:value-type="string">
            <text:p text:style-name="P229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5">
          <table:table-cell table:style-name="Таблица14.A15" office:value-type="string">
            <text:p text:style-name="P86">15</text:p>
          </table:table-cell>
          <table:table-cell table:style-name="Таблица14.B15" table:number-columns-spanned="44" office:value-type="string">
            <text:p text:style-name="P229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5">
          <table:table-cell table:style-name="Таблица14.A15" office:value-type="string">
            <text:p text:style-name="P86">16</text:p>
          </table:table-cell>
          <table:table-cell table:style-name="Таблица14.B15" table:number-columns-spanned="44" office:value-type="string">
            <text:p text:style-name="P229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31">
          <table:table-cell table:style-name="Таблица14.A31" table:number-columns-spanned="3" office:value-type="string">
            <text:p text:style-name="P9">МК</text:p>
          </table:table-cell>
          <table:covered-table-cell/>
          <table:covered-table-cell/>
          <table:table-cell table:style-name="Таблица14.A31" table:number-columns-spanned="31" office:value-type="string">
            <text:p text:style-name="P62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A31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r31" table:number-columns-spanned="2" office:value-type="string">
            <text:p text:style-name="P56"/>
          </table:table-cell>
          <table:covered-table-cell/>
        </table:table-row>
      </table:table>
      <text:p text:style-name="P22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column table:style-name="Таблица2.N"/>
        <table:table-column table:style-name="Таблица2.O"/>
        <table:table-column table:style-name="Таблица2.P"/>
        <table:table-column table:style-name="Таблица2.Q"/>
        <table:table-column table:style-name="Таблица2.R"/>
        <table:table-column table:style-name="Таблица2.S"/>
        <table:table-column table:style-name="Таблица2.T"/>
        <table:table-column table:style-name="Таблица2.U"/>
        <table:table-column table:style-name="Таблица2.V"/>
        <table:table-column table:style-name="Таблица2.R"/>
        <table:table-column table:style-name="Таблица2.X"/>
        <table:table-column table:style-name="Таблица2.Y"/>
        <table:table-column table:style-name="Таблица2.Z"/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column table:style-name="Таблица2.F"/>
        <table:table-column table:style-name="Таблица2.o"/>
        <table:table-column table:style-name="Таблица2.p"/>
        <table:table-column table:style-name="Таблица2.q"/>
        <table:table-column table:style-name="Таблица2.r"/>
        <table:table-column table:style-name="Таблица2.s"/>
        <table:table-row table:style-name="Таблица2.1">
          <table:table-cell table:style-name="Таблица2.A1" table:number-columns-spanned="28" office:value-type="string">
            <text:p text:style-name="P1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c1" table:number-columns-spanned="2" office:value-type="string">
            <text:p text:style-name="P25"><draw:frame draw:style-name="fr2" draw:name="Врезка4" text:anchor-type="char" svg:x="23.844cm" svg:y="-0.496cm" svg:width="4.604cm" svg:height="0.847cm" draw:z-index="15"><draw:text-box><text:p text:style-name="P29"><text:s text:c="14"/>ГОСТ 3.1118-82 Форма 2</text:p></draw:text-box></draw:frame></text:p>
            <text:p text:style-name="P186"/>
          </table:table-cell>
          <table:covered-table-cell/>
          <table:table-cell table:style-name="Таблица2.c1" table:number-columns-spanned="2" office:value-type="string">
            <text:p text:style-name="P19"/>
          </table:table-cell>
          <table:covered-table-cell/>
          <table:table-cell table:style-name="Таблица2.c1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c1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Таблица2.q1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Таблица2.2">
          <table:table-cell table:style-name="Таблица2.c1" table:number-columns-spanned="2" office:value-type="string">
            <text:p text:style-name="P19">Дубл.</text:p>
          </table:table-cell>
          <table:covered-table-cell/>
          <table:table-cell table:style-name="Таблица2.c1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Таблица2.c1" table:number-columns-spanned="3" office:value-type="string">
            <text:p text:style-name="P19"/>
          </table:table-cell>
          <table:covered-table-cell/>
          <table:covered-table-cell/>
          <table:table-cell table:style-name="Таблица2.c1" office:value-type="string">
            <text:p text:style-name="P19"/>
          </table:table-cell>
          <table:table-cell table:style-name="Таблица2.K2" table:number-columns-spanned="4" office:value-type="string">
            <text:p text:style-name="P19"><text:s text:c="15"/></text:p>
          </table:table-cell>
          <table:covered-table-cell/>
          <table:covered-table-cell/>
          <table:covered-table-cell/>
          <table:table-cell table:style-name="Таблица2.O2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c1" table:number-columns-spanned="2" office:value-type="string">
            <text:p text:style-name="P156"/>
          </table:table-cell>
          <table:covered-table-cell/>
          <table:table-cell table:style-name="Таблица2.c1" table:number-columns-spanned="2" office:value-type="string">
            <text:p text:style-name="P19"/>
          </table:table-cell>
          <table:covered-table-cell/>
          <table:table-cell table:style-name="Таблица2.c1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c1" table:number-columns-spanned="4" office:value-type="string">
            <text:p text:style-name="P156"/>
          </table:table-cell>
          <table:covered-table-cell/>
          <table:covered-table-cell/>
          <table:covered-table-cell/>
          <table:table-cell table:style-name="Таблица2.q1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Таблица2.2">
          <table:table-cell table:style-name="Таблица2.c1" table:number-columns-spanned="2" office:value-type="string">
            <text:p text:style-name="P19">Взам.</text:p>
          </table:table-cell>
          <table:covered-table-cell/>
          <table:table-cell table:style-name="Таблица2.c1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Таблица2.c1" table:number-columns-spanned="3" office:value-type="string">
            <text:p text:style-name="P19"/>
          </table:table-cell>
          <table:covered-table-cell/>
          <table:covered-table-cell/>
          <table:table-cell table:style-name="Таблица2.c1" office:value-type="string">
            <text:p text:style-name="P19"/>
          </table:table-cell>
          <table:table-cell table:style-name="Таблица2.K2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Таблица2.c1" table:number-columns-spanned="2" office:value-type="string">
            <text:p text:style-name="P19"/>
          </table:table-cell>
          <table:covered-table-cell/>
          <table:table-cell table:style-name="Таблица2.c1" table:number-columns-spanned="3" office:value-type="string">
            <text:p text:style-name="P19"/>
          </table:table-cell>
          <table:covered-table-cell/>
          <table:covered-table-cell/>
          <table:table-cell table:style-name="Таблица2.c1" table:number-columns-spanned="3" office:value-type="string">
            <text:p text:style-name="P19"/>
          </table:table-cell>
          <table:covered-table-cell/>
          <table:covered-table-cell/>
          <table:table-cell table:style-name="Таблица2.c1" table:number-columns-spanned="2" office:value-type="string">
            <text:p text:style-name="P19"/>
          </table:table-cell>
          <table:covered-table-cell/>
          <table:table-cell table:style-name="Таблица2.c1" table:number-columns-spanned="3" office:value-type="string">
            <text:p text:style-name="P19"/>
          </table:table-cell>
          <table:covered-table-cell/>
          <table:covered-table-cell/>
          <table:table-cell table:style-name="Таблица2.c1" table:number-columns-spanned="2" office:value-type="string">
            <text:p text:style-name="P19"/>
          </table:table-cell>
          <table:covered-table-cell/>
          <table:table-cell table:style-name="Таблица2.c1" table:number-columns-spanned="2" office:value-type="string">
            <text:p text:style-name="P19"/>
          </table:table-cell>
          <table:covered-table-cell/>
          <table:table-cell table:style-name="Таблица2.c1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c1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Таблица2.q1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Таблица2.2">
          <table:table-cell table:style-name="Таблица2.c1" table:number-columns-spanned="2" office:value-type="string">
            <text:p text:style-name="P19">Подл.</text:p>
          </table:table-cell>
          <table:covered-table-cell/>
          <table:table-cell table:style-name="Таблица2.c1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Таблица2.c1" table:number-columns-spanned="3" office:value-type="string">
            <text:p text:style-name="P19"/>
          </table:table-cell>
          <table:covered-table-cell/>
          <table:covered-table-cell/>
          <table:table-cell table:style-name="Таблица2.c1" office:value-type="string">
            <text:p text:style-name="P19"/>
          </table:table-cell>
          <table:table-cell table:style-name="Таблица2.K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Таблица2.c1" table:number-columns-spanned="2" office:value-type="string">
            <text:p text:style-name="P19"/>
          </table:table-cell>
          <table:covered-table-cell/>
          <table:table-cell table:style-name="Таблица2.c1" table:number-columns-spanned="3" office:value-type="string">
            <text:p text:style-name="P19"/>
          </table:table-cell>
          <table:covered-table-cell/>
          <table:covered-table-cell/>
          <table:table-cell table:style-name="Таблица2.c1" table:number-columns-spanned="3" office:value-type="string">
            <text:p text:style-name="P19"/>
          </table:table-cell>
          <table:covered-table-cell/>
          <table:covered-table-cell/>
          <table:table-cell table:style-name="Таблица2.c1" table:number-columns-spanned="2" office:value-type="string">
            <text:p text:style-name="P19"/>
          </table:table-cell>
          <table:covered-table-cell/>
          <table:table-cell table:style-name="Таблица2.c1" table:number-columns-spanned="3" office:value-type="string">
            <text:p text:style-name="P19"/>
          </table:table-cell>
          <table:covered-table-cell/>
          <table:covered-table-cell/>
          <table:table-cell table:style-name="Таблица2.c1" table:number-columns-spanned="2" office:value-type="string">
            <text:p text:style-name="P19"/>
          </table:table-cell>
          <table:covered-table-cell/>
          <table:table-cell table:style-name="Таблица2.c1" table:number-columns-spanned="2" office:value-type="string">
            <text:p text:style-name="P19"/>
          </table:table-cell>
          <table:covered-table-cell/>
          <table:table-cell table:style-name="Таблица2.c1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c1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Таблица2.q1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Таблица2.5">
          <table:table-cell table:style-name="Таблица2.c1" table:number-columns-spanned="2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U5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U5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U5" table:number-columns-spanned="5" office:value-type="string">
            <text:p text:style-name="P235">13</text:p>
          </table:table-cell>
          <table:covered-table-cell/>
          <table:covered-table-cell/>
          <table:covered-table-cell/>
          <table:covered-table-cell/>
          <table:table-cell table:style-name="Таблица2.q5" table:number-columns-spanned="3" office:value-type="string">
            <text:p text:style-name="P222">6</text:p>
          </table:table-cell>
          <table:covered-table-cell/>
          <table:covered-table-cell/>
        </table:table-row>
        <table:table-row table:style-name="Таблица2.2">
          <table:table-cell table:style-name="Таблица2.c1" table:number-columns-spanned="4" office:value-type="string">
            <text:p text:style-name="P97">Разраб.</text:p>
          </table:table-cell>
          <table:covered-table-cell/>
          <table:covered-table-cell/>
          <table:covered-table-cell/>
          <table:table-cell table:style-name="Таблица2.c1" table:number-columns-spanned="5" office:value-type="string">
            <text:p text:style-name="P169">Новиков</text:p>
          </table:table-cell>
          <table:covered-table-cell/>
          <table:covered-table-cell/>
          <table:covered-table-cell/>
          <table:covered-table-cell/>
          <table:table-cell table:style-name="Таблица2.c1" table:number-columns-spanned="2" office:value-type="string">
            <text:p text:style-name="P19"/>
          </table:table-cell>
          <table:covered-table-cell/>
          <table:table-cell table:style-name="Таблица2.c1" office:value-type="string">
            <text:p text:style-name="P19"/>
          </table:table-cell>
          <table:table-cell table:style-name="Таблица2.c1" table:number-rows-spanned="3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S6" table:number-rows-spanned="3" table:number-columns-spanned="8" office:value-type="string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rows-spanned="3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j6" table:number-rows-spanned="3" table:number-columns-spanned="10" office:value-type="string">
            <text:h text:style-name="P242" text:outline-level="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c1" table:number-columns-spanned="4" office:value-type="string" table:protected="true">
            <text:p text:style-name="P19">Проверил</text:p>
          </table:table-cell>
          <table:covered-table-cell/>
          <table:covered-table-cell/>
          <table:covered-table-cell/>
          <table:table-cell table:style-name="Таблица2.c1" table:number-columns-spanned="5" office:value-type="string">
            <text:p text:style-name="P149"/>
          </table:table-cell>
          <table:covered-table-cell/>
          <table:covered-table-cell/>
          <table:covered-table-cell/>
          <table:covered-table-cell/>
          <table:table-cell table:style-name="Таблица2.c1" table:number-columns-spanned="2" office:value-type="string">
            <text:p text:style-name="P19"/>
          </table:table-cell>
          <table:covered-table-cell/>
          <table:table-cell table:style-name="Таблица2.c1" office:value-type="string">
            <text:p text:style-name="P19"/>
          </table:table-cell>
          <table:covered-table-cell table:style-name="Таблица2.c1"/>
          <table:covered-table-cell/>
          <table:covered-table-cell/>
          <table:covered-table-cell/>
          <table:covered-table-cell/>
          <table:covered-table-cell/>
          <table:covered-table-cell table:style-name="Таблица2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c1" table:number-columns-spanned="4" office:value-type="string" table:protected="true">
            <text:p text:style-name="P19"/>
          </table:table-cell>
          <table:covered-table-cell/>
          <table:covered-table-cell/>
          <table:covered-table-cell/>
          <table:table-cell table:style-name="Таблица2.c1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Таблица2.c1" table:number-columns-spanned="2" office:value-type="string">
            <text:p text:style-name="P19"/>
          </table:table-cell>
          <table:covered-table-cell/>
          <table:table-cell table:style-name="Таблица2.c1" office:value-type="string">
            <text:p text:style-name="P19"/>
          </table:table-cell>
          <table:covered-table-cell table:style-name="Таблица2.c1"/>
          <table:covered-table-cell/>
          <table:covered-table-cell/>
          <table:covered-table-cell/>
          <table:covered-table-cell/>
          <table:covered-table-cell/>
          <table:covered-table-cell table:style-name="Таблица2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c1" table:number-columns-spanned="4" office:value-type="string" table:protected="true">
            <text:p text:style-name="P19"/>
          </table:table-cell>
          <table:covered-table-cell/>
          <table:covered-table-cell/>
          <table:covered-table-cell/>
          <table:table-cell table:style-name="Таблица2.c1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Таблица2.c1" table:number-columns-spanned="2" office:value-type="string">
            <text:p text:style-name="P19"/>
          </table:table-cell>
          <table:covered-table-cell/>
          <table:table-cell table:style-name="Таблица2.c1" office:value-type="string">
            <text:p text:style-name="P19"/>
          </table:table-cell>
          <table:table-cell table:style-name="Таблица2.c1" table:number-rows-spanned="2" office:value-type="string">
            <text:p text:style-name="P19"/>
          </table:table-cell>
          <table:table-cell table:style-name="Таблица2.c1" table:number-rows-spanned="2" table:number-columns-spanned="26" office:value-type="string">
            <text:p text:style-name="P66">Крышка <text:span text:style-name="T121">топливного насо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9" table:number-rows-spanned="2" table:number-columns-spanned="2" office:value-type="string">
            <text:p text:style-name="P143"/>
          </table:table-cell>
          <table:covered-table-cell/>
          <table:table-cell table:style-name="Таблица2.n9" table:number-rows-spanned="2" table:number-columns-spanned="3" office:value-type="string">
            <text:p text:style-name="P38"/>
          </table:table-cell>
          <table:covered-table-cell/>
          <table:covered-table-cell/>
          <table:table-cell table:style-name="Таблица2.s9" table:number-rows-spanned="2" office:value-type="string">
            <text:p text:style-name="P13"/>
          </table:table-cell>
        </table:table-row>
        <table:table-row table:style-name="Таблица2.2">
          <table:table-cell table:style-name="Таблица2.c1" table:number-columns-spanned="4" office:value-type="string" table:protected="true">
            <text:p text:style-name="P19">Н.контр.</text:p>
          </table:table-cell>
          <table:covered-table-cell/>
          <table:covered-table-cell/>
          <table:covered-table-cell/>
          <table:table-cell table:style-name="Таблица2.U5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Таблица2.U5" table:number-columns-spanned="2" office:value-type="string">
            <text:p text:style-name="P19"/>
          </table:table-cell>
          <table:covered-table-cell/>
          <table:table-cell table:style-name="Таблица2.U5" office:value-type="string">
            <text:p text:style-name="P19"/>
          </table:table-cell>
          <table:covered-table-cell table:style-name="Таблица2.c1"/>
          <table:covered-table-cell table:style-name="Таблица2.c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n9"/>
          <table:covered-table-cell/>
          <table:covered-table-cell table:style-name="Таблица2.n9"/>
          <table:covered-table-cell/>
          <table:covered-table-cell/>
          <table:covered-table-cell table:style-name="Таблица2.s9"/>
        </table:table-row>
        <table:table-row table:style-name="Таблица2.2">
          <table:table-cell table:style-name="Таблица2.c1" office:value-type="string">
            <text:p text:style-name="P19">А</text:p>
          </table:table-cell>
          <table:table-cell table:style-name="Таблица2.B11" table:number-columns-spanned="3" office:value-type="string">
            <text:p text:style-name="P32">Цех</text:p>
          </table:table-cell>
          <table:covered-table-cell/>
          <table:covered-table-cell/>
          <table:table-cell table:style-name="Таблица2.E11" office:value-type="string">
            <text:p text:style-name="P19">Уч.</text:p>
          </table:table-cell>
          <table:table-cell table:style-name="Таблица2.E11" table:number-columns-spanned="2" office:value-type="string">
            <text:p text:style-name="P19">РМ</text:p>
          </table:table-cell>
          <table:covered-table-cell/>
          <table:table-cell table:style-name="Таблица2.E11" office:value-type="string">
            <text:p text:style-name="P19">Опер.</text:p>
          </table:table-cell>
          <table:table-cell table:style-name="Таблица2.E11" table:number-columns-spanned="8" office:value-type="string">
            <text:p text:style-name="P19">Код, наименовании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Q11" table:number-columns-spanned="29" office:value-type="string">
            <text:p text:style-name="P19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2">
          <table:table-cell table:style-name="Таблица2.c1" table:number-rows-spanned="2" office:value-type="string">
            <text:p text:style-name="P19">Б</text:p>
          </table:table-cell>
          <table:table-cell table:style-name="Таблица2.B12" table:number-columns-spanned="15" office:value-type="string">
            <text:p text:style-name="P19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c1" table:number-rows-spanned="2" table:number-columns-spanned="3" office:value-type="string">
            <text:p text:style-name="P19">См..</text:p>
          </table:table-cell>
          <table:covered-table-cell/>
          <table:covered-table-cell/>
          <table:table-cell table:style-name="Таблица2.c1" table:number-rows-spanned="2" table:number-columns-spanned="2" office:value-type="string">
            <text:p text:style-name="P19">Проф.</text:p>
            <text:p text:style-name="P186"/>
          </table:table-cell>
          <table:covered-table-cell/>
          <table:table-cell table:style-name="Таблица2.c1" table:number-rows-spanned="2" office:value-type="string">
            <text:p text:style-name="P19">Р</text:p>
          </table:table-cell>
          <table:table-cell table:style-name="Таблица2.c1" table:number-rows-spanned="2" table:number-columns-spanned="2" office:value-type="string">
            <text:p text:style-name="P19">УТ</text:p>
          </table:table-cell>
          <table:covered-table-cell/>
          <table:table-cell table:style-name="Таблица2.c1" table:number-rows-spanned="2" office:value-type="string">
            <text:p text:style-name="P19">КР</text:p>
          </table:table-cell>
          <table:table-cell table:style-name="Таблица2.c1" table:number-rows-spanned="2" table:number-columns-spanned="2" office:value-type="string">
            <text:p text:style-name="P77">КОИД</text:p>
          </table:table-cell>
          <table:covered-table-cell/>
          <table:table-cell table:style-name="Таблица2.c1" table:number-rows-spanned="2" table:number-columns-spanned="4" office:value-type="string">
            <text:p text:style-name="P19">ЕН</text:p>
          </table:table-cell>
          <table:covered-table-cell/>
          <table:covered-table-cell/>
          <table:covered-table-cell/>
          <table:table-cell table:style-name="Таблица2.c1" table:number-rows-spanned="2" table:number-columns-spanned="2" office:value-type="string">
            <text:p text:style-name="P19">ОП</text:p>
          </table:table-cell>
          <table:covered-table-cell/>
          <table:table-cell table:style-name="Таблица2.c1" table:number-rows-spanned="2" table:number-columns-spanned="3" office:value-type="string">
            <text:p text:style-name="P19">Кшт.</text:p>
          </table:table-cell>
          <table:covered-table-cell/>
          <table:covered-table-cell/>
          <table:table-cell table:style-name="Таблица2.c1" table:number-rows-spanned="2" table:number-columns-spanned="4" office:value-type="string">
            <text:p text:style-name="P19">Тп.з.</text:p>
          </table:table-cell>
          <table:covered-table-cell/>
          <table:covered-table-cell/>
          <table:covered-table-cell/>
          <table:table-cell table:style-name="Таблица2.o12" table:number-rows-spanned="2" table:number-columns-spanned="5" office:value-type="string">
            <text:p text:style-name="P19">Тшт.</text:p>
          </table:table-cell>
          <table:covered-table-cell/>
          <table:covered-table-cell/>
          <table:covered-table-cell/>
          <table:covered-table-cell/>
        </table:table-row>
        <table:table-row table:style-name="Таблица2.13">
          <table:covered-table-cell table:style-name="Таблица2.c1"/>
          <table:table-cell table:style-name="Таблица2.B11" table:number-columns-spanned="15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c1"/>
          <table:covered-table-cell/>
          <table:covered-table-cell/>
          <table:covered-table-cell table:style-name="Таблица2.c1"/>
          <table:covered-table-cell/>
          <table:covered-table-cell table:style-name="Таблица2.c1"/>
          <table:covered-table-cell table:style-name="Таблица2.c1"/>
          <table:covered-table-cell/>
          <table:covered-table-cell table:style-name="Таблица2.c1"/>
          <table:covered-table-cell table:style-name="Таблица2.c1"/>
          <table:covered-table-cell/>
          <table:covered-table-cell table:style-name="Таблица2.c1"/>
          <table:covered-table-cell/>
          <table:covered-table-cell/>
          <table:covered-table-cell/>
          <table:covered-table-cell table:style-name="Таблица2.c1"/>
          <table:covered-table-cell/>
          <table:covered-table-cell table:style-name="Таблица2.c1"/>
          <table:covered-table-cell/>
          <table:covered-table-cell/>
          <table:covered-table-cell table:style-name="Таблица2.c1"/>
          <table:covered-table-cell/>
          <table:covered-table-cell/>
          <table:covered-table-cell/>
          <table:covered-table-cell table:style-name="Таблица2.o12"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c1" office:value-type="string">
            <text:p text:style-name="P19">к/м</text:p>
          </table:table-cell>
          <table:table-cell table:style-name="Таблица2.c1" table:number-columns-spanned="15" office:value-type="string">
            <text:p text:style-name="P19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12" table:number-columns-spanned="11" office:value-type="string">
            <text:p text:style-name="P19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U5" table:number-columns-spanned="4" office:value-type="string">
            <text:p text:style-name="P77">ОПП</text:p>
          </table:table-cell>
          <table:covered-table-cell/>
          <table:covered-table-cell/>
          <table:covered-table-cell/>
          <table:table-cell table:style-name="Таблица2.U5" table:number-columns-spanned="2" office:value-type="string">
            <text:p text:style-name="P19">ЕВ</text:p>
          </table:table-cell>
          <table:covered-table-cell/>
          <table:table-cell table:style-name="Таблица2.U5" table:number-columns-spanned="3" office:value-type="string">
            <text:p text:style-name="P19">ЕН</text:p>
          </table:table-cell>
          <table:covered-table-cell/>
          <table:covered-table-cell/>
          <table:table-cell table:style-name="Таблица2.U5" table:number-columns-spanned="4" office:value-type="string">
            <text:p text:style-name="P19">КИ</text:p>
          </table:table-cell>
          <table:covered-table-cell/>
          <table:covered-table-cell/>
          <table:covered-table-cell/>
          <table:table-cell table:style-name="Таблица2.o14" table:number-columns-spanned="5" office:value-type="string">
            <text:p text:style-name="P19">Нрасх.</text:p>
          </table:table-cell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83"><draw:g text:anchor-type="char" draw:z-index="2" draw:name="DrawObject 67" draw:style-name="gr7"><draw:g draw:name="Фигура 3" draw:style-name="gr8"><draw:line draw:style-name="gr9" draw:text-style-name="P269" svg:x1="0.762cm" svg:y1="0.718cm" svg:x2="28.147cm" svg:y2="0.718cm"><text:p/></draw:line><draw:line draw:style-name="gr9" draw:text-style-name="P269" svg:x1="0.732cm" svg:y1="1.455cm" svg:x2="28.117cm" svg:y2="1.455cm"><text:p/></draw:line><draw:line draw:style-name="gr9" draw:text-style-name="P269" svg:x1="0.746cm" svg:y1="2.219cm" svg:x2="28.131cm" svg:y2="2.219cm"><text:p/></draw:line><draw:line draw:style-name="gr9" draw:text-style-name="P269" svg:x1="0.721cm" svg:y1="2.968cm" svg:x2="28.106cm" svg:y2="2.968cm"><text:p/></draw:line><draw:line draw:style-name="gr9" draw:text-style-name="P269" svg:x1="0.758cm" svg:y1="3.732cm" svg:x2="28.143cm" svg:y2="3.732cm"><text:p/></draw:line><draw:line draw:style-name="gr9" draw:text-style-name="P269" svg:x1="0.758cm" svg:y1="4.473cm" svg:x2="28.143cm" svg:y2="4.473cm"><text:p/></draw:line><draw:line draw:style-name="gr9" draw:text-style-name="P269" svg:x1="0.747cm" svg:y1="5.231cm" svg:x2="28.132cm" svg:y2="5.231cm"><text:p/></draw:line><draw:line draw:style-name="gr9" draw:text-style-name="P269" svg:x1="0.732cm" svg:y1="5.978cm" svg:x2="28.117cm" svg:y2="5.978cm"><text:p/></draw:line><draw:line draw:style-name="gr9" draw:text-style-name="P269" svg:x1="0.747cm" svg:y1="6.729cm" svg:x2="28.132cm" svg:y2="6.729cm"><text:p/></draw:line><draw:line draw:style-name="gr9" draw:text-style-name="P269" svg:x1="0.745cm" svg:y1="8.233cm" svg:x2="28.13cm" svg:y2="8.233cm"><text:p/></draw:line><draw:line draw:style-name="gr9" draw:text-style-name="P269" svg:x1="0.755cm" svg:y1="9.747cm" svg:x2="28.14cm" svg:y2="9.747cm"><text:p/></draw:line><draw:line draw:style-name="gr9" draw:text-style-name="P269" svg:x1="0.745cm" svg:y1="7.495cm" svg:x2="28.13cm" svg:y2="7.495cm"><text:p/></draw:line><draw:line draw:style-name="gr9" draw:text-style-name="P269" svg:x1="0.758cm" svg:y1="8.997cm" svg:x2="28.143cm" svg:y2="8.997cm"><text:p/></draw:line><draw:line draw:style-name="gr9" draw:text-style-name="P269" svg:x1="0.732cm" svg:y1="10.495cm" svg:x2="28.117cm" svg:y2="10.495cm"><text:p/></draw:line><draw:line draw:style-name="gr9" draw:text-style-name="P269" svg:x1="0.755cm" svg:y1="11.244cm" svg:x2="28.14cm" svg:y2="11.244cm"><text:p/></draw:line></draw:g><draw:g draw:name="DrawObject 68" draw:style-name="gr10"><draw:g draw:name="DrawObject 69" draw:style-name="gr10"><draw:g draw:name="DrawObject 70" draw:style-name="gr10"><draw:g draw:name="DrawObject 71" draw:style-name="gr8"><draw:line draw:name="Вертикальная линия 241" draw:style-name="gr11" draw:text-style-name="P270" svg:x1="1.852cm" svg:y1="-0.023cm" svg:x2="1.852cm" svg:y2="0.078cm"><text:p/></draw:line><draw:line draw:name="Вертикальная линия 242" draw:style-name="gr11" draw:text-style-name="P270" svg:x1="2.896cm" svg:y1="-0.021cm" svg:x2="2.896cm" svg:y2="0.08cm"><text:p/></draw:line><draw:line draw:name="Вертикальная линия 243" draw:style-name="gr11" draw:text-style-name="P270" svg:x1="3.937cm" svg:y1="-0.016cm" svg:x2="3.937cm" svg:y2="0.085cm"><text:p/></draw:line><draw:line draw:name="Вертикальная линия 244" draw:style-name="gr11" draw:text-style-name="P270" svg:x1="5.235cm" svg:y1="-0.016cm" svg:x2="5.235cm" svg:y2="0.085cm"><text:p/></draw:line></draw:g><draw:line draw:name="Вертикальная линия 245" draw:style-name="gr11" draw:text-style-name="P270" svg:x1="12.58cm" svg:y1="-0.016cm" svg:x2="12.58cm" svg:y2="0.085cm"><text:p/></draw:line><draw:line draw:name="Вертикальная линия 246" draw:style-name="gr11" draw:text-style-name="P270" svg:x1="13.603cm" svg:y1="-0.016cm" svg:x2="13.603cm" svg:y2="0.085cm"><text:p/></draw:line><draw:line draw:name="Вертикальная линия 247" draw:style-name="gr11" draw:text-style-name="P270" svg:x1="15.419cm" svg:y1="-0.016cm" svg:x2="15.419cm" svg:y2="0.085cm"><text:p/></draw:line><draw:line draw:name="Вертикальная линия 248" draw:style-name="gr11" draw:text-style-name="P270" svg:x1="16.45cm" svg:y1="-0.016cm" svg:x2="16.45cm" svg:y2="0.085cm"><text:p/></draw:line><draw:line draw:name="Вертикальная линия 249" draw:style-name="gr11" draw:text-style-name="P270" svg:x1="17.727cm" svg:y1="-0.016cm" svg:x2="17.727cm" svg:y2="0.085cm"><text:p/></draw:line><draw:line draw:name="Вертикальная линия 250" draw:style-name="gr11" draw:text-style-name="P270" svg:x1="18.773cm" svg:y1="-0.016cm" svg:x2="18.773cm" svg:y2="0.085cm"><text:p/></draw:line></draw:g><draw:g draw:name="DrawObject 72" draw:style-name="gr8"><draw:line draw:name="Вертикальная линия 251" draw:style-name="gr11" draw:text-style-name="P270" svg:x1="20.041cm" svg:y1="-0.016cm" svg:x2="20.041cm" svg:y2="0.085cm"><text:p/></draw:line><draw:line draw:name="Вертикальная линия 252" draw:style-name="gr11" draw:text-style-name="P270" svg:x1="21.306cm" svg:y1="-0.016cm" svg:x2="21.306cm" svg:y2="0.085cm"><text:p/></draw:line><draw:line draw:name="Вертикальная линия 253" draw:style-name="gr11" draw:text-style-name="P270" svg:x1="22.658cm" svg:y1="-0.016cm" svg:x2="22.658cm" svg:y2="0.085cm"><text:p/></draw:line><draw:line draw:name="Вертикальная линия 254" draw:style-name="gr11" draw:text-style-name="P270" svg:x1="23.98cm" svg:y1="-0.016cm" svg:x2="23.98cm" svg:y2="0.085cm"><text:p/></draw:line><draw:line draw:name="Вертикальная линия 255" draw:style-name="gr11" draw:text-style-name="P270" svg:x1="25.728cm" svg:y1="-0.016cm" svg:x2="25.728cm" svg:y2="0.085cm"><text:p/></draw:line></draw:g></draw:g><draw:g draw:name="DrawObject 73" draw:style-name="gr10"><draw:g draw:name="DrawObject 74" draw:style-name="gr10"><draw:g draw:name="DrawObject 75" draw:style-name="gr8"><draw:line draw:name="Вертикальная линия 256" draw:style-name="gr11" draw:text-style-name="P270" svg:x1="1.838cm" svg:y1="0.73cm" svg:x2="1.838cm" svg:y2="0.831cm"><text:p/></draw:line><draw:line draw:name="Вертикальная линия 257" draw:style-name="gr11" draw:text-style-name="P270" svg:x1="2.884cm" svg:y1="0.732cm" svg:x2="2.884cm" svg:y2="0.833cm"><text:p/></draw:line><draw:line draw:name="Вертикальная линия 258" draw:style-name="gr11" draw:text-style-name="P270" svg:x1="3.927cm" svg:y1="0.737cm" svg:x2="3.927cm" svg:y2="0.838cm"><text:p/></draw:line><draw:line draw:name="Вертикальная линия 259" draw:style-name="gr11" draw:text-style-name="P270" svg:x1="5.221cm" svg:y1="0.737cm" svg:x2="5.221cm" svg:y2="0.838cm"><text:p/></draw:line></draw:g><draw:line draw:name="Вертикальная линия 260" draw:style-name="gr11" draw:text-style-name="P270" svg:x1="12.573cm" svg:y1="0.737cm" svg:x2="12.573cm" svg:y2="0.838cm"><text:p/></draw:line><draw:line draw:name="Вертикальная линия 261" draw:style-name="gr11" draw:text-style-name="P270" svg:x1="13.596cm" svg:y1="0.737cm" svg:x2="13.596cm" svg:y2="0.838cm"><text:p/></draw:line><draw:line draw:name="Вертикальная линия 262" draw:style-name="gr11" draw:text-style-name="P270" svg:x1="15.411cm" svg:y1="0.737cm" svg:x2="15.411cm" svg:y2="0.838cm"><text:p/></draw:line><draw:line draw:name="Вертикальная линия 263" draw:style-name="gr11" draw:text-style-name="P270" svg:x1="16.44cm" svg:y1="0.737cm" svg:x2="16.44cm" svg:y2="0.838cm"><text:p/></draw:line><draw:line draw:name="Вертикальная линия 264" draw:style-name="gr11" draw:text-style-name="P270" svg:x1="17.713cm" svg:y1="0.737cm" svg:x2="17.713cm" svg:y2="0.838cm"><text:p/></draw:line><draw:line draw:name="Вертикальная линия 265" draw:style-name="gr11" draw:text-style-name="P270" svg:x1="18.763cm" svg:y1="0.737cm" svg:x2="18.763cm" svg:y2="0.838cm"><text:p/></draw:line></draw:g><draw:g draw:name="DrawObject 76" draw:style-name="gr8"><draw:line draw:name="Вертикальная линия 266" draw:style-name="gr11" draw:text-style-name="P270" svg:x1="20.029cm" svg:y1="0.737cm" svg:x2="20.029cm" svg:y2="0.838cm"><text:p/></draw:line><draw:line draw:name="Вертикальная линия 267" draw:style-name="gr11" draw:text-style-name="P270" svg:x1="21.296cm" svg:y1="0.737cm" svg:x2="21.296cm" svg:y2="0.838cm"><text:p/></draw:line><draw:line draw:name="Вертикальная линия 268" draw:style-name="gr11" draw:text-style-name="P270" svg:x1="22.643cm" svg:y1="0.737cm" svg:x2="22.643cm" svg:y2="0.838cm"><text:p/></draw:line><draw:line draw:name="Вертикальная линия 269" draw:style-name="gr11" draw:text-style-name="P270" svg:x1="23.97cm" svg:y1="0.737cm" svg:x2="23.97cm" svg:y2="0.838cm"><text:p/></draw:line><draw:line draw:name="Вертикальная линия 270" draw:style-name="gr11" draw:text-style-name="P270" svg:x1="25.714cm" svg:y1="0.737cm" svg:x2="25.714cm" svg:y2="0.838cm"><text:p/></draw:line></draw:g></draw:g><draw:g draw:name="DrawObject 77" draw:style-name="gr10"><draw:g draw:name="DrawObject 78" draw:style-name="gr10"><draw:g draw:name="DrawObject 79" draw:style-name="gr8"><draw:line draw:name="Вертикальная линия 271" draw:style-name="gr11" draw:text-style-name="P270" svg:x1="1.838cm" svg:y1="1.466cm" svg:x2="1.838cm" svg:y2="1.567cm"><text:p/></draw:line><draw:line draw:name="Вертикальная линия 272" draw:style-name="gr11" draw:text-style-name="P270" svg:x1="2.884cm" svg:y1="1.471cm" svg:x2="2.884cm" svg:y2="1.572cm"><text:p/></draw:line><draw:line draw:name="Вертикальная линия 273" draw:style-name="gr11" draw:text-style-name="P270" svg:x1="3.927cm" svg:y1="1.475cm" svg:x2="3.927cm" svg:y2="1.576cm"><text:p/></draw:line><draw:line draw:name="Вертикальная линия 274" draw:style-name="gr11" draw:text-style-name="P270" svg:x1="5.221cm" svg:y1="1.475cm" svg:x2="5.221cm" svg:y2="1.576cm"><text:p/></draw:line></draw:g><draw:line draw:name="Вертикальная линия 275" draw:style-name="gr11" draw:text-style-name="P270" svg:x1="12.573cm" svg:y1="1.475cm" svg:x2="12.573cm" svg:y2="1.576cm"><text:p/></draw:line><draw:line draw:name="Вертикальная линия 276" draw:style-name="gr11" draw:text-style-name="P270" svg:x1="13.596cm" svg:y1="1.475cm" svg:x2="13.596cm" svg:y2="1.576cm"><text:p/></draw:line><draw:line draw:name="Вертикальная линия 277" draw:style-name="gr11" draw:text-style-name="P270" svg:x1="15.411cm" svg:y1="1.475cm" svg:x2="15.411cm" svg:y2="1.576cm"><text:p/></draw:line><draw:line draw:name="Вертикальная линия 278" draw:style-name="gr11" draw:text-style-name="P270" svg:x1="16.44cm" svg:y1="1.475cm" svg:x2="16.44cm" svg:y2="1.576cm"><text:p/></draw:line><draw:line draw:name="Вертикальная линия 279" draw:style-name="gr11" draw:text-style-name="P270" svg:x1="17.713cm" svg:y1="1.475cm" svg:x2="17.713cm" svg:y2="1.576cm"><text:p/></draw:line><draw:line draw:name="Вертикальная линия 280" draw:style-name="gr11" draw:text-style-name="P270" svg:x1="18.763cm" svg:y1="1.475cm" svg:x2="18.763cm" svg:y2="1.576cm"><text:p/></draw:line></draw:g><draw:g draw:name="DrawObject 80" draw:style-name="gr8"><draw:line draw:name="Вертикальная линия 281" draw:style-name="gr11" draw:text-style-name="P270" svg:x1="20.029cm" svg:y1="1.475cm" svg:x2="20.029cm" svg:y2="1.576cm"><text:p/></draw:line><draw:line draw:name="Вертикальная линия 282" draw:style-name="gr11" draw:text-style-name="P270" svg:x1="21.296cm" svg:y1="1.475cm" svg:x2="21.296cm" svg:y2="1.576cm"><text:p/></draw:line><draw:line draw:name="Вертикальная линия 283" draw:style-name="gr11" draw:text-style-name="P270" svg:x1="22.643cm" svg:y1="1.475cm" svg:x2="22.643cm" svg:y2="1.576cm"><text:p/></draw:line><draw:line draw:name="Вертикальная линия 284" draw:style-name="gr11" draw:text-style-name="P270" svg:x1="23.97cm" svg:y1="1.475cm" svg:x2="23.97cm" svg:y2="1.576cm"><text:p/></draw:line><draw:line draw:name="Вертикальная линия 285" draw:style-name="gr11" draw:text-style-name="P270" svg:x1="25.714cm" svg:y1="1.475cm" svg:x2="25.714cm" svg:y2="1.576cm"><text:p/></draw:line></draw:g></draw:g><draw:g draw:name="DrawObject 81" draw:style-name="gr10"><draw:g draw:name="DrawObject 82" draw:style-name="gr10"><draw:g draw:name="DrawObject 83" draw:style-name="gr8"><draw:line draw:name="Вертикальная линия 286" draw:style-name="gr11" draw:text-style-name="P270" svg:x1="1.838cm" svg:y1="2.231cm" svg:x2="1.838cm" svg:y2="2.332cm"><text:p/></draw:line><draw:line draw:name="Вертикальная линия 287" draw:style-name="gr11" draw:text-style-name="P270" svg:x1="2.884cm" svg:y1="2.233cm" svg:x2="2.884cm" svg:y2="2.334cm"><text:p/></draw:line><draw:line draw:name="Вертикальная линия 288" draw:style-name="gr11" draw:text-style-name="P270" svg:x1="3.927cm" svg:y1="2.238cm" svg:x2="3.927cm" svg:y2="2.339cm"><text:p/></draw:line><draw:line draw:name="Вертикальная линия 289" draw:style-name="gr11" draw:text-style-name="P270" svg:x1="5.221cm" svg:y1="2.238cm" svg:x2="5.221cm" svg:y2="2.339cm"><text:p/></draw:line></draw:g><draw:line draw:name="Вертикальная линия 290" draw:style-name="gr11" draw:text-style-name="P270" svg:x1="12.573cm" svg:y1="2.238cm" svg:x2="12.573cm" svg:y2="2.339cm"><text:p/></draw:line><draw:line draw:name="Вертикальная линия 291" draw:style-name="gr11" draw:text-style-name="P270" svg:x1="13.596cm" svg:y1="2.238cm" svg:x2="13.596cm" svg:y2="2.339cm"><text:p/></draw:line><draw:line draw:name="Вертикальная линия 292" draw:style-name="gr11" draw:text-style-name="P270" svg:x1="15.411cm" svg:y1="2.238cm" svg:x2="15.411cm" svg:y2="2.339cm"><text:p/></draw:line><draw:line draw:name="Вертикальная линия 293" draw:style-name="gr11" draw:text-style-name="P270" svg:x1="16.44cm" svg:y1="2.238cm" svg:x2="16.44cm" svg:y2="2.339cm"><text:p/></draw:line><draw:line draw:name="Вертикальная линия 294" draw:style-name="gr11" draw:text-style-name="P270" svg:x1="17.713cm" svg:y1="2.238cm" svg:x2="17.713cm" svg:y2="2.339cm"><text:p/></draw:line><draw:line draw:name="Вертикальная линия 295" draw:style-name="gr11" draw:text-style-name="P270" svg:x1="18.763cm" svg:y1="2.238cm" svg:x2="18.763cm" svg:y2="2.339cm"><text:p/></draw:line></draw:g><draw:g draw:name="DrawObject 84" draw:style-name="gr8"><draw:line draw:name="Вертикальная линия 296" draw:style-name="gr11" draw:text-style-name="P270" svg:x1="20.029cm" svg:y1="2.238cm" svg:x2="20.029cm" svg:y2="2.339cm"><text:p/></draw:line><draw:line draw:name="Вертикальная линия 297" draw:style-name="gr11" draw:text-style-name="P270" svg:x1="21.296cm" svg:y1="2.238cm" svg:x2="21.296cm" svg:y2="2.339cm"><text:p/></draw:line><draw:line draw:name="Вертикальная линия 298" draw:style-name="gr11" draw:text-style-name="P270" svg:x1="22.643cm" svg:y1="2.238cm" svg:x2="22.643cm" svg:y2="2.339cm"><text:p/></draw:line><draw:line draw:name="Вертикальная линия 299" draw:style-name="gr11" draw:text-style-name="P270" svg:x1="23.97cm" svg:y1="2.238cm" svg:x2="23.97cm" svg:y2="2.339cm"><text:p/></draw:line><draw:line draw:name="Вертикальная линия 300" draw:style-name="gr11" draw:text-style-name="P270" svg:x1="25.714cm" svg:y1="2.238cm" svg:x2="25.714cm" svg:y2="2.339cm"><text:p/></draw:line></draw:g></draw:g><draw:g draw:name="DrawObject 85" draw:style-name="gr10"><draw:g draw:name="DrawObject 86" draw:style-name="gr10"><draw:g draw:name="DrawObject 87" draw:style-name="gr8"><draw:line draw:name="Вертикальная линия 301" draw:style-name="gr11" draw:text-style-name="P270" svg:x1="1.838cm" svg:y1="2.981cm" svg:x2="1.838cm" svg:y2="3.082cm"><text:p/></draw:line><draw:line draw:name="Вертикальная линия 302" draw:style-name="gr11" draw:text-style-name="P270" svg:x1="2.884cm" svg:y1="2.983cm" svg:x2="2.884cm" svg:y2="3.084cm"><text:p/></draw:line><draw:line draw:name="Вертикальная линия 303" draw:style-name="gr11" draw:text-style-name="P270" svg:x1="3.927cm" svg:y1="2.988cm" svg:x2="3.927cm" svg:y2="3.089cm"><text:p/></draw:line><draw:line draw:name="Вертикальная линия 304" draw:style-name="gr11" draw:text-style-name="P270" svg:x1="5.221cm" svg:y1="2.988cm" svg:x2="5.221cm" svg:y2="3.089cm"><text:p/></draw:line></draw:g><draw:line draw:name="Вертикальная линия 305" draw:style-name="gr11" draw:text-style-name="P270" svg:x1="12.573cm" svg:y1="2.988cm" svg:x2="12.573cm" svg:y2="3.089cm"><text:p/></draw:line><draw:line draw:name="Вертикальная линия 306" draw:style-name="gr11" draw:text-style-name="P270" svg:x1="13.596cm" svg:y1="2.988cm" svg:x2="13.596cm" svg:y2="3.089cm"><text:p/></draw:line><draw:line draw:name="Вертикальная линия 307" draw:style-name="gr11" draw:text-style-name="P270" svg:x1="15.411cm" svg:y1="2.988cm" svg:x2="15.411cm" svg:y2="3.089cm"><text:p/></draw:line><draw:line draw:name="Вертикальная линия 308" draw:style-name="gr11" draw:text-style-name="P270" svg:x1="16.44cm" svg:y1="2.988cm" svg:x2="16.44cm" svg:y2="3.089cm"><text:p/></draw:line><draw:line draw:name="Вертикальная линия 309" draw:style-name="gr11" draw:text-style-name="P270" svg:x1="17.713cm" svg:y1="2.988cm" svg:x2="17.713cm" svg:y2="3.089cm"><text:p/></draw:line><draw:line draw:name="Вертикальная линия 310" draw:style-name="gr11" draw:text-style-name="P270" svg:x1="18.763cm" svg:y1="2.988cm" svg:x2="18.763cm" svg:y2="3.089cm"><text:p/></draw:line></draw:g><draw:g draw:name="DrawObject 88" draw:style-name="gr8"><draw:line draw:name="Вертикальная линия 311" draw:style-name="gr11" draw:text-style-name="P270" svg:x1="20.029cm" svg:y1="2.988cm" svg:x2="20.029cm" svg:y2="3.089cm"><text:p/></draw:line><draw:line draw:name="Вертикальная линия 312" draw:style-name="gr11" draw:text-style-name="P270" svg:x1="21.296cm" svg:y1="2.988cm" svg:x2="21.296cm" svg:y2="3.089cm"><text:p/></draw:line><draw:line draw:name="Вертикальная линия 313" draw:style-name="gr11" draw:text-style-name="P270" svg:x1="22.643cm" svg:y1="2.988cm" svg:x2="22.643cm" svg:y2="3.089cm"><text:p/></draw:line><draw:line draw:name="Вертикальная линия 314" draw:style-name="gr11" draw:text-style-name="P270" svg:x1="23.97cm" svg:y1="2.988cm" svg:x2="23.97cm" svg:y2="3.089cm"><text:p/></draw:line><draw:line draw:name="Вертикальная линия 315" draw:style-name="gr11" draw:text-style-name="P270" svg:x1="25.714cm" svg:y1="2.988cm" svg:x2="25.714cm" svg:y2="3.089cm"><text:p/></draw:line></draw:g></draw:g><draw:g draw:name="DrawObject 89" draw:style-name="gr10"><draw:g draw:name="DrawObject 90" draw:style-name="gr10"><draw:g draw:name="DrawObject 91" draw:style-name="gr8"><draw:line draw:name="Вертикальная линия 316" draw:style-name="gr11" draw:text-style-name="P270" svg:x1="1.838cm" svg:y1="3.734cm" svg:x2="1.838cm" svg:y2="3.835cm"><text:p/></draw:line><draw:line draw:name="Вертикальная линия 317" draw:style-name="gr11" draw:text-style-name="P270" svg:x1="2.884cm" svg:y1="3.736cm" svg:x2="2.884cm" svg:y2="3.837cm"><text:p/></draw:line><draw:line draw:name="Вертикальная линия 318" draw:style-name="gr11" draw:text-style-name="P270" svg:x1="3.927cm" svg:y1="3.741cm" svg:x2="3.927cm" svg:y2="3.842cm"><text:p/></draw:line><draw:line draw:name="Вертикальная линия 319" draw:style-name="gr11" draw:text-style-name="P270" svg:x1="5.221cm" svg:y1="3.741cm" svg:x2="5.221cm" svg:y2="3.842cm"><text:p/></draw:line></draw:g><draw:line draw:name="Вертикальная линия 320" draw:style-name="gr11" draw:text-style-name="P270" svg:x1="12.573cm" svg:y1="3.741cm" svg:x2="12.573cm" svg:y2="3.842cm"><text:p/></draw:line><draw:line draw:name="Вертикальная линия 321" draw:style-name="gr11" draw:text-style-name="P270" svg:x1="13.596cm" svg:y1="3.741cm" svg:x2="13.596cm" svg:y2="3.842cm"><text:p/></draw:line><draw:line draw:name="Вертикальная линия 322" draw:style-name="gr11" draw:text-style-name="P270" svg:x1="15.411cm" svg:y1="3.741cm" svg:x2="15.411cm" svg:y2="3.842cm"><text:p/></draw:line><draw:line draw:name="Вертикальная линия 323" draw:style-name="gr11" draw:text-style-name="P270" svg:x1="16.44cm" svg:y1="3.741cm" svg:x2="16.44cm" svg:y2="3.842cm"><text:p/></draw:line><draw:line draw:name="Вертикальная линия 324" draw:style-name="gr11" draw:text-style-name="P270" svg:x1="17.713cm" svg:y1="3.741cm" svg:x2="17.713cm" svg:y2="3.842cm"><text:p/></draw:line><draw:line draw:name="Вертикальная линия 325" draw:style-name="gr11" draw:text-style-name="P270" svg:x1="18.763cm" svg:y1="3.741cm" svg:x2="18.763cm" svg:y2="3.842cm"><text:p/></draw:line></draw:g><draw:g draw:name="DrawObject 92" draw:style-name="gr8"><draw:line draw:name="Вертикальная линия 326" draw:style-name="gr11" draw:text-style-name="P270" svg:x1="20.029cm" svg:y1="3.741cm" svg:x2="20.029cm" svg:y2="3.842cm"><text:p/></draw:line><draw:line draw:name="Вертикальная линия 327" draw:style-name="gr11" draw:text-style-name="P270" svg:x1="21.296cm" svg:y1="3.741cm" svg:x2="21.296cm" svg:y2="3.842cm"><text:p/></draw:line><draw:line draw:name="Вертикальная линия 328" draw:style-name="gr11" draw:text-style-name="P270" svg:x1="22.643cm" svg:y1="3.741cm" svg:x2="22.643cm" svg:y2="3.842cm"><text:p/></draw:line><draw:line draw:name="Вертикальная линия 329" draw:style-name="gr11" draw:text-style-name="P270" svg:x1="23.97cm" svg:y1="3.741cm" svg:x2="23.97cm" svg:y2="3.842cm"><text:p/></draw:line><draw:line draw:name="Вертикальная линия 330" draw:style-name="gr11" draw:text-style-name="P270" svg:x1="25.714cm" svg:y1="3.741cm" svg:x2="25.714cm" svg:y2="3.842cm"><text:p/></draw:line></draw:g></draw:g><draw:g draw:name="DrawObject 93" draw:style-name="gr10"><draw:g draw:name="DrawObject 94" draw:style-name="gr10"><draw:g draw:name="DrawObject 95" draw:style-name="gr8"><draw:line draw:name="Вертикальная линия 331" draw:style-name="gr11" draw:text-style-name="P270" svg:x1="1.838cm" svg:y1="4.471cm" svg:x2="1.838cm" svg:y2="4.572cm"><text:p/></draw:line><draw:line draw:name="Вертикальная линия 332" draw:style-name="gr11" draw:text-style-name="P270" svg:x1="2.884cm" svg:y1="4.473cm" svg:x2="2.884cm" svg:y2="4.574cm"><text:p/></draw:line><draw:line draw:name="Вертикальная линия 333" draw:style-name="gr11" draw:text-style-name="P270" svg:x1="3.927cm" svg:y1="4.477cm" svg:x2="3.927cm" svg:y2="4.578cm"><text:p/></draw:line><draw:line draw:name="Вертикальная линия 334" draw:style-name="gr11" draw:text-style-name="P270" svg:x1="5.221cm" svg:y1="4.477cm" svg:x2="5.221cm" svg:y2="4.578cm"><text:p/></draw:line></draw:g><draw:line draw:name="Вертикальная линия 335" draw:style-name="gr11" draw:text-style-name="P270" svg:x1="12.573cm" svg:y1="4.477cm" svg:x2="12.573cm" svg:y2="4.578cm"><text:p/></draw:line><draw:line draw:name="Вертикальная линия 336" draw:style-name="gr11" draw:text-style-name="P270" svg:x1="13.596cm" svg:y1="4.477cm" svg:x2="13.596cm" svg:y2="4.578cm"><text:p/></draw:line><draw:line draw:name="Вертикальная линия 337" draw:style-name="gr11" draw:text-style-name="P270" svg:x1="15.411cm" svg:y1="4.477cm" svg:x2="15.411cm" svg:y2="4.578cm"><text:p/></draw:line><draw:line draw:name="Вертикальная линия 338" draw:style-name="gr11" draw:text-style-name="P270" svg:x1="16.44cm" svg:y1="4.477cm" svg:x2="16.44cm" svg:y2="4.578cm"><text:p/></draw:line><draw:line draw:name="Вертикальная линия 339" draw:style-name="gr11" draw:text-style-name="P270" svg:x1="17.713cm" svg:y1="4.477cm" svg:x2="17.713cm" svg:y2="4.578cm"><text:p/></draw:line><draw:line draw:name="Вертикальная линия 340" draw:style-name="gr11" draw:text-style-name="P270" svg:x1="18.763cm" svg:y1="4.477cm" svg:x2="18.763cm" svg:y2="4.578cm"><text:p/></draw:line></draw:g><draw:g draw:name="DrawObject 96" draw:style-name="gr8"><draw:line draw:name="Вертикальная линия 341" draw:style-name="gr11" draw:text-style-name="P270" svg:x1="20.029cm" svg:y1="4.477cm" svg:x2="20.029cm" svg:y2="4.578cm"><text:p/></draw:line><draw:line draw:name="Вертикальная линия 342" draw:style-name="gr11" draw:text-style-name="P270" svg:x1="21.296cm" svg:y1="4.477cm" svg:x2="21.296cm" svg:y2="4.578cm"><text:p/></draw:line><draw:line draw:name="Вертикальная линия 343" draw:style-name="gr11" draw:text-style-name="P270" svg:x1="22.643cm" svg:y1="4.477cm" svg:x2="22.643cm" svg:y2="4.578cm"><text:p/></draw:line><draw:line draw:name="Вертикальная линия 344" draw:style-name="gr11" draw:text-style-name="P270" svg:x1="23.97cm" svg:y1="4.477cm" svg:x2="23.97cm" svg:y2="4.578cm"><text:p/></draw:line><draw:line draw:name="Вертикальная линия 345" draw:style-name="gr11" draw:text-style-name="P270" svg:x1="25.714cm" svg:y1="4.477cm" svg:x2="25.714cm" svg:y2="4.578cm"><text:p/></draw:line></draw:g></draw:g><draw:g draw:name="DrawObject 97" draw:style-name="gr10"><draw:g draw:name="DrawObject 98" draw:style-name="gr10"><draw:g draw:name="DrawObject 99" draw:style-name="gr8"><draw:line draw:name="Вертикальная линия 346" draw:style-name="gr11" draw:text-style-name="P270" svg:x1="1.838cm" svg:y1="5.235cm" svg:x2="1.838cm" svg:y2="5.336cm"><text:p/></draw:line><draw:line draw:name="Вертикальная линия 347" draw:style-name="gr11" draw:text-style-name="P270" svg:x1="2.884cm" svg:y1="5.237cm" svg:x2="2.884cm" svg:y2="5.338cm"><text:p/></draw:line><draw:line draw:name="Вертикальная линия 348" draw:style-name="gr11" draw:text-style-name="P270" svg:x1="3.927cm" svg:y1="5.242cm" svg:x2="3.927cm" svg:y2="5.343cm"><text:p/></draw:line><draw:line draw:name="Вертикальная линия 349" draw:style-name="gr11" draw:text-style-name="P270" svg:x1="5.221cm" svg:y1="5.242cm" svg:x2="5.221cm" svg:y2="5.343cm"><text:p/></draw:line></draw:g><draw:line draw:name="Вертикальная линия 350" draw:style-name="gr11" draw:text-style-name="P270" svg:x1="12.573cm" svg:y1="5.242cm" svg:x2="12.573cm" svg:y2="5.343cm"><text:p/></draw:line><draw:line draw:name="Вертикальная линия 351" draw:style-name="gr11" draw:text-style-name="P270" svg:x1="13.596cm" svg:y1="5.242cm" svg:x2="13.596cm" svg:y2="5.343cm"><text:p/></draw:line><draw:line draw:name="Вертикальная линия 352" draw:style-name="gr11" draw:text-style-name="P270" svg:x1="15.411cm" svg:y1="5.242cm" svg:x2="15.411cm" svg:y2="5.343cm"><text:p/></draw:line><draw:line draw:name="Вертикальная линия 353" draw:style-name="gr11" draw:text-style-name="P270" svg:x1="16.44cm" svg:y1="5.242cm" svg:x2="16.44cm" svg:y2="5.343cm"><text:p/></draw:line><draw:line draw:name="Вертикальная линия 354" draw:style-name="gr11" draw:text-style-name="P270" svg:x1="17.713cm" svg:y1="5.242cm" svg:x2="17.713cm" svg:y2="5.343cm"><text:p/></draw:line><draw:line draw:name="Вертикальная линия 355" draw:style-name="gr11" draw:text-style-name="P270" svg:x1="18.763cm" svg:y1="5.242cm" svg:x2="18.763cm" svg:y2="5.343cm"><text:p/></draw:line></draw:g><draw:g draw:name="DrawObject 100" draw:style-name="gr8"><draw:line draw:name="Вертикальная линия 356" draw:style-name="gr11" draw:text-style-name="P270" svg:x1="20.029cm" svg:y1="5.242cm" svg:x2="20.029cm" svg:y2="5.343cm"><text:p/></draw:line><draw:line draw:name="Вертикальная линия 357" draw:style-name="gr11" draw:text-style-name="P270" svg:x1="21.296cm" svg:y1="5.242cm" svg:x2="21.296cm" svg:y2="5.343cm"><text:p/></draw:line><draw:line draw:name="Вертикальная линия 358" draw:style-name="gr11" draw:text-style-name="P270" svg:x1="22.643cm" svg:y1="5.242cm" svg:x2="22.643cm" svg:y2="5.343cm"><text:p/></draw:line><draw:line draw:name="Вертикальная линия 359" draw:style-name="gr11" draw:text-style-name="P270" svg:x1="23.97cm" svg:y1="5.242cm" svg:x2="23.97cm" svg:y2="5.343cm"><text:p/></draw:line><draw:line draw:name="Вертикальная линия 360" draw:style-name="gr11" draw:text-style-name="P270" svg:x1="25.714cm" svg:y1="5.242cm" svg:x2="25.714cm" svg:y2="5.343cm"><text:p/></draw:line></draw:g></draw:g><draw:g draw:name="DrawObject 101" draw:style-name="gr10"><draw:g draw:name="DrawObject 102" draw:style-name="gr10"><draw:g draw:name="DrawObject 103" draw:style-name="gr8"><draw:line draw:name="Вертикальная линия 361" draw:style-name="gr11" draw:text-style-name="P270" svg:x1="1.838cm" svg:y1="5.99cm" svg:x2="1.838cm" svg:y2="6.091cm"><text:p/></draw:line><draw:line draw:name="Вертикальная линия 362" draw:style-name="gr11" draw:text-style-name="P270" svg:x1="2.884cm" svg:y1="5.992cm" svg:x2="2.884cm" svg:y2="6.093cm"><text:p/></draw:line><draw:line draw:name="Вертикальная линия 363" draw:style-name="gr11" draw:text-style-name="P270" svg:x1="3.927cm" svg:y1="5.997cm" svg:x2="3.927cm" svg:y2="6.098cm"><text:p/></draw:line><draw:line draw:name="Вертикальная линия 364" draw:style-name="gr11" draw:text-style-name="P270" svg:x1="5.221cm" svg:y1="5.997cm" svg:x2="5.221cm" svg:y2="6.098cm"><text:p/></draw:line></draw:g><draw:line draw:name="Вертикальная линия 365" draw:style-name="gr11" draw:text-style-name="P270" svg:x1="12.573cm" svg:y1="5.997cm" svg:x2="12.573cm" svg:y2="6.098cm"><text:p/></draw:line><draw:line draw:name="Вертикальная линия 366" draw:style-name="gr11" draw:text-style-name="P270" svg:x1="13.596cm" svg:y1="5.997cm" svg:x2="13.596cm" svg:y2="6.098cm"><text:p/></draw:line><draw:line draw:name="Вертикальная линия 367" draw:style-name="gr11" draw:text-style-name="P270" svg:x1="15.411cm" svg:y1="5.997cm" svg:x2="15.411cm" svg:y2="6.098cm"><text:p/></draw:line><draw:line draw:name="Вертикальная линия 368" draw:style-name="gr11" draw:text-style-name="P270" svg:x1="16.44cm" svg:y1="5.997cm" svg:x2="16.44cm" svg:y2="6.098cm"><text:p/></draw:line><draw:line draw:name="Вертикальная линия 369" draw:style-name="gr11" draw:text-style-name="P270" svg:x1="17.713cm" svg:y1="5.997cm" svg:x2="17.713cm" svg:y2="6.098cm"><text:p/></draw:line><draw:line draw:name="Вертикальная линия 370" draw:style-name="gr11" draw:text-style-name="P270" svg:x1="18.763cm" svg:y1="5.997cm" svg:x2="18.763cm" svg:y2="6.098cm"><text:p/></draw:line></draw:g><draw:g draw:name="DrawObject 104" draw:style-name="gr8"><draw:line draw:name="Вертикальная линия 371" draw:style-name="gr11" draw:text-style-name="P270" svg:x1="20.029cm" svg:y1="5.997cm" svg:x2="20.029cm" svg:y2="6.098cm"><text:p/></draw:line><draw:line draw:name="Вертикальная линия 372" draw:style-name="gr11" draw:text-style-name="P270" svg:x1="21.296cm" svg:y1="5.997cm" svg:x2="21.296cm" svg:y2="6.098cm"><text:p/></draw:line><draw:line draw:name="Вертикальная линия 373" draw:style-name="gr11" draw:text-style-name="P270" svg:x1="22.643cm" svg:y1="5.997cm" svg:x2="22.643cm" svg:y2="6.098cm"><text:p/></draw:line><draw:line draw:name="Вертикальная линия 374" draw:style-name="gr11" draw:text-style-name="P270" svg:x1="23.97cm" svg:y1="5.997cm" svg:x2="23.97cm" svg:y2="6.098cm"><text:p/></draw:line><draw:line draw:name="Вертикальная линия 375" draw:style-name="gr11" draw:text-style-name="P270" svg:x1="25.714cm" svg:y1="5.997cm" svg:x2="25.714cm" svg:y2="6.098cm"><text:p/></draw:line></draw:g></draw:g><draw:g draw:name="DrawObject 105" draw:style-name="gr10"><draw:g draw:name="DrawObject 106" draw:style-name="gr10"><draw:g draw:name="DrawObject 107" draw:style-name="gr8"><draw:line draw:name="Вертикальная линия 376" draw:style-name="gr11" draw:text-style-name="P270" svg:x1="1.838cm" svg:y1="6.743cm" svg:x2="1.838cm" svg:y2="6.844cm"><text:p/></draw:line><draw:line draw:name="Вертикальная линия 377" draw:style-name="gr11" draw:text-style-name="P270" svg:x1="2.884cm" svg:y1="6.745cm" svg:x2="2.884cm" svg:y2="6.846cm"><text:p/></draw:line><draw:line draw:name="Вертикальная линия 378" draw:style-name="gr11" draw:text-style-name="P270" svg:x1="3.927cm" svg:y1="6.75cm" svg:x2="3.927cm" svg:y2="6.851cm"><text:p/></draw:line><draw:line draw:name="Вертикальная линия 379" draw:style-name="gr11" draw:text-style-name="P270" svg:x1="5.221cm" svg:y1="6.75cm" svg:x2="5.221cm" svg:y2="6.851cm"><text:p/></draw:line></draw:g><draw:line draw:name="Вертикальная линия 380" draw:style-name="gr11" draw:text-style-name="P270" svg:x1="12.573cm" svg:y1="6.75cm" svg:x2="12.573cm" svg:y2="6.851cm"><text:p/></draw:line><draw:line draw:name="Вертикальная линия 381" draw:style-name="gr11" draw:text-style-name="P270" svg:x1="13.596cm" svg:y1="6.75cm" svg:x2="13.596cm" svg:y2="6.851cm"><text:p/></draw:line><draw:line draw:name="Вертикальная линия 382" draw:style-name="gr11" draw:text-style-name="P270" svg:x1="15.411cm" svg:y1="6.75cm" svg:x2="15.411cm" svg:y2="6.851cm"><text:p/></draw:line><draw:line draw:name="Вертикальная линия 383" draw:style-name="gr11" draw:text-style-name="P270" svg:x1="16.44cm" svg:y1="6.75cm" svg:x2="16.44cm" svg:y2="6.851cm"><text:p/></draw:line><draw:line draw:name="Вертикальная линия 384" draw:style-name="gr11" draw:text-style-name="P270" svg:x1="17.713cm" svg:y1="6.75cm" svg:x2="17.713cm" svg:y2="6.851cm"><text:p/></draw:line><draw:line draw:name="Вертикальная линия 385" draw:style-name="gr11" draw:text-style-name="P270" svg:x1="18.763cm" svg:y1="6.75cm" svg:x2="18.763cm" svg:y2="6.851cm"><text:p/></draw:line></draw:g><draw:g draw:name="DrawObject 108" draw:style-name="gr8"><draw:line draw:name="Вертикальная линия 386" draw:style-name="gr11" draw:text-style-name="P270" svg:x1="20.029cm" svg:y1="6.75cm" svg:x2="20.029cm" svg:y2="6.851cm"><text:p/></draw:line><draw:line draw:name="Вертикальная линия 387" draw:style-name="gr11" draw:text-style-name="P270" svg:x1="21.296cm" svg:y1="6.75cm" svg:x2="21.296cm" svg:y2="6.851cm"><text:p/></draw:line><draw:line draw:name="Вертикальная линия 388" draw:style-name="gr11" draw:text-style-name="P270" svg:x1="22.643cm" svg:y1="6.75cm" svg:x2="22.643cm" svg:y2="6.851cm"><text:p/></draw:line><draw:line draw:name="Вертикальная линия 389" draw:style-name="gr11" draw:text-style-name="P270" svg:x1="23.97cm" svg:y1="6.75cm" svg:x2="23.97cm" svg:y2="6.851cm"><text:p/></draw:line><draw:line draw:name="Вертикальная линия 390" draw:style-name="gr11" draw:text-style-name="P270" svg:x1="25.714cm" svg:y1="6.75cm" svg:x2="25.714cm" svg:y2="6.851cm"><text:p/></draw:line></draw:g></draw:g><draw:g draw:name="DrawObject 109" draw:style-name="gr10"><draw:g draw:name="DrawObject 110" draw:style-name="gr10"><draw:g draw:name="DrawObject 111" draw:style-name="gr8"><draw:line draw:name="Вертикальная линия 391" draw:style-name="gr11" draw:text-style-name="P270" svg:x1="1.838cm" svg:y1="7.481cm" svg:x2="1.838cm" svg:y2="7.582cm"><text:p/></draw:line><draw:line draw:name="Вертикальная линия 392" draw:style-name="gr11" draw:text-style-name="P270" svg:x1="2.884cm" svg:y1="7.484cm" svg:x2="2.884cm" svg:y2="7.585cm"><text:p/></draw:line><draw:line draw:name="Вертикальная линия 393" draw:style-name="gr11" draw:text-style-name="P270" svg:x1="3.927cm" svg:y1="7.488cm" svg:x2="3.927cm" svg:y2="7.589cm"><text:p/></draw:line><draw:line draw:name="Вертикальная линия 394" draw:style-name="gr11" draw:text-style-name="P270" svg:x1="5.221cm" svg:y1="7.488cm" svg:x2="5.221cm" svg:y2="7.589cm"><text:p/></draw:line></draw:g><draw:line draw:name="Вертикальная линия 395" draw:style-name="gr11" draw:text-style-name="P270" svg:x1="12.573cm" svg:y1="7.488cm" svg:x2="12.573cm" svg:y2="7.589cm"><text:p/></draw:line><draw:line draw:name="Вертикальная линия 396" draw:style-name="gr11" draw:text-style-name="P270" svg:x1="13.596cm" svg:y1="7.488cm" svg:x2="13.596cm" svg:y2="7.589cm"><text:p/></draw:line><draw:line draw:name="Вертикальная линия 397" draw:style-name="gr11" draw:text-style-name="P270" svg:x1="15.411cm" svg:y1="7.488cm" svg:x2="15.411cm" svg:y2="7.589cm"><text:p/></draw:line><draw:line draw:name="Вертикальная линия 398" draw:style-name="gr11" draw:text-style-name="P270" svg:x1="16.44cm" svg:y1="7.488cm" svg:x2="16.44cm" svg:y2="7.589cm"><text:p/></draw:line><draw:line draw:name="Вертикальная линия 399" draw:style-name="gr11" draw:text-style-name="P270" svg:x1="17.713cm" svg:y1="7.488cm" svg:x2="17.713cm" svg:y2="7.589cm"><text:p/></draw:line><draw:line draw:name="Вертикальная линия 400" draw:style-name="gr11" draw:text-style-name="P270" svg:x1="18.763cm" svg:y1="7.488cm" svg:x2="18.763cm" svg:y2="7.589cm"><text:p/></draw:line></draw:g><draw:g draw:name="DrawObject 112" draw:style-name="gr8"><draw:line draw:name="Вертикальная линия 401" draw:style-name="gr11" draw:text-style-name="P270" svg:x1="20.029cm" svg:y1="7.488cm" svg:x2="20.029cm" svg:y2="7.589cm"><text:p/></draw:line><draw:line draw:name="Вертикальная линия 402" draw:style-name="gr11" draw:text-style-name="P270" svg:x1="21.296cm" svg:y1="7.488cm" svg:x2="21.296cm" svg:y2="7.589cm"><text:p/></draw:line><draw:line draw:name="Вертикальная линия 403" draw:style-name="gr11" draw:text-style-name="P270" svg:x1="22.643cm" svg:y1="7.488cm" svg:x2="22.643cm" svg:y2="7.589cm"><text:p/></draw:line><draw:line draw:name="Вертикальная линия 404" draw:style-name="gr11" draw:text-style-name="P270" svg:x1="23.97cm" svg:y1="7.488cm" svg:x2="23.97cm" svg:y2="7.589cm"><text:p/></draw:line><draw:line draw:name="Вертикальная линия 405" draw:style-name="gr11" draw:text-style-name="P270" svg:x1="25.714cm" svg:y1="7.488cm" svg:x2="25.714cm" svg:y2="7.589cm"><text:p/></draw:line></draw:g></draw:g><draw:g draw:name="DrawObject 113" draw:style-name="gr10"><draw:g draw:name="DrawObject 114" draw:style-name="gr10"><draw:g draw:name="DrawObject 115" draw:style-name="gr8"><draw:line draw:name="Вертикальная линия 406" draw:style-name="gr11" draw:text-style-name="P270" svg:x1="1.838cm" svg:y1="8.244cm" svg:x2="1.838cm" svg:y2="8.345cm"><text:p/></draw:line><draw:line draw:name="Вертикальная линия 407" draw:style-name="gr11" draw:text-style-name="P270" svg:x1="2.884cm" svg:y1="8.246cm" svg:x2="2.884cm" svg:y2="8.347cm"><text:p/></draw:line><draw:line draw:name="Вертикальная линия 408" draw:style-name="gr11" draw:text-style-name="P270" svg:x1="3.927cm" svg:y1="8.251cm" svg:x2="3.927cm" svg:y2="8.352cm"><text:p/></draw:line><draw:line draw:name="Вертикальная линия 409" draw:style-name="gr11" draw:text-style-name="P270" svg:x1="5.221cm" svg:y1="8.251cm" svg:x2="5.221cm" svg:y2="8.352cm"><text:p/></draw:line></draw:g><draw:line draw:name="Вертикальная линия 410" draw:style-name="gr11" draw:text-style-name="P270" svg:x1="12.573cm" svg:y1="8.251cm" svg:x2="12.573cm" svg:y2="8.352cm"><text:p/></draw:line><draw:line draw:name="Вертикальная линия 411" draw:style-name="gr11" draw:text-style-name="P270" svg:x1="13.596cm" svg:y1="8.251cm" svg:x2="13.596cm" svg:y2="8.352cm"><text:p/></draw:line><draw:line draw:name="Вертикальная линия 412" draw:style-name="gr11" draw:text-style-name="P270" svg:x1="15.411cm" svg:y1="8.251cm" svg:x2="15.411cm" svg:y2="8.352cm"><text:p/></draw:line><draw:line draw:name="Вертикальная линия 413" draw:style-name="gr11" draw:text-style-name="P270" svg:x1="16.44cm" svg:y1="8.251cm" svg:x2="16.44cm" svg:y2="8.352cm"><text:p/></draw:line><draw:line draw:name="Вертикальная линия 414" draw:style-name="gr11" draw:text-style-name="P270" svg:x1="17.713cm" svg:y1="8.251cm" svg:x2="17.713cm" svg:y2="8.352cm"><text:p/></draw:line><draw:line draw:name="Вертикальная линия 415" draw:style-name="gr11" draw:text-style-name="P270" svg:x1="18.763cm" svg:y1="8.251cm" svg:x2="18.763cm" svg:y2="8.352cm"><text:p/></draw:line></draw:g><draw:g draw:name="DrawObject 116" draw:style-name="gr8"><draw:line draw:name="Вертикальная линия 416" draw:style-name="gr11" draw:text-style-name="P270" svg:x1="20.029cm" svg:y1="8.251cm" svg:x2="20.029cm" svg:y2="8.352cm"><text:p/></draw:line><draw:line draw:name="Вертикальная линия 417" draw:style-name="gr11" draw:text-style-name="P270" svg:x1="21.296cm" svg:y1="8.251cm" svg:x2="21.296cm" svg:y2="8.352cm"><text:p/></draw:line><draw:line draw:name="Вертикальная линия 418" draw:style-name="gr11" draw:text-style-name="P270" svg:x1="22.643cm" svg:y1="8.251cm" svg:x2="22.643cm" svg:y2="8.352cm"><text:p/></draw:line><draw:line draw:name="Вертикальная линия 419" draw:style-name="gr11" draw:text-style-name="P270" svg:x1="23.97cm" svg:y1="8.251cm" svg:x2="23.97cm" svg:y2="8.352cm"><text:p/></draw:line><draw:line draw:name="Вертикальная линия 420" draw:style-name="gr11" draw:text-style-name="P270" svg:x1="25.714cm" svg:y1="8.251cm" svg:x2="25.714cm" svg:y2="8.352cm"><text:p/></draw:line></draw:g></draw:g><draw:g draw:name="DrawObject 117" draw:style-name="gr10"><draw:g draw:name="DrawObject 118" draw:style-name="gr10"><draw:g draw:name="DrawObject 119" draw:style-name="gr8"><draw:line draw:name="Вертикальная линия 421" draw:style-name="gr11" draw:text-style-name="P270" svg:x1="1.838cm" svg:y1="9.008cm" svg:x2="1.838cm" svg:y2="9.109cm"><text:p/></draw:line><draw:line draw:name="Вертикальная линия 422" draw:style-name="gr11" draw:text-style-name="P270" svg:x1="2.884cm" svg:y1="9.01cm" svg:x2="2.884cm" svg:y2="9.111cm"><text:p/></draw:line><draw:line draw:name="Вертикальная линия 423" draw:style-name="gr11" draw:text-style-name="P270" svg:x1="3.927cm" svg:y1="9.015cm" svg:x2="3.927cm" svg:y2="9.116cm"><text:p/></draw:line><draw:line draw:name="Вертикальная линия 424" draw:style-name="gr11" draw:text-style-name="P270" svg:x1="5.221cm" svg:y1="9.015cm" svg:x2="5.221cm" svg:y2="9.116cm"><text:p/></draw:line></draw:g><draw:line draw:name="Вертикальная линия 425" draw:style-name="gr11" draw:text-style-name="P270" svg:x1="12.573cm" svg:y1="9.015cm" svg:x2="12.573cm" svg:y2="9.116cm"><text:p/></draw:line><draw:line draw:name="Вертикальная линия 426" draw:style-name="gr11" draw:text-style-name="P270" svg:x1="13.596cm" svg:y1="9.015cm" svg:x2="13.596cm" svg:y2="9.116cm"><text:p/></draw:line><draw:line draw:name="Вертикальная линия 427" draw:style-name="gr11" draw:text-style-name="P270" svg:x1="15.411cm" svg:y1="9.015cm" svg:x2="15.411cm" svg:y2="9.116cm"><text:p/></draw:line><draw:line draw:name="Вертикальная линия 428" draw:style-name="gr11" draw:text-style-name="P270" svg:x1="16.44cm" svg:y1="9.015cm" svg:x2="16.44cm" svg:y2="9.116cm"><text:p/></draw:line><draw:line draw:name="Вертикальная линия 429" draw:style-name="gr11" draw:text-style-name="P270" svg:x1="17.713cm" svg:y1="9.015cm" svg:x2="17.713cm" svg:y2="9.116cm"><text:p/></draw:line><draw:line draw:name="Вертикальная линия 430" draw:style-name="gr11" draw:text-style-name="P270" svg:x1="18.763cm" svg:y1="9.015cm" svg:x2="18.763cm" svg:y2="9.116cm"><text:p/></draw:line></draw:g><draw:g draw:name="DrawObject 120" draw:style-name="gr8"><draw:line draw:name="Вертикальная линия 431" draw:style-name="gr11" draw:text-style-name="P270" svg:x1="20.029cm" svg:y1="9.015cm" svg:x2="20.029cm" svg:y2="9.116cm"><text:p/></draw:line><draw:line draw:name="Вертикальная линия 432" draw:style-name="gr11" draw:text-style-name="P270" svg:x1="21.296cm" svg:y1="9.015cm" svg:x2="21.296cm" svg:y2="9.116cm"><text:p/></draw:line><draw:line draw:name="Вертикальная линия 433" draw:style-name="gr11" draw:text-style-name="P270" svg:x1="22.643cm" svg:y1="9.015cm" svg:x2="22.643cm" svg:y2="9.116cm"><text:p/></draw:line><draw:line draw:name="Вертикальная линия 434" draw:style-name="gr11" draw:text-style-name="P270" svg:x1="23.97cm" svg:y1="9.015cm" svg:x2="23.97cm" svg:y2="9.116cm"><text:p/></draw:line><draw:line draw:name="Вертикальная линия 435" draw:style-name="gr11" draw:text-style-name="P270" svg:x1="25.714cm" svg:y1="9.015cm" svg:x2="25.714cm" svg:y2="9.116cm"><text:p/></draw:line></draw:g></draw:g><draw:g draw:name="DrawObject 121" draw:style-name="gr10"><draw:g draw:name="DrawObject 122" draw:style-name="gr10"><draw:g draw:name="DrawObject 123" draw:style-name="gr8"><draw:line draw:name="Вертикальная линия 436" draw:style-name="gr11" draw:text-style-name="P270" svg:x1="1.838cm" svg:y1="9.761cm" svg:x2="1.838cm" svg:y2="9.862cm"><text:p/></draw:line><draw:line draw:name="Вертикальная линия 437" draw:style-name="gr11" draw:text-style-name="P270" svg:x1="2.884cm" svg:y1="9.763cm" svg:x2="2.884cm" svg:y2="9.864cm"><text:p/></draw:line><draw:line draw:name="Вертикальная линия 438" draw:style-name="gr11" draw:text-style-name="P270" svg:x1="3.927cm" svg:y1="9.768cm" svg:x2="3.927cm" svg:y2="9.869cm"><text:p/></draw:line><draw:line draw:name="Вертикальная линия 439" draw:style-name="gr11" draw:text-style-name="P270" svg:x1="5.221cm" svg:y1="9.768cm" svg:x2="5.221cm" svg:y2="9.869cm"><text:p/></draw:line></draw:g><draw:line draw:name="Вертикальная линия 440" draw:style-name="gr11" draw:text-style-name="P270" svg:x1="12.573cm" svg:y1="9.768cm" svg:x2="12.573cm" svg:y2="9.869cm"><text:p/></draw:line><draw:line draw:name="Вертикальная линия 441" draw:style-name="gr11" draw:text-style-name="P270" svg:x1="13.596cm" svg:y1="9.768cm" svg:x2="13.596cm" svg:y2="9.869cm"><text:p/></draw:line><draw:line draw:name="Вертикальная линия 442" draw:style-name="gr11" draw:text-style-name="P270" svg:x1="15.411cm" svg:y1="9.768cm" svg:x2="15.411cm" svg:y2="9.869cm"><text:p/></draw:line><draw:line draw:name="Вертикальная линия 443" draw:style-name="gr11" draw:text-style-name="P270" svg:x1="16.44cm" svg:y1="9.768cm" svg:x2="16.44cm" svg:y2="9.869cm"><text:p/></draw:line><draw:line draw:name="Вертикальная линия 444" draw:style-name="gr11" draw:text-style-name="P270" svg:x1="17.713cm" svg:y1="9.768cm" svg:x2="17.713cm" svg:y2="9.869cm"><text:p/></draw:line><draw:line draw:name="Вертикальная линия 445" draw:style-name="gr11" draw:text-style-name="P270" svg:x1="18.763cm" svg:y1="9.768cm" svg:x2="18.763cm" svg:y2="9.869cm"><text:p/></draw:line></draw:g><draw:g draw:name="DrawObject 124" draw:style-name="gr8"><draw:line draw:name="Вертикальная линия 446" draw:style-name="gr11" draw:text-style-name="P270" svg:x1="20.029cm" svg:y1="9.768cm" svg:x2="20.029cm" svg:y2="9.869cm"><text:p/></draw:line><draw:line draw:name="Вертикальная линия 447" draw:style-name="gr11" draw:text-style-name="P270" svg:x1="21.296cm" svg:y1="9.768cm" svg:x2="21.296cm" svg:y2="9.869cm"><text:p/></draw:line><draw:line draw:name="Вертикальная линия 448" draw:style-name="gr11" draw:text-style-name="P270" svg:x1="22.643cm" svg:y1="9.768cm" svg:x2="22.643cm" svg:y2="9.869cm"><text:p/></draw:line><draw:line draw:name="Вертикальная линия 449" draw:style-name="gr11" draw:text-style-name="P270" svg:x1="23.97cm" svg:y1="9.768cm" svg:x2="23.97cm" svg:y2="9.869cm"><text:p/></draw:line><draw:line draw:name="Вертикальная линия 450" draw:style-name="gr11" draw:text-style-name="P270" svg:x1="25.714cm" svg:y1="9.768cm" svg:x2="25.714cm" svg:y2="9.869cm"><text:p/></draw:line></draw:g></draw:g><draw:g draw:name="DrawObject 125" draw:style-name="gr10"><draw:g draw:name="DrawObject 126" draw:style-name="gr10"><draw:g draw:name="DrawObject 192" draw:style-name="gr8"><draw:line draw:name="Вертикальная линия 451" draw:style-name="gr11" draw:text-style-name="P270" svg:x1="1.838cm" svg:y1="10.499cm" svg:x2="1.838cm" svg:y2="10.6cm"><text:p/></draw:line><draw:line draw:name="Вертикальная линия 452" draw:style-name="gr11" draw:text-style-name="P270" svg:x1="2.884cm" svg:y1="10.502cm" svg:x2="2.884cm" svg:y2="10.603cm"><text:p/></draw:line><draw:line draw:name="Вертикальная линия 453" draw:style-name="gr11" draw:text-style-name="P270" svg:x1="3.927cm" svg:y1="10.506cm" svg:x2="3.927cm" svg:y2="10.607cm"><text:p/></draw:line><draw:line draw:name="Вертикальная линия 454" draw:style-name="gr11" draw:text-style-name="P270" svg:x1="5.221cm" svg:y1="10.506cm" svg:x2="5.221cm" svg:y2="10.607cm"><text:p/></draw:line></draw:g><draw:line draw:name="Вертикальная линия 455" draw:style-name="gr11" draw:text-style-name="P270" svg:x1="12.573cm" svg:y1="10.506cm" svg:x2="12.573cm" svg:y2="10.607cm"><text:p/></draw:line><draw:line draw:name="Вертикальная линия 456" draw:style-name="gr11" draw:text-style-name="P270" svg:x1="13.596cm" svg:y1="10.506cm" svg:x2="13.596cm" svg:y2="10.607cm"><text:p/></draw:line><draw:line draw:name="Вертикальная линия 457" draw:style-name="gr11" draw:text-style-name="P270" svg:x1="15.411cm" svg:y1="10.506cm" svg:x2="15.411cm" svg:y2="10.607cm"><text:p/></draw:line><draw:line draw:name="Вертикальная линия 458" draw:style-name="gr11" draw:text-style-name="P270" svg:x1="16.44cm" svg:y1="10.506cm" svg:x2="16.44cm" svg:y2="10.607cm"><text:p/></draw:line><draw:line draw:name="Вертикальная линия 459" draw:style-name="gr11" draw:text-style-name="P270" svg:x1="17.713cm" svg:y1="10.506cm" svg:x2="17.713cm" svg:y2="10.607cm"><text:p/></draw:line><draw:line draw:name="Вертикальная линия 460" draw:style-name="gr11" draw:text-style-name="P270" svg:x1="18.763cm" svg:y1="10.506cm" svg:x2="18.763cm" svg:y2="10.607cm"><text:p/></draw:line></draw:g><draw:g draw:name="DrawObject 193" draw:style-name="gr8"><draw:line draw:name="Вертикальная линия 461" draw:style-name="gr11" draw:text-style-name="P270" svg:x1="20.029cm" svg:y1="10.506cm" svg:x2="20.029cm" svg:y2="10.607cm"><text:p/></draw:line><draw:line draw:name="Вертикальная линия 462" draw:style-name="gr11" draw:text-style-name="P270" svg:x1="21.296cm" svg:y1="10.506cm" svg:x2="21.296cm" svg:y2="10.607cm"><text:p/></draw:line><draw:line draw:name="Вертикальная линия 463" draw:style-name="gr11" draw:text-style-name="P270" svg:x1="22.643cm" svg:y1="10.506cm" svg:x2="22.643cm" svg:y2="10.607cm"><text:p/></draw:line><draw:line draw:name="Вертикальная линия 464" draw:style-name="gr11" draw:text-style-name="P270" svg:x1="23.97cm" svg:y1="10.506cm" svg:x2="23.97cm" svg:y2="10.607cm"><text:p/></draw:line><draw:line draw:name="Вертикальная линия 465" draw:style-name="gr11" draw:text-style-name="P270" svg:x1="25.714cm" svg:y1="10.506cm" svg:x2="25.714cm" svg:y2="10.607cm"><text:p/></draw:line></draw:g></draw:g><draw:g draw:name="DrawObject 194" draw:style-name="gr10"><draw:g draw:name="DrawObject 195" draw:style-name="gr10"><draw:g draw:name="DrawObject 196" draw:style-name="gr8"><draw:line draw:name="Вертикальная линия 466" draw:style-name="gr11" draw:text-style-name="P270" svg:x1="1.838cm" svg:y1="11.262cm" svg:x2="1.838cm" svg:y2="11.363cm"><text:p/></draw:line><draw:line draw:name="Вертикальная линия 467" draw:style-name="gr11" draw:text-style-name="P270" svg:x1="2.884cm" svg:y1="11.264cm" svg:x2="2.884cm" svg:y2="11.365cm"><text:p/></draw:line><draw:line draw:name="Вертикальная линия 468" draw:style-name="gr11" draw:text-style-name="P270" svg:x1="3.927cm" svg:y1="11.269cm" svg:x2="3.927cm" svg:y2="11.37cm"><text:p/></draw:line><draw:line draw:name="Вертикальная линия 469" draw:style-name="gr11" draw:text-style-name="P270" svg:x1="5.221cm" svg:y1="11.269cm" svg:x2="5.221cm" svg:y2="11.37cm"><text:p/></draw:line></draw:g><draw:line draw:name="Вертикальная линия 470" draw:style-name="gr11" draw:text-style-name="P270" svg:x1="12.573cm" svg:y1="11.269cm" svg:x2="12.573cm" svg:y2="11.37cm"><text:p/></draw:line><draw:line draw:name="Вертикальная линия 471" draw:style-name="gr11" draw:text-style-name="P270" svg:x1="13.596cm" svg:y1="11.269cm" svg:x2="13.596cm" svg:y2="11.37cm"><text:p/></draw:line><draw:line draw:name="Вертикальная линия 472" draw:style-name="gr11" draw:text-style-name="P270" svg:x1="15.411cm" svg:y1="11.269cm" svg:x2="15.411cm" svg:y2="11.37cm"><text:p/></draw:line><draw:line draw:name="Вертикальная линия 473" draw:style-name="gr11" draw:text-style-name="P270" svg:x1="16.44cm" svg:y1="11.269cm" svg:x2="16.44cm" svg:y2="11.37cm"><text:p/></draw:line><draw:line draw:name="Вертикальная линия 474" draw:style-name="gr11" draw:text-style-name="P270" svg:x1="17.713cm" svg:y1="11.269cm" svg:x2="17.713cm" svg:y2="11.37cm"><text:p/></draw:line><draw:line draw:name="Вертикальная линия 475" draw:style-name="gr11" draw:text-style-name="P270" svg:x1="18.763cm" svg:y1="11.269cm" svg:x2="18.763cm" svg:y2="11.37cm"><text:p/></draw:line></draw:g><draw:g draw:name="DrawObject 197" draw:style-name="gr8"><draw:line draw:name="Вертикальная линия 476" draw:style-name="gr11" draw:text-style-name="P270" svg:x1="20.029cm" svg:y1="11.269cm" svg:x2="20.029cm" svg:y2="11.37cm"><text:p/></draw:line><draw:line draw:name="Вертикальная линия 477" draw:style-name="gr11" draw:text-style-name="P270" svg:x1="21.296cm" svg:y1="11.269cm" svg:x2="21.296cm" svg:y2="11.37cm"><text:p/></draw:line><draw:line draw:name="Вертикальная линия 478" draw:style-name="gr11" draw:text-style-name="P270" svg:x1="22.643cm" svg:y1="11.269cm" svg:x2="22.643cm" svg:y2="11.37cm"><text:p/></draw:line><draw:line draw:name="Вертикальная линия 479" draw:style-name="gr11" draw:text-style-name="P270" svg:x1="23.97cm" svg:y1="11.269cm" svg:x2="23.97cm" svg:y2="11.37cm"><text:p/></draw:line><draw:line draw:name="Вертикальная линия 480" draw:style-name="gr11" draw:text-style-name="P270" svg:x1="25.714cm" svg:y1="11.269cm" svg:x2="25.714cm" svg:y2="11.37cm"><text:p/></draw:line></draw:g></draw:g></draw:g></draw:g><text:span text:style-name="T125">А</text:span>01</text:p>
          </table:table-cell>
          <table:table-cell table:style-name="Таблица2.B15" table:number-columns-spanned="44" office:value-type="string">
            <text:p text:style-name="Standard"><text:s text:c="3"/><text:span text:style-name="T78">03</text:span> <text:s text:c="6"/><text:span text:style-name="T78">26</text:span> <text:s text:c="9"/>- <text:s text:c="8"/><text:span text:style-name="T78">020</text:span> <text:s text:c="10"/><text:span text:style-name="T82">4280</text:span> <text:s text:c="4"/><text:span text:style-name="T82">Отрезная</text:span> <text:s text:c="33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83"><text:span text:style-name="T125">Т</text:span>02</text:p>
          </table:table-cell>
          <table:table-cell table:style-name="Таблица2.B15" table:number-columns-spanned="44" office:value-type="string">
            <text:p text:style-name="P214"><text:s text:c="6"/><text:span text:style-name="T44">Стол рабочий Эскиз5222 или аналогичный имеющийся в цехе</text:span> <text:s text:c="36"/><text:span text:style-name="T44">19433</text:span> <text:s text:c="9"/><text:span text:style-name="T78">2</text:span> <text:s text:c="10"/><text:span text:style-name="T78">2</text:span> <text:s text:c="9"/><text:span text:style-name="T78">1</text:span> <text:s text:c="10"/>- <text:s text:c="12"/>- <text:s text:c="15"/>- <text:s text:c="11"/><text:span text:style-name="T128">1</text:span> <text:s text:c="17"/>- <text:s text:c="17"/><text:span text:style-name="T128">0,1</text:span> <text:s text:c="2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83">03</text:p>
          </table:table-cell>
          <table:table-cell table:style-name="Таблица2.B15" table:number-columns-spanned="44" office:value-type="string">
            <text:p text:style-name="Standard"><text:s text:c="6"/><text:span text:style-name="T82">Машинка </text:span><text:span text:style-name="T83">«Богарка»</text:span> <text:span text:style-name="T82">отрезная</text:span> <text:s text:c="78"/><text:span text:style-name="T90">По сопроводительной документации</text:span> <text:s text:c="29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83"><text:span text:style-name="T125">О</text:span>04</text:p>
          </table:table-cell>
          <table:table-cell table:style-name="Таблица2.B15" table:number-columns-spanned="44" office:value-type="string">
            <text:p text:style-name="P231"><text:span text:style-name="T87">Обрезать материал по контуру заготовки, оставляя технологический припуск</text:span> <text:s text:c="38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83">05</text:p>
          </table:table-cell>
          <table:table-cell table:style-name="Таблица2.B15" table:number-columns-spanned="44" office:value-type="string">
            <text:p text:style-name="Standard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83"><text:span text:style-name="T125">А</text:span>06</text:p>
          </table:table-cell>
          <table:table-cell table:style-name="Таблица2.B15" table:number-columns-spanned="44" office:value-type="string">
            <text:p text:style-name="Standard"><text:s text:c="3"/><text:span text:style-name="T87">03</text:span> <text:s text:c="7"/><text:span text:style-name="T87">26</text:span> <text:s text:c="7"/>- <text:s text:c="9"/><text:span text:style-name="T87">025</text:span> <text:s text:c="10"/><text:span text:style-name="T87">8861</text:span> <text:span text:style-name="T125">Съем</text:span><text:span text:style-name="T87"> заготовки </text:span><text:s text:c="34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83"><text:span text:style-name="T129">Т</text:span>07</text:p>
          </table:table-cell>
          <table:table-cell table:style-name="Таблица2.B15" table:number-columns-spanned="44" office:value-type="string">
            <text:p text:style-name="P230"><text:s text:c="5"/><text:span text:style-name="T87">Стол рабочий Эскиз 5222</text:span> <text:span text:style-name="T87">или аналогичный имеющийся в цехе</text:span> <text:s text:c="36"/><text:span text:style-name="T44">19433</text:span> <text:s text:c="9"/><text:span text:style-name="T88">2</text:span> <text:s text:c="10"/><text:span text:style-name="T88">2</text:span> <text:s text:c="10"/><text:span text:style-name="T88">1</text:span> <text:s text:c="10"/>- <text:s text:c="12"/>- <text:s text:c="13"/>- <text:s text:c="13"/><text:span text:style-name="T129">1</text:span> <text:s text:c="13"/>- <text:s text:c="19"/><text:span text:style-name="T129">0,25</text:span> <text:s text:c="2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83">08</text:p>
          </table:table-cell>
          <table:table-cell table:style-name="Таблица2.B15" table:number-columns-spanned="44" office:value-type="string">
            <text:p text:style-name="P215"><text:s text:c="4"/><text:span text:style-name="T87">Стамеска</text:span> <text:s text:c="117"/><text:span text:style-name="T87">ПР1-1456.00</text:span> <text:s text:c="26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83">09</text:p>
          </table:table-cell>
          <table:table-cell table:style-name="Таблица2.B15" table:number-columns-spanned="44" office:value-type="string">
            <text:p text:style-name="P216"><text:s text:c="3"/><text:span text:style-name="T87"><text:s/></text:span><text:span text:style-name="T88">П</text:span><text:span text:style-name="T87">ластиковые клинья</text:span> <text:s text:c="97"/><text:span text:style-name="T87">По сопроводительной документации</text:span> <text:s text:c="2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90">10</text:p>
          </table:table-cell>
          <table:table-cell table:style-name="Таблица2.B15" table:number-columns-spanned="44" office:value-type="string">
            <text:p text:style-name="Standard"><text:s text:c="3"/><text:span text:style-name="T90">Киянка</text:span> <text:s text:c="121"/><text:span text:style-name="T90">ГОСТ 11775-74</text:span> <text:s text:c="26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83"><text:span text:style-name="T88">О</text:span><text:span text:style-name="T10">1</text:span>1</text:p>
          </table:table-cell>
          <table:table-cell table:style-name="Таблица2.B15" table:number-rows-spanned="2" table:number-columns-spanned="44" office:value-type="string">
            <text:p text:style-name="P210"><text:span text:style-name="T88">Произвести съем заготовки детали из формы при помощи клиньев. Клинья подбивать под поверхность технологического припуска. Запрещается подбивать клинья на размер, превышающий технологический припуск. </text:span><text:s text:c="386"/></text:p>
            <text:p text:style-name="Standard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83">12</text:p>
          </table:table-cell>
          <table:covered-table-cell table:style-name="Таблица2.B1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83"><text:span text:style-name="T9">1</text:span>3</text:p>
          </table:table-cell>
          <table:table-cell table:style-name="Таблица2.B15" table:number-columns-spanned="44" office:value-type="string">
            <text:p text:style-name="Standard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83"><text:span text:style-name="T100">А</text:span>14</text:p>
          </table:table-cell>
          <table:table-cell table:style-name="Таблица2.B15" table:number-columns-spanned="44" office:value-type="string">
            <text:p text:style-name="Standard"><text:s text:c="2"/><text:span text:style-name="T100">03</text:span> <text:s text:c="8"/><text:span text:style-name="T100">26</text:span> <text:s text:c="7"/>- <text:s text:c="10"/><text:span text:style-name="T100">030</text:span> <text:s text:c="10"/><text:span text:style-name="T100">0200 Контроль</text:span> <text:s text:c="34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83"><text:span text:style-name="T131">Т</text:span>15</text:p>
          </table:table-cell>
          <table:table-cell table:style-name="Таблица2.B15" table:number-columns-spanned="44" office:value-type="string">
            <text:p text:style-name="P221"><text:s text:c="5"/><text:span text:style-name="T87">Стол рабочий Эскиз 5222</text:span> <text:span text:style-name="T87">или аналогичный имеющийся в цехе</text:span> <text:s text:c="36"/><text:span text:style-name="T44">19433</text:span> <text:s text:c="9"/><text:span text:style-name="T88">2</text:span> <text:s text:c="10"/><text:span text:style-name="T88">2</text:span> <text:s text:c="10"/><text:span text:style-name="T88">1</text:span> <text:s text:c="9"/>- <text:s text:c="14"/>- <text:s text:c="13"/>- <text:s text:c="10"/><text:span text:style-name="T130">1</text:span> <text:s text:c="16"/>- <text:s text:c="18"/><text:span text:style-name="T130">0,1</text:span> <text:s text:c="28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83">16</text:p>
          </table:table-cell>
          <table:table-cell table:style-name="Таблица2.B15" table:number-columns-spanned="44" office:value-type="string">
            <text:p text:style-name="Standard"><text:s text:c="4"/><text:span text:style-name="T100">Молоточек</text:span> <text:s text:c="112"/><text:span text:style-name="T100">По сопроводительной документации</text:span> <text:s text:c="26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1">
          <table:table-cell table:style-name="Таблица2.A31" table:number-columns-spanned="3" office:value-type="string">
            <text:p text:style-name="P6">МК</text:p>
          </table:table-cell>
          <table:covered-table-cell/>
          <table:covered-table-cell/>
          <table:table-cell table:style-name="Таблица2.A31" table:number-columns-spanned="31" office:value-type="string">
            <text:p text:style-name="P59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31" table:number-columns-spanned="9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r31" table:number-columns-spanned="2" office:value-type="string">
            <text:p text:style-name="P53"/>
          </table:table-cell>
          <table:covered-table-cell/>
        </table:table-row>
      </table:table>
      <text:p text:style-name="P21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column table:style-name="Таблица4.L"/>
        <table:table-column table:style-name="Таблица4.M"/>
        <table:table-column table:style-name="Таблица4.N"/>
        <table:table-column table:style-name="Таблица4.O"/>
        <table:table-column table:style-name="Таблица4.P"/>
        <table:table-column table:style-name="Таблица4.Q"/>
        <table:table-column table:style-name="Таблица4.R"/>
        <table:table-column table:style-name="Таблица4.S"/>
        <table:table-column table:style-name="Таблица4.T"/>
        <table:table-column table:style-name="Таблица4.U"/>
        <table:table-column table:style-name="Таблица4.V"/>
        <table:table-column table:style-name="Таблица4.R"/>
        <table:table-column table:style-name="Таблица4.X"/>
        <table:table-column table:style-name="Таблица4.Y"/>
        <table:table-column table:style-name="Таблица4.Z"/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column table:style-name="Таблица4.l"/>
        <table:table-column table:style-name="Таблица4.m"/>
        <table:table-column table:style-name="Таблица4.n"/>
        <table:table-column table:style-name="Таблица4.o"/>
        <table:table-column table:style-name="Таблица4.p"/>
        <table:table-column table:style-name="Таблица4.q"/>
        <table:table-column table:style-name="Таблица4.r"/>
        <table:table-column table:style-name="Таблица4.s"/>
        <table:table-row table:style-name="Таблица4.1">
          <table:table-cell table:style-name="Таблица4.A1" table:number-columns-spanned="28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c1" table:number-columns-spanned="2" office:value-type="string">
            <text:p text:style-name="P26"><draw:frame draw:style-name="fr2" draw:name="Врезка6" text:anchor-type="char" svg:x="23.844cm" svg:y="-0.496cm" svg:width="4.604cm" svg:height="0.847cm" draw:z-index="17"><draw:text-box><text:p text:style-name="P29"><text:s text:c="14"/>ГОСТ 3.1118-82 Форма 2</text:p></draw:text-box></draw:frame></text:p>
            <text:p text:style-name="P214"/>
          </table:table-cell>
          <table:covered-table-cell/>
          <table:table-cell table:style-name="Таблица4.c1" table:number-columns-spanned="2" office:value-type="string">
            <text:p text:style-name="P20"/>
          </table:table-cell>
          <table:covered-table-cell/>
          <table:table-cell table:style-name="Таблица4.c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c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4.q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Таблица4.2">
          <table:table-cell table:style-name="Таблица4.c1" table:number-columns-spanned="2" office:value-type="string">
            <text:p text:style-name="P20">Дубл.</text:p>
          </table:table-cell>
          <table:covered-table-cell/>
          <table:table-cell table:style-name="Таблица4.c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4.c1" table:number-columns-spanned="3" office:value-type="string">
            <text:p text:style-name="P20"/>
          </table:table-cell>
          <table:covered-table-cell/>
          <table:covered-table-cell/>
          <table:table-cell table:style-name="Таблица4.c1" office:value-type="string">
            <text:p text:style-name="P20"/>
          </table:table-cell>
          <table:table-cell table:style-name="Таблица4.K2" table:number-columns-spanned="4" office:value-type="string">
            <text:p text:style-name="P20"><text:s text:c="15"/></text:p>
          </table:table-cell>
          <table:covered-table-cell/>
          <table:covered-table-cell/>
          <table:covered-table-cell/>
          <table:table-cell table:style-name="Таблица4.O2" table:number-columns-spanned="1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c1" table:number-columns-spanned="2" office:value-type="string">
            <text:p text:style-name="P157"/>
          </table:table-cell>
          <table:covered-table-cell/>
          <table:table-cell table:style-name="Таблица4.c1" table:number-columns-spanned="2" office:value-type="string">
            <text:p text:style-name="P20"/>
          </table:table-cell>
          <table:covered-table-cell/>
          <table:table-cell table:style-name="Таблица4.c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c1" table:number-columns-spanned="4" office:value-type="string">
            <text:p text:style-name="P157"/>
          </table:table-cell>
          <table:covered-table-cell/>
          <table:covered-table-cell/>
          <table:covered-table-cell/>
          <table:table-cell table:style-name="Таблица4.q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Таблица4.2">
          <table:table-cell table:style-name="Таблица4.c1" table:number-columns-spanned="2" office:value-type="string">
            <text:p text:style-name="P20">Взам.</text:p>
          </table:table-cell>
          <table:covered-table-cell/>
          <table:table-cell table:style-name="Таблица4.c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4.c1" table:number-columns-spanned="3" office:value-type="string">
            <text:p text:style-name="P20"/>
          </table:table-cell>
          <table:covered-table-cell/>
          <table:covered-table-cell/>
          <table:table-cell table:style-name="Таблица4.c1" office:value-type="string">
            <text:p text:style-name="P20"/>
          </table:table-cell>
          <table:table-cell table:style-name="Таблица4.K2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4.c1" table:number-columns-spanned="2" office:value-type="string">
            <text:p text:style-name="P20"/>
          </table:table-cell>
          <table:covered-table-cell/>
          <table:table-cell table:style-name="Таблица4.c1" table:number-columns-spanned="3" office:value-type="string">
            <text:p text:style-name="P20"/>
          </table:table-cell>
          <table:covered-table-cell/>
          <table:covered-table-cell/>
          <table:table-cell table:style-name="Таблица4.c1" table:number-columns-spanned="3" office:value-type="string">
            <text:p text:style-name="P20"/>
          </table:table-cell>
          <table:covered-table-cell/>
          <table:covered-table-cell/>
          <table:table-cell table:style-name="Таблица4.c1" table:number-columns-spanned="2" office:value-type="string">
            <text:p text:style-name="P20"/>
          </table:table-cell>
          <table:covered-table-cell/>
          <table:table-cell table:style-name="Таблица4.c1" table:number-columns-spanned="3" office:value-type="string">
            <text:p text:style-name="P20"/>
          </table:table-cell>
          <table:covered-table-cell/>
          <table:covered-table-cell/>
          <table:table-cell table:style-name="Таблица4.c1" table:number-columns-spanned="2" office:value-type="string">
            <text:p text:style-name="P20"/>
          </table:table-cell>
          <table:covered-table-cell/>
          <table:table-cell table:style-name="Таблица4.c1" table:number-columns-spanned="2" office:value-type="string">
            <text:p text:style-name="P20"/>
          </table:table-cell>
          <table:covered-table-cell/>
          <table:table-cell table:style-name="Таблица4.c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c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4.q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Таблица4.2">
          <table:table-cell table:style-name="Таблица4.c1" table:number-columns-spanned="2" office:value-type="string">
            <text:p text:style-name="P20">Подл.</text:p>
          </table:table-cell>
          <table:covered-table-cell/>
          <table:table-cell table:style-name="Таблица4.c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4.c1" table:number-columns-spanned="3" office:value-type="string">
            <text:p text:style-name="P20"/>
          </table:table-cell>
          <table:covered-table-cell/>
          <table:covered-table-cell/>
          <table:table-cell table:style-name="Таблица4.c1" office:value-type="string">
            <text:p text:style-name="P20"/>
          </table:table-cell>
          <table:table-cell table:style-name="Таблица4.K4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4.c1" table:number-columns-spanned="2" office:value-type="string">
            <text:p text:style-name="P20"/>
          </table:table-cell>
          <table:covered-table-cell/>
          <table:table-cell table:style-name="Таблица4.c1" table:number-columns-spanned="3" office:value-type="string">
            <text:p text:style-name="P20"/>
          </table:table-cell>
          <table:covered-table-cell/>
          <table:covered-table-cell/>
          <table:table-cell table:style-name="Таблица4.c1" table:number-columns-spanned="3" office:value-type="string">
            <text:p text:style-name="P20"/>
          </table:table-cell>
          <table:covered-table-cell/>
          <table:covered-table-cell/>
          <table:table-cell table:style-name="Таблица4.c1" table:number-columns-spanned="2" office:value-type="string">
            <text:p text:style-name="P20"/>
          </table:table-cell>
          <table:covered-table-cell/>
          <table:table-cell table:style-name="Таблица4.c1" table:number-columns-spanned="3" office:value-type="string">
            <text:p text:style-name="P20"/>
          </table:table-cell>
          <table:covered-table-cell/>
          <table:covered-table-cell/>
          <table:table-cell table:style-name="Таблица4.c1" table:number-columns-spanned="2" office:value-type="string">
            <text:p text:style-name="P20"/>
          </table:table-cell>
          <table:covered-table-cell/>
          <table:table-cell table:style-name="Таблица4.c1" table:number-columns-spanned="2" office:value-type="string">
            <text:p text:style-name="P20"/>
          </table:table-cell>
          <table:covered-table-cell/>
          <table:table-cell table:style-name="Таблица4.c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c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4.q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Таблица4.5">
          <table:table-cell table:style-name="Таблица4.c1" table:number-columns-spanned="20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U5" table:number-columns-spanned="9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U5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U5" table:number-columns-spanned="5" office:value-type="string">
            <text:p text:style-name="P235">13</text:p>
          </table:table-cell>
          <table:covered-table-cell/>
          <table:covered-table-cell/>
          <table:covered-table-cell/>
          <table:covered-table-cell/>
          <table:table-cell table:style-name="Таблица4.q5" table:number-columns-spanned="3" office:value-type="string">
            <text:p text:style-name="P222">7</text:p>
          </table:table-cell>
          <table:covered-table-cell/>
          <table:covered-table-cell/>
        </table:table-row>
        <table:table-row table:style-name="Таблица4.2">
          <table:table-cell table:style-name="Таблица4.c1" table:number-columns-spanned="4" office:value-type="string">
            <text:p text:style-name="P98">Разраб.</text:p>
          </table:table-cell>
          <table:covered-table-cell/>
          <table:covered-table-cell/>
          <table:covered-table-cell/>
          <table:table-cell table:style-name="Таблица4.c1" table:number-columns-spanned="5" office:value-type="string">
            <text:p text:style-name="P170">Новиков</text:p>
          </table:table-cell>
          <table:covered-table-cell/>
          <table:covered-table-cell/>
          <table:covered-table-cell/>
          <table:covered-table-cell/>
          <table:table-cell table:style-name="Таблица4.c1" table:number-columns-spanned="2" office:value-type="string">
            <text:p text:style-name="P20"/>
          </table:table-cell>
          <table:covered-table-cell/>
          <table:table-cell table:style-name="Таблица4.c1" office:value-type="string">
            <text:p text:style-name="P20"/>
          </table:table-cell>
          <table:table-cell table:style-name="Таблица4.c1" table:number-rows-spanned="3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S6" table:number-rows-spanned="3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6" table:number-rows-spanned="3" table:number-columns-spanned="9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6" table:number-rows-spanned="3" table:number-columns-spanned="10" office:value-type="string">
            <text:h text:style-name="P242" text:outline-level="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">
          <table:table-cell table:style-name="Таблица4.c1" table:number-columns-spanned="4" office:value-type="string" table:protected="true">
            <text:p text:style-name="P20">Проверил</text:p>
          </table:table-cell>
          <table:covered-table-cell/>
          <table:covered-table-cell/>
          <table:covered-table-cell/>
          <table:table-cell table:style-name="Таблица4.c1" table:number-columns-spanned="5" office:value-type="string">
            <text:p text:style-name="P150"/>
          </table:table-cell>
          <table:covered-table-cell/>
          <table:covered-table-cell/>
          <table:covered-table-cell/>
          <table:covered-table-cell/>
          <table:table-cell table:style-name="Таблица4.c1" table:number-columns-spanned="2" office:value-type="string">
            <text:p text:style-name="P20"/>
          </table:table-cell>
          <table:covered-table-cell/>
          <table:table-cell table:style-name="Таблица4.c1" office:value-type="string">
            <text:p text:style-name="P20"/>
          </table:table-cell>
          <table:covered-table-cell table:style-name="Таблица4.c1"/>
          <table:covered-table-cell/>
          <table:covered-table-cell/>
          <table:covered-table-cell/>
          <table:covered-table-cell/>
          <table:covered-table-cell/>
          <table:covered-table-cell table:style-name="Таблица4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">
          <table:table-cell table:style-name="Таблица4.c1" table:number-columns-spanned="4" office:value-type="string" table:protected="true">
            <text:p text:style-name="P20"/>
          </table:table-cell>
          <table:covered-table-cell/>
          <table:covered-table-cell/>
          <table:covered-table-cell/>
          <table:table-cell table:style-name="Таблица4.c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4.c1" table:number-columns-spanned="2" office:value-type="string">
            <text:p text:style-name="P20"/>
          </table:table-cell>
          <table:covered-table-cell/>
          <table:table-cell table:style-name="Таблица4.c1" office:value-type="string">
            <text:p text:style-name="P20"/>
          </table:table-cell>
          <table:covered-table-cell table:style-name="Таблица4.c1"/>
          <table:covered-table-cell/>
          <table:covered-table-cell/>
          <table:covered-table-cell/>
          <table:covered-table-cell/>
          <table:covered-table-cell/>
          <table:covered-table-cell table:style-name="Таблица4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">
          <table:table-cell table:style-name="Таблица4.c1" table:number-columns-spanned="4" office:value-type="string" table:protected="true">
            <text:p text:style-name="P20"/>
          </table:table-cell>
          <table:covered-table-cell/>
          <table:covered-table-cell/>
          <table:covered-table-cell/>
          <table:table-cell table:style-name="Таблица4.c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4.c1" table:number-columns-spanned="2" office:value-type="string">
            <text:p text:style-name="P20"/>
          </table:table-cell>
          <table:covered-table-cell/>
          <table:table-cell table:style-name="Таблица4.c1" office:value-type="string">
            <text:p text:style-name="P20"/>
          </table:table-cell>
          <table:table-cell table:style-name="Таблица4.c1" table:number-rows-spanned="2" office:value-type="string">
            <text:p text:style-name="P20"/>
          </table:table-cell>
          <table:table-cell table:style-name="Таблица4.c1" table:number-rows-spanned="2" table:number-columns-spanned="26" office:value-type="string">
            <text:p text:style-name="P173">Крышк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n9" table:number-rows-spanned="2" table:number-columns-spanned="2" office:value-type="string">
            <text:p text:style-name="P144"/>
          </table:table-cell>
          <table:covered-table-cell/>
          <table:table-cell table:style-name="Таблица4.n9" table:number-rows-spanned="2" table:number-columns-spanned="3" office:value-type="string">
            <text:p text:style-name="P39"/>
          </table:table-cell>
          <table:covered-table-cell/>
          <table:covered-table-cell/>
          <table:table-cell table:style-name="Таблица4.s9" table:number-rows-spanned="2" office:value-type="string">
            <text:p text:style-name="P14"/>
          </table:table-cell>
        </table:table-row>
        <table:table-row table:style-name="Таблица4.2">
          <table:table-cell table:style-name="Таблица4.c1" table:number-columns-spanned="4" office:value-type="string" table:protected="true">
            <text:p text:style-name="P20">Н.контр.</text:p>
          </table:table-cell>
          <table:covered-table-cell/>
          <table:covered-table-cell/>
          <table:covered-table-cell/>
          <table:table-cell table:style-name="Таблица4.U5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4.U5" table:number-columns-spanned="2" office:value-type="string">
            <text:p text:style-name="P20"/>
          </table:table-cell>
          <table:covered-table-cell/>
          <table:table-cell table:style-name="Таблица4.U5" office:value-type="string">
            <text:p text:style-name="P20"/>
          </table:table-cell>
          <table:covered-table-cell table:style-name="Таблица4.c1"/>
          <table:covered-table-cell table:style-name="Таблица4.c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n9"/>
          <table:covered-table-cell/>
          <table:covered-table-cell table:style-name="Таблица4.n9"/>
          <table:covered-table-cell/>
          <table:covered-table-cell/>
          <table:covered-table-cell table:style-name="Таблица4.s9"/>
        </table:table-row>
        <table:table-row table:style-name="Таблица4.2">
          <table:table-cell table:style-name="Таблица4.c1" office:value-type="string">
            <text:p text:style-name="P20">А</text:p>
          </table:table-cell>
          <table:table-cell table:style-name="Таблица4.B11" table:number-columns-spanned="3" office:value-type="string">
            <text:p text:style-name="P33">Цех</text:p>
          </table:table-cell>
          <table:covered-table-cell/>
          <table:covered-table-cell/>
          <table:table-cell table:style-name="Таблица4.E11" office:value-type="string">
            <text:p text:style-name="P20">Уч.</text:p>
          </table:table-cell>
          <table:table-cell table:style-name="Таблица4.E11" table:number-columns-spanned="2" office:value-type="string">
            <text:p text:style-name="P20">РМ</text:p>
          </table:table-cell>
          <table:covered-table-cell/>
          <table:table-cell table:style-name="Таблица4.E11" office:value-type="string">
            <text:p text:style-name="P20">Опер.</text:p>
          </table:table-cell>
          <table:table-cell table:style-name="Таблица4.E11" table:number-columns-spanned="8" office:value-type="string">
            <text:p text:style-name="P20">Код, наименовании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Q11" table:number-columns-spanned="29" office:value-type="string">
            <text:p text:style-name="P20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c1" table:number-rows-spanned="2" office:value-type="string">
            <text:p text:style-name="P20">Б</text:p>
          </table:table-cell>
          <table:table-cell table:style-name="Таблица4.B12" table:number-columns-spanned="15" office:value-type="string">
            <text:p text:style-name="P20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c1" table:number-rows-spanned="2" table:number-columns-spanned="3" office:value-type="string">
            <text:p text:style-name="P20">См..</text:p>
          </table:table-cell>
          <table:covered-table-cell/>
          <table:covered-table-cell/>
          <table:table-cell table:style-name="Таблица4.c1" table:number-rows-spanned="2" table:number-columns-spanned="2" office:value-type="string">
            <text:p text:style-name="P20">Проф.</text:p>
            <text:p text:style-name="P214"/>
          </table:table-cell>
          <table:covered-table-cell/>
          <table:table-cell table:style-name="Таблица4.c1" table:number-rows-spanned="2" office:value-type="string">
            <text:p text:style-name="P20">Р</text:p>
          </table:table-cell>
          <table:table-cell table:style-name="Таблица4.c1" table:number-rows-spanned="2" table:number-columns-spanned="2" office:value-type="string">
            <text:p text:style-name="P20">УТ</text:p>
          </table:table-cell>
          <table:covered-table-cell/>
          <table:table-cell table:style-name="Таблица4.c1" table:number-rows-spanned="2" office:value-type="string">
            <text:p text:style-name="P20">КР</text:p>
          </table:table-cell>
          <table:table-cell table:style-name="Таблица4.c1" table:number-rows-spanned="2" table:number-columns-spanned="2" office:value-type="string">
            <text:p text:style-name="P78">КОИД</text:p>
          </table:table-cell>
          <table:covered-table-cell/>
          <table:table-cell table:style-name="Таблица4.c1" table:number-rows-spanned="2" table:number-columns-spanned="4" office:value-type="string">
            <text:p text:style-name="P20">ЕН</text:p>
          </table:table-cell>
          <table:covered-table-cell/>
          <table:covered-table-cell/>
          <table:covered-table-cell/>
          <table:table-cell table:style-name="Таблица4.c1" table:number-rows-spanned="2" table:number-columns-spanned="2" office:value-type="string">
            <text:p text:style-name="P20">ОП</text:p>
          </table:table-cell>
          <table:covered-table-cell/>
          <table:table-cell table:style-name="Таблица4.c1" table:number-rows-spanned="2" table:number-columns-spanned="3" office:value-type="string">
            <text:p text:style-name="P20">Кшт.</text:p>
          </table:table-cell>
          <table:covered-table-cell/>
          <table:covered-table-cell/>
          <table:table-cell table:style-name="Таблица4.c1" table:number-rows-spanned="2" table:number-columns-spanned="4" office:value-type="string">
            <text:p text:style-name="P20">Тп.з.</text:p>
          </table:table-cell>
          <table:covered-table-cell/>
          <table:covered-table-cell/>
          <table:covered-table-cell/>
          <table:table-cell table:style-name="Таблица4.o12" table:number-rows-spanned="2" table:number-columns-spanned="5" office:value-type="string">
            <text:p text:style-name="P20">Тшт.</text:p>
          </table:table-cell>
          <table:covered-table-cell/>
          <table:covered-table-cell/>
          <table:covered-table-cell/>
          <table:covered-table-cell/>
        </table:table-row>
        <table:table-row table:style-name="Таблица4.13">
          <table:covered-table-cell table:style-name="Таблица4.c1"/>
          <table:table-cell table:style-name="Таблица4.B11" table:number-columns-spanned="15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c1"/>
          <table:covered-table-cell/>
          <table:covered-table-cell/>
          <table:covered-table-cell table:style-name="Таблица4.c1"/>
          <table:covered-table-cell/>
          <table:covered-table-cell table:style-name="Таблица4.c1"/>
          <table:covered-table-cell table:style-name="Таблица4.c1"/>
          <table:covered-table-cell/>
          <table:covered-table-cell table:style-name="Таблица4.c1"/>
          <table:covered-table-cell table:style-name="Таблица4.c1"/>
          <table:covered-table-cell/>
          <table:covered-table-cell table:style-name="Таблица4.c1"/>
          <table:covered-table-cell/>
          <table:covered-table-cell/>
          <table:covered-table-cell/>
          <table:covered-table-cell table:style-name="Таблица4.c1"/>
          <table:covered-table-cell/>
          <table:covered-table-cell table:style-name="Таблица4.c1"/>
          <table:covered-table-cell/>
          <table:covered-table-cell/>
          <table:covered-table-cell table:style-name="Таблица4.c1"/>
          <table:covered-table-cell/>
          <table:covered-table-cell/>
          <table:covered-table-cell/>
          <table:covered-table-cell table:style-name="Таблица4.o12"/>
          <table:covered-table-cell/>
          <table:covered-table-cell/>
          <table:covered-table-cell/>
          <table:covered-table-cell/>
        </table:table-row>
        <table:table-row table:style-name="Таблица4.2">
          <table:table-cell table:style-name="Таблица4.c1" office:value-type="string">
            <text:p text:style-name="P20">к/м</text:p>
          </table:table-cell>
          <table:table-cell table:style-name="Таблица4.c1" table:number-columns-spanned="15" office:value-type="string">
            <text:p text:style-name="P20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B12" table:number-columns-spanned="11" office:value-type="string">
            <text:p text:style-name="P20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U5" table:number-columns-spanned="4" office:value-type="string">
            <text:p text:style-name="P78">ОПП</text:p>
          </table:table-cell>
          <table:covered-table-cell/>
          <table:covered-table-cell/>
          <table:covered-table-cell/>
          <table:table-cell table:style-name="Таблица4.U5" table:number-columns-spanned="2" office:value-type="string">
            <text:p text:style-name="P20">ЕВ</text:p>
          </table:table-cell>
          <table:covered-table-cell/>
          <table:table-cell table:style-name="Таблица4.U5" table:number-columns-spanned="3" office:value-type="string">
            <text:p text:style-name="P20">ЕН</text:p>
          </table:table-cell>
          <table:covered-table-cell/>
          <table:covered-table-cell/>
          <table:table-cell table:style-name="Таблица4.U5" table:number-columns-spanned="4" office:value-type="string">
            <text:p text:style-name="P20">КИ</text:p>
          </table:table-cell>
          <table:covered-table-cell/>
          <table:covered-table-cell/>
          <table:covered-table-cell/>
          <table:table-cell table:style-name="Таблица4.o14" table:number-columns-spanned="5" office:value-type="string">
            <text:p text:style-name="P20">Нрасх.</text:p>
          </table:table-cell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A15" office:value-type="string">
            <text:p text:style-name="P84"><draw:g text:anchor-type="char" draw:z-index="4" draw:name="DrawObject 66" draw:style-name="gr7"><draw:g draw:name="Фигура 5" draw:style-name="gr8"><draw:line draw:style-name="gr9" draw:text-style-name="P269" svg:x1="0.762cm" svg:y1="0.718cm" svg:x2="28.147cm" svg:y2="0.718cm"><text:p/></draw:line><draw:line draw:style-name="gr9" draw:text-style-name="P269" svg:x1="0.732cm" svg:y1="1.455cm" svg:x2="28.117cm" svg:y2="1.455cm"><text:p/></draw:line><draw:line draw:style-name="gr9" draw:text-style-name="P269" svg:x1="0.746cm" svg:y1="2.219cm" svg:x2="28.131cm" svg:y2="2.219cm"><text:p/></draw:line><draw:line draw:style-name="gr9" draw:text-style-name="P269" svg:x1="0.721cm" svg:y1="2.968cm" svg:x2="28.106cm" svg:y2="2.968cm"><text:p/></draw:line><draw:line draw:style-name="gr9" draw:text-style-name="P269" svg:x1="0.758cm" svg:y1="3.732cm" svg:x2="28.143cm" svg:y2="3.732cm"><text:p/></draw:line><draw:line draw:style-name="gr9" draw:text-style-name="P269" svg:x1="0.758cm" svg:y1="4.473cm" svg:x2="28.143cm" svg:y2="4.473cm"><text:p/></draw:line><draw:line draw:style-name="gr9" draw:text-style-name="P269" svg:x1="0.747cm" svg:y1="5.231cm" svg:x2="28.132cm" svg:y2="5.231cm"><text:p/></draw:line><draw:line draw:style-name="gr9" draw:text-style-name="P269" svg:x1="0.732cm" svg:y1="5.978cm" svg:x2="28.117cm" svg:y2="5.978cm"><text:p/></draw:line><draw:line draw:style-name="gr9" draw:text-style-name="P269" svg:x1="0.747cm" svg:y1="6.729cm" svg:x2="28.132cm" svg:y2="6.729cm"><text:p/></draw:line><draw:line draw:style-name="gr9" draw:text-style-name="P269" svg:x1="0.745cm" svg:y1="8.233cm" svg:x2="28.13cm" svg:y2="8.233cm"><text:p/></draw:line><draw:line draw:style-name="gr9" draw:text-style-name="P269" svg:x1="0.755cm" svg:y1="9.747cm" svg:x2="28.14cm" svg:y2="9.747cm"><text:p/></draw:line><draw:line draw:style-name="gr9" draw:text-style-name="P269" svg:x1="0.745cm" svg:y1="7.495cm" svg:x2="28.13cm" svg:y2="7.495cm"><text:p/></draw:line><draw:line draw:style-name="gr9" draw:text-style-name="P269" svg:x1="0.758cm" svg:y1="8.997cm" svg:x2="28.143cm" svg:y2="8.997cm"><text:p/></draw:line><draw:line draw:style-name="gr9" draw:text-style-name="P269" svg:x1="0.732cm" svg:y1="10.495cm" svg:x2="28.117cm" svg:y2="10.495cm"><text:p/></draw:line><draw:line draw:style-name="gr9" draw:text-style-name="P269" svg:x1="0.755cm" svg:y1="11.244cm" svg:x2="28.14cm" svg:y2="11.244cm"><text:p/></draw:line></draw:g><draw:g draw:name="DrawObject 264" draw:style-name="gr10"><draw:g draw:name="DrawObject 265" draw:style-name="gr10"><draw:g draw:name="DrawObject 266" draw:style-name="gr10"><draw:g draw:name="DrawObject 267" draw:style-name="gr8"><draw:line draw:name="Вертикальная линия 961" draw:style-name="gr11" draw:text-style-name="P270" svg:x1="1.852cm" svg:y1="-0.023cm" svg:x2="1.852cm" svg:y2="0.078cm"><text:p/></draw:line><draw:line draw:name="Вертикальная линия 962" draw:style-name="gr11" draw:text-style-name="P270" svg:x1="2.896cm" svg:y1="-0.021cm" svg:x2="2.896cm" svg:y2="0.08cm"><text:p/></draw:line><draw:line draw:name="Вертикальная линия 963" draw:style-name="gr11" draw:text-style-name="P270" svg:x1="3.937cm" svg:y1="-0.016cm" svg:x2="3.937cm" svg:y2="0.085cm"><text:p/></draw:line><draw:line draw:name="Вертикальная линия 964" draw:style-name="gr11" draw:text-style-name="P270" svg:x1="5.235cm" svg:y1="-0.016cm" svg:x2="5.235cm" svg:y2="0.085cm"><text:p/></draw:line></draw:g><draw:line draw:name="Вертикальная линия 965" draw:style-name="gr11" draw:text-style-name="P270" svg:x1="12.58cm" svg:y1="-0.016cm" svg:x2="12.58cm" svg:y2="0.085cm"><text:p/></draw:line><draw:line draw:name="Вертикальная линия 966" draw:style-name="gr11" draw:text-style-name="P270" svg:x1="13.603cm" svg:y1="-0.016cm" svg:x2="13.603cm" svg:y2="0.085cm"><text:p/></draw:line><draw:line draw:name="Вертикальная линия 967" draw:style-name="gr11" draw:text-style-name="P270" svg:x1="15.419cm" svg:y1="-0.016cm" svg:x2="15.419cm" svg:y2="0.085cm"><text:p/></draw:line><draw:line draw:name="Вертикальная линия 968" draw:style-name="gr11" draw:text-style-name="P270" svg:x1="16.45cm" svg:y1="-0.016cm" svg:x2="16.45cm" svg:y2="0.085cm"><text:p/></draw:line><draw:line draw:name="Вертикальная линия 969" draw:style-name="gr11" draw:text-style-name="P270" svg:x1="17.727cm" svg:y1="-0.016cm" svg:x2="17.727cm" svg:y2="0.085cm"><text:p/></draw:line><draw:line draw:name="Вертикальная линия 970" draw:style-name="gr11" draw:text-style-name="P270" svg:x1="18.773cm" svg:y1="-0.016cm" svg:x2="18.773cm" svg:y2="0.085cm"><text:p/></draw:line></draw:g><draw:g draw:name="DrawObject 268" draw:style-name="gr8"><draw:line draw:name="Вертикальная линия 971" draw:style-name="gr11" draw:text-style-name="P270" svg:x1="20.041cm" svg:y1="-0.016cm" svg:x2="20.041cm" svg:y2="0.085cm"><text:p/></draw:line><draw:line draw:name="Вертикальная линия 972" draw:style-name="gr11" draw:text-style-name="P270" svg:x1="21.306cm" svg:y1="-0.016cm" svg:x2="21.306cm" svg:y2="0.085cm"><text:p/></draw:line><draw:line draw:name="Вертикальная линия 973" draw:style-name="gr11" draw:text-style-name="P270" svg:x1="22.658cm" svg:y1="-0.016cm" svg:x2="22.658cm" svg:y2="0.085cm"><text:p/></draw:line><draw:line draw:name="Вертикальная линия 974" draw:style-name="gr11" draw:text-style-name="P270" svg:x1="23.98cm" svg:y1="-0.016cm" svg:x2="23.98cm" svg:y2="0.085cm"><text:p/></draw:line><draw:line draw:name="Вертикальная линия 975" draw:style-name="gr11" draw:text-style-name="P270" svg:x1="25.728cm" svg:y1="-0.016cm" svg:x2="25.728cm" svg:y2="0.085cm"><text:p/></draw:line></draw:g></draw:g><draw:g draw:name="DrawObject 269" draw:style-name="gr10"><draw:g draw:name="DrawObject 270" draw:style-name="gr10"><draw:g draw:name="DrawObject 271" draw:style-name="gr8"><draw:line draw:name="Вертикальная линия 976" draw:style-name="gr11" draw:text-style-name="P270" svg:x1="1.838cm" svg:y1="0.73cm" svg:x2="1.838cm" svg:y2="0.831cm"><text:p/></draw:line><draw:line draw:name="Вертикальная линия 977" draw:style-name="gr11" draw:text-style-name="P270" svg:x1="2.884cm" svg:y1="0.732cm" svg:x2="2.884cm" svg:y2="0.833cm"><text:p/></draw:line><draw:line draw:name="Вертикальная линия 978" draw:style-name="gr11" draw:text-style-name="P270" svg:x1="3.927cm" svg:y1="0.737cm" svg:x2="3.927cm" svg:y2="0.838cm"><text:p/></draw:line><draw:line draw:name="Вертикальная линия 979" draw:style-name="gr11" draw:text-style-name="P270" svg:x1="5.221cm" svg:y1="0.737cm" svg:x2="5.221cm" svg:y2="0.838cm"><text:p/></draw:line></draw:g><draw:line draw:name="Вертикальная линия 980" draw:style-name="gr11" draw:text-style-name="P270" svg:x1="12.573cm" svg:y1="0.737cm" svg:x2="12.573cm" svg:y2="0.838cm"><text:p/></draw:line><draw:line draw:name="Вертикальная линия 981" draw:style-name="gr11" draw:text-style-name="P270" svg:x1="13.596cm" svg:y1="0.737cm" svg:x2="13.596cm" svg:y2="0.838cm"><text:p/></draw:line><draw:line draw:name="Вертикальная линия 982" draw:style-name="gr11" draw:text-style-name="P270" svg:x1="15.411cm" svg:y1="0.737cm" svg:x2="15.411cm" svg:y2="0.838cm"><text:p/></draw:line><draw:line draw:name="Вертикальная линия 983" draw:style-name="gr11" draw:text-style-name="P270" svg:x1="16.44cm" svg:y1="0.737cm" svg:x2="16.44cm" svg:y2="0.838cm"><text:p/></draw:line><draw:line draw:name="Вертикальная линия 984" draw:style-name="gr11" draw:text-style-name="P270" svg:x1="17.713cm" svg:y1="0.737cm" svg:x2="17.713cm" svg:y2="0.838cm"><text:p/></draw:line><draw:line draw:name="Вертикальная линия 985" draw:style-name="gr11" draw:text-style-name="P270" svg:x1="18.763cm" svg:y1="0.737cm" svg:x2="18.763cm" svg:y2="0.838cm"><text:p/></draw:line></draw:g><draw:g draw:name="DrawObject 272" draw:style-name="gr8"><draw:line draw:name="Вертикальная линия 986" draw:style-name="gr11" draw:text-style-name="P270" svg:x1="20.029cm" svg:y1="0.737cm" svg:x2="20.029cm" svg:y2="0.838cm"><text:p/></draw:line><draw:line draw:name="Вертикальная линия 987" draw:style-name="gr11" draw:text-style-name="P270" svg:x1="21.296cm" svg:y1="0.737cm" svg:x2="21.296cm" svg:y2="0.838cm"><text:p/></draw:line><draw:line draw:name="Вертикальная линия 988" draw:style-name="gr11" draw:text-style-name="P270" svg:x1="22.643cm" svg:y1="0.737cm" svg:x2="22.643cm" svg:y2="0.838cm"><text:p/></draw:line><draw:line draw:name="Вертикальная линия 989" draw:style-name="gr11" draw:text-style-name="P270" svg:x1="23.97cm" svg:y1="0.737cm" svg:x2="23.97cm" svg:y2="0.838cm"><text:p/></draw:line><draw:line draw:name="Вертикальная линия 990" draw:style-name="gr11" draw:text-style-name="P270" svg:x1="25.714cm" svg:y1="0.737cm" svg:x2="25.714cm" svg:y2="0.838cm"><text:p/></draw:line></draw:g></draw:g><draw:g draw:name="DrawObject 273" draw:style-name="gr10"><draw:g draw:name="DrawObject 274" draw:style-name="gr10"><draw:g draw:name="DrawObject 275" draw:style-name="gr8"><draw:line draw:name="Вертикальная линия 991" draw:style-name="gr11" draw:text-style-name="P270" svg:x1="1.838cm" svg:y1="1.466cm" svg:x2="1.838cm" svg:y2="1.567cm"><text:p/></draw:line><draw:line draw:name="Вертикальная линия 992" draw:style-name="gr11" draw:text-style-name="P270" svg:x1="2.884cm" svg:y1="1.471cm" svg:x2="2.884cm" svg:y2="1.572cm"><text:p/></draw:line><draw:line draw:name="Вертикальная линия 993" draw:style-name="gr11" draw:text-style-name="P270" svg:x1="3.927cm" svg:y1="1.475cm" svg:x2="3.927cm" svg:y2="1.576cm"><text:p/></draw:line><draw:line draw:name="Вертикальная линия 994" draw:style-name="gr11" draw:text-style-name="P270" svg:x1="5.221cm" svg:y1="1.475cm" svg:x2="5.221cm" svg:y2="1.576cm"><text:p/></draw:line></draw:g><draw:line draw:name="Вертикальная линия 995" draw:style-name="gr11" draw:text-style-name="P270" svg:x1="12.573cm" svg:y1="1.475cm" svg:x2="12.573cm" svg:y2="1.576cm"><text:p/></draw:line><draw:line draw:name="Вертикальная линия 996" draw:style-name="gr11" draw:text-style-name="P270" svg:x1="13.596cm" svg:y1="1.475cm" svg:x2="13.596cm" svg:y2="1.576cm"><text:p/></draw:line><draw:line draw:name="Вертикальная линия 997" draw:style-name="gr11" draw:text-style-name="P270" svg:x1="15.411cm" svg:y1="1.475cm" svg:x2="15.411cm" svg:y2="1.576cm"><text:p/></draw:line><draw:line draw:name="Вертикальная линия 998" draw:style-name="gr11" draw:text-style-name="P270" svg:x1="16.44cm" svg:y1="1.475cm" svg:x2="16.44cm" svg:y2="1.576cm"><text:p/></draw:line><draw:line draw:name="Вертикальная линия 999" draw:style-name="gr11" draw:text-style-name="P270" svg:x1="17.713cm" svg:y1="1.475cm" svg:x2="17.713cm" svg:y2="1.576cm"><text:p/></draw:line><draw:line draw:name="Вертикальная линия 1000" draw:style-name="gr11" draw:text-style-name="P270" svg:x1="18.763cm" svg:y1="1.475cm" svg:x2="18.763cm" svg:y2="1.576cm"><text:p/></draw:line></draw:g><draw:g draw:name="DrawObject 276" draw:style-name="gr8"><draw:line draw:name="Вертикальная линия 1001" draw:style-name="gr11" draw:text-style-name="P270" svg:x1="20.029cm" svg:y1="1.475cm" svg:x2="20.029cm" svg:y2="1.576cm"><text:p/></draw:line><draw:line draw:name="Вертикальная линия 1002" draw:style-name="gr11" draw:text-style-name="P270" svg:x1="21.296cm" svg:y1="1.475cm" svg:x2="21.296cm" svg:y2="1.576cm"><text:p/></draw:line><draw:line draw:name="Вертикальная линия 1003" draw:style-name="gr11" draw:text-style-name="P270" svg:x1="22.643cm" svg:y1="1.475cm" svg:x2="22.643cm" svg:y2="1.576cm"><text:p/></draw:line><draw:line draw:name="Вертикальная линия 1004" draw:style-name="gr11" draw:text-style-name="P270" svg:x1="23.97cm" svg:y1="1.475cm" svg:x2="23.97cm" svg:y2="1.576cm"><text:p/></draw:line><draw:line draw:name="Вертикальная линия 1005" draw:style-name="gr11" draw:text-style-name="P270" svg:x1="25.714cm" svg:y1="1.475cm" svg:x2="25.714cm" svg:y2="1.576cm"><text:p/></draw:line></draw:g></draw:g><draw:g draw:name="DrawObject 277" draw:style-name="gr10"><draw:g draw:name="DrawObject 278" draw:style-name="gr10"><draw:g draw:name="DrawObject 279" draw:style-name="gr8"><draw:line draw:name="Вертикальная линия 1006" draw:style-name="gr11" draw:text-style-name="P270" svg:x1="1.838cm" svg:y1="2.231cm" svg:x2="1.838cm" svg:y2="2.332cm"><text:p/></draw:line><draw:line draw:name="Вертикальная линия 1007" draw:style-name="gr11" draw:text-style-name="P270" svg:x1="2.884cm" svg:y1="2.233cm" svg:x2="2.884cm" svg:y2="2.334cm"><text:p/></draw:line><draw:line draw:name="Вертикальная линия 1008" draw:style-name="gr11" draw:text-style-name="P270" svg:x1="3.927cm" svg:y1="2.238cm" svg:x2="3.927cm" svg:y2="2.339cm"><text:p/></draw:line><draw:line draw:name="Вертикальная линия 1009" draw:style-name="gr11" draw:text-style-name="P270" svg:x1="5.221cm" svg:y1="2.238cm" svg:x2="5.221cm" svg:y2="2.339cm"><text:p/></draw:line></draw:g><draw:line draw:name="Вертикальная линия 1010" draw:style-name="gr11" draw:text-style-name="P270" svg:x1="12.573cm" svg:y1="2.238cm" svg:x2="12.573cm" svg:y2="2.339cm"><text:p/></draw:line><draw:line draw:name="Вертикальная линия 1011" draw:style-name="gr11" draw:text-style-name="P270" svg:x1="13.596cm" svg:y1="2.238cm" svg:x2="13.596cm" svg:y2="2.339cm"><text:p/></draw:line><draw:line draw:name="Вертикальная линия 1012" draw:style-name="gr11" draw:text-style-name="P270" svg:x1="15.411cm" svg:y1="2.238cm" svg:x2="15.411cm" svg:y2="2.339cm"><text:p/></draw:line><draw:line draw:name="Вертикальная линия 1013" draw:style-name="gr11" draw:text-style-name="P270" svg:x1="16.44cm" svg:y1="2.238cm" svg:x2="16.44cm" svg:y2="2.339cm"><text:p/></draw:line><draw:line draw:name="Вертикальная линия 1014" draw:style-name="gr11" draw:text-style-name="P270" svg:x1="17.713cm" svg:y1="2.238cm" svg:x2="17.713cm" svg:y2="2.339cm"><text:p/></draw:line><draw:line draw:name="Вертикальная линия 1015" draw:style-name="gr11" draw:text-style-name="P270" svg:x1="18.763cm" svg:y1="2.238cm" svg:x2="18.763cm" svg:y2="2.339cm"><text:p/></draw:line></draw:g><draw:g draw:name="DrawObject 280" draw:style-name="gr8"><draw:line draw:name="Вертикальная линия 1016" draw:style-name="gr11" draw:text-style-name="P270" svg:x1="20.029cm" svg:y1="2.238cm" svg:x2="20.029cm" svg:y2="2.339cm"><text:p/></draw:line><draw:line draw:name="Вертикальная линия 1017" draw:style-name="gr11" draw:text-style-name="P270" svg:x1="21.296cm" svg:y1="2.238cm" svg:x2="21.296cm" svg:y2="2.339cm"><text:p/></draw:line><draw:line draw:name="Вертикальная линия 1018" draw:style-name="gr11" draw:text-style-name="P270" svg:x1="22.643cm" svg:y1="2.238cm" svg:x2="22.643cm" svg:y2="2.339cm"><text:p/></draw:line><draw:line draw:name="Вертикальная линия 1019" draw:style-name="gr11" draw:text-style-name="P270" svg:x1="23.97cm" svg:y1="2.238cm" svg:x2="23.97cm" svg:y2="2.339cm"><text:p/></draw:line><draw:line draw:name="Вертикальная линия 1020" draw:style-name="gr11" draw:text-style-name="P270" svg:x1="25.714cm" svg:y1="2.238cm" svg:x2="25.714cm" svg:y2="2.339cm"><text:p/></draw:line></draw:g></draw:g><draw:g draw:name="DrawObject 281" draw:style-name="gr10"><draw:g draw:name="DrawObject 282" draw:style-name="gr10"><draw:g draw:name="DrawObject 283" draw:style-name="gr8"><draw:line draw:name="Вертикальная линия 1021" draw:style-name="gr11" draw:text-style-name="P270" svg:x1="1.838cm" svg:y1="2.981cm" svg:x2="1.838cm" svg:y2="3.082cm"><text:p/></draw:line><draw:line draw:name="Вертикальная линия 1022" draw:style-name="gr11" draw:text-style-name="P270" svg:x1="2.884cm" svg:y1="2.983cm" svg:x2="2.884cm" svg:y2="3.084cm"><text:p/></draw:line><draw:line draw:name="Вертикальная линия 1023" draw:style-name="gr11" draw:text-style-name="P270" svg:x1="3.927cm" svg:y1="2.988cm" svg:x2="3.927cm" svg:y2="3.089cm"><text:p/></draw:line><draw:line draw:name="Вертикальная линия 1024" draw:style-name="gr11" draw:text-style-name="P270" svg:x1="5.221cm" svg:y1="2.988cm" svg:x2="5.221cm" svg:y2="3.089cm"><text:p/></draw:line></draw:g><draw:line draw:name="Вертикальная линия 1025" draw:style-name="gr11" draw:text-style-name="P270" svg:x1="12.573cm" svg:y1="2.988cm" svg:x2="12.573cm" svg:y2="3.089cm"><text:p/></draw:line><draw:line draw:name="Вертикальная линия 1026" draw:style-name="gr11" draw:text-style-name="P270" svg:x1="13.596cm" svg:y1="2.988cm" svg:x2="13.596cm" svg:y2="3.089cm"><text:p/></draw:line><draw:line draw:name="Вертикальная линия 1027" draw:style-name="gr11" draw:text-style-name="P270" svg:x1="15.411cm" svg:y1="2.988cm" svg:x2="15.411cm" svg:y2="3.089cm"><text:p/></draw:line><draw:line draw:name="Вертикальная линия 1028" draw:style-name="gr11" draw:text-style-name="P270" svg:x1="16.44cm" svg:y1="2.988cm" svg:x2="16.44cm" svg:y2="3.089cm"><text:p/></draw:line><draw:line draw:name="Вертикальная линия 1029" draw:style-name="gr11" draw:text-style-name="P270" svg:x1="17.713cm" svg:y1="2.988cm" svg:x2="17.713cm" svg:y2="3.089cm"><text:p/></draw:line><draw:line draw:name="Вертикальная линия 1030" draw:style-name="gr11" draw:text-style-name="P270" svg:x1="18.763cm" svg:y1="2.988cm" svg:x2="18.763cm" svg:y2="3.089cm"><text:p/></draw:line></draw:g><draw:g draw:name="DrawObject 284" draw:style-name="gr8"><draw:line draw:name="Вертикальная линия 1031" draw:style-name="gr11" draw:text-style-name="P270" svg:x1="20.029cm" svg:y1="2.988cm" svg:x2="20.029cm" svg:y2="3.089cm"><text:p/></draw:line><draw:line draw:name="Вертикальная линия 1032" draw:style-name="gr11" draw:text-style-name="P270" svg:x1="21.296cm" svg:y1="2.988cm" svg:x2="21.296cm" svg:y2="3.089cm"><text:p/></draw:line><draw:line draw:name="Вертикальная линия 1033" draw:style-name="gr11" draw:text-style-name="P270" svg:x1="22.643cm" svg:y1="2.988cm" svg:x2="22.643cm" svg:y2="3.089cm"><text:p/></draw:line><draw:line draw:name="Вертикальная линия 1034" draw:style-name="gr11" draw:text-style-name="P270" svg:x1="23.97cm" svg:y1="2.988cm" svg:x2="23.97cm" svg:y2="3.089cm"><text:p/></draw:line><draw:line draw:name="Вертикальная линия 1035" draw:style-name="gr11" draw:text-style-name="P270" svg:x1="25.714cm" svg:y1="2.988cm" svg:x2="25.714cm" svg:y2="3.089cm"><text:p/></draw:line></draw:g></draw:g><draw:g draw:name="DrawObject 285" draw:style-name="gr10"><draw:g draw:name="DrawObject 286" draw:style-name="gr10"><draw:g draw:name="DrawObject 287" draw:style-name="gr8"><draw:line draw:name="Вертикальная линия 1036" draw:style-name="gr11" draw:text-style-name="P270" svg:x1="1.838cm" svg:y1="3.734cm" svg:x2="1.838cm" svg:y2="3.835cm"><text:p/></draw:line><draw:line draw:name="Вертикальная линия 1037" draw:style-name="gr11" draw:text-style-name="P270" svg:x1="2.884cm" svg:y1="3.736cm" svg:x2="2.884cm" svg:y2="3.837cm"><text:p/></draw:line><draw:line draw:name="Вертикальная линия 1038" draw:style-name="gr11" draw:text-style-name="P270" svg:x1="3.927cm" svg:y1="3.741cm" svg:x2="3.927cm" svg:y2="3.842cm"><text:p/></draw:line><draw:line draw:name="Вертикальная линия 1039" draw:style-name="gr11" draw:text-style-name="P270" svg:x1="5.221cm" svg:y1="3.741cm" svg:x2="5.221cm" svg:y2="3.842cm"><text:p/></draw:line></draw:g><draw:line draw:name="Вертикальная линия 1040" draw:style-name="gr11" draw:text-style-name="P270" svg:x1="12.573cm" svg:y1="3.741cm" svg:x2="12.573cm" svg:y2="3.842cm"><text:p/></draw:line><draw:line draw:name="Вертикальная линия 1041" draw:style-name="gr11" draw:text-style-name="P270" svg:x1="13.596cm" svg:y1="3.741cm" svg:x2="13.596cm" svg:y2="3.842cm"><text:p/></draw:line><draw:line draw:name="Вертикальная линия 1042" draw:style-name="gr11" draw:text-style-name="P270" svg:x1="15.411cm" svg:y1="3.741cm" svg:x2="15.411cm" svg:y2="3.842cm"><text:p/></draw:line><draw:line draw:name="Вертикальная линия 1043" draw:style-name="gr11" draw:text-style-name="P270" svg:x1="16.44cm" svg:y1="3.741cm" svg:x2="16.44cm" svg:y2="3.842cm"><text:p/></draw:line><draw:line draw:name="Вертикальная линия 1044" draw:style-name="gr11" draw:text-style-name="P270" svg:x1="17.713cm" svg:y1="3.741cm" svg:x2="17.713cm" svg:y2="3.842cm"><text:p/></draw:line><draw:line draw:name="Вертикальная линия 1045" draw:style-name="gr11" draw:text-style-name="P270" svg:x1="18.763cm" svg:y1="3.741cm" svg:x2="18.763cm" svg:y2="3.842cm"><text:p/></draw:line></draw:g><draw:g draw:name="DrawObject 288" draw:style-name="gr8"><draw:line draw:name="Вертикальная линия 1046" draw:style-name="gr11" draw:text-style-name="P270" svg:x1="20.029cm" svg:y1="3.741cm" svg:x2="20.029cm" svg:y2="3.842cm"><text:p/></draw:line><draw:line draw:name="Вертикальная линия 1047" draw:style-name="gr11" draw:text-style-name="P270" svg:x1="21.296cm" svg:y1="3.741cm" svg:x2="21.296cm" svg:y2="3.842cm"><text:p/></draw:line><draw:line draw:name="Вертикальная линия 1048" draw:style-name="gr11" draw:text-style-name="P270" svg:x1="22.643cm" svg:y1="3.741cm" svg:x2="22.643cm" svg:y2="3.842cm"><text:p/></draw:line><draw:line draw:name="Вертикальная линия 1049" draw:style-name="gr11" draw:text-style-name="P270" svg:x1="23.97cm" svg:y1="3.741cm" svg:x2="23.97cm" svg:y2="3.842cm"><text:p/></draw:line><draw:line draw:name="Вертикальная линия 1050" draw:style-name="gr11" draw:text-style-name="P270" svg:x1="25.714cm" svg:y1="3.741cm" svg:x2="25.714cm" svg:y2="3.842cm"><text:p/></draw:line></draw:g></draw:g><draw:g draw:name="DrawObject 289" draw:style-name="gr10"><draw:g draw:name="DrawObject 290" draw:style-name="gr10"><draw:g draw:name="DrawObject 291" draw:style-name="gr8"><draw:line draw:name="Вертикальная линия 1051" draw:style-name="gr11" draw:text-style-name="P270" svg:x1="1.838cm" svg:y1="4.471cm" svg:x2="1.838cm" svg:y2="4.572cm"><text:p/></draw:line><draw:line draw:name="Вертикальная линия 1052" draw:style-name="gr11" draw:text-style-name="P270" svg:x1="2.884cm" svg:y1="4.473cm" svg:x2="2.884cm" svg:y2="4.574cm"><text:p/></draw:line><draw:line draw:name="Вертикальная линия 1053" draw:style-name="gr11" draw:text-style-name="P270" svg:x1="3.927cm" svg:y1="4.477cm" svg:x2="3.927cm" svg:y2="4.578cm"><text:p/></draw:line><draw:line draw:name="Вертикальная линия 1054" draw:style-name="gr11" draw:text-style-name="P270" svg:x1="5.221cm" svg:y1="4.477cm" svg:x2="5.221cm" svg:y2="4.578cm"><text:p/></draw:line></draw:g><draw:line draw:name="Вертикальная линия 1055" draw:style-name="gr11" draw:text-style-name="P270" svg:x1="12.573cm" svg:y1="4.477cm" svg:x2="12.573cm" svg:y2="4.578cm"><text:p/></draw:line><draw:line draw:name="Вертикальная линия 1056" draw:style-name="gr11" draw:text-style-name="P270" svg:x1="13.596cm" svg:y1="4.477cm" svg:x2="13.596cm" svg:y2="4.578cm"><text:p/></draw:line><draw:line draw:name="Вертикальная линия 1057" draw:style-name="gr11" draw:text-style-name="P270" svg:x1="15.411cm" svg:y1="4.477cm" svg:x2="15.411cm" svg:y2="4.578cm"><text:p/></draw:line><draw:line draw:name="Вертикальная линия 1058" draw:style-name="gr11" draw:text-style-name="P270" svg:x1="16.44cm" svg:y1="4.477cm" svg:x2="16.44cm" svg:y2="4.578cm"><text:p/></draw:line><draw:line draw:name="Вертикальная линия 1059" draw:style-name="gr11" draw:text-style-name="P270" svg:x1="17.713cm" svg:y1="4.477cm" svg:x2="17.713cm" svg:y2="4.578cm"><text:p/></draw:line><draw:line draw:name="Вертикальная линия 1060" draw:style-name="gr11" draw:text-style-name="P270" svg:x1="18.763cm" svg:y1="4.477cm" svg:x2="18.763cm" svg:y2="4.578cm"><text:p/></draw:line></draw:g><draw:g draw:name="DrawObject 292" draw:style-name="gr8"><draw:line draw:name="Вертикальная линия 1061" draw:style-name="gr11" draw:text-style-name="P270" svg:x1="20.029cm" svg:y1="4.477cm" svg:x2="20.029cm" svg:y2="4.578cm"><text:p/></draw:line><draw:line draw:name="Вертикальная линия 1062" draw:style-name="gr11" draw:text-style-name="P270" svg:x1="21.296cm" svg:y1="4.477cm" svg:x2="21.296cm" svg:y2="4.578cm"><text:p/></draw:line><draw:line draw:name="Вертикальная линия 1063" draw:style-name="gr11" draw:text-style-name="P270" svg:x1="22.643cm" svg:y1="4.477cm" svg:x2="22.643cm" svg:y2="4.578cm"><text:p/></draw:line><draw:line draw:name="Вертикальная линия 1064" draw:style-name="gr11" draw:text-style-name="P270" svg:x1="23.97cm" svg:y1="4.477cm" svg:x2="23.97cm" svg:y2="4.578cm"><text:p/></draw:line><draw:line draw:name="Вертикальная линия 1065" draw:style-name="gr11" draw:text-style-name="P270" svg:x1="25.714cm" svg:y1="4.477cm" svg:x2="25.714cm" svg:y2="4.578cm"><text:p/></draw:line></draw:g></draw:g><draw:g draw:name="DrawObject 293" draw:style-name="gr10"><draw:g draw:name="DrawObject 294" draw:style-name="gr10"><draw:g draw:name="DrawObject 295" draw:style-name="gr8"><draw:line draw:name="Вертикальная линия 1066" draw:style-name="gr11" draw:text-style-name="P270" svg:x1="1.838cm" svg:y1="5.235cm" svg:x2="1.838cm" svg:y2="5.336cm"><text:p/></draw:line><draw:line draw:name="Вертикальная линия 1067" draw:style-name="gr11" draw:text-style-name="P270" svg:x1="2.884cm" svg:y1="5.237cm" svg:x2="2.884cm" svg:y2="5.338cm"><text:p/></draw:line><draw:line draw:name="Вертикальная линия 1068" draw:style-name="gr11" draw:text-style-name="P270" svg:x1="3.927cm" svg:y1="5.242cm" svg:x2="3.927cm" svg:y2="5.343cm"><text:p/></draw:line><draw:line draw:name="Вертикальная линия 1069" draw:style-name="gr11" draw:text-style-name="P270" svg:x1="5.221cm" svg:y1="5.242cm" svg:x2="5.221cm" svg:y2="5.343cm"><text:p/></draw:line></draw:g><draw:line draw:name="Вертикальная линия 1070" draw:style-name="gr11" draw:text-style-name="P270" svg:x1="12.573cm" svg:y1="5.242cm" svg:x2="12.573cm" svg:y2="5.343cm"><text:p/></draw:line><draw:line draw:name="Вертикальная линия 1071" draw:style-name="gr11" draw:text-style-name="P270" svg:x1="13.596cm" svg:y1="5.242cm" svg:x2="13.596cm" svg:y2="5.343cm"><text:p/></draw:line><draw:line draw:name="Вертикальная линия 1072" draw:style-name="gr11" draw:text-style-name="P270" svg:x1="15.411cm" svg:y1="5.242cm" svg:x2="15.411cm" svg:y2="5.343cm"><text:p/></draw:line><draw:line draw:name="Вертикальная линия 1073" draw:style-name="gr11" draw:text-style-name="P270" svg:x1="16.44cm" svg:y1="5.242cm" svg:x2="16.44cm" svg:y2="5.343cm"><text:p/></draw:line><draw:line draw:name="Вертикальная линия 1074" draw:style-name="gr11" draw:text-style-name="P270" svg:x1="17.713cm" svg:y1="5.242cm" svg:x2="17.713cm" svg:y2="5.343cm"><text:p/></draw:line><draw:line draw:name="Вертикальная линия 1075" draw:style-name="gr11" draw:text-style-name="P270" svg:x1="18.763cm" svg:y1="5.242cm" svg:x2="18.763cm" svg:y2="5.343cm"><text:p/></draw:line></draw:g><draw:g draw:name="DrawObject 296" draw:style-name="gr8"><draw:line draw:name="Вертикальная линия 1076" draw:style-name="gr11" draw:text-style-name="P270" svg:x1="20.029cm" svg:y1="5.242cm" svg:x2="20.029cm" svg:y2="5.343cm"><text:p/></draw:line><draw:line draw:name="Вертикальная линия 1077" draw:style-name="gr11" draw:text-style-name="P270" svg:x1="21.296cm" svg:y1="5.242cm" svg:x2="21.296cm" svg:y2="5.343cm"><text:p/></draw:line><draw:line draw:name="Вертикальная линия 1078" draw:style-name="gr11" draw:text-style-name="P270" svg:x1="22.643cm" svg:y1="5.242cm" svg:x2="22.643cm" svg:y2="5.343cm"><text:p/></draw:line><draw:line draw:name="Вертикальная линия 1079" draw:style-name="gr11" draw:text-style-name="P270" svg:x1="23.97cm" svg:y1="5.242cm" svg:x2="23.97cm" svg:y2="5.343cm"><text:p/></draw:line><draw:line draw:name="Вертикальная линия 1080" draw:style-name="gr11" draw:text-style-name="P270" svg:x1="25.714cm" svg:y1="5.242cm" svg:x2="25.714cm" svg:y2="5.343cm"><text:p/></draw:line></draw:g></draw:g><draw:g draw:name="DrawObject 297" draw:style-name="gr10"><draw:g draw:name="DrawObject 298" draw:style-name="gr10"><draw:g draw:name="DrawObject 299" draw:style-name="gr8"><draw:line draw:name="Вертикальная линия 1081" draw:style-name="gr11" draw:text-style-name="P270" svg:x1="1.838cm" svg:y1="5.99cm" svg:x2="1.838cm" svg:y2="6.091cm"><text:p/></draw:line><draw:line draw:name="Вертикальная линия 1082" draw:style-name="gr11" draw:text-style-name="P270" svg:x1="2.884cm" svg:y1="5.992cm" svg:x2="2.884cm" svg:y2="6.093cm"><text:p/></draw:line><draw:line draw:name="Вертикальная линия 1083" draw:style-name="gr11" draw:text-style-name="P270" svg:x1="3.927cm" svg:y1="5.997cm" svg:x2="3.927cm" svg:y2="6.098cm"><text:p/></draw:line><draw:line draw:name="Вертикальная линия 1084" draw:style-name="gr11" draw:text-style-name="P270" svg:x1="5.221cm" svg:y1="5.997cm" svg:x2="5.221cm" svg:y2="6.098cm"><text:p/></draw:line></draw:g><draw:line draw:name="Вертикальная линия 1085" draw:style-name="gr11" draw:text-style-name="P270" svg:x1="12.573cm" svg:y1="5.997cm" svg:x2="12.573cm" svg:y2="6.098cm"><text:p/></draw:line><draw:line draw:name="Вертикальная линия 1086" draw:style-name="gr11" draw:text-style-name="P270" svg:x1="13.596cm" svg:y1="5.997cm" svg:x2="13.596cm" svg:y2="6.098cm"><text:p/></draw:line><draw:line draw:name="Вертикальная линия 1087" draw:style-name="gr11" draw:text-style-name="P270" svg:x1="15.411cm" svg:y1="5.997cm" svg:x2="15.411cm" svg:y2="6.098cm"><text:p/></draw:line><draw:line draw:name="Вертикальная линия 1088" draw:style-name="gr11" draw:text-style-name="P270" svg:x1="16.44cm" svg:y1="5.997cm" svg:x2="16.44cm" svg:y2="6.098cm"><text:p/></draw:line><draw:line draw:name="Вертикальная линия 1089" draw:style-name="gr11" draw:text-style-name="P270" svg:x1="17.713cm" svg:y1="5.997cm" svg:x2="17.713cm" svg:y2="6.098cm"><text:p/></draw:line><draw:line draw:name="Вертикальная линия 1090" draw:style-name="gr11" draw:text-style-name="P270" svg:x1="18.763cm" svg:y1="5.997cm" svg:x2="18.763cm" svg:y2="6.098cm"><text:p/></draw:line></draw:g><draw:g draw:name="DrawObject 300" draw:style-name="gr8"><draw:line draw:name="Вертикальная линия 1091" draw:style-name="gr11" draw:text-style-name="P270" svg:x1="20.029cm" svg:y1="5.997cm" svg:x2="20.029cm" svg:y2="6.098cm"><text:p/></draw:line><draw:line draw:name="Вертикальная линия 1092" draw:style-name="gr11" draw:text-style-name="P270" svg:x1="21.296cm" svg:y1="5.997cm" svg:x2="21.296cm" svg:y2="6.098cm"><text:p/></draw:line><draw:line draw:name="Вертикальная линия 1093" draw:style-name="gr11" draw:text-style-name="P270" svg:x1="22.643cm" svg:y1="5.997cm" svg:x2="22.643cm" svg:y2="6.098cm"><text:p/></draw:line><draw:line draw:name="Вертикальная линия 1094" draw:style-name="gr11" draw:text-style-name="P270" svg:x1="23.97cm" svg:y1="5.997cm" svg:x2="23.97cm" svg:y2="6.098cm"><text:p/></draw:line><draw:line draw:name="Вертикальная линия 1095" draw:style-name="gr11" draw:text-style-name="P270" svg:x1="25.714cm" svg:y1="5.997cm" svg:x2="25.714cm" svg:y2="6.098cm"><text:p/></draw:line></draw:g></draw:g><draw:g draw:name="DrawObject 301" draw:style-name="gr10"><draw:g draw:name="DrawObject 302" draw:style-name="gr10"><draw:g draw:name="DrawObject 303" draw:style-name="gr8"><draw:line draw:name="Вертикальная линия 1096" draw:style-name="gr11" draw:text-style-name="P270" svg:x1="1.838cm" svg:y1="6.743cm" svg:x2="1.838cm" svg:y2="6.844cm"><text:p/></draw:line><draw:line draw:name="Вертикальная линия 1097" draw:style-name="gr11" draw:text-style-name="P270" svg:x1="2.884cm" svg:y1="6.745cm" svg:x2="2.884cm" svg:y2="6.846cm"><text:p/></draw:line><draw:line draw:name="Вертикальная линия 1098" draw:style-name="gr11" draw:text-style-name="P270" svg:x1="3.927cm" svg:y1="6.75cm" svg:x2="3.927cm" svg:y2="6.851cm"><text:p/></draw:line><draw:line draw:name="Вертикальная линия 1099" draw:style-name="gr11" draw:text-style-name="P270" svg:x1="5.221cm" svg:y1="6.75cm" svg:x2="5.221cm" svg:y2="6.851cm"><text:p/></draw:line></draw:g><draw:line draw:name="Вертикальная линия 1100" draw:style-name="gr11" draw:text-style-name="P270" svg:x1="12.573cm" svg:y1="6.75cm" svg:x2="12.573cm" svg:y2="6.851cm"><text:p/></draw:line><draw:line draw:name="Вертикальная линия 1101" draw:style-name="gr11" draw:text-style-name="P270" svg:x1="13.596cm" svg:y1="6.75cm" svg:x2="13.596cm" svg:y2="6.851cm"><text:p/></draw:line><draw:line draw:name="Вертикальная линия 1102" draw:style-name="gr11" draw:text-style-name="P270" svg:x1="15.411cm" svg:y1="6.75cm" svg:x2="15.411cm" svg:y2="6.851cm"><text:p/></draw:line><draw:line draw:name="Вертикальная линия 1103" draw:style-name="gr11" draw:text-style-name="P270" svg:x1="16.44cm" svg:y1="6.75cm" svg:x2="16.44cm" svg:y2="6.851cm"><text:p/></draw:line><draw:line draw:name="Вертикальная линия 1104" draw:style-name="gr11" draw:text-style-name="P270" svg:x1="17.713cm" svg:y1="6.75cm" svg:x2="17.713cm" svg:y2="6.851cm"><text:p/></draw:line><draw:line draw:name="Вертикальная линия 1105" draw:style-name="gr11" draw:text-style-name="P270" svg:x1="18.763cm" svg:y1="6.75cm" svg:x2="18.763cm" svg:y2="6.851cm"><text:p/></draw:line></draw:g><draw:g draw:name="DrawObject 304" draw:style-name="gr8"><draw:line draw:name="Вертикальная линия 1106" draw:style-name="gr11" draw:text-style-name="P270" svg:x1="20.029cm" svg:y1="6.75cm" svg:x2="20.029cm" svg:y2="6.851cm"><text:p/></draw:line><draw:line draw:name="Вертикальная линия 1107" draw:style-name="gr11" draw:text-style-name="P270" svg:x1="21.296cm" svg:y1="6.75cm" svg:x2="21.296cm" svg:y2="6.851cm"><text:p/></draw:line><draw:line draw:name="Вертикальная линия 1108" draw:style-name="gr11" draw:text-style-name="P270" svg:x1="22.643cm" svg:y1="6.75cm" svg:x2="22.643cm" svg:y2="6.851cm"><text:p/></draw:line><draw:line draw:name="Вертикальная линия 1109" draw:style-name="gr11" draw:text-style-name="P270" svg:x1="23.97cm" svg:y1="6.75cm" svg:x2="23.97cm" svg:y2="6.851cm"><text:p/></draw:line><draw:line draw:name="Вертикальная линия 1110" draw:style-name="gr11" draw:text-style-name="P270" svg:x1="25.714cm" svg:y1="6.75cm" svg:x2="25.714cm" svg:y2="6.851cm"><text:p/></draw:line></draw:g></draw:g><draw:g draw:name="DrawObject 305" draw:style-name="gr10"><draw:g draw:name="DrawObject 306" draw:style-name="gr10"><draw:g draw:name="DrawObject 307" draw:style-name="gr8"><draw:line draw:name="Вертикальная линия 1111" draw:style-name="gr11" draw:text-style-name="P270" svg:x1="1.838cm" svg:y1="7.481cm" svg:x2="1.838cm" svg:y2="7.582cm"><text:p/></draw:line><draw:line draw:name="Вертикальная линия 1112" draw:style-name="gr11" draw:text-style-name="P270" svg:x1="2.884cm" svg:y1="7.484cm" svg:x2="2.884cm" svg:y2="7.585cm"><text:p/></draw:line><draw:line draw:name="Вертикальная линия 1113" draw:style-name="gr11" draw:text-style-name="P270" svg:x1="3.927cm" svg:y1="7.488cm" svg:x2="3.927cm" svg:y2="7.589cm"><text:p/></draw:line><draw:line draw:name="Вертикальная линия 1114" draw:style-name="gr11" draw:text-style-name="P270" svg:x1="5.221cm" svg:y1="7.488cm" svg:x2="5.221cm" svg:y2="7.589cm"><text:p/></draw:line></draw:g><draw:line draw:name="Вертикальная линия 1115" draw:style-name="gr11" draw:text-style-name="P270" svg:x1="12.573cm" svg:y1="7.488cm" svg:x2="12.573cm" svg:y2="7.589cm"><text:p/></draw:line><draw:line draw:name="Вертикальная линия 1116" draw:style-name="gr11" draw:text-style-name="P270" svg:x1="13.596cm" svg:y1="7.488cm" svg:x2="13.596cm" svg:y2="7.589cm"><text:p/></draw:line><draw:line draw:name="Вертикальная линия 1117" draw:style-name="gr11" draw:text-style-name="P270" svg:x1="15.411cm" svg:y1="7.488cm" svg:x2="15.411cm" svg:y2="7.589cm"><text:p/></draw:line><draw:line draw:name="Вертикальная линия 1118" draw:style-name="gr11" draw:text-style-name="P270" svg:x1="16.44cm" svg:y1="7.488cm" svg:x2="16.44cm" svg:y2="7.589cm"><text:p/></draw:line><draw:line draw:name="Вертикальная линия 1119" draw:style-name="gr11" draw:text-style-name="P270" svg:x1="17.713cm" svg:y1="7.488cm" svg:x2="17.713cm" svg:y2="7.589cm"><text:p/></draw:line><draw:line draw:name="Вертикальная линия 1120" draw:style-name="gr11" draw:text-style-name="P270" svg:x1="18.763cm" svg:y1="7.488cm" svg:x2="18.763cm" svg:y2="7.589cm"><text:p/></draw:line></draw:g><draw:g draw:name="DrawObject 308" draw:style-name="gr8"><draw:line draw:name="Вертикальная линия 1121" draw:style-name="gr11" draw:text-style-name="P270" svg:x1="20.029cm" svg:y1="7.488cm" svg:x2="20.029cm" svg:y2="7.589cm"><text:p/></draw:line><draw:line draw:name="Вертикальная линия 1122" draw:style-name="gr11" draw:text-style-name="P270" svg:x1="21.296cm" svg:y1="7.488cm" svg:x2="21.296cm" svg:y2="7.589cm"><text:p/></draw:line><draw:line draw:name="Вертикальная линия 1123" draw:style-name="gr11" draw:text-style-name="P270" svg:x1="22.643cm" svg:y1="7.488cm" svg:x2="22.643cm" svg:y2="7.589cm"><text:p/></draw:line><draw:line draw:name="Вертикальная линия 1124" draw:style-name="gr11" draw:text-style-name="P270" svg:x1="23.97cm" svg:y1="7.488cm" svg:x2="23.97cm" svg:y2="7.589cm"><text:p/></draw:line><draw:line draw:name="Вертикальная линия 1125" draw:style-name="gr11" draw:text-style-name="P270" svg:x1="25.714cm" svg:y1="7.488cm" svg:x2="25.714cm" svg:y2="7.589cm"><text:p/></draw:line></draw:g></draw:g><draw:g draw:name="DrawObject 309" draw:style-name="gr10"><draw:g draw:name="DrawObject 310" draw:style-name="gr10"><draw:g draw:name="DrawObject 311" draw:style-name="gr8"><draw:line draw:name="Вертикальная линия 1126" draw:style-name="gr11" draw:text-style-name="P270" svg:x1="1.838cm" svg:y1="8.244cm" svg:x2="1.838cm" svg:y2="8.345cm"><text:p/></draw:line><draw:line draw:name="Вертикальная линия 1127" draw:style-name="gr11" draw:text-style-name="P270" svg:x1="2.884cm" svg:y1="8.246cm" svg:x2="2.884cm" svg:y2="8.347cm"><text:p/></draw:line><draw:line draw:name="Вертикальная линия 1128" draw:style-name="gr11" draw:text-style-name="P270" svg:x1="3.927cm" svg:y1="8.251cm" svg:x2="3.927cm" svg:y2="8.352cm"><text:p/></draw:line><draw:line draw:name="Вертикальная линия 1129" draw:style-name="gr11" draw:text-style-name="P270" svg:x1="5.221cm" svg:y1="8.251cm" svg:x2="5.221cm" svg:y2="8.352cm"><text:p/></draw:line></draw:g><draw:line draw:name="Вертикальная линия 1130" draw:style-name="gr11" draw:text-style-name="P270" svg:x1="12.573cm" svg:y1="8.251cm" svg:x2="12.573cm" svg:y2="8.352cm"><text:p/></draw:line><draw:line draw:name="Вертикальная линия 1131" draw:style-name="gr11" draw:text-style-name="P270" svg:x1="13.596cm" svg:y1="8.251cm" svg:x2="13.596cm" svg:y2="8.352cm"><text:p/></draw:line><draw:line draw:name="Вертикальная линия 1132" draw:style-name="gr11" draw:text-style-name="P270" svg:x1="15.411cm" svg:y1="8.251cm" svg:x2="15.411cm" svg:y2="8.352cm"><text:p/></draw:line><draw:line draw:name="Вертикальная линия 1133" draw:style-name="gr11" draw:text-style-name="P270" svg:x1="16.44cm" svg:y1="8.251cm" svg:x2="16.44cm" svg:y2="8.352cm"><text:p/></draw:line><draw:line draw:name="Вертикальная линия 1134" draw:style-name="gr11" draw:text-style-name="P270" svg:x1="17.713cm" svg:y1="8.251cm" svg:x2="17.713cm" svg:y2="8.352cm"><text:p/></draw:line><draw:line draw:name="Вертикальная линия 1135" draw:style-name="gr11" draw:text-style-name="P270" svg:x1="18.763cm" svg:y1="8.251cm" svg:x2="18.763cm" svg:y2="8.352cm"><text:p/></draw:line></draw:g><draw:g draw:name="DrawObject 312" draw:style-name="gr8"><draw:line draw:name="Вертикальная линия 1136" draw:style-name="gr11" draw:text-style-name="P270" svg:x1="20.029cm" svg:y1="8.251cm" svg:x2="20.029cm" svg:y2="8.352cm"><text:p/></draw:line><draw:line draw:name="Вертикальная линия 1137" draw:style-name="gr11" draw:text-style-name="P270" svg:x1="21.296cm" svg:y1="8.251cm" svg:x2="21.296cm" svg:y2="8.352cm"><text:p/></draw:line><draw:line draw:name="Вертикальная линия 1138" draw:style-name="gr11" draw:text-style-name="P270" svg:x1="22.643cm" svg:y1="8.251cm" svg:x2="22.643cm" svg:y2="8.352cm"><text:p/></draw:line><draw:line draw:name="Вертикальная линия 1139" draw:style-name="gr11" draw:text-style-name="P270" svg:x1="23.97cm" svg:y1="8.251cm" svg:x2="23.97cm" svg:y2="8.352cm"><text:p/></draw:line><draw:line draw:name="Вертикальная линия 1140" draw:style-name="gr11" draw:text-style-name="P270" svg:x1="25.714cm" svg:y1="8.251cm" svg:x2="25.714cm" svg:y2="8.352cm"><text:p/></draw:line></draw:g></draw:g><draw:g draw:name="DrawObject 313" draw:style-name="gr10"><draw:g draw:name="DrawObject 314" draw:style-name="gr10"><draw:g draw:name="DrawObject 315" draw:style-name="gr8"><draw:line draw:name="Вертикальная линия 1141" draw:style-name="gr11" draw:text-style-name="P270" svg:x1="1.838cm" svg:y1="9.008cm" svg:x2="1.838cm" svg:y2="9.109cm"><text:p/></draw:line><draw:line draw:name="Вертикальная линия 1142" draw:style-name="gr11" draw:text-style-name="P270" svg:x1="2.884cm" svg:y1="9.01cm" svg:x2="2.884cm" svg:y2="9.111cm"><text:p/></draw:line><draw:line draw:name="Вертикальная линия 1143" draw:style-name="gr11" draw:text-style-name="P270" svg:x1="3.927cm" svg:y1="9.015cm" svg:x2="3.927cm" svg:y2="9.116cm"><text:p/></draw:line><draw:line draw:name="Вертикальная линия 1144" draw:style-name="gr11" draw:text-style-name="P270" svg:x1="5.221cm" svg:y1="9.015cm" svg:x2="5.221cm" svg:y2="9.116cm"><text:p/></draw:line></draw:g><draw:line draw:name="Вертикальная линия 1145" draw:style-name="gr11" draw:text-style-name="P270" svg:x1="12.573cm" svg:y1="9.015cm" svg:x2="12.573cm" svg:y2="9.116cm"><text:p/></draw:line><draw:line draw:name="Вертикальная линия 1146" draw:style-name="gr11" draw:text-style-name="P270" svg:x1="13.596cm" svg:y1="9.015cm" svg:x2="13.596cm" svg:y2="9.116cm"><text:p/></draw:line><draw:line draw:name="Вертикальная линия 1147" draw:style-name="gr11" draw:text-style-name="P270" svg:x1="15.411cm" svg:y1="9.015cm" svg:x2="15.411cm" svg:y2="9.116cm"><text:p/></draw:line><draw:line draw:name="Вертикальная линия 1148" draw:style-name="gr11" draw:text-style-name="P270" svg:x1="16.44cm" svg:y1="9.015cm" svg:x2="16.44cm" svg:y2="9.116cm"><text:p/></draw:line><draw:line draw:name="Вертикальная линия 1149" draw:style-name="gr11" draw:text-style-name="P270" svg:x1="17.713cm" svg:y1="9.015cm" svg:x2="17.713cm" svg:y2="9.116cm"><text:p/></draw:line><draw:line draw:name="Вертикальная линия 1150" draw:style-name="gr11" draw:text-style-name="P270" svg:x1="18.763cm" svg:y1="9.015cm" svg:x2="18.763cm" svg:y2="9.116cm"><text:p/></draw:line></draw:g><draw:g draw:name="DrawObject 316" draw:style-name="gr8"><draw:line draw:name="Вертикальная линия 1151" draw:style-name="gr11" draw:text-style-name="P270" svg:x1="20.029cm" svg:y1="9.015cm" svg:x2="20.029cm" svg:y2="9.116cm"><text:p/></draw:line><draw:line draw:name="Вертикальная линия 1152" draw:style-name="gr11" draw:text-style-name="P270" svg:x1="21.296cm" svg:y1="9.015cm" svg:x2="21.296cm" svg:y2="9.116cm"><text:p/></draw:line><draw:line draw:name="Вертикальная линия 1153" draw:style-name="gr11" draw:text-style-name="P270" svg:x1="22.643cm" svg:y1="9.015cm" svg:x2="22.643cm" svg:y2="9.116cm"><text:p/></draw:line><draw:line draw:name="Вертикальная линия 1154" draw:style-name="gr11" draw:text-style-name="P270" svg:x1="23.97cm" svg:y1="9.015cm" svg:x2="23.97cm" svg:y2="9.116cm"><text:p/></draw:line><draw:line draw:name="Вертикальная линия 1155" draw:style-name="gr11" draw:text-style-name="P270" svg:x1="25.714cm" svg:y1="9.015cm" svg:x2="25.714cm" svg:y2="9.116cm"><text:p/></draw:line></draw:g></draw:g><draw:g draw:name="DrawObject 317" draw:style-name="gr10"><draw:g draw:name="DrawObject 318" draw:style-name="gr10"><draw:g draw:name="DrawObject 319" draw:style-name="gr8"><draw:line draw:name="Вертикальная линия 1156" draw:style-name="gr11" draw:text-style-name="P270" svg:x1="1.838cm" svg:y1="9.761cm" svg:x2="1.838cm" svg:y2="9.862cm"><text:p/></draw:line><draw:line draw:name="Вертикальная линия 1157" draw:style-name="gr11" draw:text-style-name="P270" svg:x1="2.884cm" svg:y1="9.763cm" svg:x2="2.884cm" svg:y2="9.864cm"><text:p/></draw:line><draw:line draw:name="Вертикальная линия 1158" draw:style-name="gr11" draw:text-style-name="P270" svg:x1="3.927cm" svg:y1="9.768cm" svg:x2="3.927cm" svg:y2="9.869cm"><text:p/></draw:line><draw:line draw:name="Вертикальная линия 1159" draw:style-name="gr11" draw:text-style-name="P270" svg:x1="5.221cm" svg:y1="9.768cm" svg:x2="5.221cm" svg:y2="9.869cm"><text:p/></draw:line></draw:g><draw:line draw:name="Вертикальная линия 1160" draw:style-name="gr11" draw:text-style-name="P270" svg:x1="12.573cm" svg:y1="9.768cm" svg:x2="12.573cm" svg:y2="9.869cm"><text:p/></draw:line><draw:line draw:name="Вертикальная линия 1161" draw:style-name="gr11" draw:text-style-name="P270" svg:x1="13.596cm" svg:y1="9.768cm" svg:x2="13.596cm" svg:y2="9.869cm"><text:p/></draw:line><draw:line draw:name="Вертикальная линия 1162" draw:style-name="gr11" draw:text-style-name="P270" svg:x1="15.411cm" svg:y1="9.768cm" svg:x2="15.411cm" svg:y2="9.869cm"><text:p/></draw:line><draw:line draw:name="Вертикальная линия 1163" draw:style-name="gr11" draw:text-style-name="P270" svg:x1="16.44cm" svg:y1="9.768cm" svg:x2="16.44cm" svg:y2="9.869cm"><text:p/></draw:line><draw:line draw:name="Вертикальная линия 1164" draw:style-name="gr11" draw:text-style-name="P270" svg:x1="17.713cm" svg:y1="9.768cm" svg:x2="17.713cm" svg:y2="9.869cm"><text:p/></draw:line><draw:line draw:name="Вертикальная линия 1165" draw:style-name="gr11" draw:text-style-name="P270" svg:x1="18.763cm" svg:y1="9.768cm" svg:x2="18.763cm" svg:y2="9.869cm"><text:p/></draw:line></draw:g><draw:g draw:name="DrawObject 320" draw:style-name="gr8"><draw:line draw:name="Вертикальная линия 1166" draw:style-name="gr11" draw:text-style-name="P270" svg:x1="20.029cm" svg:y1="9.768cm" svg:x2="20.029cm" svg:y2="9.869cm"><text:p/></draw:line><draw:line draw:name="Вертикальная линия 1167" draw:style-name="gr11" draw:text-style-name="P270" svg:x1="21.296cm" svg:y1="9.768cm" svg:x2="21.296cm" svg:y2="9.869cm"><text:p/></draw:line><draw:line draw:name="Вертикальная линия 1168" draw:style-name="gr11" draw:text-style-name="P270" svg:x1="22.643cm" svg:y1="9.768cm" svg:x2="22.643cm" svg:y2="9.869cm"><text:p/></draw:line><draw:line draw:name="Вертикальная линия 1169" draw:style-name="gr11" draw:text-style-name="P270" svg:x1="23.97cm" svg:y1="9.768cm" svg:x2="23.97cm" svg:y2="9.869cm"><text:p/></draw:line><draw:line draw:name="Вертикальная линия 1170" draw:style-name="gr11" draw:text-style-name="P270" svg:x1="25.714cm" svg:y1="9.768cm" svg:x2="25.714cm" svg:y2="9.869cm"><text:p/></draw:line></draw:g></draw:g><draw:g draw:name="DrawObject 321" draw:style-name="gr10"><draw:g draw:name="DrawObject 322" draw:style-name="gr10"><draw:g draw:name="DrawObject 323" draw:style-name="gr8"><draw:line draw:name="Вертикальная линия 1171" draw:style-name="gr11" draw:text-style-name="P270" svg:x1="1.838cm" svg:y1="10.499cm" svg:x2="1.838cm" svg:y2="10.6cm"><text:p/></draw:line><draw:line draw:name="Вертикальная линия 1172" draw:style-name="gr11" draw:text-style-name="P270" svg:x1="2.884cm" svg:y1="10.502cm" svg:x2="2.884cm" svg:y2="10.603cm"><text:p/></draw:line><draw:line draw:name="Вертикальная линия 1173" draw:style-name="gr11" draw:text-style-name="P270" svg:x1="3.927cm" svg:y1="10.506cm" svg:x2="3.927cm" svg:y2="10.607cm"><text:p/></draw:line><draw:line draw:name="Вертикальная линия 1174" draw:style-name="gr11" draw:text-style-name="P270" svg:x1="5.221cm" svg:y1="10.506cm" svg:x2="5.221cm" svg:y2="10.607cm"><text:p/></draw:line></draw:g><draw:line draw:name="Вертикальная линия 1175" draw:style-name="gr11" draw:text-style-name="P270" svg:x1="12.573cm" svg:y1="10.506cm" svg:x2="12.573cm" svg:y2="10.607cm"><text:p/></draw:line><draw:line draw:name="Вертикальная линия 1176" draw:style-name="gr11" draw:text-style-name="P270" svg:x1="13.596cm" svg:y1="10.506cm" svg:x2="13.596cm" svg:y2="10.607cm"><text:p/></draw:line><draw:line draw:name="Вертикальная линия 1177" draw:style-name="gr11" draw:text-style-name="P270" svg:x1="15.411cm" svg:y1="10.506cm" svg:x2="15.411cm" svg:y2="10.607cm"><text:p/></draw:line><draw:line draw:name="Вертикальная линия 1178" draw:style-name="gr11" draw:text-style-name="P270" svg:x1="16.44cm" svg:y1="10.506cm" svg:x2="16.44cm" svg:y2="10.607cm"><text:p/></draw:line><draw:line draw:name="Вертикальная линия 1179" draw:style-name="gr11" draw:text-style-name="P270" svg:x1="17.713cm" svg:y1="10.506cm" svg:x2="17.713cm" svg:y2="10.607cm"><text:p/></draw:line><draw:line draw:name="Вертикальная линия 1180" draw:style-name="gr11" draw:text-style-name="P270" svg:x1="18.763cm" svg:y1="10.506cm" svg:x2="18.763cm" svg:y2="10.607cm"><text:p/></draw:line></draw:g><draw:g draw:name="DrawObject 324" draw:style-name="gr8"><draw:line draw:name="Вертикальная линия 1181" draw:style-name="gr11" draw:text-style-name="P270" svg:x1="20.029cm" svg:y1="10.506cm" svg:x2="20.029cm" svg:y2="10.607cm"><text:p/></draw:line><draw:line draw:name="Вертикальная линия 1182" draw:style-name="gr11" draw:text-style-name="P270" svg:x1="21.296cm" svg:y1="10.506cm" svg:x2="21.296cm" svg:y2="10.607cm"><text:p/></draw:line><draw:line draw:name="Вертикальная линия 1183" draw:style-name="gr11" draw:text-style-name="P270" svg:x1="22.643cm" svg:y1="10.506cm" svg:x2="22.643cm" svg:y2="10.607cm"><text:p/></draw:line><draw:line draw:name="Вертикальная линия 1184" draw:style-name="gr11" draw:text-style-name="P270" svg:x1="23.97cm" svg:y1="10.506cm" svg:x2="23.97cm" svg:y2="10.607cm"><text:p/></draw:line><draw:line draw:name="Вертикальная линия 1185" draw:style-name="gr11" draw:text-style-name="P270" svg:x1="25.714cm" svg:y1="10.506cm" svg:x2="25.714cm" svg:y2="10.607cm"><text:p/></draw:line></draw:g></draw:g><draw:g draw:name="DrawObject 325" draw:style-name="gr10"><draw:g draw:name="DrawObject 326" draw:style-name="gr10"><draw:g draw:name="DrawObject 327" draw:style-name="gr8"><draw:line draw:name="Вертикальная линия 1186" draw:style-name="gr11" draw:text-style-name="P270" svg:x1="1.838cm" svg:y1="11.262cm" svg:x2="1.838cm" svg:y2="11.363cm"><text:p/></draw:line><draw:line draw:name="Вертикальная линия 1187" draw:style-name="gr11" draw:text-style-name="P270" svg:x1="2.884cm" svg:y1="11.264cm" svg:x2="2.884cm" svg:y2="11.365cm"><text:p/></draw:line><draw:line draw:name="Вертикальная линия 1188" draw:style-name="gr11" draw:text-style-name="P270" svg:x1="3.927cm" svg:y1="11.269cm" svg:x2="3.927cm" svg:y2="11.37cm"><text:p/></draw:line><draw:line draw:name="Вертикальная линия 1189" draw:style-name="gr11" draw:text-style-name="P270" svg:x1="5.221cm" svg:y1="11.269cm" svg:x2="5.221cm" svg:y2="11.37cm"><text:p/></draw:line></draw:g><draw:line draw:name="Вертикальная линия 1190" draw:style-name="gr11" draw:text-style-name="P270" svg:x1="12.573cm" svg:y1="11.269cm" svg:x2="12.573cm" svg:y2="11.37cm"><text:p/></draw:line><draw:line draw:name="Вертикальная линия 1191" draw:style-name="gr11" draw:text-style-name="P270" svg:x1="13.596cm" svg:y1="11.269cm" svg:x2="13.596cm" svg:y2="11.37cm"><text:p/></draw:line><draw:line draw:name="Вертикальная линия 1192" draw:style-name="gr11" draw:text-style-name="P270" svg:x1="15.411cm" svg:y1="11.269cm" svg:x2="15.411cm" svg:y2="11.37cm"><text:p/></draw:line><draw:line draw:name="Вертикальная линия 1193" draw:style-name="gr11" draw:text-style-name="P270" svg:x1="16.44cm" svg:y1="11.269cm" svg:x2="16.44cm" svg:y2="11.37cm"><text:p/></draw:line><draw:line draw:name="Вертикальная линия 1194" draw:style-name="gr11" draw:text-style-name="P270" svg:x1="17.713cm" svg:y1="11.269cm" svg:x2="17.713cm" svg:y2="11.37cm"><text:p/></draw:line><draw:line draw:name="Вертикальная линия 1195" draw:style-name="gr11" draw:text-style-name="P270" svg:x1="18.763cm" svg:y1="11.269cm" svg:x2="18.763cm" svg:y2="11.37cm"><text:p/></draw:line></draw:g><draw:g draw:name="DrawObject 328" draw:style-name="gr8"><draw:line draw:name="Вертикальная линия 1196" draw:style-name="gr11" draw:text-style-name="P270" svg:x1="20.029cm" svg:y1="11.269cm" svg:x2="20.029cm" svg:y2="11.37cm"><text:p/></draw:line><draw:line draw:name="Вертикальная линия 1197" draw:style-name="gr11" draw:text-style-name="P270" svg:x1="21.296cm" svg:y1="11.269cm" svg:x2="21.296cm" svg:y2="11.37cm"><text:p/></draw:line><draw:line draw:name="Вертикальная линия 1198" draw:style-name="gr11" draw:text-style-name="P270" svg:x1="22.643cm" svg:y1="11.269cm" svg:x2="22.643cm" svg:y2="11.37cm"><text:p/></draw:line><draw:line draw:name="Вертикальная линия 1199" draw:style-name="gr11" draw:text-style-name="P270" svg:x1="23.97cm" svg:y1="11.269cm" svg:x2="23.97cm" svg:y2="11.37cm"><text:p/></draw:line><draw:line draw:name="Вертикальная линия 1200" draw:style-name="gr11" draw:text-style-name="P270" svg:x1="25.714cm" svg:y1="11.269cm" svg:x2="25.714cm" svg:y2="11.37cm"><text:p/></draw:line></draw:g></draw:g></draw:g></draw:g>01</text:p>
          </table:table-cell>
          <table:table-cell table:style-name="Таблица4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A15" office:value-type="string">
            <text:p text:style-name="P84"><text:span text:style-name="T101">О0</text:span>2</text:p>
          </table:table-cell>
          <table:table-cell table:style-name="Таблица4.B15" table:number-rows-spanned="2" table:number-columns-spanned="44" office:value-type="string">
            <text:p text:style-name="P211"><text:span text:style-name="T100">Проверить поверхность на наличие расслоений, побеленй и газовых пузырей. Контроль расслоений провести методом свободных колебаний на слух с помощью ударов молоточка.</text:span> <text:s text:c="385"/></text:p>
            <text:p text:style-name="P211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A15" office:value-type="string">
            <text:p text:style-name="P84">03</text:p>
          </table:table-cell>
          <table:covered-table-cell table:style-name="Таблица4.B1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A15" office:value-type="string">
            <text:p text:style-name="P84">04</text:p>
          </table:table-cell>
          <table:table-cell table:style-name="Таблица4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A15" office:value-type="string">
            <text:p text:style-name="P84"><text:span text:style-name="T101">А</text:span>05</text:p>
          </table:table-cell>
          <table:table-cell table:style-name="Таблица4.B15" table:number-columns-spanned="44" office:value-type="string">
            <text:p text:style-name="P214"><text:s text:c="3"/><text:span text:style-name="T92">03</text:span> <text:s text:c="6"/><text:span text:style-name="T92">26</text:span> <text:s text:c="7"/>- <text:s text:c="10"/><text:span text:style-name="T92">03</text:span><text:span text:style-name="T102">5</text:span> <text:s text:c="8"/><text:span text:style-name="T92">0180 Маркирование</text:span> <text:s text:c="34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A15" office:value-type="string">
            <text:p text:style-name="P84"><text:span text:style-name="T132">Т</text:span>06</text:p>
          </table:table-cell>
          <table:table-cell table:style-name="Таблица4.B15" table:number-columns-spanned="44" office:value-type="string">
            <text:p text:style-name="P218"><text:s text:c="5"/><text:span text:style-name="T87">Стол рабочий Эскиз 5222</text:span> <text:span text:style-name="T87">или аналогичный имеющийся в цехе</text:span> <text:s text:c="36"/><text:span text:style-name="T44">19433</text:span> <text:s text:c="9"/><text:span text:style-name="T88">2</text:span> <text:s text:c="10"/><text:span text:style-name="T88">2</text:span> <text:s text:c="10"/><text:span text:style-name="T88">1</text:span> <text:s text:c="10"/>- <text:s text:c="12"/>- <text:s text:c="11"/>- <text:s text:c="15"/><text:span text:style-name="T132">1</text:span> <text:s text:c="13"/>- <text:s text:c="20"/><text:span text:style-name="T132">0,1</text:span> <text:s text:c="29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A15" office:value-type="string">
            <text:p text:style-name="P84">07</text:p>
          </table:table-cell>
          <table:table-cell table:style-name="Таблица4.B15" table:number-columns-spanned="44" office:value-type="string">
            <text:p text:style-name="P214"><text:span text:style-name="T92">Карандаш или маркер </text:span><text:s text:c="98"/><text:span text:style-name="T92">По действующей ДС</text:span> <text:s text:c="32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A15" office:value-type="string">
            <text:p text:style-name="P84">08</text:p>
          </table:table-cell>
          <table:table-cell table:style-name="Таблица4.B15" table:number-columns-spanned="44" office:value-type="string">
            <text:p text:style-name="P214"><text:span text:style-name="T92">Линейка 1000</text:span> <text:s text:c="112"/><text:span text:style-name="T92">ГОСТ 427-75</text:span> <text:s text:c="2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A15" office:value-type="string">
            <text:p text:style-name="P84">09</text:p>
          </table:table-cell>
          <table:table-cell table:style-name="Таблица4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A15" office:value-type="string">
            <text:p text:style-name="P91">10</text:p>
          </table:table-cell>
          <table:table-cell table:style-name="Таблица4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A15" office:value-type="string">
            <text:p text:style-name="P84"><text:span text:style-name="T100">О</text:span><text:span text:style-name="T10">1</text:span>1</text:p>
          </table:table-cell>
          <table:table-cell table:style-name="Таблица4.B15" table:number-columns-spanned="44" office:value-type="string">
            <text:p text:style-name="P214"><text:span text:style-name="T92">Промаркировать контур заготовки, обозначенный формой</text:span> <text:s text:c="38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A15" office:value-type="string">
            <text:p text:style-name="P84">12</text:p>
          </table:table-cell>
          <table:table-cell table:style-name="Таблица4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A15" office:value-type="string">
            <text:p text:style-name="P84"><text:span text:style-name="T9">1</text:span>3</text:p>
          </table:table-cell>
          <table:table-cell table:style-name="Таблица4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A15" office:value-type="string">
            <text:p text:style-name="P84"><text:span text:style-name="T100">А</text:span>14</text:p>
          </table:table-cell>
          <table:table-cell table:style-name="Таблица4.B15" table:number-columns-spanned="44" office:value-type="string">
            <text:p text:style-name="P214"><text:s text:c="3"/><text:span text:style-name="T92">03</text:span> <text:s text:c="6"/><text:span text:style-name="T92">26</text:span> <text:s text:c="7"/>- <text:s text:c="10"/><text:span text:style-name="T92">0</text:span><text:span text:style-name="T102">40</text:span> <text:s text:c="8"/><text:span text:style-name="T92">4287 Абразивно-отрезная</text:span> <text:s text:c="34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A15" office:value-type="string">
            <text:p text:style-name="P84">15</text:p>
          </table:table-cell>
          <table:table-cell table:style-name="Таблица4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5">
          <table:table-cell table:style-name="Таблица4.A15" office:value-type="string">
            <text:p text:style-name="P84">16</text:p>
          </table:table-cell>
          <table:table-cell table:style-name="Таблица4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31">
          <table:table-cell table:style-name="Таблица4.A31" table:number-columns-spanned="3" office:value-type="string">
            <text:p text:style-name="P7">МК</text:p>
          </table:table-cell>
          <table:covered-table-cell/>
          <table:covered-table-cell/>
          <table:table-cell table:style-name="Таблица4.A31" table:number-columns-spanned="31" office:value-type="string">
            <text:p text:style-name="P60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31" table:number-columns-spanned="9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r31" table:number-columns-spanned="2" office:value-type="string">
            <text:p text:style-name="P54"/>
          </table:table-cell>
          <table:covered-table-cell/>
        </table:table-row>
      </table:table>
      <text:p text:style-name="P214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column table:style-name="Таблица7.I"/>
        <table:table-column table:style-name="Таблица7.J"/>
        <table:table-column table:style-name="Таблица7.K"/>
        <table:table-column table:style-name="Таблица7.L"/>
        <table:table-column table:style-name="Таблица7.M"/>
        <table:table-column table:style-name="Таблица7.N"/>
        <table:table-column table:style-name="Таблица7.O"/>
        <table:table-column table:style-name="Таблица7.P"/>
        <table:table-column table:style-name="Таблица7.Q"/>
        <table:table-column table:style-name="Таблица7.R"/>
        <table:table-column table:style-name="Таблица7.S"/>
        <table:table-column table:style-name="Таблица7.T"/>
        <table:table-column table:style-name="Таблица7.U"/>
        <table:table-column table:style-name="Таблица7.V"/>
        <table:table-column table:style-name="Таблица7.R"/>
        <table:table-column table:style-name="Таблица7.X"/>
        <table:table-column table:style-name="Таблица7.Y"/>
        <table:table-column table:style-name="Таблица7.Z"/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column table:style-name="Таблица7.i"/>
        <table:table-column table:style-name="Таблица7.j"/>
        <table:table-column table:style-name="Таблица7.k"/>
        <table:table-column table:style-name="Таблица7.l"/>
        <table:table-column table:style-name="Таблица7.m"/>
        <table:table-column table:style-name="Таблица7.F"/>
        <table:table-column table:style-name="Таблица7.o"/>
        <table:table-column table:style-name="Таблица7.p"/>
        <table:table-column table:style-name="Таблица7.q"/>
        <table:table-column table:style-name="Таблица7.r"/>
        <table:table-column table:style-name="Таблица7.s"/>
        <table:table-row table:style-name="Таблица7.1">
          <table:table-cell table:style-name="Таблица7.A1" table:number-columns-spanned="28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c1" table:number-columns-spanned="2" office:value-type="string">
            <text:p text:style-name="P26"><draw:frame draw:style-name="fr2" draw:name="Врезка7" text:anchor-type="char" svg:x="23.844cm" svg:y="-0.496cm" svg:width="4.604cm" svg:height="0.847cm" draw:z-index="18"><draw:text-box><text:p text:style-name="P29"><text:s text:c="14"/>ГОСТ 3.1118-82 Форма 2</text:p></draw:text-box></draw:frame></text:p>
            <text:p text:style-name="P214"/>
          </table:table-cell>
          <table:covered-table-cell/>
          <table:table-cell table:style-name="Таблица7.c1" table:number-columns-spanned="2" office:value-type="string">
            <text:p text:style-name="P20"/>
          </table:table-cell>
          <table:covered-table-cell/>
          <table:table-cell table:style-name="Таблица7.c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c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7.q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Таблица7.2">
          <table:table-cell table:style-name="Таблица7.c1" table:number-columns-spanned="2" office:value-type="string">
            <text:p text:style-name="P20">Дубл.</text:p>
          </table:table-cell>
          <table:covered-table-cell/>
          <table:table-cell table:style-name="Таблица7.c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7.c1" table:number-columns-spanned="3" office:value-type="string">
            <text:p text:style-name="P20"/>
          </table:table-cell>
          <table:covered-table-cell/>
          <table:covered-table-cell/>
          <table:table-cell table:style-name="Таблица7.c1" office:value-type="string">
            <text:p text:style-name="P20"/>
          </table:table-cell>
          <table:table-cell table:style-name="Таблица7.K2" table:number-columns-spanned="4" office:value-type="string">
            <text:p text:style-name="P20"><text:s text:c="15"/></text:p>
          </table:table-cell>
          <table:covered-table-cell/>
          <table:covered-table-cell/>
          <table:covered-table-cell/>
          <table:table-cell table:style-name="Таблица7.O2" table:number-columns-spanned="1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c1" table:number-columns-spanned="2" office:value-type="string">
            <text:p text:style-name="P157"/>
          </table:table-cell>
          <table:covered-table-cell/>
          <table:table-cell table:style-name="Таблица7.c1" table:number-columns-spanned="2" office:value-type="string">
            <text:p text:style-name="P20"/>
          </table:table-cell>
          <table:covered-table-cell/>
          <table:table-cell table:style-name="Таблица7.c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c1" table:number-columns-spanned="4" office:value-type="string">
            <text:p text:style-name="P157"/>
          </table:table-cell>
          <table:covered-table-cell/>
          <table:covered-table-cell/>
          <table:covered-table-cell/>
          <table:table-cell table:style-name="Таблица7.q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Таблица7.2">
          <table:table-cell table:style-name="Таблица7.c1" table:number-columns-spanned="2" office:value-type="string">
            <text:p text:style-name="P20">Взам.</text:p>
          </table:table-cell>
          <table:covered-table-cell/>
          <table:table-cell table:style-name="Таблица7.c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7.c1" table:number-columns-spanned="3" office:value-type="string">
            <text:p text:style-name="P20"/>
          </table:table-cell>
          <table:covered-table-cell/>
          <table:covered-table-cell/>
          <table:table-cell table:style-name="Таблица7.c1" office:value-type="string">
            <text:p text:style-name="P20"/>
          </table:table-cell>
          <table:table-cell table:style-name="Таблица7.K2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7.c1" table:number-columns-spanned="2" office:value-type="string">
            <text:p text:style-name="P20"/>
          </table:table-cell>
          <table:covered-table-cell/>
          <table:table-cell table:style-name="Таблица7.c1" table:number-columns-spanned="3" office:value-type="string">
            <text:p text:style-name="P20"/>
          </table:table-cell>
          <table:covered-table-cell/>
          <table:covered-table-cell/>
          <table:table-cell table:style-name="Таблица7.c1" table:number-columns-spanned="3" office:value-type="string">
            <text:p text:style-name="P20"/>
          </table:table-cell>
          <table:covered-table-cell/>
          <table:covered-table-cell/>
          <table:table-cell table:style-name="Таблица7.c1" table:number-columns-spanned="2" office:value-type="string">
            <text:p text:style-name="P20"/>
          </table:table-cell>
          <table:covered-table-cell/>
          <table:table-cell table:style-name="Таблица7.c1" table:number-columns-spanned="3" office:value-type="string">
            <text:p text:style-name="P20"/>
          </table:table-cell>
          <table:covered-table-cell/>
          <table:covered-table-cell/>
          <table:table-cell table:style-name="Таблица7.c1" table:number-columns-spanned="2" office:value-type="string">
            <text:p text:style-name="P20"/>
          </table:table-cell>
          <table:covered-table-cell/>
          <table:table-cell table:style-name="Таблица7.c1" table:number-columns-spanned="2" office:value-type="string">
            <text:p text:style-name="P20"/>
          </table:table-cell>
          <table:covered-table-cell/>
          <table:table-cell table:style-name="Таблица7.c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c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7.q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Таблица7.2">
          <table:table-cell table:style-name="Таблица7.c1" table:number-columns-spanned="2" office:value-type="string">
            <text:p text:style-name="P20">Подл.</text:p>
          </table:table-cell>
          <table:covered-table-cell/>
          <table:table-cell table:style-name="Таблица7.c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7.c1" table:number-columns-spanned="3" office:value-type="string">
            <text:p text:style-name="P20"/>
          </table:table-cell>
          <table:covered-table-cell/>
          <table:covered-table-cell/>
          <table:table-cell table:style-name="Таблица7.c1" office:value-type="string">
            <text:p text:style-name="P20"/>
          </table:table-cell>
          <table:table-cell table:style-name="Таблица7.K4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7.c1" table:number-columns-spanned="2" office:value-type="string">
            <text:p text:style-name="P20"/>
          </table:table-cell>
          <table:covered-table-cell/>
          <table:table-cell table:style-name="Таблица7.c1" table:number-columns-spanned="3" office:value-type="string">
            <text:p text:style-name="P20"/>
          </table:table-cell>
          <table:covered-table-cell/>
          <table:covered-table-cell/>
          <table:table-cell table:style-name="Таблица7.c1" table:number-columns-spanned="3" office:value-type="string">
            <text:p text:style-name="P20"/>
          </table:table-cell>
          <table:covered-table-cell/>
          <table:covered-table-cell/>
          <table:table-cell table:style-name="Таблица7.c1" table:number-columns-spanned="2" office:value-type="string">
            <text:p text:style-name="P20"/>
          </table:table-cell>
          <table:covered-table-cell/>
          <table:table-cell table:style-name="Таблица7.c1" table:number-columns-spanned="3" office:value-type="string">
            <text:p text:style-name="P20"/>
          </table:table-cell>
          <table:covered-table-cell/>
          <table:covered-table-cell/>
          <table:table-cell table:style-name="Таблица7.c1" table:number-columns-spanned="2" office:value-type="string">
            <text:p text:style-name="P20"/>
          </table:table-cell>
          <table:covered-table-cell/>
          <table:table-cell table:style-name="Таблица7.c1" table:number-columns-spanned="2" office:value-type="string">
            <text:p text:style-name="P20"/>
          </table:table-cell>
          <table:covered-table-cell/>
          <table:table-cell table:style-name="Таблица7.c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c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7.q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Таблица7.5">
          <table:table-cell table:style-name="Таблица7.c1" table:number-columns-spanned="20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U5" table:number-columns-spanned="9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U5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U5" table:number-columns-spanned="5" office:value-type="string">
            <text:p text:style-name="P235">13</text:p>
          </table:table-cell>
          <table:covered-table-cell/>
          <table:covered-table-cell/>
          <table:covered-table-cell/>
          <table:covered-table-cell/>
          <table:table-cell table:style-name="Таблица7.q5" table:number-columns-spanned="3" office:value-type="string">
            <text:p text:style-name="P222">8</text:p>
          </table:table-cell>
          <table:covered-table-cell/>
          <table:covered-table-cell/>
        </table:table-row>
        <table:table-row table:style-name="Таблица7.2">
          <table:table-cell table:style-name="Таблица7.c1" table:number-columns-spanned="4" office:value-type="string">
            <text:p text:style-name="P98">Разраб.</text:p>
          </table:table-cell>
          <table:covered-table-cell/>
          <table:covered-table-cell/>
          <table:covered-table-cell/>
          <table:table-cell table:style-name="Таблица7.c1" table:number-columns-spanned="5" office:value-type="string">
            <text:p text:style-name="P170">Новиков</text:p>
          </table:table-cell>
          <table:covered-table-cell/>
          <table:covered-table-cell/>
          <table:covered-table-cell/>
          <table:covered-table-cell/>
          <table:table-cell table:style-name="Таблица7.c1" table:number-columns-spanned="2" office:value-type="string">
            <text:p text:style-name="P20"/>
          </table:table-cell>
          <table:covered-table-cell/>
          <table:table-cell table:style-name="Таблица7.c1" office:value-type="string">
            <text:p text:style-name="P20"/>
          </table:table-cell>
          <table:table-cell table:style-name="Таблица7.c1" table:number-rows-spanned="3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S6" table:number-rows-spanned="3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a6" table:number-rows-spanned="3" table:number-columns-spanned="9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j6" table:number-rows-spanned="3" table:number-columns-spanned="10" office:value-type="string">
            <text:h text:style-name="P242" text:outline-level="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2">
          <table:table-cell table:style-name="Таблица7.c1" table:number-columns-spanned="4" office:value-type="string" table:protected="true">
            <text:p text:style-name="P20">Проверил</text:p>
          </table:table-cell>
          <table:covered-table-cell/>
          <table:covered-table-cell/>
          <table:covered-table-cell/>
          <table:table-cell table:style-name="Таблица7.c1" table:number-columns-spanned="5" office:value-type="string">
            <text:p text:style-name="P150"/>
          </table:table-cell>
          <table:covered-table-cell/>
          <table:covered-table-cell/>
          <table:covered-table-cell/>
          <table:covered-table-cell/>
          <table:table-cell table:style-name="Таблица7.c1" table:number-columns-spanned="2" office:value-type="string">
            <text:p text:style-name="P20"/>
          </table:table-cell>
          <table:covered-table-cell/>
          <table:table-cell table:style-name="Таблица7.c1" office:value-type="string">
            <text:p text:style-name="P20"/>
          </table:table-cell>
          <table:covered-table-cell table:style-name="Таблица7.c1"/>
          <table:covered-table-cell/>
          <table:covered-table-cell/>
          <table:covered-table-cell/>
          <table:covered-table-cell/>
          <table:covered-table-cell/>
          <table:covered-table-cell table:style-name="Таблица7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2">
          <table:table-cell table:style-name="Таблица7.c1" table:number-columns-spanned="4" office:value-type="string" table:protected="true">
            <text:p text:style-name="P20"/>
          </table:table-cell>
          <table:covered-table-cell/>
          <table:covered-table-cell/>
          <table:covered-table-cell/>
          <table:table-cell table:style-name="Таблица7.c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7.c1" table:number-columns-spanned="2" office:value-type="string">
            <text:p text:style-name="P20"/>
          </table:table-cell>
          <table:covered-table-cell/>
          <table:table-cell table:style-name="Таблица7.c1" office:value-type="string">
            <text:p text:style-name="P20"/>
          </table:table-cell>
          <table:covered-table-cell table:style-name="Таблица7.c1"/>
          <table:covered-table-cell/>
          <table:covered-table-cell/>
          <table:covered-table-cell/>
          <table:covered-table-cell/>
          <table:covered-table-cell/>
          <table:covered-table-cell table:style-name="Таблица7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2">
          <table:table-cell table:style-name="Таблица7.c1" table:number-columns-spanned="4" office:value-type="string" table:protected="true">
            <text:p text:style-name="P20"/>
          </table:table-cell>
          <table:covered-table-cell/>
          <table:covered-table-cell/>
          <table:covered-table-cell/>
          <table:table-cell table:style-name="Таблица7.c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7.c1" table:number-columns-spanned="2" office:value-type="string">
            <text:p text:style-name="P20"/>
          </table:table-cell>
          <table:covered-table-cell/>
          <table:table-cell table:style-name="Таблица7.c1" office:value-type="string">
            <text:p text:style-name="P20"/>
          </table:table-cell>
          <table:table-cell table:style-name="Таблица7.c1" table:number-rows-spanned="2" office:value-type="string">
            <text:p text:style-name="P20"/>
          </table:table-cell>
          <table:table-cell table:style-name="Таблица7.c1" table:number-rows-spanned="2" table:number-columns-spanned="26" office:value-type="string">
            <text:p text:style-name="P66">Крышка <text:span text:style-name="T121">топливного насо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n9" table:number-rows-spanned="2" table:number-columns-spanned="2" office:value-type="string">
            <text:p text:style-name="P144"/>
          </table:table-cell>
          <table:covered-table-cell/>
          <table:table-cell table:style-name="Таблица7.n9" table:number-rows-spanned="2" table:number-columns-spanned="3" office:value-type="string">
            <text:p text:style-name="P39"/>
          </table:table-cell>
          <table:covered-table-cell/>
          <table:covered-table-cell/>
          <table:table-cell table:style-name="Таблица7.s9" table:number-rows-spanned="2" office:value-type="string">
            <text:p text:style-name="P14"/>
          </table:table-cell>
        </table:table-row>
        <table:table-row table:style-name="Таблица7.2">
          <table:table-cell table:style-name="Таблица7.c1" table:number-columns-spanned="4" office:value-type="string" table:protected="true">
            <text:p text:style-name="P20">Н.контр.</text:p>
          </table:table-cell>
          <table:covered-table-cell/>
          <table:covered-table-cell/>
          <table:covered-table-cell/>
          <table:table-cell table:style-name="Таблица7.U5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7.U5" table:number-columns-spanned="2" office:value-type="string">
            <text:p text:style-name="P20"/>
          </table:table-cell>
          <table:covered-table-cell/>
          <table:table-cell table:style-name="Таблица7.U5" office:value-type="string">
            <text:p text:style-name="P20"/>
          </table:table-cell>
          <table:covered-table-cell table:style-name="Таблица7.c1"/>
          <table:covered-table-cell table:style-name="Таблица7.c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.n9"/>
          <table:covered-table-cell/>
          <table:covered-table-cell table:style-name="Таблица7.n9"/>
          <table:covered-table-cell/>
          <table:covered-table-cell/>
          <table:covered-table-cell table:style-name="Таблица7.s9"/>
        </table:table-row>
        <table:table-row table:style-name="Таблица7.2">
          <table:table-cell table:style-name="Таблица7.c1" office:value-type="string">
            <text:p text:style-name="P20">А</text:p>
          </table:table-cell>
          <table:table-cell table:style-name="Таблица7.B11" table:number-columns-spanned="3" office:value-type="string">
            <text:p text:style-name="P33">Цех</text:p>
          </table:table-cell>
          <table:covered-table-cell/>
          <table:covered-table-cell/>
          <table:table-cell table:style-name="Таблица7.E11" office:value-type="string">
            <text:p text:style-name="P20">Уч.</text:p>
          </table:table-cell>
          <table:table-cell table:style-name="Таблица7.E11" table:number-columns-spanned="2" office:value-type="string">
            <text:p text:style-name="P20">РМ</text:p>
          </table:table-cell>
          <table:covered-table-cell/>
          <table:table-cell table:style-name="Таблица7.E11" office:value-type="string">
            <text:p text:style-name="P20">Опер.</text:p>
          </table:table-cell>
          <table:table-cell table:style-name="Таблица7.E11" table:number-columns-spanned="8" office:value-type="string">
            <text:p text:style-name="P20">Код, наименовании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Q11" table:number-columns-spanned="29" office:value-type="string">
            <text:p text:style-name="P20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c1" table:number-rows-spanned="2" office:value-type="string">
            <text:p text:style-name="P20">Б</text:p>
          </table:table-cell>
          <table:table-cell table:style-name="Таблица7.B12" table:number-columns-spanned="15" office:value-type="string">
            <text:p text:style-name="P20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c1" table:number-rows-spanned="2" table:number-columns-spanned="3" office:value-type="string">
            <text:p text:style-name="P20">См..</text:p>
          </table:table-cell>
          <table:covered-table-cell/>
          <table:covered-table-cell/>
          <table:table-cell table:style-name="Таблица7.c1" table:number-rows-spanned="2" table:number-columns-spanned="2" office:value-type="string">
            <text:p text:style-name="P20">Проф.</text:p>
            <text:p text:style-name="P214"/>
          </table:table-cell>
          <table:covered-table-cell/>
          <table:table-cell table:style-name="Таблица7.c1" table:number-rows-spanned="2" office:value-type="string">
            <text:p text:style-name="P20">Р</text:p>
          </table:table-cell>
          <table:table-cell table:style-name="Таблица7.c1" table:number-rows-spanned="2" table:number-columns-spanned="2" office:value-type="string">
            <text:p text:style-name="P20">УТ</text:p>
          </table:table-cell>
          <table:covered-table-cell/>
          <table:table-cell table:style-name="Таблица7.c1" table:number-rows-spanned="2" office:value-type="string">
            <text:p text:style-name="P20">КР</text:p>
          </table:table-cell>
          <table:table-cell table:style-name="Таблица7.c1" table:number-rows-spanned="2" table:number-columns-spanned="2" office:value-type="string">
            <text:p text:style-name="P78">КОИД</text:p>
          </table:table-cell>
          <table:covered-table-cell/>
          <table:table-cell table:style-name="Таблица7.c1" table:number-rows-spanned="2" table:number-columns-spanned="4" office:value-type="string">
            <text:p text:style-name="P20">ЕН</text:p>
          </table:table-cell>
          <table:covered-table-cell/>
          <table:covered-table-cell/>
          <table:covered-table-cell/>
          <table:table-cell table:style-name="Таблица7.c1" table:number-rows-spanned="2" table:number-columns-spanned="2" office:value-type="string">
            <text:p text:style-name="P20">ОП</text:p>
          </table:table-cell>
          <table:covered-table-cell/>
          <table:table-cell table:style-name="Таблица7.c1" table:number-rows-spanned="2" table:number-columns-spanned="3" office:value-type="string">
            <text:p text:style-name="P20">Кшт.</text:p>
          </table:table-cell>
          <table:covered-table-cell/>
          <table:covered-table-cell/>
          <table:table-cell table:style-name="Таблица7.c1" table:number-rows-spanned="2" table:number-columns-spanned="4" office:value-type="string">
            <text:p text:style-name="P20">Тп.з.</text:p>
          </table:table-cell>
          <table:covered-table-cell/>
          <table:covered-table-cell/>
          <table:covered-table-cell/>
          <table:table-cell table:style-name="Таблица7.o12" table:number-rows-spanned="2" table:number-columns-spanned="5" office:value-type="string">
            <text:p text:style-name="P20">Тшт.</text:p>
          </table:table-cell>
          <table:covered-table-cell/>
          <table:covered-table-cell/>
          <table:covered-table-cell/>
          <table:covered-table-cell/>
        </table:table-row>
        <table:table-row table:style-name="Таблица7.13">
          <table:covered-table-cell table:style-name="Таблица7.c1"/>
          <table:table-cell table:style-name="Таблица7.B11" table:number-columns-spanned="15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.c1"/>
          <table:covered-table-cell/>
          <table:covered-table-cell/>
          <table:covered-table-cell table:style-name="Таблица7.c1"/>
          <table:covered-table-cell/>
          <table:covered-table-cell table:style-name="Таблица7.c1"/>
          <table:covered-table-cell table:style-name="Таблица7.c1"/>
          <table:covered-table-cell/>
          <table:covered-table-cell table:style-name="Таблица7.c1"/>
          <table:covered-table-cell table:style-name="Таблица7.c1"/>
          <table:covered-table-cell/>
          <table:covered-table-cell table:style-name="Таблица7.c1"/>
          <table:covered-table-cell/>
          <table:covered-table-cell/>
          <table:covered-table-cell/>
          <table:covered-table-cell table:style-name="Таблица7.c1"/>
          <table:covered-table-cell/>
          <table:covered-table-cell table:style-name="Таблица7.c1"/>
          <table:covered-table-cell/>
          <table:covered-table-cell/>
          <table:covered-table-cell table:style-name="Таблица7.c1"/>
          <table:covered-table-cell/>
          <table:covered-table-cell/>
          <table:covered-table-cell/>
          <table:covered-table-cell table:style-name="Таблица7.o12"/>
          <table:covered-table-cell/>
          <table:covered-table-cell/>
          <table:covered-table-cell/>
          <table:covered-table-cell/>
        </table:table-row>
        <table:table-row table:style-name="Таблица7.2">
          <table:table-cell table:style-name="Таблица7.c1" office:value-type="string">
            <text:p text:style-name="P20">к/м</text:p>
          </table:table-cell>
          <table:table-cell table:style-name="Таблица7.c1" table:number-columns-spanned="15" office:value-type="string">
            <text:p text:style-name="P20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B12" table:number-columns-spanned="11" office:value-type="string">
            <text:p text:style-name="P20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U5" table:number-columns-spanned="4" office:value-type="string">
            <text:p text:style-name="P78">ОПП</text:p>
          </table:table-cell>
          <table:covered-table-cell/>
          <table:covered-table-cell/>
          <table:covered-table-cell/>
          <table:table-cell table:style-name="Таблица7.U5" table:number-columns-spanned="2" office:value-type="string">
            <text:p text:style-name="P20">ЕВ</text:p>
          </table:table-cell>
          <table:covered-table-cell/>
          <table:table-cell table:style-name="Таблица7.U5" table:number-columns-spanned="3" office:value-type="string">
            <text:p text:style-name="P20">ЕН</text:p>
          </table:table-cell>
          <table:covered-table-cell/>
          <table:covered-table-cell/>
          <table:table-cell table:style-name="Таблица7.U5" table:number-columns-spanned="4" office:value-type="string">
            <text:p text:style-name="P20">КИ</text:p>
          </table:table-cell>
          <table:covered-table-cell/>
          <table:covered-table-cell/>
          <table:covered-table-cell/>
          <table:table-cell table:style-name="Таблица7.o14" table:number-columns-spanned="5" office:value-type="string">
            <text:p text:style-name="P20">Нрасх.</text:p>
          </table:table-cell>
          <table:covered-table-cell/>
          <table:covered-table-cell/>
          <table:covered-table-cell/>
          <table:covered-table-cell/>
        </table:table-row>
        <table:table-row table:style-name="Таблица7.15">
          <table:table-cell table:style-name="Таблица7.A15" office:value-type="string">
            <text:p text:style-name="P84"><draw:g text:anchor-type="char" draw:z-index="5" draw:name="DrawObject 329" draw:style-name="gr7"><draw:g draw:name="Фигура 6" draw:style-name="gr8"><draw:line draw:style-name="gr9" draw:text-style-name="P269" svg:x1="0.762cm" svg:y1="0.718cm" svg:x2="28.147cm" svg:y2="0.718cm"><text:p/></draw:line><draw:line draw:style-name="gr9" draw:text-style-name="P269" svg:x1="0.732cm" svg:y1="1.455cm" svg:x2="28.117cm" svg:y2="1.455cm"><text:p/></draw:line><draw:line draw:style-name="gr9" draw:text-style-name="P269" svg:x1="0.746cm" svg:y1="2.219cm" svg:x2="28.131cm" svg:y2="2.219cm"><text:p/></draw:line><draw:line draw:style-name="gr9" draw:text-style-name="P269" svg:x1="0.721cm" svg:y1="2.968cm" svg:x2="28.106cm" svg:y2="2.968cm"><text:p/></draw:line><draw:line draw:style-name="gr9" draw:text-style-name="P269" svg:x1="0.758cm" svg:y1="3.732cm" svg:x2="28.143cm" svg:y2="3.732cm"><text:p/></draw:line><draw:line draw:style-name="gr9" draw:text-style-name="P269" svg:x1="0.758cm" svg:y1="4.473cm" svg:x2="28.143cm" svg:y2="4.473cm"><text:p/></draw:line><draw:line draw:style-name="gr9" draw:text-style-name="P269" svg:x1="0.747cm" svg:y1="5.231cm" svg:x2="28.132cm" svg:y2="5.231cm"><text:p/></draw:line><draw:line draw:style-name="gr9" draw:text-style-name="P269" svg:x1="0.732cm" svg:y1="5.978cm" svg:x2="28.117cm" svg:y2="5.978cm"><text:p/></draw:line><draw:line draw:style-name="gr9" draw:text-style-name="P269" svg:x1="0.747cm" svg:y1="6.729cm" svg:x2="28.132cm" svg:y2="6.729cm"><text:p/></draw:line><draw:line draw:style-name="gr9" draw:text-style-name="P269" svg:x1="0.745cm" svg:y1="8.233cm" svg:x2="28.13cm" svg:y2="8.233cm"><text:p/></draw:line><draw:line draw:style-name="gr9" draw:text-style-name="P269" svg:x1="0.755cm" svg:y1="9.747cm" svg:x2="28.14cm" svg:y2="9.747cm"><text:p/></draw:line><draw:line draw:style-name="gr9" draw:text-style-name="P269" svg:x1="0.745cm" svg:y1="7.495cm" svg:x2="28.13cm" svg:y2="7.495cm"><text:p/></draw:line><draw:line draw:style-name="gr9" draw:text-style-name="P269" svg:x1="0.758cm" svg:y1="8.997cm" svg:x2="28.143cm" svg:y2="8.997cm"><text:p/></draw:line><draw:line draw:style-name="gr9" draw:text-style-name="P269" svg:x1="0.732cm" svg:y1="10.495cm" svg:x2="28.117cm" svg:y2="10.495cm"><text:p/></draw:line><draw:line draw:style-name="gr9" draw:text-style-name="P269" svg:x1="0.755cm" svg:y1="11.244cm" svg:x2="28.14cm" svg:y2="11.244cm"><text:p/></draw:line></draw:g><draw:g draw:name="DrawObject 330" draw:style-name="gr10"><draw:g draw:name="DrawObject 331" draw:style-name="gr10"><draw:g draw:name="DrawObject 332" draw:style-name="gr10"><draw:g draw:name="DrawObject 333" draw:style-name="gr8"><draw:line draw:name="Вертикальная линия 1201" draw:style-name="gr11" draw:text-style-name="P270" svg:x1="1.852cm" svg:y1="-0.023cm" svg:x2="1.852cm" svg:y2="0.078cm"><text:p/></draw:line><draw:line draw:name="Вертикальная линия 1202" draw:style-name="gr11" draw:text-style-name="P270" svg:x1="2.896cm" svg:y1="-0.021cm" svg:x2="2.896cm" svg:y2="0.08cm"><text:p/></draw:line><draw:line draw:name="Вертикальная линия 1203" draw:style-name="gr11" draw:text-style-name="P270" svg:x1="3.937cm" svg:y1="-0.016cm" svg:x2="3.937cm" svg:y2="0.085cm"><text:p/></draw:line><draw:line draw:name="Вертикальная линия 1204" draw:style-name="gr11" draw:text-style-name="P270" svg:x1="5.235cm" svg:y1="-0.016cm" svg:x2="5.235cm" svg:y2="0.085cm"><text:p/></draw:line></draw:g><draw:line draw:name="Вертикальная линия 1205" draw:style-name="gr11" draw:text-style-name="P270" svg:x1="12.58cm" svg:y1="-0.016cm" svg:x2="12.58cm" svg:y2="0.085cm"><text:p/></draw:line><draw:line draw:name="Вертикальная линия 1206" draw:style-name="gr11" draw:text-style-name="P270" svg:x1="13.603cm" svg:y1="-0.016cm" svg:x2="13.603cm" svg:y2="0.085cm"><text:p/></draw:line><draw:line draw:name="Вертикальная линия 1207" draw:style-name="gr11" draw:text-style-name="P270" svg:x1="15.419cm" svg:y1="-0.016cm" svg:x2="15.419cm" svg:y2="0.085cm"><text:p/></draw:line><draw:line draw:name="Вертикальная линия 1208" draw:style-name="gr11" draw:text-style-name="P270" svg:x1="16.45cm" svg:y1="-0.016cm" svg:x2="16.45cm" svg:y2="0.085cm"><text:p/></draw:line><draw:line draw:name="Вертикальная линия 1209" draw:style-name="gr11" draw:text-style-name="P270" svg:x1="17.727cm" svg:y1="-0.016cm" svg:x2="17.727cm" svg:y2="0.085cm"><text:p/></draw:line><draw:line draw:name="Вертикальная линия 1210" draw:style-name="gr11" draw:text-style-name="P270" svg:x1="18.773cm" svg:y1="-0.016cm" svg:x2="18.773cm" svg:y2="0.085cm"><text:p/></draw:line></draw:g><draw:g draw:name="DrawObject 334" draw:style-name="gr8"><draw:line draw:name="Вертикальная линия 1211" draw:style-name="gr11" draw:text-style-name="P270" svg:x1="20.041cm" svg:y1="-0.016cm" svg:x2="20.041cm" svg:y2="0.085cm"><text:p/></draw:line><draw:line draw:name="Вертикальная линия 1212" draw:style-name="gr11" draw:text-style-name="P270" svg:x1="21.306cm" svg:y1="-0.016cm" svg:x2="21.306cm" svg:y2="0.085cm"><text:p/></draw:line><draw:line draw:name="Вертикальная линия 1213" draw:style-name="gr11" draw:text-style-name="P270" svg:x1="22.658cm" svg:y1="-0.016cm" svg:x2="22.658cm" svg:y2="0.085cm"><text:p/></draw:line><draw:line draw:name="Вертикальная линия 1214" draw:style-name="gr11" draw:text-style-name="P270" svg:x1="23.98cm" svg:y1="-0.016cm" svg:x2="23.98cm" svg:y2="0.085cm"><text:p/></draw:line><draw:line draw:name="Вертикальная линия 1215" draw:style-name="gr11" draw:text-style-name="P270" svg:x1="25.728cm" svg:y1="-0.016cm" svg:x2="25.728cm" svg:y2="0.085cm"><text:p/></draw:line></draw:g></draw:g><draw:g draw:name="DrawObject 335" draw:style-name="gr10"><draw:g draw:name="DrawObject 336" draw:style-name="gr10"><draw:g draw:name="DrawObject 337" draw:style-name="gr8"><draw:line draw:name="Вертикальная линия 1216" draw:style-name="gr11" draw:text-style-name="P270" svg:x1="1.838cm" svg:y1="0.73cm" svg:x2="1.838cm" svg:y2="0.831cm"><text:p/></draw:line><draw:line draw:name="Вертикальная линия 1217" draw:style-name="gr11" draw:text-style-name="P270" svg:x1="2.884cm" svg:y1="0.732cm" svg:x2="2.884cm" svg:y2="0.833cm"><text:p/></draw:line><draw:line draw:name="Вертикальная линия 1218" draw:style-name="gr11" draw:text-style-name="P270" svg:x1="3.927cm" svg:y1="0.737cm" svg:x2="3.927cm" svg:y2="0.838cm"><text:p/></draw:line><draw:line draw:name="Вертикальная линия 1219" draw:style-name="gr11" draw:text-style-name="P270" svg:x1="5.221cm" svg:y1="0.737cm" svg:x2="5.221cm" svg:y2="0.838cm"><text:p/></draw:line></draw:g><draw:line draw:name="Вертикальная линия 1220" draw:style-name="gr11" draw:text-style-name="P270" svg:x1="12.573cm" svg:y1="0.737cm" svg:x2="12.573cm" svg:y2="0.838cm"><text:p/></draw:line><draw:line draw:name="Вертикальная линия 1221" draw:style-name="gr11" draw:text-style-name="P270" svg:x1="13.596cm" svg:y1="0.737cm" svg:x2="13.596cm" svg:y2="0.838cm"><text:p/></draw:line><draw:line draw:name="Вертикальная линия 1222" draw:style-name="gr11" draw:text-style-name="P270" svg:x1="15.411cm" svg:y1="0.737cm" svg:x2="15.411cm" svg:y2="0.838cm"><text:p/></draw:line><draw:line draw:name="Вертикальная линия 1223" draw:style-name="gr11" draw:text-style-name="P270" svg:x1="16.44cm" svg:y1="0.737cm" svg:x2="16.44cm" svg:y2="0.838cm"><text:p/></draw:line><draw:line draw:name="Вертикальная линия 1224" draw:style-name="gr11" draw:text-style-name="P270" svg:x1="17.713cm" svg:y1="0.737cm" svg:x2="17.713cm" svg:y2="0.838cm"><text:p/></draw:line><draw:line draw:name="Вертикальная линия 1225" draw:style-name="gr11" draw:text-style-name="P270" svg:x1="18.763cm" svg:y1="0.737cm" svg:x2="18.763cm" svg:y2="0.838cm"><text:p/></draw:line></draw:g><draw:g draw:name="DrawObject 338" draw:style-name="gr8"><draw:line draw:name="Вертикальная линия 1226" draw:style-name="gr11" draw:text-style-name="P270" svg:x1="20.029cm" svg:y1="0.737cm" svg:x2="20.029cm" svg:y2="0.838cm"><text:p/></draw:line><draw:line draw:name="Вертикальная линия 1227" draw:style-name="gr11" draw:text-style-name="P270" svg:x1="21.296cm" svg:y1="0.737cm" svg:x2="21.296cm" svg:y2="0.838cm"><text:p/></draw:line><draw:line draw:name="Вертикальная линия 1228" draw:style-name="gr11" draw:text-style-name="P270" svg:x1="22.643cm" svg:y1="0.737cm" svg:x2="22.643cm" svg:y2="0.838cm"><text:p/></draw:line><draw:line draw:name="Вертикальная линия 1229" draw:style-name="gr11" draw:text-style-name="P270" svg:x1="23.97cm" svg:y1="0.737cm" svg:x2="23.97cm" svg:y2="0.838cm"><text:p/></draw:line><draw:line draw:name="Вертикальная линия 1230" draw:style-name="gr11" draw:text-style-name="P270" svg:x1="25.714cm" svg:y1="0.737cm" svg:x2="25.714cm" svg:y2="0.838cm"><text:p/></draw:line></draw:g></draw:g><draw:g draw:name="DrawObject 339" draw:style-name="gr10"><draw:g draw:name="DrawObject 340" draw:style-name="gr10"><draw:g draw:name="DrawObject 341" draw:style-name="gr8"><draw:line draw:name="Вертикальная линия 1231" draw:style-name="gr11" draw:text-style-name="P270" svg:x1="1.838cm" svg:y1="1.466cm" svg:x2="1.838cm" svg:y2="1.567cm"><text:p/></draw:line><draw:line draw:name="Вертикальная линия 1232" draw:style-name="gr11" draw:text-style-name="P270" svg:x1="2.884cm" svg:y1="1.471cm" svg:x2="2.884cm" svg:y2="1.572cm"><text:p/></draw:line><draw:line draw:name="Вертикальная линия 1233" draw:style-name="gr11" draw:text-style-name="P270" svg:x1="3.927cm" svg:y1="1.475cm" svg:x2="3.927cm" svg:y2="1.576cm"><text:p/></draw:line><draw:line draw:name="Вертикальная линия 1234" draw:style-name="gr11" draw:text-style-name="P270" svg:x1="5.221cm" svg:y1="1.475cm" svg:x2="5.221cm" svg:y2="1.576cm"><text:p/></draw:line></draw:g><draw:line draw:name="Вертикальная линия 1235" draw:style-name="gr11" draw:text-style-name="P270" svg:x1="12.573cm" svg:y1="1.475cm" svg:x2="12.573cm" svg:y2="1.576cm"><text:p/></draw:line><draw:line draw:name="Вертикальная линия 1236" draw:style-name="gr11" draw:text-style-name="P270" svg:x1="13.596cm" svg:y1="1.475cm" svg:x2="13.596cm" svg:y2="1.576cm"><text:p/></draw:line><draw:line draw:name="Вертикальная линия 1237" draw:style-name="gr11" draw:text-style-name="P270" svg:x1="15.411cm" svg:y1="1.475cm" svg:x2="15.411cm" svg:y2="1.576cm"><text:p/></draw:line><draw:line draw:name="Вертикальная линия 1238" draw:style-name="gr11" draw:text-style-name="P270" svg:x1="16.44cm" svg:y1="1.475cm" svg:x2="16.44cm" svg:y2="1.576cm"><text:p/></draw:line><draw:line draw:name="Вертикальная линия 1239" draw:style-name="gr11" draw:text-style-name="P270" svg:x1="17.713cm" svg:y1="1.475cm" svg:x2="17.713cm" svg:y2="1.576cm"><text:p/></draw:line><draw:line draw:name="Вертикальная линия 1240" draw:style-name="gr11" draw:text-style-name="P270" svg:x1="18.763cm" svg:y1="1.475cm" svg:x2="18.763cm" svg:y2="1.576cm"><text:p/></draw:line></draw:g><draw:g draw:name="DrawObject 342" draw:style-name="gr8"><draw:line draw:name="Вертикальная линия 1241" draw:style-name="gr11" draw:text-style-name="P270" svg:x1="20.029cm" svg:y1="1.475cm" svg:x2="20.029cm" svg:y2="1.576cm"><text:p/></draw:line><draw:line draw:name="Вертикальная линия 1242" draw:style-name="gr11" draw:text-style-name="P270" svg:x1="21.296cm" svg:y1="1.475cm" svg:x2="21.296cm" svg:y2="1.576cm"><text:p/></draw:line><draw:line draw:name="Вертикальная линия 1243" draw:style-name="gr11" draw:text-style-name="P270" svg:x1="22.643cm" svg:y1="1.475cm" svg:x2="22.643cm" svg:y2="1.576cm"><text:p/></draw:line><draw:line draw:name="Вертикальная линия 1244" draw:style-name="gr11" draw:text-style-name="P270" svg:x1="23.97cm" svg:y1="1.475cm" svg:x2="23.97cm" svg:y2="1.576cm"><text:p/></draw:line><draw:line draw:name="Вертикальная линия 1245" draw:style-name="gr11" draw:text-style-name="P270" svg:x1="25.714cm" svg:y1="1.475cm" svg:x2="25.714cm" svg:y2="1.576cm"><text:p/></draw:line></draw:g></draw:g><draw:g draw:name="DrawObject 343" draw:style-name="gr10"><draw:g draw:name="DrawObject 344" draw:style-name="gr10"><draw:g draw:name="DrawObject 345" draw:style-name="gr8"><draw:line draw:name="Вертикальная линия 1246" draw:style-name="gr11" draw:text-style-name="P270" svg:x1="1.838cm" svg:y1="2.231cm" svg:x2="1.838cm" svg:y2="2.332cm"><text:p/></draw:line><draw:line draw:name="Вертикальная линия 1247" draw:style-name="gr11" draw:text-style-name="P270" svg:x1="2.884cm" svg:y1="2.233cm" svg:x2="2.884cm" svg:y2="2.334cm"><text:p/></draw:line><draw:line draw:name="Вертикальная линия 1248" draw:style-name="gr11" draw:text-style-name="P270" svg:x1="3.927cm" svg:y1="2.238cm" svg:x2="3.927cm" svg:y2="2.339cm"><text:p/></draw:line><draw:line draw:name="Вертикальная линия 1249" draw:style-name="gr11" draw:text-style-name="P270" svg:x1="5.221cm" svg:y1="2.238cm" svg:x2="5.221cm" svg:y2="2.339cm"><text:p/></draw:line></draw:g><draw:line draw:name="Вертикальная линия 1250" draw:style-name="gr11" draw:text-style-name="P270" svg:x1="12.573cm" svg:y1="2.238cm" svg:x2="12.573cm" svg:y2="2.339cm"><text:p/></draw:line><draw:line draw:name="Вертикальная линия 1251" draw:style-name="gr11" draw:text-style-name="P270" svg:x1="13.596cm" svg:y1="2.238cm" svg:x2="13.596cm" svg:y2="2.339cm"><text:p/></draw:line><draw:line draw:name="Вертикальная линия 1252" draw:style-name="gr11" draw:text-style-name="P270" svg:x1="15.411cm" svg:y1="2.238cm" svg:x2="15.411cm" svg:y2="2.339cm"><text:p/></draw:line><draw:line draw:name="Вертикальная линия 1253" draw:style-name="gr11" draw:text-style-name="P270" svg:x1="16.44cm" svg:y1="2.238cm" svg:x2="16.44cm" svg:y2="2.339cm"><text:p/></draw:line><draw:line draw:name="Вертикальная линия 1254" draw:style-name="gr11" draw:text-style-name="P270" svg:x1="17.713cm" svg:y1="2.238cm" svg:x2="17.713cm" svg:y2="2.339cm"><text:p/></draw:line><draw:line draw:name="Вертикальная линия 1255" draw:style-name="gr11" draw:text-style-name="P270" svg:x1="18.763cm" svg:y1="2.238cm" svg:x2="18.763cm" svg:y2="2.339cm"><text:p/></draw:line></draw:g><draw:g draw:name="DrawObject 346" draw:style-name="gr8"><draw:line draw:name="Вертикальная линия 1256" draw:style-name="gr11" draw:text-style-name="P270" svg:x1="20.029cm" svg:y1="2.238cm" svg:x2="20.029cm" svg:y2="2.339cm"><text:p/></draw:line><draw:line draw:name="Вертикальная линия 1257" draw:style-name="gr11" draw:text-style-name="P270" svg:x1="21.296cm" svg:y1="2.238cm" svg:x2="21.296cm" svg:y2="2.339cm"><text:p/></draw:line><draw:line draw:name="Вертикальная линия 1258" draw:style-name="gr11" draw:text-style-name="P270" svg:x1="22.643cm" svg:y1="2.238cm" svg:x2="22.643cm" svg:y2="2.339cm"><text:p/></draw:line><draw:line draw:name="Вертикальная линия 1259" draw:style-name="gr11" draw:text-style-name="P270" svg:x1="23.97cm" svg:y1="2.238cm" svg:x2="23.97cm" svg:y2="2.339cm"><text:p/></draw:line><draw:line draw:name="Вертикальная линия 1260" draw:style-name="gr11" draw:text-style-name="P270" svg:x1="25.714cm" svg:y1="2.238cm" svg:x2="25.714cm" svg:y2="2.339cm"><text:p/></draw:line></draw:g></draw:g><draw:g draw:name="DrawObject 347" draw:style-name="gr10"><draw:g draw:name="DrawObject 348" draw:style-name="gr10"><draw:g draw:name="DrawObject 349" draw:style-name="gr8"><draw:line draw:name="Вертикальная линия 1261" draw:style-name="gr11" draw:text-style-name="P270" svg:x1="1.838cm" svg:y1="2.981cm" svg:x2="1.838cm" svg:y2="3.082cm"><text:p/></draw:line><draw:line draw:name="Вертикальная линия 1262" draw:style-name="gr11" draw:text-style-name="P270" svg:x1="2.884cm" svg:y1="2.983cm" svg:x2="2.884cm" svg:y2="3.084cm"><text:p/></draw:line><draw:line draw:name="Вертикальная линия 1263" draw:style-name="gr11" draw:text-style-name="P270" svg:x1="3.927cm" svg:y1="2.988cm" svg:x2="3.927cm" svg:y2="3.089cm"><text:p/></draw:line><draw:line draw:name="Вертикальная линия 1264" draw:style-name="gr11" draw:text-style-name="P270" svg:x1="5.221cm" svg:y1="2.988cm" svg:x2="5.221cm" svg:y2="3.089cm"><text:p/></draw:line></draw:g><draw:line draw:name="Вертикальная линия 1265" draw:style-name="gr11" draw:text-style-name="P270" svg:x1="12.573cm" svg:y1="2.988cm" svg:x2="12.573cm" svg:y2="3.089cm"><text:p/></draw:line><draw:line draw:name="Вертикальная линия 1266" draw:style-name="gr11" draw:text-style-name="P270" svg:x1="13.596cm" svg:y1="2.988cm" svg:x2="13.596cm" svg:y2="3.089cm"><text:p/></draw:line><draw:line draw:name="Вертикальная линия 1267" draw:style-name="gr11" draw:text-style-name="P270" svg:x1="15.411cm" svg:y1="2.988cm" svg:x2="15.411cm" svg:y2="3.089cm"><text:p/></draw:line><draw:line draw:name="Вертикальная линия 1268" draw:style-name="gr11" draw:text-style-name="P270" svg:x1="16.44cm" svg:y1="2.988cm" svg:x2="16.44cm" svg:y2="3.089cm"><text:p/></draw:line><draw:line draw:name="Вертикальная линия 1269" draw:style-name="gr11" draw:text-style-name="P270" svg:x1="17.713cm" svg:y1="2.988cm" svg:x2="17.713cm" svg:y2="3.089cm"><text:p/></draw:line><draw:line draw:name="Вертикальная линия 1270" draw:style-name="gr11" draw:text-style-name="P270" svg:x1="18.763cm" svg:y1="2.988cm" svg:x2="18.763cm" svg:y2="3.089cm"><text:p/></draw:line></draw:g><draw:g draw:name="DrawObject 350" draw:style-name="gr8"><draw:line draw:name="Вертикальная линия 1271" draw:style-name="gr11" draw:text-style-name="P270" svg:x1="20.029cm" svg:y1="2.988cm" svg:x2="20.029cm" svg:y2="3.089cm"><text:p/></draw:line><draw:line draw:name="Вертикальная линия 1272" draw:style-name="gr11" draw:text-style-name="P270" svg:x1="21.296cm" svg:y1="2.988cm" svg:x2="21.296cm" svg:y2="3.089cm"><text:p/></draw:line><draw:line draw:name="Вертикальная линия 1273" draw:style-name="gr11" draw:text-style-name="P270" svg:x1="22.643cm" svg:y1="2.988cm" svg:x2="22.643cm" svg:y2="3.089cm"><text:p/></draw:line><draw:line draw:name="Вертикальная линия 1274" draw:style-name="gr11" draw:text-style-name="P270" svg:x1="23.97cm" svg:y1="2.988cm" svg:x2="23.97cm" svg:y2="3.089cm"><text:p/></draw:line><draw:line draw:name="Вертикальная линия 1275" draw:style-name="gr11" draw:text-style-name="P270" svg:x1="25.714cm" svg:y1="2.988cm" svg:x2="25.714cm" svg:y2="3.089cm"><text:p/></draw:line></draw:g></draw:g><draw:g draw:name="DrawObject 351" draw:style-name="gr10"><draw:g draw:name="DrawObject 352" draw:style-name="gr10"><draw:g draw:name="DrawObject 353" draw:style-name="gr8"><draw:line draw:name="Вертикальная линия 1276" draw:style-name="gr11" draw:text-style-name="P270" svg:x1="1.838cm" svg:y1="3.734cm" svg:x2="1.838cm" svg:y2="3.835cm"><text:p/></draw:line><draw:line draw:name="Вертикальная линия 1277" draw:style-name="gr11" draw:text-style-name="P270" svg:x1="2.884cm" svg:y1="3.736cm" svg:x2="2.884cm" svg:y2="3.837cm"><text:p/></draw:line><draw:line draw:name="Вертикальная линия 1278" draw:style-name="gr11" draw:text-style-name="P270" svg:x1="3.927cm" svg:y1="3.741cm" svg:x2="3.927cm" svg:y2="3.842cm"><text:p/></draw:line><draw:line draw:name="Вертикальная линия 1279" draw:style-name="gr11" draw:text-style-name="P270" svg:x1="5.221cm" svg:y1="3.741cm" svg:x2="5.221cm" svg:y2="3.842cm"><text:p/></draw:line></draw:g><draw:line draw:name="Вертикальная линия 1280" draw:style-name="gr11" draw:text-style-name="P270" svg:x1="12.573cm" svg:y1="3.741cm" svg:x2="12.573cm" svg:y2="3.842cm"><text:p/></draw:line><draw:line draw:name="Вертикальная линия 1281" draw:style-name="gr11" draw:text-style-name="P270" svg:x1="13.596cm" svg:y1="3.741cm" svg:x2="13.596cm" svg:y2="3.842cm"><text:p/></draw:line><draw:line draw:name="Вертикальная линия 1282" draw:style-name="gr11" draw:text-style-name="P270" svg:x1="15.411cm" svg:y1="3.741cm" svg:x2="15.411cm" svg:y2="3.842cm"><text:p/></draw:line><draw:line draw:name="Вертикальная линия 1283" draw:style-name="gr11" draw:text-style-name="P270" svg:x1="16.44cm" svg:y1="3.741cm" svg:x2="16.44cm" svg:y2="3.842cm"><text:p/></draw:line><draw:line draw:name="Вертикальная линия 1284" draw:style-name="gr11" draw:text-style-name="P270" svg:x1="17.713cm" svg:y1="3.741cm" svg:x2="17.713cm" svg:y2="3.842cm"><text:p/></draw:line><draw:line draw:name="Вертикальная линия 1285" draw:style-name="gr11" draw:text-style-name="P270" svg:x1="18.763cm" svg:y1="3.741cm" svg:x2="18.763cm" svg:y2="3.842cm"><text:p/></draw:line></draw:g><draw:g draw:name="DrawObject 354" draw:style-name="gr8"><draw:line draw:name="Вертикальная линия 1286" draw:style-name="gr11" draw:text-style-name="P270" svg:x1="20.029cm" svg:y1="3.741cm" svg:x2="20.029cm" svg:y2="3.842cm"><text:p/></draw:line><draw:line draw:name="Вертикальная линия 1287" draw:style-name="gr11" draw:text-style-name="P270" svg:x1="21.296cm" svg:y1="3.741cm" svg:x2="21.296cm" svg:y2="3.842cm"><text:p/></draw:line><draw:line draw:name="Вертикальная линия 1288" draw:style-name="gr11" draw:text-style-name="P270" svg:x1="22.643cm" svg:y1="3.741cm" svg:x2="22.643cm" svg:y2="3.842cm"><text:p/></draw:line><draw:line draw:name="Вертикальная линия 1289" draw:style-name="gr11" draw:text-style-name="P270" svg:x1="23.97cm" svg:y1="3.741cm" svg:x2="23.97cm" svg:y2="3.842cm"><text:p/></draw:line><draw:line draw:name="Вертикальная линия 1290" draw:style-name="gr11" draw:text-style-name="P270" svg:x1="25.714cm" svg:y1="3.741cm" svg:x2="25.714cm" svg:y2="3.842cm"><text:p/></draw:line></draw:g></draw:g><draw:g draw:name="DrawObject 355" draw:style-name="gr10"><draw:g draw:name="DrawObject 356" draw:style-name="gr10"><draw:g draw:name="DrawObject 357" draw:style-name="gr8"><draw:line draw:name="Вертикальная линия 1291" draw:style-name="gr11" draw:text-style-name="P270" svg:x1="1.838cm" svg:y1="4.471cm" svg:x2="1.838cm" svg:y2="4.572cm"><text:p/></draw:line><draw:line draw:name="Вертикальная линия 1292" draw:style-name="gr11" draw:text-style-name="P270" svg:x1="2.884cm" svg:y1="4.473cm" svg:x2="2.884cm" svg:y2="4.574cm"><text:p/></draw:line><draw:line draw:name="Вертикальная линия 1293" draw:style-name="gr11" draw:text-style-name="P270" svg:x1="3.927cm" svg:y1="4.477cm" svg:x2="3.927cm" svg:y2="4.578cm"><text:p/></draw:line><draw:line draw:name="Вертикальная линия 1294" draw:style-name="gr11" draw:text-style-name="P270" svg:x1="5.221cm" svg:y1="4.477cm" svg:x2="5.221cm" svg:y2="4.578cm"><text:p/></draw:line></draw:g><draw:line draw:name="Вертикальная линия 1295" draw:style-name="gr11" draw:text-style-name="P270" svg:x1="12.573cm" svg:y1="4.477cm" svg:x2="12.573cm" svg:y2="4.578cm"><text:p/></draw:line><draw:line draw:name="Вертикальная линия 1296" draw:style-name="gr11" draw:text-style-name="P270" svg:x1="13.596cm" svg:y1="4.477cm" svg:x2="13.596cm" svg:y2="4.578cm"><text:p/></draw:line><draw:line draw:name="Вертикальная линия 1297" draw:style-name="gr11" draw:text-style-name="P270" svg:x1="15.411cm" svg:y1="4.477cm" svg:x2="15.411cm" svg:y2="4.578cm"><text:p/></draw:line><draw:line draw:name="Вертикальная линия 1298" draw:style-name="gr11" draw:text-style-name="P270" svg:x1="16.44cm" svg:y1="4.477cm" svg:x2="16.44cm" svg:y2="4.578cm"><text:p/></draw:line><draw:line draw:name="Вертикальная линия 1299" draw:style-name="gr11" draw:text-style-name="P270" svg:x1="17.713cm" svg:y1="4.477cm" svg:x2="17.713cm" svg:y2="4.578cm"><text:p/></draw:line><draw:line draw:name="Вертикальная линия 1300" draw:style-name="gr11" draw:text-style-name="P270" svg:x1="18.763cm" svg:y1="4.477cm" svg:x2="18.763cm" svg:y2="4.578cm"><text:p/></draw:line></draw:g><draw:g draw:name="DrawObject 358" draw:style-name="gr8"><draw:line draw:name="Вертикальная линия 1301" draw:style-name="gr11" draw:text-style-name="P270" svg:x1="20.029cm" svg:y1="4.477cm" svg:x2="20.029cm" svg:y2="4.578cm"><text:p/></draw:line><draw:line draw:name="Вертикальная линия 1302" draw:style-name="gr11" draw:text-style-name="P270" svg:x1="21.296cm" svg:y1="4.477cm" svg:x2="21.296cm" svg:y2="4.578cm"><text:p/></draw:line><draw:line draw:name="Вертикальная линия 1303" draw:style-name="gr11" draw:text-style-name="P270" svg:x1="22.643cm" svg:y1="4.477cm" svg:x2="22.643cm" svg:y2="4.578cm"><text:p/></draw:line><draw:line draw:name="Вертикальная линия 1304" draw:style-name="gr11" draw:text-style-name="P270" svg:x1="23.97cm" svg:y1="4.477cm" svg:x2="23.97cm" svg:y2="4.578cm"><text:p/></draw:line><draw:line draw:name="Вертикальная линия 1305" draw:style-name="gr11" draw:text-style-name="P270" svg:x1="25.714cm" svg:y1="4.477cm" svg:x2="25.714cm" svg:y2="4.578cm"><text:p/></draw:line></draw:g></draw:g><draw:g draw:name="DrawObject 359" draw:style-name="gr10"><draw:g draw:name="DrawObject 360" draw:style-name="gr10"><draw:g draw:name="DrawObject 361" draw:style-name="gr8"><draw:line draw:name="Вертикальная линия 1306" draw:style-name="gr11" draw:text-style-name="P270" svg:x1="1.838cm" svg:y1="5.235cm" svg:x2="1.838cm" svg:y2="5.336cm"><text:p/></draw:line><draw:line draw:name="Вертикальная линия 1307" draw:style-name="gr11" draw:text-style-name="P270" svg:x1="2.884cm" svg:y1="5.237cm" svg:x2="2.884cm" svg:y2="5.338cm"><text:p/></draw:line><draw:line draw:name="Вертикальная линия 1308" draw:style-name="gr11" draw:text-style-name="P270" svg:x1="3.927cm" svg:y1="5.242cm" svg:x2="3.927cm" svg:y2="5.343cm"><text:p/></draw:line><draw:line draw:name="Вертикальная линия 1309" draw:style-name="gr11" draw:text-style-name="P270" svg:x1="5.221cm" svg:y1="5.242cm" svg:x2="5.221cm" svg:y2="5.343cm"><text:p/></draw:line></draw:g><draw:line draw:name="Вертикальная линия 1310" draw:style-name="gr11" draw:text-style-name="P270" svg:x1="12.573cm" svg:y1="5.242cm" svg:x2="12.573cm" svg:y2="5.343cm"><text:p/></draw:line><draw:line draw:name="Вертикальная линия 1311" draw:style-name="gr11" draw:text-style-name="P270" svg:x1="13.596cm" svg:y1="5.242cm" svg:x2="13.596cm" svg:y2="5.343cm"><text:p/></draw:line><draw:line draw:name="Вертикальная линия 1312" draw:style-name="gr11" draw:text-style-name="P270" svg:x1="15.411cm" svg:y1="5.242cm" svg:x2="15.411cm" svg:y2="5.343cm"><text:p/></draw:line><draw:line draw:name="Вертикальная линия 1313" draw:style-name="gr11" draw:text-style-name="P270" svg:x1="16.44cm" svg:y1="5.242cm" svg:x2="16.44cm" svg:y2="5.343cm"><text:p/></draw:line><draw:line draw:name="Вертикальная линия 1314" draw:style-name="gr11" draw:text-style-name="P270" svg:x1="17.713cm" svg:y1="5.242cm" svg:x2="17.713cm" svg:y2="5.343cm"><text:p/></draw:line><draw:line draw:name="Вертикальная линия 1315" draw:style-name="gr11" draw:text-style-name="P270" svg:x1="18.763cm" svg:y1="5.242cm" svg:x2="18.763cm" svg:y2="5.343cm"><text:p/></draw:line></draw:g><draw:g draw:name="DrawObject 362" draw:style-name="gr8"><draw:line draw:name="Вертикальная линия 1316" draw:style-name="gr11" draw:text-style-name="P270" svg:x1="20.029cm" svg:y1="5.242cm" svg:x2="20.029cm" svg:y2="5.343cm"><text:p/></draw:line><draw:line draw:name="Вертикальная линия 1317" draw:style-name="gr11" draw:text-style-name="P270" svg:x1="21.296cm" svg:y1="5.242cm" svg:x2="21.296cm" svg:y2="5.343cm"><text:p/></draw:line><draw:line draw:name="Вертикальная линия 1318" draw:style-name="gr11" draw:text-style-name="P270" svg:x1="22.643cm" svg:y1="5.242cm" svg:x2="22.643cm" svg:y2="5.343cm"><text:p/></draw:line><draw:line draw:name="Вертикальная линия 1319" draw:style-name="gr11" draw:text-style-name="P270" svg:x1="23.97cm" svg:y1="5.242cm" svg:x2="23.97cm" svg:y2="5.343cm"><text:p/></draw:line><draw:line draw:name="Вертикальная линия 1320" draw:style-name="gr11" draw:text-style-name="P270" svg:x1="25.714cm" svg:y1="5.242cm" svg:x2="25.714cm" svg:y2="5.343cm"><text:p/></draw:line></draw:g></draw:g><draw:g draw:name="DrawObject 363" draw:style-name="gr10"><draw:g draw:name="DrawObject 364" draw:style-name="gr10"><draw:g draw:name="DrawObject 365" draw:style-name="gr8"><draw:line draw:name="Вертикальная линия 1321" draw:style-name="gr11" draw:text-style-name="P270" svg:x1="1.838cm" svg:y1="5.99cm" svg:x2="1.838cm" svg:y2="6.091cm"><text:p/></draw:line><draw:line draw:name="Вертикальная линия 1322" draw:style-name="gr11" draw:text-style-name="P270" svg:x1="2.884cm" svg:y1="5.992cm" svg:x2="2.884cm" svg:y2="6.093cm"><text:p/></draw:line><draw:line draw:name="Вертикальная линия 1323" draw:style-name="gr11" draw:text-style-name="P270" svg:x1="3.927cm" svg:y1="5.997cm" svg:x2="3.927cm" svg:y2="6.098cm"><text:p/></draw:line><draw:line draw:name="Вертикальная линия 1324" draw:style-name="gr11" draw:text-style-name="P270" svg:x1="5.221cm" svg:y1="5.997cm" svg:x2="5.221cm" svg:y2="6.098cm"><text:p/></draw:line></draw:g><draw:line draw:name="Вертикальная линия 1325" draw:style-name="gr11" draw:text-style-name="P270" svg:x1="12.573cm" svg:y1="5.997cm" svg:x2="12.573cm" svg:y2="6.098cm"><text:p/></draw:line><draw:line draw:name="Вертикальная линия 1326" draw:style-name="gr11" draw:text-style-name="P270" svg:x1="13.596cm" svg:y1="5.997cm" svg:x2="13.596cm" svg:y2="6.098cm"><text:p/></draw:line><draw:line draw:name="Вертикальная линия 1327" draw:style-name="gr11" draw:text-style-name="P270" svg:x1="15.411cm" svg:y1="5.997cm" svg:x2="15.411cm" svg:y2="6.098cm"><text:p/></draw:line><draw:line draw:name="Вертикальная линия 1328" draw:style-name="gr11" draw:text-style-name="P270" svg:x1="16.44cm" svg:y1="5.997cm" svg:x2="16.44cm" svg:y2="6.098cm"><text:p/></draw:line><draw:line draw:name="Вертикальная линия 1329" draw:style-name="gr11" draw:text-style-name="P270" svg:x1="17.713cm" svg:y1="5.997cm" svg:x2="17.713cm" svg:y2="6.098cm"><text:p/></draw:line><draw:line draw:name="Вертикальная линия 1330" draw:style-name="gr11" draw:text-style-name="P270" svg:x1="18.763cm" svg:y1="5.997cm" svg:x2="18.763cm" svg:y2="6.098cm"><text:p/></draw:line></draw:g><draw:g draw:name="DrawObject 366" draw:style-name="gr8"><draw:line draw:name="Вертикальная линия 1331" draw:style-name="gr11" draw:text-style-name="P270" svg:x1="20.029cm" svg:y1="5.997cm" svg:x2="20.029cm" svg:y2="6.098cm"><text:p/></draw:line><draw:line draw:name="Вертикальная линия 1332" draw:style-name="gr11" draw:text-style-name="P270" svg:x1="21.296cm" svg:y1="5.997cm" svg:x2="21.296cm" svg:y2="6.098cm"><text:p/></draw:line><draw:line draw:name="Вертикальная линия 1333" draw:style-name="gr11" draw:text-style-name="P270" svg:x1="22.643cm" svg:y1="5.997cm" svg:x2="22.643cm" svg:y2="6.098cm"><text:p/></draw:line><draw:line draw:name="Вертикальная линия 1334" draw:style-name="gr11" draw:text-style-name="P270" svg:x1="23.97cm" svg:y1="5.997cm" svg:x2="23.97cm" svg:y2="6.098cm"><text:p/></draw:line><draw:line draw:name="Вертикальная линия 1335" draw:style-name="gr11" draw:text-style-name="P270" svg:x1="25.714cm" svg:y1="5.997cm" svg:x2="25.714cm" svg:y2="6.098cm"><text:p/></draw:line></draw:g></draw:g><draw:g draw:name="DrawObject 367" draw:style-name="gr10"><draw:g draw:name="DrawObject 368" draw:style-name="gr10"><draw:g draw:name="DrawObject 369" draw:style-name="gr8"><draw:line draw:name="Вертикальная линия 1336" draw:style-name="gr11" draw:text-style-name="P270" svg:x1="1.838cm" svg:y1="6.743cm" svg:x2="1.838cm" svg:y2="6.844cm"><text:p/></draw:line><draw:line draw:name="Вертикальная линия 1337" draw:style-name="gr11" draw:text-style-name="P270" svg:x1="2.884cm" svg:y1="6.745cm" svg:x2="2.884cm" svg:y2="6.846cm"><text:p/></draw:line><draw:line draw:name="Вертикальная линия 1338" draw:style-name="gr11" draw:text-style-name="P270" svg:x1="3.927cm" svg:y1="6.75cm" svg:x2="3.927cm" svg:y2="6.851cm"><text:p/></draw:line><draw:line draw:name="Вертикальная линия 1339" draw:style-name="gr11" draw:text-style-name="P270" svg:x1="5.221cm" svg:y1="6.75cm" svg:x2="5.221cm" svg:y2="6.851cm"><text:p/></draw:line></draw:g><draw:line draw:name="Вертикальная линия 1340" draw:style-name="gr11" draw:text-style-name="P270" svg:x1="12.573cm" svg:y1="6.75cm" svg:x2="12.573cm" svg:y2="6.851cm"><text:p/></draw:line><draw:line draw:name="Вертикальная линия 1341" draw:style-name="gr11" draw:text-style-name="P270" svg:x1="13.596cm" svg:y1="6.75cm" svg:x2="13.596cm" svg:y2="6.851cm"><text:p/></draw:line><draw:line draw:name="Вертикальная линия 1342" draw:style-name="gr11" draw:text-style-name="P270" svg:x1="15.411cm" svg:y1="6.75cm" svg:x2="15.411cm" svg:y2="6.851cm"><text:p/></draw:line><draw:line draw:name="Вертикальная линия 1343" draw:style-name="gr11" draw:text-style-name="P270" svg:x1="16.44cm" svg:y1="6.75cm" svg:x2="16.44cm" svg:y2="6.851cm"><text:p/></draw:line><draw:line draw:name="Вертикальная линия 1344" draw:style-name="gr11" draw:text-style-name="P270" svg:x1="17.713cm" svg:y1="6.75cm" svg:x2="17.713cm" svg:y2="6.851cm"><text:p/></draw:line><draw:line draw:name="Вертикальная линия 1345" draw:style-name="gr11" draw:text-style-name="P270" svg:x1="18.763cm" svg:y1="6.75cm" svg:x2="18.763cm" svg:y2="6.851cm"><text:p/></draw:line></draw:g><draw:g draw:name="DrawObject 370" draw:style-name="gr8"><draw:line draw:name="Вертикальная линия 1346" draw:style-name="gr11" draw:text-style-name="P270" svg:x1="20.029cm" svg:y1="6.75cm" svg:x2="20.029cm" svg:y2="6.851cm"><text:p/></draw:line><draw:line draw:name="Вертикальная линия 1347" draw:style-name="gr11" draw:text-style-name="P270" svg:x1="21.296cm" svg:y1="6.75cm" svg:x2="21.296cm" svg:y2="6.851cm"><text:p/></draw:line><draw:line draw:name="Вертикальная линия 1348" draw:style-name="gr11" draw:text-style-name="P270" svg:x1="22.643cm" svg:y1="6.75cm" svg:x2="22.643cm" svg:y2="6.851cm"><text:p/></draw:line><draw:line draw:name="Вертикальная линия 1349" draw:style-name="gr11" draw:text-style-name="P270" svg:x1="23.97cm" svg:y1="6.75cm" svg:x2="23.97cm" svg:y2="6.851cm"><text:p/></draw:line><draw:line draw:name="Вертикальная линия 1350" draw:style-name="gr11" draw:text-style-name="P270" svg:x1="25.714cm" svg:y1="6.75cm" svg:x2="25.714cm" svg:y2="6.851cm"><text:p/></draw:line></draw:g></draw:g><draw:g draw:name="DrawObject 371" draw:style-name="gr10"><draw:g draw:name="DrawObject 372" draw:style-name="gr10"><draw:g draw:name="DrawObject 373" draw:style-name="gr8"><draw:line draw:name="Вертикальная линия 1351" draw:style-name="gr11" draw:text-style-name="P270" svg:x1="1.838cm" svg:y1="7.481cm" svg:x2="1.838cm" svg:y2="7.582cm"><text:p/></draw:line><draw:line draw:name="Вертикальная линия 1352" draw:style-name="gr11" draw:text-style-name="P270" svg:x1="2.884cm" svg:y1="7.484cm" svg:x2="2.884cm" svg:y2="7.585cm"><text:p/></draw:line><draw:line draw:name="Вертикальная линия 1353" draw:style-name="gr11" draw:text-style-name="P270" svg:x1="3.927cm" svg:y1="7.488cm" svg:x2="3.927cm" svg:y2="7.589cm"><text:p/></draw:line><draw:line draw:name="Вертикальная линия 1354" draw:style-name="gr11" draw:text-style-name="P270" svg:x1="5.221cm" svg:y1="7.488cm" svg:x2="5.221cm" svg:y2="7.589cm"><text:p/></draw:line></draw:g><draw:line draw:name="Вертикальная линия 1355" draw:style-name="gr11" draw:text-style-name="P270" svg:x1="12.573cm" svg:y1="7.488cm" svg:x2="12.573cm" svg:y2="7.589cm"><text:p/></draw:line><draw:line draw:name="Вертикальная линия 1356" draw:style-name="gr11" draw:text-style-name="P270" svg:x1="13.596cm" svg:y1="7.488cm" svg:x2="13.596cm" svg:y2="7.589cm"><text:p/></draw:line><draw:line draw:name="Вертикальная линия 1357" draw:style-name="gr11" draw:text-style-name="P270" svg:x1="15.411cm" svg:y1="7.488cm" svg:x2="15.411cm" svg:y2="7.589cm"><text:p/></draw:line><draw:line draw:name="Вертикальная линия 1358" draw:style-name="gr11" draw:text-style-name="P270" svg:x1="16.44cm" svg:y1="7.488cm" svg:x2="16.44cm" svg:y2="7.589cm"><text:p/></draw:line><draw:line draw:name="Вертикальная линия 1359" draw:style-name="gr11" draw:text-style-name="P270" svg:x1="17.713cm" svg:y1="7.488cm" svg:x2="17.713cm" svg:y2="7.589cm"><text:p/></draw:line><draw:line draw:name="Вертикальная линия 1360" draw:style-name="gr11" draw:text-style-name="P270" svg:x1="18.763cm" svg:y1="7.488cm" svg:x2="18.763cm" svg:y2="7.589cm"><text:p/></draw:line></draw:g><draw:g draw:name="DrawObject 374" draw:style-name="gr8"><draw:line draw:name="Вертикальная линия 1361" draw:style-name="gr11" draw:text-style-name="P270" svg:x1="20.029cm" svg:y1="7.488cm" svg:x2="20.029cm" svg:y2="7.589cm"><text:p/></draw:line><draw:line draw:name="Вертикальная линия 1362" draw:style-name="gr11" draw:text-style-name="P270" svg:x1="21.296cm" svg:y1="7.488cm" svg:x2="21.296cm" svg:y2="7.589cm"><text:p/></draw:line><draw:line draw:name="Вертикальная линия 1363" draw:style-name="gr11" draw:text-style-name="P270" svg:x1="22.643cm" svg:y1="7.488cm" svg:x2="22.643cm" svg:y2="7.589cm"><text:p/></draw:line><draw:line draw:name="Вертикальная линия 1364" draw:style-name="gr11" draw:text-style-name="P270" svg:x1="23.97cm" svg:y1="7.488cm" svg:x2="23.97cm" svg:y2="7.589cm"><text:p/></draw:line><draw:line draw:name="Вертикальная линия 1365" draw:style-name="gr11" draw:text-style-name="P270" svg:x1="25.714cm" svg:y1="7.488cm" svg:x2="25.714cm" svg:y2="7.589cm"><text:p/></draw:line></draw:g></draw:g><draw:g draw:name="DrawObject 375" draw:style-name="gr10"><draw:g draw:name="DrawObject 376" draw:style-name="gr10"><draw:g draw:name="DrawObject 377" draw:style-name="gr8"><draw:line draw:name="Вертикальная линия 1366" draw:style-name="gr11" draw:text-style-name="P270" svg:x1="1.838cm" svg:y1="8.244cm" svg:x2="1.838cm" svg:y2="8.345cm"><text:p/></draw:line><draw:line draw:name="Вертикальная линия 1367" draw:style-name="gr11" draw:text-style-name="P270" svg:x1="2.884cm" svg:y1="8.246cm" svg:x2="2.884cm" svg:y2="8.347cm"><text:p/></draw:line><draw:line draw:name="Вертикальная линия 1368" draw:style-name="gr11" draw:text-style-name="P270" svg:x1="3.927cm" svg:y1="8.251cm" svg:x2="3.927cm" svg:y2="8.352cm"><text:p/></draw:line><draw:line draw:name="Вертикальная линия 1369" draw:style-name="gr11" draw:text-style-name="P270" svg:x1="5.221cm" svg:y1="8.251cm" svg:x2="5.221cm" svg:y2="8.352cm"><text:p/></draw:line></draw:g><draw:line draw:name="Вертикальная линия 1370" draw:style-name="gr11" draw:text-style-name="P270" svg:x1="12.573cm" svg:y1="8.251cm" svg:x2="12.573cm" svg:y2="8.352cm"><text:p/></draw:line><draw:line draw:name="Вертикальная линия 1371" draw:style-name="gr11" draw:text-style-name="P270" svg:x1="13.596cm" svg:y1="8.251cm" svg:x2="13.596cm" svg:y2="8.352cm"><text:p/></draw:line><draw:line draw:name="Вертикальная линия 1372" draw:style-name="gr11" draw:text-style-name="P270" svg:x1="15.411cm" svg:y1="8.251cm" svg:x2="15.411cm" svg:y2="8.352cm"><text:p/></draw:line><draw:line draw:name="Вертикальная линия 1373" draw:style-name="gr11" draw:text-style-name="P270" svg:x1="16.44cm" svg:y1="8.251cm" svg:x2="16.44cm" svg:y2="8.352cm"><text:p/></draw:line><draw:line draw:name="Вертикальная линия 1374" draw:style-name="gr11" draw:text-style-name="P270" svg:x1="17.713cm" svg:y1="8.251cm" svg:x2="17.713cm" svg:y2="8.352cm"><text:p/></draw:line><draw:line draw:name="Вертикальная линия 1375" draw:style-name="gr11" draw:text-style-name="P270" svg:x1="18.763cm" svg:y1="8.251cm" svg:x2="18.763cm" svg:y2="8.352cm"><text:p/></draw:line></draw:g><draw:g draw:name="DrawObject 378" draw:style-name="gr8"><draw:line draw:name="Вертикальная линия 1376" draw:style-name="gr11" draw:text-style-name="P270" svg:x1="20.029cm" svg:y1="8.251cm" svg:x2="20.029cm" svg:y2="8.352cm"><text:p/></draw:line><draw:line draw:name="Вертикальная линия 1377" draw:style-name="gr11" draw:text-style-name="P270" svg:x1="21.296cm" svg:y1="8.251cm" svg:x2="21.296cm" svg:y2="8.352cm"><text:p/></draw:line><draw:line draw:name="Вертикальная линия 1378" draw:style-name="gr11" draw:text-style-name="P270" svg:x1="22.643cm" svg:y1="8.251cm" svg:x2="22.643cm" svg:y2="8.352cm"><text:p/></draw:line><draw:line draw:name="Вертикальная линия 1379" draw:style-name="gr11" draw:text-style-name="P270" svg:x1="23.97cm" svg:y1="8.251cm" svg:x2="23.97cm" svg:y2="8.352cm"><text:p/></draw:line><draw:line draw:name="Вертикальная линия 1380" draw:style-name="gr11" draw:text-style-name="P270" svg:x1="25.714cm" svg:y1="8.251cm" svg:x2="25.714cm" svg:y2="8.352cm"><text:p/></draw:line></draw:g></draw:g><draw:g draw:name="DrawObject 379" draw:style-name="gr10"><draw:g draw:name="DrawObject 380" draw:style-name="gr10"><draw:g draw:name="DrawObject 381" draw:style-name="gr8"><draw:line draw:name="Вертикальная линия 1381" draw:style-name="gr11" draw:text-style-name="P270" svg:x1="1.838cm" svg:y1="9.008cm" svg:x2="1.838cm" svg:y2="9.109cm"><text:p/></draw:line><draw:line draw:name="Вертикальная линия 1382" draw:style-name="gr11" draw:text-style-name="P270" svg:x1="2.884cm" svg:y1="9.01cm" svg:x2="2.884cm" svg:y2="9.111cm"><text:p/></draw:line><draw:line draw:name="Вертикальная линия 1383" draw:style-name="gr11" draw:text-style-name="P270" svg:x1="3.927cm" svg:y1="9.015cm" svg:x2="3.927cm" svg:y2="9.116cm"><text:p/></draw:line><draw:line draw:name="Вертикальная линия 1384" draw:style-name="gr11" draw:text-style-name="P270" svg:x1="5.221cm" svg:y1="9.015cm" svg:x2="5.221cm" svg:y2="9.116cm"><text:p/></draw:line></draw:g><draw:line draw:name="Вертикальная линия 1385" draw:style-name="gr11" draw:text-style-name="P270" svg:x1="12.573cm" svg:y1="9.015cm" svg:x2="12.573cm" svg:y2="9.116cm"><text:p/></draw:line><draw:line draw:name="Вертикальная линия 1386" draw:style-name="gr11" draw:text-style-name="P270" svg:x1="13.596cm" svg:y1="9.015cm" svg:x2="13.596cm" svg:y2="9.116cm"><text:p/></draw:line><draw:line draw:name="Вертикальная линия 1387" draw:style-name="gr11" draw:text-style-name="P270" svg:x1="15.411cm" svg:y1="9.015cm" svg:x2="15.411cm" svg:y2="9.116cm"><text:p/></draw:line><draw:line draw:name="Вертикальная линия 1388" draw:style-name="gr11" draw:text-style-name="P270" svg:x1="16.44cm" svg:y1="9.015cm" svg:x2="16.44cm" svg:y2="9.116cm"><text:p/></draw:line><draw:line draw:name="Вертикальная линия 1389" draw:style-name="gr11" draw:text-style-name="P270" svg:x1="17.713cm" svg:y1="9.015cm" svg:x2="17.713cm" svg:y2="9.116cm"><text:p/></draw:line><draw:line draw:name="Вертикальная линия 1390" draw:style-name="gr11" draw:text-style-name="P270" svg:x1="18.763cm" svg:y1="9.015cm" svg:x2="18.763cm" svg:y2="9.116cm"><text:p/></draw:line></draw:g><draw:g draw:name="DrawObject 382" draw:style-name="gr8"><draw:line draw:name="Вертикальная линия 1391" draw:style-name="gr11" draw:text-style-name="P270" svg:x1="20.029cm" svg:y1="9.015cm" svg:x2="20.029cm" svg:y2="9.116cm"><text:p/></draw:line><draw:line draw:name="Вертикальная линия 1392" draw:style-name="gr11" draw:text-style-name="P270" svg:x1="21.296cm" svg:y1="9.015cm" svg:x2="21.296cm" svg:y2="9.116cm"><text:p/></draw:line><draw:line draw:name="Вертикальная линия 1393" draw:style-name="gr11" draw:text-style-name="P270" svg:x1="22.643cm" svg:y1="9.015cm" svg:x2="22.643cm" svg:y2="9.116cm"><text:p/></draw:line><draw:line draw:name="Вертикальная линия 1394" draw:style-name="gr11" draw:text-style-name="P270" svg:x1="23.97cm" svg:y1="9.015cm" svg:x2="23.97cm" svg:y2="9.116cm"><text:p/></draw:line><draw:line draw:name="Вертикальная линия 1395" draw:style-name="gr11" draw:text-style-name="P270" svg:x1="25.714cm" svg:y1="9.015cm" svg:x2="25.714cm" svg:y2="9.116cm"><text:p/></draw:line></draw:g></draw:g><draw:g draw:name="DrawObject 383" draw:style-name="gr10"><draw:g draw:name="DrawObject 384" draw:style-name="gr10"><draw:g draw:name="DrawObject 385" draw:style-name="gr8"><draw:line draw:name="Вертикальная линия 1396" draw:style-name="gr11" draw:text-style-name="P270" svg:x1="1.838cm" svg:y1="9.761cm" svg:x2="1.838cm" svg:y2="9.862cm"><text:p/></draw:line><draw:line draw:name="Вертикальная линия 1397" draw:style-name="gr11" draw:text-style-name="P270" svg:x1="2.884cm" svg:y1="9.763cm" svg:x2="2.884cm" svg:y2="9.864cm"><text:p/></draw:line><draw:line draw:name="Вертикальная линия 1398" draw:style-name="gr11" draw:text-style-name="P270" svg:x1="3.927cm" svg:y1="9.768cm" svg:x2="3.927cm" svg:y2="9.869cm"><text:p/></draw:line><draw:line draw:name="Вертикальная линия 1399" draw:style-name="gr11" draw:text-style-name="P270" svg:x1="5.221cm" svg:y1="9.768cm" svg:x2="5.221cm" svg:y2="9.869cm"><text:p/></draw:line></draw:g><draw:line draw:name="Вертикальная линия 1400" draw:style-name="gr11" draw:text-style-name="P270" svg:x1="12.573cm" svg:y1="9.768cm" svg:x2="12.573cm" svg:y2="9.869cm"><text:p/></draw:line><draw:line draw:name="Вертикальная линия 1401" draw:style-name="gr11" draw:text-style-name="P270" svg:x1="13.596cm" svg:y1="9.768cm" svg:x2="13.596cm" svg:y2="9.869cm"><text:p/></draw:line><draw:line draw:name="Вертикальная линия 1402" draw:style-name="gr11" draw:text-style-name="P270" svg:x1="15.411cm" svg:y1="9.768cm" svg:x2="15.411cm" svg:y2="9.869cm"><text:p/></draw:line><draw:line draw:name="Вертикальная линия 1403" draw:style-name="gr11" draw:text-style-name="P270" svg:x1="16.44cm" svg:y1="9.768cm" svg:x2="16.44cm" svg:y2="9.869cm"><text:p/></draw:line><draw:line draw:name="Вертикальная линия 1404" draw:style-name="gr11" draw:text-style-name="P270" svg:x1="17.713cm" svg:y1="9.768cm" svg:x2="17.713cm" svg:y2="9.869cm"><text:p/></draw:line><draw:line draw:name="Вертикальная линия 1405" draw:style-name="gr11" draw:text-style-name="P270" svg:x1="18.763cm" svg:y1="9.768cm" svg:x2="18.763cm" svg:y2="9.869cm"><text:p/></draw:line></draw:g><draw:g draw:name="DrawObject 386" draw:style-name="gr8"><draw:line draw:name="Вертикальная линия 1406" draw:style-name="gr11" draw:text-style-name="P270" svg:x1="20.029cm" svg:y1="9.768cm" svg:x2="20.029cm" svg:y2="9.869cm"><text:p/></draw:line><draw:line draw:name="Вертикальная линия 1407" draw:style-name="gr11" draw:text-style-name="P270" svg:x1="21.296cm" svg:y1="9.768cm" svg:x2="21.296cm" svg:y2="9.869cm"><text:p/></draw:line><draw:line draw:name="Вертикальная линия 1408" draw:style-name="gr11" draw:text-style-name="P270" svg:x1="22.643cm" svg:y1="9.768cm" svg:x2="22.643cm" svg:y2="9.869cm"><text:p/></draw:line><draw:line draw:name="Вертикальная линия 1409" draw:style-name="gr11" draw:text-style-name="P270" svg:x1="23.97cm" svg:y1="9.768cm" svg:x2="23.97cm" svg:y2="9.869cm"><text:p/></draw:line><draw:line draw:name="Вертикальная линия 1410" draw:style-name="gr11" draw:text-style-name="P270" svg:x1="25.714cm" svg:y1="9.768cm" svg:x2="25.714cm" svg:y2="9.869cm"><text:p/></draw:line></draw:g></draw:g><draw:g draw:name="DrawObject 387" draw:style-name="gr10"><draw:g draw:name="DrawObject 388" draw:style-name="gr10"><draw:g draw:name="DrawObject 389" draw:style-name="gr8"><draw:line draw:name="Вертикальная линия 1411" draw:style-name="gr11" draw:text-style-name="P270" svg:x1="1.838cm" svg:y1="10.499cm" svg:x2="1.838cm" svg:y2="10.6cm"><text:p/></draw:line><draw:line draw:name="Вертикальная линия 1412" draw:style-name="gr11" draw:text-style-name="P270" svg:x1="2.884cm" svg:y1="10.502cm" svg:x2="2.884cm" svg:y2="10.603cm"><text:p/></draw:line><draw:line draw:name="Вертикальная линия 1413" draw:style-name="gr11" draw:text-style-name="P270" svg:x1="3.927cm" svg:y1="10.506cm" svg:x2="3.927cm" svg:y2="10.607cm"><text:p/></draw:line><draw:line draw:name="Вертикальная линия 1414" draw:style-name="gr11" draw:text-style-name="P270" svg:x1="5.221cm" svg:y1="10.506cm" svg:x2="5.221cm" svg:y2="10.607cm"><text:p/></draw:line></draw:g><draw:line draw:name="Вертикальная линия 1415" draw:style-name="gr11" draw:text-style-name="P270" svg:x1="12.573cm" svg:y1="10.506cm" svg:x2="12.573cm" svg:y2="10.607cm"><text:p/></draw:line><draw:line draw:name="Вертикальная линия 1416" draw:style-name="gr11" draw:text-style-name="P270" svg:x1="13.596cm" svg:y1="10.506cm" svg:x2="13.596cm" svg:y2="10.607cm"><text:p/></draw:line><draw:line draw:name="Вертикальная линия 1417" draw:style-name="gr11" draw:text-style-name="P270" svg:x1="15.411cm" svg:y1="10.506cm" svg:x2="15.411cm" svg:y2="10.607cm"><text:p/></draw:line><draw:line draw:name="Вертикальная линия 1418" draw:style-name="gr11" draw:text-style-name="P270" svg:x1="16.44cm" svg:y1="10.506cm" svg:x2="16.44cm" svg:y2="10.607cm"><text:p/></draw:line><draw:line draw:name="Вертикальная линия 1419" draw:style-name="gr11" draw:text-style-name="P270" svg:x1="17.713cm" svg:y1="10.506cm" svg:x2="17.713cm" svg:y2="10.607cm"><text:p/></draw:line><draw:line draw:name="Вертикальная линия 1420" draw:style-name="gr11" draw:text-style-name="P270" svg:x1="18.763cm" svg:y1="10.506cm" svg:x2="18.763cm" svg:y2="10.607cm"><text:p/></draw:line></draw:g><draw:g draw:name="DrawObject 390" draw:style-name="gr8"><draw:line draw:name="Вертикальная линия 1421" draw:style-name="gr11" draw:text-style-name="P270" svg:x1="20.029cm" svg:y1="10.506cm" svg:x2="20.029cm" svg:y2="10.607cm"><text:p/></draw:line><draw:line draw:name="Вертикальная линия 1422" draw:style-name="gr11" draw:text-style-name="P270" svg:x1="21.296cm" svg:y1="10.506cm" svg:x2="21.296cm" svg:y2="10.607cm"><text:p/></draw:line><draw:line draw:name="Вертикальная линия 1423" draw:style-name="gr11" draw:text-style-name="P270" svg:x1="22.643cm" svg:y1="10.506cm" svg:x2="22.643cm" svg:y2="10.607cm"><text:p/></draw:line><draw:line draw:name="Вертикальная линия 1424" draw:style-name="gr11" draw:text-style-name="P270" svg:x1="23.97cm" svg:y1="10.506cm" svg:x2="23.97cm" svg:y2="10.607cm"><text:p/></draw:line><draw:line draw:name="Вертикальная линия 1425" draw:style-name="gr11" draw:text-style-name="P270" svg:x1="25.714cm" svg:y1="10.506cm" svg:x2="25.714cm" svg:y2="10.607cm"><text:p/></draw:line></draw:g></draw:g><draw:g draw:name="DrawObject 391" draw:style-name="gr10"><draw:g draw:name="DrawObject 392" draw:style-name="gr10"><draw:g draw:name="DrawObject 393" draw:style-name="gr8"><draw:line draw:name="Вертикальная линия 1426" draw:style-name="gr11" draw:text-style-name="P270" svg:x1="1.838cm" svg:y1="11.262cm" svg:x2="1.838cm" svg:y2="11.363cm"><text:p/></draw:line><draw:line draw:name="Вертикальная линия 1427" draw:style-name="gr11" draw:text-style-name="P270" svg:x1="2.884cm" svg:y1="11.264cm" svg:x2="2.884cm" svg:y2="11.365cm"><text:p/></draw:line><draw:line draw:name="Вертикальная линия 1428" draw:style-name="gr11" draw:text-style-name="P270" svg:x1="3.927cm" svg:y1="11.269cm" svg:x2="3.927cm" svg:y2="11.37cm"><text:p/></draw:line><draw:line draw:name="Вертикальная линия 1429" draw:style-name="gr11" draw:text-style-name="P270" svg:x1="5.221cm" svg:y1="11.269cm" svg:x2="5.221cm" svg:y2="11.37cm"><text:p/></draw:line></draw:g><draw:line draw:name="Вертикальная линия 1430" draw:style-name="gr11" draw:text-style-name="P270" svg:x1="12.573cm" svg:y1="11.269cm" svg:x2="12.573cm" svg:y2="11.37cm"><text:p/></draw:line><draw:line draw:name="Вертикальная линия 1431" draw:style-name="gr11" draw:text-style-name="P270" svg:x1="13.596cm" svg:y1="11.269cm" svg:x2="13.596cm" svg:y2="11.37cm"><text:p/></draw:line><draw:line draw:name="Вертикальная линия 1432" draw:style-name="gr11" draw:text-style-name="P270" svg:x1="15.411cm" svg:y1="11.269cm" svg:x2="15.411cm" svg:y2="11.37cm"><text:p/></draw:line><draw:line draw:name="Вертикальная линия 1433" draw:style-name="gr11" draw:text-style-name="P270" svg:x1="16.44cm" svg:y1="11.269cm" svg:x2="16.44cm" svg:y2="11.37cm"><text:p/></draw:line><draw:line draw:name="Вертикальная линия 1434" draw:style-name="gr11" draw:text-style-name="P270" svg:x1="17.713cm" svg:y1="11.269cm" svg:x2="17.713cm" svg:y2="11.37cm"><text:p/></draw:line><draw:line draw:name="Вертикальная линия 1435" draw:style-name="gr11" draw:text-style-name="P270" svg:x1="18.763cm" svg:y1="11.269cm" svg:x2="18.763cm" svg:y2="11.37cm"><text:p/></draw:line></draw:g><draw:g draw:name="DrawObject 394" draw:style-name="gr8"><draw:line draw:name="Вертикальная линия 1436" draw:style-name="gr11" draw:text-style-name="P270" svg:x1="20.029cm" svg:y1="11.269cm" svg:x2="20.029cm" svg:y2="11.37cm"><text:p/></draw:line><draw:line draw:name="Вертикальная линия 1437" draw:style-name="gr11" draw:text-style-name="P270" svg:x1="21.296cm" svg:y1="11.269cm" svg:x2="21.296cm" svg:y2="11.37cm"><text:p/></draw:line><draw:line draw:name="Вертикальная линия 1438" draw:style-name="gr11" draw:text-style-name="P270" svg:x1="22.643cm" svg:y1="11.269cm" svg:x2="22.643cm" svg:y2="11.37cm"><text:p/></draw:line><draw:line draw:name="Вертикальная линия 1439" draw:style-name="gr11" draw:text-style-name="P270" svg:x1="23.97cm" svg:y1="11.269cm" svg:x2="23.97cm" svg:y2="11.37cm"><text:p/></draw:line><draw:line draw:name="Вертикальная линия 1440" draw:style-name="gr11" draw:text-style-name="P270" svg:x1="25.714cm" svg:y1="11.269cm" svg:x2="25.714cm" svg:y2="11.37cm"><text:p/></draw:line></draw:g></draw:g></draw:g></draw:g><text:span text:style-name="T133">Т</text:span>01</text:p>
          </table:table-cell>
          <table:table-cell table:style-name="Таблица7.B15" table:number-columns-spanned="44" office:value-type="string">
            <text:p text:style-name="P233"><text:s text:c="3"/><text:span text:style-name="T87">Стол рабочий Эскиз 5222</text:span> <text:span text:style-name="T87">или аналогичный имеющийся в цехе</text:span> <text:s text:c="36"/><text:span text:style-name="T44">19433</text:span> <text:s text:c="9"/><text:span text:style-name="T88">2</text:span> <text:s text:c="10"/><text:span text:style-name="T88">2</text:span> <text:s text:c="10"/><text:span text:style-name="T88">1</text:span> <text:s text:c="11"/>- <text:s text:c="13"/>- <text:s text:c="12"/>- <text:s text:c="13"/><text:span text:style-name="T134">1</text:span> <text:s text:c="14"/>- <text:s text:c="18"/><text:span text:style-name="T134">0,25</text:span> <text:s text:c="2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5">
          <table:table-cell table:style-name="Таблица7.A15" office:value-type="string">
            <text:p text:style-name="P84">02</text:p>
          </table:table-cell>
          <table:table-cell table:style-name="Таблица7.B15" table:number-columns-spanned="44" office:value-type="string">
            <text:p text:style-name="P217"><text:s text:c="6"/><text:span text:style-name="T82">Машинка </text:span><text:span text:style-name="T83">«Богарка»</text:span> <text:span text:style-name="T82">отрезная</text:span> <text:s text:c="78"/><text:span text:style-name="T90">По сопроводительной документации</text:span> <text:s text:c="38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5">
          <table:table-cell table:style-name="Таблица7.A15" office:value-type="string">
            <text:p text:style-name="P84">03</text:p>
          </table:table-cell>
          <table:table-cell table:style-name="Таблица7.B15" table:number-columns-spanned="44" office:value-type="string">
            <text:p text:style-name="P217"><text:s text:c="6"/><text:span text:style-name="T82">Круг отрезной 125х2,5х22,23</text:span><text:span text:style-name="T5"> LUGA ABRASIV EXTRA</text:span> <text:s text:c="34"/><text:span text:style-name="T91">По сопроводительной документации</text:span> <text:s text:c="34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5">
          <table:table-cell table:style-name="Таблица7.A15" office:value-type="string">
            <text:p text:style-name="P84">04</text:p>
          </table:table-cell>
          <table:table-cell table:style-name="Таблица7.B15" table:number-columns-spanned="44" office:value-type="string">
            <text:p text:style-name="P214"><text:s text:c="6"/><text:span text:style-name="T91">Пневмонапильник Н-300</text:span> <text:s text:c="86"/><text:span text:style-name="T91">ТУ 5-981-13117-77 </text:span><text:s text:c="29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5">
          <table:table-cell table:style-name="Таблица7.A15" office:value-type="string">
            <text:p text:style-name="P84">05</text:p>
          </table:table-cell>
          <table:table-cell table:style-name="Таблица7.B15" table:number-columns-spanned="44" office:value-type="string">
            <text:p text:style-name="P219"><text:s text:c="6"/><text:span text:style-name="T91">Напильник 2820-0016</text:span> <text:s text:c="92"/><text:span text:style-name="T91">ГОСТ 1465-80</text:span> <text:s text:c="2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5">
          <table:table-cell table:style-name="Таблица7.A15" office:value-type="string">
            <text:p text:style-name="P84">06</text:p>
          </table:table-cell>
          <table:table-cell table:style-name="Таблица7.B15" table:number-columns-spanned="44" office:value-type="string">
            <text:p text:style-name="P214"><text:s text:c="6"/><text:span text:style-name="T91">Шкурка шлифовальная</text:span> <text:span text:style-name="T91">2Р 830х50 С2 24А 40Н-МА</text:span> <text:s text:c="42"/><text:span text:style-name="T91">ГОСТ 5009-82</text:span> <text:s text:c="28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5">
          <table:table-cell table:style-name="Таблица7.A15" office:value-type="string">
            <text:p text:style-name="P84">07</text:p>
          </table:table-cell>
          <table:table-cell table:style-name="Таблица7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5">
          <table:table-cell table:style-name="Таблица7.A15" office:value-type="string">
            <text:p text:style-name="P84">08</text:p>
          </table:table-cell>
          <table:table-cell table:style-name="Таблица7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5">
          <table:table-cell table:style-name="Таблица7.A15" office:value-type="string">
            <text:p text:style-name="P84">09</text:p>
          </table:table-cell>
          <table:table-cell table:style-name="Таблица7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5">
          <table:table-cell table:style-name="Таблица7.A15" office:value-type="string">
            <text:p text:style-name="P91"><text:span text:style-name="T93">О</text:span>10</text:p>
          </table:table-cell>
          <table:table-cell table:style-name="Таблица7.B15" table:number-rows-spanned="2" table:number-columns-spanned="44" office:value-type="string">
            <text:p text:style-name="P211"><text:span text:style-name="T104">Вырезать по разметке место технологических припусков ко контуру. </text:span><text:span text:style-name="T106">Зачистить контур детали</text:span><text:span text:style-name="T104">. </text:span><text:span text:style-name="T105">Технологический припуск использовать для определения степени отверждения по ОСТ 92-0903-78. Черт. ХХХХ.735214.001 п.11</text:span> <text:s text:c="384"/></text:p>
            <text:p text:style-name="P211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5">
          <table:table-cell table:style-name="Таблица7.A15" office:value-type="string">
            <text:p text:style-name="P84"><text:span text:style-name="T10">1</text:span>1</text:p>
          </table:table-cell>
          <table:covered-table-cell table:style-name="Таблица7.B1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5">
          <table:table-cell table:style-name="Таблица7.A15" office:value-type="string">
            <text:p text:style-name="P84">12</text:p>
          </table:table-cell>
          <table:table-cell table:style-name="Таблица7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5">
          <table:table-cell table:style-name="Таблица7.A15" office:value-type="string">
            <text:p text:style-name="P84"><text:span text:style-name="T9">1</text:span>3</text:p>
          </table:table-cell>
          <table:table-cell table:style-name="Таблица7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5">
          <table:table-cell table:style-name="Таблица7.A15" office:value-type="string">
            <text:p text:style-name="P84">14</text:p>
          </table:table-cell>
          <table:table-cell table:style-name="Таблица7.B15" table:number-columns-spanned="44" office:value-type="string">
            <text:p text:style-name="P2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5">
          <table:table-cell table:style-name="Таблица7.A15" office:value-type="string">
            <text:p text:style-name="P84">15</text:p>
          </table:table-cell>
          <table:table-cell table:style-name="Таблица7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5">
          <table:table-cell table:style-name="Таблица7.A15" office:value-type="string">
            <text:p text:style-name="P84">16</text:p>
          </table:table-cell>
          <table:table-cell table:style-name="Таблица7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31">
          <table:table-cell table:style-name="Таблица7.A31" table:number-columns-spanned="3" office:value-type="string">
            <text:p text:style-name="P7">МК</text:p>
          </table:table-cell>
          <table:covered-table-cell/>
          <table:covered-table-cell/>
          <table:table-cell table:style-name="Таблица7.A31" table:number-columns-spanned="31" office:value-type="string">
            <text:p text:style-name="P60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A31" table:number-columns-spanned="9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r31" table:number-columns-spanned="2" office:value-type="string">
            <text:p text:style-name="P54"/>
          </table:table-cell>
          <table:covered-table-cell/>
        </table:table-row>
      </table:table>
      <text:p text:style-name="P214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column table:style-name="Таблица8.H"/>
        <table:table-column table:style-name="Таблица8.I"/>
        <table:table-column table:style-name="Таблица8.J"/>
        <table:table-column table:style-name="Таблица8.K"/>
        <table:table-column table:style-name="Таблица8.L"/>
        <table:table-column table:style-name="Таблица8.M"/>
        <table:table-column table:style-name="Таблица8.N"/>
        <table:table-column table:style-name="Таблица8.O"/>
        <table:table-column table:style-name="Таблица8.P"/>
        <table:table-column table:style-name="Таблица8.Q"/>
        <table:table-column table:style-name="Таблица8.R"/>
        <table:table-column table:style-name="Таблица8.S"/>
        <table:table-column table:style-name="Таблица8.T"/>
        <table:table-column table:style-name="Таблица8.U"/>
        <table:table-column table:style-name="Таблица8.V"/>
        <table:table-column table:style-name="Таблица8.R"/>
        <table:table-column table:style-name="Таблица8.X"/>
        <table:table-column table:style-name="Таблица8.Y"/>
        <table:table-column table:style-name="Таблица8.Z"/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column table:style-name="Таблица8.h"/>
        <table:table-column table:style-name="Таблица8.i"/>
        <table:table-column table:style-name="Таблица8.j"/>
        <table:table-column table:style-name="Таблица8.k"/>
        <table:table-column table:style-name="Таблица8.l"/>
        <table:table-column table:style-name="Таблица8.m"/>
        <table:table-column table:style-name="Таблица8.n"/>
        <table:table-column table:style-name="Таблица8.o"/>
        <table:table-column table:style-name="Таблица8.p"/>
        <table:table-column table:style-name="Таблица8.q"/>
        <table:table-column table:style-name="Таблица8.r"/>
        <table:table-column table:style-name="Таблица8.s"/>
        <table:table-row table:style-name="Таблица8.1">
          <table:table-cell table:style-name="Таблица8.A1" table:number-columns-spanned="28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c1" table:number-columns-spanned="2" office:value-type="string">
            <text:p text:style-name="P26"><draw:frame draw:style-name="fr2" draw:name="Врезка8" text:anchor-type="char" svg:x="23.844cm" svg:y="-0.496cm" svg:width="4.604cm" svg:height="0.847cm" draw:z-index="19"><draw:text-box><text:p text:style-name="P29"><text:s text:c="14"/>ГОСТ 3.1118-82 Форма 2</text:p></draw:text-box></draw:frame></text:p>
            <text:p text:style-name="P214"/>
          </table:table-cell>
          <table:covered-table-cell/>
          <table:table-cell table:style-name="Таблица8.c1" table:number-columns-spanned="2" office:value-type="string">
            <text:p text:style-name="P20"/>
          </table:table-cell>
          <table:covered-table-cell/>
          <table:table-cell table:style-name="Таблица8.c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c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8.q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Таблица8.2">
          <table:table-cell table:style-name="Таблица8.c1" table:number-columns-spanned="2" office:value-type="string">
            <text:p text:style-name="P20">Дубл.</text:p>
          </table:table-cell>
          <table:covered-table-cell/>
          <table:table-cell table:style-name="Таблица8.c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8.c1" table:number-columns-spanned="3" office:value-type="string">
            <text:p text:style-name="P20"/>
          </table:table-cell>
          <table:covered-table-cell/>
          <table:covered-table-cell/>
          <table:table-cell table:style-name="Таблица8.c1" office:value-type="string">
            <text:p text:style-name="P20"/>
          </table:table-cell>
          <table:table-cell table:style-name="Таблица8.K2" table:number-columns-spanned="4" office:value-type="string">
            <text:p text:style-name="P20"><text:s text:c="15"/></text:p>
          </table:table-cell>
          <table:covered-table-cell/>
          <table:covered-table-cell/>
          <table:covered-table-cell/>
          <table:table-cell table:style-name="Таблица8.O2" table:number-columns-spanned="1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c1" table:number-columns-spanned="2" office:value-type="string">
            <text:p text:style-name="P157"/>
          </table:table-cell>
          <table:covered-table-cell/>
          <table:table-cell table:style-name="Таблица8.c1" table:number-columns-spanned="2" office:value-type="string">
            <text:p text:style-name="P20"/>
          </table:table-cell>
          <table:covered-table-cell/>
          <table:table-cell table:style-name="Таблица8.c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c1" table:number-columns-spanned="4" office:value-type="string">
            <text:p text:style-name="P157"/>
          </table:table-cell>
          <table:covered-table-cell/>
          <table:covered-table-cell/>
          <table:covered-table-cell/>
          <table:table-cell table:style-name="Таблица8.q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Таблица8.2">
          <table:table-cell table:style-name="Таблица8.c1" table:number-columns-spanned="2" office:value-type="string">
            <text:p text:style-name="P20">Взам.</text:p>
          </table:table-cell>
          <table:covered-table-cell/>
          <table:table-cell table:style-name="Таблица8.c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8.c1" table:number-columns-spanned="3" office:value-type="string">
            <text:p text:style-name="P20"/>
          </table:table-cell>
          <table:covered-table-cell/>
          <table:covered-table-cell/>
          <table:table-cell table:style-name="Таблица8.c1" office:value-type="string">
            <text:p text:style-name="P20"/>
          </table:table-cell>
          <table:table-cell table:style-name="Таблица8.K2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8.c1" table:number-columns-spanned="2" office:value-type="string">
            <text:p text:style-name="P20"/>
          </table:table-cell>
          <table:covered-table-cell/>
          <table:table-cell table:style-name="Таблица8.c1" table:number-columns-spanned="3" office:value-type="string">
            <text:p text:style-name="P20"/>
          </table:table-cell>
          <table:covered-table-cell/>
          <table:covered-table-cell/>
          <table:table-cell table:style-name="Таблица8.c1" table:number-columns-spanned="3" office:value-type="string">
            <text:p text:style-name="P20"/>
          </table:table-cell>
          <table:covered-table-cell/>
          <table:covered-table-cell/>
          <table:table-cell table:style-name="Таблица8.c1" table:number-columns-spanned="2" office:value-type="string">
            <text:p text:style-name="P20"/>
          </table:table-cell>
          <table:covered-table-cell/>
          <table:table-cell table:style-name="Таблица8.c1" table:number-columns-spanned="3" office:value-type="string">
            <text:p text:style-name="P20"/>
          </table:table-cell>
          <table:covered-table-cell/>
          <table:covered-table-cell/>
          <table:table-cell table:style-name="Таблица8.c1" table:number-columns-spanned="2" office:value-type="string">
            <text:p text:style-name="P20"/>
          </table:table-cell>
          <table:covered-table-cell/>
          <table:table-cell table:style-name="Таблица8.c1" table:number-columns-spanned="2" office:value-type="string">
            <text:p text:style-name="P20"/>
          </table:table-cell>
          <table:covered-table-cell/>
          <table:table-cell table:style-name="Таблица8.c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c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8.q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Таблица8.2">
          <table:table-cell table:style-name="Таблица8.c1" table:number-columns-spanned="2" office:value-type="string">
            <text:p text:style-name="P20">Подл.</text:p>
          </table:table-cell>
          <table:covered-table-cell/>
          <table:table-cell table:style-name="Таблица8.c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8.c1" table:number-columns-spanned="3" office:value-type="string">
            <text:p text:style-name="P20"/>
          </table:table-cell>
          <table:covered-table-cell/>
          <table:covered-table-cell/>
          <table:table-cell table:style-name="Таблица8.c1" office:value-type="string">
            <text:p text:style-name="P20"/>
          </table:table-cell>
          <table:table-cell table:style-name="Таблица8.K4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8.c1" table:number-columns-spanned="2" office:value-type="string">
            <text:p text:style-name="P20"/>
          </table:table-cell>
          <table:covered-table-cell/>
          <table:table-cell table:style-name="Таблица8.c1" table:number-columns-spanned="3" office:value-type="string">
            <text:p text:style-name="P20"/>
          </table:table-cell>
          <table:covered-table-cell/>
          <table:covered-table-cell/>
          <table:table-cell table:style-name="Таблица8.c1" table:number-columns-spanned="3" office:value-type="string">
            <text:p text:style-name="P20"/>
          </table:table-cell>
          <table:covered-table-cell/>
          <table:covered-table-cell/>
          <table:table-cell table:style-name="Таблица8.c1" table:number-columns-spanned="2" office:value-type="string">
            <text:p text:style-name="P20"/>
          </table:table-cell>
          <table:covered-table-cell/>
          <table:table-cell table:style-name="Таблица8.c1" table:number-columns-spanned="3" office:value-type="string">
            <text:p text:style-name="P20"/>
          </table:table-cell>
          <table:covered-table-cell/>
          <table:covered-table-cell/>
          <table:table-cell table:style-name="Таблица8.c1" table:number-columns-spanned="2" office:value-type="string">
            <text:p text:style-name="P20"/>
          </table:table-cell>
          <table:covered-table-cell/>
          <table:table-cell table:style-name="Таблица8.c1" table:number-columns-spanned="2" office:value-type="string">
            <text:p text:style-name="P20"/>
          </table:table-cell>
          <table:covered-table-cell/>
          <table:table-cell table:style-name="Таблица8.c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c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8.q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Таблица8.5">
          <table:table-cell table:style-name="Таблица8.c1" table:number-columns-spanned="20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U5" table:number-columns-spanned="9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U5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U5" table:number-columns-spanned="5" office:value-type="string">
            <text:p text:style-name="P235">13</text:p>
          </table:table-cell>
          <table:covered-table-cell/>
          <table:covered-table-cell/>
          <table:covered-table-cell/>
          <table:covered-table-cell/>
          <table:table-cell table:style-name="Таблица8.q5" table:number-columns-spanned="3" office:value-type="string">
            <text:p text:style-name="P222">9</text:p>
          </table:table-cell>
          <table:covered-table-cell/>
          <table:covered-table-cell/>
        </table:table-row>
        <table:table-row table:style-name="Таблица8.2">
          <table:table-cell table:style-name="Таблица8.c1" table:number-columns-spanned="4" office:value-type="string">
            <text:p text:style-name="P98">Разраб.</text:p>
          </table:table-cell>
          <table:covered-table-cell/>
          <table:covered-table-cell/>
          <table:covered-table-cell/>
          <table:table-cell table:style-name="Таблица8.c1" table:number-columns-spanned="5" office:value-type="string">
            <text:p text:style-name="P170">Новиков</text:p>
          </table:table-cell>
          <table:covered-table-cell/>
          <table:covered-table-cell/>
          <table:covered-table-cell/>
          <table:covered-table-cell/>
          <table:table-cell table:style-name="Таблица8.c1" table:number-columns-spanned="2" office:value-type="string">
            <text:p text:style-name="P20"/>
          </table:table-cell>
          <table:covered-table-cell/>
          <table:table-cell table:style-name="Таблица8.c1" office:value-type="string">
            <text:p text:style-name="P20"/>
          </table:table-cell>
          <table:table-cell table:style-name="Таблица8.c1" table:number-rows-spanned="3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S6" table:number-rows-spanned="3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6" table:number-rows-spanned="3" table:number-columns-spanned="9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j6" table:number-rows-spanned="3" table:number-columns-spanned="10" office:value-type="string">
            <text:h text:style-name="P242" text:outline-level="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2">
          <table:table-cell table:style-name="Таблица8.c1" table:number-columns-spanned="4" office:value-type="string" table:protected="true">
            <text:p text:style-name="P20">Проверил</text:p>
          </table:table-cell>
          <table:covered-table-cell/>
          <table:covered-table-cell/>
          <table:covered-table-cell/>
          <table:table-cell table:style-name="Таблица8.c1" table:number-columns-spanned="5" office:value-type="string">
            <text:p text:style-name="P150"/>
          </table:table-cell>
          <table:covered-table-cell/>
          <table:covered-table-cell/>
          <table:covered-table-cell/>
          <table:covered-table-cell/>
          <table:table-cell table:style-name="Таблица8.c1" table:number-columns-spanned="2" office:value-type="string">
            <text:p text:style-name="P20"/>
          </table:table-cell>
          <table:covered-table-cell/>
          <table:table-cell table:style-name="Таблица8.c1" office:value-type="string">
            <text:p text:style-name="P20"/>
          </table:table-cell>
          <table:covered-table-cell table:style-name="Таблица8.c1"/>
          <table:covered-table-cell/>
          <table:covered-table-cell/>
          <table:covered-table-cell/>
          <table:covered-table-cell/>
          <table:covered-table-cell/>
          <table:covered-table-cell table:style-name="Таблица8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8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8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2">
          <table:table-cell table:style-name="Таблица8.c1" table:number-columns-spanned="4" office:value-type="string" table:protected="true">
            <text:p text:style-name="P20"/>
          </table:table-cell>
          <table:covered-table-cell/>
          <table:covered-table-cell/>
          <table:covered-table-cell/>
          <table:table-cell table:style-name="Таблица8.c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8.c1" table:number-columns-spanned="2" office:value-type="string">
            <text:p text:style-name="P20"/>
          </table:table-cell>
          <table:covered-table-cell/>
          <table:table-cell table:style-name="Таблица8.c1" office:value-type="string">
            <text:p text:style-name="P20"/>
          </table:table-cell>
          <table:covered-table-cell table:style-name="Таблица8.c1"/>
          <table:covered-table-cell/>
          <table:covered-table-cell/>
          <table:covered-table-cell/>
          <table:covered-table-cell/>
          <table:covered-table-cell/>
          <table:covered-table-cell table:style-name="Таблица8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8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8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2">
          <table:table-cell table:style-name="Таблица8.c1" table:number-columns-spanned="4" office:value-type="string" table:protected="true">
            <text:p text:style-name="P20"/>
          </table:table-cell>
          <table:covered-table-cell/>
          <table:covered-table-cell/>
          <table:covered-table-cell/>
          <table:table-cell table:style-name="Таблица8.c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8.c1" table:number-columns-spanned="2" office:value-type="string">
            <text:p text:style-name="P20"/>
          </table:table-cell>
          <table:covered-table-cell/>
          <table:table-cell table:style-name="Таблица8.c1" office:value-type="string">
            <text:p text:style-name="P20"/>
          </table:table-cell>
          <table:table-cell table:style-name="Таблица8.c1" table:number-rows-spanned="2" office:value-type="string">
            <text:p text:style-name="P20"/>
          </table:table-cell>
          <table:table-cell table:style-name="Таблица8.c1" table:number-rows-spanned="2" table:number-columns-spanned="26" office:value-type="string">
            <text:p text:style-name="P66">Крышка <text:span text:style-name="T121">топливного насо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n9" table:number-rows-spanned="2" table:number-columns-spanned="2" office:value-type="string">
            <text:p text:style-name="P144"/>
          </table:table-cell>
          <table:covered-table-cell/>
          <table:table-cell table:style-name="Таблица8.n9" table:number-rows-spanned="2" table:number-columns-spanned="3" office:value-type="string">
            <text:p text:style-name="P39"/>
          </table:table-cell>
          <table:covered-table-cell/>
          <table:covered-table-cell/>
          <table:table-cell table:style-name="Таблица8.s9" table:number-rows-spanned="2" office:value-type="string">
            <text:p text:style-name="P14"/>
          </table:table-cell>
        </table:table-row>
        <table:table-row table:style-name="Таблица8.2">
          <table:table-cell table:style-name="Таблица8.c1" table:number-columns-spanned="4" office:value-type="string" table:protected="true">
            <text:p text:style-name="P20">Н.контр.</text:p>
          </table:table-cell>
          <table:covered-table-cell/>
          <table:covered-table-cell/>
          <table:covered-table-cell/>
          <table:table-cell table:style-name="Таблица8.U5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Таблица8.U5" table:number-columns-spanned="2" office:value-type="string">
            <text:p text:style-name="P20"/>
          </table:table-cell>
          <table:covered-table-cell/>
          <table:table-cell table:style-name="Таблица8.U5" office:value-type="string">
            <text:p text:style-name="P20"/>
          </table:table-cell>
          <table:covered-table-cell table:style-name="Таблица8.c1"/>
          <table:covered-table-cell table:style-name="Таблица8.c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8.n9"/>
          <table:covered-table-cell/>
          <table:covered-table-cell table:style-name="Таблица8.n9"/>
          <table:covered-table-cell/>
          <table:covered-table-cell/>
          <table:covered-table-cell table:style-name="Таблица8.s9"/>
        </table:table-row>
        <table:table-row table:style-name="Таблица8.2">
          <table:table-cell table:style-name="Таблица8.c1" office:value-type="string">
            <text:p text:style-name="P20">А</text:p>
          </table:table-cell>
          <table:table-cell table:style-name="Таблица8.B11" table:number-columns-spanned="3" office:value-type="string">
            <text:p text:style-name="P33">Цех</text:p>
          </table:table-cell>
          <table:covered-table-cell/>
          <table:covered-table-cell/>
          <table:table-cell table:style-name="Таблица8.E11" office:value-type="string">
            <text:p text:style-name="P20">Уч.</text:p>
          </table:table-cell>
          <table:table-cell table:style-name="Таблица8.E11" table:number-columns-spanned="2" office:value-type="string">
            <text:p text:style-name="P20">РМ</text:p>
          </table:table-cell>
          <table:covered-table-cell/>
          <table:table-cell table:style-name="Таблица8.E11" office:value-type="string">
            <text:p text:style-name="P20">Опер.</text:p>
          </table:table-cell>
          <table:table-cell table:style-name="Таблица8.E11" table:number-columns-spanned="8" office:value-type="string">
            <text:p text:style-name="P20">Код, наименовании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Q11" table:number-columns-spanned="29" office:value-type="string">
            <text:p text:style-name="P20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c1" table:number-rows-spanned="2" office:value-type="string">
            <text:p text:style-name="P20">Б</text:p>
          </table:table-cell>
          <table:table-cell table:style-name="Таблица8.B12" table:number-columns-spanned="15" office:value-type="string">
            <text:p text:style-name="P20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c1" table:number-rows-spanned="2" table:number-columns-spanned="3" office:value-type="string">
            <text:p text:style-name="P20">См..</text:p>
          </table:table-cell>
          <table:covered-table-cell/>
          <table:covered-table-cell/>
          <table:table-cell table:style-name="Таблица8.c1" table:number-rows-spanned="2" table:number-columns-spanned="2" office:value-type="string">
            <text:p text:style-name="P20">Проф.</text:p>
            <text:p text:style-name="P214"/>
          </table:table-cell>
          <table:covered-table-cell/>
          <table:table-cell table:style-name="Таблица8.c1" table:number-rows-spanned="2" office:value-type="string">
            <text:p text:style-name="P20">Р</text:p>
          </table:table-cell>
          <table:table-cell table:style-name="Таблица8.c1" table:number-rows-spanned="2" table:number-columns-spanned="2" office:value-type="string">
            <text:p text:style-name="P20">УТ</text:p>
          </table:table-cell>
          <table:covered-table-cell/>
          <table:table-cell table:style-name="Таблица8.c1" table:number-rows-spanned="2" office:value-type="string">
            <text:p text:style-name="P20">КР</text:p>
          </table:table-cell>
          <table:table-cell table:style-name="Таблица8.c1" table:number-rows-spanned="2" table:number-columns-spanned="2" office:value-type="string">
            <text:p text:style-name="P78">КОИД</text:p>
          </table:table-cell>
          <table:covered-table-cell/>
          <table:table-cell table:style-name="Таблица8.c1" table:number-rows-spanned="2" table:number-columns-spanned="4" office:value-type="string">
            <text:p text:style-name="P20">ЕН</text:p>
          </table:table-cell>
          <table:covered-table-cell/>
          <table:covered-table-cell/>
          <table:covered-table-cell/>
          <table:table-cell table:style-name="Таблица8.c1" table:number-rows-spanned="2" table:number-columns-spanned="2" office:value-type="string">
            <text:p text:style-name="P20">ОП</text:p>
          </table:table-cell>
          <table:covered-table-cell/>
          <table:table-cell table:style-name="Таблица8.c1" table:number-rows-spanned="2" table:number-columns-spanned="3" office:value-type="string">
            <text:p text:style-name="P20">Кшт.</text:p>
          </table:table-cell>
          <table:covered-table-cell/>
          <table:covered-table-cell/>
          <table:table-cell table:style-name="Таблица8.c1" table:number-rows-spanned="2" table:number-columns-spanned="4" office:value-type="string">
            <text:p text:style-name="P20">Тп.з.</text:p>
          </table:table-cell>
          <table:covered-table-cell/>
          <table:covered-table-cell/>
          <table:covered-table-cell/>
          <table:table-cell table:style-name="Таблица8.o12" table:number-rows-spanned="2" table:number-columns-spanned="5" office:value-type="string">
            <text:p text:style-name="P20">Тшт.</text:p>
          </table:table-cell>
          <table:covered-table-cell/>
          <table:covered-table-cell/>
          <table:covered-table-cell/>
          <table:covered-table-cell/>
        </table:table-row>
        <table:table-row table:style-name="Таблица8.13">
          <table:covered-table-cell table:style-name="Таблица8.c1"/>
          <table:table-cell table:style-name="Таблица8.B11" table:number-columns-spanned="15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8.c1"/>
          <table:covered-table-cell/>
          <table:covered-table-cell/>
          <table:covered-table-cell table:style-name="Таблица8.c1"/>
          <table:covered-table-cell/>
          <table:covered-table-cell table:style-name="Таблица8.c1"/>
          <table:covered-table-cell table:style-name="Таблица8.c1"/>
          <table:covered-table-cell/>
          <table:covered-table-cell table:style-name="Таблица8.c1"/>
          <table:covered-table-cell table:style-name="Таблица8.c1"/>
          <table:covered-table-cell/>
          <table:covered-table-cell table:style-name="Таблица8.c1"/>
          <table:covered-table-cell/>
          <table:covered-table-cell/>
          <table:covered-table-cell/>
          <table:covered-table-cell table:style-name="Таблица8.c1"/>
          <table:covered-table-cell/>
          <table:covered-table-cell table:style-name="Таблица8.c1"/>
          <table:covered-table-cell/>
          <table:covered-table-cell/>
          <table:covered-table-cell table:style-name="Таблица8.c1"/>
          <table:covered-table-cell/>
          <table:covered-table-cell/>
          <table:covered-table-cell/>
          <table:covered-table-cell table:style-name="Таблица8.o12"/>
          <table:covered-table-cell/>
          <table:covered-table-cell/>
          <table:covered-table-cell/>
          <table:covered-table-cell/>
        </table:table-row>
        <table:table-row table:style-name="Таблица8.2">
          <table:table-cell table:style-name="Таблица8.c1" office:value-type="string">
            <text:p text:style-name="P20">к/м</text:p>
          </table:table-cell>
          <table:table-cell table:style-name="Таблица8.c1" table:number-columns-spanned="15" office:value-type="string">
            <text:p text:style-name="P20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B12" table:number-columns-spanned="11" office:value-type="string">
            <text:p text:style-name="P20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U5" table:number-columns-spanned="4" office:value-type="string">
            <text:p text:style-name="P78">ОПП</text:p>
          </table:table-cell>
          <table:covered-table-cell/>
          <table:covered-table-cell/>
          <table:covered-table-cell/>
          <table:table-cell table:style-name="Таблица8.U5" table:number-columns-spanned="2" office:value-type="string">
            <text:p text:style-name="P20">ЕВ</text:p>
          </table:table-cell>
          <table:covered-table-cell/>
          <table:table-cell table:style-name="Таблица8.U5" table:number-columns-spanned="3" office:value-type="string">
            <text:p text:style-name="P20">ЕН</text:p>
          </table:table-cell>
          <table:covered-table-cell/>
          <table:covered-table-cell/>
          <table:table-cell table:style-name="Таблица8.U5" table:number-columns-spanned="4" office:value-type="string">
            <text:p text:style-name="P20">КИ</text:p>
          </table:table-cell>
          <table:covered-table-cell/>
          <table:covered-table-cell/>
          <table:covered-table-cell/>
          <table:table-cell table:style-name="Таблица8.o14" table:number-columns-spanned="5" office:value-type="string">
            <text:p text:style-name="P20">Нрасх.</text:p>
          </table:table-cell>
          <table:covered-table-cell/>
          <table:covered-table-cell/>
          <table:covered-table-cell/>
          <table:covered-table-cell/>
        </table:table-row>
        <table:table-row table:style-name="Таблица8.15">
          <table:table-cell table:style-name="Таблица8.A15" office:value-type="string">
            <text:p text:style-name="P84"><draw:g text:anchor-type="char" draw:z-index="6" draw:name="DrawObject 395" draw:style-name="gr7"><draw:g draw:name="Фигура 7" draw:style-name="gr8"><draw:line draw:style-name="gr9" draw:text-style-name="P269" svg:x1="0.762cm" svg:y1="0.718cm" svg:x2="28.147cm" svg:y2="0.718cm"><text:p/></draw:line><draw:line draw:style-name="gr9" draw:text-style-name="P269" svg:x1="0.732cm" svg:y1="1.455cm" svg:x2="28.117cm" svg:y2="1.455cm"><text:p/></draw:line><draw:line draw:style-name="gr9" draw:text-style-name="P269" svg:x1="0.746cm" svg:y1="2.219cm" svg:x2="28.131cm" svg:y2="2.219cm"><text:p/></draw:line><draw:line draw:style-name="gr9" draw:text-style-name="P269" svg:x1="0.721cm" svg:y1="2.968cm" svg:x2="28.106cm" svg:y2="2.968cm"><text:p/></draw:line><draw:line draw:style-name="gr9" draw:text-style-name="P269" svg:x1="0.758cm" svg:y1="3.732cm" svg:x2="28.143cm" svg:y2="3.732cm"><text:p/></draw:line><draw:line draw:style-name="gr9" draw:text-style-name="P269" svg:x1="0.758cm" svg:y1="4.473cm" svg:x2="28.143cm" svg:y2="4.473cm"><text:p/></draw:line><draw:line draw:style-name="gr9" draw:text-style-name="P269" svg:x1="0.747cm" svg:y1="5.231cm" svg:x2="28.132cm" svg:y2="5.231cm"><text:p/></draw:line><draw:line draw:style-name="gr9" draw:text-style-name="P269" svg:x1="0.732cm" svg:y1="5.978cm" svg:x2="28.117cm" svg:y2="5.978cm"><text:p/></draw:line><draw:line draw:style-name="gr9" draw:text-style-name="P269" svg:x1="0.747cm" svg:y1="6.729cm" svg:x2="28.132cm" svg:y2="6.729cm"><text:p/></draw:line><draw:line draw:style-name="gr9" draw:text-style-name="P269" svg:x1="0.745cm" svg:y1="8.233cm" svg:x2="28.13cm" svg:y2="8.233cm"><text:p/></draw:line><draw:line draw:style-name="gr9" draw:text-style-name="P269" svg:x1="0.755cm" svg:y1="9.747cm" svg:x2="28.14cm" svg:y2="9.747cm"><text:p/></draw:line><draw:line draw:style-name="gr9" draw:text-style-name="P269" svg:x1="0.745cm" svg:y1="7.495cm" svg:x2="28.13cm" svg:y2="7.495cm"><text:p/></draw:line><draw:line draw:style-name="gr9" draw:text-style-name="P269" svg:x1="0.758cm" svg:y1="8.997cm" svg:x2="28.143cm" svg:y2="8.997cm"><text:p/></draw:line><draw:line draw:style-name="gr9" draw:text-style-name="P269" svg:x1="0.732cm" svg:y1="10.495cm" svg:x2="28.117cm" svg:y2="10.495cm"><text:p/></draw:line><draw:line draw:style-name="gr9" draw:text-style-name="P269" svg:x1="0.755cm" svg:y1="11.244cm" svg:x2="28.14cm" svg:y2="11.244cm"><text:p/></draw:line></draw:g><draw:g draw:name="DrawObject 396" draw:style-name="gr10"><draw:g draw:name="DrawObject 397" draw:style-name="gr10"><draw:g draw:name="DrawObject 398" draw:style-name="gr10"><draw:g draw:name="DrawObject 399" draw:style-name="gr8"><draw:line draw:name="Вертикальная линия 1441" draw:style-name="gr11" draw:text-style-name="P270" svg:x1="1.852cm" svg:y1="-0.023cm" svg:x2="1.852cm" svg:y2="0.078cm"><text:p/></draw:line><draw:line draw:name="Вертикальная линия 1442" draw:style-name="gr11" draw:text-style-name="P270" svg:x1="2.896cm" svg:y1="-0.021cm" svg:x2="2.896cm" svg:y2="0.08cm"><text:p/></draw:line><draw:line draw:name="Вертикальная линия 1443" draw:style-name="gr11" draw:text-style-name="P270" svg:x1="3.937cm" svg:y1="-0.016cm" svg:x2="3.937cm" svg:y2="0.085cm"><text:p/></draw:line><draw:line draw:name="Вертикальная линия 1444" draw:style-name="gr11" draw:text-style-name="P270" svg:x1="5.235cm" svg:y1="-0.016cm" svg:x2="5.235cm" svg:y2="0.085cm"><text:p/></draw:line></draw:g><draw:line draw:name="Вертикальная линия 1445" draw:style-name="gr11" draw:text-style-name="P270" svg:x1="12.58cm" svg:y1="-0.016cm" svg:x2="12.58cm" svg:y2="0.085cm"><text:p/></draw:line><draw:line draw:name="Вертикальная линия 1446" draw:style-name="gr11" draw:text-style-name="P270" svg:x1="13.603cm" svg:y1="-0.016cm" svg:x2="13.603cm" svg:y2="0.085cm"><text:p/></draw:line><draw:line draw:name="Вертикальная линия 1447" draw:style-name="gr11" draw:text-style-name="P270" svg:x1="15.419cm" svg:y1="-0.016cm" svg:x2="15.419cm" svg:y2="0.085cm"><text:p/></draw:line><draw:line draw:name="Вертикальная линия 1448" draw:style-name="gr11" draw:text-style-name="P270" svg:x1="16.45cm" svg:y1="-0.016cm" svg:x2="16.45cm" svg:y2="0.085cm"><text:p/></draw:line><draw:line draw:name="Вертикальная линия 1449" draw:style-name="gr11" draw:text-style-name="P270" svg:x1="17.727cm" svg:y1="-0.016cm" svg:x2="17.727cm" svg:y2="0.085cm"><text:p/></draw:line><draw:line draw:name="Вертикальная линия 1450" draw:style-name="gr11" draw:text-style-name="P270" svg:x1="18.773cm" svg:y1="-0.016cm" svg:x2="18.773cm" svg:y2="0.085cm"><text:p/></draw:line></draw:g><draw:g draw:name="DrawObject 400" draw:style-name="gr8"><draw:line draw:name="Вертикальная линия 1451" draw:style-name="gr11" draw:text-style-name="P270" svg:x1="20.041cm" svg:y1="-0.016cm" svg:x2="20.041cm" svg:y2="0.085cm"><text:p/></draw:line><draw:line draw:name="Вертикальная линия 1452" draw:style-name="gr11" draw:text-style-name="P270" svg:x1="21.306cm" svg:y1="-0.016cm" svg:x2="21.306cm" svg:y2="0.085cm"><text:p/></draw:line><draw:line draw:name="Вертикальная линия 1453" draw:style-name="gr11" draw:text-style-name="P270" svg:x1="22.658cm" svg:y1="-0.016cm" svg:x2="22.658cm" svg:y2="0.085cm"><text:p/></draw:line><draw:line draw:name="Вертикальная линия 1454" draw:style-name="gr11" draw:text-style-name="P270" svg:x1="23.98cm" svg:y1="-0.016cm" svg:x2="23.98cm" svg:y2="0.085cm"><text:p/></draw:line><draw:line draw:name="Вертикальная линия 1455" draw:style-name="gr11" draw:text-style-name="P270" svg:x1="25.728cm" svg:y1="-0.016cm" svg:x2="25.728cm" svg:y2="0.085cm"><text:p/></draw:line></draw:g></draw:g><draw:g draw:name="DrawObject 401" draw:style-name="gr10"><draw:g draw:name="DrawObject 402" draw:style-name="gr10"><draw:g draw:name="DrawObject 403" draw:style-name="gr8"><draw:line draw:name="Вертикальная линия 1456" draw:style-name="gr11" draw:text-style-name="P270" svg:x1="1.838cm" svg:y1="0.73cm" svg:x2="1.838cm" svg:y2="0.831cm"><text:p/></draw:line><draw:line draw:name="Вертикальная линия 1457" draw:style-name="gr11" draw:text-style-name="P270" svg:x1="2.884cm" svg:y1="0.732cm" svg:x2="2.884cm" svg:y2="0.833cm"><text:p/></draw:line><draw:line draw:name="Вертикальная линия 1458" draw:style-name="gr11" draw:text-style-name="P270" svg:x1="3.927cm" svg:y1="0.737cm" svg:x2="3.927cm" svg:y2="0.838cm"><text:p/></draw:line><draw:line draw:name="Вертикальная линия 1459" draw:style-name="gr11" draw:text-style-name="P270" svg:x1="5.221cm" svg:y1="0.737cm" svg:x2="5.221cm" svg:y2="0.838cm"><text:p/></draw:line></draw:g><draw:line draw:name="Вертикальная линия 1460" draw:style-name="gr11" draw:text-style-name="P270" svg:x1="12.573cm" svg:y1="0.737cm" svg:x2="12.573cm" svg:y2="0.838cm"><text:p/></draw:line><draw:line draw:name="Вертикальная линия 1461" draw:style-name="gr11" draw:text-style-name="P270" svg:x1="13.596cm" svg:y1="0.737cm" svg:x2="13.596cm" svg:y2="0.838cm"><text:p/></draw:line><draw:line draw:name="Вертикальная линия 1462" draw:style-name="gr11" draw:text-style-name="P270" svg:x1="15.411cm" svg:y1="0.737cm" svg:x2="15.411cm" svg:y2="0.838cm"><text:p/></draw:line><draw:line draw:name="Вертикальная линия 1463" draw:style-name="gr11" draw:text-style-name="P270" svg:x1="16.44cm" svg:y1="0.737cm" svg:x2="16.44cm" svg:y2="0.838cm"><text:p/></draw:line><draw:line draw:name="Вертикальная линия 1464" draw:style-name="gr11" draw:text-style-name="P270" svg:x1="17.713cm" svg:y1="0.737cm" svg:x2="17.713cm" svg:y2="0.838cm"><text:p/></draw:line><draw:line draw:name="Вертикальная линия 1465" draw:style-name="gr11" draw:text-style-name="P270" svg:x1="18.763cm" svg:y1="0.737cm" svg:x2="18.763cm" svg:y2="0.838cm"><text:p/></draw:line></draw:g><draw:g draw:name="DrawObject 404" draw:style-name="gr8"><draw:line draw:name="Вертикальная линия 1466" draw:style-name="gr11" draw:text-style-name="P270" svg:x1="20.029cm" svg:y1="0.737cm" svg:x2="20.029cm" svg:y2="0.838cm"><text:p/></draw:line><draw:line draw:name="Вертикальная линия 1467" draw:style-name="gr11" draw:text-style-name="P270" svg:x1="21.296cm" svg:y1="0.737cm" svg:x2="21.296cm" svg:y2="0.838cm"><text:p/></draw:line><draw:line draw:name="Вертикальная линия 1468" draw:style-name="gr11" draw:text-style-name="P270" svg:x1="22.643cm" svg:y1="0.737cm" svg:x2="22.643cm" svg:y2="0.838cm"><text:p/></draw:line><draw:line draw:name="Вертикальная линия 1469" draw:style-name="gr11" draw:text-style-name="P270" svg:x1="23.97cm" svg:y1="0.737cm" svg:x2="23.97cm" svg:y2="0.838cm"><text:p/></draw:line><draw:line draw:name="Вертикальная линия 1470" draw:style-name="gr11" draw:text-style-name="P270" svg:x1="25.714cm" svg:y1="0.737cm" svg:x2="25.714cm" svg:y2="0.838cm"><text:p/></draw:line></draw:g></draw:g><draw:g draw:name="DrawObject 405" draw:style-name="gr10"><draw:g draw:name="DrawObject 406" draw:style-name="gr10"><draw:g draw:name="DrawObject 407" draw:style-name="gr8"><draw:line draw:name="Вертикальная линия 1471" draw:style-name="gr11" draw:text-style-name="P270" svg:x1="1.838cm" svg:y1="1.466cm" svg:x2="1.838cm" svg:y2="1.567cm"><text:p/></draw:line><draw:line draw:name="Вертикальная линия 1472" draw:style-name="gr11" draw:text-style-name="P270" svg:x1="2.884cm" svg:y1="1.471cm" svg:x2="2.884cm" svg:y2="1.572cm"><text:p/></draw:line><draw:line draw:name="Вертикальная линия 1473" draw:style-name="gr11" draw:text-style-name="P270" svg:x1="3.927cm" svg:y1="1.475cm" svg:x2="3.927cm" svg:y2="1.576cm"><text:p/></draw:line><draw:line draw:name="Вертикальная линия 1474" draw:style-name="gr11" draw:text-style-name="P270" svg:x1="5.221cm" svg:y1="1.475cm" svg:x2="5.221cm" svg:y2="1.576cm"><text:p/></draw:line></draw:g><draw:line draw:name="Вертикальная линия 1475" draw:style-name="gr11" draw:text-style-name="P270" svg:x1="12.573cm" svg:y1="1.475cm" svg:x2="12.573cm" svg:y2="1.576cm"><text:p/></draw:line><draw:line draw:name="Вертикальная линия 1476" draw:style-name="gr11" draw:text-style-name="P270" svg:x1="13.596cm" svg:y1="1.475cm" svg:x2="13.596cm" svg:y2="1.576cm"><text:p/></draw:line><draw:line draw:name="Вертикальная линия 1477" draw:style-name="gr11" draw:text-style-name="P270" svg:x1="15.411cm" svg:y1="1.475cm" svg:x2="15.411cm" svg:y2="1.576cm"><text:p/></draw:line><draw:line draw:name="Вертикальная линия 1478" draw:style-name="gr11" draw:text-style-name="P270" svg:x1="16.44cm" svg:y1="1.475cm" svg:x2="16.44cm" svg:y2="1.576cm"><text:p/></draw:line><draw:line draw:name="Вертикальная линия 1479" draw:style-name="gr11" draw:text-style-name="P270" svg:x1="17.713cm" svg:y1="1.475cm" svg:x2="17.713cm" svg:y2="1.576cm"><text:p/></draw:line><draw:line draw:name="Вертикальная линия 1480" draw:style-name="gr11" draw:text-style-name="P270" svg:x1="18.763cm" svg:y1="1.475cm" svg:x2="18.763cm" svg:y2="1.576cm"><text:p/></draw:line></draw:g><draw:g draw:name="DrawObject 408" draw:style-name="gr8"><draw:line draw:name="Вертикальная линия 1481" draw:style-name="gr11" draw:text-style-name="P270" svg:x1="20.029cm" svg:y1="1.475cm" svg:x2="20.029cm" svg:y2="1.576cm"><text:p/></draw:line><draw:line draw:name="Вертикальная линия 1482" draw:style-name="gr11" draw:text-style-name="P270" svg:x1="21.296cm" svg:y1="1.475cm" svg:x2="21.296cm" svg:y2="1.576cm"><text:p/></draw:line><draw:line draw:name="Вертикальная линия 1483" draw:style-name="gr11" draw:text-style-name="P270" svg:x1="22.643cm" svg:y1="1.475cm" svg:x2="22.643cm" svg:y2="1.576cm"><text:p/></draw:line><draw:line draw:name="Вертикальная линия 1484" draw:style-name="gr11" draw:text-style-name="P270" svg:x1="23.97cm" svg:y1="1.475cm" svg:x2="23.97cm" svg:y2="1.576cm"><text:p/></draw:line><draw:line draw:name="Вертикальная линия 1485" draw:style-name="gr11" draw:text-style-name="P270" svg:x1="25.714cm" svg:y1="1.475cm" svg:x2="25.714cm" svg:y2="1.576cm"><text:p/></draw:line></draw:g></draw:g><draw:g draw:name="DrawObject 409" draw:style-name="gr10"><draw:g draw:name="DrawObject 410" draw:style-name="gr10"><draw:g draw:name="DrawObject 411" draw:style-name="gr8"><draw:line draw:name="Вертикальная линия 1486" draw:style-name="gr11" draw:text-style-name="P270" svg:x1="1.838cm" svg:y1="2.231cm" svg:x2="1.838cm" svg:y2="2.332cm"><text:p/></draw:line><draw:line draw:name="Вертикальная линия 1487" draw:style-name="gr11" draw:text-style-name="P270" svg:x1="2.884cm" svg:y1="2.233cm" svg:x2="2.884cm" svg:y2="2.334cm"><text:p/></draw:line><draw:line draw:name="Вертикальная линия 1488" draw:style-name="gr11" draw:text-style-name="P270" svg:x1="3.927cm" svg:y1="2.238cm" svg:x2="3.927cm" svg:y2="2.339cm"><text:p/></draw:line><draw:line draw:name="Вертикальная линия 1489" draw:style-name="gr11" draw:text-style-name="P270" svg:x1="5.221cm" svg:y1="2.238cm" svg:x2="5.221cm" svg:y2="2.339cm"><text:p/></draw:line></draw:g><draw:line draw:name="Вертикальная линия 1490" draw:style-name="gr11" draw:text-style-name="P270" svg:x1="12.573cm" svg:y1="2.238cm" svg:x2="12.573cm" svg:y2="2.339cm"><text:p/></draw:line><draw:line draw:name="Вертикальная линия 1491" draw:style-name="gr11" draw:text-style-name="P270" svg:x1="13.596cm" svg:y1="2.238cm" svg:x2="13.596cm" svg:y2="2.339cm"><text:p/></draw:line><draw:line draw:name="Вертикальная линия 1492" draw:style-name="gr11" draw:text-style-name="P270" svg:x1="15.411cm" svg:y1="2.238cm" svg:x2="15.411cm" svg:y2="2.339cm"><text:p/></draw:line><draw:line draw:name="Вертикальная линия 1493" draw:style-name="gr11" draw:text-style-name="P270" svg:x1="16.44cm" svg:y1="2.238cm" svg:x2="16.44cm" svg:y2="2.339cm"><text:p/></draw:line><draw:line draw:name="Вертикальная линия 1494" draw:style-name="gr11" draw:text-style-name="P270" svg:x1="17.713cm" svg:y1="2.238cm" svg:x2="17.713cm" svg:y2="2.339cm"><text:p/></draw:line><draw:line draw:name="Вертикальная линия 1495" draw:style-name="gr11" draw:text-style-name="P270" svg:x1="18.763cm" svg:y1="2.238cm" svg:x2="18.763cm" svg:y2="2.339cm"><text:p/></draw:line></draw:g><draw:g draw:name="DrawObject 412" draw:style-name="gr8"><draw:line draw:name="Вертикальная линия 1496" draw:style-name="gr11" draw:text-style-name="P270" svg:x1="20.029cm" svg:y1="2.238cm" svg:x2="20.029cm" svg:y2="2.339cm"><text:p/></draw:line><draw:line draw:name="Вертикальная линия 1497" draw:style-name="gr11" draw:text-style-name="P270" svg:x1="21.296cm" svg:y1="2.238cm" svg:x2="21.296cm" svg:y2="2.339cm"><text:p/></draw:line><draw:line draw:name="Вертикальная линия 1498" draw:style-name="gr11" draw:text-style-name="P270" svg:x1="22.643cm" svg:y1="2.238cm" svg:x2="22.643cm" svg:y2="2.339cm"><text:p/></draw:line><draw:line draw:name="Вертикальная линия 1499" draw:style-name="gr11" draw:text-style-name="P270" svg:x1="23.97cm" svg:y1="2.238cm" svg:x2="23.97cm" svg:y2="2.339cm"><text:p/></draw:line><draw:line draw:name="Вертикальная линия 1500" draw:style-name="gr11" draw:text-style-name="P270" svg:x1="25.714cm" svg:y1="2.238cm" svg:x2="25.714cm" svg:y2="2.339cm"><text:p/></draw:line></draw:g></draw:g><draw:g draw:name="DrawObject 413" draw:style-name="gr10"><draw:g draw:name="DrawObject 414" draw:style-name="gr10"><draw:g draw:name="DrawObject 415" draw:style-name="gr8"><draw:line draw:name="Вертикальная линия 1501" draw:style-name="gr11" draw:text-style-name="P270" svg:x1="1.838cm" svg:y1="2.981cm" svg:x2="1.838cm" svg:y2="3.082cm"><text:p/></draw:line><draw:line draw:name="Вертикальная линия 1502" draw:style-name="gr11" draw:text-style-name="P270" svg:x1="2.884cm" svg:y1="2.983cm" svg:x2="2.884cm" svg:y2="3.084cm"><text:p/></draw:line><draw:line draw:name="Вертикальная линия 1503" draw:style-name="gr11" draw:text-style-name="P270" svg:x1="3.927cm" svg:y1="2.988cm" svg:x2="3.927cm" svg:y2="3.089cm"><text:p/></draw:line><draw:line draw:name="Вертикальная линия 1504" draw:style-name="gr11" draw:text-style-name="P270" svg:x1="5.221cm" svg:y1="2.988cm" svg:x2="5.221cm" svg:y2="3.089cm"><text:p/></draw:line></draw:g><draw:line draw:name="Вертикальная линия 1505" draw:style-name="gr11" draw:text-style-name="P270" svg:x1="12.573cm" svg:y1="2.988cm" svg:x2="12.573cm" svg:y2="3.089cm"><text:p/></draw:line><draw:line draw:name="Вертикальная линия 1506" draw:style-name="gr11" draw:text-style-name="P270" svg:x1="13.596cm" svg:y1="2.988cm" svg:x2="13.596cm" svg:y2="3.089cm"><text:p/></draw:line><draw:line draw:name="Вертикальная линия 1507" draw:style-name="gr11" draw:text-style-name="P270" svg:x1="15.411cm" svg:y1="2.988cm" svg:x2="15.411cm" svg:y2="3.089cm"><text:p/></draw:line><draw:line draw:name="Вертикальная линия 1508" draw:style-name="gr11" draw:text-style-name="P270" svg:x1="16.44cm" svg:y1="2.988cm" svg:x2="16.44cm" svg:y2="3.089cm"><text:p/></draw:line><draw:line draw:name="Вертикальная линия 1509" draw:style-name="gr11" draw:text-style-name="P270" svg:x1="17.713cm" svg:y1="2.988cm" svg:x2="17.713cm" svg:y2="3.089cm"><text:p/></draw:line><draw:line draw:name="Вертикальная линия 1510" draw:style-name="gr11" draw:text-style-name="P270" svg:x1="18.763cm" svg:y1="2.988cm" svg:x2="18.763cm" svg:y2="3.089cm"><text:p/></draw:line></draw:g><draw:g draw:name="DrawObject 416" draw:style-name="gr8"><draw:line draw:name="Вертикальная линия 1511" draw:style-name="gr11" draw:text-style-name="P270" svg:x1="20.029cm" svg:y1="2.988cm" svg:x2="20.029cm" svg:y2="3.089cm"><text:p/></draw:line><draw:line draw:name="Вертикальная линия 1512" draw:style-name="gr11" draw:text-style-name="P270" svg:x1="21.296cm" svg:y1="2.988cm" svg:x2="21.296cm" svg:y2="3.089cm"><text:p/></draw:line><draw:line draw:name="Вертикальная линия 1513" draw:style-name="gr11" draw:text-style-name="P270" svg:x1="22.643cm" svg:y1="2.988cm" svg:x2="22.643cm" svg:y2="3.089cm"><text:p/></draw:line><draw:line draw:name="Вертикальная линия 1514" draw:style-name="gr11" draw:text-style-name="P270" svg:x1="23.97cm" svg:y1="2.988cm" svg:x2="23.97cm" svg:y2="3.089cm"><text:p/></draw:line><draw:line draw:name="Вертикальная линия 1515" draw:style-name="gr11" draw:text-style-name="P270" svg:x1="25.714cm" svg:y1="2.988cm" svg:x2="25.714cm" svg:y2="3.089cm"><text:p/></draw:line></draw:g></draw:g><draw:g draw:name="DrawObject 417" draw:style-name="gr10"><draw:g draw:name="DrawObject 418" draw:style-name="gr10"><draw:g draw:name="DrawObject 419" draw:style-name="gr8"><draw:line draw:name="Вертикальная линия 1516" draw:style-name="gr11" draw:text-style-name="P270" svg:x1="1.838cm" svg:y1="3.734cm" svg:x2="1.838cm" svg:y2="3.835cm"><text:p/></draw:line><draw:line draw:name="Вертикальная линия 1517" draw:style-name="gr11" draw:text-style-name="P270" svg:x1="2.884cm" svg:y1="3.736cm" svg:x2="2.884cm" svg:y2="3.837cm"><text:p/></draw:line><draw:line draw:name="Вертикальная линия 1518" draw:style-name="gr11" draw:text-style-name="P270" svg:x1="3.927cm" svg:y1="3.741cm" svg:x2="3.927cm" svg:y2="3.842cm"><text:p/></draw:line><draw:line draw:name="Вертикальная линия 1519" draw:style-name="gr11" draw:text-style-name="P270" svg:x1="5.221cm" svg:y1="3.741cm" svg:x2="5.221cm" svg:y2="3.842cm"><text:p/></draw:line></draw:g><draw:line draw:name="Вертикальная линия 1520" draw:style-name="gr11" draw:text-style-name="P270" svg:x1="12.573cm" svg:y1="3.741cm" svg:x2="12.573cm" svg:y2="3.842cm"><text:p/></draw:line><draw:line draw:name="Вертикальная линия 1521" draw:style-name="gr11" draw:text-style-name="P270" svg:x1="13.596cm" svg:y1="3.741cm" svg:x2="13.596cm" svg:y2="3.842cm"><text:p/></draw:line><draw:line draw:name="Вертикальная линия 1522" draw:style-name="gr11" draw:text-style-name="P270" svg:x1="15.411cm" svg:y1="3.741cm" svg:x2="15.411cm" svg:y2="3.842cm"><text:p/></draw:line><draw:line draw:name="Вертикальная линия 1523" draw:style-name="gr11" draw:text-style-name="P270" svg:x1="16.44cm" svg:y1="3.741cm" svg:x2="16.44cm" svg:y2="3.842cm"><text:p/></draw:line><draw:line draw:name="Вертикальная линия 1524" draw:style-name="gr11" draw:text-style-name="P270" svg:x1="17.713cm" svg:y1="3.741cm" svg:x2="17.713cm" svg:y2="3.842cm"><text:p/></draw:line><draw:line draw:name="Вертикальная линия 1525" draw:style-name="gr11" draw:text-style-name="P270" svg:x1="18.763cm" svg:y1="3.741cm" svg:x2="18.763cm" svg:y2="3.842cm"><text:p/></draw:line></draw:g><draw:g draw:name="DrawObject 420" draw:style-name="gr8"><draw:line draw:name="Вертикальная линия 1526" draw:style-name="gr11" draw:text-style-name="P270" svg:x1="20.029cm" svg:y1="3.741cm" svg:x2="20.029cm" svg:y2="3.842cm"><text:p/></draw:line><draw:line draw:name="Вертикальная линия 1527" draw:style-name="gr11" draw:text-style-name="P270" svg:x1="21.296cm" svg:y1="3.741cm" svg:x2="21.296cm" svg:y2="3.842cm"><text:p/></draw:line><draw:line draw:name="Вертикальная линия 1528" draw:style-name="gr11" draw:text-style-name="P270" svg:x1="22.643cm" svg:y1="3.741cm" svg:x2="22.643cm" svg:y2="3.842cm"><text:p/></draw:line><draw:line draw:name="Вертикальная линия 1529" draw:style-name="gr11" draw:text-style-name="P270" svg:x1="23.97cm" svg:y1="3.741cm" svg:x2="23.97cm" svg:y2="3.842cm"><text:p/></draw:line><draw:line draw:name="Вертикальная линия 1530" draw:style-name="gr11" draw:text-style-name="P270" svg:x1="25.714cm" svg:y1="3.741cm" svg:x2="25.714cm" svg:y2="3.842cm"><text:p/></draw:line></draw:g></draw:g><draw:g draw:name="DrawObject 421" draw:style-name="gr10"><draw:g draw:name="DrawObject 422" draw:style-name="gr10"><draw:g draw:name="DrawObject 423" draw:style-name="gr8"><draw:line draw:name="Вертикальная линия 1531" draw:style-name="gr11" draw:text-style-name="P270" svg:x1="1.838cm" svg:y1="4.471cm" svg:x2="1.838cm" svg:y2="4.572cm"><text:p/></draw:line><draw:line draw:name="Вертикальная линия 1532" draw:style-name="gr11" draw:text-style-name="P270" svg:x1="2.884cm" svg:y1="4.473cm" svg:x2="2.884cm" svg:y2="4.574cm"><text:p/></draw:line><draw:line draw:name="Вертикальная линия 1533" draw:style-name="gr11" draw:text-style-name="P270" svg:x1="3.927cm" svg:y1="4.477cm" svg:x2="3.927cm" svg:y2="4.578cm"><text:p/></draw:line><draw:line draw:name="Вертикальная линия 1534" draw:style-name="gr11" draw:text-style-name="P270" svg:x1="5.221cm" svg:y1="4.477cm" svg:x2="5.221cm" svg:y2="4.578cm"><text:p/></draw:line></draw:g><draw:line draw:name="Вертикальная линия 1535" draw:style-name="gr11" draw:text-style-name="P270" svg:x1="12.573cm" svg:y1="4.477cm" svg:x2="12.573cm" svg:y2="4.578cm"><text:p/></draw:line><draw:line draw:name="Вертикальная линия 1536" draw:style-name="gr11" draw:text-style-name="P270" svg:x1="13.596cm" svg:y1="4.477cm" svg:x2="13.596cm" svg:y2="4.578cm"><text:p/></draw:line><draw:line draw:name="Вертикальная линия 1537" draw:style-name="gr11" draw:text-style-name="P270" svg:x1="15.411cm" svg:y1="4.477cm" svg:x2="15.411cm" svg:y2="4.578cm"><text:p/></draw:line><draw:line draw:name="Вертикальная линия 1538" draw:style-name="gr11" draw:text-style-name="P270" svg:x1="16.44cm" svg:y1="4.477cm" svg:x2="16.44cm" svg:y2="4.578cm"><text:p/></draw:line><draw:line draw:name="Вертикальная линия 1539" draw:style-name="gr11" draw:text-style-name="P270" svg:x1="17.713cm" svg:y1="4.477cm" svg:x2="17.713cm" svg:y2="4.578cm"><text:p/></draw:line><draw:line draw:name="Вертикальная линия 1540" draw:style-name="gr11" draw:text-style-name="P270" svg:x1="18.763cm" svg:y1="4.477cm" svg:x2="18.763cm" svg:y2="4.578cm"><text:p/></draw:line></draw:g><draw:g draw:name="DrawObject 424" draw:style-name="gr8"><draw:line draw:name="Вертикальная линия 1541" draw:style-name="gr11" draw:text-style-name="P270" svg:x1="20.029cm" svg:y1="4.477cm" svg:x2="20.029cm" svg:y2="4.578cm"><text:p/></draw:line><draw:line draw:name="Вертикальная линия 1542" draw:style-name="gr11" draw:text-style-name="P270" svg:x1="21.296cm" svg:y1="4.477cm" svg:x2="21.296cm" svg:y2="4.578cm"><text:p/></draw:line><draw:line draw:name="Вертикальная линия 1543" draw:style-name="gr11" draw:text-style-name="P270" svg:x1="22.643cm" svg:y1="4.477cm" svg:x2="22.643cm" svg:y2="4.578cm"><text:p/></draw:line><draw:line draw:name="Вертикальная линия 1544" draw:style-name="gr11" draw:text-style-name="P270" svg:x1="23.97cm" svg:y1="4.477cm" svg:x2="23.97cm" svg:y2="4.578cm"><text:p/></draw:line><draw:line draw:name="Вертикальная линия 1545" draw:style-name="gr11" draw:text-style-name="P270" svg:x1="25.714cm" svg:y1="4.477cm" svg:x2="25.714cm" svg:y2="4.578cm"><text:p/></draw:line></draw:g></draw:g><draw:g draw:name="DrawObject 425" draw:style-name="gr10"><draw:g draw:name="DrawObject 426" draw:style-name="gr10"><draw:g draw:name="DrawObject 427" draw:style-name="gr8"><draw:line draw:name="Вертикальная линия 1546" draw:style-name="gr11" draw:text-style-name="P270" svg:x1="1.838cm" svg:y1="5.235cm" svg:x2="1.838cm" svg:y2="5.336cm"><text:p/></draw:line><draw:line draw:name="Вертикальная линия 1547" draw:style-name="gr11" draw:text-style-name="P270" svg:x1="2.884cm" svg:y1="5.237cm" svg:x2="2.884cm" svg:y2="5.338cm"><text:p/></draw:line><draw:line draw:name="Вертикальная линия 1548" draw:style-name="gr11" draw:text-style-name="P270" svg:x1="3.927cm" svg:y1="5.242cm" svg:x2="3.927cm" svg:y2="5.343cm"><text:p/></draw:line><draw:line draw:name="Вертикальная линия 1549" draw:style-name="gr11" draw:text-style-name="P270" svg:x1="5.221cm" svg:y1="5.242cm" svg:x2="5.221cm" svg:y2="5.343cm"><text:p/></draw:line></draw:g><draw:line draw:name="Вертикальная линия 1550" draw:style-name="gr11" draw:text-style-name="P270" svg:x1="12.573cm" svg:y1="5.242cm" svg:x2="12.573cm" svg:y2="5.343cm"><text:p/></draw:line><draw:line draw:name="Вертикальная линия 1551" draw:style-name="gr11" draw:text-style-name="P270" svg:x1="13.596cm" svg:y1="5.242cm" svg:x2="13.596cm" svg:y2="5.343cm"><text:p/></draw:line><draw:line draw:name="Вертикальная линия 1552" draw:style-name="gr11" draw:text-style-name="P270" svg:x1="15.411cm" svg:y1="5.242cm" svg:x2="15.411cm" svg:y2="5.343cm"><text:p/></draw:line><draw:line draw:name="Вертикальная линия 1553" draw:style-name="gr11" draw:text-style-name="P270" svg:x1="16.44cm" svg:y1="5.242cm" svg:x2="16.44cm" svg:y2="5.343cm"><text:p/></draw:line><draw:line draw:name="Вертикальная линия 1554" draw:style-name="gr11" draw:text-style-name="P270" svg:x1="17.713cm" svg:y1="5.242cm" svg:x2="17.713cm" svg:y2="5.343cm"><text:p/></draw:line><draw:line draw:name="Вертикальная линия 1555" draw:style-name="gr11" draw:text-style-name="P270" svg:x1="18.763cm" svg:y1="5.242cm" svg:x2="18.763cm" svg:y2="5.343cm"><text:p/></draw:line></draw:g><draw:g draw:name="DrawObject 428" draw:style-name="gr8"><draw:line draw:name="Вертикальная линия 1556" draw:style-name="gr11" draw:text-style-name="P270" svg:x1="20.029cm" svg:y1="5.242cm" svg:x2="20.029cm" svg:y2="5.343cm"><text:p/></draw:line><draw:line draw:name="Вертикальная линия 1557" draw:style-name="gr11" draw:text-style-name="P270" svg:x1="21.296cm" svg:y1="5.242cm" svg:x2="21.296cm" svg:y2="5.343cm"><text:p/></draw:line><draw:line draw:name="Вертикальная линия 1558" draw:style-name="gr11" draw:text-style-name="P270" svg:x1="22.643cm" svg:y1="5.242cm" svg:x2="22.643cm" svg:y2="5.343cm"><text:p/></draw:line><draw:line draw:name="Вертикальная линия 1559" draw:style-name="gr11" draw:text-style-name="P270" svg:x1="23.97cm" svg:y1="5.242cm" svg:x2="23.97cm" svg:y2="5.343cm"><text:p/></draw:line><draw:line draw:name="Вертикальная линия 1560" draw:style-name="gr11" draw:text-style-name="P270" svg:x1="25.714cm" svg:y1="5.242cm" svg:x2="25.714cm" svg:y2="5.343cm"><text:p/></draw:line></draw:g></draw:g><draw:g draw:name="DrawObject 429" draw:style-name="gr10"><draw:g draw:name="DrawObject 430" draw:style-name="gr10"><draw:g draw:name="DrawObject 431" draw:style-name="gr8"><draw:line draw:name="Вертикальная линия 1561" draw:style-name="gr11" draw:text-style-name="P270" svg:x1="1.838cm" svg:y1="5.99cm" svg:x2="1.838cm" svg:y2="6.091cm"><text:p/></draw:line><draw:line draw:name="Вертикальная линия 1562" draw:style-name="gr11" draw:text-style-name="P270" svg:x1="2.884cm" svg:y1="5.992cm" svg:x2="2.884cm" svg:y2="6.093cm"><text:p/></draw:line><draw:line draw:name="Вертикальная линия 1563" draw:style-name="gr11" draw:text-style-name="P270" svg:x1="3.927cm" svg:y1="5.997cm" svg:x2="3.927cm" svg:y2="6.098cm"><text:p/></draw:line><draw:line draw:name="Вертикальная линия 1564" draw:style-name="gr11" draw:text-style-name="P270" svg:x1="5.221cm" svg:y1="5.997cm" svg:x2="5.221cm" svg:y2="6.098cm"><text:p/></draw:line></draw:g><draw:line draw:name="Вертикальная линия 1565" draw:style-name="gr11" draw:text-style-name="P270" svg:x1="12.573cm" svg:y1="5.997cm" svg:x2="12.573cm" svg:y2="6.098cm"><text:p/></draw:line><draw:line draw:name="Вертикальная линия 1566" draw:style-name="gr11" draw:text-style-name="P270" svg:x1="13.596cm" svg:y1="5.997cm" svg:x2="13.596cm" svg:y2="6.098cm"><text:p/></draw:line><draw:line draw:name="Вертикальная линия 1567" draw:style-name="gr11" draw:text-style-name="P270" svg:x1="15.411cm" svg:y1="5.997cm" svg:x2="15.411cm" svg:y2="6.098cm"><text:p/></draw:line><draw:line draw:name="Вертикальная линия 1568" draw:style-name="gr11" draw:text-style-name="P270" svg:x1="16.44cm" svg:y1="5.997cm" svg:x2="16.44cm" svg:y2="6.098cm"><text:p/></draw:line><draw:line draw:name="Вертикальная линия 1569" draw:style-name="gr11" draw:text-style-name="P270" svg:x1="17.713cm" svg:y1="5.997cm" svg:x2="17.713cm" svg:y2="6.098cm"><text:p/></draw:line><draw:line draw:name="Вертикальная линия 1570" draw:style-name="gr11" draw:text-style-name="P270" svg:x1="18.763cm" svg:y1="5.997cm" svg:x2="18.763cm" svg:y2="6.098cm"><text:p/></draw:line></draw:g><draw:g draw:name="DrawObject 432" draw:style-name="gr8"><draw:line draw:name="Вертикальная линия 1571" draw:style-name="gr11" draw:text-style-name="P270" svg:x1="20.029cm" svg:y1="5.997cm" svg:x2="20.029cm" svg:y2="6.098cm"><text:p/></draw:line><draw:line draw:name="Вертикальная линия 1572" draw:style-name="gr11" draw:text-style-name="P270" svg:x1="21.296cm" svg:y1="5.997cm" svg:x2="21.296cm" svg:y2="6.098cm"><text:p/></draw:line><draw:line draw:name="Вертикальная линия 1573" draw:style-name="gr11" draw:text-style-name="P270" svg:x1="22.643cm" svg:y1="5.997cm" svg:x2="22.643cm" svg:y2="6.098cm"><text:p/></draw:line><draw:line draw:name="Вертикальная линия 1574" draw:style-name="gr11" draw:text-style-name="P270" svg:x1="23.97cm" svg:y1="5.997cm" svg:x2="23.97cm" svg:y2="6.098cm"><text:p/></draw:line><draw:line draw:name="Вертикальная линия 1575" draw:style-name="gr11" draw:text-style-name="P270" svg:x1="25.714cm" svg:y1="5.997cm" svg:x2="25.714cm" svg:y2="6.098cm"><text:p/></draw:line></draw:g></draw:g><draw:g draw:name="DrawObject 433" draw:style-name="gr10"><draw:g draw:name="DrawObject 434" draw:style-name="gr10"><draw:g draw:name="DrawObject 435" draw:style-name="gr8"><draw:line draw:name="Вертикальная линия 1576" draw:style-name="gr11" draw:text-style-name="P270" svg:x1="1.838cm" svg:y1="6.743cm" svg:x2="1.838cm" svg:y2="6.844cm"><text:p/></draw:line><draw:line draw:name="Вертикальная линия 1577" draw:style-name="gr11" draw:text-style-name="P270" svg:x1="2.884cm" svg:y1="6.745cm" svg:x2="2.884cm" svg:y2="6.846cm"><text:p/></draw:line><draw:line draw:name="Вертикальная линия 1578" draw:style-name="gr11" draw:text-style-name="P270" svg:x1="3.927cm" svg:y1="6.75cm" svg:x2="3.927cm" svg:y2="6.851cm"><text:p/></draw:line><draw:line draw:name="Вертикальная линия 1579" draw:style-name="gr11" draw:text-style-name="P270" svg:x1="5.221cm" svg:y1="6.75cm" svg:x2="5.221cm" svg:y2="6.851cm"><text:p/></draw:line></draw:g><draw:line draw:name="Вертикальная линия 1580" draw:style-name="gr11" draw:text-style-name="P270" svg:x1="12.573cm" svg:y1="6.75cm" svg:x2="12.573cm" svg:y2="6.851cm"><text:p/></draw:line><draw:line draw:name="Вертикальная линия 1581" draw:style-name="gr11" draw:text-style-name="P270" svg:x1="13.596cm" svg:y1="6.75cm" svg:x2="13.596cm" svg:y2="6.851cm"><text:p/></draw:line><draw:line draw:name="Вертикальная линия 1582" draw:style-name="gr11" draw:text-style-name="P270" svg:x1="15.411cm" svg:y1="6.75cm" svg:x2="15.411cm" svg:y2="6.851cm"><text:p/></draw:line><draw:line draw:name="Вертикальная линия 1583" draw:style-name="gr11" draw:text-style-name="P270" svg:x1="16.44cm" svg:y1="6.75cm" svg:x2="16.44cm" svg:y2="6.851cm"><text:p/></draw:line><draw:line draw:name="Вертикальная линия 1584" draw:style-name="gr11" draw:text-style-name="P270" svg:x1="17.713cm" svg:y1="6.75cm" svg:x2="17.713cm" svg:y2="6.851cm"><text:p/></draw:line><draw:line draw:name="Вертикальная линия 1585" draw:style-name="gr11" draw:text-style-name="P270" svg:x1="18.763cm" svg:y1="6.75cm" svg:x2="18.763cm" svg:y2="6.851cm"><text:p/></draw:line></draw:g><draw:g draw:name="DrawObject 436" draw:style-name="gr8"><draw:line draw:name="Вертикальная линия 1586" draw:style-name="gr11" draw:text-style-name="P270" svg:x1="20.029cm" svg:y1="6.75cm" svg:x2="20.029cm" svg:y2="6.851cm"><text:p/></draw:line><draw:line draw:name="Вертикальная линия 1587" draw:style-name="gr11" draw:text-style-name="P270" svg:x1="21.296cm" svg:y1="6.75cm" svg:x2="21.296cm" svg:y2="6.851cm"><text:p/></draw:line><draw:line draw:name="Вертикальная линия 1588" draw:style-name="gr11" draw:text-style-name="P270" svg:x1="22.643cm" svg:y1="6.75cm" svg:x2="22.643cm" svg:y2="6.851cm"><text:p/></draw:line><draw:line draw:name="Вертикальная линия 1589" draw:style-name="gr11" draw:text-style-name="P270" svg:x1="23.97cm" svg:y1="6.75cm" svg:x2="23.97cm" svg:y2="6.851cm"><text:p/></draw:line><draw:line draw:name="Вертикальная линия 1590" draw:style-name="gr11" draw:text-style-name="P270" svg:x1="25.714cm" svg:y1="6.75cm" svg:x2="25.714cm" svg:y2="6.851cm"><text:p/></draw:line></draw:g></draw:g><draw:g draw:name="DrawObject 437" draw:style-name="gr10"><draw:g draw:name="DrawObject 438" draw:style-name="gr10"><draw:g draw:name="DrawObject 439" draw:style-name="gr8"><draw:line draw:name="Вертикальная линия 1591" draw:style-name="gr11" draw:text-style-name="P270" svg:x1="1.838cm" svg:y1="7.481cm" svg:x2="1.838cm" svg:y2="7.582cm"><text:p/></draw:line><draw:line draw:name="Вертикальная линия 1592" draw:style-name="gr11" draw:text-style-name="P270" svg:x1="2.884cm" svg:y1="7.484cm" svg:x2="2.884cm" svg:y2="7.585cm"><text:p/></draw:line><draw:line draw:name="Вертикальная линия 1593" draw:style-name="gr11" draw:text-style-name="P270" svg:x1="3.927cm" svg:y1="7.488cm" svg:x2="3.927cm" svg:y2="7.589cm"><text:p/></draw:line><draw:line draw:name="Вертикальная линия 1594" draw:style-name="gr11" draw:text-style-name="P270" svg:x1="5.221cm" svg:y1="7.488cm" svg:x2="5.221cm" svg:y2="7.589cm"><text:p/></draw:line></draw:g><draw:line draw:name="Вертикальная линия 1595" draw:style-name="gr11" draw:text-style-name="P270" svg:x1="12.573cm" svg:y1="7.488cm" svg:x2="12.573cm" svg:y2="7.589cm"><text:p/></draw:line><draw:line draw:name="Вертикальная линия 1596" draw:style-name="gr11" draw:text-style-name="P270" svg:x1="13.596cm" svg:y1="7.488cm" svg:x2="13.596cm" svg:y2="7.589cm"><text:p/></draw:line><draw:line draw:name="Вертикальная линия 1597" draw:style-name="gr11" draw:text-style-name="P270" svg:x1="15.411cm" svg:y1="7.488cm" svg:x2="15.411cm" svg:y2="7.589cm"><text:p/></draw:line><draw:line draw:name="Вертикальная линия 1598" draw:style-name="gr11" draw:text-style-name="P270" svg:x1="16.44cm" svg:y1="7.488cm" svg:x2="16.44cm" svg:y2="7.589cm"><text:p/></draw:line><draw:line draw:name="Вертикальная линия 1599" draw:style-name="gr11" draw:text-style-name="P270" svg:x1="17.713cm" svg:y1="7.488cm" svg:x2="17.713cm" svg:y2="7.589cm"><text:p/></draw:line><draw:line draw:name="Вертикальная линия 1600" draw:style-name="gr11" draw:text-style-name="P270" svg:x1="18.763cm" svg:y1="7.488cm" svg:x2="18.763cm" svg:y2="7.589cm"><text:p/></draw:line></draw:g><draw:g draw:name="DrawObject 440" draw:style-name="gr8"><draw:line draw:name="Вертикальная линия 1601" draw:style-name="gr11" draw:text-style-name="P270" svg:x1="20.029cm" svg:y1="7.488cm" svg:x2="20.029cm" svg:y2="7.589cm"><text:p/></draw:line><draw:line draw:name="Вертикальная линия 1602" draw:style-name="gr11" draw:text-style-name="P270" svg:x1="21.296cm" svg:y1="7.488cm" svg:x2="21.296cm" svg:y2="7.589cm"><text:p/></draw:line><draw:line draw:name="Вертикальная линия 1603" draw:style-name="gr11" draw:text-style-name="P270" svg:x1="22.643cm" svg:y1="7.488cm" svg:x2="22.643cm" svg:y2="7.589cm"><text:p/></draw:line><draw:line draw:name="Вертикальная линия 1604" draw:style-name="gr11" draw:text-style-name="P270" svg:x1="23.97cm" svg:y1="7.488cm" svg:x2="23.97cm" svg:y2="7.589cm"><text:p/></draw:line><draw:line draw:name="Вертикальная линия 1605" draw:style-name="gr11" draw:text-style-name="P270" svg:x1="25.714cm" svg:y1="7.488cm" svg:x2="25.714cm" svg:y2="7.589cm"><text:p/></draw:line></draw:g></draw:g><draw:g draw:name="DrawObject 441" draw:style-name="gr10"><draw:g draw:name="DrawObject 442" draw:style-name="gr10"><draw:g draw:name="DrawObject 443" draw:style-name="gr8"><draw:line draw:name="Вертикальная линия 1606" draw:style-name="gr11" draw:text-style-name="P270" svg:x1="1.838cm" svg:y1="8.244cm" svg:x2="1.838cm" svg:y2="8.345cm"><text:p/></draw:line><draw:line draw:name="Вертикальная линия 1607" draw:style-name="gr11" draw:text-style-name="P270" svg:x1="2.884cm" svg:y1="8.246cm" svg:x2="2.884cm" svg:y2="8.347cm"><text:p/></draw:line><draw:line draw:name="Вертикальная линия 1608" draw:style-name="gr11" draw:text-style-name="P270" svg:x1="3.927cm" svg:y1="8.251cm" svg:x2="3.927cm" svg:y2="8.352cm"><text:p/></draw:line><draw:line draw:name="Вертикальная линия 1609" draw:style-name="gr11" draw:text-style-name="P270" svg:x1="5.221cm" svg:y1="8.251cm" svg:x2="5.221cm" svg:y2="8.352cm"><text:p/></draw:line></draw:g><draw:line draw:name="Вертикальная линия 1610" draw:style-name="gr11" draw:text-style-name="P270" svg:x1="12.573cm" svg:y1="8.251cm" svg:x2="12.573cm" svg:y2="8.352cm"><text:p/></draw:line><draw:line draw:name="Вертикальная линия 1611" draw:style-name="gr11" draw:text-style-name="P270" svg:x1="13.596cm" svg:y1="8.251cm" svg:x2="13.596cm" svg:y2="8.352cm"><text:p/></draw:line><draw:line draw:name="Вертикальная линия 1612" draw:style-name="gr11" draw:text-style-name="P270" svg:x1="15.411cm" svg:y1="8.251cm" svg:x2="15.411cm" svg:y2="8.352cm"><text:p/></draw:line><draw:line draw:name="Вертикальная линия 1613" draw:style-name="gr11" draw:text-style-name="P270" svg:x1="16.44cm" svg:y1="8.251cm" svg:x2="16.44cm" svg:y2="8.352cm"><text:p/></draw:line><draw:line draw:name="Вертикальная линия 1614" draw:style-name="gr11" draw:text-style-name="P270" svg:x1="17.713cm" svg:y1="8.251cm" svg:x2="17.713cm" svg:y2="8.352cm"><text:p/></draw:line><draw:line draw:name="Вертикальная линия 1615" draw:style-name="gr11" draw:text-style-name="P270" svg:x1="18.763cm" svg:y1="8.251cm" svg:x2="18.763cm" svg:y2="8.352cm"><text:p/></draw:line></draw:g><draw:g draw:name="DrawObject 444" draw:style-name="gr8"><draw:line draw:name="Вертикальная линия 1616" draw:style-name="gr11" draw:text-style-name="P270" svg:x1="20.029cm" svg:y1="8.251cm" svg:x2="20.029cm" svg:y2="8.352cm"><text:p/></draw:line><draw:line draw:name="Вертикальная линия 1617" draw:style-name="gr11" draw:text-style-name="P270" svg:x1="21.296cm" svg:y1="8.251cm" svg:x2="21.296cm" svg:y2="8.352cm"><text:p/></draw:line><draw:line draw:name="Вертикальная линия 1618" draw:style-name="gr11" draw:text-style-name="P270" svg:x1="22.643cm" svg:y1="8.251cm" svg:x2="22.643cm" svg:y2="8.352cm"><text:p/></draw:line><draw:line draw:name="Вертикальная линия 1619" draw:style-name="gr11" draw:text-style-name="P270" svg:x1="23.97cm" svg:y1="8.251cm" svg:x2="23.97cm" svg:y2="8.352cm"><text:p/></draw:line><draw:line draw:name="Вертикальная линия 1620" draw:style-name="gr11" draw:text-style-name="P270" svg:x1="25.714cm" svg:y1="8.251cm" svg:x2="25.714cm" svg:y2="8.352cm"><text:p/></draw:line></draw:g></draw:g><draw:g draw:name="DrawObject 445" draw:style-name="gr10"><draw:g draw:name="DrawObject 446" draw:style-name="gr10"><draw:g draw:name="DrawObject 447" draw:style-name="gr8"><draw:line draw:name="Вертикальная линия 1621" draw:style-name="gr11" draw:text-style-name="P270" svg:x1="1.838cm" svg:y1="9.008cm" svg:x2="1.838cm" svg:y2="9.109cm"><text:p/></draw:line><draw:line draw:name="Вертикальная линия 1622" draw:style-name="gr11" draw:text-style-name="P270" svg:x1="2.884cm" svg:y1="9.01cm" svg:x2="2.884cm" svg:y2="9.111cm"><text:p/></draw:line><draw:line draw:name="Вертикальная линия 1623" draw:style-name="gr11" draw:text-style-name="P270" svg:x1="3.927cm" svg:y1="9.015cm" svg:x2="3.927cm" svg:y2="9.116cm"><text:p/></draw:line><draw:line draw:name="Вертикальная линия 1624" draw:style-name="gr11" draw:text-style-name="P270" svg:x1="5.221cm" svg:y1="9.015cm" svg:x2="5.221cm" svg:y2="9.116cm"><text:p/></draw:line></draw:g><draw:line draw:name="Вертикальная линия 1625" draw:style-name="gr11" draw:text-style-name="P270" svg:x1="12.573cm" svg:y1="9.015cm" svg:x2="12.573cm" svg:y2="9.116cm"><text:p/></draw:line><draw:line draw:name="Вертикальная линия 1626" draw:style-name="gr11" draw:text-style-name="P270" svg:x1="13.596cm" svg:y1="9.015cm" svg:x2="13.596cm" svg:y2="9.116cm"><text:p/></draw:line><draw:line draw:name="Вертикальная линия 1627" draw:style-name="gr11" draw:text-style-name="P270" svg:x1="15.411cm" svg:y1="9.015cm" svg:x2="15.411cm" svg:y2="9.116cm"><text:p/></draw:line><draw:line draw:name="Вертикальная линия 1628" draw:style-name="gr11" draw:text-style-name="P270" svg:x1="16.44cm" svg:y1="9.015cm" svg:x2="16.44cm" svg:y2="9.116cm"><text:p/></draw:line><draw:line draw:name="Вертикальная линия 1629" draw:style-name="gr11" draw:text-style-name="P270" svg:x1="17.713cm" svg:y1="9.015cm" svg:x2="17.713cm" svg:y2="9.116cm"><text:p/></draw:line><draw:line draw:name="Вертикальная линия 1630" draw:style-name="gr11" draw:text-style-name="P270" svg:x1="18.763cm" svg:y1="9.015cm" svg:x2="18.763cm" svg:y2="9.116cm"><text:p/></draw:line></draw:g><draw:g draw:name="DrawObject 448" draw:style-name="gr8"><draw:line draw:name="Вертикальная линия 1631" draw:style-name="gr11" draw:text-style-name="P270" svg:x1="20.029cm" svg:y1="9.015cm" svg:x2="20.029cm" svg:y2="9.116cm"><text:p/></draw:line><draw:line draw:name="Вертикальная линия 1632" draw:style-name="gr11" draw:text-style-name="P270" svg:x1="21.296cm" svg:y1="9.015cm" svg:x2="21.296cm" svg:y2="9.116cm"><text:p/></draw:line><draw:line draw:name="Вертикальная линия 1633" draw:style-name="gr11" draw:text-style-name="P270" svg:x1="22.643cm" svg:y1="9.015cm" svg:x2="22.643cm" svg:y2="9.116cm"><text:p/></draw:line><draw:line draw:name="Вертикальная линия 1634" draw:style-name="gr11" draw:text-style-name="P270" svg:x1="23.97cm" svg:y1="9.015cm" svg:x2="23.97cm" svg:y2="9.116cm"><text:p/></draw:line><draw:line draw:name="Вертикальная линия 1635" draw:style-name="gr11" draw:text-style-name="P270" svg:x1="25.714cm" svg:y1="9.015cm" svg:x2="25.714cm" svg:y2="9.116cm"><text:p/></draw:line></draw:g></draw:g><draw:g draw:name="DrawObject 449" draw:style-name="gr10"><draw:g draw:name="DrawObject 450" draw:style-name="gr10"><draw:g draw:name="DrawObject 451" draw:style-name="gr8"><draw:line draw:name="Вертикальная линия 1636" draw:style-name="gr11" draw:text-style-name="P270" svg:x1="1.838cm" svg:y1="9.761cm" svg:x2="1.838cm" svg:y2="9.862cm"><text:p/></draw:line><draw:line draw:name="Вертикальная линия 1637" draw:style-name="gr11" draw:text-style-name="P270" svg:x1="2.884cm" svg:y1="9.763cm" svg:x2="2.884cm" svg:y2="9.864cm"><text:p/></draw:line><draw:line draw:name="Вертикальная линия 1638" draw:style-name="gr11" draw:text-style-name="P270" svg:x1="3.927cm" svg:y1="9.768cm" svg:x2="3.927cm" svg:y2="9.869cm"><text:p/></draw:line><draw:line draw:name="Вертикальная линия 1639" draw:style-name="gr11" draw:text-style-name="P270" svg:x1="5.221cm" svg:y1="9.768cm" svg:x2="5.221cm" svg:y2="9.869cm"><text:p/></draw:line></draw:g><draw:line draw:name="Вертикальная линия 1640" draw:style-name="gr11" draw:text-style-name="P270" svg:x1="12.573cm" svg:y1="9.768cm" svg:x2="12.573cm" svg:y2="9.869cm"><text:p/></draw:line><draw:line draw:name="Вертикальная линия 1641" draw:style-name="gr11" draw:text-style-name="P270" svg:x1="13.596cm" svg:y1="9.768cm" svg:x2="13.596cm" svg:y2="9.869cm"><text:p/></draw:line><draw:line draw:name="Вертикальная линия 1642" draw:style-name="gr11" draw:text-style-name="P270" svg:x1="15.411cm" svg:y1="9.768cm" svg:x2="15.411cm" svg:y2="9.869cm"><text:p/></draw:line><draw:line draw:name="Вертикальная линия 1643" draw:style-name="gr11" draw:text-style-name="P270" svg:x1="16.44cm" svg:y1="9.768cm" svg:x2="16.44cm" svg:y2="9.869cm"><text:p/></draw:line><draw:line draw:name="Вертикальная линия 1644" draw:style-name="gr11" draw:text-style-name="P270" svg:x1="17.713cm" svg:y1="9.768cm" svg:x2="17.713cm" svg:y2="9.869cm"><text:p/></draw:line><draw:line draw:name="Вертикальная линия 1645" draw:style-name="gr11" draw:text-style-name="P270" svg:x1="18.763cm" svg:y1="9.768cm" svg:x2="18.763cm" svg:y2="9.869cm"><text:p/></draw:line></draw:g><draw:g draw:name="DrawObject 452" draw:style-name="gr8"><draw:line draw:name="Вертикальная линия 1646" draw:style-name="gr11" draw:text-style-name="P270" svg:x1="20.029cm" svg:y1="9.768cm" svg:x2="20.029cm" svg:y2="9.869cm"><text:p/></draw:line><draw:line draw:name="Вертикальная линия 1647" draw:style-name="gr11" draw:text-style-name="P270" svg:x1="21.296cm" svg:y1="9.768cm" svg:x2="21.296cm" svg:y2="9.869cm"><text:p/></draw:line><draw:line draw:name="Вертикальная линия 1648" draw:style-name="gr11" draw:text-style-name="P270" svg:x1="22.643cm" svg:y1="9.768cm" svg:x2="22.643cm" svg:y2="9.869cm"><text:p/></draw:line><draw:line draw:name="Вертикальная линия 1649" draw:style-name="gr11" draw:text-style-name="P270" svg:x1="23.97cm" svg:y1="9.768cm" svg:x2="23.97cm" svg:y2="9.869cm"><text:p/></draw:line><draw:line draw:name="Вертикальная линия 1650" draw:style-name="gr11" draw:text-style-name="P270" svg:x1="25.714cm" svg:y1="9.768cm" svg:x2="25.714cm" svg:y2="9.869cm"><text:p/></draw:line></draw:g></draw:g><draw:g draw:name="DrawObject 453" draw:style-name="gr10"><draw:g draw:name="DrawObject 454" draw:style-name="gr10"><draw:g draw:name="DrawObject 455" draw:style-name="gr8"><draw:line draw:name="Вертикальная линия 1651" draw:style-name="gr11" draw:text-style-name="P270" svg:x1="1.838cm" svg:y1="10.499cm" svg:x2="1.838cm" svg:y2="10.6cm"><text:p/></draw:line><draw:line draw:name="Вертикальная линия 1652" draw:style-name="gr11" draw:text-style-name="P270" svg:x1="2.884cm" svg:y1="10.502cm" svg:x2="2.884cm" svg:y2="10.603cm"><text:p/></draw:line><draw:line draw:name="Вертикальная линия 1653" draw:style-name="gr11" draw:text-style-name="P270" svg:x1="3.927cm" svg:y1="10.506cm" svg:x2="3.927cm" svg:y2="10.607cm"><text:p/></draw:line><draw:line draw:name="Вертикальная линия 1654" draw:style-name="gr11" draw:text-style-name="P270" svg:x1="5.221cm" svg:y1="10.506cm" svg:x2="5.221cm" svg:y2="10.607cm"><text:p/></draw:line></draw:g><draw:line draw:name="Вертикальная линия 1655" draw:style-name="gr11" draw:text-style-name="P270" svg:x1="12.573cm" svg:y1="10.506cm" svg:x2="12.573cm" svg:y2="10.607cm"><text:p/></draw:line><draw:line draw:name="Вертикальная линия 1656" draw:style-name="gr11" draw:text-style-name="P270" svg:x1="13.596cm" svg:y1="10.506cm" svg:x2="13.596cm" svg:y2="10.607cm"><text:p/></draw:line><draw:line draw:name="Вертикальная линия 1657" draw:style-name="gr11" draw:text-style-name="P270" svg:x1="15.411cm" svg:y1="10.506cm" svg:x2="15.411cm" svg:y2="10.607cm"><text:p/></draw:line><draw:line draw:name="Вертикальная линия 1658" draw:style-name="gr11" draw:text-style-name="P270" svg:x1="16.44cm" svg:y1="10.506cm" svg:x2="16.44cm" svg:y2="10.607cm"><text:p/></draw:line><draw:line draw:name="Вертикальная линия 1659" draw:style-name="gr11" draw:text-style-name="P270" svg:x1="17.713cm" svg:y1="10.506cm" svg:x2="17.713cm" svg:y2="10.607cm"><text:p/></draw:line><draw:line draw:name="Вертикальная линия 1660" draw:style-name="gr11" draw:text-style-name="P270" svg:x1="18.763cm" svg:y1="10.506cm" svg:x2="18.763cm" svg:y2="10.607cm"><text:p/></draw:line></draw:g><draw:g draw:name="DrawObject 456" draw:style-name="gr8"><draw:line draw:name="Вертикальная линия 1661" draw:style-name="gr11" draw:text-style-name="P270" svg:x1="20.029cm" svg:y1="10.506cm" svg:x2="20.029cm" svg:y2="10.607cm"><text:p/></draw:line><draw:line draw:name="Вертикальная линия 1662" draw:style-name="gr11" draw:text-style-name="P270" svg:x1="21.296cm" svg:y1="10.506cm" svg:x2="21.296cm" svg:y2="10.607cm"><text:p/></draw:line><draw:line draw:name="Вертикальная линия 1663" draw:style-name="gr11" draw:text-style-name="P270" svg:x1="22.643cm" svg:y1="10.506cm" svg:x2="22.643cm" svg:y2="10.607cm"><text:p/></draw:line><draw:line draw:name="Вертикальная линия 1664" draw:style-name="gr11" draw:text-style-name="P270" svg:x1="23.97cm" svg:y1="10.506cm" svg:x2="23.97cm" svg:y2="10.607cm"><text:p/></draw:line><draw:line draw:name="Вертикальная линия 1665" draw:style-name="gr11" draw:text-style-name="P270" svg:x1="25.714cm" svg:y1="10.506cm" svg:x2="25.714cm" svg:y2="10.607cm"><text:p/></draw:line></draw:g></draw:g><draw:g draw:name="DrawObject 457" draw:style-name="gr10"><draw:g draw:name="DrawObject 458" draw:style-name="gr10"><draw:g draw:name="DrawObject 459" draw:style-name="gr8"><draw:line draw:name="Вертикальная линия 1666" draw:style-name="gr11" draw:text-style-name="P270" svg:x1="1.838cm" svg:y1="11.262cm" svg:x2="1.838cm" svg:y2="11.363cm"><text:p/></draw:line><draw:line draw:name="Вертикальная линия 1667" draw:style-name="gr11" draw:text-style-name="P270" svg:x1="2.884cm" svg:y1="11.264cm" svg:x2="2.884cm" svg:y2="11.365cm"><text:p/></draw:line><draw:line draw:name="Вертикальная линия 1668" draw:style-name="gr11" draw:text-style-name="P270" svg:x1="3.927cm" svg:y1="11.269cm" svg:x2="3.927cm" svg:y2="11.37cm"><text:p/></draw:line><draw:line draw:name="Вертикальная линия 1669" draw:style-name="gr11" draw:text-style-name="P270" svg:x1="5.221cm" svg:y1="11.269cm" svg:x2="5.221cm" svg:y2="11.37cm"><text:p/></draw:line></draw:g><draw:line draw:name="Вертикальная линия 1670" draw:style-name="gr11" draw:text-style-name="P270" svg:x1="12.573cm" svg:y1="11.269cm" svg:x2="12.573cm" svg:y2="11.37cm"><text:p/></draw:line><draw:line draw:name="Вертикальная линия 1671" draw:style-name="gr11" draw:text-style-name="P270" svg:x1="13.596cm" svg:y1="11.269cm" svg:x2="13.596cm" svg:y2="11.37cm"><text:p/></draw:line><draw:line draw:name="Вертикальная линия 1672" draw:style-name="gr11" draw:text-style-name="P270" svg:x1="15.411cm" svg:y1="11.269cm" svg:x2="15.411cm" svg:y2="11.37cm"><text:p/></draw:line><draw:line draw:name="Вертикальная линия 1673" draw:style-name="gr11" draw:text-style-name="P270" svg:x1="16.44cm" svg:y1="11.269cm" svg:x2="16.44cm" svg:y2="11.37cm"><text:p/></draw:line><draw:line draw:name="Вертикальная линия 1674" draw:style-name="gr11" draw:text-style-name="P270" svg:x1="17.713cm" svg:y1="11.269cm" svg:x2="17.713cm" svg:y2="11.37cm"><text:p/></draw:line><draw:line draw:name="Вертикальная линия 1675" draw:style-name="gr11" draw:text-style-name="P270" svg:x1="18.763cm" svg:y1="11.269cm" svg:x2="18.763cm" svg:y2="11.37cm"><text:p/></draw:line></draw:g><draw:g draw:name="DrawObject 460" draw:style-name="gr8"><draw:line draw:name="Вертикальная линия 1676" draw:style-name="gr11" draw:text-style-name="P270" svg:x1="20.029cm" svg:y1="11.269cm" svg:x2="20.029cm" svg:y2="11.37cm"><text:p/></draw:line><draw:line draw:name="Вертикальная линия 1677" draw:style-name="gr11" draw:text-style-name="P270" svg:x1="21.296cm" svg:y1="11.269cm" svg:x2="21.296cm" svg:y2="11.37cm"><text:p/></draw:line><draw:line draw:name="Вертикальная линия 1678" draw:style-name="gr11" draw:text-style-name="P270" svg:x1="22.643cm" svg:y1="11.269cm" svg:x2="22.643cm" svg:y2="11.37cm"><text:p/></draw:line><draw:line draw:name="Вертикальная линия 1679" draw:style-name="gr11" draw:text-style-name="P270" svg:x1="23.97cm" svg:y1="11.269cm" svg:x2="23.97cm" svg:y2="11.37cm"><text:p/></draw:line><draw:line draw:name="Вертикальная линия 1680" draw:style-name="gr11" draw:text-style-name="P270" svg:x1="25.714cm" svg:y1="11.269cm" svg:x2="25.714cm" svg:y2="11.37cm"><text:p/></draw:line></draw:g></draw:g></draw:g></draw:g>01</text:p>
          </table:table-cell>
          <table:table-cell table:style-name="Таблица8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5">
          <table:table-cell table:style-name="Таблица8.A15" office:value-type="string">
            <text:p text:style-name="P84"><text:span text:style-name="T98">А</text:span>02</text:p>
          </table:table-cell>
          <table:table-cell table:style-name="Таблица8.B15" table:number-columns-spanned="44" office:value-type="string">
            <text:p text:style-name="P220"><text:s text:c="3"/><text:span text:style-name="T110">03</text:span> <text:s text:c="6"/><text:span text:style-name="T110">26</text:span> <text:s text:c="7"/>- <text:s text:c="10"/><text:span text:style-name="T110">045</text:span> <text:s text:c="9"/><text:span text:style-name="T110">01</text:span><text:span text:style-name="T136">01</text:span><text:span text:style-name="T110"> </text:span><text:span text:style-name="T136">Разметка</text:span> <text:s text:c="34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5">
          <table:table-cell table:style-name="Таблица8.A15" office:value-type="string">
            <text:p text:style-name="P84"><text:span text:style-name="T135">Т</text:span>03</text:p>
          </table:table-cell>
          <table:table-cell table:style-name="Таблица8.B15" table:number-columns-spanned="44" office:value-type="string">
            <text:p text:style-name="P218"><text:s text:c="5"/><text:span text:style-name="T87">Стол рабочий Эскиз 5222</text:span> <text:span text:style-name="T87">или аналогичный имеющийся в цехе</text:span> <text:s text:c="36"/><text:span text:style-name="T44">19433</text:span> <text:s text:c="9"/><text:span text:style-name="T88">2</text:span> <text:s text:c="10"/><text:span text:style-name="T88">2</text:span> <text:s text:c="10"/><text:span text:style-name="T88">1</text:span> <text:s text:c="11"/>- <text:s text:c="11"/>- <text:s text:c="13"/>- <text:s text:c="13"/><text:span text:style-name="T136">1</text:span> <text:s text:c="13"/>- <text:s text:c="20"/><text:span text:style-name="T136">0,</text:span><text:span text:style-name="T137">25</text:span> <text:s text:c="29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5">
          <table:table-cell table:style-name="Таблица8.A15" office:value-type="string">
            <text:p text:style-name="P84">04</text:p>
          </table:table-cell>
          <table:table-cell table:style-name="Таблица8.B15" table:number-columns-spanned="44" office:value-type="string">
            <text:p text:style-name="P214"><text:s text:c="4"/><text:span text:style-name="T110">Карандаш или</text:span> <text:span text:style-name="T110">маркер любого цвета</text:span> <text:s text:c="81"/><text:span text:style-name="T110">По действующей ДС</text:span> <text:s text:c="29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5">
          <table:table-cell table:style-name="Таблица8.A15" office:value-type="string">
            <text:p text:style-name="P84">05</text:p>
          </table:table-cell>
          <table:table-cell table:style-name="Таблица8.B15" table:number-columns-spanned="44" office:value-type="string">
            <text:p text:style-name="P214"><text:s text:c="4"/><text:span text:style-name="T111">Линейка 1000</text:span> <text:s text:c="119"/><text:span text:style-name="T111">ГОСТ 427-75</text:span> <text:s text:c="26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5">
          <table:table-cell table:style-name="Таблица8.A15" office:value-type="string">
            <text:p text:style-name="P84">06</text:p>
          </table:table-cell>
          <table:table-cell table:style-name="Таблица8.B15" table:number-columns-spanned="44" office:value-type="string">
            <text:p text:style-name="P214"><text:s text:c="4"/><text:span text:style-name="T111">Штангенциркуль ШЦ-1-125-0,1</text:span> 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5">
          <table:table-cell table:style-name="Таблица8.A15" office:value-type="string">
            <text:p text:style-name="P84">07</text:p>
          </table:table-cell>
          <table:table-cell table:style-name="Таблица8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5">
          <table:table-cell table:style-name="Таблица8.A15" office:value-type="string">
            <text:p text:style-name="P84"><text:span text:style-name="T111">О</text:span>08</text:p>
          </table:table-cell>
          <table:table-cell table:style-name="Таблица8.B15" table:number-columns-spanned="44" office:value-type="string">
            <text:p text:style-name="P214"><text:s text:c="3"/><text:span text:style-name="T111">Промаркировать место для обработки резанием и места выполнения отверстий в соответствии с размерами на черт. ХХХХ.735214.001</text:span> 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5">
          <table:table-cell table:style-name="Таблица8.A15" office:value-type="string">
            <text:p text:style-name="P84">09</text:p>
          </table:table-cell>
          <table:table-cell table:style-name="Таблица8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5">
          <table:table-cell table:style-name="Таблица8.A15" office:value-type="string">
            <text:p text:style-name="P91">10</text:p>
          </table:table-cell>
          <table:table-cell table:style-name="Таблица8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5">
          <table:table-cell table:style-name="Таблица8.A15" office:value-type="string">
            <text:p text:style-name="P84"><text:span text:style-name="T111">А</text:span><text:span text:style-name="T10">1</text:span>1</text:p>
          </table:table-cell>
          <table:table-cell table:style-name="Таблица8.B15" table:number-columns-spanned="44" office:value-type="string">
            <text:p text:style-name="P214"><text:s text:c="4"/><text:span text:style-name="T111">03</text:span> <text:s text:c="5"/><text:span text:style-name="T111">26</text:span> <text:s text:c="7"/>- <text:s text:c="11"/><text:span text:style-name="T111">050</text:span> <text:s text:c="8"/><text:span text:style-name="T111">4100 Обработка резанием</text:span> <text:s text:c="34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5">
          <table:table-cell table:style-name="Таблица8.A15" office:value-type="string">
            <text:p text:style-name="P84"><text:span text:style-name="T137">Т</text:span>12</text:p>
          </table:table-cell>
          <table:table-cell table:style-name="Таблица8.B15" table:number-columns-spanned="44" office:value-type="string">
            <text:p text:style-name="P218"><text:s text:c="5"/><text:span text:style-name="T87">Стол рабочий Эскиз 5222</text:span> <text:span text:style-name="T87">или аналогичный имеющийся в цехе</text:span> <text:s text:c="36"/><text:span text:style-name="T44">19433</text:span> <text:s text:c="9"/><text:span text:style-name="T88">2</text:span> <text:s text:c="10"/><text:span text:style-name="T88">2</text:span> <text:s text:c="10"/><text:span text:style-name="T88">1</text:span> <text:s text:c="10"/>- <text:s text:c="12"/>- <text:s text:c="13"/>- <text:s text:c="13"/><text:span text:style-name="T137">1</text:span> <text:s text:c="15"/>- <text:s text:c="19"/><text:span text:style-name="T137">0,25</text:span> <text:s text:c="29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5">
          <table:table-cell table:style-name="Таблица8.A15" office:value-type="string">
            <text:p text:style-name="P84"><text:span text:style-name="T9">1</text:span>3</text:p>
          </table:table-cell>
          <table:table-cell table:style-name="Таблица8.B15" table:number-columns-spanned="44" office:value-type="string">
            <text:p text:style-name="P217"><text:s text:c="6"/><text:span text:style-name="T114">Рамка ножовочная ручная</text:span> <text:s text:c="85"/><text:span text:style-name="T114">ГОСТ 17270-71</text:span> <text:s text:c="38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5">
          <table:table-cell table:style-name="Таблица8.A15" office:value-type="string">
            <text:p text:style-name="P84">14</text:p>
          </table:table-cell>
          <table:table-cell table:style-name="Таблица8.B15" table:number-columns-spanned="44" office:value-type="string">
            <text:p text:style-name="P217"><text:s text:c="6"/><text:span text:style-name="T18">Полотно ножовочное 300-25-1,25-1,8</text:span> <text:s text:c="66"/><text:span text:style-name="T114">ГОСТ Р 53411-2009</text:span> <text:s text:c="34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5">
          <table:table-cell table:style-name="Таблица8.A15" office:value-type="string">
            <text:p text:style-name="P84">15</text:p>
          </table:table-cell>
          <table:table-cell table:style-name="Таблица8.B15" table:number-columns-spanned="44" office:value-type="string">
            <text:p text:style-name="P214"><text:s text:c="6"/><text:span text:style-name="T91">Пневмонапильник Н-300</text:span> <text:s text:c="86"/><text:span text:style-name="T91">ТУ 5-981-13117-77 </text:span><text:s text:c="29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5">
          <table:table-cell table:style-name="Таблица8.A15" office:value-type="string">
            <text:p text:style-name="P84">16</text:p>
          </table:table-cell>
          <table:table-cell table:style-name="Таблица8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31">
          <table:table-cell table:style-name="Таблица8.A31" table:number-columns-spanned="3" office:value-type="string">
            <text:p text:style-name="P7">МК</text:p>
          </table:table-cell>
          <table:covered-table-cell/>
          <table:covered-table-cell/>
          <table:table-cell table:style-name="Таблица8.A31" table:number-columns-spanned="31" office:value-type="string">
            <text:p text:style-name="P60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31" table:number-columns-spanned="9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r31" table:number-columns-spanned="2" office:value-type="string">
            <text:p text:style-name="P54"/>
          </table:table-cell>
          <table:covered-table-cell/>
        </table:table-row>
      </table:table>
      <text:p text:style-name="P220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I"/>
        <table:table-column table:style-name="Таблица9.J"/>
        <table:table-column table:style-name="Таблица9.K"/>
        <table:table-column table:style-name="Таблица9.L"/>
        <table:table-column table:style-name="Таблица9.M"/>
        <table:table-column table:style-name="Таблица9.N"/>
        <table:table-column table:style-name="Таблица9.O"/>
        <table:table-column table:style-name="Таблица9.P"/>
        <table:table-column table:style-name="Таблица9.Q"/>
        <table:table-column table:style-name="Таблица9.R"/>
        <table:table-column table:style-name="Таблица9.S"/>
        <table:table-column table:style-name="Таблица9.T"/>
        <table:table-column table:style-name="Таблица9.U"/>
        <table:table-column table:style-name="Таблица9.V"/>
        <table:table-column table:style-name="Таблица9.R"/>
        <table:table-column table:style-name="Таблица9.X"/>
        <table:table-column table:style-name="Таблица9.Y"/>
        <table:table-column table:style-name="Таблица9.Z"/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i"/>
        <table:table-column table:style-name="Таблица9.j"/>
        <table:table-column table:style-name="Таблица9.k"/>
        <table:table-column table:style-name="Таблица9.l"/>
        <table:table-column table:style-name="Таблица9.m"/>
        <table:table-column table:style-name="Таблица9.n"/>
        <table:table-column table:style-name="Таблица9.o"/>
        <table:table-column table:style-name="Таблица9.p"/>
        <table:table-column table:style-name="Таблица9.q"/>
        <table:table-column table:style-name="Таблица9.r"/>
        <table:table-column table:style-name="Таблица9.s"/>
        <table:table-row table:style-name="Таблица9.1">
          <table:table-cell table:style-name="Таблица9.A1" table:number-columns-spanned="28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c1" table:number-columns-spanned="2" office:value-type="string">
            <text:p text:style-name="P27"><draw:frame draw:style-name="fr2" draw:name="Врезка9" text:anchor-type="char" svg:x="23.844cm" svg:y="-0.496cm" svg:width="4.604cm" svg:height="0.847cm" draw:z-index="20"><draw:text-box><text:p text:style-name="P29"><text:s text:c="14"/>ГОСТ 3.1118-82 Форма 2</text:p></draw:text-box></draw:frame></text:p>
            <text:p text:style-name="P220"/>
          </table:table-cell>
          <table:covered-table-cell/>
          <table:table-cell table:style-name="Таблица9.c1" table:number-columns-spanned="2" office:value-type="string">
            <text:p text:style-name="P21"/>
          </table:table-cell>
          <table:covered-table-cell/>
          <table:table-cell table:style-name="Таблица9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9.q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9.2">
          <table:table-cell table:style-name="Таблица9.c1" table:number-columns-spanned="2" office:value-type="string">
            <text:p text:style-name="P21">Дубл.</text:p>
          </table:table-cell>
          <table:covered-table-cell/>
          <table:table-cell table:style-name="Таблица9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9.c1" table:number-columns-spanned="3" office:value-type="string">
            <text:p text:style-name="P21"/>
          </table:table-cell>
          <table:covered-table-cell/>
          <table:covered-table-cell/>
          <table:table-cell table:style-name="Таблица9.c1" office:value-type="string">
            <text:p text:style-name="P21"/>
          </table:table-cell>
          <table:table-cell table:style-name="Таблица9.K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9.O2" table:number-columns-spanned="1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c1" table:number-columns-spanned="2" office:value-type="string">
            <text:p text:style-name="P158"/>
          </table:table-cell>
          <table:covered-table-cell/>
          <table:table-cell table:style-name="Таблица9.c1" table:number-columns-spanned="2" office:value-type="string">
            <text:p text:style-name="P21"/>
          </table:table-cell>
          <table:covered-table-cell/>
          <table:table-cell table:style-name="Таблица9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c1" table:number-columns-spanned="4" office:value-type="string">
            <text:p text:style-name="P158"/>
          </table:table-cell>
          <table:covered-table-cell/>
          <table:covered-table-cell/>
          <table:covered-table-cell/>
          <table:table-cell table:style-name="Таблица9.q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9.2">
          <table:table-cell table:style-name="Таблица9.c1" table:number-columns-spanned="2" office:value-type="string">
            <text:p text:style-name="P21">Взам.</text:p>
          </table:table-cell>
          <table:covered-table-cell/>
          <table:table-cell table:style-name="Таблица9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9.c1" table:number-columns-spanned="3" office:value-type="string">
            <text:p text:style-name="P21"/>
          </table:table-cell>
          <table:covered-table-cell/>
          <table:covered-table-cell/>
          <table:table-cell table:style-name="Таблица9.c1" office:value-type="string">
            <text:p text:style-name="P21"/>
          </table:table-cell>
          <table:table-cell table:style-name="Таблица9.K2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9.c1" table:number-columns-spanned="2" office:value-type="string">
            <text:p text:style-name="P21"/>
          </table:table-cell>
          <table:covered-table-cell/>
          <table:table-cell table:style-name="Таблица9.c1" table:number-columns-spanned="3" office:value-type="string">
            <text:p text:style-name="P21"/>
          </table:table-cell>
          <table:covered-table-cell/>
          <table:covered-table-cell/>
          <table:table-cell table:style-name="Таблица9.c1" table:number-columns-spanned="3" office:value-type="string">
            <text:p text:style-name="P21"/>
          </table:table-cell>
          <table:covered-table-cell/>
          <table:covered-table-cell/>
          <table:table-cell table:style-name="Таблица9.c1" table:number-columns-spanned="2" office:value-type="string">
            <text:p text:style-name="P21"/>
          </table:table-cell>
          <table:covered-table-cell/>
          <table:table-cell table:style-name="Таблица9.c1" table:number-columns-spanned="3" office:value-type="string">
            <text:p text:style-name="P21"/>
          </table:table-cell>
          <table:covered-table-cell/>
          <table:covered-table-cell/>
          <table:table-cell table:style-name="Таблица9.c1" table:number-columns-spanned="2" office:value-type="string">
            <text:p text:style-name="P21"/>
          </table:table-cell>
          <table:covered-table-cell/>
          <table:table-cell table:style-name="Таблица9.c1" table:number-columns-spanned="2" office:value-type="string">
            <text:p text:style-name="P21"/>
          </table:table-cell>
          <table:covered-table-cell/>
          <table:table-cell table:style-name="Таблица9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9.q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9.2">
          <table:table-cell table:style-name="Таблица9.c1" table:number-columns-spanned="2" office:value-type="string">
            <text:p text:style-name="P21">Подл.</text:p>
          </table:table-cell>
          <table:covered-table-cell/>
          <table:table-cell table:style-name="Таблица9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9.c1" table:number-columns-spanned="3" office:value-type="string">
            <text:p text:style-name="P21"/>
          </table:table-cell>
          <table:covered-table-cell/>
          <table:covered-table-cell/>
          <table:table-cell table:style-name="Таблица9.c1" office:value-type="string">
            <text:p text:style-name="P21"/>
          </table:table-cell>
          <table:table-cell table:style-name="Таблица9.K4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9.c1" table:number-columns-spanned="2" office:value-type="string">
            <text:p text:style-name="P21"/>
          </table:table-cell>
          <table:covered-table-cell/>
          <table:table-cell table:style-name="Таблица9.c1" table:number-columns-spanned="3" office:value-type="string">
            <text:p text:style-name="P21"/>
          </table:table-cell>
          <table:covered-table-cell/>
          <table:covered-table-cell/>
          <table:table-cell table:style-name="Таблица9.c1" table:number-columns-spanned="3" office:value-type="string">
            <text:p text:style-name="P21"/>
          </table:table-cell>
          <table:covered-table-cell/>
          <table:covered-table-cell/>
          <table:table-cell table:style-name="Таблица9.c1" table:number-columns-spanned="2" office:value-type="string">
            <text:p text:style-name="P21"/>
          </table:table-cell>
          <table:covered-table-cell/>
          <table:table-cell table:style-name="Таблица9.c1" table:number-columns-spanned="3" office:value-type="string">
            <text:p text:style-name="P21"/>
          </table:table-cell>
          <table:covered-table-cell/>
          <table:covered-table-cell/>
          <table:table-cell table:style-name="Таблица9.c1" table:number-columns-spanned="2" office:value-type="string">
            <text:p text:style-name="P21"/>
          </table:table-cell>
          <table:covered-table-cell/>
          <table:table-cell table:style-name="Таблица9.c1" table:number-columns-spanned="2" office:value-type="string">
            <text:p text:style-name="P21"/>
          </table:table-cell>
          <table:covered-table-cell/>
          <table:table-cell table:style-name="Таблица9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9.q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9.5">
          <table:table-cell table:style-name="Таблица9.c1" table:number-columns-spanned="20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U5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U5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U5" table:number-columns-spanned="5" office:value-type="string">
            <text:p text:style-name="P235">13</text:p>
          </table:table-cell>
          <table:covered-table-cell/>
          <table:covered-table-cell/>
          <table:covered-table-cell/>
          <table:covered-table-cell/>
          <table:table-cell table:style-name="Таблица9.q5" table:number-columns-spanned="3" office:value-type="string">
            <text:p text:style-name="P222">10</text:p>
          </table:table-cell>
          <table:covered-table-cell/>
          <table:covered-table-cell/>
        </table:table-row>
        <table:table-row table:style-name="Таблица9.2">
          <table:table-cell table:style-name="Таблица9.c1" table:number-columns-spanned="4" office:value-type="string">
            <text:p text:style-name="P99">Разраб.</text:p>
          </table:table-cell>
          <table:covered-table-cell/>
          <table:covered-table-cell/>
          <table:covered-table-cell/>
          <table:table-cell table:style-name="Таблица9.c1" table:number-columns-spanned="5" office:value-type="string">
            <text:p text:style-name="P171">Новиков</text:p>
          </table:table-cell>
          <table:covered-table-cell/>
          <table:covered-table-cell/>
          <table:covered-table-cell/>
          <table:covered-table-cell/>
          <table:table-cell table:style-name="Таблица9.c1" table:number-columns-spanned="2" office:value-type="string">
            <text:p text:style-name="P21"/>
          </table:table-cell>
          <table:covered-table-cell/>
          <table:table-cell table:style-name="Таблица9.c1" office:value-type="string">
            <text:p text:style-name="P21"/>
          </table:table-cell>
          <table:table-cell table:style-name="Таблица9.c1" table:number-rows-spanned="3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S6" table:number-rows-spanned="3" table:number-columns-spanned="8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a6" table:number-rows-spanned="3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j6" table:number-rows-spanned="3" table:number-columns-spanned="10" office:value-type="string">
            <text:h text:style-name="P242" text:outline-level="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2">
          <table:table-cell table:style-name="Таблица9.c1" table:number-columns-spanned="4" office:value-type="string" table:protected="true">
            <text:p text:style-name="P21">Проверил</text:p>
          </table:table-cell>
          <table:covered-table-cell/>
          <table:covered-table-cell/>
          <table:covered-table-cell/>
          <table:table-cell table:style-name="Таблица9.c1" table:number-columns-spanned="5" office:value-type="string">
            <text:p text:style-name="P151"/>
          </table:table-cell>
          <table:covered-table-cell/>
          <table:covered-table-cell/>
          <table:covered-table-cell/>
          <table:covered-table-cell/>
          <table:table-cell table:style-name="Таблица9.c1" table:number-columns-spanned="2" office:value-type="string">
            <text:p text:style-name="P21"/>
          </table:table-cell>
          <table:covered-table-cell/>
          <table:table-cell table:style-name="Таблица9.c1" office:value-type="string">
            <text:p text:style-name="P21"/>
          </table:table-cell>
          <table:covered-table-cell table:style-name="Таблица9.c1"/>
          <table:covered-table-cell/>
          <table:covered-table-cell/>
          <table:covered-table-cell/>
          <table:covered-table-cell/>
          <table:covered-table-cell/>
          <table:covered-table-cell table:style-name="Таблица9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9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9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2">
          <table:table-cell table:style-name="Таблица9.c1" table:number-columns-spanned="4" office:value-type="string" table:protected="true">
            <text:p text:style-name="P21"/>
          </table:table-cell>
          <table:covered-table-cell/>
          <table:covered-table-cell/>
          <table:covered-table-cell/>
          <table:table-cell table:style-name="Таблица9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9.c1" table:number-columns-spanned="2" office:value-type="string">
            <text:p text:style-name="P21"/>
          </table:table-cell>
          <table:covered-table-cell/>
          <table:table-cell table:style-name="Таблица9.c1" office:value-type="string">
            <text:p text:style-name="P21"/>
          </table:table-cell>
          <table:covered-table-cell table:style-name="Таблица9.c1"/>
          <table:covered-table-cell/>
          <table:covered-table-cell/>
          <table:covered-table-cell/>
          <table:covered-table-cell/>
          <table:covered-table-cell/>
          <table:covered-table-cell table:style-name="Таблица9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9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9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2">
          <table:table-cell table:style-name="Таблица9.c1" table:number-columns-spanned="4" office:value-type="string" table:protected="true">
            <text:p text:style-name="P21"/>
          </table:table-cell>
          <table:covered-table-cell/>
          <table:covered-table-cell/>
          <table:covered-table-cell/>
          <table:table-cell table:style-name="Таблица9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9.c1" table:number-columns-spanned="2" office:value-type="string">
            <text:p text:style-name="P21"/>
          </table:table-cell>
          <table:covered-table-cell/>
          <table:table-cell table:style-name="Таблица9.c1" office:value-type="string">
            <text:p text:style-name="P21"/>
          </table:table-cell>
          <table:table-cell table:style-name="Таблица9.c1" table:number-rows-spanned="2" office:value-type="string">
            <text:p text:style-name="P21"/>
          </table:table-cell>
          <table:table-cell table:style-name="Таблица9.c1" table:number-rows-spanned="2" table:number-columns-spanned="26" office:value-type="string">
            <text:p text:style-name="P66">Крышка <text:span text:style-name="T121">топливного насо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n9" table:number-rows-spanned="2" table:number-columns-spanned="2" office:value-type="string">
            <text:p text:style-name="P145"/>
          </table:table-cell>
          <table:covered-table-cell/>
          <table:table-cell table:style-name="Таблица9.n9" table:number-rows-spanned="2" table:number-columns-spanned="3" office:value-type="string">
            <text:p text:style-name="P40"/>
          </table:table-cell>
          <table:covered-table-cell/>
          <table:covered-table-cell/>
          <table:table-cell table:style-name="Таблица9.s9" table:number-rows-spanned="2" office:value-type="string">
            <text:p text:style-name="P15"/>
          </table:table-cell>
        </table:table-row>
        <table:table-row table:style-name="Таблица9.2">
          <table:table-cell table:style-name="Таблица9.c1" table:number-columns-spanned="4" office:value-type="string" table:protected="true">
            <text:p text:style-name="P21">Н.контр.</text:p>
          </table:table-cell>
          <table:covered-table-cell/>
          <table:covered-table-cell/>
          <table:covered-table-cell/>
          <table:table-cell table:style-name="Таблица9.U5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9.U5" table:number-columns-spanned="2" office:value-type="string">
            <text:p text:style-name="P21"/>
          </table:table-cell>
          <table:covered-table-cell/>
          <table:table-cell table:style-name="Таблица9.U5" office:value-type="string">
            <text:p text:style-name="P21"/>
          </table:table-cell>
          <table:covered-table-cell table:style-name="Таблица9.c1"/>
          <table:covered-table-cell table:style-name="Таблица9.c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9.n9"/>
          <table:covered-table-cell/>
          <table:covered-table-cell table:style-name="Таблица9.n9"/>
          <table:covered-table-cell/>
          <table:covered-table-cell/>
          <table:covered-table-cell table:style-name="Таблица9.s9"/>
        </table:table-row>
        <table:table-row table:style-name="Таблица9.2">
          <table:table-cell table:style-name="Таблица9.c1" office:value-type="string">
            <text:p text:style-name="P21">А</text:p>
          </table:table-cell>
          <table:table-cell table:style-name="Таблица9.B11" table:number-columns-spanned="3" office:value-type="string">
            <text:p text:style-name="P34">Цех</text:p>
          </table:table-cell>
          <table:covered-table-cell/>
          <table:covered-table-cell/>
          <table:table-cell table:style-name="Таблица9.E11" office:value-type="string">
            <text:p text:style-name="P21">Уч.</text:p>
          </table:table-cell>
          <table:table-cell table:style-name="Таблица9.E11" table:number-columns-spanned="2" office:value-type="string">
            <text:p text:style-name="P21">РМ</text:p>
          </table:table-cell>
          <table:covered-table-cell/>
          <table:table-cell table:style-name="Таблица9.E11" office:value-type="string">
            <text:p text:style-name="P21">Опер.</text:p>
          </table:table-cell>
          <table:table-cell table:style-name="Таблица9.E11" table:number-columns-spanned="8" office:value-type="string">
            <text:p text:style-name="P21">Код, наименовании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Q11" table:number-columns-spanned="29" office:value-type="string">
            <text:p text:style-name="P21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c1" table:number-rows-spanned="2" office:value-type="string">
            <text:p text:style-name="P21">Б</text:p>
          </table:table-cell>
          <table:table-cell table:style-name="Таблица9.B12" table:number-columns-spanned="15" office:value-type="string">
            <text:p text:style-name="P21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c1" table:number-rows-spanned="2" table:number-columns-spanned="3" office:value-type="string">
            <text:p text:style-name="P21">См..</text:p>
          </table:table-cell>
          <table:covered-table-cell/>
          <table:covered-table-cell/>
          <table:table-cell table:style-name="Таблица9.c1" table:number-rows-spanned="2" table:number-columns-spanned="2" office:value-type="string">
            <text:p text:style-name="P21">Проф.</text:p>
            <text:p text:style-name="P220"/>
          </table:table-cell>
          <table:covered-table-cell/>
          <table:table-cell table:style-name="Таблица9.c1" table:number-rows-spanned="2" office:value-type="string">
            <text:p text:style-name="P21">Р</text:p>
          </table:table-cell>
          <table:table-cell table:style-name="Таблица9.c1" table:number-rows-spanned="2" table:number-columns-spanned="2" office:value-type="string">
            <text:p text:style-name="P21">УТ</text:p>
          </table:table-cell>
          <table:covered-table-cell/>
          <table:table-cell table:style-name="Таблица9.c1" table:number-rows-spanned="2" office:value-type="string">
            <text:p text:style-name="P21">КР</text:p>
          </table:table-cell>
          <table:table-cell table:style-name="Таблица9.c1" table:number-rows-spanned="2" table:number-columns-spanned="2" office:value-type="string">
            <text:p text:style-name="P79">КОИД</text:p>
          </table:table-cell>
          <table:covered-table-cell/>
          <table:table-cell table:style-name="Таблица9.c1" table:number-rows-spanned="2" table:number-columns-spanned="4" office:value-type="string">
            <text:p text:style-name="P21">ЕН</text:p>
          </table:table-cell>
          <table:covered-table-cell/>
          <table:covered-table-cell/>
          <table:covered-table-cell/>
          <table:table-cell table:style-name="Таблица9.c1" table:number-rows-spanned="2" table:number-columns-spanned="2" office:value-type="string">
            <text:p text:style-name="P21">ОП</text:p>
          </table:table-cell>
          <table:covered-table-cell/>
          <table:table-cell table:style-name="Таблица9.c1" table:number-rows-spanned="2" table:number-columns-spanned="3" office:value-type="string">
            <text:p text:style-name="P21">Кшт.</text:p>
          </table:table-cell>
          <table:covered-table-cell/>
          <table:covered-table-cell/>
          <table:table-cell table:style-name="Таблица9.c1" table:number-rows-spanned="2" table:number-columns-spanned="4" office:value-type="string">
            <text:p text:style-name="P21">Тп.з.</text:p>
          </table:table-cell>
          <table:covered-table-cell/>
          <table:covered-table-cell/>
          <table:covered-table-cell/>
          <table:table-cell table:style-name="Таблица9.o12" table:number-rows-spanned="2" table:number-columns-spanned="5" office:value-type="string">
            <text:p text:style-name="P21">Тшт.</text:p>
          </table:table-cell>
          <table:covered-table-cell/>
          <table:covered-table-cell/>
          <table:covered-table-cell/>
          <table:covered-table-cell/>
        </table:table-row>
        <table:table-row table:style-name="Таблица9.13">
          <table:covered-table-cell table:style-name="Таблица9.c1"/>
          <table:table-cell table:style-name="Таблица9.B11" table:number-columns-spanned="15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9.c1"/>
          <table:covered-table-cell/>
          <table:covered-table-cell/>
          <table:covered-table-cell table:style-name="Таблица9.c1"/>
          <table:covered-table-cell/>
          <table:covered-table-cell table:style-name="Таблица9.c1"/>
          <table:covered-table-cell table:style-name="Таблица9.c1"/>
          <table:covered-table-cell/>
          <table:covered-table-cell table:style-name="Таблица9.c1"/>
          <table:covered-table-cell table:style-name="Таблица9.c1"/>
          <table:covered-table-cell/>
          <table:covered-table-cell table:style-name="Таблица9.c1"/>
          <table:covered-table-cell/>
          <table:covered-table-cell/>
          <table:covered-table-cell/>
          <table:covered-table-cell table:style-name="Таблица9.c1"/>
          <table:covered-table-cell/>
          <table:covered-table-cell table:style-name="Таблица9.c1"/>
          <table:covered-table-cell/>
          <table:covered-table-cell/>
          <table:covered-table-cell table:style-name="Таблица9.c1"/>
          <table:covered-table-cell/>
          <table:covered-table-cell/>
          <table:covered-table-cell/>
          <table:covered-table-cell table:style-name="Таблица9.o12"/>
          <table:covered-table-cell/>
          <table:covered-table-cell/>
          <table:covered-table-cell/>
          <table:covered-table-cell/>
        </table:table-row>
        <table:table-row table:style-name="Таблица9.2">
          <table:table-cell table:style-name="Таблица9.c1" office:value-type="string">
            <text:p text:style-name="P21">к/м</text:p>
          </table:table-cell>
          <table:table-cell table:style-name="Таблица9.c1" table:number-columns-spanned="15" office:value-type="string">
            <text:p text:style-name="P21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B12" table:number-columns-spanned="11" office:value-type="string">
            <text:p text:style-name="P21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U5" table:number-columns-spanned="4" office:value-type="string">
            <text:p text:style-name="P79">ОПП</text:p>
          </table:table-cell>
          <table:covered-table-cell/>
          <table:covered-table-cell/>
          <table:covered-table-cell/>
          <table:table-cell table:style-name="Таблица9.U5" table:number-columns-spanned="2" office:value-type="string">
            <text:p text:style-name="P21">ЕВ</text:p>
          </table:table-cell>
          <table:covered-table-cell/>
          <table:table-cell table:style-name="Таблица9.U5" table:number-columns-spanned="3" office:value-type="string">
            <text:p text:style-name="P21">ЕН</text:p>
          </table:table-cell>
          <table:covered-table-cell/>
          <table:covered-table-cell/>
          <table:table-cell table:style-name="Таблица9.U5" table:number-columns-spanned="4" office:value-type="string">
            <text:p text:style-name="P21">КИ</text:p>
          </table:table-cell>
          <table:covered-table-cell/>
          <table:covered-table-cell/>
          <table:covered-table-cell/>
          <table:table-cell table:style-name="Таблица9.o14" table:number-columns-spanned="5" office:value-type="string">
            <text:p text:style-name="P21">Нрасх.</text:p>
          </table:table-cell>
          <table:covered-table-cell/>
          <table:covered-table-cell/>
          <table:covered-table-cell/>
          <table:covered-table-cell/>
        </table:table-row>
        <table:table-row table:style-name="Таблица9.15">
          <table:table-cell table:style-name="Таблица9.A15" office:value-type="string">
            <text:p text:style-name="P85"><draw:g text:anchor-type="char" draw:z-index="7" draw:name="DrawObject 461" draw:style-name="gr7"><draw:g draw:name="Фигура 8" draw:style-name="gr8"><draw:line draw:style-name="gr9" draw:text-style-name="P269" svg:x1="0.762cm" svg:y1="0.718cm" svg:x2="28.147cm" svg:y2="0.718cm"><text:p/></draw:line><draw:line draw:style-name="gr9" draw:text-style-name="P269" svg:x1="0.732cm" svg:y1="1.455cm" svg:x2="28.117cm" svg:y2="1.455cm"><text:p/></draw:line><draw:line draw:style-name="gr9" draw:text-style-name="P269" svg:x1="0.746cm" svg:y1="2.219cm" svg:x2="28.131cm" svg:y2="2.219cm"><text:p/></draw:line><draw:line draw:style-name="gr9" draw:text-style-name="P269" svg:x1="0.721cm" svg:y1="2.968cm" svg:x2="28.106cm" svg:y2="2.968cm"><text:p/></draw:line><draw:line draw:style-name="gr9" draw:text-style-name="P269" svg:x1="0.758cm" svg:y1="3.732cm" svg:x2="28.143cm" svg:y2="3.732cm"><text:p/></draw:line><draw:line draw:style-name="gr9" draw:text-style-name="P269" svg:x1="0.758cm" svg:y1="4.473cm" svg:x2="28.143cm" svg:y2="4.473cm"><text:p/></draw:line><draw:line draw:style-name="gr9" draw:text-style-name="P269" svg:x1="0.747cm" svg:y1="5.231cm" svg:x2="28.132cm" svg:y2="5.231cm"><text:p/></draw:line><draw:line draw:style-name="gr9" draw:text-style-name="P269" svg:x1="0.732cm" svg:y1="5.978cm" svg:x2="28.117cm" svg:y2="5.978cm"><text:p/></draw:line><draw:line draw:style-name="gr9" draw:text-style-name="P269" svg:x1="0.747cm" svg:y1="6.729cm" svg:x2="28.132cm" svg:y2="6.729cm"><text:p/></draw:line><draw:line draw:style-name="gr9" draw:text-style-name="P269" svg:x1="0.745cm" svg:y1="8.233cm" svg:x2="28.13cm" svg:y2="8.233cm"><text:p/></draw:line><draw:line draw:style-name="gr9" draw:text-style-name="P269" svg:x1="0.755cm" svg:y1="9.747cm" svg:x2="28.14cm" svg:y2="9.747cm"><text:p/></draw:line><draw:line draw:style-name="gr9" draw:text-style-name="P269" svg:x1="0.745cm" svg:y1="7.495cm" svg:x2="28.13cm" svg:y2="7.495cm"><text:p/></draw:line><draw:line draw:style-name="gr9" draw:text-style-name="P269" svg:x1="0.758cm" svg:y1="8.997cm" svg:x2="28.143cm" svg:y2="8.997cm"><text:p/></draw:line><draw:line draw:style-name="gr9" draw:text-style-name="P269" svg:x1="0.732cm" svg:y1="10.495cm" svg:x2="28.117cm" svg:y2="10.495cm"><text:p/></draw:line><draw:line draw:style-name="gr9" draw:text-style-name="P269" svg:x1="0.755cm" svg:y1="11.244cm" svg:x2="28.14cm" svg:y2="11.244cm"><text:p/></draw:line></draw:g><draw:g draw:name="DrawObject 462" draw:style-name="gr10"><draw:g draw:name="DrawObject 463" draw:style-name="gr10"><draw:g draw:name="DrawObject 464" draw:style-name="gr10"><draw:g draw:name="DrawObject 465" draw:style-name="gr8"><draw:line draw:name="Вертикальная линия 1681" draw:style-name="gr11" draw:text-style-name="P270" svg:x1="1.852cm" svg:y1="-0.023cm" svg:x2="1.852cm" svg:y2="0.078cm"><text:p/></draw:line><draw:line draw:name="Вертикальная линия 1682" draw:style-name="gr11" draw:text-style-name="P270" svg:x1="2.896cm" svg:y1="-0.021cm" svg:x2="2.896cm" svg:y2="0.08cm"><text:p/></draw:line><draw:line draw:name="Вертикальная линия 1683" draw:style-name="gr11" draw:text-style-name="P270" svg:x1="3.937cm" svg:y1="-0.016cm" svg:x2="3.937cm" svg:y2="0.085cm"><text:p/></draw:line><draw:line draw:name="Вертикальная линия 1684" draw:style-name="gr11" draw:text-style-name="P270" svg:x1="5.235cm" svg:y1="-0.016cm" svg:x2="5.235cm" svg:y2="0.085cm"><text:p/></draw:line></draw:g><draw:line draw:name="Вертикальная линия 1685" draw:style-name="gr11" draw:text-style-name="P270" svg:x1="12.58cm" svg:y1="-0.016cm" svg:x2="12.58cm" svg:y2="0.085cm"><text:p/></draw:line><draw:line draw:name="Вертикальная линия 1686" draw:style-name="gr11" draw:text-style-name="P270" svg:x1="13.603cm" svg:y1="-0.016cm" svg:x2="13.603cm" svg:y2="0.085cm"><text:p/></draw:line><draw:line draw:name="Вертикальная линия 1687" draw:style-name="gr11" draw:text-style-name="P270" svg:x1="15.419cm" svg:y1="-0.016cm" svg:x2="15.419cm" svg:y2="0.085cm"><text:p/></draw:line><draw:line draw:name="Вертикальная линия 1688" draw:style-name="gr11" draw:text-style-name="P270" svg:x1="16.45cm" svg:y1="-0.016cm" svg:x2="16.45cm" svg:y2="0.085cm"><text:p/></draw:line><draw:line draw:name="Вертикальная линия 1689" draw:style-name="gr11" draw:text-style-name="P270" svg:x1="17.727cm" svg:y1="-0.016cm" svg:x2="17.727cm" svg:y2="0.085cm"><text:p/></draw:line><draw:line draw:name="Вертикальная линия 1690" draw:style-name="gr11" draw:text-style-name="P270" svg:x1="18.773cm" svg:y1="-0.016cm" svg:x2="18.773cm" svg:y2="0.085cm"><text:p/></draw:line></draw:g><draw:g draw:name="DrawObject 466" draw:style-name="gr8"><draw:line draw:name="Вертикальная линия 1691" draw:style-name="gr11" draw:text-style-name="P270" svg:x1="20.041cm" svg:y1="-0.016cm" svg:x2="20.041cm" svg:y2="0.085cm"><text:p/></draw:line><draw:line draw:name="Вертикальная линия 1692" draw:style-name="gr11" draw:text-style-name="P270" svg:x1="21.306cm" svg:y1="-0.016cm" svg:x2="21.306cm" svg:y2="0.085cm"><text:p/></draw:line><draw:line draw:name="Вертикальная линия 1693" draw:style-name="gr11" draw:text-style-name="P270" svg:x1="22.658cm" svg:y1="-0.016cm" svg:x2="22.658cm" svg:y2="0.085cm"><text:p/></draw:line><draw:line draw:name="Вертикальная линия 1694" draw:style-name="gr11" draw:text-style-name="P270" svg:x1="23.98cm" svg:y1="-0.016cm" svg:x2="23.98cm" svg:y2="0.085cm"><text:p/></draw:line><draw:line draw:name="Вертикальная линия 1695" draw:style-name="gr11" draw:text-style-name="P270" svg:x1="25.728cm" svg:y1="-0.016cm" svg:x2="25.728cm" svg:y2="0.085cm"><text:p/></draw:line></draw:g></draw:g><draw:g draw:name="DrawObject 467" draw:style-name="gr10"><draw:g draw:name="DrawObject 468" draw:style-name="gr10"><draw:g draw:name="DrawObject 469" draw:style-name="gr8"><draw:line draw:name="Вертикальная линия 1696" draw:style-name="gr11" draw:text-style-name="P270" svg:x1="1.838cm" svg:y1="0.73cm" svg:x2="1.838cm" svg:y2="0.831cm"><text:p/></draw:line><draw:line draw:name="Вертикальная линия 1697" draw:style-name="gr11" draw:text-style-name="P270" svg:x1="2.884cm" svg:y1="0.732cm" svg:x2="2.884cm" svg:y2="0.833cm"><text:p/></draw:line><draw:line draw:name="Вертикальная линия 1698" draw:style-name="gr11" draw:text-style-name="P270" svg:x1="3.927cm" svg:y1="0.737cm" svg:x2="3.927cm" svg:y2="0.838cm"><text:p/></draw:line><draw:line draw:name="Вертикальная линия 1699" draw:style-name="gr11" draw:text-style-name="P270" svg:x1="5.221cm" svg:y1="0.737cm" svg:x2="5.221cm" svg:y2="0.838cm"><text:p/></draw:line></draw:g><draw:line draw:name="Вертикальная линия 1700" draw:style-name="gr11" draw:text-style-name="P270" svg:x1="12.573cm" svg:y1="0.737cm" svg:x2="12.573cm" svg:y2="0.838cm"><text:p/></draw:line><draw:line draw:name="Вертикальная линия 1701" draw:style-name="gr11" draw:text-style-name="P270" svg:x1="13.596cm" svg:y1="0.737cm" svg:x2="13.596cm" svg:y2="0.838cm"><text:p/></draw:line><draw:line draw:name="Вертикальная линия 1702" draw:style-name="gr11" draw:text-style-name="P270" svg:x1="15.411cm" svg:y1="0.737cm" svg:x2="15.411cm" svg:y2="0.838cm"><text:p/></draw:line><draw:line draw:name="Вертикальная линия 1703" draw:style-name="gr11" draw:text-style-name="P270" svg:x1="16.44cm" svg:y1="0.737cm" svg:x2="16.44cm" svg:y2="0.838cm"><text:p/></draw:line><draw:line draw:name="Вертикальная линия 1704" draw:style-name="gr11" draw:text-style-name="P270" svg:x1="17.713cm" svg:y1="0.737cm" svg:x2="17.713cm" svg:y2="0.838cm"><text:p/></draw:line><draw:line draw:name="Вертикальная линия 1705" draw:style-name="gr11" draw:text-style-name="P270" svg:x1="18.763cm" svg:y1="0.737cm" svg:x2="18.763cm" svg:y2="0.838cm"><text:p/></draw:line></draw:g><draw:g draw:name="DrawObject 470" draw:style-name="gr8"><draw:line draw:name="Вертикальная линия 1706" draw:style-name="gr11" draw:text-style-name="P270" svg:x1="20.029cm" svg:y1="0.737cm" svg:x2="20.029cm" svg:y2="0.838cm"><text:p/></draw:line><draw:line draw:name="Вертикальная линия 1707" draw:style-name="gr11" draw:text-style-name="P270" svg:x1="21.296cm" svg:y1="0.737cm" svg:x2="21.296cm" svg:y2="0.838cm"><text:p/></draw:line><draw:line draw:name="Вертикальная линия 1708" draw:style-name="gr11" draw:text-style-name="P270" svg:x1="22.643cm" svg:y1="0.737cm" svg:x2="22.643cm" svg:y2="0.838cm"><text:p/></draw:line><draw:line draw:name="Вертикальная линия 1709" draw:style-name="gr11" draw:text-style-name="P270" svg:x1="23.97cm" svg:y1="0.737cm" svg:x2="23.97cm" svg:y2="0.838cm"><text:p/></draw:line><draw:line draw:name="Вертикальная линия 1710" draw:style-name="gr11" draw:text-style-name="P270" svg:x1="25.714cm" svg:y1="0.737cm" svg:x2="25.714cm" svg:y2="0.838cm"><text:p/></draw:line></draw:g></draw:g><draw:g draw:name="DrawObject 471" draw:style-name="gr10"><draw:g draw:name="DrawObject 472" draw:style-name="gr10"><draw:g draw:name="DrawObject 473" draw:style-name="gr8"><draw:line draw:name="Вертикальная линия 1711" draw:style-name="gr11" draw:text-style-name="P270" svg:x1="1.838cm" svg:y1="1.466cm" svg:x2="1.838cm" svg:y2="1.567cm"><text:p/></draw:line><draw:line draw:name="Вертикальная линия 1712" draw:style-name="gr11" draw:text-style-name="P270" svg:x1="2.884cm" svg:y1="1.471cm" svg:x2="2.884cm" svg:y2="1.572cm"><text:p/></draw:line><draw:line draw:name="Вертикальная линия 1713" draw:style-name="gr11" draw:text-style-name="P270" svg:x1="3.927cm" svg:y1="1.475cm" svg:x2="3.927cm" svg:y2="1.576cm"><text:p/></draw:line><draw:line draw:name="Вертикальная линия 1714" draw:style-name="gr11" draw:text-style-name="P270" svg:x1="5.221cm" svg:y1="1.475cm" svg:x2="5.221cm" svg:y2="1.576cm"><text:p/></draw:line></draw:g><draw:line draw:name="Вертикальная линия 1715" draw:style-name="gr11" draw:text-style-name="P270" svg:x1="12.573cm" svg:y1="1.475cm" svg:x2="12.573cm" svg:y2="1.576cm"><text:p/></draw:line><draw:line draw:name="Вертикальная линия 1716" draw:style-name="gr11" draw:text-style-name="P270" svg:x1="13.596cm" svg:y1="1.475cm" svg:x2="13.596cm" svg:y2="1.576cm"><text:p/></draw:line><draw:line draw:name="Вертикальная линия 1717" draw:style-name="gr11" draw:text-style-name="P270" svg:x1="15.411cm" svg:y1="1.475cm" svg:x2="15.411cm" svg:y2="1.576cm"><text:p/></draw:line><draw:line draw:name="Вертикальная линия 1718" draw:style-name="gr11" draw:text-style-name="P270" svg:x1="16.44cm" svg:y1="1.475cm" svg:x2="16.44cm" svg:y2="1.576cm"><text:p/></draw:line><draw:line draw:name="Вертикальная линия 1719" draw:style-name="gr11" draw:text-style-name="P270" svg:x1="17.713cm" svg:y1="1.475cm" svg:x2="17.713cm" svg:y2="1.576cm"><text:p/></draw:line><draw:line draw:name="Вертикальная линия 1720" draw:style-name="gr11" draw:text-style-name="P270" svg:x1="18.763cm" svg:y1="1.475cm" svg:x2="18.763cm" svg:y2="1.576cm"><text:p/></draw:line></draw:g><draw:g draw:name="DrawObject 474" draw:style-name="gr8"><draw:line draw:name="Вертикальная линия 1721" draw:style-name="gr11" draw:text-style-name="P270" svg:x1="20.029cm" svg:y1="1.475cm" svg:x2="20.029cm" svg:y2="1.576cm"><text:p/></draw:line><draw:line draw:name="Вертикальная линия 1722" draw:style-name="gr11" draw:text-style-name="P270" svg:x1="21.296cm" svg:y1="1.475cm" svg:x2="21.296cm" svg:y2="1.576cm"><text:p/></draw:line><draw:line draw:name="Вертикальная линия 1723" draw:style-name="gr11" draw:text-style-name="P270" svg:x1="22.643cm" svg:y1="1.475cm" svg:x2="22.643cm" svg:y2="1.576cm"><text:p/></draw:line><draw:line draw:name="Вертикальная линия 1724" draw:style-name="gr11" draw:text-style-name="P270" svg:x1="23.97cm" svg:y1="1.475cm" svg:x2="23.97cm" svg:y2="1.576cm"><text:p/></draw:line><draw:line draw:name="Вертикальная линия 1725" draw:style-name="gr11" draw:text-style-name="P270" svg:x1="25.714cm" svg:y1="1.475cm" svg:x2="25.714cm" svg:y2="1.576cm"><text:p/></draw:line></draw:g></draw:g><draw:g draw:name="DrawObject 475" draw:style-name="gr10"><draw:g draw:name="DrawObject 476" draw:style-name="gr10"><draw:g draw:name="DrawObject 477" draw:style-name="gr8"><draw:line draw:name="Вертикальная линия 1726" draw:style-name="gr11" draw:text-style-name="P270" svg:x1="1.838cm" svg:y1="2.231cm" svg:x2="1.838cm" svg:y2="2.332cm"><text:p/></draw:line><draw:line draw:name="Вертикальная линия 1727" draw:style-name="gr11" draw:text-style-name="P270" svg:x1="2.884cm" svg:y1="2.233cm" svg:x2="2.884cm" svg:y2="2.334cm"><text:p/></draw:line><draw:line draw:name="Вертикальная линия 1728" draw:style-name="gr11" draw:text-style-name="P270" svg:x1="3.927cm" svg:y1="2.238cm" svg:x2="3.927cm" svg:y2="2.339cm"><text:p/></draw:line><draw:line draw:name="Вертикальная линия 1729" draw:style-name="gr11" draw:text-style-name="P270" svg:x1="5.221cm" svg:y1="2.238cm" svg:x2="5.221cm" svg:y2="2.339cm"><text:p/></draw:line></draw:g><draw:line draw:name="Вертикальная линия 1730" draw:style-name="gr11" draw:text-style-name="P270" svg:x1="12.573cm" svg:y1="2.238cm" svg:x2="12.573cm" svg:y2="2.339cm"><text:p/></draw:line><draw:line draw:name="Вертикальная линия 1731" draw:style-name="gr11" draw:text-style-name="P270" svg:x1="13.596cm" svg:y1="2.238cm" svg:x2="13.596cm" svg:y2="2.339cm"><text:p/></draw:line><draw:line draw:name="Вертикальная линия 1732" draw:style-name="gr11" draw:text-style-name="P270" svg:x1="15.411cm" svg:y1="2.238cm" svg:x2="15.411cm" svg:y2="2.339cm"><text:p/></draw:line><draw:line draw:name="Вертикальная линия 1733" draw:style-name="gr11" draw:text-style-name="P270" svg:x1="16.44cm" svg:y1="2.238cm" svg:x2="16.44cm" svg:y2="2.339cm"><text:p/></draw:line><draw:line draw:name="Вертикальная линия 1734" draw:style-name="gr11" draw:text-style-name="P270" svg:x1="17.713cm" svg:y1="2.238cm" svg:x2="17.713cm" svg:y2="2.339cm"><text:p/></draw:line><draw:line draw:name="Вертикальная линия 1735" draw:style-name="gr11" draw:text-style-name="P270" svg:x1="18.763cm" svg:y1="2.238cm" svg:x2="18.763cm" svg:y2="2.339cm"><text:p/></draw:line></draw:g><draw:g draw:name="DrawObject 478" draw:style-name="gr8"><draw:line draw:name="Вертикальная линия 1736" draw:style-name="gr11" draw:text-style-name="P270" svg:x1="20.029cm" svg:y1="2.238cm" svg:x2="20.029cm" svg:y2="2.339cm"><text:p/></draw:line><draw:line draw:name="Вертикальная линия 1737" draw:style-name="gr11" draw:text-style-name="P270" svg:x1="21.296cm" svg:y1="2.238cm" svg:x2="21.296cm" svg:y2="2.339cm"><text:p/></draw:line><draw:line draw:name="Вертикальная линия 1738" draw:style-name="gr11" draw:text-style-name="P270" svg:x1="22.643cm" svg:y1="2.238cm" svg:x2="22.643cm" svg:y2="2.339cm"><text:p/></draw:line><draw:line draw:name="Вертикальная линия 1739" draw:style-name="gr11" draw:text-style-name="P270" svg:x1="23.97cm" svg:y1="2.238cm" svg:x2="23.97cm" svg:y2="2.339cm"><text:p/></draw:line><draw:line draw:name="Вертикальная линия 1740" draw:style-name="gr11" draw:text-style-name="P270" svg:x1="25.714cm" svg:y1="2.238cm" svg:x2="25.714cm" svg:y2="2.339cm"><text:p/></draw:line></draw:g></draw:g><draw:g draw:name="DrawObject 479" draw:style-name="gr10"><draw:g draw:name="DrawObject 480" draw:style-name="gr10"><draw:g draw:name="DrawObject 481" draw:style-name="gr8"><draw:line draw:name="Вертикальная линия 1741" draw:style-name="gr11" draw:text-style-name="P270" svg:x1="1.838cm" svg:y1="2.981cm" svg:x2="1.838cm" svg:y2="3.082cm"><text:p/></draw:line><draw:line draw:name="Вертикальная линия 1742" draw:style-name="gr11" draw:text-style-name="P270" svg:x1="2.884cm" svg:y1="2.983cm" svg:x2="2.884cm" svg:y2="3.084cm"><text:p/></draw:line><draw:line draw:name="Вертикальная линия 1743" draw:style-name="gr11" draw:text-style-name="P270" svg:x1="3.927cm" svg:y1="2.988cm" svg:x2="3.927cm" svg:y2="3.089cm"><text:p/></draw:line><draw:line draw:name="Вертикальная линия 1744" draw:style-name="gr11" draw:text-style-name="P270" svg:x1="5.221cm" svg:y1="2.988cm" svg:x2="5.221cm" svg:y2="3.089cm"><text:p/></draw:line></draw:g><draw:line draw:name="Вертикальная линия 1745" draw:style-name="gr11" draw:text-style-name="P270" svg:x1="12.573cm" svg:y1="2.988cm" svg:x2="12.573cm" svg:y2="3.089cm"><text:p/></draw:line><draw:line draw:name="Вертикальная линия 1746" draw:style-name="gr11" draw:text-style-name="P270" svg:x1="13.596cm" svg:y1="2.988cm" svg:x2="13.596cm" svg:y2="3.089cm"><text:p/></draw:line><draw:line draw:name="Вертикальная линия 1747" draw:style-name="gr11" draw:text-style-name="P270" svg:x1="15.411cm" svg:y1="2.988cm" svg:x2="15.411cm" svg:y2="3.089cm"><text:p/></draw:line><draw:line draw:name="Вертикальная линия 1748" draw:style-name="gr11" draw:text-style-name="P270" svg:x1="16.44cm" svg:y1="2.988cm" svg:x2="16.44cm" svg:y2="3.089cm"><text:p/></draw:line><draw:line draw:name="Вертикальная линия 1749" draw:style-name="gr11" draw:text-style-name="P270" svg:x1="17.713cm" svg:y1="2.988cm" svg:x2="17.713cm" svg:y2="3.089cm"><text:p/></draw:line><draw:line draw:name="Вертикальная линия 1750" draw:style-name="gr11" draw:text-style-name="P270" svg:x1="18.763cm" svg:y1="2.988cm" svg:x2="18.763cm" svg:y2="3.089cm"><text:p/></draw:line></draw:g><draw:g draw:name="DrawObject 482" draw:style-name="gr8"><draw:line draw:name="Вертикальная линия 1751" draw:style-name="gr11" draw:text-style-name="P270" svg:x1="20.029cm" svg:y1="2.988cm" svg:x2="20.029cm" svg:y2="3.089cm"><text:p/></draw:line><draw:line draw:name="Вертикальная линия 1752" draw:style-name="gr11" draw:text-style-name="P270" svg:x1="21.296cm" svg:y1="2.988cm" svg:x2="21.296cm" svg:y2="3.089cm"><text:p/></draw:line><draw:line draw:name="Вертикальная линия 1753" draw:style-name="gr11" draw:text-style-name="P270" svg:x1="22.643cm" svg:y1="2.988cm" svg:x2="22.643cm" svg:y2="3.089cm"><text:p/></draw:line><draw:line draw:name="Вертикальная линия 1754" draw:style-name="gr11" draw:text-style-name="P270" svg:x1="23.97cm" svg:y1="2.988cm" svg:x2="23.97cm" svg:y2="3.089cm"><text:p/></draw:line><draw:line draw:name="Вертикальная линия 1755" draw:style-name="gr11" draw:text-style-name="P270" svg:x1="25.714cm" svg:y1="2.988cm" svg:x2="25.714cm" svg:y2="3.089cm"><text:p/></draw:line></draw:g></draw:g><draw:g draw:name="DrawObject 483" draw:style-name="gr10"><draw:g draw:name="DrawObject 484" draw:style-name="gr10"><draw:g draw:name="DrawObject 485" draw:style-name="gr8"><draw:line draw:name="Вертикальная линия 1756" draw:style-name="gr11" draw:text-style-name="P270" svg:x1="1.838cm" svg:y1="3.734cm" svg:x2="1.838cm" svg:y2="3.835cm"><text:p/></draw:line><draw:line draw:name="Вертикальная линия 1757" draw:style-name="gr11" draw:text-style-name="P270" svg:x1="2.884cm" svg:y1="3.736cm" svg:x2="2.884cm" svg:y2="3.837cm"><text:p/></draw:line><draw:line draw:name="Вертикальная линия 1758" draw:style-name="gr11" draw:text-style-name="P270" svg:x1="3.927cm" svg:y1="3.741cm" svg:x2="3.927cm" svg:y2="3.842cm"><text:p/></draw:line><draw:line draw:name="Вертикальная линия 1759" draw:style-name="gr11" draw:text-style-name="P270" svg:x1="5.221cm" svg:y1="3.741cm" svg:x2="5.221cm" svg:y2="3.842cm"><text:p/></draw:line></draw:g><draw:line draw:name="Вертикальная линия 1760" draw:style-name="gr11" draw:text-style-name="P270" svg:x1="12.573cm" svg:y1="3.741cm" svg:x2="12.573cm" svg:y2="3.842cm"><text:p/></draw:line><draw:line draw:name="Вертикальная линия 1761" draw:style-name="gr11" draw:text-style-name="P270" svg:x1="13.596cm" svg:y1="3.741cm" svg:x2="13.596cm" svg:y2="3.842cm"><text:p/></draw:line><draw:line draw:name="Вертикальная линия 1762" draw:style-name="gr11" draw:text-style-name="P270" svg:x1="15.411cm" svg:y1="3.741cm" svg:x2="15.411cm" svg:y2="3.842cm"><text:p/></draw:line><draw:line draw:name="Вертикальная линия 1763" draw:style-name="gr11" draw:text-style-name="P270" svg:x1="16.44cm" svg:y1="3.741cm" svg:x2="16.44cm" svg:y2="3.842cm"><text:p/></draw:line><draw:line draw:name="Вертикальная линия 1764" draw:style-name="gr11" draw:text-style-name="P270" svg:x1="17.713cm" svg:y1="3.741cm" svg:x2="17.713cm" svg:y2="3.842cm"><text:p/></draw:line><draw:line draw:name="Вертикальная линия 1765" draw:style-name="gr11" draw:text-style-name="P270" svg:x1="18.763cm" svg:y1="3.741cm" svg:x2="18.763cm" svg:y2="3.842cm"><text:p/></draw:line></draw:g><draw:g draw:name="DrawObject 486" draw:style-name="gr8"><draw:line draw:name="Вертикальная линия 1766" draw:style-name="gr11" draw:text-style-name="P270" svg:x1="20.029cm" svg:y1="3.741cm" svg:x2="20.029cm" svg:y2="3.842cm"><text:p/></draw:line><draw:line draw:name="Вертикальная линия 1767" draw:style-name="gr11" draw:text-style-name="P270" svg:x1="21.296cm" svg:y1="3.741cm" svg:x2="21.296cm" svg:y2="3.842cm"><text:p/></draw:line><draw:line draw:name="Вертикальная линия 1768" draw:style-name="gr11" draw:text-style-name="P270" svg:x1="22.643cm" svg:y1="3.741cm" svg:x2="22.643cm" svg:y2="3.842cm"><text:p/></draw:line><draw:line draw:name="Вертикальная линия 1769" draw:style-name="gr11" draw:text-style-name="P270" svg:x1="23.97cm" svg:y1="3.741cm" svg:x2="23.97cm" svg:y2="3.842cm"><text:p/></draw:line><draw:line draw:name="Вертикальная линия 1770" draw:style-name="gr11" draw:text-style-name="P270" svg:x1="25.714cm" svg:y1="3.741cm" svg:x2="25.714cm" svg:y2="3.842cm"><text:p/></draw:line></draw:g></draw:g><draw:g draw:name="DrawObject 487" draw:style-name="gr10"><draw:g draw:name="DrawObject 488" draw:style-name="gr10"><draw:g draw:name="DrawObject 489" draw:style-name="gr8"><draw:line draw:name="Вертикальная линия 1771" draw:style-name="gr11" draw:text-style-name="P270" svg:x1="1.838cm" svg:y1="4.471cm" svg:x2="1.838cm" svg:y2="4.572cm"><text:p/></draw:line><draw:line draw:name="Вертикальная линия 1772" draw:style-name="gr11" draw:text-style-name="P270" svg:x1="2.884cm" svg:y1="4.473cm" svg:x2="2.884cm" svg:y2="4.574cm"><text:p/></draw:line><draw:line draw:name="Вертикальная линия 1773" draw:style-name="gr11" draw:text-style-name="P270" svg:x1="3.927cm" svg:y1="4.477cm" svg:x2="3.927cm" svg:y2="4.578cm"><text:p/></draw:line><draw:line draw:name="Вертикальная линия 1774" draw:style-name="gr11" draw:text-style-name="P270" svg:x1="5.221cm" svg:y1="4.477cm" svg:x2="5.221cm" svg:y2="4.578cm"><text:p/></draw:line></draw:g><draw:line draw:name="Вертикальная линия 1775" draw:style-name="gr11" draw:text-style-name="P270" svg:x1="12.573cm" svg:y1="4.477cm" svg:x2="12.573cm" svg:y2="4.578cm"><text:p/></draw:line><draw:line draw:name="Вертикальная линия 1776" draw:style-name="gr11" draw:text-style-name="P270" svg:x1="13.596cm" svg:y1="4.477cm" svg:x2="13.596cm" svg:y2="4.578cm"><text:p/></draw:line><draw:line draw:name="Вертикальная линия 1777" draw:style-name="gr11" draw:text-style-name="P270" svg:x1="15.411cm" svg:y1="4.477cm" svg:x2="15.411cm" svg:y2="4.578cm"><text:p/></draw:line><draw:line draw:name="Вертикальная линия 1778" draw:style-name="gr11" draw:text-style-name="P270" svg:x1="16.44cm" svg:y1="4.477cm" svg:x2="16.44cm" svg:y2="4.578cm"><text:p/></draw:line><draw:line draw:name="Вертикальная линия 1779" draw:style-name="gr11" draw:text-style-name="P270" svg:x1="17.713cm" svg:y1="4.477cm" svg:x2="17.713cm" svg:y2="4.578cm"><text:p/></draw:line><draw:line draw:name="Вертикальная линия 1780" draw:style-name="gr11" draw:text-style-name="P270" svg:x1="18.763cm" svg:y1="4.477cm" svg:x2="18.763cm" svg:y2="4.578cm"><text:p/></draw:line></draw:g><draw:g draw:name="DrawObject 490" draw:style-name="gr8"><draw:line draw:name="Вертикальная линия 1781" draw:style-name="gr11" draw:text-style-name="P270" svg:x1="20.029cm" svg:y1="4.477cm" svg:x2="20.029cm" svg:y2="4.578cm"><text:p/></draw:line><draw:line draw:name="Вертикальная линия 1782" draw:style-name="gr11" draw:text-style-name="P270" svg:x1="21.296cm" svg:y1="4.477cm" svg:x2="21.296cm" svg:y2="4.578cm"><text:p/></draw:line><draw:line draw:name="Вертикальная линия 1783" draw:style-name="gr11" draw:text-style-name="P270" svg:x1="22.643cm" svg:y1="4.477cm" svg:x2="22.643cm" svg:y2="4.578cm"><text:p/></draw:line><draw:line draw:name="Вертикальная линия 1784" draw:style-name="gr11" draw:text-style-name="P270" svg:x1="23.97cm" svg:y1="4.477cm" svg:x2="23.97cm" svg:y2="4.578cm"><text:p/></draw:line><draw:line draw:name="Вертикальная линия 1785" draw:style-name="gr11" draw:text-style-name="P270" svg:x1="25.714cm" svg:y1="4.477cm" svg:x2="25.714cm" svg:y2="4.578cm"><text:p/></draw:line></draw:g></draw:g><draw:g draw:name="DrawObject 491" draw:style-name="gr10"><draw:g draw:name="DrawObject 492" draw:style-name="gr10"><draw:g draw:name="DrawObject 493" draw:style-name="gr8"><draw:line draw:name="Вертикальная линия 1786" draw:style-name="gr11" draw:text-style-name="P270" svg:x1="1.838cm" svg:y1="5.235cm" svg:x2="1.838cm" svg:y2="5.336cm"><text:p/></draw:line><draw:line draw:name="Вертикальная линия 1787" draw:style-name="gr11" draw:text-style-name="P270" svg:x1="2.884cm" svg:y1="5.237cm" svg:x2="2.884cm" svg:y2="5.338cm"><text:p/></draw:line><draw:line draw:name="Вертикальная линия 1788" draw:style-name="gr11" draw:text-style-name="P270" svg:x1="3.927cm" svg:y1="5.242cm" svg:x2="3.927cm" svg:y2="5.343cm"><text:p/></draw:line><draw:line draw:name="Вертикальная линия 1789" draw:style-name="gr11" draw:text-style-name="P270" svg:x1="5.221cm" svg:y1="5.242cm" svg:x2="5.221cm" svg:y2="5.343cm"><text:p/></draw:line></draw:g><draw:line draw:name="Вертикальная линия 1790" draw:style-name="gr11" draw:text-style-name="P270" svg:x1="12.573cm" svg:y1="5.242cm" svg:x2="12.573cm" svg:y2="5.343cm"><text:p/></draw:line><draw:line draw:name="Вертикальная линия 1791" draw:style-name="gr11" draw:text-style-name="P270" svg:x1="13.596cm" svg:y1="5.242cm" svg:x2="13.596cm" svg:y2="5.343cm"><text:p/></draw:line><draw:line draw:name="Вертикальная линия 1792" draw:style-name="gr11" draw:text-style-name="P270" svg:x1="15.411cm" svg:y1="5.242cm" svg:x2="15.411cm" svg:y2="5.343cm"><text:p/></draw:line><draw:line draw:name="Вертикальная линия 1793" draw:style-name="gr11" draw:text-style-name="P270" svg:x1="16.44cm" svg:y1="5.242cm" svg:x2="16.44cm" svg:y2="5.343cm"><text:p/></draw:line><draw:line draw:name="Вертикальная линия 1794" draw:style-name="gr11" draw:text-style-name="P270" svg:x1="17.713cm" svg:y1="5.242cm" svg:x2="17.713cm" svg:y2="5.343cm"><text:p/></draw:line><draw:line draw:name="Вертикальная линия 1795" draw:style-name="gr11" draw:text-style-name="P270" svg:x1="18.763cm" svg:y1="5.242cm" svg:x2="18.763cm" svg:y2="5.343cm"><text:p/></draw:line></draw:g><draw:g draw:name="DrawObject 494" draw:style-name="gr8"><draw:line draw:name="Вертикальная линия 1796" draw:style-name="gr11" draw:text-style-name="P270" svg:x1="20.029cm" svg:y1="5.242cm" svg:x2="20.029cm" svg:y2="5.343cm"><text:p/></draw:line><draw:line draw:name="Вертикальная линия 1797" draw:style-name="gr11" draw:text-style-name="P270" svg:x1="21.296cm" svg:y1="5.242cm" svg:x2="21.296cm" svg:y2="5.343cm"><text:p/></draw:line><draw:line draw:name="Вертикальная линия 1798" draw:style-name="gr11" draw:text-style-name="P270" svg:x1="22.643cm" svg:y1="5.242cm" svg:x2="22.643cm" svg:y2="5.343cm"><text:p/></draw:line><draw:line draw:name="Вертикальная линия 1799" draw:style-name="gr11" draw:text-style-name="P270" svg:x1="23.97cm" svg:y1="5.242cm" svg:x2="23.97cm" svg:y2="5.343cm"><text:p/></draw:line><draw:line draw:name="Вертикальная линия 1800" draw:style-name="gr11" draw:text-style-name="P270" svg:x1="25.714cm" svg:y1="5.242cm" svg:x2="25.714cm" svg:y2="5.343cm"><text:p/></draw:line></draw:g></draw:g><draw:g draw:name="DrawObject 495" draw:style-name="gr10"><draw:g draw:name="DrawObject 496" draw:style-name="gr10"><draw:g draw:name="DrawObject 497" draw:style-name="gr8"><draw:line draw:name="Вертикальная линия 1801" draw:style-name="gr11" draw:text-style-name="P270" svg:x1="1.838cm" svg:y1="5.99cm" svg:x2="1.838cm" svg:y2="6.091cm"><text:p/></draw:line><draw:line draw:name="Вертикальная линия 1802" draw:style-name="gr11" draw:text-style-name="P270" svg:x1="2.884cm" svg:y1="5.992cm" svg:x2="2.884cm" svg:y2="6.093cm"><text:p/></draw:line><draw:line draw:name="Вертикальная линия 1803" draw:style-name="gr11" draw:text-style-name="P270" svg:x1="3.927cm" svg:y1="5.997cm" svg:x2="3.927cm" svg:y2="6.098cm"><text:p/></draw:line><draw:line draw:name="Вертикальная линия 1804" draw:style-name="gr11" draw:text-style-name="P270" svg:x1="5.221cm" svg:y1="5.997cm" svg:x2="5.221cm" svg:y2="6.098cm"><text:p/></draw:line></draw:g><draw:line draw:name="Вертикальная линия 1805" draw:style-name="gr11" draw:text-style-name="P270" svg:x1="12.573cm" svg:y1="5.997cm" svg:x2="12.573cm" svg:y2="6.098cm"><text:p/></draw:line><draw:line draw:name="Вертикальная линия 1806" draw:style-name="gr11" draw:text-style-name="P270" svg:x1="13.596cm" svg:y1="5.997cm" svg:x2="13.596cm" svg:y2="6.098cm"><text:p/></draw:line><draw:line draw:name="Вертикальная линия 1807" draw:style-name="gr11" draw:text-style-name="P270" svg:x1="15.411cm" svg:y1="5.997cm" svg:x2="15.411cm" svg:y2="6.098cm"><text:p/></draw:line><draw:line draw:name="Вертикальная линия 1808" draw:style-name="gr11" draw:text-style-name="P270" svg:x1="16.44cm" svg:y1="5.997cm" svg:x2="16.44cm" svg:y2="6.098cm"><text:p/></draw:line><draw:line draw:name="Вертикальная линия 1809" draw:style-name="gr11" draw:text-style-name="P270" svg:x1="17.713cm" svg:y1="5.997cm" svg:x2="17.713cm" svg:y2="6.098cm"><text:p/></draw:line><draw:line draw:name="Вертикальная линия 1810" draw:style-name="gr11" draw:text-style-name="P270" svg:x1="18.763cm" svg:y1="5.997cm" svg:x2="18.763cm" svg:y2="6.098cm"><text:p/></draw:line></draw:g><draw:g draw:name="DrawObject 498" draw:style-name="gr8"><draw:line draw:name="Вертикальная линия 1811" draw:style-name="gr11" draw:text-style-name="P270" svg:x1="20.029cm" svg:y1="5.997cm" svg:x2="20.029cm" svg:y2="6.098cm"><text:p/></draw:line><draw:line draw:name="Вертикальная линия 1812" draw:style-name="gr11" draw:text-style-name="P270" svg:x1="21.296cm" svg:y1="5.997cm" svg:x2="21.296cm" svg:y2="6.098cm"><text:p/></draw:line><draw:line draw:name="Вертикальная линия 1813" draw:style-name="gr11" draw:text-style-name="P270" svg:x1="22.643cm" svg:y1="5.997cm" svg:x2="22.643cm" svg:y2="6.098cm"><text:p/></draw:line><draw:line draw:name="Вертикальная линия 1814" draw:style-name="gr11" draw:text-style-name="P270" svg:x1="23.97cm" svg:y1="5.997cm" svg:x2="23.97cm" svg:y2="6.098cm"><text:p/></draw:line><draw:line draw:name="Вертикальная линия 1815" draw:style-name="gr11" draw:text-style-name="P270" svg:x1="25.714cm" svg:y1="5.997cm" svg:x2="25.714cm" svg:y2="6.098cm"><text:p/></draw:line></draw:g></draw:g><draw:g draw:name="DrawObject 499" draw:style-name="gr10"><draw:g draw:name="DrawObject 500" draw:style-name="gr10"><draw:g draw:name="DrawObject 501" draw:style-name="gr8"><draw:line draw:name="Вертикальная линия 1816" draw:style-name="gr11" draw:text-style-name="P270" svg:x1="1.838cm" svg:y1="6.743cm" svg:x2="1.838cm" svg:y2="6.844cm"><text:p/></draw:line><draw:line draw:name="Вертикальная линия 1817" draw:style-name="gr11" draw:text-style-name="P270" svg:x1="2.884cm" svg:y1="6.745cm" svg:x2="2.884cm" svg:y2="6.846cm"><text:p/></draw:line><draw:line draw:name="Вертикальная линия 1818" draw:style-name="gr11" draw:text-style-name="P270" svg:x1="3.927cm" svg:y1="6.75cm" svg:x2="3.927cm" svg:y2="6.851cm"><text:p/></draw:line><draw:line draw:name="Вертикальная линия 1819" draw:style-name="gr11" draw:text-style-name="P270" svg:x1="5.221cm" svg:y1="6.75cm" svg:x2="5.221cm" svg:y2="6.851cm"><text:p/></draw:line></draw:g><draw:line draw:name="Вертикальная линия 1820" draw:style-name="gr11" draw:text-style-name="P270" svg:x1="12.573cm" svg:y1="6.75cm" svg:x2="12.573cm" svg:y2="6.851cm"><text:p/></draw:line><draw:line draw:name="Вертикальная линия 1821" draw:style-name="gr11" draw:text-style-name="P270" svg:x1="13.596cm" svg:y1="6.75cm" svg:x2="13.596cm" svg:y2="6.851cm"><text:p/></draw:line><draw:line draw:name="Вертикальная линия 1822" draw:style-name="gr11" draw:text-style-name="P270" svg:x1="15.411cm" svg:y1="6.75cm" svg:x2="15.411cm" svg:y2="6.851cm"><text:p/></draw:line><draw:line draw:name="Вертикальная линия 1823" draw:style-name="gr11" draw:text-style-name="P270" svg:x1="16.44cm" svg:y1="6.75cm" svg:x2="16.44cm" svg:y2="6.851cm"><text:p/></draw:line><draw:line draw:name="Вертикальная линия 1824" draw:style-name="gr11" draw:text-style-name="P270" svg:x1="17.713cm" svg:y1="6.75cm" svg:x2="17.713cm" svg:y2="6.851cm"><text:p/></draw:line><draw:line draw:name="Вертикальная линия 1825" draw:style-name="gr11" draw:text-style-name="P270" svg:x1="18.763cm" svg:y1="6.75cm" svg:x2="18.763cm" svg:y2="6.851cm"><text:p/></draw:line></draw:g><draw:g draw:name="DrawObject 502" draw:style-name="gr8"><draw:line draw:name="Вертикальная линия 1826" draw:style-name="gr11" draw:text-style-name="P270" svg:x1="20.029cm" svg:y1="6.75cm" svg:x2="20.029cm" svg:y2="6.851cm"><text:p/></draw:line><draw:line draw:name="Вертикальная линия 1827" draw:style-name="gr11" draw:text-style-name="P270" svg:x1="21.296cm" svg:y1="6.75cm" svg:x2="21.296cm" svg:y2="6.851cm"><text:p/></draw:line><draw:line draw:name="Вертикальная линия 1828" draw:style-name="gr11" draw:text-style-name="P270" svg:x1="22.643cm" svg:y1="6.75cm" svg:x2="22.643cm" svg:y2="6.851cm"><text:p/></draw:line><draw:line draw:name="Вертикальная линия 1829" draw:style-name="gr11" draw:text-style-name="P270" svg:x1="23.97cm" svg:y1="6.75cm" svg:x2="23.97cm" svg:y2="6.851cm"><text:p/></draw:line><draw:line draw:name="Вертикальная линия 1830" draw:style-name="gr11" draw:text-style-name="P270" svg:x1="25.714cm" svg:y1="6.75cm" svg:x2="25.714cm" svg:y2="6.851cm"><text:p/></draw:line></draw:g></draw:g><draw:g draw:name="DrawObject 503" draw:style-name="gr10"><draw:g draw:name="DrawObject 504" draw:style-name="gr10"><draw:g draw:name="DrawObject 505" draw:style-name="gr8"><draw:line draw:name="Вертикальная линия 1831" draw:style-name="gr11" draw:text-style-name="P270" svg:x1="1.838cm" svg:y1="7.481cm" svg:x2="1.838cm" svg:y2="7.582cm"><text:p/></draw:line><draw:line draw:name="Вертикальная линия 1832" draw:style-name="gr11" draw:text-style-name="P270" svg:x1="2.884cm" svg:y1="7.484cm" svg:x2="2.884cm" svg:y2="7.585cm"><text:p/></draw:line><draw:line draw:name="Вертикальная линия 1833" draw:style-name="gr11" draw:text-style-name="P270" svg:x1="3.927cm" svg:y1="7.488cm" svg:x2="3.927cm" svg:y2="7.589cm"><text:p/></draw:line><draw:line draw:name="Вертикальная линия 1834" draw:style-name="gr11" draw:text-style-name="P270" svg:x1="5.221cm" svg:y1="7.488cm" svg:x2="5.221cm" svg:y2="7.589cm"><text:p/></draw:line></draw:g><draw:line draw:name="Вертикальная линия 1835" draw:style-name="gr11" draw:text-style-name="P270" svg:x1="12.573cm" svg:y1="7.488cm" svg:x2="12.573cm" svg:y2="7.589cm"><text:p/></draw:line><draw:line draw:name="Вертикальная линия 1836" draw:style-name="gr11" draw:text-style-name="P270" svg:x1="13.596cm" svg:y1="7.488cm" svg:x2="13.596cm" svg:y2="7.589cm"><text:p/></draw:line><draw:line draw:name="Вертикальная линия 1837" draw:style-name="gr11" draw:text-style-name="P270" svg:x1="15.411cm" svg:y1="7.488cm" svg:x2="15.411cm" svg:y2="7.589cm"><text:p/></draw:line><draw:line draw:name="Вертикальная линия 1838" draw:style-name="gr11" draw:text-style-name="P270" svg:x1="16.44cm" svg:y1="7.488cm" svg:x2="16.44cm" svg:y2="7.589cm"><text:p/></draw:line><draw:line draw:name="Вертикальная линия 1839" draw:style-name="gr11" draw:text-style-name="P270" svg:x1="17.713cm" svg:y1="7.488cm" svg:x2="17.713cm" svg:y2="7.589cm"><text:p/></draw:line><draw:line draw:name="Вертикальная линия 1840" draw:style-name="gr11" draw:text-style-name="P270" svg:x1="18.763cm" svg:y1="7.488cm" svg:x2="18.763cm" svg:y2="7.589cm"><text:p/></draw:line></draw:g><draw:g draw:name="DrawObject 506" draw:style-name="gr8"><draw:line draw:name="Вертикальная линия 1841" draw:style-name="gr11" draw:text-style-name="P270" svg:x1="20.029cm" svg:y1="7.488cm" svg:x2="20.029cm" svg:y2="7.589cm"><text:p/></draw:line><draw:line draw:name="Вертикальная линия 1842" draw:style-name="gr11" draw:text-style-name="P270" svg:x1="21.296cm" svg:y1="7.488cm" svg:x2="21.296cm" svg:y2="7.589cm"><text:p/></draw:line><draw:line draw:name="Вертикальная линия 1843" draw:style-name="gr11" draw:text-style-name="P270" svg:x1="22.643cm" svg:y1="7.488cm" svg:x2="22.643cm" svg:y2="7.589cm"><text:p/></draw:line><draw:line draw:name="Вертикальная линия 1844" draw:style-name="gr11" draw:text-style-name="P270" svg:x1="23.97cm" svg:y1="7.488cm" svg:x2="23.97cm" svg:y2="7.589cm"><text:p/></draw:line><draw:line draw:name="Вертикальная линия 1845" draw:style-name="gr11" draw:text-style-name="P270" svg:x1="25.714cm" svg:y1="7.488cm" svg:x2="25.714cm" svg:y2="7.589cm"><text:p/></draw:line></draw:g></draw:g><draw:g draw:name="DrawObject 507" draw:style-name="gr10"><draw:g draw:name="DrawObject 508" draw:style-name="gr10"><draw:g draw:name="DrawObject 509" draw:style-name="gr8"><draw:line draw:name="Вертикальная линия 1846" draw:style-name="gr11" draw:text-style-name="P270" svg:x1="1.838cm" svg:y1="8.244cm" svg:x2="1.838cm" svg:y2="8.345cm"><text:p/></draw:line><draw:line draw:name="Вертикальная линия 1847" draw:style-name="gr11" draw:text-style-name="P270" svg:x1="2.884cm" svg:y1="8.246cm" svg:x2="2.884cm" svg:y2="8.347cm"><text:p/></draw:line><draw:line draw:name="Вертикальная линия 1848" draw:style-name="gr11" draw:text-style-name="P270" svg:x1="3.927cm" svg:y1="8.251cm" svg:x2="3.927cm" svg:y2="8.352cm"><text:p/></draw:line><draw:line draw:name="Вертикальная линия 1849" draw:style-name="gr11" draw:text-style-name="P270" svg:x1="5.221cm" svg:y1="8.251cm" svg:x2="5.221cm" svg:y2="8.352cm"><text:p/></draw:line></draw:g><draw:line draw:name="Вертикальная линия 1850" draw:style-name="gr11" draw:text-style-name="P270" svg:x1="12.573cm" svg:y1="8.251cm" svg:x2="12.573cm" svg:y2="8.352cm"><text:p/></draw:line><draw:line draw:name="Вертикальная линия 1851" draw:style-name="gr11" draw:text-style-name="P270" svg:x1="13.596cm" svg:y1="8.251cm" svg:x2="13.596cm" svg:y2="8.352cm"><text:p/></draw:line><draw:line draw:name="Вертикальная линия 1852" draw:style-name="gr11" draw:text-style-name="P270" svg:x1="15.411cm" svg:y1="8.251cm" svg:x2="15.411cm" svg:y2="8.352cm"><text:p/></draw:line><draw:line draw:name="Вертикальная линия 1853" draw:style-name="gr11" draw:text-style-name="P270" svg:x1="16.44cm" svg:y1="8.251cm" svg:x2="16.44cm" svg:y2="8.352cm"><text:p/></draw:line><draw:line draw:name="Вертикальная линия 1854" draw:style-name="gr11" draw:text-style-name="P270" svg:x1="17.713cm" svg:y1="8.251cm" svg:x2="17.713cm" svg:y2="8.352cm"><text:p/></draw:line><draw:line draw:name="Вертикальная линия 1855" draw:style-name="gr11" draw:text-style-name="P270" svg:x1="18.763cm" svg:y1="8.251cm" svg:x2="18.763cm" svg:y2="8.352cm"><text:p/></draw:line></draw:g><draw:g draw:name="DrawObject 510" draw:style-name="gr8"><draw:line draw:name="Вертикальная линия 1856" draw:style-name="gr11" draw:text-style-name="P270" svg:x1="20.029cm" svg:y1="8.251cm" svg:x2="20.029cm" svg:y2="8.352cm"><text:p/></draw:line><draw:line draw:name="Вертикальная линия 1857" draw:style-name="gr11" draw:text-style-name="P270" svg:x1="21.296cm" svg:y1="8.251cm" svg:x2="21.296cm" svg:y2="8.352cm"><text:p/></draw:line><draw:line draw:name="Вертикальная линия 1858" draw:style-name="gr11" draw:text-style-name="P270" svg:x1="22.643cm" svg:y1="8.251cm" svg:x2="22.643cm" svg:y2="8.352cm"><text:p/></draw:line><draw:line draw:name="Вертикальная линия 1859" draw:style-name="gr11" draw:text-style-name="P270" svg:x1="23.97cm" svg:y1="8.251cm" svg:x2="23.97cm" svg:y2="8.352cm"><text:p/></draw:line><draw:line draw:name="Вертикальная линия 1860" draw:style-name="gr11" draw:text-style-name="P270" svg:x1="25.714cm" svg:y1="8.251cm" svg:x2="25.714cm" svg:y2="8.352cm"><text:p/></draw:line></draw:g></draw:g><draw:g draw:name="DrawObject 511" draw:style-name="gr10"><draw:g draw:name="DrawObject 512" draw:style-name="gr10"><draw:g draw:name="DrawObject 513" draw:style-name="gr8"><draw:line draw:name="Вертикальная линия 1861" draw:style-name="gr11" draw:text-style-name="P270" svg:x1="1.838cm" svg:y1="9.008cm" svg:x2="1.838cm" svg:y2="9.109cm"><text:p/></draw:line><draw:line draw:name="Вертикальная линия 1862" draw:style-name="gr11" draw:text-style-name="P270" svg:x1="2.884cm" svg:y1="9.01cm" svg:x2="2.884cm" svg:y2="9.111cm"><text:p/></draw:line><draw:line draw:name="Вертикальная линия 1863" draw:style-name="gr11" draw:text-style-name="P270" svg:x1="3.927cm" svg:y1="9.015cm" svg:x2="3.927cm" svg:y2="9.116cm"><text:p/></draw:line><draw:line draw:name="Вертикальная линия 1864" draw:style-name="gr11" draw:text-style-name="P270" svg:x1="5.221cm" svg:y1="9.015cm" svg:x2="5.221cm" svg:y2="9.116cm"><text:p/></draw:line></draw:g><draw:line draw:name="Вертикальная линия 1865" draw:style-name="gr11" draw:text-style-name="P270" svg:x1="12.573cm" svg:y1="9.015cm" svg:x2="12.573cm" svg:y2="9.116cm"><text:p/></draw:line><draw:line draw:name="Вертикальная линия 1866" draw:style-name="gr11" draw:text-style-name="P270" svg:x1="13.596cm" svg:y1="9.015cm" svg:x2="13.596cm" svg:y2="9.116cm"><text:p/></draw:line><draw:line draw:name="Вертикальная линия 1867" draw:style-name="gr11" draw:text-style-name="P270" svg:x1="15.411cm" svg:y1="9.015cm" svg:x2="15.411cm" svg:y2="9.116cm"><text:p/></draw:line><draw:line draw:name="Вертикальная линия 1868" draw:style-name="gr11" draw:text-style-name="P270" svg:x1="16.44cm" svg:y1="9.015cm" svg:x2="16.44cm" svg:y2="9.116cm"><text:p/></draw:line><draw:line draw:name="Вертикальная линия 1869" draw:style-name="gr11" draw:text-style-name="P270" svg:x1="17.713cm" svg:y1="9.015cm" svg:x2="17.713cm" svg:y2="9.116cm"><text:p/></draw:line><draw:line draw:name="Вертикальная линия 1870" draw:style-name="gr11" draw:text-style-name="P270" svg:x1="18.763cm" svg:y1="9.015cm" svg:x2="18.763cm" svg:y2="9.116cm"><text:p/></draw:line></draw:g><draw:g draw:name="DrawObject 514" draw:style-name="gr8"><draw:line draw:name="Вертикальная линия 1871" draw:style-name="gr11" draw:text-style-name="P270" svg:x1="20.029cm" svg:y1="9.015cm" svg:x2="20.029cm" svg:y2="9.116cm"><text:p/></draw:line><draw:line draw:name="Вертикальная линия 1872" draw:style-name="gr11" draw:text-style-name="P270" svg:x1="21.296cm" svg:y1="9.015cm" svg:x2="21.296cm" svg:y2="9.116cm"><text:p/></draw:line><draw:line draw:name="Вертикальная линия 1873" draw:style-name="gr11" draw:text-style-name="P270" svg:x1="22.643cm" svg:y1="9.015cm" svg:x2="22.643cm" svg:y2="9.116cm"><text:p/></draw:line><draw:line draw:name="Вертикальная линия 1874" draw:style-name="gr11" draw:text-style-name="P270" svg:x1="23.97cm" svg:y1="9.015cm" svg:x2="23.97cm" svg:y2="9.116cm"><text:p/></draw:line><draw:line draw:name="Вертикальная линия 1875" draw:style-name="gr11" draw:text-style-name="P270" svg:x1="25.714cm" svg:y1="9.015cm" svg:x2="25.714cm" svg:y2="9.116cm"><text:p/></draw:line></draw:g></draw:g><draw:g draw:name="DrawObject 515" draw:style-name="gr10"><draw:g draw:name="DrawObject 516" draw:style-name="gr10"><draw:g draw:name="DrawObject 517" draw:style-name="gr8"><draw:line draw:name="Вертикальная линия 1876" draw:style-name="gr11" draw:text-style-name="P270" svg:x1="1.838cm" svg:y1="9.761cm" svg:x2="1.838cm" svg:y2="9.862cm"><text:p/></draw:line><draw:line draw:name="Вертикальная линия 1877" draw:style-name="gr11" draw:text-style-name="P270" svg:x1="2.884cm" svg:y1="9.763cm" svg:x2="2.884cm" svg:y2="9.864cm"><text:p/></draw:line><draw:line draw:name="Вертикальная линия 1878" draw:style-name="gr11" draw:text-style-name="P270" svg:x1="3.927cm" svg:y1="9.768cm" svg:x2="3.927cm" svg:y2="9.869cm"><text:p/></draw:line><draw:line draw:name="Вертикальная линия 1879" draw:style-name="gr11" draw:text-style-name="P270" svg:x1="5.221cm" svg:y1="9.768cm" svg:x2="5.221cm" svg:y2="9.869cm"><text:p/></draw:line></draw:g><draw:line draw:name="Вертикальная линия 1880" draw:style-name="gr11" draw:text-style-name="P270" svg:x1="12.573cm" svg:y1="9.768cm" svg:x2="12.573cm" svg:y2="9.869cm"><text:p/></draw:line><draw:line draw:name="Вертикальная линия 1881" draw:style-name="gr11" draw:text-style-name="P270" svg:x1="13.596cm" svg:y1="9.768cm" svg:x2="13.596cm" svg:y2="9.869cm"><text:p/></draw:line><draw:line draw:name="Вертикальная линия 1882" draw:style-name="gr11" draw:text-style-name="P270" svg:x1="15.411cm" svg:y1="9.768cm" svg:x2="15.411cm" svg:y2="9.869cm"><text:p/></draw:line><draw:line draw:name="Вертикальная линия 1883" draw:style-name="gr11" draw:text-style-name="P270" svg:x1="16.44cm" svg:y1="9.768cm" svg:x2="16.44cm" svg:y2="9.869cm"><text:p/></draw:line><draw:line draw:name="Вертикальная линия 1884" draw:style-name="gr11" draw:text-style-name="P270" svg:x1="17.713cm" svg:y1="9.768cm" svg:x2="17.713cm" svg:y2="9.869cm"><text:p/></draw:line><draw:line draw:name="Вертикальная линия 1885" draw:style-name="gr11" draw:text-style-name="P270" svg:x1="18.763cm" svg:y1="9.768cm" svg:x2="18.763cm" svg:y2="9.869cm"><text:p/></draw:line></draw:g><draw:g draw:name="DrawObject 518" draw:style-name="gr8"><draw:line draw:name="Вертикальная линия 1886" draw:style-name="gr11" draw:text-style-name="P270" svg:x1="20.029cm" svg:y1="9.768cm" svg:x2="20.029cm" svg:y2="9.869cm"><text:p/></draw:line><draw:line draw:name="Вертикальная линия 1887" draw:style-name="gr11" draw:text-style-name="P270" svg:x1="21.296cm" svg:y1="9.768cm" svg:x2="21.296cm" svg:y2="9.869cm"><text:p/></draw:line><draw:line draw:name="Вертикальная линия 1888" draw:style-name="gr11" draw:text-style-name="P270" svg:x1="22.643cm" svg:y1="9.768cm" svg:x2="22.643cm" svg:y2="9.869cm"><text:p/></draw:line><draw:line draw:name="Вертикальная линия 1889" draw:style-name="gr11" draw:text-style-name="P270" svg:x1="23.97cm" svg:y1="9.768cm" svg:x2="23.97cm" svg:y2="9.869cm"><text:p/></draw:line><draw:line draw:name="Вертикальная линия 1890" draw:style-name="gr11" draw:text-style-name="P270" svg:x1="25.714cm" svg:y1="9.768cm" svg:x2="25.714cm" svg:y2="9.869cm"><text:p/></draw:line></draw:g></draw:g><draw:g draw:name="DrawObject 519" draw:style-name="gr10"><draw:g draw:name="DrawObject 520" draw:style-name="gr10"><draw:g draw:name="DrawObject 521" draw:style-name="gr8"><draw:line draw:name="Вертикальная линия 1891" draw:style-name="gr11" draw:text-style-name="P270" svg:x1="1.838cm" svg:y1="10.499cm" svg:x2="1.838cm" svg:y2="10.6cm"><text:p/></draw:line><draw:line draw:name="Вертикальная линия 1892" draw:style-name="gr11" draw:text-style-name="P270" svg:x1="2.884cm" svg:y1="10.502cm" svg:x2="2.884cm" svg:y2="10.603cm"><text:p/></draw:line><draw:line draw:name="Вертикальная линия 1893" draw:style-name="gr11" draw:text-style-name="P270" svg:x1="3.927cm" svg:y1="10.506cm" svg:x2="3.927cm" svg:y2="10.607cm"><text:p/></draw:line><draw:line draw:name="Вертикальная линия 1894" draw:style-name="gr11" draw:text-style-name="P270" svg:x1="5.221cm" svg:y1="10.506cm" svg:x2="5.221cm" svg:y2="10.607cm"><text:p/></draw:line></draw:g><draw:line draw:name="Вертикальная линия 1895" draw:style-name="gr11" draw:text-style-name="P270" svg:x1="12.573cm" svg:y1="10.506cm" svg:x2="12.573cm" svg:y2="10.607cm"><text:p/></draw:line><draw:line draw:name="Вертикальная линия 1896" draw:style-name="gr11" draw:text-style-name="P270" svg:x1="13.596cm" svg:y1="10.506cm" svg:x2="13.596cm" svg:y2="10.607cm"><text:p/></draw:line><draw:line draw:name="Вертикальная линия 1897" draw:style-name="gr11" draw:text-style-name="P270" svg:x1="15.411cm" svg:y1="10.506cm" svg:x2="15.411cm" svg:y2="10.607cm"><text:p/></draw:line><draw:line draw:name="Вертикальная линия 1898" draw:style-name="gr11" draw:text-style-name="P270" svg:x1="16.44cm" svg:y1="10.506cm" svg:x2="16.44cm" svg:y2="10.607cm"><text:p/></draw:line><draw:line draw:name="Вертикальная линия 1899" draw:style-name="gr11" draw:text-style-name="P270" svg:x1="17.713cm" svg:y1="10.506cm" svg:x2="17.713cm" svg:y2="10.607cm"><text:p/></draw:line><draw:line draw:name="Вертикальная линия 1900" draw:style-name="gr11" draw:text-style-name="P270" svg:x1="18.763cm" svg:y1="10.506cm" svg:x2="18.763cm" svg:y2="10.607cm"><text:p/></draw:line></draw:g><draw:g draw:name="DrawObject 522" draw:style-name="gr8"><draw:line draw:name="Вертикальная линия 1901" draw:style-name="gr11" draw:text-style-name="P270" svg:x1="20.029cm" svg:y1="10.506cm" svg:x2="20.029cm" svg:y2="10.607cm"><text:p/></draw:line><draw:line draw:name="Вертикальная линия 1902" draw:style-name="gr11" draw:text-style-name="P270" svg:x1="21.296cm" svg:y1="10.506cm" svg:x2="21.296cm" svg:y2="10.607cm"><text:p/></draw:line><draw:line draw:name="Вертикальная линия 1903" draw:style-name="gr11" draw:text-style-name="P270" svg:x1="22.643cm" svg:y1="10.506cm" svg:x2="22.643cm" svg:y2="10.607cm"><text:p/></draw:line><draw:line draw:name="Вертикальная линия 1904" draw:style-name="gr11" draw:text-style-name="P270" svg:x1="23.97cm" svg:y1="10.506cm" svg:x2="23.97cm" svg:y2="10.607cm"><text:p/></draw:line><draw:line draw:name="Вертикальная линия 1905" draw:style-name="gr11" draw:text-style-name="P270" svg:x1="25.714cm" svg:y1="10.506cm" svg:x2="25.714cm" svg:y2="10.607cm"><text:p/></draw:line></draw:g></draw:g><draw:g draw:name="DrawObject 523" draw:style-name="gr10"><draw:g draw:name="DrawObject 524" draw:style-name="gr10"><draw:g draw:name="DrawObject 525" draw:style-name="gr8"><draw:line draw:name="Вертикальная линия 1906" draw:style-name="gr11" draw:text-style-name="P270" svg:x1="1.838cm" svg:y1="11.262cm" svg:x2="1.838cm" svg:y2="11.363cm"><text:p/></draw:line><draw:line draw:name="Вертикальная линия 1907" draw:style-name="gr11" draw:text-style-name="P270" svg:x1="2.884cm" svg:y1="11.264cm" svg:x2="2.884cm" svg:y2="11.365cm"><text:p/></draw:line><draw:line draw:name="Вертикальная линия 1908" draw:style-name="gr11" draw:text-style-name="P270" svg:x1="3.927cm" svg:y1="11.269cm" svg:x2="3.927cm" svg:y2="11.37cm"><text:p/></draw:line><draw:line draw:name="Вертикальная линия 1909" draw:style-name="gr11" draw:text-style-name="P270" svg:x1="5.221cm" svg:y1="11.269cm" svg:x2="5.221cm" svg:y2="11.37cm"><text:p/></draw:line></draw:g><draw:line draw:name="Вертикальная линия 1910" draw:style-name="gr11" draw:text-style-name="P270" svg:x1="12.573cm" svg:y1="11.269cm" svg:x2="12.573cm" svg:y2="11.37cm"><text:p/></draw:line><draw:line draw:name="Вертикальная линия 1911" draw:style-name="gr11" draw:text-style-name="P270" svg:x1="13.596cm" svg:y1="11.269cm" svg:x2="13.596cm" svg:y2="11.37cm"><text:p/></draw:line><draw:line draw:name="Вертикальная линия 1912" draw:style-name="gr11" draw:text-style-name="P270" svg:x1="15.411cm" svg:y1="11.269cm" svg:x2="15.411cm" svg:y2="11.37cm"><text:p/></draw:line><draw:line draw:name="Вертикальная линия 1913" draw:style-name="gr11" draw:text-style-name="P270" svg:x1="16.44cm" svg:y1="11.269cm" svg:x2="16.44cm" svg:y2="11.37cm"><text:p/></draw:line><draw:line draw:name="Вертикальная линия 1914" draw:style-name="gr11" draw:text-style-name="P270" svg:x1="17.713cm" svg:y1="11.269cm" svg:x2="17.713cm" svg:y2="11.37cm"><text:p/></draw:line><draw:line draw:name="Вертикальная линия 1915" draw:style-name="gr11" draw:text-style-name="P270" svg:x1="18.763cm" svg:y1="11.269cm" svg:x2="18.763cm" svg:y2="11.37cm"><text:p/></draw:line></draw:g><draw:g draw:name="DrawObject 526" draw:style-name="gr8"><draw:line draw:name="Вертикальная линия 1916" draw:style-name="gr11" draw:text-style-name="P270" svg:x1="20.029cm" svg:y1="11.269cm" svg:x2="20.029cm" svg:y2="11.37cm"><text:p/></draw:line><draw:line draw:name="Вертикальная линия 1917" draw:style-name="gr11" draw:text-style-name="P270" svg:x1="21.296cm" svg:y1="11.269cm" svg:x2="21.296cm" svg:y2="11.37cm"><text:p/></draw:line><draw:line draw:name="Вертикальная линия 1918" draw:style-name="gr11" draw:text-style-name="P270" svg:x1="22.643cm" svg:y1="11.269cm" svg:x2="22.643cm" svg:y2="11.37cm"><text:p/></draw:line><draw:line draw:name="Вертикальная линия 1919" draw:style-name="gr11" draw:text-style-name="P270" svg:x1="23.97cm" svg:y1="11.269cm" svg:x2="23.97cm" svg:y2="11.37cm"><text:p/></draw:line><draw:line draw:name="Вертикальная линия 1920" draw:style-name="gr11" draw:text-style-name="P270" svg:x1="25.714cm" svg:y1="11.269cm" svg:x2="25.714cm" svg:y2="11.37cm"><text:p/></draw:line></draw:g></draw:g></draw:g></draw:g>01</text:p>
          </table:table-cell>
          <table:table-cell table:style-name="Таблица9.B15" table:number-columns-spanned="44" office:value-type="string">
            <text:p text:style-name="P219"><text:s text:c="6"/><text:span text:style-name="T91">Напильник 2820-0016</text:span> <text:s text:c="92"/><text:span text:style-name="T91">ГОСТ 1465-80</text:span> <text:s text:c="2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5">
          <table:table-cell table:style-name="Таблица9.A15" office:value-type="string">
            <text:p text:style-name="P85">02</text:p>
          </table:table-cell>
          <table:table-cell table:style-name="Таблица9.B15" table:number-columns-spanned="44" office:value-type="string">
            <text:p text:style-name="P214"><text:s text:c="6"/><text:span text:style-name="T91">Шкурка шлифовальная</text:span> <text:span text:style-name="T91">2Р 830х50 С2 24А 40Н-МА</text:span> <text:s text:c="42"/><text:span text:style-name="T91">ГОСТ 5009-82</text:span> <text:s text:c="28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5">
          <table:table-cell table:style-name="Таблица9.A15" office:value-type="string">
            <text:p text:style-name="P85">03</text:p>
          </table:table-cell>
          <table:table-cell table:style-name="Таблица9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5">
          <table:table-cell table:style-name="Таблица9.A15" office:value-type="string">
            <text:p text:style-name="P85"><text:span text:style-name="T111">О</text:span>04</text:p>
          </table:table-cell>
          <table:table-cell table:style-name="Таблица9.B15" table:number-columns-spanned="44" office:value-type="string">
            <text:p text:style-name="P214"><text:span text:style-name="T111">Обрезать деталь по обозначенной маркировке. Зачистить механически обработанную поверхность. </text:span><text:s text:c="3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5">
          <table:table-cell table:style-name="Таблица9.A15" office:value-type="string">
            <text:p text:style-name="P85">05</text:p>
          </table:table-cell>
          <table:table-cell table:style-name="Таблица9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5">
          <table:table-cell table:style-name="Таблица9.A15" office:value-type="string">
            <text:p text:style-name="P85">06</text:p>
          </table:table-cell>
          <table:table-cell table:style-name="Таблица9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5">
          <table:table-cell table:style-name="Таблица9.A15" office:value-type="string">
            <text:p text:style-name="P85">07</text:p>
          </table:table-cell>
          <table:table-cell table:style-name="Таблица9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5">
          <table:table-cell table:style-name="Таблица9.A15" office:value-type="string">
            <text:p text:style-name="P85"><text:span text:style-name="T108">А</text:span>08</text:p>
          </table:table-cell>
          <table:table-cell table:style-name="Таблица9.B15" table:number-columns-spanned="44" office:value-type="string">
            <text:p text:style-name="P214"><text:s text:c="4"/><text:span text:style-name="T98">03</text:span> <text:s text:c="5"/><text:span text:style-name="T98">26</text:span> <text:s text:c="7"/>- <text:s text:c="10"/><text:span text:style-name="T98">0</text:span><text:span text:style-name="T112">5</text:span><text:span text:style-name="T108">5</text:span> <text:s text:c="8"/><text:span text:style-name="T98">7427</text:span> <text:span text:style-name="T98">Нанесения слоя связующего</text:span> <text:s text:c="34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5">
          <table:table-cell table:style-name="Таблица9.A15" office:value-type="string">
            <text:p text:style-name="P85"><text:span text:style-name="T137">Т</text:span>09</text:p>
          </table:table-cell>
          <table:table-cell table:style-name="Таблица9.B15" table:number-columns-spanned="44" office:value-type="string">
            <text:p text:style-name="P220"><text:s text:c="2"/><text:span text:style-name="T87">Стол рабочий Эскиз 5222</text:span> <text:span text:style-name="T87">или аналогичный имеющийся в цехе</text:span> <text:s text:c="36"/><text:span text:style-name="T44">19433</text:span> <text:s text:c="9"/><text:span text:style-name="T88">2</text:span> <text:s text:c="10"/><text:span text:style-name="T88">2</text:span> <text:s text:c="12"/><text:span text:style-name="T88">1</text:span> <text:s text:c="10"/>- <text:s text:c="13"/>- <text:s text:c="13"/>- <text:s text:c="12"/><text:span text:style-name="T140">1</text:span> <text:s text:c="14"/>- <text:s text:c="17"/><text:span text:style-name="T138">0,5</text:span> <text:s text:c="28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5">
          <table:table-cell table:style-name="Таблица9.A15" office:value-type="string">
            <text:p text:style-name="P92">10</text:p>
          </table:table-cell>
          <table:table-cell table:style-name="Таблица9.B15" table:number-columns-spanned="44" office:value-type="string">
            <text:p text:style-name="P226"><text:s text:c="3"/><text:span text:style-name="T99">Кисть КФК18, КФ50 ГОСТ Р 58516-2019</text:span> <text:s text:c="38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5">
          <table:table-cell table:style-name="Таблица9.A15" office:value-type="string">
            <text:p text:style-name="P85"><text:span text:style-name="T10">1</text:span>1</text:p>
          </table:table-cell>
          <table:table-cell table:style-name="Таблица9.B15" table:number-columns-spanned="44" office:value-type="string">
            <text:p text:style-name="P214"><text:s text:c="4"/><text:span text:style-name="T99">Шпатель</text:span> <text:s text:c="115"/><text:span text:style-name="T99">СПР-5487</text:span> <text:s text:c="26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5">
          <table:table-cell table:style-name="Таблица9.A15" office:value-type="string">
            <text:p text:style-name="P85">12</text:p>
          </table:table-cell>
          <table:table-cell table:style-name="Таблица9.B15" table:number-columns-spanned="44" office:value-type="string">
            <text:p text:style-name="P227"><text:s text:c="3"/><text:span text:style-name="T103">Емкость</text:span> <text:s text:c="117"/><text:span text:style-name="T103">СПР-11166</text:span> <text:s text:c="26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5">
          <table:table-cell table:style-name="Таблица9.A15" office:value-type="string">
            <text:p text:style-name="P85"><text:span text:style-name="T9">1</text:span>3</text:p>
          </table:table-cell>
          <table:table-cell table:style-name="Таблица9.B15" table:number-columns-spanned="44" office:value-type="string">
            <text:p text:style-name="P214"><text:s text:c="3"/><text:span text:style-name="T103">Часы </text:span><text:span text:style-name="T104">любой марки</text:span> <text:s text:c="99"/><text:span text:style-name="T103">По действующей</text:span> <text:span text:style-name="T104">ДС</text:span> <text:s text:c="25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5">
          <table:table-cell table:style-name="Таблица9.A15" office:value-type="string">
            <text:p text:style-name="P85">14</text:p>
          </table:table-cell>
          <table:table-cell table:style-name="Таблица9.B15" table:number-columns-spanned="44" office:value-type="string">
            <text:p text:style-name="P214"><text:s text:c="3"/><text:span text:style-name="T106">Психрометр аспирационный МВ-4-2М</text:span> <text:s text:c="65"/><text:span text:style-name="T106">ТУ 52.07-(ГРПИ.405132.001)-92</text:span> <text:s text:c="3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5">
          <table:table-cell table:style-name="Таблица9.A15" office:value-type="string">
            <text:p text:style-name="P85">15</text:p>
          </table:table-cell>
          <table:table-cell table:style-name="Таблица9.B15" table:number-columns-spanned="44" office:value-type="string">
            <text:p text:style-name="P214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5">
          <table:table-cell table:style-name="Таблица9.A15" office:value-type="string">
            <text:p text:style-name="P85">16</text:p>
          </table:table-cell>
          <table:table-cell table:style-name="Таблица9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31">
          <table:table-cell table:style-name="Таблица9.A31" table:number-columns-spanned="3" office:value-type="string">
            <text:p text:style-name="P8">МК</text:p>
          </table:table-cell>
          <table:covered-table-cell/>
          <table:covered-table-cell/>
          <table:table-cell table:style-name="Таблица9.A31" table:number-columns-spanned="31" office:value-type="string">
            <text:p text:style-name="P61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A31" table:number-columns-spanned="9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r31" table:number-columns-spanned="2" office:value-type="string">
            <text:p text:style-name="P55"/>
          </table:table-cell>
          <table:covered-table-cell/>
        </table:table-row>
      </table:table>
      <text:p text:style-name="P220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H"/>
        <table:table-column table:style-name="Таблица10.I"/>
        <table:table-column table:style-name="Таблица10.J"/>
        <table:table-column table:style-name="Таблица10.K"/>
        <table:table-column table:style-name="Таблица10.L"/>
        <table:table-column table:style-name="Таблица10.M"/>
        <table:table-column table:style-name="Таблица10.N"/>
        <table:table-column table:style-name="Таблица10.O"/>
        <table:table-column table:style-name="Таблица10.P"/>
        <table:table-column table:style-name="Таблица10.Q"/>
        <table:table-column table:style-name="Таблица10.R"/>
        <table:table-column table:style-name="Таблица10.S"/>
        <table:table-column table:style-name="Таблица10.T"/>
        <table:table-column table:style-name="Таблица10.U"/>
        <table:table-column table:style-name="Таблица10.V"/>
        <table:table-column table:style-name="Таблица10.R"/>
        <table:table-column table:style-name="Таблица10.X"/>
        <table:table-column table:style-name="Таблица10.Y"/>
        <table:table-column table:style-name="Таблица10.Z"/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h"/>
        <table:table-column table:style-name="Таблица10.i"/>
        <table:table-column table:style-name="Таблица10.j"/>
        <table:table-column table:style-name="Таблица10.k"/>
        <table:table-column table:style-name="Таблица10.l"/>
        <table:table-column table:style-name="Таблица10.m"/>
        <table:table-column table:style-name="Таблица10.n"/>
        <table:table-column table:style-name="Таблица10.o"/>
        <table:table-column table:style-name="Таблица10.p"/>
        <table:table-column table:style-name="Таблица10.q"/>
        <table:table-column table:style-name="Таблица10.r"/>
        <table:table-column table:style-name="Таблица10.s"/>
        <table:table-row table:style-name="Таблица10.1">
          <table:table-cell table:style-name="Таблица10.A1" table:number-columns-spanned="28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c1" table:number-columns-spanned="2" office:value-type="string">
            <text:p text:style-name="P27"><draw:frame draw:style-name="fr2" draw:name="Врезка10" text:anchor-type="char" svg:x="23.844cm" svg:y="-0.496cm" svg:width="4.604cm" svg:height="0.847cm" draw:z-index="21"><draw:text-box><text:p text:style-name="P29"><text:s text:c="14"/>ГОСТ 3.1118-82 Форма 2</text:p></draw:text-box></draw:frame></text:p>
            <text:p text:style-name="P220"/>
          </table:table-cell>
          <table:covered-table-cell/>
          <table:table-cell table:style-name="Таблица10.c1" table:number-columns-spanned="2" office:value-type="string">
            <text:p text:style-name="P21"/>
          </table:table-cell>
          <table:covered-table-cell/>
          <table:table-cell table:style-name="Таблица10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0.q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10.2">
          <table:table-cell table:style-name="Таблица10.c1" table:number-columns-spanned="2" office:value-type="string">
            <text:p text:style-name="P21">Дубл.</text:p>
          </table:table-cell>
          <table:covered-table-cell/>
          <table:table-cell table:style-name="Таблица10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0.c1" table:number-columns-spanned="3" office:value-type="string">
            <text:p text:style-name="P21"/>
          </table:table-cell>
          <table:covered-table-cell/>
          <table:covered-table-cell/>
          <table:table-cell table:style-name="Таблица10.c1" office:value-type="string">
            <text:p text:style-name="P21"/>
          </table:table-cell>
          <table:table-cell table:style-name="Таблица10.K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10.O2" table:number-columns-spanned="1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c1" table:number-columns-spanned="2" office:value-type="string">
            <text:p text:style-name="P158"/>
          </table:table-cell>
          <table:covered-table-cell/>
          <table:table-cell table:style-name="Таблица10.c1" table:number-columns-spanned="2" office:value-type="string">
            <text:p text:style-name="P21"/>
          </table:table-cell>
          <table:covered-table-cell/>
          <table:table-cell table:style-name="Таблица10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c1" table:number-columns-spanned="4" office:value-type="string">
            <text:p text:style-name="P158"/>
          </table:table-cell>
          <table:covered-table-cell/>
          <table:covered-table-cell/>
          <table:covered-table-cell/>
          <table:table-cell table:style-name="Таблица10.q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10.2">
          <table:table-cell table:style-name="Таблица10.c1" table:number-columns-spanned="2" office:value-type="string">
            <text:p text:style-name="P21">Взам.</text:p>
          </table:table-cell>
          <table:covered-table-cell/>
          <table:table-cell table:style-name="Таблица10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0.c1" table:number-columns-spanned="3" office:value-type="string">
            <text:p text:style-name="P21"/>
          </table:table-cell>
          <table:covered-table-cell/>
          <table:covered-table-cell/>
          <table:table-cell table:style-name="Таблица10.c1" office:value-type="string">
            <text:p text:style-name="P21"/>
          </table:table-cell>
          <table:table-cell table:style-name="Таблица10.K2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10.c1" table:number-columns-spanned="2" office:value-type="string">
            <text:p text:style-name="P21"/>
          </table:table-cell>
          <table:covered-table-cell/>
          <table:table-cell table:style-name="Таблица10.c1" table:number-columns-spanned="3" office:value-type="string">
            <text:p text:style-name="P21"/>
          </table:table-cell>
          <table:covered-table-cell/>
          <table:covered-table-cell/>
          <table:table-cell table:style-name="Таблица10.c1" table:number-columns-spanned="3" office:value-type="string">
            <text:p text:style-name="P21"/>
          </table:table-cell>
          <table:covered-table-cell/>
          <table:covered-table-cell/>
          <table:table-cell table:style-name="Таблица10.c1" table:number-columns-spanned="2" office:value-type="string">
            <text:p text:style-name="P21"/>
          </table:table-cell>
          <table:covered-table-cell/>
          <table:table-cell table:style-name="Таблица10.c1" table:number-columns-spanned="3" office:value-type="string">
            <text:p text:style-name="P21"/>
          </table:table-cell>
          <table:covered-table-cell/>
          <table:covered-table-cell/>
          <table:table-cell table:style-name="Таблица10.c1" table:number-columns-spanned="2" office:value-type="string">
            <text:p text:style-name="P21"/>
          </table:table-cell>
          <table:covered-table-cell/>
          <table:table-cell table:style-name="Таблица10.c1" table:number-columns-spanned="2" office:value-type="string">
            <text:p text:style-name="P21"/>
          </table:table-cell>
          <table:covered-table-cell/>
          <table:table-cell table:style-name="Таблица10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0.q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10.2">
          <table:table-cell table:style-name="Таблица10.c1" table:number-columns-spanned="2" office:value-type="string">
            <text:p text:style-name="P21">Подл.</text:p>
          </table:table-cell>
          <table:covered-table-cell/>
          <table:table-cell table:style-name="Таблица10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0.c1" table:number-columns-spanned="3" office:value-type="string">
            <text:p text:style-name="P21"/>
          </table:table-cell>
          <table:covered-table-cell/>
          <table:covered-table-cell/>
          <table:table-cell table:style-name="Таблица10.c1" office:value-type="string">
            <text:p text:style-name="P21"/>
          </table:table-cell>
          <table:table-cell table:style-name="Таблица10.K4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10.c1" table:number-columns-spanned="2" office:value-type="string">
            <text:p text:style-name="P21"/>
          </table:table-cell>
          <table:covered-table-cell/>
          <table:table-cell table:style-name="Таблица10.c1" table:number-columns-spanned="3" office:value-type="string">
            <text:p text:style-name="P21"/>
          </table:table-cell>
          <table:covered-table-cell/>
          <table:covered-table-cell/>
          <table:table-cell table:style-name="Таблица10.c1" table:number-columns-spanned="3" office:value-type="string">
            <text:p text:style-name="P21"/>
          </table:table-cell>
          <table:covered-table-cell/>
          <table:covered-table-cell/>
          <table:table-cell table:style-name="Таблица10.c1" table:number-columns-spanned="2" office:value-type="string">
            <text:p text:style-name="P21"/>
          </table:table-cell>
          <table:covered-table-cell/>
          <table:table-cell table:style-name="Таблица10.c1" table:number-columns-spanned="3" office:value-type="string">
            <text:p text:style-name="P21"/>
          </table:table-cell>
          <table:covered-table-cell/>
          <table:covered-table-cell/>
          <table:table-cell table:style-name="Таблица10.c1" table:number-columns-spanned="2" office:value-type="string">
            <text:p text:style-name="P21"/>
          </table:table-cell>
          <table:covered-table-cell/>
          <table:table-cell table:style-name="Таблица10.c1" table:number-columns-spanned="2" office:value-type="string">
            <text:p text:style-name="P21"/>
          </table:table-cell>
          <table:covered-table-cell/>
          <table:table-cell table:style-name="Таблица10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0.q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10.5">
          <table:table-cell table:style-name="Таблица10.c1" table:number-columns-spanned="20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U5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U5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U5" table:number-columns-spanned="5" office:value-type="string">
            <text:p text:style-name="P235">13</text:p>
          </table:table-cell>
          <table:covered-table-cell/>
          <table:covered-table-cell/>
          <table:covered-table-cell/>
          <table:covered-table-cell/>
          <table:table-cell table:style-name="Таблица10.q5" table:number-columns-spanned="3" office:value-type="string">
            <text:p text:style-name="P222">11</text:p>
          </table:table-cell>
          <table:covered-table-cell/>
          <table:covered-table-cell/>
        </table:table-row>
        <table:table-row table:style-name="Таблица10.2">
          <table:table-cell table:style-name="Таблица10.c1" table:number-columns-spanned="4" office:value-type="string">
            <text:p text:style-name="P99">Разраб.</text:p>
          </table:table-cell>
          <table:covered-table-cell/>
          <table:covered-table-cell/>
          <table:covered-table-cell/>
          <table:table-cell table:style-name="Таблица10.c1" table:number-columns-spanned="5" office:value-type="string">
            <text:p text:style-name="P171">Новиков</text:p>
          </table:table-cell>
          <table:covered-table-cell/>
          <table:covered-table-cell/>
          <table:covered-table-cell/>
          <table:covered-table-cell/>
          <table:table-cell table:style-name="Таблица10.c1" table:number-columns-spanned="2" office:value-type="string">
            <text:p text:style-name="P21"/>
          </table:table-cell>
          <table:covered-table-cell/>
          <table:table-cell table:style-name="Таблица10.c1" office:value-type="string">
            <text:p text:style-name="P21"/>
          </table:table-cell>
          <table:table-cell table:style-name="Таблица10.c1" table:number-rows-spanned="3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S6" table:number-rows-spanned="3" table:number-columns-spanned="8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a6" table:number-rows-spanned="3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j6" table:number-rows-spanned="3" table:number-columns-spanned="10" office:value-type="string">
            <text:h text:style-name="P242" text:outline-level="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2">
          <table:table-cell table:style-name="Таблица10.c1" table:number-columns-spanned="4" office:value-type="string" table:protected="true">
            <text:p text:style-name="P21">Проверил</text:p>
          </table:table-cell>
          <table:covered-table-cell/>
          <table:covered-table-cell/>
          <table:covered-table-cell/>
          <table:table-cell table:style-name="Таблица10.c1" table:number-columns-spanned="5" office:value-type="string">
            <text:p text:style-name="P151"/>
          </table:table-cell>
          <table:covered-table-cell/>
          <table:covered-table-cell/>
          <table:covered-table-cell/>
          <table:covered-table-cell/>
          <table:table-cell table:style-name="Таблица10.c1" table:number-columns-spanned="2" office:value-type="string">
            <text:p text:style-name="P21"/>
          </table:table-cell>
          <table:covered-table-cell/>
          <table:table-cell table:style-name="Таблица10.c1" office:value-type="string">
            <text:p text:style-name="P21"/>
          </table:table-cell>
          <table:covered-table-cell table:style-name="Таблица10.c1"/>
          <table:covered-table-cell/>
          <table:covered-table-cell/>
          <table:covered-table-cell/>
          <table:covered-table-cell/>
          <table:covered-table-cell/>
          <table:covered-table-cell table:style-name="Таблица10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0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0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2">
          <table:table-cell table:style-name="Таблица10.c1" table:number-columns-spanned="4" office:value-type="string" table:protected="true">
            <text:p text:style-name="P21"/>
          </table:table-cell>
          <table:covered-table-cell/>
          <table:covered-table-cell/>
          <table:covered-table-cell/>
          <table:table-cell table:style-name="Таблица10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10.c1" table:number-columns-spanned="2" office:value-type="string">
            <text:p text:style-name="P21"/>
          </table:table-cell>
          <table:covered-table-cell/>
          <table:table-cell table:style-name="Таблица10.c1" office:value-type="string">
            <text:p text:style-name="P21"/>
          </table:table-cell>
          <table:covered-table-cell table:style-name="Таблица10.c1"/>
          <table:covered-table-cell/>
          <table:covered-table-cell/>
          <table:covered-table-cell/>
          <table:covered-table-cell/>
          <table:covered-table-cell/>
          <table:covered-table-cell table:style-name="Таблица10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0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0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2">
          <table:table-cell table:style-name="Таблица10.c1" table:number-columns-spanned="4" office:value-type="string" table:protected="true">
            <text:p text:style-name="P21"/>
          </table:table-cell>
          <table:covered-table-cell/>
          <table:covered-table-cell/>
          <table:covered-table-cell/>
          <table:table-cell table:style-name="Таблица10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10.c1" table:number-columns-spanned="2" office:value-type="string">
            <text:p text:style-name="P21"/>
          </table:table-cell>
          <table:covered-table-cell/>
          <table:table-cell table:style-name="Таблица10.c1" office:value-type="string">
            <text:p text:style-name="P21"/>
          </table:table-cell>
          <table:table-cell table:style-name="Таблица10.c1" table:number-rows-spanned="2" office:value-type="string">
            <text:p text:style-name="P21"/>
          </table:table-cell>
          <table:table-cell table:style-name="Таблица10.c1" table:number-rows-spanned="2" table:number-columns-spanned="26" office:value-type="string">
            <text:p text:style-name="P66">Крышка <text:span text:style-name="T121">топливного насо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n9" table:number-rows-spanned="2" table:number-columns-spanned="2" office:value-type="string">
            <text:p text:style-name="P145"/>
          </table:table-cell>
          <table:covered-table-cell/>
          <table:table-cell table:style-name="Таблица10.n9" table:number-rows-spanned="2" table:number-columns-spanned="3" office:value-type="string">
            <text:p text:style-name="P40"/>
          </table:table-cell>
          <table:covered-table-cell/>
          <table:covered-table-cell/>
          <table:table-cell table:style-name="Таблица10.s9" table:number-rows-spanned="2" office:value-type="string">
            <text:p text:style-name="P15"/>
          </table:table-cell>
        </table:table-row>
        <table:table-row table:style-name="Таблица10.2">
          <table:table-cell table:style-name="Таблица10.c1" table:number-columns-spanned="4" office:value-type="string" table:protected="true">
            <text:p text:style-name="P21">Н.контр.</text:p>
          </table:table-cell>
          <table:covered-table-cell/>
          <table:covered-table-cell/>
          <table:covered-table-cell/>
          <table:table-cell table:style-name="Таблица10.U5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10.U5" table:number-columns-spanned="2" office:value-type="string">
            <text:p text:style-name="P21"/>
          </table:table-cell>
          <table:covered-table-cell/>
          <table:table-cell table:style-name="Таблица10.U5" office:value-type="string">
            <text:p text:style-name="P21"/>
          </table:table-cell>
          <table:covered-table-cell table:style-name="Таблица10.c1"/>
          <table:covered-table-cell table:style-name="Таблица10.c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0.n9"/>
          <table:covered-table-cell/>
          <table:covered-table-cell table:style-name="Таблица10.n9"/>
          <table:covered-table-cell/>
          <table:covered-table-cell/>
          <table:covered-table-cell table:style-name="Таблица10.s9"/>
        </table:table-row>
        <table:table-row table:style-name="Таблица10.2">
          <table:table-cell table:style-name="Таблица10.c1" office:value-type="string">
            <text:p text:style-name="P21">А</text:p>
          </table:table-cell>
          <table:table-cell table:style-name="Таблица10.B11" table:number-columns-spanned="3" office:value-type="string">
            <text:p text:style-name="P34">Цех</text:p>
          </table:table-cell>
          <table:covered-table-cell/>
          <table:covered-table-cell/>
          <table:table-cell table:style-name="Таблица10.E11" office:value-type="string">
            <text:p text:style-name="P21">Уч.</text:p>
          </table:table-cell>
          <table:table-cell table:style-name="Таблица10.E11" table:number-columns-spanned="2" office:value-type="string">
            <text:p text:style-name="P21">РМ</text:p>
          </table:table-cell>
          <table:covered-table-cell/>
          <table:table-cell table:style-name="Таблица10.E11" office:value-type="string">
            <text:p text:style-name="P21">Опер.</text:p>
          </table:table-cell>
          <table:table-cell table:style-name="Таблица10.E11" table:number-columns-spanned="8" office:value-type="string">
            <text:p text:style-name="P21">Код, наименовании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Q11" table:number-columns-spanned="29" office:value-type="string">
            <text:p text:style-name="P21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c1" table:number-rows-spanned="2" office:value-type="string">
            <text:p text:style-name="P21">Б</text:p>
          </table:table-cell>
          <table:table-cell table:style-name="Таблица10.B12" table:number-columns-spanned="15" office:value-type="string">
            <text:p text:style-name="P21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c1" table:number-rows-spanned="2" table:number-columns-spanned="3" office:value-type="string">
            <text:p text:style-name="P21">См..</text:p>
          </table:table-cell>
          <table:covered-table-cell/>
          <table:covered-table-cell/>
          <table:table-cell table:style-name="Таблица10.c1" table:number-rows-spanned="2" table:number-columns-spanned="2" office:value-type="string">
            <text:p text:style-name="P21">Проф.</text:p>
            <text:p text:style-name="P220"/>
          </table:table-cell>
          <table:covered-table-cell/>
          <table:table-cell table:style-name="Таблица10.c1" table:number-rows-spanned="2" office:value-type="string">
            <text:p text:style-name="P21">Р</text:p>
          </table:table-cell>
          <table:table-cell table:style-name="Таблица10.c1" table:number-rows-spanned="2" table:number-columns-spanned="2" office:value-type="string">
            <text:p text:style-name="P21">УТ</text:p>
          </table:table-cell>
          <table:covered-table-cell/>
          <table:table-cell table:style-name="Таблица10.c1" table:number-rows-spanned="2" office:value-type="string">
            <text:p text:style-name="P21">КР</text:p>
          </table:table-cell>
          <table:table-cell table:style-name="Таблица10.c1" table:number-rows-spanned="2" table:number-columns-spanned="2" office:value-type="string">
            <text:p text:style-name="P79">КОИД</text:p>
          </table:table-cell>
          <table:covered-table-cell/>
          <table:table-cell table:style-name="Таблица10.c1" table:number-rows-spanned="2" table:number-columns-spanned="4" office:value-type="string">
            <text:p text:style-name="P21">ЕН</text:p>
          </table:table-cell>
          <table:covered-table-cell/>
          <table:covered-table-cell/>
          <table:covered-table-cell/>
          <table:table-cell table:style-name="Таблица10.c1" table:number-rows-spanned="2" table:number-columns-spanned="2" office:value-type="string">
            <text:p text:style-name="P21">ОП</text:p>
          </table:table-cell>
          <table:covered-table-cell/>
          <table:table-cell table:style-name="Таблица10.c1" table:number-rows-spanned="2" table:number-columns-spanned="3" office:value-type="string">
            <text:p text:style-name="P21">Кшт.</text:p>
          </table:table-cell>
          <table:covered-table-cell/>
          <table:covered-table-cell/>
          <table:table-cell table:style-name="Таблица10.c1" table:number-rows-spanned="2" table:number-columns-spanned="4" office:value-type="string">
            <text:p text:style-name="P21">Тп.з.</text:p>
          </table:table-cell>
          <table:covered-table-cell/>
          <table:covered-table-cell/>
          <table:covered-table-cell/>
          <table:table-cell table:style-name="Таблица10.o12" table:number-rows-spanned="2" table:number-columns-spanned="5" office:value-type="string">
            <text:p text:style-name="P21">Тшт.</text:p>
          </table:table-cell>
          <table:covered-table-cell/>
          <table:covered-table-cell/>
          <table:covered-table-cell/>
          <table:covered-table-cell/>
        </table:table-row>
        <table:table-row table:style-name="Таблица10.13">
          <table:covered-table-cell table:style-name="Таблица10.c1"/>
          <table:table-cell table:style-name="Таблица10.B11" table:number-columns-spanned="15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0.c1"/>
          <table:covered-table-cell/>
          <table:covered-table-cell/>
          <table:covered-table-cell table:style-name="Таблица10.c1"/>
          <table:covered-table-cell/>
          <table:covered-table-cell table:style-name="Таблица10.c1"/>
          <table:covered-table-cell table:style-name="Таблица10.c1"/>
          <table:covered-table-cell/>
          <table:covered-table-cell table:style-name="Таблица10.c1"/>
          <table:covered-table-cell table:style-name="Таблица10.c1"/>
          <table:covered-table-cell/>
          <table:covered-table-cell table:style-name="Таблица10.c1"/>
          <table:covered-table-cell/>
          <table:covered-table-cell/>
          <table:covered-table-cell/>
          <table:covered-table-cell table:style-name="Таблица10.c1"/>
          <table:covered-table-cell/>
          <table:covered-table-cell table:style-name="Таблица10.c1"/>
          <table:covered-table-cell/>
          <table:covered-table-cell/>
          <table:covered-table-cell table:style-name="Таблица10.c1"/>
          <table:covered-table-cell/>
          <table:covered-table-cell/>
          <table:covered-table-cell/>
          <table:covered-table-cell table:style-name="Таблица10.o12"/>
          <table:covered-table-cell/>
          <table:covered-table-cell/>
          <table:covered-table-cell/>
          <table:covered-table-cell/>
        </table:table-row>
        <table:table-row table:style-name="Таблица10.2">
          <table:table-cell table:style-name="Таблица10.c1" office:value-type="string">
            <text:p text:style-name="P21">к/м</text:p>
          </table:table-cell>
          <table:table-cell table:style-name="Таблица10.c1" table:number-columns-spanned="15" office:value-type="string">
            <text:p text:style-name="P21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B12" table:number-columns-spanned="11" office:value-type="string">
            <text:p text:style-name="P21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U5" table:number-columns-spanned="4" office:value-type="string">
            <text:p text:style-name="P79">ОПП</text:p>
          </table:table-cell>
          <table:covered-table-cell/>
          <table:covered-table-cell/>
          <table:covered-table-cell/>
          <table:table-cell table:style-name="Таблица10.U5" table:number-columns-spanned="2" office:value-type="string">
            <text:p text:style-name="P21">ЕВ</text:p>
          </table:table-cell>
          <table:covered-table-cell/>
          <table:table-cell table:style-name="Таблица10.U5" table:number-columns-spanned="3" office:value-type="string">
            <text:p text:style-name="P21">ЕН</text:p>
          </table:table-cell>
          <table:covered-table-cell/>
          <table:covered-table-cell/>
          <table:table-cell table:style-name="Таблица10.U5" table:number-columns-spanned="4" office:value-type="string">
            <text:p text:style-name="P21">КИ</text:p>
          </table:table-cell>
          <table:covered-table-cell/>
          <table:covered-table-cell/>
          <table:covered-table-cell/>
          <table:table-cell table:style-name="Таблица10.o14" table:number-columns-spanned="5" office:value-type="string">
            <text:p text:style-name="P21">Нрасх.</text:p>
          </table:table-cell>
          <table:covered-table-cell/>
          <table:covered-table-cell/>
          <table:covered-table-cell/>
          <table:covered-table-cell/>
        </table:table-row>
        <table:table-row table:style-name="Таблица10.15">
          <table:table-cell table:style-name="Таблица10.A15" office:value-type="string">
            <text:p text:style-name="P85"><draw:g text:anchor-type="char" draw:z-index="8" draw:name="DrawObject 527" draw:style-name="gr7"><draw:g draw:name="Фигура 9" draw:style-name="gr8"><draw:line draw:style-name="gr9" draw:text-style-name="P269" svg:x1="0.762cm" svg:y1="0.718cm" svg:x2="28.147cm" svg:y2="0.718cm"><text:p/></draw:line><draw:line draw:style-name="gr9" draw:text-style-name="P269" svg:x1="0.732cm" svg:y1="1.455cm" svg:x2="28.117cm" svg:y2="1.455cm"><text:p/></draw:line><draw:line draw:style-name="gr9" draw:text-style-name="P269" svg:x1="0.746cm" svg:y1="2.219cm" svg:x2="28.131cm" svg:y2="2.219cm"><text:p/></draw:line><draw:line draw:style-name="gr9" draw:text-style-name="P269" svg:x1="0.721cm" svg:y1="2.968cm" svg:x2="28.106cm" svg:y2="2.968cm"><text:p/></draw:line><draw:line draw:style-name="gr9" draw:text-style-name="P269" svg:x1="0.758cm" svg:y1="3.732cm" svg:x2="28.143cm" svg:y2="3.732cm"><text:p/></draw:line><draw:line draw:style-name="gr9" draw:text-style-name="P269" svg:x1="0.758cm" svg:y1="4.473cm" svg:x2="28.143cm" svg:y2="4.473cm"><text:p/></draw:line><draw:line draw:style-name="gr9" draw:text-style-name="P269" svg:x1="0.747cm" svg:y1="5.231cm" svg:x2="28.132cm" svg:y2="5.231cm"><text:p/></draw:line><draw:line draw:style-name="gr9" draw:text-style-name="P269" svg:x1="0.732cm" svg:y1="5.978cm" svg:x2="28.117cm" svg:y2="5.978cm"><text:p/></draw:line><draw:line draw:style-name="gr9" draw:text-style-name="P269" svg:x1="0.747cm" svg:y1="6.729cm" svg:x2="28.132cm" svg:y2="6.729cm"><text:p/></draw:line><draw:line draw:style-name="gr9" draw:text-style-name="P269" svg:x1="0.745cm" svg:y1="8.233cm" svg:x2="28.13cm" svg:y2="8.233cm"><text:p/></draw:line><draw:line draw:style-name="gr9" draw:text-style-name="P269" svg:x1="0.755cm" svg:y1="9.747cm" svg:x2="28.14cm" svg:y2="9.747cm"><text:p/></draw:line><draw:line draw:style-name="gr9" draw:text-style-name="P269" svg:x1="0.745cm" svg:y1="7.495cm" svg:x2="28.13cm" svg:y2="7.495cm"><text:p/></draw:line><draw:line draw:style-name="gr9" draw:text-style-name="P269" svg:x1="0.758cm" svg:y1="8.997cm" svg:x2="28.143cm" svg:y2="8.997cm"><text:p/></draw:line><draw:line draw:style-name="gr9" draw:text-style-name="P269" svg:x1="0.732cm" svg:y1="10.495cm" svg:x2="28.117cm" svg:y2="10.495cm"><text:p/></draw:line><draw:line draw:style-name="gr9" draw:text-style-name="P269" svg:x1="0.755cm" svg:y1="11.244cm" svg:x2="28.14cm" svg:y2="11.244cm"><text:p/></draw:line></draw:g><draw:g draw:name="DrawObject 528" draw:style-name="gr10"><draw:g draw:name="DrawObject 529" draw:style-name="gr10"><draw:g draw:name="DrawObject 530" draw:style-name="gr10"><draw:g draw:name="DrawObject 531" draw:style-name="gr8"><draw:line draw:name="Вертикальная линия 1921" draw:style-name="gr11" draw:text-style-name="P270" svg:x1="1.852cm" svg:y1="-0.023cm" svg:x2="1.852cm" svg:y2="0.078cm"><text:p/></draw:line><draw:line draw:name="Вертикальная линия 1922" draw:style-name="gr11" draw:text-style-name="P270" svg:x1="2.896cm" svg:y1="-0.021cm" svg:x2="2.896cm" svg:y2="0.08cm"><text:p/></draw:line><draw:line draw:name="Вертикальная линия 1923" draw:style-name="gr11" draw:text-style-name="P270" svg:x1="3.937cm" svg:y1="-0.016cm" svg:x2="3.937cm" svg:y2="0.085cm"><text:p/></draw:line><draw:line draw:name="Вертикальная линия 1924" draw:style-name="gr11" draw:text-style-name="P270" svg:x1="5.235cm" svg:y1="-0.016cm" svg:x2="5.235cm" svg:y2="0.085cm"><text:p/></draw:line></draw:g><draw:line draw:name="Вертикальная линия 1925" draw:style-name="gr11" draw:text-style-name="P270" svg:x1="12.58cm" svg:y1="-0.016cm" svg:x2="12.58cm" svg:y2="0.085cm"><text:p/></draw:line><draw:line draw:name="Вертикальная линия 1926" draw:style-name="gr11" draw:text-style-name="P270" svg:x1="13.603cm" svg:y1="-0.016cm" svg:x2="13.603cm" svg:y2="0.085cm"><text:p/></draw:line><draw:line draw:name="Вертикальная линия 1927" draw:style-name="gr11" draw:text-style-name="P270" svg:x1="15.419cm" svg:y1="-0.016cm" svg:x2="15.419cm" svg:y2="0.085cm"><text:p/></draw:line><draw:line draw:name="Вертикальная линия 1928" draw:style-name="gr11" draw:text-style-name="P270" svg:x1="16.45cm" svg:y1="-0.016cm" svg:x2="16.45cm" svg:y2="0.085cm"><text:p/></draw:line><draw:line draw:name="Вертикальная линия 1929" draw:style-name="gr11" draw:text-style-name="P270" svg:x1="17.727cm" svg:y1="-0.016cm" svg:x2="17.727cm" svg:y2="0.085cm"><text:p/></draw:line><draw:line draw:name="Вертикальная линия 1930" draw:style-name="gr11" draw:text-style-name="P270" svg:x1="18.773cm" svg:y1="-0.016cm" svg:x2="18.773cm" svg:y2="0.085cm"><text:p/></draw:line></draw:g><draw:g draw:name="DrawObject 532" draw:style-name="gr8"><draw:line draw:name="Вертикальная линия 1931" draw:style-name="gr11" draw:text-style-name="P270" svg:x1="20.041cm" svg:y1="-0.016cm" svg:x2="20.041cm" svg:y2="0.085cm"><text:p/></draw:line><draw:line draw:name="Вертикальная линия 1932" draw:style-name="gr11" draw:text-style-name="P270" svg:x1="21.306cm" svg:y1="-0.016cm" svg:x2="21.306cm" svg:y2="0.085cm"><text:p/></draw:line><draw:line draw:name="Вертикальная линия 1933" draw:style-name="gr11" draw:text-style-name="P270" svg:x1="22.658cm" svg:y1="-0.016cm" svg:x2="22.658cm" svg:y2="0.085cm"><text:p/></draw:line><draw:line draw:name="Вертикальная линия 1934" draw:style-name="gr11" draw:text-style-name="P270" svg:x1="23.98cm" svg:y1="-0.016cm" svg:x2="23.98cm" svg:y2="0.085cm"><text:p/></draw:line><draw:line draw:name="Вертикальная линия 1935" draw:style-name="gr11" draw:text-style-name="P270" svg:x1="25.728cm" svg:y1="-0.016cm" svg:x2="25.728cm" svg:y2="0.085cm"><text:p/></draw:line></draw:g></draw:g><draw:g draw:name="DrawObject 533" draw:style-name="gr10"><draw:g draw:name="DrawObject 534" draw:style-name="gr10"><draw:g draw:name="DrawObject 535" draw:style-name="gr8"><draw:line draw:name="Вертикальная линия 1936" draw:style-name="gr11" draw:text-style-name="P270" svg:x1="1.838cm" svg:y1="0.73cm" svg:x2="1.838cm" svg:y2="0.831cm"><text:p/></draw:line><draw:line draw:name="Вертикальная линия 1937" draw:style-name="gr11" draw:text-style-name="P270" svg:x1="2.884cm" svg:y1="0.732cm" svg:x2="2.884cm" svg:y2="0.833cm"><text:p/></draw:line><draw:line draw:name="Вертикальная линия 1938" draw:style-name="gr11" draw:text-style-name="P270" svg:x1="3.927cm" svg:y1="0.737cm" svg:x2="3.927cm" svg:y2="0.838cm"><text:p/></draw:line><draw:line draw:name="Вертикальная линия 1939" draw:style-name="gr11" draw:text-style-name="P270" svg:x1="5.221cm" svg:y1="0.737cm" svg:x2="5.221cm" svg:y2="0.838cm"><text:p/></draw:line></draw:g><draw:line draw:name="Вертикальная линия 1940" draw:style-name="gr11" draw:text-style-name="P270" svg:x1="12.573cm" svg:y1="0.737cm" svg:x2="12.573cm" svg:y2="0.838cm"><text:p/></draw:line><draw:line draw:name="Вертикальная линия 1941" draw:style-name="gr11" draw:text-style-name="P270" svg:x1="13.596cm" svg:y1="0.737cm" svg:x2="13.596cm" svg:y2="0.838cm"><text:p/></draw:line><draw:line draw:name="Вертикальная линия 1942" draw:style-name="gr11" draw:text-style-name="P270" svg:x1="15.411cm" svg:y1="0.737cm" svg:x2="15.411cm" svg:y2="0.838cm"><text:p/></draw:line><draw:line draw:name="Вертикальная линия 1943" draw:style-name="gr11" draw:text-style-name="P270" svg:x1="16.44cm" svg:y1="0.737cm" svg:x2="16.44cm" svg:y2="0.838cm"><text:p/></draw:line><draw:line draw:name="Вертикальная линия 1944" draw:style-name="gr11" draw:text-style-name="P270" svg:x1="17.713cm" svg:y1="0.737cm" svg:x2="17.713cm" svg:y2="0.838cm"><text:p/></draw:line><draw:line draw:name="Вертикальная линия 1945" draw:style-name="gr11" draw:text-style-name="P270" svg:x1="18.763cm" svg:y1="0.737cm" svg:x2="18.763cm" svg:y2="0.838cm"><text:p/></draw:line></draw:g><draw:g draw:name="DrawObject 536" draw:style-name="gr8"><draw:line draw:name="Вертикальная линия 1946" draw:style-name="gr11" draw:text-style-name="P270" svg:x1="20.029cm" svg:y1="0.737cm" svg:x2="20.029cm" svg:y2="0.838cm"><text:p/></draw:line><draw:line draw:name="Вертикальная линия 1947" draw:style-name="gr11" draw:text-style-name="P270" svg:x1="21.296cm" svg:y1="0.737cm" svg:x2="21.296cm" svg:y2="0.838cm"><text:p/></draw:line><draw:line draw:name="Вертикальная линия 1948" draw:style-name="gr11" draw:text-style-name="P270" svg:x1="22.643cm" svg:y1="0.737cm" svg:x2="22.643cm" svg:y2="0.838cm"><text:p/></draw:line><draw:line draw:name="Вертикальная линия 1949" draw:style-name="gr11" draw:text-style-name="P270" svg:x1="23.97cm" svg:y1="0.737cm" svg:x2="23.97cm" svg:y2="0.838cm"><text:p/></draw:line><draw:line draw:name="Вертикальная линия 1950" draw:style-name="gr11" draw:text-style-name="P270" svg:x1="25.714cm" svg:y1="0.737cm" svg:x2="25.714cm" svg:y2="0.838cm"><text:p/></draw:line></draw:g></draw:g><draw:g draw:name="DrawObject 537" draw:style-name="gr10"><draw:g draw:name="DrawObject 538" draw:style-name="gr10"><draw:g draw:name="DrawObject 539" draw:style-name="gr8"><draw:line draw:name="Вертикальная линия 1951" draw:style-name="gr11" draw:text-style-name="P270" svg:x1="1.838cm" svg:y1="1.466cm" svg:x2="1.838cm" svg:y2="1.567cm"><text:p/></draw:line><draw:line draw:name="Вертикальная линия 1952" draw:style-name="gr11" draw:text-style-name="P270" svg:x1="2.884cm" svg:y1="1.471cm" svg:x2="2.884cm" svg:y2="1.572cm"><text:p/></draw:line><draw:line draw:name="Вертикальная линия 1953" draw:style-name="gr11" draw:text-style-name="P270" svg:x1="3.927cm" svg:y1="1.475cm" svg:x2="3.927cm" svg:y2="1.576cm"><text:p/></draw:line><draw:line draw:name="Вертикальная линия 1954" draw:style-name="gr11" draw:text-style-name="P270" svg:x1="5.221cm" svg:y1="1.475cm" svg:x2="5.221cm" svg:y2="1.576cm"><text:p/></draw:line></draw:g><draw:line draw:name="Вертикальная линия 1955" draw:style-name="gr11" draw:text-style-name="P270" svg:x1="12.573cm" svg:y1="1.475cm" svg:x2="12.573cm" svg:y2="1.576cm"><text:p/></draw:line><draw:line draw:name="Вертикальная линия 1956" draw:style-name="gr11" draw:text-style-name="P270" svg:x1="13.596cm" svg:y1="1.475cm" svg:x2="13.596cm" svg:y2="1.576cm"><text:p/></draw:line><draw:line draw:name="Вертикальная линия 1957" draw:style-name="gr11" draw:text-style-name="P270" svg:x1="15.411cm" svg:y1="1.475cm" svg:x2="15.411cm" svg:y2="1.576cm"><text:p/></draw:line><draw:line draw:name="Вертикальная линия 1958" draw:style-name="gr11" draw:text-style-name="P270" svg:x1="16.44cm" svg:y1="1.475cm" svg:x2="16.44cm" svg:y2="1.576cm"><text:p/></draw:line><draw:line draw:name="Вертикальная линия 1959" draw:style-name="gr11" draw:text-style-name="P270" svg:x1="17.713cm" svg:y1="1.475cm" svg:x2="17.713cm" svg:y2="1.576cm"><text:p/></draw:line><draw:line draw:name="Вертикальная линия 1960" draw:style-name="gr11" draw:text-style-name="P270" svg:x1="18.763cm" svg:y1="1.475cm" svg:x2="18.763cm" svg:y2="1.576cm"><text:p/></draw:line></draw:g><draw:g draw:name="DrawObject 540" draw:style-name="gr8"><draw:line draw:name="Вертикальная линия 1961" draw:style-name="gr11" draw:text-style-name="P270" svg:x1="20.029cm" svg:y1="1.475cm" svg:x2="20.029cm" svg:y2="1.576cm"><text:p/></draw:line><draw:line draw:name="Вертикальная линия 1962" draw:style-name="gr11" draw:text-style-name="P270" svg:x1="21.296cm" svg:y1="1.475cm" svg:x2="21.296cm" svg:y2="1.576cm"><text:p/></draw:line><draw:line draw:name="Вертикальная линия 1963" draw:style-name="gr11" draw:text-style-name="P270" svg:x1="22.643cm" svg:y1="1.475cm" svg:x2="22.643cm" svg:y2="1.576cm"><text:p/></draw:line><draw:line draw:name="Вертикальная линия 1964" draw:style-name="gr11" draw:text-style-name="P270" svg:x1="23.97cm" svg:y1="1.475cm" svg:x2="23.97cm" svg:y2="1.576cm"><text:p/></draw:line><draw:line draw:name="Вертикальная линия 1965" draw:style-name="gr11" draw:text-style-name="P270" svg:x1="25.714cm" svg:y1="1.475cm" svg:x2="25.714cm" svg:y2="1.576cm"><text:p/></draw:line></draw:g></draw:g><draw:g draw:name="DrawObject 541" draw:style-name="gr10"><draw:g draw:name="DrawObject 542" draw:style-name="gr10"><draw:g draw:name="DrawObject 543" draw:style-name="gr8"><draw:line draw:name="Вертикальная линия 1966" draw:style-name="gr11" draw:text-style-name="P270" svg:x1="1.838cm" svg:y1="2.231cm" svg:x2="1.838cm" svg:y2="2.332cm"><text:p/></draw:line><draw:line draw:name="Вертикальная линия 1967" draw:style-name="gr11" draw:text-style-name="P270" svg:x1="2.884cm" svg:y1="2.233cm" svg:x2="2.884cm" svg:y2="2.334cm"><text:p/></draw:line><draw:line draw:name="Вертикальная линия 1968" draw:style-name="gr11" draw:text-style-name="P270" svg:x1="3.927cm" svg:y1="2.238cm" svg:x2="3.927cm" svg:y2="2.339cm"><text:p/></draw:line><draw:line draw:name="Вертикальная линия 1969" draw:style-name="gr11" draw:text-style-name="P270" svg:x1="5.221cm" svg:y1="2.238cm" svg:x2="5.221cm" svg:y2="2.339cm"><text:p/></draw:line></draw:g><draw:line draw:name="Вертикальная линия 1970" draw:style-name="gr11" draw:text-style-name="P270" svg:x1="12.573cm" svg:y1="2.238cm" svg:x2="12.573cm" svg:y2="2.339cm"><text:p/></draw:line><draw:line draw:name="Вертикальная линия 1971" draw:style-name="gr11" draw:text-style-name="P270" svg:x1="13.596cm" svg:y1="2.238cm" svg:x2="13.596cm" svg:y2="2.339cm"><text:p/></draw:line><draw:line draw:name="Вертикальная линия 1972" draw:style-name="gr11" draw:text-style-name="P270" svg:x1="15.411cm" svg:y1="2.238cm" svg:x2="15.411cm" svg:y2="2.339cm"><text:p/></draw:line><draw:line draw:name="Вертикальная линия 1973" draw:style-name="gr11" draw:text-style-name="P270" svg:x1="16.44cm" svg:y1="2.238cm" svg:x2="16.44cm" svg:y2="2.339cm"><text:p/></draw:line><draw:line draw:name="Вертикальная линия 1974" draw:style-name="gr11" draw:text-style-name="P270" svg:x1="17.713cm" svg:y1="2.238cm" svg:x2="17.713cm" svg:y2="2.339cm"><text:p/></draw:line><draw:line draw:name="Вертикальная линия 1975" draw:style-name="gr11" draw:text-style-name="P270" svg:x1="18.763cm" svg:y1="2.238cm" svg:x2="18.763cm" svg:y2="2.339cm"><text:p/></draw:line></draw:g><draw:g draw:name="DrawObject 544" draw:style-name="gr8"><draw:line draw:name="Вертикальная линия 1976" draw:style-name="gr11" draw:text-style-name="P270" svg:x1="20.029cm" svg:y1="2.238cm" svg:x2="20.029cm" svg:y2="2.339cm"><text:p/></draw:line><draw:line draw:name="Вертикальная линия 1977" draw:style-name="gr11" draw:text-style-name="P270" svg:x1="21.296cm" svg:y1="2.238cm" svg:x2="21.296cm" svg:y2="2.339cm"><text:p/></draw:line><draw:line draw:name="Вертикальная линия 1978" draw:style-name="gr11" draw:text-style-name="P270" svg:x1="22.643cm" svg:y1="2.238cm" svg:x2="22.643cm" svg:y2="2.339cm"><text:p/></draw:line><draw:line draw:name="Вертикальная линия 1979" draw:style-name="gr11" draw:text-style-name="P270" svg:x1="23.97cm" svg:y1="2.238cm" svg:x2="23.97cm" svg:y2="2.339cm"><text:p/></draw:line><draw:line draw:name="Вертикальная линия 1980" draw:style-name="gr11" draw:text-style-name="P270" svg:x1="25.714cm" svg:y1="2.238cm" svg:x2="25.714cm" svg:y2="2.339cm"><text:p/></draw:line></draw:g></draw:g><draw:g draw:name="DrawObject 545" draw:style-name="gr10"><draw:g draw:name="DrawObject 546" draw:style-name="gr10"><draw:g draw:name="DrawObject 547" draw:style-name="gr8"><draw:line draw:name="Вертикальная линия 1981" draw:style-name="gr11" draw:text-style-name="P270" svg:x1="1.838cm" svg:y1="2.981cm" svg:x2="1.838cm" svg:y2="3.082cm"><text:p/></draw:line><draw:line draw:name="Вертикальная линия 1982" draw:style-name="gr11" draw:text-style-name="P270" svg:x1="2.884cm" svg:y1="2.983cm" svg:x2="2.884cm" svg:y2="3.084cm"><text:p/></draw:line><draw:line draw:name="Вертикальная линия 1983" draw:style-name="gr11" draw:text-style-name="P270" svg:x1="3.927cm" svg:y1="2.988cm" svg:x2="3.927cm" svg:y2="3.089cm"><text:p/></draw:line><draw:line draw:name="Вертикальная линия 1984" draw:style-name="gr11" draw:text-style-name="P270" svg:x1="5.221cm" svg:y1="2.988cm" svg:x2="5.221cm" svg:y2="3.089cm"><text:p/></draw:line></draw:g><draw:line draw:name="Вертикальная линия 1985" draw:style-name="gr11" draw:text-style-name="P270" svg:x1="12.573cm" svg:y1="2.988cm" svg:x2="12.573cm" svg:y2="3.089cm"><text:p/></draw:line><draw:line draw:name="Вертикальная линия 1986" draw:style-name="gr11" draw:text-style-name="P270" svg:x1="13.596cm" svg:y1="2.988cm" svg:x2="13.596cm" svg:y2="3.089cm"><text:p/></draw:line><draw:line draw:name="Вертикальная линия 1987" draw:style-name="gr11" draw:text-style-name="P270" svg:x1="15.411cm" svg:y1="2.988cm" svg:x2="15.411cm" svg:y2="3.089cm"><text:p/></draw:line><draw:line draw:name="Вертикальная линия 1988" draw:style-name="gr11" draw:text-style-name="P270" svg:x1="16.44cm" svg:y1="2.988cm" svg:x2="16.44cm" svg:y2="3.089cm"><text:p/></draw:line><draw:line draw:name="Вертикальная линия 1989" draw:style-name="gr11" draw:text-style-name="P270" svg:x1="17.713cm" svg:y1="2.988cm" svg:x2="17.713cm" svg:y2="3.089cm"><text:p/></draw:line><draw:line draw:name="Вертикальная линия 1990" draw:style-name="gr11" draw:text-style-name="P270" svg:x1="18.763cm" svg:y1="2.988cm" svg:x2="18.763cm" svg:y2="3.089cm"><text:p/></draw:line></draw:g><draw:g draw:name="DrawObject 548" draw:style-name="gr8"><draw:line draw:name="Вертикальная линия 1991" draw:style-name="gr11" draw:text-style-name="P270" svg:x1="20.029cm" svg:y1="2.988cm" svg:x2="20.029cm" svg:y2="3.089cm"><text:p/></draw:line><draw:line draw:name="Вертикальная линия 1992" draw:style-name="gr11" draw:text-style-name="P270" svg:x1="21.296cm" svg:y1="2.988cm" svg:x2="21.296cm" svg:y2="3.089cm"><text:p/></draw:line><draw:line draw:name="Вертикальная линия 1993" draw:style-name="gr11" draw:text-style-name="P270" svg:x1="22.643cm" svg:y1="2.988cm" svg:x2="22.643cm" svg:y2="3.089cm"><text:p/></draw:line><draw:line draw:name="Вертикальная линия 1994" draw:style-name="gr11" draw:text-style-name="P270" svg:x1="23.97cm" svg:y1="2.988cm" svg:x2="23.97cm" svg:y2="3.089cm"><text:p/></draw:line><draw:line draw:name="Вертикальная линия 1995" draw:style-name="gr11" draw:text-style-name="P270" svg:x1="25.714cm" svg:y1="2.988cm" svg:x2="25.714cm" svg:y2="3.089cm"><text:p/></draw:line></draw:g></draw:g><draw:g draw:name="DrawObject 549" draw:style-name="gr10"><draw:g draw:name="DrawObject 550" draw:style-name="gr10"><draw:g draw:name="DrawObject 551" draw:style-name="gr8"><draw:line draw:name="Вертикальная линия 1996" draw:style-name="gr11" draw:text-style-name="P270" svg:x1="1.838cm" svg:y1="3.734cm" svg:x2="1.838cm" svg:y2="3.835cm"><text:p/></draw:line><draw:line draw:name="Вертикальная линия 1997" draw:style-name="gr11" draw:text-style-name="P270" svg:x1="2.884cm" svg:y1="3.736cm" svg:x2="2.884cm" svg:y2="3.837cm"><text:p/></draw:line><draw:line draw:name="Вертикальная линия 1998" draw:style-name="gr11" draw:text-style-name="P270" svg:x1="3.927cm" svg:y1="3.741cm" svg:x2="3.927cm" svg:y2="3.842cm"><text:p/></draw:line><draw:line draw:name="Вертикальная линия 1999" draw:style-name="gr11" draw:text-style-name="P270" svg:x1="5.221cm" svg:y1="3.741cm" svg:x2="5.221cm" svg:y2="3.842cm"><text:p/></draw:line></draw:g><draw:line draw:name="Вертикальная линия 2000" draw:style-name="gr11" draw:text-style-name="P270" svg:x1="12.573cm" svg:y1="3.741cm" svg:x2="12.573cm" svg:y2="3.842cm"><text:p/></draw:line><draw:line draw:name="Вертикальная линия 2001" draw:style-name="gr11" draw:text-style-name="P270" svg:x1="13.596cm" svg:y1="3.741cm" svg:x2="13.596cm" svg:y2="3.842cm"><text:p/></draw:line><draw:line draw:name="Вертикальная линия 2002" draw:style-name="gr11" draw:text-style-name="P270" svg:x1="15.411cm" svg:y1="3.741cm" svg:x2="15.411cm" svg:y2="3.842cm"><text:p/></draw:line><draw:line draw:name="Вертикальная линия 2003" draw:style-name="gr11" draw:text-style-name="P270" svg:x1="16.44cm" svg:y1="3.741cm" svg:x2="16.44cm" svg:y2="3.842cm"><text:p/></draw:line><draw:line draw:name="Вертикальная линия 2004" draw:style-name="gr11" draw:text-style-name="P270" svg:x1="17.713cm" svg:y1="3.741cm" svg:x2="17.713cm" svg:y2="3.842cm"><text:p/></draw:line><draw:line draw:name="Вертикальная линия 2005" draw:style-name="gr11" draw:text-style-name="P270" svg:x1="18.763cm" svg:y1="3.741cm" svg:x2="18.763cm" svg:y2="3.842cm"><text:p/></draw:line></draw:g><draw:g draw:name="DrawObject 552" draw:style-name="gr8"><draw:line draw:name="Вертикальная линия 2006" draw:style-name="gr11" draw:text-style-name="P270" svg:x1="20.029cm" svg:y1="3.741cm" svg:x2="20.029cm" svg:y2="3.842cm"><text:p/></draw:line><draw:line draw:name="Вертикальная линия 2007" draw:style-name="gr11" draw:text-style-name="P270" svg:x1="21.296cm" svg:y1="3.741cm" svg:x2="21.296cm" svg:y2="3.842cm"><text:p/></draw:line><draw:line draw:name="Вертикальная линия 2008" draw:style-name="gr11" draw:text-style-name="P270" svg:x1="22.643cm" svg:y1="3.741cm" svg:x2="22.643cm" svg:y2="3.842cm"><text:p/></draw:line><draw:line draw:name="Вертикальная линия 2009" draw:style-name="gr11" draw:text-style-name="P270" svg:x1="23.97cm" svg:y1="3.741cm" svg:x2="23.97cm" svg:y2="3.842cm"><text:p/></draw:line><draw:line draw:name="Вертикальная линия 2010" draw:style-name="gr11" draw:text-style-name="P270" svg:x1="25.714cm" svg:y1="3.741cm" svg:x2="25.714cm" svg:y2="3.842cm"><text:p/></draw:line></draw:g></draw:g><draw:g draw:name="DrawObject 553" draw:style-name="gr10"><draw:g draw:name="DrawObject 554" draw:style-name="gr10"><draw:g draw:name="DrawObject 555" draw:style-name="gr8"><draw:line draw:name="Вертикальная линия 2011" draw:style-name="gr11" draw:text-style-name="P270" svg:x1="1.838cm" svg:y1="4.471cm" svg:x2="1.838cm" svg:y2="4.572cm"><text:p/></draw:line><draw:line draw:name="Вертикальная линия 2012" draw:style-name="gr11" draw:text-style-name="P270" svg:x1="2.884cm" svg:y1="4.473cm" svg:x2="2.884cm" svg:y2="4.574cm"><text:p/></draw:line><draw:line draw:name="Вертикальная линия 2013" draw:style-name="gr11" draw:text-style-name="P270" svg:x1="3.927cm" svg:y1="4.477cm" svg:x2="3.927cm" svg:y2="4.578cm"><text:p/></draw:line><draw:line draw:name="Вертикальная линия 2014" draw:style-name="gr11" draw:text-style-name="P270" svg:x1="5.221cm" svg:y1="4.477cm" svg:x2="5.221cm" svg:y2="4.578cm"><text:p/></draw:line></draw:g><draw:line draw:name="Вертикальная линия 2015" draw:style-name="gr11" draw:text-style-name="P270" svg:x1="12.573cm" svg:y1="4.477cm" svg:x2="12.573cm" svg:y2="4.578cm"><text:p/></draw:line><draw:line draw:name="Вертикальная линия 2016" draw:style-name="gr11" draw:text-style-name="P270" svg:x1="13.596cm" svg:y1="4.477cm" svg:x2="13.596cm" svg:y2="4.578cm"><text:p/></draw:line><draw:line draw:name="Вертикальная линия 2017" draw:style-name="gr11" draw:text-style-name="P270" svg:x1="15.411cm" svg:y1="4.477cm" svg:x2="15.411cm" svg:y2="4.578cm"><text:p/></draw:line><draw:line draw:name="Вертикальная линия 2018" draw:style-name="gr11" draw:text-style-name="P270" svg:x1="16.44cm" svg:y1="4.477cm" svg:x2="16.44cm" svg:y2="4.578cm"><text:p/></draw:line><draw:line draw:name="Вертикальная линия 2019" draw:style-name="gr11" draw:text-style-name="P270" svg:x1="17.713cm" svg:y1="4.477cm" svg:x2="17.713cm" svg:y2="4.578cm"><text:p/></draw:line><draw:line draw:name="Вертикальная линия 2020" draw:style-name="gr11" draw:text-style-name="P270" svg:x1="18.763cm" svg:y1="4.477cm" svg:x2="18.763cm" svg:y2="4.578cm"><text:p/></draw:line></draw:g><draw:g draw:name="DrawObject 556" draw:style-name="gr8"><draw:line draw:name="Вертикальная линия 2021" draw:style-name="gr11" draw:text-style-name="P270" svg:x1="20.029cm" svg:y1="4.477cm" svg:x2="20.029cm" svg:y2="4.578cm"><text:p/></draw:line><draw:line draw:name="Вертикальная линия 2022" draw:style-name="gr11" draw:text-style-name="P270" svg:x1="21.296cm" svg:y1="4.477cm" svg:x2="21.296cm" svg:y2="4.578cm"><text:p/></draw:line><draw:line draw:name="Вертикальная линия 2023" draw:style-name="gr11" draw:text-style-name="P270" svg:x1="22.643cm" svg:y1="4.477cm" svg:x2="22.643cm" svg:y2="4.578cm"><text:p/></draw:line><draw:line draw:name="Вертикальная линия 2024" draw:style-name="gr11" draw:text-style-name="P270" svg:x1="23.97cm" svg:y1="4.477cm" svg:x2="23.97cm" svg:y2="4.578cm"><text:p/></draw:line><draw:line draw:name="Вертикальная линия 2025" draw:style-name="gr11" draw:text-style-name="P270" svg:x1="25.714cm" svg:y1="4.477cm" svg:x2="25.714cm" svg:y2="4.578cm"><text:p/></draw:line></draw:g></draw:g><draw:g draw:name="DrawObject 557" draw:style-name="gr10"><draw:g draw:name="DrawObject 558" draw:style-name="gr10"><draw:g draw:name="DrawObject 559" draw:style-name="gr8"><draw:line draw:name="Вертикальная линия 2026" draw:style-name="gr11" draw:text-style-name="P270" svg:x1="1.838cm" svg:y1="5.235cm" svg:x2="1.838cm" svg:y2="5.336cm"><text:p/></draw:line><draw:line draw:name="Вертикальная линия 2027" draw:style-name="gr11" draw:text-style-name="P270" svg:x1="2.884cm" svg:y1="5.237cm" svg:x2="2.884cm" svg:y2="5.338cm"><text:p/></draw:line><draw:line draw:name="Вертикальная линия 2028" draw:style-name="gr11" draw:text-style-name="P270" svg:x1="3.927cm" svg:y1="5.242cm" svg:x2="3.927cm" svg:y2="5.343cm"><text:p/></draw:line><draw:line draw:name="Вертикальная линия 2029" draw:style-name="gr11" draw:text-style-name="P270" svg:x1="5.221cm" svg:y1="5.242cm" svg:x2="5.221cm" svg:y2="5.343cm"><text:p/></draw:line></draw:g><draw:line draw:name="Вертикальная линия 2030" draw:style-name="gr11" draw:text-style-name="P270" svg:x1="12.573cm" svg:y1="5.242cm" svg:x2="12.573cm" svg:y2="5.343cm"><text:p/></draw:line><draw:line draw:name="Вертикальная линия 2031" draw:style-name="gr11" draw:text-style-name="P270" svg:x1="13.596cm" svg:y1="5.242cm" svg:x2="13.596cm" svg:y2="5.343cm"><text:p/></draw:line><draw:line draw:name="Вертикальная линия 2032" draw:style-name="gr11" draw:text-style-name="P270" svg:x1="15.411cm" svg:y1="5.242cm" svg:x2="15.411cm" svg:y2="5.343cm"><text:p/></draw:line><draw:line draw:name="Вертикальная линия 2033" draw:style-name="gr11" draw:text-style-name="P270" svg:x1="16.44cm" svg:y1="5.242cm" svg:x2="16.44cm" svg:y2="5.343cm"><text:p/></draw:line><draw:line draw:name="Вертикальная линия 2034" draw:style-name="gr11" draw:text-style-name="P270" svg:x1="17.713cm" svg:y1="5.242cm" svg:x2="17.713cm" svg:y2="5.343cm"><text:p/></draw:line><draw:line draw:name="Вертикальная линия 2035" draw:style-name="gr11" draw:text-style-name="P270" svg:x1="18.763cm" svg:y1="5.242cm" svg:x2="18.763cm" svg:y2="5.343cm"><text:p/></draw:line></draw:g><draw:g draw:name="DrawObject 560" draw:style-name="gr8"><draw:line draw:name="Вертикальная линия 2036" draw:style-name="gr11" draw:text-style-name="P270" svg:x1="20.029cm" svg:y1="5.242cm" svg:x2="20.029cm" svg:y2="5.343cm"><text:p/></draw:line><draw:line draw:name="Вертикальная линия 2037" draw:style-name="gr11" draw:text-style-name="P270" svg:x1="21.296cm" svg:y1="5.242cm" svg:x2="21.296cm" svg:y2="5.343cm"><text:p/></draw:line><draw:line draw:name="Вертикальная линия 2038" draw:style-name="gr11" draw:text-style-name="P270" svg:x1="22.643cm" svg:y1="5.242cm" svg:x2="22.643cm" svg:y2="5.343cm"><text:p/></draw:line><draw:line draw:name="Вертикальная линия 2039" draw:style-name="gr11" draw:text-style-name="P270" svg:x1="23.97cm" svg:y1="5.242cm" svg:x2="23.97cm" svg:y2="5.343cm"><text:p/></draw:line><draw:line draw:name="Вертикальная линия 2040" draw:style-name="gr11" draw:text-style-name="P270" svg:x1="25.714cm" svg:y1="5.242cm" svg:x2="25.714cm" svg:y2="5.343cm"><text:p/></draw:line></draw:g></draw:g><draw:g draw:name="DrawObject 561" draw:style-name="gr10"><draw:g draw:name="DrawObject 562" draw:style-name="gr10"><draw:g draw:name="DrawObject 563" draw:style-name="gr8"><draw:line draw:name="Вертикальная линия 2041" draw:style-name="gr11" draw:text-style-name="P270" svg:x1="1.838cm" svg:y1="5.99cm" svg:x2="1.838cm" svg:y2="6.091cm"><text:p/></draw:line><draw:line draw:name="Вертикальная линия 2042" draw:style-name="gr11" draw:text-style-name="P270" svg:x1="2.884cm" svg:y1="5.992cm" svg:x2="2.884cm" svg:y2="6.093cm"><text:p/></draw:line><draw:line draw:name="Вертикальная линия 2043" draw:style-name="gr11" draw:text-style-name="P270" svg:x1="3.927cm" svg:y1="5.997cm" svg:x2="3.927cm" svg:y2="6.098cm"><text:p/></draw:line><draw:line draw:name="Вертикальная линия 2044" draw:style-name="gr11" draw:text-style-name="P270" svg:x1="5.221cm" svg:y1="5.997cm" svg:x2="5.221cm" svg:y2="6.098cm"><text:p/></draw:line></draw:g><draw:line draw:name="Вертикальная линия 2045" draw:style-name="gr11" draw:text-style-name="P270" svg:x1="12.573cm" svg:y1="5.997cm" svg:x2="12.573cm" svg:y2="6.098cm"><text:p/></draw:line><draw:line draw:name="Вертикальная линия 2046" draw:style-name="gr11" draw:text-style-name="P270" svg:x1="13.596cm" svg:y1="5.997cm" svg:x2="13.596cm" svg:y2="6.098cm"><text:p/></draw:line><draw:line draw:name="Вертикальная линия 2047" draw:style-name="gr11" draw:text-style-name="P270" svg:x1="15.411cm" svg:y1="5.997cm" svg:x2="15.411cm" svg:y2="6.098cm"><text:p/></draw:line><draw:line draw:name="Вертикальная линия 2048" draw:style-name="gr11" draw:text-style-name="P270" svg:x1="16.44cm" svg:y1="5.997cm" svg:x2="16.44cm" svg:y2="6.098cm"><text:p/></draw:line><draw:line draw:name="Вертикальная линия 2049" draw:style-name="gr11" draw:text-style-name="P270" svg:x1="17.713cm" svg:y1="5.997cm" svg:x2="17.713cm" svg:y2="6.098cm"><text:p/></draw:line><draw:line draw:name="Вертикальная линия 2050" draw:style-name="gr11" draw:text-style-name="P270" svg:x1="18.763cm" svg:y1="5.997cm" svg:x2="18.763cm" svg:y2="6.098cm"><text:p/></draw:line></draw:g><draw:g draw:name="DrawObject 564" draw:style-name="gr8"><draw:line draw:name="Вертикальная линия 2051" draw:style-name="gr11" draw:text-style-name="P270" svg:x1="20.029cm" svg:y1="5.997cm" svg:x2="20.029cm" svg:y2="6.098cm"><text:p/></draw:line><draw:line draw:name="Вертикальная линия 2052" draw:style-name="gr11" draw:text-style-name="P270" svg:x1="21.296cm" svg:y1="5.997cm" svg:x2="21.296cm" svg:y2="6.098cm"><text:p/></draw:line><draw:line draw:name="Вертикальная линия 2053" draw:style-name="gr11" draw:text-style-name="P270" svg:x1="22.643cm" svg:y1="5.997cm" svg:x2="22.643cm" svg:y2="6.098cm"><text:p/></draw:line><draw:line draw:name="Вертикальная линия 2054" draw:style-name="gr11" draw:text-style-name="P270" svg:x1="23.97cm" svg:y1="5.997cm" svg:x2="23.97cm" svg:y2="6.098cm"><text:p/></draw:line><draw:line draw:name="Вертикальная линия 2055" draw:style-name="gr11" draw:text-style-name="P270" svg:x1="25.714cm" svg:y1="5.997cm" svg:x2="25.714cm" svg:y2="6.098cm"><text:p/></draw:line></draw:g></draw:g><draw:g draw:name="DrawObject 565" draw:style-name="gr10"><draw:g draw:name="DrawObject 566" draw:style-name="gr10"><draw:g draw:name="DrawObject 567" draw:style-name="gr8"><draw:line draw:name="Вертикальная линия 2056" draw:style-name="gr11" draw:text-style-name="P270" svg:x1="1.838cm" svg:y1="6.743cm" svg:x2="1.838cm" svg:y2="6.844cm"><text:p/></draw:line><draw:line draw:name="Вертикальная линия 2057" draw:style-name="gr11" draw:text-style-name="P270" svg:x1="2.884cm" svg:y1="6.745cm" svg:x2="2.884cm" svg:y2="6.846cm"><text:p/></draw:line><draw:line draw:name="Вертикальная линия 2058" draw:style-name="gr11" draw:text-style-name="P270" svg:x1="3.927cm" svg:y1="6.75cm" svg:x2="3.927cm" svg:y2="6.851cm"><text:p/></draw:line><draw:line draw:name="Вертикальная линия 2059" draw:style-name="gr11" draw:text-style-name="P270" svg:x1="5.221cm" svg:y1="6.75cm" svg:x2="5.221cm" svg:y2="6.851cm"><text:p/></draw:line></draw:g><draw:line draw:name="Вертикальная линия 2060" draw:style-name="gr11" draw:text-style-name="P270" svg:x1="12.573cm" svg:y1="6.75cm" svg:x2="12.573cm" svg:y2="6.851cm"><text:p/></draw:line><draw:line draw:name="Вертикальная линия 2061" draw:style-name="gr11" draw:text-style-name="P270" svg:x1="13.596cm" svg:y1="6.75cm" svg:x2="13.596cm" svg:y2="6.851cm"><text:p/></draw:line><draw:line draw:name="Вертикальная линия 2062" draw:style-name="gr11" draw:text-style-name="P270" svg:x1="15.411cm" svg:y1="6.75cm" svg:x2="15.411cm" svg:y2="6.851cm"><text:p/></draw:line><draw:line draw:name="Вертикальная линия 2063" draw:style-name="gr11" draw:text-style-name="P270" svg:x1="16.44cm" svg:y1="6.75cm" svg:x2="16.44cm" svg:y2="6.851cm"><text:p/></draw:line><draw:line draw:name="Вертикальная линия 2064" draw:style-name="gr11" draw:text-style-name="P270" svg:x1="17.713cm" svg:y1="6.75cm" svg:x2="17.713cm" svg:y2="6.851cm"><text:p/></draw:line><draw:line draw:name="Вертикальная линия 2065" draw:style-name="gr11" draw:text-style-name="P270" svg:x1="18.763cm" svg:y1="6.75cm" svg:x2="18.763cm" svg:y2="6.851cm"><text:p/></draw:line></draw:g><draw:g draw:name="DrawObject 568" draw:style-name="gr8"><draw:line draw:name="Вертикальная линия 2066" draw:style-name="gr11" draw:text-style-name="P270" svg:x1="20.029cm" svg:y1="6.75cm" svg:x2="20.029cm" svg:y2="6.851cm"><text:p/></draw:line><draw:line draw:name="Вертикальная линия 2067" draw:style-name="gr11" draw:text-style-name="P270" svg:x1="21.296cm" svg:y1="6.75cm" svg:x2="21.296cm" svg:y2="6.851cm"><text:p/></draw:line><draw:line draw:name="Вертикальная линия 2068" draw:style-name="gr11" draw:text-style-name="P270" svg:x1="22.643cm" svg:y1="6.75cm" svg:x2="22.643cm" svg:y2="6.851cm"><text:p/></draw:line><draw:line draw:name="Вертикальная линия 2069" draw:style-name="gr11" draw:text-style-name="P270" svg:x1="23.97cm" svg:y1="6.75cm" svg:x2="23.97cm" svg:y2="6.851cm"><text:p/></draw:line><draw:line draw:name="Вертикальная линия 2070" draw:style-name="gr11" draw:text-style-name="P270" svg:x1="25.714cm" svg:y1="6.75cm" svg:x2="25.714cm" svg:y2="6.851cm"><text:p/></draw:line></draw:g></draw:g><draw:g draw:name="DrawObject 569" draw:style-name="gr10"><draw:g draw:name="DrawObject 570" draw:style-name="gr10"><draw:g draw:name="DrawObject 571" draw:style-name="gr8"><draw:line draw:name="Вертикальная линия 2071" draw:style-name="gr11" draw:text-style-name="P270" svg:x1="1.838cm" svg:y1="7.481cm" svg:x2="1.838cm" svg:y2="7.582cm"><text:p/></draw:line><draw:line draw:name="Вертикальная линия 2072" draw:style-name="gr11" draw:text-style-name="P270" svg:x1="2.884cm" svg:y1="7.484cm" svg:x2="2.884cm" svg:y2="7.585cm"><text:p/></draw:line><draw:line draw:name="Вертикальная линия 2073" draw:style-name="gr11" draw:text-style-name="P270" svg:x1="3.927cm" svg:y1="7.488cm" svg:x2="3.927cm" svg:y2="7.589cm"><text:p/></draw:line><draw:line draw:name="Вертикальная линия 2074" draw:style-name="gr11" draw:text-style-name="P270" svg:x1="5.221cm" svg:y1="7.488cm" svg:x2="5.221cm" svg:y2="7.589cm"><text:p/></draw:line></draw:g><draw:line draw:name="Вертикальная линия 2075" draw:style-name="gr11" draw:text-style-name="P270" svg:x1="12.573cm" svg:y1="7.488cm" svg:x2="12.573cm" svg:y2="7.589cm"><text:p/></draw:line><draw:line draw:name="Вертикальная линия 2076" draw:style-name="gr11" draw:text-style-name="P270" svg:x1="13.596cm" svg:y1="7.488cm" svg:x2="13.596cm" svg:y2="7.589cm"><text:p/></draw:line><draw:line draw:name="Вертикальная линия 2077" draw:style-name="gr11" draw:text-style-name="P270" svg:x1="15.411cm" svg:y1="7.488cm" svg:x2="15.411cm" svg:y2="7.589cm"><text:p/></draw:line><draw:line draw:name="Вертикальная линия 2078" draw:style-name="gr11" draw:text-style-name="P270" svg:x1="16.44cm" svg:y1="7.488cm" svg:x2="16.44cm" svg:y2="7.589cm"><text:p/></draw:line><draw:line draw:name="Вертикальная линия 2079" draw:style-name="gr11" draw:text-style-name="P270" svg:x1="17.713cm" svg:y1="7.488cm" svg:x2="17.713cm" svg:y2="7.589cm"><text:p/></draw:line><draw:line draw:name="Вертикальная линия 2080" draw:style-name="gr11" draw:text-style-name="P270" svg:x1="18.763cm" svg:y1="7.488cm" svg:x2="18.763cm" svg:y2="7.589cm"><text:p/></draw:line></draw:g><draw:g draw:name="DrawObject 572" draw:style-name="gr8"><draw:line draw:name="Вертикальная линия 2081" draw:style-name="gr11" draw:text-style-name="P270" svg:x1="20.029cm" svg:y1="7.488cm" svg:x2="20.029cm" svg:y2="7.589cm"><text:p/></draw:line><draw:line draw:name="Вертикальная линия 2082" draw:style-name="gr11" draw:text-style-name="P270" svg:x1="21.296cm" svg:y1="7.488cm" svg:x2="21.296cm" svg:y2="7.589cm"><text:p/></draw:line><draw:line draw:name="Вертикальная линия 2083" draw:style-name="gr11" draw:text-style-name="P270" svg:x1="22.643cm" svg:y1="7.488cm" svg:x2="22.643cm" svg:y2="7.589cm"><text:p/></draw:line><draw:line draw:name="Вертикальная линия 2084" draw:style-name="gr11" draw:text-style-name="P270" svg:x1="23.97cm" svg:y1="7.488cm" svg:x2="23.97cm" svg:y2="7.589cm"><text:p/></draw:line><draw:line draw:name="Вертикальная линия 2085" draw:style-name="gr11" draw:text-style-name="P270" svg:x1="25.714cm" svg:y1="7.488cm" svg:x2="25.714cm" svg:y2="7.589cm"><text:p/></draw:line></draw:g></draw:g><draw:g draw:name="DrawObject 573" draw:style-name="gr10"><draw:g draw:name="DrawObject 574" draw:style-name="gr10"><draw:g draw:name="DrawObject 575" draw:style-name="gr8"><draw:line draw:name="Вертикальная линия 2086" draw:style-name="gr11" draw:text-style-name="P270" svg:x1="1.838cm" svg:y1="8.244cm" svg:x2="1.838cm" svg:y2="8.345cm"><text:p/></draw:line><draw:line draw:name="Вертикальная линия 2087" draw:style-name="gr11" draw:text-style-name="P270" svg:x1="2.884cm" svg:y1="8.246cm" svg:x2="2.884cm" svg:y2="8.347cm"><text:p/></draw:line><draw:line draw:name="Вертикальная линия 2088" draw:style-name="gr11" draw:text-style-name="P270" svg:x1="3.927cm" svg:y1="8.251cm" svg:x2="3.927cm" svg:y2="8.352cm"><text:p/></draw:line><draw:line draw:name="Вертикальная линия 2089" draw:style-name="gr11" draw:text-style-name="P270" svg:x1="5.221cm" svg:y1="8.251cm" svg:x2="5.221cm" svg:y2="8.352cm"><text:p/></draw:line></draw:g><draw:line draw:name="Вертикальная линия 2090" draw:style-name="gr11" draw:text-style-name="P270" svg:x1="12.573cm" svg:y1="8.251cm" svg:x2="12.573cm" svg:y2="8.352cm"><text:p/></draw:line><draw:line draw:name="Вертикальная линия 2091" draw:style-name="gr11" draw:text-style-name="P270" svg:x1="13.596cm" svg:y1="8.251cm" svg:x2="13.596cm" svg:y2="8.352cm"><text:p/></draw:line><draw:line draw:name="Вертикальная линия 2092" draw:style-name="gr11" draw:text-style-name="P270" svg:x1="15.411cm" svg:y1="8.251cm" svg:x2="15.411cm" svg:y2="8.352cm"><text:p/></draw:line><draw:line draw:name="Вертикальная линия 2093" draw:style-name="gr11" draw:text-style-name="P270" svg:x1="16.44cm" svg:y1="8.251cm" svg:x2="16.44cm" svg:y2="8.352cm"><text:p/></draw:line><draw:line draw:name="Вертикальная линия 2094" draw:style-name="gr11" draw:text-style-name="P270" svg:x1="17.713cm" svg:y1="8.251cm" svg:x2="17.713cm" svg:y2="8.352cm"><text:p/></draw:line><draw:line draw:name="Вертикальная линия 2095" draw:style-name="gr11" draw:text-style-name="P270" svg:x1="18.763cm" svg:y1="8.251cm" svg:x2="18.763cm" svg:y2="8.352cm"><text:p/></draw:line></draw:g><draw:g draw:name="DrawObject 576" draw:style-name="gr8"><draw:line draw:name="Вертикальная линия 2096" draw:style-name="gr11" draw:text-style-name="P270" svg:x1="20.029cm" svg:y1="8.251cm" svg:x2="20.029cm" svg:y2="8.352cm"><text:p/></draw:line><draw:line draw:name="Вертикальная линия 2097" draw:style-name="gr11" draw:text-style-name="P270" svg:x1="21.296cm" svg:y1="8.251cm" svg:x2="21.296cm" svg:y2="8.352cm"><text:p/></draw:line><draw:line draw:name="Вертикальная линия 2098" draw:style-name="gr11" draw:text-style-name="P270" svg:x1="22.643cm" svg:y1="8.251cm" svg:x2="22.643cm" svg:y2="8.352cm"><text:p/></draw:line><draw:line draw:name="Вертикальная линия 2099" draw:style-name="gr11" draw:text-style-name="P270" svg:x1="23.97cm" svg:y1="8.251cm" svg:x2="23.97cm" svg:y2="8.352cm"><text:p/></draw:line><draw:line draw:name="Вертикальная линия 2100" draw:style-name="gr11" draw:text-style-name="P270" svg:x1="25.714cm" svg:y1="8.251cm" svg:x2="25.714cm" svg:y2="8.352cm"><text:p/></draw:line></draw:g></draw:g><draw:g draw:name="DrawObject 577" draw:style-name="gr10"><draw:g draw:name="DrawObject 578" draw:style-name="gr10"><draw:g draw:name="DrawObject 579" draw:style-name="gr8"><draw:line draw:name="Вертикальная линия 2101" draw:style-name="gr11" draw:text-style-name="P270" svg:x1="1.838cm" svg:y1="9.008cm" svg:x2="1.838cm" svg:y2="9.109cm"><text:p/></draw:line><draw:line draw:name="Вертикальная линия 2102" draw:style-name="gr11" draw:text-style-name="P270" svg:x1="2.884cm" svg:y1="9.01cm" svg:x2="2.884cm" svg:y2="9.111cm"><text:p/></draw:line><draw:line draw:name="Вертикальная линия 2103" draw:style-name="gr11" draw:text-style-name="P270" svg:x1="3.927cm" svg:y1="9.015cm" svg:x2="3.927cm" svg:y2="9.116cm"><text:p/></draw:line><draw:line draw:name="Вертикальная линия 2104" draw:style-name="gr11" draw:text-style-name="P270" svg:x1="5.221cm" svg:y1="9.015cm" svg:x2="5.221cm" svg:y2="9.116cm"><text:p/></draw:line></draw:g><draw:line draw:name="Вертикальная линия 2105" draw:style-name="gr11" draw:text-style-name="P270" svg:x1="12.573cm" svg:y1="9.015cm" svg:x2="12.573cm" svg:y2="9.116cm"><text:p/></draw:line><draw:line draw:name="Вертикальная линия 2106" draw:style-name="gr11" draw:text-style-name="P270" svg:x1="13.596cm" svg:y1="9.015cm" svg:x2="13.596cm" svg:y2="9.116cm"><text:p/></draw:line><draw:line draw:name="Вертикальная линия 2107" draw:style-name="gr11" draw:text-style-name="P270" svg:x1="15.411cm" svg:y1="9.015cm" svg:x2="15.411cm" svg:y2="9.116cm"><text:p/></draw:line><draw:line draw:name="Вертикальная линия 2108" draw:style-name="gr11" draw:text-style-name="P270" svg:x1="16.44cm" svg:y1="9.015cm" svg:x2="16.44cm" svg:y2="9.116cm"><text:p/></draw:line><draw:line draw:name="Вертикальная линия 2109" draw:style-name="gr11" draw:text-style-name="P270" svg:x1="17.713cm" svg:y1="9.015cm" svg:x2="17.713cm" svg:y2="9.116cm"><text:p/></draw:line><draw:line draw:name="Вертикальная линия 2110" draw:style-name="gr11" draw:text-style-name="P270" svg:x1="18.763cm" svg:y1="9.015cm" svg:x2="18.763cm" svg:y2="9.116cm"><text:p/></draw:line></draw:g><draw:g draw:name="DrawObject 580" draw:style-name="gr8"><draw:line draw:name="Вертикальная линия 2111" draw:style-name="gr11" draw:text-style-name="P270" svg:x1="20.029cm" svg:y1="9.015cm" svg:x2="20.029cm" svg:y2="9.116cm"><text:p/></draw:line><draw:line draw:name="Вертикальная линия 2112" draw:style-name="gr11" draw:text-style-name="P270" svg:x1="21.296cm" svg:y1="9.015cm" svg:x2="21.296cm" svg:y2="9.116cm"><text:p/></draw:line><draw:line draw:name="Вертикальная линия 2113" draw:style-name="gr11" draw:text-style-name="P270" svg:x1="22.643cm" svg:y1="9.015cm" svg:x2="22.643cm" svg:y2="9.116cm"><text:p/></draw:line><draw:line draw:name="Вертикальная линия 2114" draw:style-name="gr11" draw:text-style-name="P270" svg:x1="23.97cm" svg:y1="9.015cm" svg:x2="23.97cm" svg:y2="9.116cm"><text:p/></draw:line><draw:line draw:name="Вертикальная линия 2115" draw:style-name="gr11" draw:text-style-name="P270" svg:x1="25.714cm" svg:y1="9.015cm" svg:x2="25.714cm" svg:y2="9.116cm"><text:p/></draw:line></draw:g></draw:g><draw:g draw:name="DrawObject 581" draw:style-name="gr10"><draw:g draw:name="DrawObject 582" draw:style-name="gr10"><draw:g draw:name="DrawObject 583" draw:style-name="gr8"><draw:line draw:name="Вертикальная линия 2116" draw:style-name="gr11" draw:text-style-name="P270" svg:x1="1.838cm" svg:y1="9.761cm" svg:x2="1.838cm" svg:y2="9.862cm"><text:p/></draw:line><draw:line draw:name="Вертикальная линия 2117" draw:style-name="gr11" draw:text-style-name="P270" svg:x1="2.884cm" svg:y1="9.763cm" svg:x2="2.884cm" svg:y2="9.864cm"><text:p/></draw:line><draw:line draw:name="Вертикальная линия 2118" draw:style-name="gr11" draw:text-style-name="P270" svg:x1="3.927cm" svg:y1="9.768cm" svg:x2="3.927cm" svg:y2="9.869cm"><text:p/></draw:line><draw:line draw:name="Вертикальная линия 2119" draw:style-name="gr11" draw:text-style-name="P270" svg:x1="5.221cm" svg:y1="9.768cm" svg:x2="5.221cm" svg:y2="9.869cm"><text:p/></draw:line></draw:g><draw:line draw:name="Вертикальная линия 2120" draw:style-name="gr11" draw:text-style-name="P270" svg:x1="12.573cm" svg:y1="9.768cm" svg:x2="12.573cm" svg:y2="9.869cm"><text:p/></draw:line><draw:line draw:name="Вертикальная линия 2121" draw:style-name="gr11" draw:text-style-name="P270" svg:x1="13.596cm" svg:y1="9.768cm" svg:x2="13.596cm" svg:y2="9.869cm"><text:p/></draw:line><draw:line draw:name="Вертикальная линия 2122" draw:style-name="gr11" draw:text-style-name="P270" svg:x1="15.411cm" svg:y1="9.768cm" svg:x2="15.411cm" svg:y2="9.869cm"><text:p/></draw:line><draw:line draw:name="Вертикальная линия 2123" draw:style-name="gr11" draw:text-style-name="P270" svg:x1="16.44cm" svg:y1="9.768cm" svg:x2="16.44cm" svg:y2="9.869cm"><text:p/></draw:line><draw:line draw:name="Вертикальная линия 2124" draw:style-name="gr11" draw:text-style-name="P270" svg:x1="17.713cm" svg:y1="9.768cm" svg:x2="17.713cm" svg:y2="9.869cm"><text:p/></draw:line><draw:line draw:name="Вертикальная линия 2125" draw:style-name="gr11" draw:text-style-name="P270" svg:x1="18.763cm" svg:y1="9.768cm" svg:x2="18.763cm" svg:y2="9.869cm"><text:p/></draw:line></draw:g><draw:g draw:name="DrawObject 584" draw:style-name="gr8"><draw:line draw:name="Вертикальная линия 2126" draw:style-name="gr11" draw:text-style-name="P270" svg:x1="20.029cm" svg:y1="9.768cm" svg:x2="20.029cm" svg:y2="9.869cm"><text:p/></draw:line><draw:line draw:name="Вертикальная линия 2127" draw:style-name="gr11" draw:text-style-name="P270" svg:x1="21.296cm" svg:y1="9.768cm" svg:x2="21.296cm" svg:y2="9.869cm"><text:p/></draw:line><draw:line draw:name="Вертикальная линия 2128" draw:style-name="gr11" draw:text-style-name="P270" svg:x1="22.643cm" svg:y1="9.768cm" svg:x2="22.643cm" svg:y2="9.869cm"><text:p/></draw:line><draw:line draw:name="Вертикальная линия 2129" draw:style-name="gr11" draw:text-style-name="P270" svg:x1="23.97cm" svg:y1="9.768cm" svg:x2="23.97cm" svg:y2="9.869cm"><text:p/></draw:line><draw:line draw:name="Вертикальная линия 2130" draw:style-name="gr11" draw:text-style-name="P270" svg:x1="25.714cm" svg:y1="9.768cm" svg:x2="25.714cm" svg:y2="9.869cm"><text:p/></draw:line></draw:g></draw:g><draw:g draw:name="DrawObject 585" draw:style-name="gr10"><draw:g draw:name="DrawObject 586" draw:style-name="gr10"><draw:g draw:name="DrawObject 587" draw:style-name="gr8"><draw:line draw:name="Вертикальная линия 2131" draw:style-name="gr11" draw:text-style-name="P270" svg:x1="1.838cm" svg:y1="10.499cm" svg:x2="1.838cm" svg:y2="10.6cm"><text:p/></draw:line><draw:line draw:name="Вертикальная линия 2132" draw:style-name="gr11" draw:text-style-name="P270" svg:x1="2.884cm" svg:y1="10.502cm" svg:x2="2.884cm" svg:y2="10.603cm"><text:p/></draw:line><draw:line draw:name="Вертикальная линия 2133" draw:style-name="gr11" draw:text-style-name="P270" svg:x1="3.927cm" svg:y1="10.506cm" svg:x2="3.927cm" svg:y2="10.607cm"><text:p/></draw:line><draw:line draw:name="Вертикальная линия 2134" draw:style-name="gr11" draw:text-style-name="P270" svg:x1="5.221cm" svg:y1="10.506cm" svg:x2="5.221cm" svg:y2="10.607cm"><text:p/></draw:line></draw:g><draw:line draw:name="Вертикальная линия 2135" draw:style-name="gr11" draw:text-style-name="P270" svg:x1="12.573cm" svg:y1="10.506cm" svg:x2="12.573cm" svg:y2="10.607cm"><text:p/></draw:line><draw:line draw:name="Вертикальная линия 2136" draw:style-name="gr11" draw:text-style-name="P270" svg:x1="13.596cm" svg:y1="10.506cm" svg:x2="13.596cm" svg:y2="10.607cm"><text:p/></draw:line><draw:line draw:name="Вертикальная линия 2137" draw:style-name="gr11" draw:text-style-name="P270" svg:x1="15.411cm" svg:y1="10.506cm" svg:x2="15.411cm" svg:y2="10.607cm"><text:p/></draw:line><draw:line draw:name="Вертикальная линия 2138" draw:style-name="gr11" draw:text-style-name="P270" svg:x1="16.44cm" svg:y1="10.506cm" svg:x2="16.44cm" svg:y2="10.607cm"><text:p/></draw:line><draw:line draw:name="Вертикальная линия 2139" draw:style-name="gr11" draw:text-style-name="P270" svg:x1="17.713cm" svg:y1="10.506cm" svg:x2="17.713cm" svg:y2="10.607cm"><text:p/></draw:line><draw:line draw:name="Вертикальная линия 2140" draw:style-name="gr11" draw:text-style-name="P270" svg:x1="18.763cm" svg:y1="10.506cm" svg:x2="18.763cm" svg:y2="10.607cm"><text:p/></draw:line></draw:g><draw:g draw:name="DrawObject 588" draw:style-name="gr8"><draw:line draw:name="Вертикальная линия 2141" draw:style-name="gr11" draw:text-style-name="P270" svg:x1="20.029cm" svg:y1="10.506cm" svg:x2="20.029cm" svg:y2="10.607cm"><text:p/></draw:line><draw:line draw:name="Вертикальная линия 2142" draw:style-name="gr11" draw:text-style-name="P270" svg:x1="21.296cm" svg:y1="10.506cm" svg:x2="21.296cm" svg:y2="10.607cm"><text:p/></draw:line><draw:line draw:name="Вертикальная линия 2143" draw:style-name="gr11" draw:text-style-name="P270" svg:x1="22.643cm" svg:y1="10.506cm" svg:x2="22.643cm" svg:y2="10.607cm"><text:p/></draw:line><draw:line draw:name="Вертикальная линия 2144" draw:style-name="gr11" draw:text-style-name="P270" svg:x1="23.97cm" svg:y1="10.506cm" svg:x2="23.97cm" svg:y2="10.607cm"><text:p/></draw:line><draw:line draw:name="Вертикальная линия 2145" draw:style-name="gr11" draw:text-style-name="P270" svg:x1="25.714cm" svg:y1="10.506cm" svg:x2="25.714cm" svg:y2="10.607cm"><text:p/></draw:line></draw:g></draw:g><draw:g draw:name="DrawObject 589" draw:style-name="gr10"><draw:g draw:name="DrawObject 590" draw:style-name="gr10"><draw:g draw:name="DrawObject 591" draw:style-name="gr8"><draw:line draw:name="Вертикальная линия 2146" draw:style-name="gr11" draw:text-style-name="P270" svg:x1="1.838cm" svg:y1="11.262cm" svg:x2="1.838cm" svg:y2="11.363cm"><text:p/></draw:line><draw:line draw:name="Вертикальная линия 2147" draw:style-name="gr11" draw:text-style-name="P270" svg:x1="2.884cm" svg:y1="11.264cm" svg:x2="2.884cm" svg:y2="11.365cm"><text:p/></draw:line><draw:line draw:name="Вертикальная линия 2148" draw:style-name="gr11" draw:text-style-name="P270" svg:x1="3.927cm" svg:y1="11.269cm" svg:x2="3.927cm" svg:y2="11.37cm"><text:p/></draw:line><draw:line draw:name="Вертикальная линия 2149" draw:style-name="gr11" draw:text-style-name="P270" svg:x1="5.221cm" svg:y1="11.269cm" svg:x2="5.221cm" svg:y2="11.37cm"><text:p/></draw:line></draw:g><draw:line draw:name="Вертикальная линия 2150" draw:style-name="gr11" draw:text-style-name="P270" svg:x1="12.573cm" svg:y1="11.269cm" svg:x2="12.573cm" svg:y2="11.37cm"><text:p/></draw:line><draw:line draw:name="Вертикальная линия 2151" draw:style-name="gr11" draw:text-style-name="P270" svg:x1="13.596cm" svg:y1="11.269cm" svg:x2="13.596cm" svg:y2="11.37cm"><text:p/></draw:line><draw:line draw:name="Вертикальная линия 2152" draw:style-name="gr11" draw:text-style-name="P270" svg:x1="15.411cm" svg:y1="11.269cm" svg:x2="15.411cm" svg:y2="11.37cm"><text:p/></draw:line><draw:line draw:name="Вертикальная линия 2153" draw:style-name="gr11" draw:text-style-name="P270" svg:x1="16.44cm" svg:y1="11.269cm" svg:x2="16.44cm" svg:y2="11.37cm"><text:p/></draw:line><draw:line draw:name="Вертикальная линия 2154" draw:style-name="gr11" draw:text-style-name="P270" svg:x1="17.713cm" svg:y1="11.269cm" svg:x2="17.713cm" svg:y2="11.37cm"><text:p/></draw:line><draw:line draw:name="Вертикальная линия 2155" draw:style-name="gr11" draw:text-style-name="P270" svg:x1="18.763cm" svg:y1="11.269cm" svg:x2="18.763cm" svg:y2="11.37cm"><text:p/></draw:line></draw:g><draw:g draw:name="DrawObject 592" draw:style-name="gr8"><draw:line draw:name="Вертикальная линия 2156" draw:style-name="gr11" draw:text-style-name="P270" svg:x1="20.029cm" svg:y1="11.269cm" svg:x2="20.029cm" svg:y2="11.37cm"><text:p/></draw:line><draw:line draw:name="Вертикальная линия 2157" draw:style-name="gr11" draw:text-style-name="P270" svg:x1="21.296cm" svg:y1="11.269cm" svg:x2="21.296cm" svg:y2="11.37cm"><text:p/></draw:line><draw:line draw:name="Вертикальная линия 2158" draw:style-name="gr11" draw:text-style-name="P270" svg:x1="22.643cm" svg:y1="11.269cm" svg:x2="22.643cm" svg:y2="11.37cm"><text:p/></draw:line><draw:line draw:name="Вертикальная линия 2159" draw:style-name="gr11" draw:text-style-name="P270" svg:x1="23.97cm" svg:y1="11.269cm" svg:x2="23.97cm" svg:y2="11.37cm"><text:p/></draw:line><draw:line draw:name="Вертикальная линия 2160" draw:style-name="gr11" draw:text-style-name="P270" svg:x1="25.714cm" svg:y1="11.269cm" svg:x2="25.714cm" svg:y2="11.37cm"><text:p/></draw:line></draw:g></draw:g></draw:g></draw:g>01</text:p>
          </table:table-cell>
          <table:table-cell table:style-name="Таблица10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5">
          <table:table-cell table:style-name="Таблица10.A15" office:value-type="string">
            <text:p text:style-name="P85"><text:span text:style-name="T112">М</text:span>02</text:p>
          </table:table-cell>
          <table:table-cell table:style-name="Таблица10.B15" table:number-columns-spanned="44" office:value-type="string">
            <text:p text:style-name="P234"><text:s text:c="3"/><text:span text:style-name="T107">Ткань хлопчатобумажная</text:span> <text:s text:c="88"/><text:span text:style-name="T107">ТО 17-1145-7-92 к ГОСТ 29298-2005</text:span> <text:s text:c="37"/><text:span text:style-name="T138">113</text:span> <text:s text:c="5"/><text:span text:style-name="T138">0,125</text:span> <text:s text:c="11"/>- <text:s text:c="15"/><text:span text:style-name="T138">0,125</text:span> <text:s text:c="21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5">
          <table:table-cell table:style-name="Таблица10.A15" office:value-type="string">
            <text:p text:style-name="P85">03</text:p>
          </table:table-cell>
          <table:table-cell table:style-name="Таблица10.B15" table:number-columns-spanned="44" office:value-type="string">
            <text:p text:style-name="P234"><text:s text:c="3"/><text:span text:style-name="T107">Ацетон</text:span> <text:s text:c="119"/><text:span text:style-name="T107">ГОСТ 2768-84</text:span> <text:s text:c="75"/><text:span text:style-name="T138">163</text:span> <text:s text:c="6"/><text:span text:style-name="T138">100</text:span> <text:s text:c="13"/>- <text:s text:c="16"/><text:span text:style-name="T138">100</text:span> <text:s text:c="14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5">
          <table:table-cell table:style-name="Таблица10.A15" office:value-type="string">
            <text:p text:style-name="P85">04</text:p>
          </table:table-cell>
          <table:table-cell table:style-name="Таблица10.B15" table:number-columns-spanned="44" office:value-type="string">
            <text:p text:style-name="P234"><text:s text:c="3"/><text:span text:style-name="T107">Смола</text:span><text:span text:style-name="T6"> Attshield OP745</text:span><text:span text:style-name="T14"> <text:s text:c="93"/></text:span><text:span text:style-name="T32">ТУ 20.16.40-024-35501431-2021</text:span><text:span text:style-name="T14"> <text:s text:c="45"/></text:span><text:span text:style-name="T19">163</text:span><text:span text:style-name="T14"> <text:s text:c="7"/></text:span><text:span text:style-name="T19">100</text:span><text:span text:style-name="T14"> <text:s text:c="13"/>- <text:s text:c="15"/></text:span><text:span text:style-name="T19">100</text:span><text:span text:style-name="T14"> <text:s text:c="20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5">
          <table:table-cell table:style-name="Таблица10.A15" office:value-type="string">
            <text:p text:style-name="P85">05</text:p>
          </table:table-cell>
          <table:table-cell table:style-name="Таблица10.B15" table:number-columns-spanned="44" office:value-type="string">
            <text:p text:style-name="P225"><text:s text:c="3"/><text:span text:style-name="T107">Akperox A-50</text:span> <text:s text:c="108"/><text:span text:style-name="T29">По сопроводительной документации</text:span><text:span text:style-name="T14"> <text:s text:c="38"/></text:span><text:span text:style-name="T19">163</text:span><text:span text:style-name="T14"> <text:s text:c="7"/></text:span><text:span text:style-name="T19">1</text:span><text:span text:style-name="T14"> <text:s text:c="15"/>- <text:s text:c="19"/></text:span><text:span text:style-name="T20">2</text:span><text:span text:style-name="T14"> <text:s text:c="187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5">
          <table:table-cell table:style-name="Таблица10.A15" office:value-type="string">
            <text:p text:style-name="P85">06</text:p>
          </table:table-cell>
          <table:table-cell table:style-name="Таблица10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5">
          <table:table-cell table:style-name="Таблица10.A15" office:value-type="string">
            <text:p text:style-name="P85"><text:span text:style-name="T112">О</text:span>07</text:p>
          </table:table-cell>
          <table:table-cell table:style-name="Таблица10.B15" table:number-rows-spanned="3" table:number-columns-spanned="44" office:value-type="string">
            <text:p text:style-name="P212"><text:span text:style-name="T108">Протереть механически обработанные поверхности нижней части корпуса тканью х/б, смоченной в ацетоне и отжатой. Выдержать 10-15 мин. при температуре цеха от плюс 18</text:span><text:span text:style-name="T84">℃ до плюс 35℃. Нанести на механически обработанные поверхности корпуса один слой связующего на основе смолы</text:span><text:span text:style-name="T85"> Attshield OP745.</text:span><text:span text:style-name="T86"> Черт. ХХХХ.735214.001. Выдержать при температуре цеха от плюс 18℃ до плюс 35℃ не менее 24 часов. </text:span><text:span text:style-name="T14"><text:s text:c="386"/></text:span></text:p>
            <text:p text:style-name="P212"><text:s text:c="386"/></text:p>
            <text:p text:style-name="P220"><text:s text:c="386"/></text:p>
            <text:p text:style-name="P220"><text:s text:c="386"/></text:p>
            <text:p text:style-name="P220"><text:s text:c="386"/></text:p>
            <text:p text:style-name="P220"><text:s text:c="386"/></text:p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5">
          <table:table-cell table:style-name="Таблица10.A15" office:value-type="string">
            <text:p text:style-name="P85">08</text:p>
          </table:table-cell>
          <table:covered-table-cell table:style-name="Таблица10.B1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5">
          <table:table-cell table:style-name="Таблица10.A15" office:value-type="string">
            <text:p text:style-name="P85">09</text:p>
          </table:table-cell>
          <table:covered-table-cell table:style-name="Таблица10.B1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5">
          <table:table-cell table:style-name="Таблица10.A15" office:value-type="string">
            <text:p text:style-name="P92">10</text:p>
          </table:table-cell>
          <table:table-cell table:style-name="Таблица10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5">
          <table:table-cell table:style-name="Таблица10.A15" office:value-type="string">
            <text:p text:style-name="P85"><text:span text:style-name="T10">1</text:span>1</text:p>
          </table:table-cell>
          <table:table-cell table:style-name="Таблица10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5">
          <table:table-cell table:style-name="Таблица10.A15" office:value-type="string">
            <text:p text:style-name="P85">12</text:p>
          </table:table-cell>
          <table:table-cell table:style-name="Таблица10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5">
          <table:table-cell table:style-name="Таблица10.A15" office:value-type="string">
            <text:p text:style-name="P85"><text:span text:style-name="T9">1</text:span>3</text:p>
          </table:table-cell>
          <table:table-cell table:style-name="Таблица10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5">
          <table:table-cell table:style-name="Таблица10.A15" office:value-type="string">
            <text:p text:style-name="P85">14</text:p>
          </table:table-cell>
          <table:table-cell table:style-name="Таблица10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5">
          <table:table-cell table:style-name="Таблица10.A15" office:value-type="string">
            <text:p text:style-name="P85">15</text:p>
          </table:table-cell>
          <table:table-cell table:style-name="Таблица10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5">
          <table:table-cell table:style-name="Таблица10.A15" office:value-type="string">
            <text:p text:style-name="P85">16</text:p>
          </table:table-cell>
          <table:table-cell table:style-name="Таблица10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31">
          <table:table-cell table:style-name="Таблица10.A31" table:number-columns-spanned="3" office:value-type="string">
            <text:p text:style-name="P8">МК</text:p>
          </table:table-cell>
          <table:covered-table-cell/>
          <table:covered-table-cell/>
          <table:table-cell table:style-name="Таблица10.A31" table:number-columns-spanned="31" office:value-type="string">
            <text:p text:style-name="P61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A31" table:number-columns-spanned="9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r31" table:number-columns-spanned="2" office:value-type="string">
            <text:p text:style-name="P55"/>
          </table:table-cell>
          <table:covered-table-cell/>
        </table:table-row>
      </table:table>
      <text:p text:style-name="P220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column table:style-name="Таблица11.I"/>
        <table:table-column table:style-name="Таблица11.J"/>
        <table:table-column table:style-name="Таблица11.K"/>
        <table:table-column table:style-name="Таблица11.L"/>
        <table:table-column table:style-name="Таблица11.M"/>
        <table:table-column table:style-name="Таблица11.N"/>
        <table:table-column table:style-name="Таблица11.O"/>
        <table:table-column table:style-name="Таблица11.P"/>
        <table:table-column table:style-name="Таблица11.Q"/>
        <table:table-column table:style-name="Таблица11.R"/>
        <table:table-column table:style-name="Таблица11.S"/>
        <table:table-column table:style-name="Таблица11.T"/>
        <table:table-column table:style-name="Таблица11.U"/>
        <table:table-column table:style-name="Таблица11.V"/>
        <table:table-column table:style-name="Таблица11.R"/>
        <table:table-column table:style-name="Таблица11.X"/>
        <table:table-column table:style-name="Таблица11.Y"/>
        <table:table-column table:style-name="Таблица11.Z"/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column table:style-name="Таблица11.i"/>
        <table:table-column table:style-name="Таблица11.j"/>
        <table:table-column table:style-name="Таблица11.k"/>
        <table:table-column table:style-name="Таблица11.l"/>
        <table:table-column table:style-name="Таблица11.m"/>
        <table:table-column table:style-name="Таблица11.n"/>
        <table:table-column table:style-name="Таблица11.o"/>
        <table:table-column table:style-name="Таблица11.p"/>
        <table:table-column table:style-name="Таблица11.q"/>
        <table:table-column table:style-name="Таблица11.r"/>
        <table:table-column table:style-name="Таблица11.s"/>
        <table:table-row table:style-name="Таблица11.1">
          <table:table-cell table:style-name="Таблица11.A1" table:number-columns-spanned="28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c1" table:number-columns-spanned="2" office:value-type="string">
            <text:p text:style-name="P27"><draw:frame draw:style-name="fr2" draw:name="Врезка11" text:anchor-type="char" svg:x="23.844cm" svg:y="-0.496cm" svg:width="4.604cm" svg:height="0.847cm" draw:z-index="22"><draw:text-box><text:p text:style-name="P29"><text:s text:c="14"/>ГОСТ 3.1118-82 Форма 2</text:p></draw:text-box></draw:frame></text:p>
            <text:p text:style-name="P220"/>
          </table:table-cell>
          <table:covered-table-cell/>
          <table:table-cell table:style-name="Таблица11.c1" table:number-columns-spanned="2" office:value-type="string">
            <text:p text:style-name="P21"/>
          </table:table-cell>
          <table:covered-table-cell/>
          <table:table-cell table:style-name="Таблица11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1.q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11.2">
          <table:table-cell table:style-name="Таблица11.c1" table:number-columns-spanned="2" office:value-type="string">
            <text:p text:style-name="P21">Дубл.</text:p>
          </table:table-cell>
          <table:covered-table-cell/>
          <table:table-cell table:style-name="Таблица11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1.c1" table:number-columns-spanned="3" office:value-type="string">
            <text:p text:style-name="P21"/>
          </table:table-cell>
          <table:covered-table-cell/>
          <table:covered-table-cell/>
          <table:table-cell table:style-name="Таблица11.c1" office:value-type="string">
            <text:p text:style-name="P21"/>
          </table:table-cell>
          <table:table-cell table:style-name="Таблица11.K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11.O2" table:number-columns-spanned="1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c1" table:number-columns-spanned="2" office:value-type="string">
            <text:p text:style-name="P158"/>
          </table:table-cell>
          <table:covered-table-cell/>
          <table:table-cell table:style-name="Таблица11.c1" table:number-columns-spanned="2" office:value-type="string">
            <text:p text:style-name="P21"/>
          </table:table-cell>
          <table:covered-table-cell/>
          <table:table-cell table:style-name="Таблица11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c1" table:number-columns-spanned="4" office:value-type="string">
            <text:p text:style-name="P158"/>
          </table:table-cell>
          <table:covered-table-cell/>
          <table:covered-table-cell/>
          <table:covered-table-cell/>
          <table:table-cell table:style-name="Таблица11.q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11.2">
          <table:table-cell table:style-name="Таблица11.c1" table:number-columns-spanned="2" office:value-type="string">
            <text:p text:style-name="P21">Взам.</text:p>
          </table:table-cell>
          <table:covered-table-cell/>
          <table:table-cell table:style-name="Таблица11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1.c1" table:number-columns-spanned="3" office:value-type="string">
            <text:p text:style-name="P21"/>
          </table:table-cell>
          <table:covered-table-cell/>
          <table:covered-table-cell/>
          <table:table-cell table:style-name="Таблица11.c1" office:value-type="string">
            <text:p text:style-name="P21"/>
          </table:table-cell>
          <table:table-cell table:style-name="Таблица11.K2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11.c1" table:number-columns-spanned="2" office:value-type="string">
            <text:p text:style-name="P21"/>
          </table:table-cell>
          <table:covered-table-cell/>
          <table:table-cell table:style-name="Таблица11.c1" table:number-columns-spanned="3" office:value-type="string">
            <text:p text:style-name="P21"/>
          </table:table-cell>
          <table:covered-table-cell/>
          <table:covered-table-cell/>
          <table:table-cell table:style-name="Таблица11.c1" table:number-columns-spanned="3" office:value-type="string">
            <text:p text:style-name="P21"/>
          </table:table-cell>
          <table:covered-table-cell/>
          <table:covered-table-cell/>
          <table:table-cell table:style-name="Таблица11.c1" table:number-columns-spanned="2" office:value-type="string">
            <text:p text:style-name="P21"/>
          </table:table-cell>
          <table:covered-table-cell/>
          <table:table-cell table:style-name="Таблица11.c1" table:number-columns-spanned="3" office:value-type="string">
            <text:p text:style-name="P21"/>
          </table:table-cell>
          <table:covered-table-cell/>
          <table:covered-table-cell/>
          <table:table-cell table:style-name="Таблица11.c1" table:number-columns-spanned="2" office:value-type="string">
            <text:p text:style-name="P21"/>
          </table:table-cell>
          <table:covered-table-cell/>
          <table:table-cell table:style-name="Таблица11.c1" table:number-columns-spanned="2" office:value-type="string">
            <text:p text:style-name="P21"/>
          </table:table-cell>
          <table:covered-table-cell/>
          <table:table-cell table:style-name="Таблица11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1.q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11.2">
          <table:table-cell table:style-name="Таблица11.c1" table:number-columns-spanned="2" office:value-type="string">
            <text:p text:style-name="P21">Подл.</text:p>
          </table:table-cell>
          <table:covered-table-cell/>
          <table:table-cell table:style-name="Таблица11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1.c1" table:number-columns-spanned="3" office:value-type="string">
            <text:p text:style-name="P21"/>
          </table:table-cell>
          <table:covered-table-cell/>
          <table:covered-table-cell/>
          <table:table-cell table:style-name="Таблица11.c1" office:value-type="string">
            <text:p text:style-name="P21"/>
          </table:table-cell>
          <table:table-cell table:style-name="Таблица11.K4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11.c1" table:number-columns-spanned="2" office:value-type="string">
            <text:p text:style-name="P21"/>
          </table:table-cell>
          <table:covered-table-cell/>
          <table:table-cell table:style-name="Таблица11.c1" table:number-columns-spanned="3" office:value-type="string">
            <text:p text:style-name="P21"/>
          </table:table-cell>
          <table:covered-table-cell/>
          <table:covered-table-cell/>
          <table:table-cell table:style-name="Таблица11.c1" table:number-columns-spanned="3" office:value-type="string">
            <text:p text:style-name="P21"/>
          </table:table-cell>
          <table:covered-table-cell/>
          <table:covered-table-cell/>
          <table:table-cell table:style-name="Таблица11.c1" table:number-columns-spanned="2" office:value-type="string">
            <text:p text:style-name="P21"/>
          </table:table-cell>
          <table:covered-table-cell/>
          <table:table-cell table:style-name="Таблица11.c1" table:number-columns-spanned="3" office:value-type="string">
            <text:p text:style-name="P21"/>
          </table:table-cell>
          <table:covered-table-cell/>
          <table:covered-table-cell/>
          <table:table-cell table:style-name="Таблица11.c1" table:number-columns-spanned="2" office:value-type="string">
            <text:p text:style-name="P21"/>
          </table:table-cell>
          <table:covered-table-cell/>
          <table:table-cell table:style-name="Таблица11.c1" table:number-columns-spanned="2" office:value-type="string">
            <text:p text:style-name="P21"/>
          </table:table-cell>
          <table:covered-table-cell/>
          <table:table-cell table:style-name="Таблица11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1.q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11.5">
          <table:table-cell table:style-name="Таблица11.c1" table:number-columns-spanned="20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U5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U5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U5" table:number-columns-spanned="5" office:value-type="string">
            <text:p text:style-name="P235">13</text:p>
          </table:table-cell>
          <table:covered-table-cell/>
          <table:covered-table-cell/>
          <table:covered-table-cell/>
          <table:covered-table-cell/>
          <table:table-cell table:style-name="Таблица11.q5" table:number-columns-spanned="3" office:value-type="string">
            <text:p text:style-name="P222">12</text:p>
          </table:table-cell>
          <table:covered-table-cell/>
          <table:covered-table-cell/>
        </table:table-row>
        <table:table-row table:style-name="Таблица11.2">
          <table:table-cell table:style-name="Таблица11.c1" table:number-columns-spanned="4" office:value-type="string">
            <text:p text:style-name="P99">Разраб.</text:p>
          </table:table-cell>
          <table:covered-table-cell/>
          <table:covered-table-cell/>
          <table:covered-table-cell/>
          <table:table-cell table:style-name="Таблица11.c1" table:number-columns-spanned="5" office:value-type="string">
            <text:p text:style-name="P171">Новиков</text:p>
          </table:table-cell>
          <table:covered-table-cell/>
          <table:covered-table-cell/>
          <table:covered-table-cell/>
          <table:covered-table-cell/>
          <table:table-cell table:style-name="Таблица11.c1" table:number-columns-spanned="2" office:value-type="string">
            <text:p text:style-name="P21"/>
          </table:table-cell>
          <table:covered-table-cell/>
          <table:table-cell table:style-name="Таблица11.c1" office:value-type="string">
            <text:p text:style-name="P21"/>
          </table:table-cell>
          <table:table-cell table:style-name="Таблица11.c1" table:number-rows-spanned="3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S6" table:number-rows-spanned="3" table:number-columns-spanned="8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a6" table:number-rows-spanned="3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j6" table:number-rows-spanned="3" table:number-columns-spanned="10" office:value-type="string">
            <text:h text:style-name="P242" text:outline-level="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">
          <table:table-cell table:style-name="Таблица11.c1" table:number-columns-spanned="4" office:value-type="string" table:protected="true">
            <text:p text:style-name="P21">Проверил</text:p>
          </table:table-cell>
          <table:covered-table-cell/>
          <table:covered-table-cell/>
          <table:covered-table-cell/>
          <table:table-cell table:style-name="Таблица11.c1" table:number-columns-spanned="5" office:value-type="string">
            <text:p text:style-name="P151"/>
          </table:table-cell>
          <table:covered-table-cell/>
          <table:covered-table-cell/>
          <table:covered-table-cell/>
          <table:covered-table-cell/>
          <table:table-cell table:style-name="Таблица11.c1" table:number-columns-spanned="2" office:value-type="string">
            <text:p text:style-name="P21"/>
          </table:table-cell>
          <table:covered-table-cell/>
          <table:table-cell table:style-name="Таблица11.c1" office:value-type="string">
            <text:p text:style-name="P21"/>
          </table:table-cell>
          <table:covered-table-cell table:style-name="Таблица11.c1"/>
          <table:covered-table-cell/>
          <table:covered-table-cell/>
          <table:covered-table-cell/>
          <table:covered-table-cell/>
          <table:covered-table-cell/>
          <table:covered-table-cell table:style-name="Таблица11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1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1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">
          <table:table-cell table:style-name="Таблица11.c1" table:number-columns-spanned="4" office:value-type="string" table:protected="true">
            <text:p text:style-name="P21"/>
          </table:table-cell>
          <table:covered-table-cell/>
          <table:covered-table-cell/>
          <table:covered-table-cell/>
          <table:table-cell table:style-name="Таблица11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11.c1" table:number-columns-spanned="2" office:value-type="string">
            <text:p text:style-name="P21"/>
          </table:table-cell>
          <table:covered-table-cell/>
          <table:table-cell table:style-name="Таблица11.c1" office:value-type="string">
            <text:p text:style-name="P21"/>
          </table:table-cell>
          <table:covered-table-cell table:style-name="Таблица11.c1"/>
          <table:covered-table-cell/>
          <table:covered-table-cell/>
          <table:covered-table-cell/>
          <table:covered-table-cell/>
          <table:covered-table-cell/>
          <table:covered-table-cell table:style-name="Таблица11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1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1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">
          <table:table-cell table:style-name="Таблица11.c1" table:number-columns-spanned="4" office:value-type="string" table:protected="true">
            <text:p text:style-name="P21"/>
          </table:table-cell>
          <table:covered-table-cell/>
          <table:covered-table-cell/>
          <table:covered-table-cell/>
          <table:table-cell table:style-name="Таблица11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11.c1" table:number-columns-spanned="2" office:value-type="string">
            <text:p text:style-name="P21"/>
          </table:table-cell>
          <table:covered-table-cell/>
          <table:table-cell table:style-name="Таблица11.c1" office:value-type="string">
            <text:p text:style-name="P21"/>
          </table:table-cell>
          <table:table-cell table:style-name="Таблица11.c1" table:number-rows-spanned="2" office:value-type="string">
            <text:p text:style-name="P21"/>
          </table:table-cell>
          <table:table-cell table:style-name="Таблица11.c1" table:number-rows-spanned="2" table:number-columns-spanned="26" office:value-type="string">
            <text:p text:style-name="P66">Крышка <text:span text:style-name="T121">топливного насо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n9" table:number-rows-spanned="2" table:number-columns-spanned="2" office:value-type="string">
            <text:p text:style-name="P145"/>
          </table:table-cell>
          <table:covered-table-cell/>
          <table:table-cell table:style-name="Таблица11.n9" table:number-rows-spanned="2" table:number-columns-spanned="3" office:value-type="string">
            <text:p text:style-name="P40"/>
          </table:table-cell>
          <table:covered-table-cell/>
          <table:covered-table-cell/>
          <table:table-cell table:style-name="Таблица11.s9" table:number-rows-spanned="2" office:value-type="string">
            <text:p text:style-name="P15"/>
          </table:table-cell>
        </table:table-row>
        <table:table-row table:style-name="Таблица11.2">
          <table:table-cell table:style-name="Таблица11.c1" table:number-columns-spanned="4" office:value-type="string" table:protected="true">
            <text:p text:style-name="P21">Н.контр.</text:p>
          </table:table-cell>
          <table:covered-table-cell/>
          <table:covered-table-cell/>
          <table:covered-table-cell/>
          <table:table-cell table:style-name="Таблица11.U5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11.U5" table:number-columns-spanned="2" office:value-type="string">
            <text:p text:style-name="P21"/>
          </table:table-cell>
          <table:covered-table-cell/>
          <table:table-cell table:style-name="Таблица11.U5" office:value-type="string">
            <text:p text:style-name="P21"/>
          </table:table-cell>
          <table:covered-table-cell table:style-name="Таблица11.c1"/>
          <table:covered-table-cell table:style-name="Таблица11.c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1.n9"/>
          <table:covered-table-cell/>
          <table:covered-table-cell table:style-name="Таблица11.n9"/>
          <table:covered-table-cell/>
          <table:covered-table-cell/>
          <table:covered-table-cell table:style-name="Таблица11.s9"/>
        </table:table-row>
        <table:table-row table:style-name="Таблица11.2">
          <table:table-cell table:style-name="Таблица11.c1" office:value-type="string">
            <text:p text:style-name="P21">А</text:p>
          </table:table-cell>
          <table:table-cell table:style-name="Таблица11.B11" table:number-columns-spanned="3" office:value-type="string">
            <text:p text:style-name="P34">Цех</text:p>
          </table:table-cell>
          <table:covered-table-cell/>
          <table:covered-table-cell/>
          <table:table-cell table:style-name="Таблица11.E11" office:value-type="string">
            <text:p text:style-name="P21">Уч.</text:p>
          </table:table-cell>
          <table:table-cell table:style-name="Таблица11.E11" table:number-columns-spanned="2" office:value-type="string">
            <text:p text:style-name="P21">РМ</text:p>
          </table:table-cell>
          <table:covered-table-cell/>
          <table:table-cell table:style-name="Таблица11.E11" office:value-type="string">
            <text:p text:style-name="P21">Опер.</text:p>
          </table:table-cell>
          <table:table-cell table:style-name="Таблица11.E11" table:number-columns-spanned="8" office:value-type="string">
            <text:p text:style-name="P21">Код, наименовании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Q11" table:number-columns-spanned="29" office:value-type="string">
            <text:p text:style-name="P21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c1" table:number-rows-spanned="2" office:value-type="string">
            <text:p text:style-name="P21">Б</text:p>
          </table:table-cell>
          <table:table-cell table:style-name="Таблица11.B12" table:number-columns-spanned="15" office:value-type="string">
            <text:p text:style-name="P21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c1" table:number-rows-spanned="2" table:number-columns-spanned="3" office:value-type="string">
            <text:p text:style-name="P21">См..</text:p>
          </table:table-cell>
          <table:covered-table-cell/>
          <table:covered-table-cell/>
          <table:table-cell table:style-name="Таблица11.c1" table:number-rows-spanned="2" table:number-columns-spanned="2" office:value-type="string">
            <text:p text:style-name="P21">Проф.</text:p>
            <text:p text:style-name="P220"/>
          </table:table-cell>
          <table:covered-table-cell/>
          <table:table-cell table:style-name="Таблица11.c1" table:number-rows-spanned="2" office:value-type="string">
            <text:p text:style-name="P21">Р</text:p>
          </table:table-cell>
          <table:table-cell table:style-name="Таблица11.c1" table:number-rows-spanned="2" table:number-columns-spanned="2" office:value-type="string">
            <text:p text:style-name="P21">УТ</text:p>
          </table:table-cell>
          <table:covered-table-cell/>
          <table:table-cell table:style-name="Таблица11.c1" table:number-rows-spanned="2" office:value-type="string">
            <text:p text:style-name="P21">КР</text:p>
          </table:table-cell>
          <table:table-cell table:style-name="Таблица11.c1" table:number-rows-spanned="2" table:number-columns-spanned="2" office:value-type="string">
            <text:p text:style-name="P79">КОИД</text:p>
          </table:table-cell>
          <table:covered-table-cell/>
          <table:table-cell table:style-name="Таблица11.c1" table:number-rows-spanned="2" table:number-columns-spanned="4" office:value-type="string">
            <text:p text:style-name="P21">ЕН</text:p>
          </table:table-cell>
          <table:covered-table-cell/>
          <table:covered-table-cell/>
          <table:covered-table-cell/>
          <table:table-cell table:style-name="Таблица11.c1" table:number-rows-spanned="2" table:number-columns-spanned="2" office:value-type="string">
            <text:p text:style-name="P21">ОП</text:p>
          </table:table-cell>
          <table:covered-table-cell/>
          <table:table-cell table:style-name="Таблица11.c1" table:number-rows-spanned="2" table:number-columns-spanned="3" office:value-type="string">
            <text:p text:style-name="P21">Кшт.</text:p>
          </table:table-cell>
          <table:covered-table-cell/>
          <table:covered-table-cell/>
          <table:table-cell table:style-name="Таблица11.c1" table:number-rows-spanned="2" table:number-columns-spanned="4" office:value-type="string">
            <text:p text:style-name="P21">Тп.з.</text:p>
          </table:table-cell>
          <table:covered-table-cell/>
          <table:covered-table-cell/>
          <table:covered-table-cell/>
          <table:table-cell table:style-name="Таблица11.o12" table:number-rows-spanned="2" table:number-columns-spanned="5" office:value-type="string">
            <text:p text:style-name="P21">Тшт.</text:p>
          </table:table-cell>
          <table:covered-table-cell/>
          <table:covered-table-cell/>
          <table:covered-table-cell/>
          <table:covered-table-cell/>
        </table:table-row>
        <table:table-row table:style-name="Таблица11.13">
          <table:covered-table-cell table:style-name="Таблица11.c1"/>
          <table:table-cell table:style-name="Таблица11.B11" table:number-columns-spanned="15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1.c1"/>
          <table:covered-table-cell/>
          <table:covered-table-cell/>
          <table:covered-table-cell table:style-name="Таблица11.c1"/>
          <table:covered-table-cell/>
          <table:covered-table-cell table:style-name="Таблица11.c1"/>
          <table:covered-table-cell table:style-name="Таблица11.c1"/>
          <table:covered-table-cell/>
          <table:covered-table-cell table:style-name="Таблица11.c1"/>
          <table:covered-table-cell table:style-name="Таблица11.c1"/>
          <table:covered-table-cell/>
          <table:covered-table-cell table:style-name="Таблица11.c1"/>
          <table:covered-table-cell/>
          <table:covered-table-cell/>
          <table:covered-table-cell/>
          <table:covered-table-cell table:style-name="Таблица11.c1"/>
          <table:covered-table-cell/>
          <table:covered-table-cell table:style-name="Таблица11.c1"/>
          <table:covered-table-cell/>
          <table:covered-table-cell/>
          <table:covered-table-cell table:style-name="Таблица11.c1"/>
          <table:covered-table-cell/>
          <table:covered-table-cell/>
          <table:covered-table-cell/>
          <table:covered-table-cell table:style-name="Таблица11.o12"/>
          <table:covered-table-cell/>
          <table:covered-table-cell/>
          <table:covered-table-cell/>
          <table:covered-table-cell/>
        </table:table-row>
        <table:table-row table:style-name="Таблица11.2">
          <table:table-cell table:style-name="Таблица11.c1" office:value-type="string">
            <text:p text:style-name="P21">к/м</text:p>
          </table:table-cell>
          <table:table-cell table:style-name="Таблица11.c1" table:number-columns-spanned="15" office:value-type="string">
            <text:p text:style-name="P21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B12" table:number-columns-spanned="11" office:value-type="string">
            <text:p text:style-name="P21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U5" table:number-columns-spanned="4" office:value-type="string">
            <text:p text:style-name="P79">ОПП</text:p>
          </table:table-cell>
          <table:covered-table-cell/>
          <table:covered-table-cell/>
          <table:covered-table-cell/>
          <table:table-cell table:style-name="Таблица11.U5" table:number-columns-spanned="2" office:value-type="string">
            <text:p text:style-name="P21">ЕВ</text:p>
          </table:table-cell>
          <table:covered-table-cell/>
          <table:table-cell table:style-name="Таблица11.U5" table:number-columns-spanned="3" office:value-type="string">
            <text:p text:style-name="P21">ЕН</text:p>
          </table:table-cell>
          <table:covered-table-cell/>
          <table:covered-table-cell/>
          <table:table-cell table:style-name="Таблица11.U5" table:number-columns-spanned="4" office:value-type="string">
            <text:p text:style-name="P21">КИ</text:p>
          </table:table-cell>
          <table:covered-table-cell/>
          <table:covered-table-cell/>
          <table:covered-table-cell/>
          <table:table-cell table:style-name="Таблица11.o14" table:number-columns-spanned="5" office:value-type="string">
            <text:p text:style-name="P21">Нрасх.</text:p>
          </table:table-cell>
          <table:covered-table-cell/>
          <table:covered-table-cell/>
          <table:covered-table-cell/>
          <table:covered-table-cell/>
        </table:table-row>
        <table:table-row table:style-name="Таблица11.15">
          <table:table-cell table:style-name="Таблица11.A15" office:value-type="string">
            <text:p text:style-name="P85"><draw:g text:anchor-type="char" draw:z-index="9" draw:name="DrawObject 593" draw:style-name="gr7"><draw:g draw:name="Фигура 10" draw:style-name="gr8"><draw:line draw:style-name="gr9" draw:text-style-name="P269" svg:x1="0.762cm" svg:y1="0.718cm" svg:x2="28.147cm" svg:y2="0.718cm"><text:p/></draw:line><draw:line draw:style-name="gr9" draw:text-style-name="P269" svg:x1="0.732cm" svg:y1="1.455cm" svg:x2="28.117cm" svg:y2="1.455cm"><text:p/></draw:line><draw:line draw:style-name="gr9" draw:text-style-name="P269" svg:x1="0.746cm" svg:y1="2.219cm" svg:x2="28.131cm" svg:y2="2.219cm"><text:p/></draw:line><draw:line draw:style-name="gr9" draw:text-style-name="P269" svg:x1="0.721cm" svg:y1="2.968cm" svg:x2="28.106cm" svg:y2="2.968cm"><text:p/></draw:line><draw:line draw:style-name="gr9" draw:text-style-name="P269" svg:x1="0.758cm" svg:y1="3.732cm" svg:x2="28.143cm" svg:y2="3.732cm"><text:p/></draw:line><draw:line draw:style-name="gr9" draw:text-style-name="P269" svg:x1="0.758cm" svg:y1="4.473cm" svg:x2="28.143cm" svg:y2="4.473cm"><text:p/></draw:line><draw:line draw:style-name="gr9" draw:text-style-name="P269" svg:x1="0.747cm" svg:y1="5.231cm" svg:x2="28.132cm" svg:y2="5.231cm"><text:p/></draw:line><draw:line draw:style-name="gr9" draw:text-style-name="P269" svg:x1="0.732cm" svg:y1="5.978cm" svg:x2="28.117cm" svg:y2="5.978cm"><text:p/></draw:line><draw:line draw:style-name="gr9" draw:text-style-name="P269" svg:x1="0.747cm" svg:y1="6.729cm" svg:x2="28.132cm" svg:y2="6.729cm"><text:p/></draw:line><draw:line draw:style-name="gr9" draw:text-style-name="P269" svg:x1="0.745cm" svg:y1="8.233cm" svg:x2="28.13cm" svg:y2="8.233cm"><text:p/></draw:line><draw:line draw:style-name="gr9" draw:text-style-name="P269" svg:x1="0.755cm" svg:y1="9.747cm" svg:x2="28.14cm" svg:y2="9.747cm"><text:p/></draw:line><draw:line draw:style-name="gr9" draw:text-style-name="P269" svg:x1="0.745cm" svg:y1="7.495cm" svg:x2="28.13cm" svg:y2="7.495cm"><text:p/></draw:line><draw:line draw:style-name="gr9" draw:text-style-name="P269" svg:x1="0.758cm" svg:y1="8.997cm" svg:x2="28.143cm" svg:y2="8.997cm"><text:p/></draw:line><draw:line draw:style-name="gr9" draw:text-style-name="P269" svg:x1="0.732cm" svg:y1="10.495cm" svg:x2="28.117cm" svg:y2="10.495cm"><text:p/></draw:line><draw:line draw:style-name="gr9" draw:text-style-name="P269" svg:x1="0.755cm" svg:y1="11.244cm" svg:x2="28.14cm" svg:y2="11.244cm"><text:p/></draw:line></draw:g><draw:g draw:name="DrawObject 594" draw:style-name="gr10"><draw:g draw:name="DrawObject 595" draw:style-name="gr10"><draw:g draw:name="DrawObject 596" draw:style-name="gr10"><draw:g draw:name="DrawObject 597" draw:style-name="gr8"><draw:line draw:name="Вертикальная линия 2161" draw:style-name="gr11" draw:text-style-name="P270" svg:x1="1.852cm" svg:y1="-0.023cm" svg:x2="1.852cm" svg:y2="0.078cm"><text:p/></draw:line><draw:line draw:name="Вертикальная линия 2162" draw:style-name="gr11" draw:text-style-name="P270" svg:x1="2.896cm" svg:y1="-0.021cm" svg:x2="2.896cm" svg:y2="0.08cm"><text:p/></draw:line><draw:line draw:name="Вертикальная линия 2163" draw:style-name="gr11" draw:text-style-name="P270" svg:x1="3.937cm" svg:y1="-0.016cm" svg:x2="3.937cm" svg:y2="0.085cm"><text:p/></draw:line><draw:line draw:name="Вертикальная линия 2164" draw:style-name="gr11" draw:text-style-name="P270" svg:x1="5.235cm" svg:y1="-0.016cm" svg:x2="5.235cm" svg:y2="0.085cm"><text:p/></draw:line></draw:g><draw:line draw:name="Вертикальная линия 2165" draw:style-name="gr11" draw:text-style-name="P270" svg:x1="12.58cm" svg:y1="-0.016cm" svg:x2="12.58cm" svg:y2="0.085cm"><text:p/></draw:line><draw:line draw:name="Вертикальная линия 2166" draw:style-name="gr11" draw:text-style-name="P270" svg:x1="13.603cm" svg:y1="-0.016cm" svg:x2="13.603cm" svg:y2="0.085cm"><text:p/></draw:line><draw:line draw:name="Вертикальная линия 2167" draw:style-name="gr11" draw:text-style-name="P270" svg:x1="15.419cm" svg:y1="-0.016cm" svg:x2="15.419cm" svg:y2="0.085cm"><text:p/></draw:line><draw:line draw:name="Вертикальная линия 2168" draw:style-name="gr11" draw:text-style-name="P270" svg:x1="16.45cm" svg:y1="-0.016cm" svg:x2="16.45cm" svg:y2="0.085cm"><text:p/></draw:line><draw:line draw:name="Вертикальная линия 2169" draw:style-name="gr11" draw:text-style-name="P270" svg:x1="17.727cm" svg:y1="-0.016cm" svg:x2="17.727cm" svg:y2="0.085cm"><text:p/></draw:line><draw:line draw:name="Вертикальная линия 2170" draw:style-name="gr11" draw:text-style-name="P270" svg:x1="18.773cm" svg:y1="-0.016cm" svg:x2="18.773cm" svg:y2="0.085cm"><text:p/></draw:line></draw:g><draw:g draw:name="DrawObject 598" draw:style-name="gr8"><draw:line draw:name="Вертикальная линия 2171" draw:style-name="gr11" draw:text-style-name="P270" svg:x1="20.041cm" svg:y1="-0.016cm" svg:x2="20.041cm" svg:y2="0.085cm"><text:p/></draw:line><draw:line draw:name="Вертикальная линия 2172" draw:style-name="gr11" draw:text-style-name="P270" svg:x1="21.306cm" svg:y1="-0.016cm" svg:x2="21.306cm" svg:y2="0.085cm"><text:p/></draw:line><draw:line draw:name="Вертикальная линия 2173" draw:style-name="gr11" draw:text-style-name="P270" svg:x1="22.658cm" svg:y1="-0.016cm" svg:x2="22.658cm" svg:y2="0.085cm"><text:p/></draw:line><draw:line draw:name="Вертикальная линия 2174" draw:style-name="gr11" draw:text-style-name="P270" svg:x1="23.98cm" svg:y1="-0.016cm" svg:x2="23.98cm" svg:y2="0.085cm"><text:p/></draw:line><draw:line draw:name="Вертикальная линия 2175" draw:style-name="gr11" draw:text-style-name="P270" svg:x1="25.728cm" svg:y1="-0.016cm" svg:x2="25.728cm" svg:y2="0.085cm"><text:p/></draw:line></draw:g></draw:g><draw:g draw:name="DrawObject 599" draw:style-name="gr10"><draw:g draw:name="DrawObject 600" draw:style-name="gr10"><draw:g draw:name="DrawObject 601" draw:style-name="gr8"><draw:line draw:name="Вертикальная линия 2176" draw:style-name="gr11" draw:text-style-name="P270" svg:x1="1.838cm" svg:y1="0.73cm" svg:x2="1.838cm" svg:y2="0.831cm"><text:p/></draw:line><draw:line draw:name="Вертикальная линия 2177" draw:style-name="gr11" draw:text-style-name="P270" svg:x1="2.884cm" svg:y1="0.732cm" svg:x2="2.884cm" svg:y2="0.833cm"><text:p/></draw:line><draw:line draw:name="Вертикальная линия 2178" draw:style-name="gr11" draw:text-style-name="P270" svg:x1="3.927cm" svg:y1="0.737cm" svg:x2="3.927cm" svg:y2="0.838cm"><text:p/></draw:line><draw:line draw:name="Вертикальная линия 2179" draw:style-name="gr11" draw:text-style-name="P270" svg:x1="5.221cm" svg:y1="0.737cm" svg:x2="5.221cm" svg:y2="0.838cm"><text:p/></draw:line></draw:g><draw:line draw:name="Вертикальная линия 2180" draw:style-name="gr11" draw:text-style-name="P270" svg:x1="12.573cm" svg:y1="0.737cm" svg:x2="12.573cm" svg:y2="0.838cm"><text:p/></draw:line><draw:line draw:name="Вертикальная линия 2181" draw:style-name="gr11" draw:text-style-name="P270" svg:x1="13.596cm" svg:y1="0.737cm" svg:x2="13.596cm" svg:y2="0.838cm"><text:p/></draw:line><draw:line draw:name="Вертикальная линия 2182" draw:style-name="gr11" draw:text-style-name="P270" svg:x1="15.411cm" svg:y1="0.737cm" svg:x2="15.411cm" svg:y2="0.838cm"><text:p/></draw:line><draw:line draw:name="Вертикальная линия 2183" draw:style-name="gr11" draw:text-style-name="P270" svg:x1="16.44cm" svg:y1="0.737cm" svg:x2="16.44cm" svg:y2="0.838cm"><text:p/></draw:line><draw:line draw:name="Вертикальная линия 2184" draw:style-name="gr11" draw:text-style-name="P270" svg:x1="17.713cm" svg:y1="0.737cm" svg:x2="17.713cm" svg:y2="0.838cm"><text:p/></draw:line><draw:line draw:name="Вертикальная линия 2185" draw:style-name="gr11" draw:text-style-name="P270" svg:x1="18.763cm" svg:y1="0.737cm" svg:x2="18.763cm" svg:y2="0.838cm"><text:p/></draw:line></draw:g><draw:g draw:name="DrawObject 602" draw:style-name="gr8"><draw:line draw:name="Вертикальная линия 2186" draw:style-name="gr11" draw:text-style-name="P270" svg:x1="20.029cm" svg:y1="0.737cm" svg:x2="20.029cm" svg:y2="0.838cm"><text:p/></draw:line><draw:line draw:name="Вертикальная линия 2187" draw:style-name="gr11" draw:text-style-name="P270" svg:x1="21.296cm" svg:y1="0.737cm" svg:x2="21.296cm" svg:y2="0.838cm"><text:p/></draw:line><draw:line draw:name="Вертикальная линия 2188" draw:style-name="gr11" draw:text-style-name="P270" svg:x1="22.643cm" svg:y1="0.737cm" svg:x2="22.643cm" svg:y2="0.838cm"><text:p/></draw:line><draw:line draw:name="Вертикальная линия 2189" draw:style-name="gr11" draw:text-style-name="P270" svg:x1="23.97cm" svg:y1="0.737cm" svg:x2="23.97cm" svg:y2="0.838cm"><text:p/></draw:line><draw:line draw:name="Вертикальная линия 2190" draw:style-name="gr11" draw:text-style-name="P270" svg:x1="25.714cm" svg:y1="0.737cm" svg:x2="25.714cm" svg:y2="0.838cm"><text:p/></draw:line></draw:g></draw:g><draw:g draw:name="DrawObject 603" draw:style-name="gr10"><draw:g draw:name="DrawObject 604" draw:style-name="gr10"><draw:g draw:name="DrawObject 605" draw:style-name="gr8"><draw:line draw:name="Вертикальная линия 2191" draw:style-name="gr11" draw:text-style-name="P270" svg:x1="1.838cm" svg:y1="1.466cm" svg:x2="1.838cm" svg:y2="1.567cm"><text:p/></draw:line><draw:line draw:name="Вертикальная линия 2192" draw:style-name="gr11" draw:text-style-name="P270" svg:x1="2.884cm" svg:y1="1.471cm" svg:x2="2.884cm" svg:y2="1.572cm"><text:p/></draw:line><draw:line draw:name="Вертикальная линия 2193" draw:style-name="gr11" draw:text-style-name="P270" svg:x1="3.927cm" svg:y1="1.475cm" svg:x2="3.927cm" svg:y2="1.576cm"><text:p/></draw:line><draw:line draw:name="Вертикальная линия 2194" draw:style-name="gr11" draw:text-style-name="P270" svg:x1="5.221cm" svg:y1="1.475cm" svg:x2="5.221cm" svg:y2="1.576cm"><text:p/></draw:line></draw:g><draw:line draw:name="Вертикальная линия 2195" draw:style-name="gr11" draw:text-style-name="P270" svg:x1="12.573cm" svg:y1="1.475cm" svg:x2="12.573cm" svg:y2="1.576cm"><text:p/></draw:line><draw:line draw:name="Вертикальная линия 2196" draw:style-name="gr11" draw:text-style-name="P270" svg:x1="13.596cm" svg:y1="1.475cm" svg:x2="13.596cm" svg:y2="1.576cm"><text:p/></draw:line><draw:line draw:name="Вертикальная линия 2197" draw:style-name="gr11" draw:text-style-name="P270" svg:x1="15.411cm" svg:y1="1.475cm" svg:x2="15.411cm" svg:y2="1.576cm"><text:p/></draw:line><draw:line draw:name="Вертикальная линия 2198" draw:style-name="gr11" draw:text-style-name="P270" svg:x1="16.44cm" svg:y1="1.475cm" svg:x2="16.44cm" svg:y2="1.576cm"><text:p/></draw:line><draw:line draw:name="Вертикальная линия 2199" draw:style-name="gr11" draw:text-style-name="P270" svg:x1="17.713cm" svg:y1="1.475cm" svg:x2="17.713cm" svg:y2="1.576cm"><text:p/></draw:line><draw:line draw:name="Вертикальная линия 2200" draw:style-name="gr11" draw:text-style-name="P270" svg:x1="18.763cm" svg:y1="1.475cm" svg:x2="18.763cm" svg:y2="1.576cm"><text:p/></draw:line></draw:g><draw:g draw:name="DrawObject 606" draw:style-name="gr8"><draw:line draw:name="Вертикальная линия 2201" draw:style-name="gr11" draw:text-style-name="P270" svg:x1="20.029cm" svg:y1="1.475cm" svg:x2="20.029cm" svg:y2="1.576cm"><text:p/></draw:line><draw:line draw:name="Вертикальная линия 2202" draw:style-name="gr11" draw:text-style-name="P270" svg:x1="21.296cm" svg:y1="1.475cm" svg:x2="21.296cm" svg:y2="1.576cm"><text:p/></draw:line><draw:line draw:name="Вертикальная линия 2203" draw:style-name="gr11" draw:text-style-name="P270" svg:x1="22.643cm" svg:y1="1.475cm" svg:x2="22.643cm" svg:y2="1.576cm"><text:p/></draw:line><draw:line draw:name="Вертикальная линия 2204" draw:style-name="gr11" draw:text-style-name="P270" svg:x1="23.97cm" svg:y1="1.475cm" svg:x2="23.97cm" svg:y2="1.576cm"><text:p/></draw:line><draw:line draw:name="Вертикальная линия 2205" draw:style-name="gr11" draw:text-style-name="P270" svg:x1="25.714cm" svg:y1="1.475cm" svg:x2="25.714cm" svg:y2="1.576cm"><text:p/></draw:line></draw:g></draw:g><draw:g draw:name="DrawObject 607" draw:style-name="gr10"><draw:g draw:name="DrawObject 608" draw:style-name="gr10"><draw:g draw:name="DrawObject 609" draw:style-name="gr8"><draw:line draw:name="Вертикальная линия 2206" draw:style-name="gr11" draw:text-style-name="P270" svg:x1="1.838cm" svg:y1="2.231cm" svg:x2="1.838cm" svg:y2="2.332cm"><text:p/></draw:line><draw:line draw:name="Вертикальная линия 2207" draw:style-name="gr11" draw:text-style-name="P270" svg:x1="2.884cm" svg:y1="2.233cm" svg:x2="2.884cm" svg:y2="2.334cm"><text:p/></draw:line><draw:line draw:name="Вертикальная линия 2208" draw:style-name="gr11" draw:text-style-name="P270" svg:x1="3.927cm" svg:y1="2.238cm" svg:x2="3.927cm" svg:y2="2.339cm"><text:p/></draw:line><draw:line draw:name="Вертикальная линия 2209" draw:style-name="gr11" draw:text-style-name="P270" svg:x1="5.221cm" svg:y1="2.238cm" svg:x2="5.221cm" svg:y2="2.339cm"><text:p/></draw:line></draw:g><draw:line draw:name="Вертикальная линия 2210" draw:style-name="gr11" draw:text-style-name="P270" svg:x1="12.573cm" svg:y1="2.238cm" svg:x2="12.573cm" svg:y2="2.339cm"><text:p/></draw:line><draw:line draw:name="Вертикальная линия 2211" draw:style-name="gr11" draw:text-style-name="P270" svg:x1="13.596cm" svg:y1="2.238cm" svg:x2="13.596cm" svg:y2="2.339cm"><text:p/></draw:line><draw:line draw:name="Вертикальная линия 2212" draw:style-name="gr11" draw:text-style-name="P270" svg:x1="15.411cm" svg:y1="2.238cm" svg:x2="15.411cm" svg:y2="2.339cm"><text:p/></draw:line><draw:line draw:name="Вертикальная линия 2213" draw:style-name="gr11" draw:text-style-name="P270" svg:x1="16.44cm" svg:y1="2.238cm" svg:x2="16.44cm" svg:y2="2.339cm"><text:p/></draw:line><draw:line draw:name="Вертикальная линия 2214" draw:style-name="gr11" draw:text-style-name="P270" svg:x1="17.713cm" svg:y1="2.238cm" svg:x2="17.713cm" svg:y2="2.339cm"><text:p/></draw:line><draw:line draw:name="Вертикальная линия 2215" draw:style-name="gr11" draw:text-style-name="P270" svg:x1="18.763cm" svg:y1="2.238cm" svg:x2="18.763cm" svg:y2="2.339cm"><text:p/></draw:line></draw:g><draw:g draw:name="DrawObject 610" draw:style-name="gr8"><draw:line draw:name="Вертикальная линия 2216" draw:style-name="gr11" draw:text-style-name="P270" svg:x1="20.029cm" svg:y1="2.238cm" svg:x2="20.029cm" svg:y2="2.339cm"><text:p/></draw:line><draw:line draw:name="Вертикальная линия 2217" draw:style-name="gr11" draw:text-style-name="P270" svg:x1="21.296cm" svg:y1="2.238cm" svg:x2="21.296cm" svg:y2="2.339cm"><text:p/></draw:line><draw:line draw:name="Вертикальная линия 2218" draw:style-name="gr11" draw:text-style-name="P270" svg:x1="22.643cm" svg:y1="2.238cm" svg:x2="22.643cm" svg:y2="2.339cm"><text:p/></draw:line><draw:line draw:name="Вертикальная линия 2219" draw:style-name="gr11" draw:text-style-name="P270" svg:x1="23.97cm" svg:y1="2.238cm" svg:x2="23.97cm" svg:y2="2.339cm"><text:p/></draw:line><draw:line draw:name="Вертикальная линия 2220" draw:style-name="gr11" draw:text-style-name="P270" svg:x1="25.714cm" svg:y1="2.238cm" svg:x2="25.714cm" svg:y2="2.339cm"><text:p/></draw:line></draw:g></draw:g><draw:g draw:name="DrawObject 611" draw:style-name="gr10"><draw:g draw:name="DrawObject 612" draw:style-name="gr10"><draw:g draw:name="DrawObject 613" draw:style-name="gr8"><draw:line draw:name="Вертикальная линия 2221" draw:style-name="gr11" draw:text-style-name="P270" svg:x1="1.838cm" svg:y1="2.981cm" svg:x2="1.838cm" svg:y2="3.082cm"><text:p/></draw:line><draw:line draw:name="Вертикальная линия 2222" draw:style-name="gr11" draw:text-style-name="P270" svg:x1="2.884cm" svg:y1="2.983cm" svg:x2="2.884cm" svg:y2="3.084cm"><text:p/></draw:line><draw:line draw:name="Вертикальная линия 2223" draw:style-name="gr11" draw:text-style-name="P270" svg:x1="3.927cm" svg:y1="2.988cm" svg:x2="3.927cm" svg:y2="3.089cm"><text:p/></draw:line><draw:line draw:name="Вертикальная линия 2224" draw:style-name="gr11" draw:text-style-name="P270" svg:x1="5.221cm" svg:y1="2.988cm" svg:x2="5.221cm" svg:y2="3.089cm"><text:p/></draw:line></draw:g><draw:line draw:name="Вертикальная линия 2225" draw:style-name="gr11" draw:text-style-name="P270" svg:x1="12.573cm" svg:y1="2.988cm" svg:x2="12.573cm" svg:y2="3.089cm"><text:p/></draw:line><draw:line draw:name="Вертикальная линия 2226" draw:style-name="gr11" draw:text-style-name="P270" svg:x1="13.596cm" svg:y1="2.988cm" svg:x2="13.596cm" svg:y2="3.089cm"><text:p/></draw:line><draw:line draw:name="Вертикальная линия 2227" draw:style-name="gr11" draw:text-style-name="P270" svg:x1="15.411cm" svg:y1="2.988cm" svg:x2="15.411cm" svg:y2="3.089cm"><text:p/></draw:line><draw:line draw:name="Вертикальная линия 2228" draw:style-name="gr11" draw:text-style-name="P270" svg:x1="16.44cm" svg:y1="2.988cm" svg:x2="16.44cm" svg:y2="3.089cm"><text:p/></draw:line><draw:line draw:name="Вертикальная линия 2229" draw:style-name="gr11" draw:text-style-name="P270" svg:x1="17.713cm" svg:y1="2.988cm" svg:x2="17.713cm" svg:y2="3.089cm"><text:p/></draw:line><draw:line draw:name="Вертикальная линия 2230" draw:style-name="gr11" draw:text-style-name="P270" svg:x1="18.763cm" svg:y1="2.988cm" svg:x2="18.763cm" svg:y2="3.089cm"><text:p/></draw:line></draw:g><draw:g draw:name="DrawObject 614" draw:style-name="gr8"><draw:line draw:name="Вертикальная линия 2231" draw:style-name="gr11" draw:text-style-name="P270" svg:x1="20.029cm" svg:y1="2.988cm" svg:x2="20.029cm" svg:y2="3.089cm"><text:p/></draw:line><draw:line draw:name="Вертикальная линия 2232" draw:style-name="gr11" draw:text-style-name="P270" svg:x1="21.296cm" svg:y1="2.988cm" svg:x2="21.296cm" svg:y2="3.089cm"><text:p/></draw:line><draw:line draw:name="Вертикальная линия 2233" draw:style-name="gr11" draw:text-style-name="P270" svg:x1="22.643cm" svg:y1="2.988cm" svg:x2="22.643cm" svg:y2="3.089cm"><text:p/></draw:line><draw:line draw:name="Вертикальная линия 2234" draw:style-name="gr11" draw:text-style-name="P270" svg:x1="23.97cm" svg:y1="2.988cm" svg:x2="23.97cm" svg:y2="3.089cm"><text:p/></draw:line><draw:line draw:name="Вертикальная линия 2235" draw:style-name="gr11" draw:text-style-name="P270" svg:x1="25.714cm" svg:y1="2.988cm" svg:x2="25.714cm" svg:y2="3.089cm"><text:p/></draw:line></draw:g></draw:g><draw:g draw:name="DrawObject 615" draw:style-name="gr10"><draw:g draw:name="DrawObject 616" draw:style-name="gr10"><draw:g draw:name="DrawObject 617" draw:style-name="gr8"><draw:line draw:name="Вертикальная линия 2236" draw:style-name="gr11" draw:text-style-name="P270" svg:x1="1.838cm" svg:y1="3.734cm" svg:x2="1.838cm" svg:y2="3.835cm"><text:p/></draw:line><draw:line draw:name="Вертикальная линия 2237" draw:style-name="gr11" draw:text-style-name="P270" svg:x1="2.884cm" svg:y1="3.736cm" svg:x2="2.884cm" svg:y2="3.837cm"><text:p/></draw:line><draw:line draw:name="Вертикальная линия 2238" draw:style-name="gr11" draw:text-style-name="P270" svg:x1="3.927cm" svg:y1="3.741cm" svg:x2="3.927cm" svg:y2="3.842cm"><text:p/></draw:line><draw:line draw:name="Вертикальная линия 2239" draw:style-name="gr11" draw:text-style-name="P270" svg:x1="5.221cm" svg:y1="3.741cm" svg:x2="5.221cm" svg:y2="3.842cm"><text:p/></draw:line></draw:g><draw:line draw:name="Вертикальная линия 2240" draw:style-name="gr11" draw:text-style-name="P270" svg:x1="12.573cm" svg:y1="3.741cm" svg:x2="12.573cm" svg:y2="3.842cm"><text:p/></draw:line><draw:line draw:name="Вертикальная линия 2241" draw:style-name="gr11" draw:text-style-name="P270" svg:x1="13.596cm" svg:y1="3.741cm" svg:x2="13.596cm" svg:y2="3.842cm"><text:p/></draw:line><draw:line draw:name="Вертикальная линия 2242" draw:style-name="gr11" draw:text-style-name="P270" svg:x1="15.411cm" svg:y1="3.741cm" svg:x2="15.411cm" svg:y2="3.842cm"><text:p/></draw:line><draw:line draw:name="Вертикальная линия 2243" draw:style-name="gr11" draw:text-style-name="P270" svg:x1="16.44cm" svg:y1="3.741cm" svg:x2="16.44cm" svg:y2="3.842cm"><text:p/></draw:line><draw:line draw:name="Вертикальная линия 2244" draw:style-name="gr11" draw:text-style-name="P270" svg:x1="17.713cm" svg:y1="3.741cm" svg:x2="17.713cm" svg:y2="3.842cm"><text:p/></draw:line><draw:line draw:name="Вертикальная линия 2245" draw:style-name="gr11" draw:text-style-name="P270" svg:x1="18.763cm" svg:y1="3.741cm" svg:x2="18.763cm" svg:y2="3.842cm"><text:p/></draw:line></draw:g><draw:g draw:name="DrawObject 618" draw:style-name="gr8"><draw:line draw:name="Вертикальная линия 2246" draw:style-name="gr11" draw:text-style-name="P270" svg:x1="20.029cm" svg:y1="3.741cm" svg:x2="20.029cm" svg:y2="3.842cm"><text:p/></draw:line><draw:line draw:name="Вертикальная линия 2247" draw:style-name="gr11" draw:text-style-name="P270" svg:x1="21.296cm" svg:y1="3.741cm" svg:x2="21.296cm" svg:y2="3.842cm"><text:p/></draw:line><draw:line draw:name="Вертикальная линия 2248" draw:style-name="gr11" draw:text-style-name="P270" svg:x1="22.643cm" svg:y1="3.741cm" svg:x2="22.643cm" svg:y2="3.842cm"><text:p/></draw:line><draw:line draw:name="Вертикальная линия 2249" draw:style-name="gr11" draw:text-style-name="P270" svg:x1="23.97cm" svg:y1="3.741cm" svg:x2="23.97cm" svg:y2="3.842cm"><text:p/></draw:line><draw:line draw:name="Вертикальная линия 2250" draw:style-name="gr11" draw:text-style-name="P270" svg:x1="25.714cm" svg:y1="3.741cm" svg:x2="25.714cm" svg:y2="3.842cm"><text:p/></draw:line></draw:g></draw:g><draw:g draw:name="DrawObject 619" draw:style-name="gr10"><draw:g draw:name="DrawObject 620" draw:style-name="gr10"><draw:g draw:name="DrawObject 621" draw:style-name="gr8"><draw:line draw:name="Вертикальная линия 2251" draw:style-name="gr11" draw:text-style-name="P270" svg:x1="1.838cm" svg:y1="4.471cm" svg:x2="1.838cm" svg:y2="4.572cm"><text:p/></draw:line><draw:line draw:name="Вертикальная линия 2252" draw:style-name="gr11" draw:text-style-name="P270" svg:x1="2.884cm" svg:y1="4.473cm" svg:x2="2.884cm" svg:y2="4.574cm"><text:p/></draw:line><draw:line draw:name="Вертикальная линия 2253" draw:style-name="gr11" draw:text-style-name="P270" svg:x1="3.927cm" svg:y1="4.477cm" svg:x2="3.927cm" svg:y2="4.578cm"><text:p/></draw:line><draw:line draw:name="Вертикальная линия 2254" draw:style-name="gr11" draw:text-style-name="P270" svg:x1="5.221cm" svg:y1="4.477cm" svg:x2="5.221cm" svg:y2="4.578cm"><text:p/></draw:line></draw:g><draw:line draw:name="Вертикальная линия 2255" draw:style-name="gr11" draw:text-style-name="P270" svg:x1="12.573cm" svg:y1="4.477cm" svg:x2="12.573cm" svg:y2="4.578cm"><text:p/></draw:line><draw:line draw:name="Вертикальная линия 2256" draw:style-name="gr11" draw:text-style-name="P270" svg:x1="13.596cm" svg:y1="4.477cm" svg:x2="13.596cm" svg:y2="4.578cm"><text:p/></draw:line><draw:line draw:name="Вертикальная линия 2257" draw:style-name="gr11" draw:text-style-name="P270" svg:x1="15.411cm" svg:y1="4.477cm" svg:x2="15.411cm" svg:y2="4.578cm"><text:p/></draw:line><draw:line draw:name="Вертикальная линия 2258" draw:style-name="gr11" draw:text-style-name="P270" svg:x1="16.44cm" svg:y1="4.477cm" svg:x2="16.44cm" svg:y2="4.578cm"><text:p/></draw:line><draw:line draw:name="Вертикальная линия 2259" draw:style-name="gr11" draw:text-style-name="P270" svg:x1="17.713cm" svg:y1="4.477cm" svg:x2="17.713cm" svg:y2="4.578cm"><text:p/></draw:line><draw:line draw:name="Вертикальная линия 2260" draw:style-name="gr11" draw:text-style-name="P270" svg:x1="18.763cm" svg:y1="4.477cm" svg:x2="18.763cm" svg:y2="4.578cm"><text:p/></draw:line></draw:g><draw:g draw:name="DrawObject 622" draw:style-name="gr8"><draw:line draw:name="Вертикальная линия 2261" draw:style-name="gr11" draw:text-style-name="P270" svg:x1="20.029cm" svg:y1="4.477cm" svg:x2="20.029cm" svg:y2="4.578cm"><text:p/></draw:line><draw:line draw:name="Вертикальная линия 2262" draw:style-name="gr11" draw:text-style-name="P270" svg:x1="21.296cm" svg:y1="4.477cm" svg:x2="21.296cm" svg:y2="4.578cm"><text:p/></draw:line><draw:line draw:name="Вертикальная линия 2263" draw:style-name="gr11" draw:text-style-name="P270" svg:x1="22.643cm" svg:y1="4.477cm" svg:x2="22.643cm" svg:y2="4.578cm"><text:p/></draw:line><draw:line draw:name="Вертикальная линия 2264" draw:style-name="gr11" draw:text-style-name="P270" svg:x1="23.97cm" svg:y1="4.477cm" svg:x2="23.97cm" svg:y2="4.578cm"><text:p/></draw:line><draw:line draw:name="Вертикальная линия 2265" draw:style-name="gr11" draw:text-style-name="P270" svg:x1="25.714cm" svg:y1="4.477cm" svg:x2="25.714cm" svg:y2="4.578cm"><text:p/></draw:line></draw:g></draw:g><draw:g draw:name="DrawObject 623" draw:style-name="gr10"><draw:g draw:name="DrawObject 624" draw:style-name="gr10"><draw:g draw:name="DrawObject 625" draw:style-name="gr8"><draw:line draw:name="Вертикальная линия 2266" draw:style-name="gr11" draw:text-style-name="P270" svg:x1="1.838cm" svg:y1="5.235cm" svg:x2="1.838cm" svg:y2="5.336cm"><text:p/></draw:line><draw:line draw:name="Вертикальная линия 2267" draw:style-name="gr11" draw:text-style-name="P270" svg:x1="2.884cm" svg:y1="5.237cm" svg:x2="2.884cm" svg:y2="5.338cm"><text:p/></draw:line><draw:line draw:name="Вертикальная линия 2268" draw:style-name="gr11" draw:text-style-name="P270" svg:x1="3.927cm" svg:y1="5.242cm" svg:x2="3.927cm" svg:y2="5.343cm"><text:p/></draw:line><draw:line draw:name="Вертикальная линия 2269" draw:style-name="gr11" draw:text-style-name="P270" svg:x1="5.221cm" svg:y1="5.242cm" svg:x2="5.221cm" svg:y2="5.343cm"><text:p/></draw:line></draw:g><draw:line draw:name="Вертикальная линия 2270" draw:style-name="gr11" draw:text-style-name="P270" svg:x1="12.573cm" svg:y1="5.242cm" svg:x2="12.573cm" svg:y2="5.343cm"><text:p/></draw:line><draw:line draw:name="Вертикальная линия 2271" draw:style-name="gr11" draw:text-style-name="P270" svg:x1="13.596cm" svg:y1="5.242cm" svg:x2="13.596cm" svg:y2="5.343cm"><text:p/></draw:line><draw:line draw:name="Вертикальная линия 2272" draw:style-name="gr11" draw:text-style-name="P270" svg:x1="15.411cm" svg:y1="5.242cm" svg:x2="15.411cm" svg:y2="5.343cm"><text:p/></draw:line><draw:line draw:name="Вертикальная линия 2273" draw:style-name="gr11" draw:text-style-name="P270" svg:x1="16.44cm" svg:y1="5.242cm" svg:x2="16.44cm" svg:y2="5.343cm"><text:p/></draw:line><draw:line draw:name="Вертикальная линия 2274" draw:style-name="gr11" draw:text-style-name="P270" svg:x1="17.713cm" svg:y1="5.242cm" svg:x2="17.713cm" svg:y2="5.343cm"><text:p/></draw:line><draw:line draw:name="Вертикальная линия 2275" draw:style-name="gr11" draw:text-style-name="P270" svg:x1="18.763cm" svg:y1="5.242cm" svg:x2="18.763cm" svg:y2="5.343cm"><text:p/></draw:line></draw:g><draw:g draw:name="DrawObject 626" draw:style-name="gr8"><draw:line draw:name="Вертикальная линия 2276" draw:style-name="gr11" draw:text-style-name="P270" svg:x1="20.029cm" svg:y1="5.242cm" svg:x2="20.029cm" svg:y2="5.343cm"><text:p/></draw:line><draw:line draw:name="Вертикальная линия 2277" draw:style-name="gr11" draw:text-style-name="P270" svg:x1="21.296cm" svg:y1="5.242cm" svg:x2="21.296cm" svg:y2="5.343cm"><text:p/></draw:line><draw:line draw:name="Вертикальная линия 2278" draw:style-name="gr11" draw:text-style-name="P270" svg:x1="22.643cm" svg:y1="5.242cm" svg:x2="22.643cm" svg:y2="5.343cm"><text:p/></draw:line><draw:line draw:name="Вертикальная линия 2279" draw:style-name="gr11" draw:text-style-name="P270" svg:x1="23.97cm" svg:y1="5.242cm" svg:x2="23.97cm" svg:y2="5.343cm"><text:p/></draw:line><draw:line draw:name="Вертикальная линия 2280" draw:style-name="gr11" draw:text-style-name="P270" svg:x1="25.714cm" svg:y1="5.242cm" svg:x2="25.714cm" svg:y2="5.343cm"><text:p/></draw:line></draw:g></draw:g><draw:g draw:name="DrawObject 627" draw:style-name="gr10"><draw:g draw:name="DrawObject 628" draw:style-name="gr10"><draw:g draw:name="DrawObject 629" draw:style-name="gr8"><draw:line draw:name="Вертикальная линия 2281" draw:style-name="gr11" draw:text-style-name="P270" svg:x1="1.838cm" svg:y1="5.99cm" svg:x2="1.838cm" svg:y2="6.091cm"><text:p/></draw:line><draw:line draw:name="Вертикальная линия 2282" draw:style-name="gr11" draw:text-style-name="P270" svg:x1="2.884cm" svg:y1="5.992cm" svg:x2="2.884cm" svg:y2="6.093cm"><text:p/></draw:line><draw:line draw:name="Вертикальная линия 2283" draw:style-name="gr11" draw:text-style-name="P270" svg:x1="3.927cm" svg:y1="5.997cm" svg:x2="3.927cm" svg:y2="6.098cm"><text:p/></draw:line><draw:line draw:name="Вертикальная линия 2284" draw:style-name="gr11" draw:text-style-name="P270" svg:x1="5.221cm" svg:y1="5.997cm" svg:x2="5.221cm" svg:y2="6.098cm"><text:p/></draw:line></draw:g><draw:line draw:name="Вертикальная линия 2285" draw:style-name="gr11" draw:text-style-name="P270" svg:x1="12.573cm" svg:y1="5.997cm" svg:x2="12.573cm" svg:y2="6.098cm"><text:p/></draw:line><draw:line draw:name="Вертикальная линия 2286" draw:style-name="gr11" draw:text-style-name="P270" svg:x1="13.596cm" svg:y1="5.997cm" svg:x2="13.596cm" svg:y2="6.098cm"><text:p/></draw:line><draw:line draw:name="Вертикальная линия 2287" draw:style-name="gr11" draw:text-style-name="P270" svg:x1="15.411cm" svg:y1="5.997cm" svg:x2="15.411cm" svg:y2="6.098cm"><text:p/></draw:line><draw:line draw:name="Вертикальная линия 2288" draw:style-name="gr11" draw:text-style-name="P270" svg:x1="16.44cm" svg:y1="5.997cm" svg:x2="16.44cm" svg:y2="6.098cm"><text:p/></draw:line><draw:line draw:name="Вертикальная линия 2289" draw:style-name="gr11" draw:text-style-name="P270" svg:x1="17.713cm" svg:y1="5.997cm" svg:x2="17.713cm" svg:y2="6.098cm"><text:p/></draw:line><draw:line draw:name="Вертикальная линия 2290" draw:style-name="gr11" draw:text-style-name="P270" svg:x1="18.763cm" svg:y1="5.997cm" svg:x2="18.763cm" svg:y2="6.098cm"><text:p/></draw:line></draw:g><draw:g draw:name="DrawObject 630" draw:style-name="gr8"><draw:line draw:name="Вертикальная линия 2291" draw:style-name="gr11" draw:text-style-name="P270" svg:x1="20.029cm" svg:y1="5.997cm" svg:x2="20.029cm" svg:y2="6.098cm"><text:p/></draw:line><draw:line draw:name="Вертикальная линия 2292" draw:style-name="gr11" draw:text-style-name="P270" svg:x1="21.296cm" svg:y1="5.997cm" svg:x2="21.296cm" svg:y2="6.098cm"><text:p/></draw:line><draw:line draw:name="Вертикальная линия 2293" draw:style-name="gr11" draw:text-style-name="P270" svg:x1="22.643cm" svg:y1="5.997cm" svg:x2="22.643cm" svg:y2="6.098cm"><text:p/></draw:line><draw:line draw:name="Вертикальная линия 2294" draw:style-name="gr11" draw:text-style-name="P270" svg:x1="23.97cm" svg:y1="5.997cm" svg:x2="23.97cm" svg:y2="6.098cm"><text:p/></draw:line><draw:line draw:name="Вертикальная линия 2295" draw:style-name="gr11" draw:text-style-name="P270" svg:x1="25.714cm" svg:y1="5.997cm" svg:x2="25.714cm" svg:y2="6.098cm"><text:p/></draw:line></draw:g></draw:g><draw:g draw:name="DrawObject 631" draw:style-name="gr10"><draw:g draw:name="DrawObject 632" draw:style-name="gr10"><draw:g draw:name="DrawObject 633" draw:style-name="gr8"><draw:line draw:name="Вертикальная линия 2296" draw:style-name="gr11" draw:text-style-name="P270" svg:x1="1.838cm" svg:y1="6.743cm" svg:x2="1.838cm" svg:y2="6.844cm"><text:p/></draw:line><draw:line draw:name="Вертикальная линия 2297" draw:style-name="gr11" draw:text-style-name="P270" svg:x1="2.884cm" svg:y1="6.745cm" svg:x2="2.884cm" svg:y2="6.846cm"><text:p/></draw:line><draw:line draw:name="Вертикальная линия 2298" draw:style-name="gr11" draw:text-style-name="P270" svg:x1="3.927cm" svg:y1="6.75cm" svg:x2="3.927cm" svg:y2="6.851cm"><text:p/></draw:line><draw:line draw:name="Вертикальная линия 2299" draw:style-name="gr11" draw:text-style-name="P270" svg:x1="5.221cm" svg:y1="6.75cm" svg:x2="5.221cm" svg:y2="6.851cm"><text:p/></draw:line></draw:g><draw:line draw:name="Вертикальная линия 2300" draw:style-name="gr11" draw:text-style-name="P270" svg:x1="12.573cm" svg:y1="6.75cm" svg:x2="12.573cm" svg:y2="6.851cm"><text:p/></draw:line><draw:line draw:name="Вертикальная линия 2301" draw:style-name="gr11" draw:text-style-name="P270" svg:x1="13.596cm" svg:y1="6.75cm" svg:x2="13.596cm" svg:y2="6.851cm"><text:p/></draw:line><draw:line draw:name="Вертикальная линия 2302" draw:style-name="gr11" draw:text-style-name="P270" svg:x1="15.411cm" svg:y1="6.75cm" svg:x2="15.411cm" svg:y2="6.851cm"><text:p/></draw:line><draw:line draw:name="Вертикальная линия 2303" draw:style-name="gr11" draw:text-style-name="P270" svg:x1="16.44cm" svg:y1="6.75cm" svg:x2="16.44cm" svg:y2="6.851cm"><text:p/></draw:line><draw:line draw:name="Вертикальная линия 2304" draw:style-name="gr11" draw:text-style-name="P270" svg:x1="17.713cm" svg:y1="6.75cm" svg:x2="17.713cm" svg:y2="6.851cm"><text:p/></draw:line><draw:line draw:name="Вертикальная линия 2305" draw:style-name="gr11" draw:text-style-name="P270" svg:x1="18.763cm" svg:y1="6.75cm" svg:x2="18.763cm" svg:y2="6.851cm"><text:p/></draw:line></draw:g><draw:g draw:name="DrawObject 634" draw:style-name="gr8"><draw:line draw:name="Вертикальная линия 2306" draw:style-name="gr11" draw:text-style-name="P270" svg:x1="20.029cm" svg:y1="6.75cm" svg:x2="20.029cm" svg:y2="6.851cm"><text:p/></draw:line><draw:line draw:name="Вертикальная линия 2307" draw:style-name="gr11" draw:text-style-name="P270" svg:x1="21.296cm" svg:y1="6.75cm" svg:x2="21.296cm" svg:y2="6.851cm"><text:p/></draw:line><draw:line draw:name="Вертикальная линия 2308" draw:style-name="gr11" draw:text-style-name="P270" svg:x1="22.643cm" svg:y1="6.75cm" svg:x2="22.643cm" svg:y2="6.851cm"><text:p/></draw:line><draw:line draw:name="Вертикальная линия 2309" draw:style-name="gr11" draw:text-style-name="P270" svg:x1="23.97cm" svg:y1="6.75cm" svg:x2="23.97cm" svg:y2="6.851cm"><text:p/></draw:line><draw:line draw:name="Вертикальная линия 2310" draw:style-name="gr11" draw:text-style-name="P270" svg:x1="25.714cm" svg:y1="6.75cm" svg:x2="25.714cm" svg:y2="6.851cm"><text:p/></draw:line></draw:g></draw:g><draw:g draw:name="DrawObject 635" draw:style-name="gr10"><draw:g draw:name="DrawObject 636" draw:style-name="gr10"><draw:g draw:name="DrawObject 637" draw:style-name="gr8"><draw:line draw:name="Вертикальная линия 2311" draw:style-name="gr11" draw:text-style-name="P270" svg:x1="1.838cm" svg:y1="7.481cm" svg:x2="1.838cm" svg:y2="7.582cm"><text:p/></draw:line><draw:line draw:name="Вертикальная линия 2312" draw:style-name="gr11" draw:text-style-name="P270" svg:x1="2.884cm" svg:y1="7.484cm" svg:x2="2.884cm" svg:y2="7.585cm"><text:p/></draw:line><draw:line draw:name="Вертикальная линия 2313" draw:style-name="gr11" draw:text-style-name="P270" svg:x1="3.927cm" svg:y1="7.488cm" svg:x2="3.927cm" svg:y2="7.589cm"><text:p/></draw:line><draw:line draw:name="Вертикальная линия 2314" draw:style-name="gr11" draw:text-style-name="P270" svg:x1="5.221cm" svg:y1="7.488cm" svg:x2="5.221cm" svg:y2="7.589cm"><text:p/></draw:line></draw:g><draw:line draw:name="Вертикальная линия 2315" draw:style-name="gr11" draw:text-style-name="P270" svg:x1="12.573cm" svg:y1="7.488cm" svg:x2="12.573cm" svg:y2="7.589cm"><text:p/></draw:line><draw:line draw:name="Вертикальная линия 2316" draw:style-name="gr11" draw:text-style-name="P270" svg:x1="13.596cm" svg:y1="7.488cm" svg:x2="13.596cm" svg:y2="7.589cm"><text:p/></draw:line><draw:line draw:name="Вертикальная линия 2317" draw:style-name="gr11" draw:text-style-name="P270" svg:x1="15.411cm" svg:y1="7.488cm" svg:x2="15.411cm" svg:y2="7.589cm"><text:p/></draw:line><draw:line draw:name="Вертикальная линия 2318" draw:style-name="gr11" draw:text-style-name="P270" svg:x1="16.44cm" svg:y1="7.488cm" svg:x2="16.44cm" svg:y2="7.589cm"><text:p/></draw:line><draw:line draw:name="Вертикальная линия 2319" draw:style-name="gr11" draw:text-style-name="P270" svg:x1="17.713cm" svg:y1="7.488cm" svg:x2="17.713cm" svg:y2="7.589cm"><text:p/></draw:line><draw:line draw:name="Вертикальная линия 2320" draw:style-name="gr11" draw:text-style-name="P270" svg:x1="18.763cm" svg:y1="7.488cm" svg:x2="18.763cm" svg:y2="7.589cm"><text:p/></draw:line></draw:g><draw:g draw:name="DrawObject 638" draw:style-name="gr8"><draw:line draw:name="Вертикальная линия 2321" draw:style-name="gr11" draw:text-style-name="P270" svg:x1="20.029cm" svg:y1="7.488cm" svg:x2="20.029cm" svg:y2="7.589cm"><text:p/></draw:line><draw:line draw:name="Вертикальная линия 2322" draw:style-name="gr11" draw:text-style-name="P270" svg:x1="21.296cm" svg:y1="7.488cm" svg:x2="21.296cm" svg:y2="7.589cm"><text:p/></draw:line><draw:line draw:name="Вертикальная линия 2323" draw:style-name="gr11" draw:text-style-name="P270" svg:x1="22.643cm" svg:y1="7.488cm" svg:x2="22.643cm" svg:y2="7.589cm"><text:p/></draw:line><draw:line draw:name="Вертикальная линия 2324" draw:style-name="gr11" draw:text-style-name="P270" svg:x1="23.97cm" svg:y1="7.488cm" svg:x2="23.97cm" svg:y2="7.589cm"><text:p/></draw:line><draw:line draw:name="Вертикальная линия 2325" draw:style-name="gr11" draw:text-style-name="P270" svg:x1="25.714cm" svg:y1="7.488cm" svg:x2="25.714cm" svg:y2="7.589cm"><text:p/></draw:line></draw:g></draw:g><draw:g draw:name="DrawObject 639" draw:style-name="gr10"><draw:g draw:name="DrawObject 640" draw:style-name="gr10"><draw:g draw:name="DrawObject 641" draw:style-name="gr8"><draw:line draw:name="Вертикальная линия 2326" draw:style-name="gr11" draw:text-style-name="P270" svg:x1="1.838cm" svg:y1="8.244cm" svg:x2="1.838cm" svg:y2="8.345cm"><text:p/></draw:line><draw:line draw:name="Вертикальная линия 2327" draw:style-name="gr11" draw:text-style-name="P270" svg:x1="2.884cm" svg:y1="8.246cm" svg:x2="2.884cm" svg:y2="8.347cm"><text:p/></draw:line><draw:line draw:name="Вертикальная линия 2328" draw:style-name="gr11" draw:text-style-name="P270" svg:x1="3.927cm" svg:y1="8.251cm" svg:x2="3.927cm" svg:y2="8.352cm"><text:p/></draw:line><draw:line draw:name="Вертикальная линия 2329" draw:style-name="gr11" draw:text-style-name="P270" svg:x1="5.221cm" svg:y1="8.251cm" svg:x2="5.221cm" svg:y2="8.352cm"><text:p/></draw:line></draw:g><draw:line draw:name="Вертикальная линия 2330" draw:style-name="gr11" draw:text-style-name="P270" svg:x1="12.573cm" svg:y1="8.251cm" svg:x2="12.573cm" svg:y2="8.352cm"><text:p/></draw:line><draw:line draw:name="Вертикальная линия 2331" draw:style-name="gr11" draw:text-style-name="P270" svg:x1="13.596cm" svg:y1="8.251cm" svg:x2="13.596cm" svg:y2="8.352cm"><text:p/></draw:line><draw:line draw:name="Вертикальная линия 2332" draw:style-name="gr11" draw:text-style-name="P270" svg:x1="15.411cm" svg:y1="8.251cm" svg:x2="15.411cm" svg:y2="8.352cm"><text:p/></draw:line><draw:line draw:name="Вертикальная линия 2333" draw:style-name="gr11" draw:text-style-name="P270" svg:x1="16.44cm" svg:y1="8.251cm" svg:x2="16.44cm" svg:y2="8.352cm"><text:p/></draw:line><draw:line draw:name="Вертикальная линия 2334" draw:style-name="gr11" draw:text-style-name="P270" svg:x1="17.713cm" svg:y1="8.251cm" svg:x2="17.713cm" svg:y2="8.352cm"><text:p/></draw:line><draw:line draw:name="Вертикальная линия 2335" draw:style-name="gr11" draw:text-style-name="P270" svg:x1="18.763cm" svg:y1="8.251cm" svg:x2="18.763cm" svg:y2="8.352cm"><text:p/></draw:line></draw:g><draw:g draw:name="DrawObject 642" draw:style-name="gr8"><draw:line draw:name="Вертикальная линия 2336" draw:style-name="gr11" draw:text-style-name="P270" svg:x1="20.029cm" svg:y1="8.251cm" svg:x2="20.029cm" svg:y2="8.352cm"><text:p/></draw:line><draw:line draw:name="Вертикальная линия 2337" draw:style-name="gr11" draw:text-style-name="P270" svg:x1="21.296cm" svg:y1="8.251cm" svg:x2="21.296cm" svg:y2="8.352cm"><text:p/></draw:line><draw:line draw:name="Вертикальная линия 2338" draw:style-name="gr11" draw:text-style-name="P270" svg:x1="22.643cm" svg:y1="8.251cm" svg:x2="22.643cm" svg:y2="8.352cm"><text:p/></draw:line><draw:line draw:name="Вертикальная линия 2339" draw:style-name="gr11" draw:text-style-name="P270" svg:x1="23.97cm" svg:y1="8.251cm" svg:x2="23.97cm" svg:y2="8.352cm"><text:p/></draw:line><draw:line draw:name="Вертикальная линия 2340" draw:style-name="gr11" draw:text-style-name="P270" svg:x1="25.714cm" svg:y1="8.251cm" svg:x2="25.714cm" svg:y2="8.352cm"><text:p/></draw:line></draw:g></draw:g><draw:g draw:name="DrawObject 643" draw:style-name="gr10"><draw:g draw:name="DrawObject 644" draw:style-name="gr10"><draw:g draw:name="DrawObject 645" draw:style-name="gr8"><draw:line draw:name="Вертикальная линия 2341" draw:style-name="gr11" draw:text-style-name="P270" svg:x1="1.838cm" svg:y1="9.008cm" svg:x2="1.838cm" svg:y2="9.109cm"><text:p/></draw:line><draw:line draw:name="Вертикальная линия 2342" draw:style-name="gr11" draw:text-style-name="P270" svg:x1="2.884cm" svg:y1="9.01cm" svg:x2="2.884cm" svg:y2="9.111cm"><text:p/></draw:line><draw:line draw:name="Вертикальная линия 2343" draw:style-name="gr11" draw:text-style-name="P270" svg:x1="3.927cm" svg:y1="9.015cm" svg:x2="3.927cm" svg:y2="9.116cm"><text:p/></draw:line><draw:line draw:name="Вертикальная линия 2344" draw:style-name="gr11" draw:text-style-name="P270" svg:x1="5.221cm" svg:y1="9.015cm" svg:x2="5.221cm" svg:y2="9.116cm"><text:p/></draw:line></draw:g><draw:line draw:name="Вертикальная линия 2345" draw:style-name="gr11" draw:text-style-name="P270" svg:x1="12.573cm" svg:y1="9.015cm" svg:x2="12.573cm" svg:y2="9.116cm"><text:p/></draw:line><draw:line draw:name="Вертикальная линия 2346" draw:style-name="gr11" draw:text-style-name="P270" svg:x1="13.596cm" svg:y1="9.015cm" svg:x2="13.596cm" svg:y2="9.116cm"><text:p/></draw:line><draw:line draw:name="Вертикальная линия 2347" draw:style-name="gr11" draw:text-style-name="P270" svg:x1="15.411cm" svg:y1="9.015cm" svg:x2="15.411cm" svg:y2="9.116cm"><text:p/></draw:line><draw:line draw:name="Вертикальная линия 2348" draw:style-name="gr11" draw:text-style-name="P270" svg:x1="16.44cm" svg:y1="9.015cm" svg:x2="16.44cm" svg:y2="9.116cm"><text:p/></draw:line><draw:line draw:name="Вертикальная линия 2349" draw:style-name="gr11" draw:text-style-name="P270" svg:x1="17.713cm" svg:y1="9.015cm" svg:x2="17.713cm" svg:y2="9.116cm"><text:p/></draw:line><draw:line draw:name="Вертикальная линия 2350" draw:style-name="gr11" draw:text-style-name="P270" svg:x1="18.763cm" svg:y1="9.015cm" svg:x2="18.763cm" svg:y2="9.116cm"><text:p/></draw:line></draw:g><draw:g draw:name="DrawObject 646" draw:style-name="gr8"><draw:line draw:name="Вертикальная линия 2351" draw:style-name="gr11" draw:text-style-name="P270" svg:x1="20.029cm" svg:y1="9.015cm" svg:x2="20.029cm" svg:y2="9.116cm"><text:p/></draw:line><draw:line draw:name="Вертикальная линия 2352" draw:style-name="gr11" draw:text-style-name="P270" svg:x1="21.296cm" svg:y1="9.015cm" svg:x2="21.296cm" svg:y2="9.116cm"><text:p/></draw:line><draw:line draw:name="Вертикальная линия 2353" draw:style-name="gr11" draw:text-style-name="P270" svg:x1="22.643cm" svg:y1="9.015cm" svg:x2="22.643cm" svg:y2="9.116cm"><text:p/></draw:line><draw:line draw:name="Вертикальная линия 2354" draw:style-name="gr11" draw:text-style-name="P270" svg:x1="23.97cm" svg:y1="9.015cm" svg:x2="23.97cm" svg:y2="9.116cm"><text:p/></draw:line><draw:line draw:name="Вертикальная линия 2355" draw:style-name="gr11" draw:text-style-name="P270" svg:x1="25.714cm" svg:y1="9.015cm" svg:x2="25.714cm" svg:y2="9.116cm"><text:p/></draw:line></draw:g></draw:g><draw:g draw:name="DrawObject 647" draw:style-name="gr10"><draw:g draw:name="DrawObject 648" draw:style-name="gr10"><draw:g draw:name="DrawObject 649" draw:style-name="gr8"><draw:line draw:name="Вертикальная линия 2356" draw:style-name="gr11" draw:text-style-name="P270" svg:x1="1.838cm" svg:y1="9.761cm" svg:x2="1.838cm" svg:y2="9.862cm"><text:p/></draw:line><draw:line draw:name="Вертикальная линия 2357" draw:style-name="gr11" draw:text-style-name="P270" svg:x1="2.884cm" svg:y1="9.763cm" svg:x2="2.884cm" svg:y2="9.864cm"><text:p/></draw:line><draw:line draw:name="Вертикальная линия 2358" draw:style-name="gr11" draw:text-style-name="P270" svg:x1="3.927cm" svg:y1="9.768cm" svg:x2="3.927cm" svg:y2="9.869cm"><text:p/></draw:line><draw:line draw:name="Вертикальная линия 2359" draw:style-name="gr11" draw:text-style-name="P270" svg:x1="5.221cm" svg:y1="9.768cm" svg:x2="5.221cm" svg:y2="9.869cm"><text:p/></draw:line></draw:g><draw:line draw:name="Вертикальная линия 2360" draw:style-name="gr11" draw:text-style-name="P270" svg:x1="12.573cm" svg:y1="9.768cm" svg:x2="12.573cm" svg:y2="9.869cm"><text:p/></draw:line><draw:line draw:name="Вертикальная линия 2361" draw:style-name="gr11" draw:text-style-name="P270" svg:x1="13.596cm" svg:y1="9.768cm" svg:x2="13.596cm" svg:y2="9.869cm"><text:p/></draw:line><draw:line draw:name="Вертикальная линия 2362" draw:style-name="gr11" draw:text-style-name="P270" svg:x1="15.411cm" svg:y1="9.768cm" svg:x2="15.411cm" svg:y2="9.869cm"><text:p/></draw:line><draw:line draw:name="Вертикальная линия 2363" draw:style-name="gr11" draw:text-style-name="P270" svg:x1="16.44cm" svg:y1="9.768cm" svg:x2="16.44cm" svg:y2="9.869cm"><text:p/></draw:line><draw:line draw:name="Вертикальная линия 2364" draw:style-name="gr11" draw:text-style-name="P270" svg:x1="17.713cm" svg:y1="9.768cm" svg:x2="17.713cm" svg:y2="9.869cm"><text:p/></draw:line><draw:line draw:name="Вертикальная линия 2365" draw:style-name="gr11" draw:text-style-name="P270" svg:x1="18.763cm" svg:y1="9.768cm" svg:x2="18.763cm" svg:y2="9.869cm"><text:p/></draw:line></draw:g><draw:g draw:name="DrawObject 650" draw:style-name="gr8"><draw:line draw:name="Вертикальная линия 2366" draw:style-name="gr11" draw:text-style-name="P270" svg:x1="20.029cm" svg:y1="9.768cm" svg:x2="20.029cm" svg:y2="9.869cm"><text:p/></draw:line><draw:line draw:name="Вертикальная линия 2367" draw:style-name="gr11" draw:text-style-name="P270" svg:x1="21.296cm" svg:y1="9.768cm" svg:x2="21.296cm" svg:y2="9.869cm"><text:p/></draw:line><draw:line draw:name="Вертикальная линия 2368" draw:style-name="gr11" draw:text-style-name="P270" svg:x1="22.643cm" svg:y1="9.768cm" svg:x2="22.643cm" svg:y2="9.869cm"><text:p/></draw:line><draw:line draw:name="Вертикальная линия 2369" draw:style-name="gr11" draw:text-style-name="P270" svg:x1="23.97cm" svg:y1="9.768cm" svg:x2="23.97cm" svg:y2="9.869cm"><text:p/></draw:line><draw:line draw:name="Вертикальная линия 2370" draw:style-name="gr11" draw:text-style-name="P270" svg:x1="25.714cm" svg:y1="9.768cm" svg:x2="25.714cm" svg:y2="9.869cm"><text:p/></draw:line></draw:g></draw:g><draw:g draw:name="DrawObject 651" draw:style-name="gr10"><draw:g draw:name="DrawObject 652" draw:style-name="gr10"><draw:g draw:name="DrawObject 653" draw:style-name="gr8"><draw:line draw:name="Вертикальная линия 2371" draw:style-name="gr11" draw:text-style-name="P270" svg:x1="1.838cm" svg:y1="10.499cm" svg:x2="1.838cm" svg:y2="10.6cm"><text:p/></draw:line><draw:line draw:name="Вертикальная линия 2372" draw:style-name="gr11" draw:text-style-name="P270" svg:x1="2.884cm" svg:y1="10.502cm" svg:x2="2.884cm" svg:y2="10.603cm"><text:p/></draw:line><draw:line draw:name="Вертикальная линия 2373" draw:style-name="gr11" draw:text-style-name="P270" svg:x1="3.927cm" svg:y1="10.506cm" svg:x2="3.927cm" svg:y2="10.607cm"><text:p/></draw:line><draw:line draw:name="Вертикальная линия 2374" draw:style-name="gr11" draw:text-style-name="P270" svg:x1="5.221cm" svg:y1="10.506cm" svg:x2="5.221cm" svg:y2="10.607cm"><text:p/></draw:line></draw:g><draw:line draw:name="Вертикальная линия 2375" draw:style-name="gr11" draw:text-style-name="P270" svg:x1="12.573cm" svg:y1="10.506cm" svg:x2="12.573cm" svg:y2="10.607cm"><text:p/></draw:line><draw:line draw:name="Вертикальная линия 2376" draw:style-name="gr11" draw:text-style-name="P270" svg:x1="13.596cm" svg:y1="10.506cm" svg:x2="13.596cm" svg:y2="10.607cm"><text:p/></draw:line><draw:line draw:name="Вертикальная линия 2377" draw:style-name="gr11" draw:text-style-name="P270" svg:x1="15.411cm" svg:y1="10.506cm" svg:x2="15.411cm" svg:y2="10.607cm"><text:p/></draw:line><draw:line draw:name="Вертикальная линия 2378" draw:style-name="gr11" draw:text-style-name="P270" svg:x1="16.44cm" svg:y1="10.506cm" svg:x2="16.44cm" svg:y2="10.607cm"><text:p/></draw:line><draw:line draw:name="Вертикальная линия 2379" draw:style-name="gr11" draw:text-style-name="P270" svg:x1="17.713cm" svg:y1="10.506cm" svg:x2="17.713cm" svg:y2="10.607cm"><text:p/></draw:line><draw:line draw:name="Вертикальная линия 2380" draw:style-name="gr11" draw:text-style-name="P270" svg:x1="18.763cm" svg:y1="10.506cm" svg:x2="18.763cm" svg:y2="10.607cm"><text:p/></draw:line></draw:g><draw:g draw:name="DrawObject 654" draw:style-name="gr8"><draw:line draw:name="Вертикальная линия 2381" draw:style-name="gr11" draw:text-style-name="P270" svg:x1="20.029cm" svg:y1="10.506cm" svg:x2="20.029cm" svg:y2="10.607cm"><text:p/></draw:line><draw:line draw:name="Вертикальная линия 2382" draw:style-name="gr11" draw:text-style-name="P270" svg:x1="21.296cm" svg:y1="10.506cm" svg:x2="21.296cm" svg:y2="10.607cm"><text:p/></draw:line><draw:line draw:name="Вертикальная линия 2383" draw:style-name="gr11" draw:text-style-name="P270" svg:x1="22.643cm" svg:y1="10.506cm" svg:x2="22.643cm" svg:y2="10.607cm"><text:p/></draw:line><draw:line draw:name="Вертикальная линия 2384" draw:style-name="gr11" draw:text-style-name="P270" svg:x1="23.97cm" svg:y1="10.506cm" svg:x2="23.97cm" svg:y2="10.607cm"><text:p/></draw:line><draw:line draw:name="Вертикальная линия 2385" draw:style-name="gr11" draw:text-style-name="P270" svg:x1="25.714cm" svg:y1="10.506cm" svg:x2="25.714cm" svg:y2="10.607cm"><text:p/></draw:line></draw:g></draw:g><draw:g draw:name="DrawObject 655" draw:style-name="gr10"><draw:g draw:name="DrawObject 656" draw:style-name="gr10"><draw:g draw:name="DrawObject 657" draw:style-name="gr8"><draw:line draw:name="Вертикальная линия 2386" draw:style-name="gr11" draw:text-style-name="P270" svg:x1="1.838cm" svg:y1="11.262cm" svg:x2="1.838cm" svg:y2="11.363cm"><text:p/></draw:line><draw:line draw:name="Вертикальная линия 2387" draw:style-name="gr11" draw:text-style-name="P270" svg:x1="2.884cm" svg:y1="11.264cm" svg:x2="2.884cm" svg:y2="11.365cm"><text:p/></draw:line><draw:line draw:name="Вертикальная линия 2388" draw:style-name="gr11" draw:text-style-name="P270" svg:x1="3.927cm" svg:y1="11.269cm" svg:x2="3.927cm" svg:y2="11.37cm"><text:p/></draw:line><draw:line draw:name="Вертикальная линия 2389" draw:style-name="gr11" draw:text-style-name="P270" svg:x1="5.221cm" svg:y1="11.269cm" svg:x2="5.221cm" svg:y2="11.37cm"><text:p/></draw:line></draw:g><draw:line draw:name="Вертикальная линия 2390" draw:style-name="gr11" draw:text-style-name="P270" svg:x1="12.573cm" svg:y1="11.269cm" svg:x2="12.573cm" svg:y2="11.37cm"><text:p/></draw:line><draw:line draw:name="Вертикальная линия 2391" draw:style-name="gr11" draw:text-style-name="P270" svg:x1="13.596cm" svg:y1="11.269cm" svg:x2="13.596cm" svg:y2="11.37cm"><text:p/></draw:line><draw:line draw:name="Вертикальная линия 2392" draw:style-name="gr11" draw:text-style-name="P270" svg:x1="15.411cm" svg:y1="11.269cm" svg:x2="15.411cm" svg:y2="11.37cm"><text:p/></draw:line><draw:line draw:name="Вертикальная линия 2393" draw:style-name="gr11" draw:text-style-name="P270" svg:x1="16.44cm" svg:y1="11.269cm" svg:x2="16.44cm" svg:y2="11.37cm"><text:p/></draw:line><draw:line draw:name="Вертикальная линия 2394" draw:style-name="gr11" draw:text-style-name="P270" svg:x1="17.713cm" svg:y1="11.269cm" svg:x2="17.713cm" svg:y2="11.37cm"><text:p/></draw:line><draw:line draw:name="Вертикальная линия 2395" draw:style-name="gr11" draw:text-style-name="P270" svg:x1="18.763cm" svg:y1="11.269cm" svg:x2="18.763cm" svg:y2="11.37cm"><text:p/></draw:line></draw:g><draw:g draw:name="DrawObject 658" draw:style-name="gr8"><draw:line draw:name="Вертикальная линия 2396" draw:style-name="gr11" draw:text-style-name="P270" svg:x1="20.029cm" svg:y1="11.269cm" svg:x2="20.029cm" svg:y2="11.37cm"><text:p/></draw:line><draw:line draw:name="Вертикальная линия 2397" draw:style-name="gr11" draw:text-style-name="P270" svg:x1="21.296cm" svg:y1="11.269cm" svg:x2="21.296cm" svg:y2="11.37cm"><text:p/></draw:line><draw:line draw:name="Вертикальная линия 2398" draw:style-name="gr11" draw:text-style-name="P270" svg:x1="22.643cm" svg:y1="11.269cm" svg:x2="22.643cm" svg:y2="11.37cm"><text:p/></draw:line><draw:line draw:name="Вертикальная линия 2399" draw:style-name="gr11" draw:text-style-name="P270" svg:x1="23.97cm" svg:y1="11.269cm" svg:x2="23.97cm" svg:y2="11.37cm"><text:p/></draw:line><draw:line draw:name="Вертикальная линия 2400" draw:style-name="gr11" draw:text-style-name="P270" svg:x1="25.714cm" svg:y1="11.269cm" svg:x2="25.714cm" svg:y2="11.37cm"><text:p/></draw:line></draw:g></draw:g></draw:g></draw:g>01</text:p>
          </table:table-cell>
          <table:table-cell table:style-name="Таблица11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5">
          <table:table-cell table:style-name="Таблица11.A15" office:value-type="string">
            <text:p text:style-name="P85"><text:span text:style-name="T112">А</text:span>02</text:p>
          </table:table-cell>
          <table:table-cell table:style-name="Таблица11.B15" table:number-columns-spanned="44" office:value-type="string">
            <text:p text:style-name="P220"><text:s text:c="3"/><text:span text:style-name="T112">03</text:span> <text:s text:c="7"/><text:span text:style-name="T112">26</text:span> <text:s text:c="4"/>- <text:s text:c="12"/><text:span text:style-name="T112">060</text:span> <text:s text:c="10"/><text:span text:style-name="T112">4210 Сверлильная</text:span> <text:s text:c="34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5">
          <table:table-cell table:style-name="Таблица11.A15" office:value-type="string">
            <text:p text:style-name="P85"><text:span text:style-name="T139">Т</text:span>03</text:p>
          </table:table-cell>
          <table:table-cell table:style-name="Таблица11.B15" table:number-columns-spanned="44" office:value-type="string">
            <text:p text:style-name="P220"><text:s text:c="2"/><text:span text:style-name="T87">Стол рабочий Эскиз 5222</text:span> <text:span text:style-name="T87">или аналогичный имеющийся в цехе</text:span> <text:s text:c="36"/><text:span text:style-name="T44">19433</text:span> <text:s text:c="9"/><text:span text:style-name="T88">2</text:span> <text:s text:c="10"/><text:span text:style-name="T88">2</text:span> <text:s text:c="12"/><text:span text:style-name="T88">1</text:span> <text:s text:c="11"/>- <text:s text:c="11"/>- <text:s text:c="12"/>- <text:s text:c="14"/><text:span text:style-name="T139">1</text:span> <text:s text:c="15"/>- <text:s text:c="17"/><text:span text:style-name="T139">0,5</text:span> <text:s text:c="29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5">
          <table:table-cell table:style-name="Таблица11.A15" office:value-type="string">
            <text:p text:style-name="P85">04</text:p>
          </table:table-cell>
          <table:table-cell table:style-name="Таблица11.B15" table:number-columns-spanned="44" office:value-type="string">
            <text:p text:style-name="P220"><text:s text:c="3"/><text:span text:style-name="T113">Машинка ручная электрическая сверлильная</text:span> <text:s text:c="56"/><text:span text:style-name="T113">По сопроводительной документации</text:span> <text:s text:c="32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5">
          <table:table-cell table:style-name="Таблица11.A15" office:value-type="string">
            <text:p text:style-name="P85">05</text:p>
          </table:table-cell>
          <table:table-cell table:style-name="Таблица11.B15" table:number-columns-spanned="44" office:value-type="string">
            <text:p text:style-name="P220"><text:s text:c="2"/><text:span text:style-name="T113">Сверло 2300-</text:span><text:span text:style-name="T120">7551</text:span> <text:s text:c="104"/><text:span text:style-name="T113">ГОСТ 22735-77</text:span> <text:s text:c="27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5">
          <table:table-cell table:style-name="Таблица11.A15" office:value-type="string">
            <text:p text:style-name="P85">06</text:p>
          </table:table-cell>
          <table:table-cell table:style-name="Таблица11.B15" table:number-columns-spanned="44" office:value-type="string">
            <text:p text:style-name="P220"><text:s text:c="3"/><text:span text:style-name="T115">Сопрягаемая деталь</text:span> <text:s text:c="99"/><text:span text:style-name="T115">По сопроводительной документации</text:span> <text:s text:c="2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5">
          <table:table-cell table:style-name="Таблица11.A15" office:value-type="string">
            <text:p text:style-name="P85">07</text:p>
          </table:table-cell>
          <table:table-cell table:style-name="Таблица11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5">
          <table:table-cell table:style-name="Таблица11.A15" office:value-type="string">
            <text:p text:style-name="P85">08</text:p>
          </table:table-cell>
          <table:table-cell table:style-name="Таблица11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5">
          <table:table-cell table:style-name="Таблица11.A15" office:value-type="string">
            <text:p text:style-name="P85"><text:span text:style-name="T115">О</text:span>09</text:p>
          </table:table-cell>
          <table:table-cell table:style-name="Таблица11.B15" table:number-columns-spanned="44" office:value-type="string">
            <text:p text:style-name="P220"><text:span text:style-name="T115">Наложить деталь на место сопряжения </text:span><text:span text:style-name="T116">с сопрягаемой деталью</text:span><text:span text:style-name="T115">. Выполнить отверстия</text:span> <text:span text:style-name="T115">по маркировке.</text:span> <text:s text:c="38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5">
          <table:table-cell table:style-name="Таблица11.A15" office:value-type="string">
            <text:p text:style-name="P92">10</text:p>
          </table:table-cell>
          <table:table-cell table:style-name="Таблица11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5">
          <table:table-cell table:style-name="Таблица11.A15" office:value-type="string">
            <text:p text:style-name="P85"><text:span text:style-name="T10">1</text:span>1</text:p>
          </table:table-cell>
          <table:table-cell table:style-name="Таблица11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5">
          <table:table-cell table:style-name="Таблица11.A15" office:value-type="string">
            <text:p text:style-name="P85">12</text:p>
          </table:table-cell>
          <table:table-cell table:style-name="Таблица11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5">
          <table:table-cell table:style-name="Таблица11.A15" office:value-type="string">
            <text:p text:style-name="P85"><text:span text:style-name="T9">1</text:span>3</text:p>
          </table:table-cell>
          <table:table-cell table:style-name="Таблица11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5">
          <table:table-cell table:style-name="Таблица11.A15" office:value-type="string">
            <text:p text:style-name="P85">14</text:p>
          </table:table-cell>
          <table:table-cell table:style-name="Таблица11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5">
          <table:table-cell table:style-name="Таблица11.A15" office:value-type="string">
            <text:p text:style-name="P85">15</text:p>
          </table:table-cell>
          <table:table-cell table:style-name="Таблица11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5">
          <table:table-cell table:style-name="Таблица11.A15" office:value-type="string">
            <text:p text:style-name="P85">16</text:p>
          </table:table-cell>
          <table:table-cell table:style-name="Таблица11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31">
          <table:table-cell table:style-name="Таблица11.A31" table:number-columns-spanned="3" office:value-type="string">
            <text:p text:style-name="P8">МК</text:p>
          </table:table-cell>
          <table:covered-table-cell/>
          <table:covered-table-cell/>
          <table:table-cell table:style-name="Таблица11.A31" table:number-columns-spanned="31" office:value-type="string">
            <text:p text:style-name="P61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A31" table:number-columns-spanned="9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r31" table:number-columns-spanned="2" office:value-type="string">
            <text:p text:style-name="P55"/>
          </table:table-cell>
          <table:covered-table-cell/>
        </table:table-row>
      </table:table>
      <text:p text:style-name="P220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H"/>
        <table:table-column table:style-name="Таблица12.I"/>
        <table:table-column table:style-name="Таблица12.J"/>
        <table:table-column table:style-name="Таблица12.K"/>
        <table:table-column table:style-name="Таблица12.L"/>
        <table:table-column table:style-name="Таблица12.M"/>
        <table:table-column table:style-name="Таблица12.N"/>
        <table:table-column table:style-name="Таблица12.O"/>
        <table:table-column table:style-name="Таблица12.P"/>
        <table:table-column table:style-name="Таблица12.Q"/>
        <table:table-column table:style-name="Таблица12.R"/>
        <table:table-column table:style-name="Таблица12.S"/>
        <table:table-column table:style-name="Таблица12.T"/>
        <table:table-column table:style-name="Таблица12.U"/>
        <table:table-column table:style-name="Таблица12.V"/>
        <table:table-column table:style-name="Таблица12.R"/>
        <table:table-column table:style-name="Таблица12.X"/>
        <table:table-column table:style-name="Таблица12.Y"/>
        <table:table-column table:style-name="Таблица12.Z"/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h"/>
        <table:table-column table:style-name="Таблица12.i"/>
        <table:table-column table:style-name="Таблица12.j"/>
        <table:table-column table:style-name="Таблица12.k"/>
        <table:table-column table:style-name="Таблица12.l"/>
        <table:table-column table:style-name="Таблица12.m"/>
        <table:table-column table:style-name="Таблица12.n"/>
        <table:table-column table:style-name="Таблица12.o"/>
        <table:table-column table:style-name="Таблица12.p"/>
        <table:table-column table:style-name="Таблица12.q"/>
        <table:table-column table:style-name="Таблица12.r"/>
        <table:table-column table:style-name="Таблица12.s"/>
        <table:table-row table:style-name="Таблица12.1">
          <table:table-cell table:style-name="Таблица12.A1" table:number-columns-spanned="28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c1" table:number-columns-spanned="2" office:value-type="string">
            <text:p text:style-name="P27"><draw:frame draw:style-name="fr2" draw:name="Врезка12" text:anchor-type="char" svg:x="23.844cm" svg:y="-0.496cm" svg:width="4.604cm" svg:height="0.847cm" draw:z-index="23"><draw:text-box><text:p text:style-name="P29"><text:s text:c="14"/>ГОСТ 3.1118-82 Форма 2</text:p></draw:text-box></draw:frame></text:p>
            <text:p text:style-name="P220"/>
          </table:table-cell>
          <table:covered-table-cell/>
          <table:table-cell table:style-name="Таблица12.c1" table:number-columns-spanned="2" office:value-type="string">
            <text:p text:style-name="P21"/>
          </table:table-cell>
          <table:covered-table-cell/>
          <table:table-cell table:style-name="Таблица12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2.q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12.2">
          <table:table-cell table:style-name="Таблица12.c1" table:number-columns-spanned="2" office:value-type="string">
            <text:p text:style-name="P21">Дубл.</text:p>
          </table:table-cell>
          <table:covered-table-cell/>
          <table:table-cell table:style-name="Таблица12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2.c1" table:number-columns-spanned="3" office:value-type="string">
            <text:p text:style-name="P21"/>
          </table:table-cell>
          <table:covered-table-cell/>
          <table:covered-table-cell/>
          <table:table-cell table:style-name="Таблица12.c1" office:value-type="string">
            <text:p text:style-name="P21"/>
          </table:table-cell>
          <table:table-cell table:style-name="Таблица12.K2" table:number-columns-spanned="4" office:value-type="string">
            <text:p text:style-name="P21"><text:s text:c="15"/></text:p>
          </table:table-cell>
          <table:covered-table-cell/>
          <table:covered-table-cell/>
          <table:covered-table-cell/>
          <table:table-cell table:style-name="Таблица12.O2" table:number-columns-spanned="1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c1" table:number-columns-spanned="2" office:value-type="string">
            <text:p text:style-name="P158"/>
          </table:table-cell>
          <table:covered-table-cell/>
          <table:table-cell table:style-name="Таблица12.c1" table:number-columns-spanned="2" office:value-type="string">
            <text:p text:style-name="P21"/>
          </table:table-cell>
          <table:covered-table-cell/>
          <table:table-cell table:style-name="Таблица12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c1" table:number-columns-spanned="4" office:value-type="string">
            <text:p text:style-name="P158"/>
          </table:table-cell>
          <table:covered-table-cell/>
          <table:covered-table-cell/>
          <table:covered-table-cell/>
          <table:table-cell table:style-name="Таблица12.q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12.2">
          <table:table-cell table:style-name="Таблица12.c1" table:number-columns-spanned="2" office:value-type="string">
            <text:p text:style-name="P21">Взам.</text:p>
          </table:table-cell>
          <table:covered-table-cell/>
          <table:table-cell table:style-name="Таблица12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2.c1" table:number-columns-spanned="3" office:value-type="string">
            <text:p text:style-name="P21"/>
          </table:table-cell>
          <table:covered-table-cell/>
          <table:covered-table-cell/>
          <table:table-cell table:style-name="Таблица12.c1" office:value-type="string">
            <text:p text:style-name="P21"/>
          </table:table-cell>
          <table:table-cell table:style-name="Таблица12.K2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12.c1" table:number-columns-spanned="2" office:value-type="string">
            <text:p text:style-name="P21"/>
          </table:table-cell>
          <table:covered-table-cell/>
          <table:table-cell table:style-name="Таблица12.c1" table:number-columns-spanned="3" office:value-type="string">
            <text:p text:style-name="P21"/>
          </table:table-cell>
          <table:covered-table-cell/>
          <table:covered-table-cell/>
          <table:table-cell table:style-name="Таблица12.c1" table:number-columns-spanned="3" office:value-type="string">
            <text:p text:style-name="P21"/>
          </table:table-cell>
          <table:covered-table-cell/>
          <table:covered-table-cell/>
          <table:table-cell table:style-name="Таблица12.c1" table:number-columns-spanned="2" office:value-type="string">
            <text:p text:style-name="P21"/>
          </table:table-cell>
          <table:covered-table-cell/>
          <table:table-cell table:style-name="Таблица12.c1" table:number-columns-spanned="3" office:value-type="string">
            <text:p text:style-name="P21"/>
          </table:table-cell>
          <table:covered-table-cell/>
          <table:covered-table-cell/>
          <table:table-cell table:style-name="Таблица12.c1" table:number-columns-spanned="2" office:value-type="string">
            <text:p text:style-name="P21"/>
          </table:table-cell>
          <table:covered-table-cell/>
          <table:table-cell table:style-name="Таблица12.c1" table:number-columns-spanned="2" office:value-type="string">
            <text:p text:style-name="P21"/>
          </table:table-cell>
          <table:covered-table-cell/>
          <table:table-cell table:style-name="Таблица12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2.q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12.2">
          <table:table-cell table:style-name="Таблица12.c1" table:number-columns-spanned="2" office:value-type="string">
            <text:p text:style-name="P21">Подл.</text:p>
          </table:table-cell>
          <table:covered-table-cell/>
          <table:table-cell table:style-name="Таблица12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2.c1" table:number-columns-spanned="3" office:value-type="string">
            <text:p text:style-name="P21"/>
          </table:table-cell>
          <table:covered-table-cell/>
          <table:covered-table-cell/>
          <table:table-cell table:style-name="Таблица12.c1" office:value-type="string">
            <text:p text:style-name="P21"/>
          </table:table-cell>
          <table:table-cell table:style-name="Таблица12.K4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12.c1" table:number-columns-spanned="2" office:value-type="string">
            <text:p text:style-name="P21"/>
          </table:table-cell>
          <table:covered-table-cell/>
          <table:table-cell table:style-name="Таблица12.c1" table:number-columns-spanned="3" office:value-type="string">
            <text:p text:style-name="P21"/>
          </table:table-cell>
          <table:covered-table-cell/>
          <table:covered-table-cell/>
          <table:table-cell table:style-name="Таблица12.c1" table:number-columns-spanned="3" office:value-type="string">
            <text:p text:style-name="P21"/>
          </table:table-cell>
          <table:covered-table-cell/>
          <table:covered-table-cell/>
          <table:table-cell table:style-name="Таблица12.c1" table:number-columns-spanned="2" office:value-type="string">
            <text:p text:style-name="P21"/>
          </table:table-cell>
          <table:covered-table-cell/>
          <table:table-cell table:style-name="Таблица12.c1" table:number-columns-spanned="3" office:value-type="string">
            <text:p text:style-name="P21"/>
          </table:table-cell>
          <table:covered-table-cell/>
          <table:covered-table-cell/>
          <table:table-cell table:style-name="Таблица12.c1" table:number-columns-spanned="2" office:value-type="string">
            <text:p text:style-name="P21"/>
          </table:table-cell>
          <table:covered-table-cell/>
          <table:table-cell table:style-name="Таблица12.c1" table:number-columns-spanned="2" office:value-type="string">
            <text:p text:style-name="P21"/>
          </table:table-cell>
          <table:covered-table-cell/>
          <table:table-cell table:style-name="Таблица12.c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c1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12.q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Таблица12.5">
          <table:table-cell table:style-name="Таблица12.c1" table:number-columns-spanned="20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U5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U5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U5" table:number-columns-spanned="5" office:value-type="string">
            <text:p text:style-name="P235">13</text:p>
            <text:p text:style-name="P223"/>
          </table:table-cell>
          <table:covered-table-cell/>
          <table:covered-table-cell/>
          <table:covered-table-cell/>
          <table:covered-table-cell/>
          <table:table-cell table:style-name="Таблица12.q5" table:number-columns-spanned="3" office:value-type="string">
            <text:p text:style-name="P222">13</text:p>
          </table:table-cell>
          <table:covered-table-cell/>
          <table:covered-table-cell/>
        </table:table-row>
        <table:table-row table:style-name="Таблица12.2">
          <table:table-cell table:style-name="Таблица12.c1" table:number-columns-spanned="4" office:value-type="string">
            <text:p text:style-name="P99">Разраб.</text:p>
          </table:table-cell>
          <table:covered-table-cell/>
          <table:covered-table-cell/>
          <table:covered-table-cell/>
          <table:table-cell table:style-name="Таблица12.c1" table:number-columns-spanned="5" office:value-type="string">
            <text:p text:style-name="P171">Новиков</text:p>
          </table:table-cell>
          <table:covered-table-cell/>
          <table:covered-table-cell/>
          <table:covered-table-cell/>
          <table:covered-table-cell/>
          <table:table-cell table:style-name="Таблица12.c1" table:number-columns-spanned="2" office:value-type="string">
            <text:p text:style-name="P21"/>
          </table:table-cell>
          <table:covered-table-cell/>
          <table:table-cell table:style-name="Таблица12.c1" office:value-type="string">
            <text:p text:style-name="P21"/>
          </table:table-cell>
          <table:table-cell table:style-name="Таблица12.c1" table:number-rows-spanned="3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S6" table:number-rows-spanned="3" table:number-columns-spanned="8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a6" table:number-rows-spanned="3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j6" table:number-rows-spanned="3" table:number-columns-spanned="10" office:value-type="string">
            <text:h text:style-name="P242" text:outline-level="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2">
          <table:table-cell table:style-name="Таблица12.c1" table:number-columns-spanned="4" office:value-type="string" table:protected="true">
            <text:p text:style-name="P21">Проверил</text:p>
          </table:table-cell>
          <table:covered-table-cell/>
          <table:covered-table-cell/>
          <table:covered-table-cell/>
          <table:table-cell table:style-name="Таблица12.c1" table:number-columns-spanned="5" office:value-type="string">
            <text:p text:style-name="P151"/>
          </table:table-cell>
          <table:covered-table-cell/>
          <table:covered-table-cell/>
          <table:covered-table-cell/>
          <table:covered-table-cell/>
          <table:table-cell table:style-name="Таблица12.c1" table:number-columns-spanned="2" office:value-type="string">
            <text:p text:style-name="P21"/>
          </table:table-cell>
          <table:covered-table-cell/>
          <table:table-cell table:style-name="Таблица12.c1" office:value-type="string">
            <text:p text:style-name="P21"/>
          </table:table-cell>
          <table:covered-table-cell table:style-name="Таблица12.c1"/>
          <table:covered-table-cell/>
          <table:covered-table-cell/>
          <table:covered-table-cell/>
          <table:covered-table-cell/>
          <table:covered-table-cell/>
          <table:covered-table-cell table:style-name="Таблица12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2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2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2">
          <table:table-cell table:style-name="Таблица12.c1" table:number-columns-spanned="4" office:value-type="string" table:protected="true">
            <text:p text:style-name="P21"/>
          </table:table-cell>
          <table:covered-table-cell/>
          <table:covered-table-cell/>
          <table:covered-table-cell/>
          <table:table-cell table:style-name="Таблица12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12.c1" table:number-columns-spanned="2" office:value-type="string">
            <text:p text:style-name="P21"/>
          </table:table-cell>
          <table:covered-table-cell/>
          <table:table-cell table:style-name="Таблица12.c1" office:value-type="string">
            <text:p text:style-name="P21"/>
          </table:table-cell>
          <table:covered-table-cell table:style-name="Таблица12.c1"/>
          <table:covered-table-cell/>
          <table:covered-table-cell/>
          <table:covered-table-cell/>
          <table:covered-table-cell/>
          <table:covered-table-cell/>
          <table:covered-table-cell table:style-name="Таблица12.S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2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2.j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2">
          <table:table-cell table:style-name="Таблица12.c1" table:number-columns-spanned="4" office:value-type="string" table:protected="true">
            <text:p text:style-name="P21"/>
          </table:table-cell>
          <table:covered-table-cell/>
          <table:covered-table-cell/>
          <table:covered-table-cell/>
          <table:table-cell table:style-name="Таблица12.c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12.c1" table:number-columns-spanned="2" office:value-type="string">
            <text:p text:style-name="P21"/>
          </table:table-cell>
          <table:covered-table-cell/>
          <table:table-cell table:style-name="Таблица12.c1" office:value-type="string">
            <text:p text:style-name="P21"/>
          </table:table-cell>
          <table:table-cell table:style-name="Таблица12.c1" table:number-rows-spanned="2" office:value-type="string">
            <text:p text:style-name="P21"/>
          </table:table-cell>
          <table:table-cell table:style-name="Таблица12.c1" table:number-rows-spanned="2" table:number-columns-spanned="26" office:value-type="string">
            <text:p text:style-name="P66">Крышка <text:span text:style-name="T121">топливного насо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9" table:number-rows-spanned="2" table:number-columns-spanned="2" office:value-type="string">
            <text:p text:style-name="P145"/>
          </table:table-cell>
          <table:covered-table-cell/>
          <table:table-cell table:style-name="Таблица12.n9" table:number-rows-spanned="2" table:number-columns-spanned="3" office:value-type="string">
            <text:p text:style-name="P40"/>
          </table:table-cell>
          <table:covered-table-cell/>
          <table:covered-table-cell/>
          <table:table-cell table:style-name="Таблица12.s9" table:number-rows-spanned="2" office:value-type="string">
            <text:p text:style-name="P15"/>
          </table:table-cell>
        </table:table-row>
        <table:table-row table:style-name="Таблица12.2">
          <table:table-cell table:style-name="Таблица12.c1" table:number-columns-spanned="4" office:value-type="string" table:protected="true">
            <text:p text:style-name="P21">Н.контр.</text:p>
          </table:table-cell>
          <table:covered-table-cell/>
          <table:covered-table-cell/>
          <table:covered-table-cell/>
          <table:table-cell table:style-name="Таблица12.U5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а12.U5" table:number-columns-spanned="2" office:value-type="string">
            <text:p text:style-name="P21"/>
          </table:table-cell>
          <table:covered-table-cell/>
          <table:table-cell table:style-name="Таблица12.U5" office:value-type="string">
            <text:p text:style-name="P21"/>
          </table:table-cell>
          <table:covered-table-cell table:style-name="Таблица12.c1"/>
          <table:covered-table-cell table:style-name="Таблица12.c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2.n9"/>
          <table:covered-table-cell/>
          <table:covered-table-cell table:style-name="Таблица12.n9"/>
          <table:covered-table-cell/>
          <table:covered-table-cell/>
          <table:covered-table-cell table:style-name="Таблица12.s9"/>
        </table:table-row>
        <table:table-row table:style-name="Таблица12.2">
          <table:table-cell table:style-name="Таблица12.c1" office:value-type="string">
            <text:p text:style-name="P21">А</text:p>
          </table:table-cell>
          <table:table-cell table:style-name="Таблица12.B11" table:number-columns-spanned="3" office:value-type="string">
            <text:p text:style-name="P34">Цех</text:p>
          </table:table-cell>
          <table:covered-table-cell/>
          <table:covered-table-cell/>
          <table:table-cell table:style-name="Таблица12.E11" office:value-type="string">
            <text:p text:style-name="P21">Уч.</text:p>
          </table:table-cell>
          <table:table-cell table:style-name="Таблица12.E11" table:number-columns-spanned="2" office:value-type="string">
            <text:p text:style-name="P21">РМ</text:p>
          </table:table-cell>
          <table:covered-table-cell/>
          <table:table-cell table:style-name="Таблица12.E11" office:value-type="string">
            <text:p text:style-name="P21">Опер.</text:p>
          </table:table-cell>
          <table:table-cell table:style-name="Таблица12.E11" table:number-columns-spanned="8" office:value-type="string">
            <text:p text:style-name="P21">Код, наименовании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Q11" table:number-columns-spanned="29" office:value-type="string">
            <text:p text:style-name="P21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c1" table:number-rows-spanned="2" office:value-type="string">
            <text:p text:style-name="P21">Б</text:p>
          </table:table-cell>
          <table:table-cell table:style-name="Таблица12.B12" table:number-columns-spanned="15" office:value-type="string">
            <text:p text:style-name="P21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c1" table:number-rows-spanned="2" table:number-columns-spanned="3" office:value-type="string">
            <text:p text:style-name="P21">См..</text:p>
          </table:table-cell>
          <table:covered-table-cell/>
          <table:covered-table-cell/>
          <table:table-cell table:style-name="Таблица12.c1" table:number-rows-spanned="2" table:number-columns-spanned="2" office:value-type="string">
            <text:p text:style-name="P21">Проф.</text:p>
            <text:p text:style-name="P220"/>
          </table:table-cell>
          <table:covered-table-cell/>
          <table:table-cell table:style-name="Таблица12.c1" table:number-rows-spanned="2" office:value-type="string">
            <text:p text:style-name="P21">Р</text:p>
          </table:table-cell>
          <table:table-cell table:style-name="Таблица12.c1" table:number-rows-spanned="2" table:number-columns-spanned="2" office:value-type="string">
            <text:p text:style-name="P21">УТ</text:p>
          </table:table-cell>
          <table:covered-table-cell/>
          <table:table-cell table:style-name="Таблица12.c1" table:number-rows-spanned="2" office:value-type="string">
            <text:p text:style-name="P21">КР</text:p>
          </table:table-cell>
          <table:table-cell table:style-name="Таблица12.c1" table:number-rows-spanned="2" table:number-columns-spanned="2" office:value-type="string">
            <text:p text:style-name="P79">КОИД</text:p>
          </table:table-cell>
          <table:covered-table-cell/>
          <table:table-cell table:style-name="Таблица12.c1" table:number-rows-spanned="2" table:number-columns-spanned="4" office:value-type="string">
            <text:p text:style-name="P21">ЕН</text:p>
          </table:table-cell>
          <table:covered-table-cell/>
          <table:covered-table-cell/>
          <table:covered-table-cell/>
          <table:table-cell table:style-name="Таблица12.c1" table:number-rows-spanned="2" table:number-columns-spanned="2" office:value-type="string">
            <text:p text:style-name="P21">ОП</text:p>
          </table:table-cell>
          <table:covered-table-cell/>
          <table:table-cell table:style-name="Таблица12.c1" table:number-rows-spanned="2" table:number-columns-spanned="3" office:value-type="string">
            <text:p text:style-name="P21">Кшт.</text:p>
          </table:table-cell>
          <table:covered-table-cell/>
          <table:covered-table-cell/>
          <table:table-cell table:style-name="Таблица12.c1" table:number-rows-spanned="2" table:number-columns-spanned="4" office:value-type="string">
            <text:p text:style-name="P21">Тп.з.</text:p>
          </table:table-cell>
          <table:covered-table-cell/>
          <table:covered-table-cell/>
          <table:covered-table-cell/>
          <table:table-cell table:style-name="Таблица12.o12" table:number-rows-spanned="2" table:number-columns-spanned="5" office:value-type="string">
            <text:p text:style-name="P21">Тшт.</text:p>
          </table:table-cell>
          <table:covered-table-cell/>
          <table:covered-table-cell/>
          <table:covered-table-cell/>
          <table:covered-table-cell/>
        </table:table-row>
        <table:table-row table:style-name="Таблица12.13">
          <table:covered-table-cell table:style-name="Таблица12.c1"/>
          <table:table-cell table:style-name="Таблица12.B11" table:number-columns-spanned="15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2.c1"/>
          <table:covered-table-cell/>
          <table:covered-table-cell/>
          <table:covered-table-cell table:style-name="Таблица12.c1"/>
          <table:covered-table-cell/>
          <table:covered-table-cell table:style-name="Таблица12.c1"/>
          <table:covered-table-cell table:style-name="Таблица12.c1"/>
          <table:covered-table-cell/>
          <table:covered-table-cell table:style-name="Таблица12.c1"/>
          <table:covered-table-cell table:style-name="Таблица12.c1"/>
          <table:covered-table-cell/>
          <table:covered-table-cell table:style-name="Таблица12.c1"/>
          <table:covered-table-cell/>
          <table:covered-table-cell/>
          <table:covered-table-cell/>
          <table:covered-table-cell table:style-name="Таблица12.c1"/>
          <table:covered-table-cell/>
          <table:covered-table-cell table:style-name="Таблица12.c1"/>
          <table:covered-table-cell/>
          <table:covered-table-cell/>
          <table:covered-table-cell table:style-name="Таблица12.c1"/>
          <table:covered-table-cell/>
          <table:covered-table-cell/>
          <table:covered-table-cell/>
          <table:covered-table-cell table:style-name="Таблица12.o12"/>
          <table:covered-table-cell/>
          <table:covered-table-cell/>
          <table:covered-table-cell/>
          <table:covered-table-cell/>
        </table:table-row>
        <table:table-row table:style-name="Таблица12.2">
          <table:table-cell table:style-name="Таблица12.c1" office:value-type="string">
            <text:p text:style-name="P21">к/м</text:p>
          </table:table-cell>
          <table:table-cell table:style-name="Таблица12.c1" table:number-columns-spanned="15" office:value-type="string">
            <text:p text:style-name="P21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B12" table:number-columns-spanned="11" office:value-type="string">
            <text:p text:style-name="P21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U5" table:number-columns-spanned="4" office:value-type="string">
            <text:p text:style-name="P79">ОПП</text:p>
          </table:table-cell>
          <table:covered-table-cell/>
          <table:covered-table-cell/>
          <table:covered-table-cell/>
          <table:table-cell table:style-name="Таблица12.U5" table:number-columns-spanned="2" office:value-type="string">
            <text:p text:style-name="P21">ЕВ</text:p>
          </table:table-cell>
          <table:covered-table-cell/>
          <table:table-cell table:style-name="Таблица12.U5" table:number-columns-spanned="3" office:value-type="string">
            <text:p text:style-name="P21">ЕН</text:p>
          </table:table-cell>
          <table:covered-table-cell/>
          <table:covered-table-cell/>
          <table:table-cell table:style-name="Таблица12.U5" table:number-columns-spanned="4" office:value-type="string">
            <text:p text:style-name="P21">КИ</text:p>
          </table:table-cell>
          <table:covered-table-cell/>
          <table:covered-table-cell/>
          <table:covered-table-cell/>
          <table:table-cell table:style-name="Таблица12.o14" table:number-columns-spanned="5" office:value-type="string">
            <text:p text:style-name="P21">Нрасх.</text:p>
          </table:table-cell>
          <table:covered-table-cell/>
          <table:covered-table-cell/>
          <table:covered-table-cell/>
          <table:covered-table-cell/>
        </table:table-row>
        <table:table-row table:style-name="Таблица12.15">
          <table:table-cell table:style-name="Таблица12.A15" office:value-type="string">
            <text:p text:style-name="P85"><draw:g text:anchor-type="char" draw:z-index="10" draw:name="DrawObject 659" draw:style-name="gr7"><draw:g draw:name="Фигура 11" draw:style-name="gr8"><draw:line draw:style-name="gr9" draw:text-style-name="P269" svg:x1="0.762cm" svg:y1="0.718cm" svg:x2="28.147cm" svg:y2="0.718cm"><text:p/></draw:line><draw:line draw:style-name="gr9" draw:text-style-name="P269" svg:x1="0.732cm" svg:y1="1.455cm" svg:x2="28.117cm" svg:y2="1.455cm"><text:p/></draw:line><draw:line draw:style-name="gr9" draw:text-style-name="P269" svg:x1="0.746cm" svg:y1="2.219cm" svg:x2="28.131cm" svg:y2="2.219cm"><text:p/></draw:line><draw:line draw:style-name="gr9" draw:text-style-name="P269" svg:x1="0.721cm" svg:y1="2.968cm" svg:x2="28.106cm" svg:y2="2.968cm"><text:p/></draw:line><draw:line draw:style-name="gr9" draw:text-style-name="P269" svg:x1="0.758cm" svg:y1="3.732cm" svg:x2="28.143cm" svg:y2="3.732cm"><text:p/></draw:line><draw:line draw:style-name="gr9" draw:text-style-name="P269" svg:x1="0.758cm" svg:y1="4.473cm" svg:x2="28.143cm" svg:y2="4.473cm"><text:p/></draw:line><draw:line draw:style-name="gr9" draw:text-style-name="P269" svg:x1="0.747cm" svg:y1="5.231cm" svg:x2="28.132cm" svg:y2="5.231cm"><text:p/></draw:line><draw:line draw:style-name="gr9" draw:text-style-name="P269" svg:x1="0.732cm" svg:y1="5.978cm" svg:x2="28.117cm" svg:y2="5.978cm"><text:p/></draw:line><draw:line draw:style-name="gr9" draw:text-style-name="P269" svg:x1="0.747cm" svg:y1="6.729cm" svg:x2="28.132cm" svg:y2="6.729cm"><text:p/></draw:line><draw:line draw:style-name="gr9" draw:text-style-name="P269" svg:x1="0.745cm" svg:y1="8.233cm" svg:x2="28.13cm" svg:y2="8.233cm"><text:p/></draw:line><draw:line draw:style-name="gr9" draw:text-style-name="P269" svg:x1="0.755cm" svg:y1="9.747cm" svg:x2="28.14cm" svg:y2="9.747cm"><text:p/></draw:line><draw:line draw:style-name="gr9" draw:text-style-name="P269" svg:x1="0.745cm" svg:y1="7.495cm" svg:x2="28.13cm" svg:y2="7.495cm"><text:p/></draw:line><draw:line draw:style-name="gr9" draw:text-style-name="P269" svg:x1="0.758cm" svg:y1="8.997cm" svg:x2="28.143cm" svg:y2="8.997cm"><text:p/></draw:line><draw:line draw:style-name="gr9" draw:text-style-name="P269" svg:x1="0.732cm" svg:y1="10.495cm" svg:x2="28.117cm" svg:y2="10.495cm"><text:p/></draw:line><draw:line draw:style-name="gr9" draw:text-style-name="P269" svg:x1="0.755cm" svg:y1="11.244cm" svg:x2="28.14cm" svg:y2="11.244cm"><text:p/></draw:line></draw:g><draw:g draw:name="DrawObject 660" draw:style-name="gr10"><draw:g draw:name="DrawObject 661" draw:style-name="gr10"><draw:g draw:name="DrawObject 662" draw:style-name="gr10"><draw:g draw:name="DrawObject 663" draw:style-name="gr8"><draw:line draw:name="Вертикальная линия 2401" draw:style-name="gr11" draw:text-style-name="P270" svg:x1="1.852cm" svg:y1="-0.023cm" svg:x2="1.852cm" svg:y2="0.078cm"><text:p/></draw:line><draw:line draw:name="Вертикальная линия 2402" draw:style-name="gr11" draw:text-style-name="P270" svg:x1="2.896cm" svg:y1="-0.021cm" svg:x2="2.896cm" svg:y2="0.08cm"><text:p/></draw:line><draw:line draw:name="Вертикальная линия 2403" draw:style-name="gr11" draw:text-style-name="P270" svg:x1="3.937cm" svg:y1="-0.016cm" svg:x2="3.937cm" svg:y2="0.085cm"><text:p/></draw:line><draw:line draw:name="Вертикальная линия 2404" draw:style-name="gr11" draw:text-style-name="P270" svg:x1="5.235cm" svg:y1="-0.016cm" svg:x2="5.235cm" svg:y2="0.085cm"><text:p/></draw:line></draw:g><draw:line draw:name="Вертикальная линия 2405" draw:style-name="gr11" draw:text-style-name="P270" svg:x1="12.58cm" svg:y1="-0.016cm" svg:x2="12.58cm" svg:y2="0.085cm"><text:p/></draw:line><draw:line draw:name="Вертикальная линия 2406" draw:style-name="gr11" draw:text-style-name="P270" svg:x1="13.603cm" svg:y1="-0.016cm" svg:x2="13.603cm" svg:y2="0.085cm"><text:p/></draw:line><draw:line draw:name="Вертикальная линия 2407" draw:style-name="gr11" draw:text-style-name="P270" svg:x1="15.419cm" svg:y1="-0.016cm" svg:x2="15.419cm" svg:y2="0.085cm"><text:p/></draw:line><draw:line draw:name="Вертикальная линия 2408" draw:style-name="gr11" draw:text-style-name="P270" svg:x1="16.45cm" svg:y1="-0.016cm" svg:x2="16.45cm" svg:y2="0.085cm"><text:p/></draw:line><draw:line draw:name="Вертикальная линия 2409" draw:style-name="gr11" draw:text-style-name="P270" svg:x1="17.727cm" svg:y1="-0.016cm" svg:x2="17.727cm" svg:y2="0.085cm"><text:p/></draw:line><draw:line draw:name="Вертикальная линия 2410" draw:style-name="gr11" draw:text-style-name="P270" svg:x1="18.773cm" svg:y1="-0.016cm" svg:x2="18.773cm" svg:y2="0.085cm"><text:p/></draw:line></draw:g><draw:g draw:name="DrawObject 664" draw:style-name="gr8"><draw:line draw:name="Вертикальная линия 2411" draw:style-name="gr11" draw:text-style-name="P270" svg:x1="20.041cm" svg:y1="-0.016cm" svg:x2="20.041cm" svg:y2="0.085cm"><text:p/></draw:line><draw:line draw:name="Вертикальная линия 2412" draw:style-name="gr11" draw:text-style-name="P270" svg:x1="21.306cm" svg:y1="-0.016cm" svg:x2="21.306cm" svg:y2="0.085cm"><text:p/></draw:line><draw:line draw:name="Вертикальная линия 2413" draw:style-name="gr11" draw:text-style-name="P270" svg:x1="22.658cm" svg:y1="-0.016cm" svg:x2="22.658cm" svg:y2="0.085cm"><text:p/></draw:line><draw:line draw:name="Вертикальная линия 2414" draw:style-name="gr11" draw:text-style-name="P270" svg:x1="23.98cm" svg:y1="-0.016cm" svg:x2="23.98cm" svg:y2="0.085cm"><text:p/></draw:line><draw:line draw:name="Вертикальная линия 2415" draw:style-name="gr11" draw:text-style-name="P270" svg:x1="25.728cm" svg:y1="-0.016cm" svg:x2="25.728cm" svg:y2="0.085cm"><text:p/></draw:line></draw:g></draw:g><draw:g draw:name="DrawObject 665" draw:style-name="gr10"><draw:g draw:name="DrawObject 666" draw:style-name="gr10"><draw:g draw:name="DrawObject 667" draw:style-name="gr8"><draw:line draw:name="Вертикальная линия 2416" draw:style-name="gr11" draw:text-style-name="P270" svg:x1="1.838cm" svg:y1="0.73cm" svg:x2="1.838cm" svg:y2="0.831cm"><text:p/></draw:line><draw:line draw:name="Вертикальная линия 2417" draw:style-name="gr11" draw:text-style-name="P270" svg:x1="2.884cm" svg:y1="0.732cm" svg:x2="2.884cm" svg:y2="0.833cm"><text:p/></draw:line><draw:line draw:name="Вертикальная линия 2418" draw:style-name="gr11" draw:text-style-name="P270" svg:x1="3.927cm" svg:y1="0.737cm" svg:x2="3.927cm" svg:y2="0.838cm"><text:p/></draw:line><draw:line draw:name="Вертикальная линия 2419" draw:style-name="gr11" draw:text-style-name="P270" svg:x1="5.221cm" svg:y1="0.737cm" svg:x2="5.221cm" svg:y2="0.838cm"><text:p/></draw:line></draw:g><draw:line draw:name="Вертикальная линия 2420" draw:style-name="gr11" draw:text-style-name="P270" svg:x1="12.573cm" svg:y1="0.737cm" svg:x2="12.573cm" svg:y2="0.838cm"><text:p/></draw:line><draw:line draw:name="Вертикальная линия 2421" draw:style-name="gr11" draw:text-style-name="P270" svg:x1="13.596cm" svg:y1="0.737cm" svg:x2="13.596cm" svg:y2="0.838cm"><text:p/></draw:line><draw:line draw:name="Вертикальная линия 2422" draw:style-name="gr11" draw:text-style-name="P270" svg:x1="15.411cm" svg:y1="0.737cm" svg:x2="15.411cm" svg:y2="0.838cm"><text:p/></draw:line><draw:line draw:name="Вертикальная линия 2423" draw:style-name="gr11" draw:text-style-name="P270" svg:x1="16.44cm" svg:y1="0.737cm" svg:x2="16.44cm" svg:y2="0.838cm"><text:p/></draw:line><draw:line draw:name="Вертикальная линия 2424" draw:style-name="gr11" draw:text-style-name="P270" svg:x1="17.713cm" svg:y1="0.737cm" svg:x2="17.713cm" svg:y2="0.838cm"><text:p/></draw:line><draw:line draw:name="Вертикальная линия 2425" draw:style-name="gr11" draw:text-style-name="P270" svg:x1="18.763cm" svg:y1="0.737cm" svg:x2="18.763cm" svg:y2="0.838cm"><text:p/></draw:line></draw:g><draw:g draw:name="DrawObject 668" draw:style-name="gr8"><draw:line draw:name="Вертикальная линия 2426" draw:style-name="gr11" draw:text-style-name="P270" svg:x1="20.029cm" svg:y1="0.737cm" svg:x2="20.029cm" svg:y2="0.838cm"><text:p/></draw:line><draw:line draw:name="Вертикальная линия 2427" draw:style-name="gr11" draw:text-style-name="P270" svg:x1="21.296cm" svg:y1="0.737cm" svg:x2="21.296cm" svg:y2="0.838cm"><text:p/></draw:line><draw:line draw:name="Вертикальная линия 2428" draw:style-name="gr11" draw:text-style-name="P270" svg:x1="22.643cm" svg:y1="0.737cm" svg:x2="22.643cm" svg:y2="0.838cm"><text:p/></draw:line><draw:line draw:name="Вертикальная линия 2429" draw:style-name="gr11" draw:text-style-name="P270" svg:x1="23.97cm" svg:y1="0.737cm" svg:x2="23.97cm" svg:y2="0.838cm"><text:p/></draw:line><draw:line draw:name="Вертикальная линия 2430" draw:style-name="gr11" draw:text-style-name="P270" svg:x1="25.714cm" svg:y1="0.737cm" svg:x2="25.714cm" svg:y2="0.838cm"><text:p/></draw:line></draw:g></draw:g><draw:g draw:name="DrawObject 669" draw:style-name="gr10"><draw:g draw:name="DrawObject 670" draw:style-name="gr10"><draw:g draw:name="DrawObject 671" draw:style-name="gr8"><draw:line draw:name="Вертикальная линия 2431" draw:style-name="gr11" draw:text-style-name="P270" svg:x1="1.838cm" svg:y1="1.466cm" svg:x2="1.838cm" svg:y2="1.567cm"><text:p/></draw:line><draw:line draw:name="Вертикальная линия 2432" draw:style-name="gr11" draw:text-style-name="P270" svg:x1="2.884cm" svg:y1="1.471cm" svg:x2="2.884cm" svg:y2="1.572cm"><text:p/></draw:line><draw:line draw:name="Вертикальная линия 2433" draw:style-name="gr11" draw:text-style-name="P270" svg:x1="3.927cm" svg:y1="1.475cm" svg:x2="3.927cm" svg:y2="1.576cm"><text:p/></draw:line><draw:line draw:name="Вертикальная линия 2434" draw:style-name="gr11" draw:text-style-name="P270" svg:x1="5.221cm" svg:y1="1.475cm" svg:x2="5.221cm" svg:y2="1.576cm"><text:p/></draw:line></draw:g><draw:line draw:name="Вертикальная линия 2435" draw:style-name="gr11" draw:text-style-name="P270" svg:x1="12.573cm" svg:y1="1.475cm" svg:x2="12.573cm" svg:y2="1.576cm"><text:p/></draw:line><draw:line draw:name="Вертикальная линия 2436" draw:style-name="gr11" draw:text-style-name="P270" svg:x1="13.596cm" svg:y1="1.475cm" svg:x2="13.596cm" svg:y2="1.576cm"><text:p/></draw:line><draw:line draw:name="Вертикальная линия 2437" draw:style-name="gr11" draw:text-style-name="P270" svg:x1="15.411cm" svg:y1="1.475cm" svg:x2="15.411cm" svg:y2="1.576cm"><text:p/></draw:line><draw:line draw:name="Вертикальная линия 2438" draw:style-name="gr11" draw:text-style-name="P270" svg:x1="16.44cm" svg:y1="1.475cm" svg:x2="16.44cm" svg:y2="1.576cm"><text:p/></draw:line><draw:line draw:name="Вертикальная линия 2439" draw:style-name="gr11" draw:text-style-name="P270" svg:x1="17.713cm" svg:y1="1.475cm" svg:x2="17.713cm" svg:y2="1.576cm"><text:p/></draw:line><draw:line draw:name="Вертикальная линия 2440" draw:style-name="gr11" draw:text-style-name="P270" svg:x1="18.763cm" svg:y1="1.475cm" svg:x2="18.763cm" svg:y2="1.576cm"><text:p/></draw:line></draw:g><draw:g draw:name="DrawObject 672" draw:style-name="gr8"><draw:line draw:name="Вертикальная линия 2441" draw:style-name="gr11" draw:text-style-name="P270" svg:x1="20.029cm" svg:y1="1.475cm" svg:x2="20.029cm" svg:y2="1.576cm"><text:p/></draw:line><draw:line draw:name="Вертикальная линия 2442" draw:style-name="gr11" draw:text-style-name="P270" svg:x1="21.296cm" svg:y1="1.475cm" svg:x2="21.296cm" svg:y2="1.576cm"><text:p/></draw:line><draw:line draw:name="Вертикальная линия 2443" draw:style-name="gr11" draw:text-style-name="P270" svg:x1="22.643cm" svg:y1="1.475cm" svg:x2="22.643cm" svg:y2="1.576cm"><text:p/></draw:line><draw:line draw:name="Вертикальная линия 2444" draw:style-name="gr11" draw:text-style-name="P270" svg:x1="23.97cm" svg:y1="1.475cm" svg:x2="23.97cm" svg:y2="1.576cm"><text:p/></draw:line><draw:line draw:name="Вертикальная линия 2445" draw:style-name="gr11" draw:text-style-name="P270" svg:x1="25.714cm" svg:y1="1.475cm" svg:x2="25.714cm" svg:y2="1.576cm"><text:p/></draw:line></draw:g></draw:g><draw:g draw:name="DrawObject 673" draw:style-name="gr10"><draw:g draw:name="DrawObject 674" draw:style-name="gr10"><draw:g draw:name="DrawObject 675" draw:style-name="gr8"><draw:line draw:name="Вертикальная линия 2446" draw:style-name="gr11" draw:text-style-name="P270" svg:x1="1.838cm" svg:y1="2.231cm" svg:x2="1.838cm" svg:y2="2.332cm"><text:p/></draw:line><draw:line draw:name="Вертикальная линия 2447" draw:style-name="gr11" draw:text-style-name="P270" svg:x1="2.884cm" svg:y1="2.233cm" svg:x2="2.884cm" svg:y2="2.334cm"><text:p/></draw:line><draw:line draw:name="Вертикальная линия 2448" draw:style-name="gr11" draw:text-style-name="P270" svg:x1="3.927cm" svg:y1="2.238cm" svg:x2="3.927cm" svg:y2="2.339cm"><text:p/></draw:line><draw:line draw:name="Вертикальная линия 2449" draw:style-name="gr11" draw:text-style-name="P270" svg:x1="5.221cm" svg:y1="2.238cm" svg:x2="5.221cm" svg:y2="2.339cm"><text:p/></draw:line></draw:g><draw:line draw:name="Вертикальная линия 2450" draw:style-name="gr11" draw:text-style-name="P270" svg:x1="12.573cm" svg:y1="2.238cm" svg:x2="12.573cm" svg:y2="2.339cm"><text:p/></draw:line><draw:line draw:name="Вертикальная линия 2451" draw:style-name="gr11" draw:text-style-name="P270" svg:x1="13.596cm" svg:y1="2.238cm" svg:x2="13.596cm" svg:y2="2.339cm"><text:p/></draw:line><draw:line draw:name="Вертикальная линия 2452" draw:style-name="gr11" draw:text-style-name="P270" svg:x1="15.411cm" svg:y1="2.238cm" svg:x2="15.411cm" svg:y2="2.339cm"><text:p/></draw:line><draw:line draw:name="Вертикальная линия 2453" draw:style-name="gr11" draw:text-style-name="P270" svg:x1="16.44cm" svg:y1="2.238cm" svg:x2="16.44cm" svg:y2="2.339cm"><text:p/></draw:line><draw:line draw:name="Вертикальная линия 2454" draw:style-name="gr11" draw:text-style-name="P270" svg:x1="17.713cm" svg:y1="2.238cm" svg:x2="17.713cm" svg:y2="2.339cm"><text:p/></draw:line><draw:line draw:name="Вертикальная линия 2455" draw:style-name="gr11" draw:text-style-name="P270" svg:x1="18.763cm" svg:y1="2.238cm" svg:x2="18.763cm" svg:y2="2.339cm"><text:p/></draw:line></draw:g><draw:g draw:name="DrawObject 676" draw:style-name="gr8"><draw:line draw:name="Вертикальная линия 2456" draw:style-name="gr11" draw:text-style-name="P270" svg:x1="20.029cm" svg:y1="2.238cm" svg:x2="20.029cm" svg:y2="2.339cm"><text:p/></draw:line><draw:line draw:name="Вертикальная линия 2457" draw:style-name="gr11" draw:text-style-name="P270" svg:x1="21.296cm" svg:y1="2.238cm" svg:x2="21.296cm" svg:y2="2.339cm"><text:p/></draw:line><draw:line draw:name="Вертикальная линия 2458" draw:style-name="gr11" draw:text-style-name="P270" svg:x1="22.643cm" svg:y1="2.238cm" svg:x2="22.643cm" svg:y2="2.339cm"><text:p/></draw:line><draw:line draw:name="Вертикальная линия 2459" draw:style-name="gr11" draw:text-style-name="P270" svg:x1="23.97cm" svg:y1="2.238cm" svg:x2="23.97cm" svg:y2="2.339cm"><text:p/></draw:line><draw:line draw:name="Вертикальная линия 2460" draw:style-name="gr11" draw:text-style-name="P270" svg:x1="25.714cm" svg:y1="2.238cm" svg:x2="25.714cm" svg:y2="2.339cm"><text:p/></draw:line></draw:g></draw:g><draw:g draw:name="DrawObject 677" draw:style-name="gr10"><draw:g draw:name="DrawObject 678" draw:style-name="gr10"><draw:g draw:name="DrawObject 679" draw:style-name="gr8"><draw:line draw:name="Вертикальная линия 2461" draw:style-name="gr11" draw:text-style-name="P270" svg:x1="1.838cm" svg:y1="2.981cm" svg:x2="1.838cm" svg:y2="3.082cm"><text:p/></draw:line><draw:line draw:name="Вертикальная линия 2462" draw:style-name="gr11" draw:text-style-name="P270" svg:x1="2.884cm" svg:y1="2.983cm" svg:x2="2.884cm" svg:y2="3.084cm"><text:p/></draw:line><draw:line draw:name="Вертикальная линия 2463" draw:style-name="gr11" draw:text-style-name="P270" svg:x1="3.927cm" svg:y1="2.988cm" svg:x2="3.927cm" svg:y2="3.089cm"><text:p/></draw:line><draw:line draw:name="Вертикальная линия 2464" draw:style-name="gr11" draw:text-style-name="P270" svg:x1="5.221cm" svg:y1="2.988cm" svg:x2="5.221cm" svg:y2="3.089cm"><text:p/></draw:line></draw:g><draw:line draw:name="Вертикальная линия 2465" draw:style-name="gr11" draw:text-style-name="P270" svg:x1="12.573cm" svg:y1="2.988cm" svg:x2="12.573cm" svg:y2="3.089cm"><text:p/></draw:line><draw:line draw:name="Вертикальная линия 2466" draw:style-name="gr11" draw:text-style-name="P270" svg:x1="13.596cm" svg:y1="2.988cm" svg:x2="13.596cm" svg:y2="3.089cm"><text:p/></draw:line><draw:line draw:name="Вертикальная линия 2467" draw:style-name="gr11" draw:text-style-name="P270" svg:x1="15.411cm" svg:y1="2.988cm" svg:x2="15.411cm" svg:y2="3.089cm"><text:p/></draw:line><draw:line draw:name="Вертикальная линия 2468" draw:style-name="gr11" draw:text-style-name="P270" svg:x1="16.44cm" svg:y1="2.988cm" svg:x2="16.44cm" svg:y2="3.089cm"><text:p/></draw:line><draw:line draw:name="Вертикальная линия 2469" draw:style-name="gr11" draw:text-style-name="P270" svg:x1="17.713cm" svg:y1="2.988cm" svg:x2="17.713cm" svg:y2="3.089cm"><text:p/></draw:line><draw:line draw:name="Вертикальная линия 2470" draw:style-name="gr11" draw:text-style-name="P270" svg:x1="18.763cm" svg:y1="2.988cm" svg:x2="18.763cm" svg:y2="3.089cm"><text:p/></draw:line></draw:g><draw:g draw:name="DrawObject 680" draw:style-name="gr8"><draw:line draw:name="Вертикальная линия 2471" draw:style-name="gr11" draw:text-style-name="P270" svg:x1="20.029cm" svg:y1="2.988cm" svg:x2="20.029cm" svg:y2="3.089cm"><text:p/></draw:line><draw:line draw:name="Вертикальная линия 2472" draw:style-name="gr11" draw:text-style-name="P270" svg:x1="21.296cm" svg:y1="2.988cm" svg:x2="21.296cm" svg:y2="3.089cm"><text:p/></draw:line><draw:line draw:name="Вертикальная линия 2473" draw:style-name="gr11" draw:text-style-name="P270" svg:x1="22.643cm" svg:y1="2.988cm" svg:x2="22.643cm" svg:y2="3.089cm"><text:p/></draw:line><draw:line draw:name="Вертикальная линия 2474" draw:style-name="gr11" draw:text-style-name="P270" svg:x1="23.97cm" svg:y1="2.988cm" svg:x2="23.97cm" svg:y2="3.089cm"><text:p/></draw:line><draw:line draw:name="Вертикальная линия 2475" draw:style-name="gr11" draw:text-style-name="P270" svg:x1="25.714cm" svg:y1="2.988cm" svg:x2="25.714cm" svg:y2="3.089cm"><text:p/></draw:line></draw:g></draw:g><draw:g draw:name="DrawObject 681" draw:style-name="gr10"><draw:g draw:name="DrawObject 682" draw:style-name="gr10"><draw:g draw:name="DrawObject 683" draw:style-name="gr8"><draw:line draw:name="Вертикальная линия 2476" draw:style-name="gr11" draw:text-style-name="P270" svg:x1="1.838cm" svg:y1="3.734cm" svg:x2="1.838cm" svg:y2="3.835cm"><text:p/></draw:line><draw:line draw:name="Вертикальная линия 2477" draw:style-name="gr11" draw:text-style-name="P270" svg:x1="2.884cm" svg:y1="3.736cm" svg:x2="2.884cm" svg:y2="3.837cm"><text:p/></draw:line><draw:line draw:name="Вертикальная линия 2478" draw:style-name="gr11" draw:text-style-name="P270" svg:x1="3.927cm" svg:y1="3.741cm" svg:x2="3.927cm" svg:y2="3.842cm"><text:p/></draw:line><draw:line draw:name="Вертикальная линия 2479" draw:style-name="gr11" draw:text-style-name="P270" svg:x1="5.221cm" svg:y1="3.741cm" svg:x2="5.221cm" svg:y2="3.842cm"><text:p/></draw:line></draw:g><draw:line draw:name="Вертикальная линия 2480" draw:style-name="gr11" draw:text-style-name="P270" svg:x1="12.573cm" svg:y1="3.741cm" svg:x2="12.573cm" svg:y2="3.842cm"><text:p/></draw:line><draw:line draw:name="Вертикальная линия 2481" draw:style-name="gr11" draw:text-style-name="P270" svg:x1="13.596cm" svg:y1="3.741cm" svg:x2="13.596cm" svg:y2="3.842cm"><text:p/></draw:line><draw:line draw:name="Вертикальная линия 2482" draw:style-name="gr11" draw:text-style-name="P270" svg:x1="15.411cm" svg:y1="3.741cm" svg:x2="15.411cm" svg:y2="3.842cm"><text:p/></draw:line><draw:line draw:name="Вертикальная линия 2483" draw:style-name="gr11" draw:text-style-name="P270" svg:x1="16.44cm" svg:y1="3.741cm" svg:x2="16.44cm" svg:y2="3.842cm"><text:p/></draw:line><draw:line draw:name="Вертикальная линия 2484" draw:style-name="gr11" draw:text-style-name="P270" svg:x1="17.713cm" svg:y1="3.741cm" svg:x2="17.713cm" svg:y2="3.842cm"><text:p/></draw:line><draw:line draw:name="Вертикальная линия 2485" draw:style-name="gr11" draw:text-style-name="P270" svg:x1="18.763cm" svg:y1="3.741cm" svg:x2="18.763cm" svg:y2="3.842cm"><text:p/></draw:line></draw:g><draw:g draw:name="DrawObject 684" draw:style-name="gr8"><draw:line draw:name="Вертикальная линия 2486" draw:style-name="gr11" draw:text-style-name="P270" svg:x1="20.029cm" svg:y1="3.741cm" svg:x2="20.029cm" svg:y2="3.842cm"><text:p/></draw:line><draw:line draw:name="Вертикальная линия 2487" draw:style-name="gr11" draw:text-style-name="P270" svg:x1="21.296cm" svg:y1="3.741cm" svg:x2="21.296cm" svg:y2="3.842cm"><text:p/></draw:line><draw:line draw:name="Вертикальная линия 2488" draw:style-name="gr11" draw:text-style-name="P270" svg:x1="22.643cm" svg:y1="3.741cm" svg:x2="22.643cm" svg:y2="3.842cm"><text:p/></draw:line><draw:line draw:name="Вертикальная линия 2489" draw:style-name="gr11" draw:text-style-name="P270" svg:x1="23.97cm" svg:y1="3.741cm" svg:x2="23.97cm" svg:y2="3.842cm"><text:p/></draw:line><draw:line draw:name="Вертикальная линия 2490" draw:style-name="gr11" draw:text-style-name="P270" svg:x1="25.714cm" svg:y1="3.741cm" svg:x2="25.714cm" svg:y2="3.842cm"><text:p/></draw:line></draw:g></draw:g><draw:g draw:name="DrawObject 685" draw:style-name="gr10"><draw:g draw:name="DrawObject 686" draw:style-name="gr10"><draw:g draw:name="DrawObject 687" draw:style-name="gr8"><draw:line draw:name="Вертикальная линия 2491" draw:style-name="gr11" draw:text-style-name="P270" svg:x1="1.838cm" svg:y1="4.471cm" svg:x2="1.838cm" svg:y2="4.572cm"><text:p/></draw:line><draw:line draw:name="Вертикальная линия 2492" draw:style-name="gr11" draw:text-style-name="P270" svg:x1="2.884cm" svg:y1="4.473cm" svg:x2="2.884cm" svg:y2="4.574cm"><text:p/></draw:line><draw:line draw:name="Вертикальная линия 2493" draw:style-name="gr11" draw:text-style-name="P270" svg:x1="3.927cm" svg:y1="4.477cm" svg:x2="3.927cm" svg:y2="4.578cm"><text:p/></draw:line><draw:line draw:name="Вертикальная линия 2494" draw:style-name="gr11" draw:text-style-name="P270" svg:x1="5.221cm" svg:y1="4.477cm" svg:x2="5.221cm" svg:y2="4.578cm"><text:p/></draw:line></draw:g><draw:line draw:name="Вертикальная линия 2495" draw:style-name="gr11" draw:text-style-name="P270" svg:x1="12.573cm" svg:y1="4.477cm" svg:x2="12.573cm" svg:y2="4.578cm"><text:p/></draw:line><draw:line draw:name="Вертикальная линия 2496" draw:style-name="gr11" draw:text-style-name="P270" svg:x1="13.596cm" svg:y1="4.477cm" svg:x2="13.596cm" svg:y2="4.578cm"><text:p/></draw:line><draw:line draw:name="Вертикальная линия 2497" draw:style-name="gr11" draw:text-style-name="P270" svg:x1="15.411cm" svg:y1="4.477cm" svg:x2="15.411cm" svg:y2="4.578cm"><text:p/></draw:line><draw:line draw:name="Вертикальная линия 2498" draw:style-name="gr11" draw:text-style-name="P270" svg:x1="16.44cm" svg:y1="4.477cm" svg:x2="16.44cm" svg:y2="4.578cm"><text:p/></draw:line><draw:line draw:name="Вертикальная линия 2499" draw:style-name="gr11" draw:text-style-name="P270" svg:x1="17.713cm" svg:y1="4.477cm" svg:x2="17.713cm" svg:y2="4.578cm"><text:p/></draw:line><draw:line draw:name="Вертикальная линия 2500" draw:style-name="gr11" draw:text-style-name="P270" svg:x1="18.763cm" svg:y1="4.477cm" svg:x2="18.763cm" svg:y2="4.578cm"><text:p/></draw:line></draw:g><draw:g draw:name="DrawObject 688" draw:style-name="gr8"><draw:line draw:name="Вертикальная линия 2501" draw:style-name="gr11" draw:text-style-name="P270" svg:x1="20.029cm" svg:y1="4.477cm" svg:x2="20.029cm" svg:y2="4.578cm"><text:p/></draw:line><draw:line draw:name="Вертикальная линия 2502" draw:style-name="gr11" draw:text-style-name="P270" svg:x1="21.296cm" svg:y1="4.477cm" svg:x2="21.296cm" svg:y2="4.578cm"><text:p/></draw:line><draw:line draw:name="Вертикальная линия 2503" draw:style-name="gr11" draw:text-style-name="P270" svg:x1="22.643cm" svg:y1="4.477cm" svg:x2="22.643cm" svg:y2="4.578cm"><text:p/></draw:line><draw:line draw:name="Вертикальная линия 2504" draw:style-name="gr11" draw:text-style-name="P270" svg:x1="23.97cm" svg:y1="4.477cm" svg:x2="23.97cm" svg:y2="4.578cm"><text:p/></draw:line><draw:line draw:name="Вертикальная линия 2505" draw:style-name="gr11" draw:text-style-name="P270" svg:x1="25.714cm" svg:y1="4.477cm" svg:x2="25.714cm" svg:y2="4.578cm"><text:p/></draw:line></draw:g></draw:g><draw:g draw:name="DrawObject 689" draw:style-name="gr10"><draw:g draw:name="DrawObject 690" draw:style-name="gr10"><draw:g draw:name="DrawObject 691" draw:style-name="gr8"><draw:line draw:name="Вертикальная линия 2506" draw:style-name="gr11" draw:text-style-name="P270" svg:x1="1.838cm" svg:y1="5.235cm" svg:x2="1.838cm" svg:y2="5.336cm"><text:p/></draw:line><draw:line draw:name="Вертикальная линия 2507" draw:style-name="gr11" draw:text-style-name="P270" svg:x1="2.884cm" svg:y1="5.237cm" svg:x2="2.884cm" svg:y2="5.338cm"><text:p/></draw:line><draw:line draw:name="Вертикальная линия 2508" draw:style-name="gr11" draw:text-style-name="P270" svg:x1="3.927cm" svg:y1="5.242cm" svg:x2="3.927cm" svg:y2="5.343cm"><text:p/></draw:line><draw:line draw:name="Вертикальная линия 2509" draw:style-name="gr11" draw:text-style-name="P270" svg:x1="5.221cm" svg:y1="5.242cm" svg:x2="5.221cm" svg:y2="5.343cm"><text:p/></draw:line></draw:g><draw:line draw:name="Вертикальная линия 2510" draw:style-name="gr11" draw:text-style-name="P270" svg:x1="12.573cm" svg:y1="5.242cm" svg:x2="12.573cm" svg:y2="5.343cm"><text:p/></draw:line><draw:line draw:name="Вертикальная линия 2511" draw:style-name="gr11" draw:text-style-name="P270" svg:x1="13.596cm" svg:y1="5.242cm" svg:x2="13.596cm" svg:y2="5.343cm"><text:p/></draw:line><draw:line draw:name="Вертикальная линия 2512" draw:style-name="gr11" draw:text-style-name="P270" svg:x1="15.411cm" svg:y1="5.242cm" svg:x2="15.411cm" svg:y2="5.343cm"><text:p/></draw:line><draw:line draw:name="Вертикальная линия 2513" draw:style-name="gr11" draw:text-style-name="P270" svg:x1="16.44cm" svg:y1="5.242cm" svg:x2="16.44cm" svg:y2="5.343cm"><text:p/></draw:line><draw:line draw:name="Вертикальная линия 2514" draw:style-name="gr11" draw:text-style-name="P270" svg:x1="17.713cm" svg:y1="5.242cm" svg:x2="17.713cm" svg:y2="5.343cm"><text:p/></draw:line><draw:line draw:name="Вертикальная линия 2515" draw:style-name="gr11" draw:text-style-name="P270" svg:x1="18.763cm" svg:y1="5.242cm" svg:x2="18.763cm" svg:y2="5.343cm"><text:p/></draw:line></draw:g><draw:g draw:name="DrawObject 692" draw:style-name="gr8"><draw:line draw:name="Вертикальная линия 2516" draw:style-name="gr11" draw:text-style-name="P270" svg:x1="20.029cm" svg:y1="5.242cm" svg:x2="20.029cm" svg:y2="5.343cm"><text:p/></draw:line><draw:line draw:name="Вертикальная линия 2517" draw:style-name="gr11" draw:text-style-name="P270" svg:x1="21.296cm" svg:y1="5.242cm" svg:x2="21.296cm" svg:y2="5.343cm"><text:p/></draw:line><draw:line draw:name="Вертикальная линия 2518" draw:style-name="gr11" draw:text-style-name="P270" svg:x1="22.643cm" svg:y1="5.242cm" svg:x2="22.643cm" svg:y2="5.343cm"><text:p/></draw:line><draw:line draw:name="Вертикальная линия 2519" draw:style-name="gr11" draw:text-style-name="P270" svg:x1="23.97cm" svg:y1="5.242cm" svg:x2="23.97cm" svg:y2="5.343cm"><text:p/></draw:line><draw:line draw:name="Вертикальная линия 2520" draw:style-name="gr11" draw:text-style-name="P270" svg:x1="25.714cm" svg:y1="5.242cm" svg:x2="25.714cm" svg:y2="5.343cm"><text:p/></draw:line></draw:g></draw:g><draw:g draw:name="DrawObject 693" draw:style-name="gr10"><draw:g draw:name="DrawObject 694" draw:style-name="gr10"><draw:g draw:name="DrawObject 695" draw:style-name="gr8"><draw:line draw:name="Вертикальная линия 2521" draw:style-name="gr11" draw:text-style-name="P270" svg:x1="1.838cm" svg:y1="5.99cm" svg:x2="1.838cm" svg:y2="6.091cm"><text:p/></draw:line><draw:line draw:name="Вертикальная линия 2522" draw:style-name="gr11" draw:text-style-name="P270" svg:x1="2.884cm" svg:y1="5.992cm" svg:x2="2.884cm" svg:y2="6.093cm"><text:p/></draw:line><draw:line draw:name="Вертикальная линия 2523" draw:style-name="gr11" draw:text-style-name="P270" svg:x1="3.927cm" svg:y1="5.997cm" svg:x2="3.927cm" svg:y2="6.098cm"><text:p/></draw:line><draw:line draw:name="Вертикальная линия 2524" draw:style-name="gr11" draw:text-style-name="P270" svg:x1="5.221cm" svg:y1="5.997cm" svg:x2="5.221cm" svg:y2="6.098cm"><text:p/></draw:line></draw:g><draw:line draw:name="Вертикальная линия 2525" draw:style-name="gr11" draw:text-style-name="P270" svg:x1="12.573cm" svg:y1="5.997cm" svg:x2="12.573cm" svg:y2="6.098cm"><text:p/></draw:line><draw:line draw:name="Вертикальная линия 2526" draw:style-name="gr11" draw:text-style-name="P270" svg:x1="13.596cm" svg:y1="5.997cm" svg:x2="13.596cm" svg:y2="6.098cm"><text:p/></draw:line><draw:line draw:name="Вертикальная линия 2527" draw:style-name="gr11" draw:text-style-name="P270" svg:x1="15.411cm" svg:y1="5.997cm" svg:x2="15.411cm" svg:y2="6.098cm"><text:p/></draw:line><draw:line draw:name="Вертикальная линия 2528" draw:style-name="gr11" draw:text-style-name="P270" svg:x1="16.44cm" svg:y1="5.997cm" svg:x2="16.44cm" svg:y2="6.098cm"><text:p/></draw:line><draw:line draw:name="Вертикальная линия 2529" draw:style-name="gr11" draw:text-style-name="P270" svg:x1="17.713cm" svg:y1="5.997cm" svg:x2="17.713cm" svg:y2="6.098cm"><text:p/></draw:line><draw:line draw:name="Вертикальная линия 2530" draw:style-name="gr11" draw:text-style-name="P270" svg:x1="18.763cm" svg:y1="5.997cm" svg:x2="18.763cm" svg:y2="6.098cm"><text:p/></draw:line></draw:g><draw:g draw:name="DrawObject 696" draw:style-name="gr8"><draw:line draw:name="Вертикальная линия 2531" draw:style-name="gr11" draw:text-style-name="P270" svg:x1="20.029cm" svg:y1="5.997cm" svg:x2="20.029cm" svg:y2="6.098cm"><text:p/></draw:line><draw:line draw:name="Вертикальная линия 2532" draw:style-name="gr11" draw:text-style-name="P270" svg:x1="21.296cm" svg:y1="5.997cm" svg:x2="21.296cm" svg:y2="6.098cm"><text:p/></draw:line><draw:line draw:name="Вертикальная линия 2533" draw:style-name="gr11" draw:text-style-name="P270" svg:x1="22.643cm" svg:y1="5.997cm" svg:x2="22.643cm" svg:y2="6.098cm"><text:p/></draw:line><draw:line draw:name="Вертикальная линия 2534" draw:style-name="gr11" draw:text-style-name="P270" svg:x1="23.97cm" svg:y1="5.997cm" svg:x2="23.97cm" svg:y2="6.098cm"><text:p/></draw:line><draw:line draw:name="Вертикальная линия 2535" draw:style-name="gr11" draw:text-style-name="P270" svg:x1="25.714cm" svg:y1="5.997cm" svg:x2="25.714cm" svg:y2="6.098cm"><text:p/></draw:line></draw:g></draw:g><draw:g draw:name="DrawObject 697" draw:style-name="gr10"><draw:g draw:name="DrawObject 698" draw:style-name="gr10"><draw:g draw:name="DrawObject 699" draw:style-name="gr8"><draw:line draw:name="Вертикальная линия 2536" draw:style-name="gr11" draw:text-style-name="P270" svg:x1="1.838cm" svg:y1="6.743cm" svg:x2="1.838cm" svg:y2="6.844cm"><text:p/></draw:line><draw:line draw:name="Вертикальная линия 2537" draw:style-name="gr11" draw:text-style-name="P270" svg:x1="2.884cm" svg:y1="6.745cm" svg:x2="2.884cm" svg:y2="6.846cm"><text:p/></draw:line><draw:line draw:name="Вертикальная линия 2538" draw:style-name="gr11" draw:text-style-name="P270" svg:x1="3.927cm" svg:y1="6.75cm" svg:x2="3.927cm" svg:y2="6.851cm"><text:p/></draw:line><draw:line draw:name="Вертикальная линия 2539" draw:style-name="gr11" draw:text-style-name="P270" svg:x1="5.221cm" svg:y1="6.75cm" svg:x2="5.221cm" svg:y2="6.851cm"><text:p/></draw:line></draw:g><draw:line draw:name="Вертикальная линия 2540" draw:style-name="gr11" draw:text-style-name="P270" svg:x1="12.573cm" svg:y1="6.75cm" svg:x2="12.573cm" svg:y2="6.851cm"><text:p/></draw:line><draw:line draw:name="Вертикальная линия 2541" draw:style-name="gr11" draw:text-style-name="P270" svg:x1="13.596cm" svg:y1="6.75cm" svg:x2="13.596cm" svg:y2="6.851cm"><text:p/></draw:line><draw:line draw:name="Вертикальная линия 2542" draw:style-name="gr11" draw:text-style-name="P270" svg:x1="15.411cm" svg:y1="6.75cm" svg:x2="15.411cm" svg:y2="6.851cm"><text:p/></draw:line><draw:line draw:name="Вертикальная линия 2543" draw:style-name="gr11" draw:text-style-name="P270" svg:x1="16.44cm" svg:y1="6.75cm" svg:x2="16.44cm" svg:y2="6.851cm"><text:p/></draw:line><draw:line draw:name="Вертикальная линия 2544" draw:style-name="gr11" draw:text-style-name="P270" svg:x1="17.713cm" svg:y1="6.75cm" svg:x2="17.713cm" svg:y2="6.851cm"><text:p/></draw:line><draw:line draw:name="Вертикальная линия 2545" draw:style-name="gr11" draw:text-style-name="P270" svg:x1="18.763cm" svg:y1="6.75cm" svg:x2="18.763cm" svg:y2="6.851cm"><text:p/></draw:line></draw:g><draw:g draw:name="DrawObject 700" draw:style-name="gr8"><draw:line draw:name="Вертикальная линия 2546" draw:style-name="gr11" draw:text-style-name="P270" svg:x1="20.029cm" svg:y1="6.75cm" svg:x2="20.029cm" svg:y2="6.851cm"><text:p/></draw:line><draw:line draw:name="Вертикальная линия 2547" draw:style-name="gr11" draw:text-style-name="P270" svg:x1="21.296cm" svg:y1="6.75cm" svg:x2="21.296cm" svg:y2="6.851cm"><text:p/></draw:line><draw:line draw:name="Вертикальная линия 2548" draw:style-name="gr11" draw:text-style-name="P270" svg:x1="22.643cm" svg:y1="6.75cm" svg:x2="22.643cm" svg:y2="6.851cm"><text:p/></draw:line><draw:line draw:name="Вертикальная линия 2549" draw:style-name="gr11" draw:text-style-name="P270" svg:x1="23.97cm" svg:y1="6.75cm" svg:x2="23.97cm" svg:y2="6.851cm"><text:p/></draw:line><draw:line draw:name="Вертикальная линия 2550" draw:style-name="gr11" draw:text-style-name="P270" svg:x1="25.714cm" svg:y1="6.75cm" svg:x2="25.714cm" svg:y2="6.851cm"><text:p/></draw:line></draw:g></draw:g><draw:g draw:name="DrawObject 701" draw:style-name="gr10"><draw:g draw:name="DrawObject 702" draw:style-name="gr10"><draw:g draw:name="DrawObject 703" draw:style-name="gr8"><draw:line draw:name="Вертикальная линия 2551" draw:style-name="gr11" draw:text-style-name="P270" svg:x1="1.838cm" svg:y1="7.481cm" svg:x2="1.838cm" svg:y2="7.582cm"><text:p/></draw:line><draw:line draw:name="Вертикальная линия 2552" draw:style-name="gr11" draw:text-style-name="P270" svg:x1="2.884cm" svg:y1="7.484cm" svg:x2="2.884cm" svg:y2="7.585cm"><text:p/></draw:line><draw:line draw:name="Вертикальная линия 2553" draw:style-name="gr11" draw:text-style-name="P270" svg:x1="3.927cm" svg:y1="7.488cm" svg:x2="3.927cm" svg:y2="7.589cm"><text:p/></draw:line><draw:line draw:name="Вертикальная линия 2554" draw:style-name="gr11" draw:text-style-name="P270" svg:x1="5.221cm" svg:y1="7.488cm" svg:x2="5.221cm" svg:y2="7.589cm"><text:p/></draw:line></draw:g><draw:line draw:name="Вертикальная линия 2555" draw:style-name="gr11" draw:text-style-name="P270" svg:x1="12.573cm" svg:y1="7.488cm" svg:x2="12.573cm" svg:y2="7.589cm"><text:p/></draw:line><draw:line draw:name="Вертикальная линия 2556" draw:style-name="gr11" draw:text-style-name="P270" svg:x1="13.596cm" svg:y1="7.488cm" svg:x2="13.596cm" svg:y2="7.589cm"><text:p/></draw:line><draw:line draw:name="Вертикальная линия 2557" draw:style-name="gr11" draw:text-style-name="P270" svg:x1="15.411cm" svg:y1="7.488cm" svg:x2="15.411cm" svg:y2="7.589cm"><text:p/></draw:line><draw:line draw:name="Вертикальная линия 2558" draw:style-name="gr11" draw:text-style-name="P270" svg:x1="16.44cm" svg:y1="7.488cm" svg:x2="16.44cm" svg:y2="7.589cm"><text:p/></draw:line><draw:line draw:name="Вертикальная линия 2559" draw:style-name="gr11" draw:text-style-name="P270" svg:x1="17.713cm" svg:y1="7.488cm" svg:x2="17.713cm" svg:y2="7.589cm"><text:p/></draw:line><draw:line draw:name="Вертикальная линия 2560" draw:style-name="gr11" draw:text-style-name="P270" svg:x1="18.763cm" svg:y1="7.488cm" svg:x2="18.763cm" svg:y2="7.589cm"><text:p/></draw:line></draw:g><draw:g draw:name="DrawObject 704" draw:style-name="gr8"><draw:line draw:name="Вертикальная линия 2561" draw:style-name="gr11" draw:text-style-name="P270" svg:x1="20.029cm" svg:y1="7.488cm" svg:x2="20.029cm" svg:y2="7.589cm"><text:p/></draw:line><draw:line draw:name="Вертикальная линия 2562" draw:style-name="gr11" draw:text-style-name="P270" svg:x1="21.296cm" svg:y1="7.488cm" svg:x2="21.296cm" svg:y2="7.589cm"><text:p/></draw:line><draw:line draw:name="Вертикальная линия 2563" draw:style-name="gr11" draw:text-style-name="P270" svg:x1="22.643cm" svg:y1="7.488cm" svg:x2="22.643cm" svg:y2="7.589cm"><text:p/></draw:line><draw:line draw:name="Вертикальная линия 2564" draw:style-name="gr11" draw:text-style-name="P270" svg:x1="23.97cm" svg:y1="7.488cm" svg:x2="23.97cm" svg:y2="7.589cm"><text:p/></draw:line><draw:line draw:name="Вертикальная линия 2565" draw:style-name="gr11" draw:text-style-name="P270" svg:x1="25.714cm" svg:y1="7.488cm" svg:x2="25.714cm" svg:y2="7.589cm"><text:p/></draw:line></draw:g></draw:g><draw:g draw:name="DrawObject 705" draw:style-name="gr10"><draw:g draw:name="DrawObject 706" draw:style-name="gr10"><draw:g draw:name="DrawObject 707" draw:style-name="gr8"><draw:line draw:name="Вертикальная линия 2566" draw:style-name="gr11" draw:text-style-name="P270" svg:x1="1.838cm" svg:y1="8.244cm" svg:x2="1.838cm" svg:y2="8.345cm"><text:p/></draw:line><draw:line draw:name="Вертикальная линия 2567" draw:style-name="gr11" draw:text-style-name="P270" svg:x1="2.884cm" svg:y1="8.246cm" svg:x2="2.884cm" svg:y2="8.347cm"><text:p/></draw:line><draw:line draw:name="Вертикальная линия 2568" draw:style-name="gr11" draw:text-style-name="P270" svg:x1="3.927cm" svg:y1="8.251cm" svg:x2="3.927cm" svg:y2="8.352cm"><text:p/></draw:line><draw:line draw:name="Вертикальная линия 2569" draw:style-name="gr11" draw:text-style-name="P270" svg:x1="5.221cm" svg:y1="8.251cm" svg:x2="5.221cm" svg:y2="8.352cm"><text:p/></draw:line></draw:g><draw:line draw:name="Вертикальная линия 2570" draw:style-name="gr11" draw:text-style-name="P270" svg:x1="12.573cm" svg:y1="8.251cm" svg:x2="12.573cm" svg:y2="8.352cm"><text:p/></draw:line><draw:line draw:name="Вертикальная линия 2571" draw:style-name="gr11" draw:text-style-name="P270" svg:x1="13.596cm" svg:y1="8.251cm" svg:x2="13.596cm" svg:y2="8.352cm"><text:p/></draw:line><draw:line draw:name="Вертикальная линия 2572" draw:style-name="gr11" draw:text-style-name="P270" svg:x1="15.411cm" svg:y1="8.251cm" svg:x2="15.411cm" svg:y2="8.352cm"><text:p/></draw:line><draw:line draw:name="Вертикальная линия 2573" draw:style-name="gr11" draw:text-style-name="P270" svg:x1="16.44cm" svg:y1="8.251cm" svg:x2="16.44cm" svg:y2="8.352cm"><text:p/></draw:line><draw:line draw:name="Вертикальная линия 2574" draw:style-name="gr11" draw:text-style-name="P270" svg:x1="17.713cm" svg:y1="8.251cm" svg:x2="17.713cm" svg:y2="8.352cm"><text:p/></draw:line><draw:line draw:name="Вертикальная линия 2575" draw:style-name="gr11" draw:text-style-name="P270" svg:x1="18.763cm" svg:y1="8.251cm" svg:x2="18.763cm" svg:y2="8.352cm"><text:p/></draw:line></draw:g><draw:g draw:name="DrawObject 708" draw:style-name="gr8"><draw:line draw:name="Вертикальная линия 2576" draw:style-name="gr11" draw:text-style-name="P270" svg:x1="20.029cm" svg:y1="8.251cm" svg:x2="20.029cm" svg:y2="8.352cm"><text:p/></draw:line><draw:line draw:name="Вертикальная линия 2577" draw:style-name="gr11" draw:text-style-name="P270" svg:x1="21.296cm" svg:y1="8.251cm" svg:x2="21.296cm" svg:y2="8.352cm"><text:p/></draw:line><draw:line draw:name="Вертикальная линия 2578" draw:style-name="gr11" draw:text-style-name="P270" svg:x1="22.643cm" svg:y1="8.251cm" svg:x2="22.643cm" svg:y2="8.352cm"><text:p/></draw:line><draw:line draw:name="Вертикальная линия 2579" draw:style-name="gr11" draw:text-style-name="P270" svg:x1="23.97cm" svg:y1="8.251cm" svg:x2="23.97cm" svg:y2="8.352cm"><text:p/></draw:line><draw:line draw:name="Вертикальная линия 2580" draw:style-name="gr11" draw:text-style-name="P270" svg:x1="25.714cm" svg:y1="8.251cm" svg:x2="25.714cm" svg:y2="8.352cm"><text:p/></draw:line></draw:g></draw:g><draw:g draw:name="DrawObject 709" draw:style-name="gr10"><draw:g draw:name="DrawObject 710" draw:style-name="gr10"><draw:g draw:name="DrawObject 711" draw:style-name="gr8"><draw:line draw:name="Вертикальная линия 2581" draw:style-name="gr11" draw:text-style-name="P270" svg:x1="1.838cm" svg:y1="9.008cm" svg:x2="1.838cm" svg:y2="9.109cm"><text:p/></draw:line><draw:line draw:name="Вертикальная линия 2582" draw:style-name="gr11" draw:text-style-name="P270" svg:x1="2.884cm" svg:y1="9.01cm" svg:x2="2.884cm" svg:y2="9.111cm"><text:p/></draw:line><draw:line draw:name="Вертикальная линия 2583" draw:style-name="gr11" draw:text-style-name="P270" svg:x1="3.927cm" svg:y1="9.015cm" svg:x2="3.927cm" svg:y2="9.116cm"><text:p/></draw:line><draw:line draw:name="Вертикальная линия 2584" draw:style-name="gr11" draw:text-style-name="P270" svg:x1="5.221cm" svg:y1="9.015cm" svg:x2="5.221cm" svg:y2="9.116cm"><text:p/></draw:line></draw:g><draw:line draw:name="Вертикальная линия 2585" draw:style-name="gr11" draw:text-style-name="P270" svg:x1="12.573cm" svg:y1="9.015cm" svg:x2="12.573cm" svg:y2="9.116cm"><text:p/></draw:line><draw:line draw:name="Вертикальная линия 2586" draw:style-name="gr11" draw:text-style-name="P270" svg:x1="13.596cm" svg:y1="9.015cm" svg:x2="13.596cm" svg:y2="9.116cm"><text:p/></draw:line><draw:line draw:name="Вертикальная линия 2587" draw:style-name="gr11" draw:text-style-name="P270" svg:x1="15.411cm" svg:y1="9.015cm" svg:x2="15.411cm" svg:y2="9.116cm"><text:p/></draw:line><draw:line draw:name="Вертикальная линия 2588" draw:style-name="gr11" draw:text-style-name="P270" svg:x1="16.44cm" svg:y1="9.015cm" svg:x2="16.44cm" svg:y2="9.116cm"><text:p/></draw:line><draw:line draw:name="Вертикальная линия 2589" draw:style-name="gr11" draw:text-style-name="P270" svg:x1="17.713cm" svg:y1="9.015cm" svg:x2="17.713cm" svg:y2="9.116cm"><text:p/></draw:line><draw:line draw:name="Вертикальная линия 2590" draw:style-name="gr11" draw:text-style-name="P270" svg:x1="18.763cm" svg:y1="9.015cm" svg:x2="18.763cm" svg:y2="9.116cm"><text:p/></draw:line></draw:g><draw:g draw:name="DrawObject 712" draw:style-name="gr8"><draw:line draw:name="Вертикальная линия 2591" draw:style-name="gr11" draw:text-style-name="P270" svg:x1="20.029cm" svg:y1="9.015cm" svg:x2="20.029cm" svg:y2="9.116cm"><text:p/></draw:line><draw:line draw:name="Вертикальная линия 2592" draw:style-name="gr11" draw:text-style-name="P270" svg:x1="21.296cm" svg:y1="9.015cm" svg:x2="21.296cm" svg:y2="9.116cm"><text:p/></draw:line><draw:line draw:name="Вертикальная линия 2593" draw:style-name="gr11" draw:text-style-name="P270" svg:x1="22.643cm" svg:y1="9.015cm" svg:x2="22.643cm" svg:y2="9.116cm"><text:p/></draw:line><draw:line draw:name="Вертикальная линия 2594" draw:style-name="gr11" draw:text-style-name="P270" svg:x1="23.97cm" svg:y1="9.015cm" svg:x2="23.97cm" svg:y2="9.116cm"><text:p/></draw:line><draw:line draw:name="Вертикальная линия 2595" draw:style-name="gr11" draw:text-style-name="P270" svg:x1="25.714cm" svg:y1="9.015cm" svg:x2="25.714cm" svg:y2="9.116cm"><text:p/></draw:line></draw:g></draw:g><draw:g draw:name="DrawObject 713" draw:style-name="gr10"><draw:g draw:name="DrawObject 714" draw:style-name="gr10"><draw:g draw:name="DrawObject 715" draw:style-name="gr8"><draw:line draw:name="Вертикальная линия 2596" draw:style-name="gr11" draw:text-style-name="P270" svg:x1="1.838cm" svg:y1="9.761cm" svg:x2="1.838cm" svg:y2="9.862cm"><text:p/></draw:line><draw:line draw:name="Вертикальная линия 2597" draw:style-name="gr11" draw:text-style-name="P270" svg:x1="2.884cm" svg:y1="9.763cm" svg:x2="2.884cm" svg:y2="9.864cm"><text:p/></draw:line><draw:line draw:name="Вертикальная линия 2598" draw:style-name="gr11" draw:text-style-name="P270" svg:x1="3.927cm" svg:y1="9.768cm" svg:x2="3.927cm" svg:y2="9.869cm"><text:p/></draw:line><draw:line draw:name="Вертикальная линия 2599" draw:style-name="gr11" draw:text-style-name="P270" svg:x1="5.221cm" svg:y1="9.768cm" svg:x2="5.221cm" svg:y2="9.869cm"><text:p/></draw:line></draw:g><draw:line draw:name="Вертикальная линия 2600" draw:style-name="gr11" draw:text-style-name="P270" svg:x1="12.573cm" svg:y1="9.768cm" svg:x2="12.573cm" svg:y2="9.869cm"><text:p/></draw:line><draw:line draw:name="Вертикальная линия 2601" draw:style-name="gr11" draw:text-style-name="P270" svg:x1="13.596cm" svg:y1="9.768cm" svg:x2="13.596cm" svg:y2="9.869cm"><text:p/></draw:line><draw:line draw:name="Вертикальная линия 2602" draw:style-name="gr11" draw:text-style-name="P270" svg:x1="15.411cm" svg:y1="9.768cm" svg:x2="15.411cm" svg:y2="9.869cm"><text:p/></draw:line><draw:line draw:name="Вертикальная линия 2603" draw:style-name="gr11" draw:text-style-name="P270" svg:x1="16.44cm" svg:y1="9.768cm" svg:x2="16.44cm" svg:y2="9.869cm"><text:p/></draw:line><draw:line draw:name="Вертикальная линия 2604" draw:style-name="gr11" draw:text-style-name="P270" svg:x1="17.713cm" svg:y1="9.768cm" svg:x2="17.713cm" svg:y2="9.869cm"><text:p/></draw:line><draw:line draw:name="Вертикальная линия 2605" draw:style-name="gr11" draw:text-style-name="P270" svg:x1="18.763cm" svg:y1="9.768cm" svg:x2="18.763cm" svg:y2="9.869cm"><text:p/></draw:line></draw:g><draw:g draw:name="DrawObject 716" draw:style-name="gr8"><draw:line draw:name="Вертикальная линия 2606" draw:style-name="gr11" draw:text-style-name="P270" svg:x1="20.029cm" svg:y1="9.768cm" svg:x2="20.029cm" svg:y2="9.869cm"><text:p/></draw:line><draw:line draw:name="Вертикальная линия 2607" draw:style-name="gr11" draw:text-style-name="P270" svg:x1="21.296cm" svg:y1="9.768cm" svg:x2="21.296cm" svg:y2="9.869cm"><text:p/></draw:line><draw:line draw:name="Вертикальная линия 2608" draw:style-name="gr11" draw:text-style-name="P270" svg:x1="22.643cm" svg:y1="9.768cm" svg:x2="22.643cm" svg:y2="9.869cm"><text:p/></draw:line><draw:line draw:name="Вертикальная линия 2609" draw:style-name="gr11" draw:text-style-name="P270" svg:x1="23.97cm" svg:y1="9.768cm" svg:x2="23.97cm" svg:y2="9.869cm"><text:p/></draw:line><draw:line draw:name="Вертикальная линия 2610" draw:style-name="gr11" draw:text-style-name="P270" svg:x1="25.714cm" svg:y1="9.768cm" svg:x2="25.714cm" svg:y2="9.869cm"><text:p/></draw:line></draw:g></draw:g><draw:g draw:name="DrawObject 717" draw:style-name="gr10"><draw:g draw:name="DrawObject 718" draw:style-name="gr10"><draw:g draw:name="DrawObject 719" draw:style-name="gr8"><draw:line draw:name="Вертикальная линия 2611" draw:style-name="gr11" draw:text-style-name="P270" svg:x1="1.838cm" svg:y1="10.499cm" svg:x2="1.838cm" svg:y2="10.6cm"><text:p/></draw:line><draw:line draw:name="Вертикальная линия 2612" draw:style-name="gr11" draw:text-style-name="P270" svg:x1="2.884cm" svg:y1="10.502cm" svg:x2="2.884cm" svg:y2="10.603cm"><text:p/></draw:line><draw:line draw:name="Вертикальная линия 2613" draw:style-name="gr11" draw:text-style-name="P270" svg:x1="3.927cm" svg:y1="10.506cm" svg:x2="3.927cm" svg:y2="10.607cm"><text:p/></draw:line><draw:line draw:name="Вертикальная линия 2614" draw:style-name="gr11" draw:text-style-name="P270" svg:x1="5.221cm" svg:y1="10.506cm" svg:x2="5.221cm" svg:y2="10.607cm"><text:p/></draw:line></draw:g><draw:line draw:name="Вертикальная линия 2615" draw:style-name="gr11" draw:text-style-name="P270" svg:x1="12.573cm" svg:y1="10.506cm" svg:x2="12.573cm" svg:y2="10.607cm"><text:p/></draw:line><draw:line draw:name="Вертикальная линия 2616" draw:style-name="gr11" draw:text-style-name="P270" svg:x1="13.596cm" svg:y1="10.506cm" svg:x2="13.596cm" svg:y2="10.607cm"><text:p/></draw:line><draw:line draw:name="Вертикальная линия 2617" draw:style-name="gr11" draw:text-style-name="P270" svg:x1="15.411cm" svg:y1="10.506cm" svg:x2="15.411cm" svg:y2="10.607cm"><text:p/></draw:line><draw:line draw:name="Вертикальная линия 2618" draw:style-name="gr11" draw:text-style-name="P270" svg:x1="16.44cm" svg:y1="10.506cm" svg:x2="16.44cm" svg:y2="10.607cm"><text:p/></draw:line><draw:line draw:name="Вертикальная линия 2619" draw:style-name="gr11" draw:text-style-name="P270" svg:x1="17.713cm" svg:y1="10.506cm" svg:x2="17.713cm" svg:y2="10.607cm"><text:p/></draw:line><draw:line draw:name="Вертикальная линия 2620" draw:style-name="gr11" draw:text-style-name="P270" svg:x1="18.763cm" svg:y1="10.506cm" svg:x2="18.763cm" svg:y2="10.607cm"><text:p/></draw:line></draw:g><draw:g draw:name="DrawObject 720" draw:style-name="gr8"><draw:line draw:name="Вертикальная линия 2621" draw:style-name="gr11" draw:text-style-name="P270" svg:x1="20.029cm" svg:y1="10.506cm" svg:x2="20.029cm" svg:y2="10.607cm"><text:p/></draw:line><draw:line draw:name="Вертикальная линия 2622" draw:style-name="gr11" draw:text-style-name="P270" svg:x1="21.296cm" svg:y1="10.506cm" svg:x2="21.296cm" svg:y2="10.607cm"><text:p/></draw:line><draw:line draw:name="Вертикальная линия 2623" draw:style-name="gr11" draw:text-style-name="P270" svg:x1="22.643cm" svg:y1="10.506cm" svg:x2="22.643cm" svg:y2="10.607cm"><text:p/></draw:line><draw:line draw:name="Вертикальная линия 2624" draw:style-name="gr11" draw:text-style-name="P270" svg:x1="23.97cm" svg:y1="10.506cm" svg:x2="23.97cm" svg:y2="10.607cm"><text:p/></draw:line><draw:line draw:name="Вертикальная линия 2625" draw:style-name="gr11" draw:text-style-name="P270" svg:x1="25.714cm" svg:y1="10.506cm" svg:x2="25.714cm" svg:y2="10.607cm"><text:p/></draw:line></draw:g></draw:g><draw:g draw:name="DrawObject 721" draw:style-name="gr10"><draw:g draw:name="DrawObject 722" draw:style-name="gr10"><draw:g draw:name="DrawObject 723" draw:style-name="gr8"><draw:line draw:name="Вертикальная линия 2626" draw:style-name="gr11" draw:text-style-name="P270" svg:x1="1.838cm" svg:y1="11.262cm" svg:x2="1.838cm" svg:y2="11.363cm"><text:p/></draw:line><draw:line draw:name="Вертикальная линия 2627" draw:style-name="gr11" draw:text-style-name="P270" svg:x1="2.884cm" svg:y1="11.264cm" svg:x2="2.884cm" svg:y2="11.365cm"><text:p/></draw:line><draw:line draw:name="Вертикальная линия 2628" draw:style-name="gr11" draw:text-style-name="P270" svg:x1="3.927cm" svg:y1="11.269cm" svg:x2="3.927cm" svg:y2="11.37cm"><text:p/></draw:line><draw:line draw:name="Вертикальная линия 2629" draw:style-name="gr11" draw:text-style-name="P270" svg:x1="5.221cm" svg:y1="11.269cm" svg:x2="5.221cm" svg:y2="11.37cm"><text:p/></draw:line></draw:g><draw:line draw:name="Вертикальная линия 2630" draw:style-name="gr11" draw:text-style-name="P270" svg:x1="12.573cm" svg:y1="11.269cm" svg:x2="12.573cm" svg:y2="11.37cm"><text:p/></draw:line><draw:line draw:name="Вертикальная линия 2631" draw:style-name="gr11" draw:text-style-name="P270" svg:x1="13.596cm" svg:y1="11.269cm" svg:x2="13.596cm" svg:y2="11.37cm"><text:p/></draw:line><draw:line draw:name="Вертикальная линия 2632" draw:style-name="gr11" draw:text-style-name="P270" svg:x1="15.411cm" svg:y1="11.269cm" svg:x2="15.411cm" svg:y2="11.37cm"><text:p/></draw:line><draw:line draw:name="Вертикальная линия 2633" draw:style-name="gr11" draw:text-style-name="P270" svg:x1="16.44cm" svg:y1="11.269cm" svg:x2="16.44cm" svg:y2="11.37cm"><text:p/></draw:line><draw:line draw:name="Вертикальная линия 2634" draw:style-name="gr11" draw:text-style-name="P270" svg:x1="17.713cm" svg:y1="11.269cm" svg:x2="17.713cm" svg:y2="11.37cm"><text:p/></draw:line><draw:line draw:name="Вертикальная линия 2635" draw:style-name="gr11" draw:text-style-name="P270" svg:x1="18.763cm" svg:y1="11.269cm" svg:x2="18.763cm" svg:y2="11.37cm"><text:p/></draw:line></draw:g><draw:g draw:name="DrawObject 724" draw:style-name="gr8"><draw:line draw:name="Вертикальная линия 2636" draw:style-name="gr11" draw:text-style-name="P270" svg:x1="20.029cm" svg:y1="11.269cm" svg:x2="20.029cm" svg:y2="11.37cm"><text:p/></draw:line><draw:line draw:name="Вертикальная линия 2637" draw:style-name="gr11" draw:text-style-name="P270" svg:x1="21.296cm" svg:y1="11.269cm" svg:x2="21.296cm" svg:y2="11.37cm"><text:p/></draw:line><draw:line draw:name="Вертикальная линия 2638" draw:style-name="gr11" draw:text-style-name="P270" svg:x1="22.643cm" svg:y1="11.269cm" svg:x2="22.643cm" svg:y2="11.37cm"><text:p/></draw:line><draw:line draw:name="Вертикальная линия 2639" draw:style-name="gr11" draw:text-style-name="P270" svg:x1="23.97cm" svg:y1="11.269cm" svg:x2="23.97cm" svg:y2="11.37cm"><text:p/></draw:line><draw:line draw:name="Вертикальная линия 2640" draw:style-name="gr11" draw:text-style-name="P270" svg:x1="25.714cm" svg:y1="11.269cm" svg:x2="25.714cm" svg:y2="11.37cm"><text:p/></draw:line></draw:g></draw:g></draw:g></draw:g>01</text:p>
          </table:table-cell>
          <table:table-cell table:style-name="Таблица12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5">
          <table:table-cell table:style-name="Таблица12.A15" office:value-type="string">
            <text:p text:style-name="P85"><text:span text:style-name="T118">А</text:span>02</text:p>
          </table:table-cell>
          <table:table-cell table:style-name="Таблица12.B15" table:number-columns-spanned="44" office:value-type="string">
            <text:p text:style-name="P220"><text:s text:c="3"/><text:span text:style-name="T108">03</text:span> <text:s text:c="6"/><text:span text:style-name="T108">26</text:span> <text:s text:c="7"/>- <text:s text:c="10"/><text:span text:style-name="T108">0</text:span><text:span text:style-name="T117">65</text:span> <text:s text:c="10"/><text:span text:style-name="T108">0200 </text:span><text:span text:style-name="T109">Контроль</text:span> <text:s text:c="34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5">
          <table:table-cell table:style-name="Таблица12.A15" office:value-type="string">
            <text:p text:style-name="P85"><text:span text:style-name="T139">Т</text:span>03</text:p>
          </table:table-cell>
          <table:table-cell table:style-name="Таблица12.B15" table:number-columns-spanned="44" office:value-type="string">
            <text:p text:style-name="P220"><text:s text:c="2"/><text:span text:style-name="T87">Стол рабочий Эскиз 5222</text:span> <text:span text:style-name="T87">или аналогичный имеющийся в цехе</text:span> <text:s text:c="36"/><text:span text:style-name="T45">12968</text:span> <text:s text:c="9"/><text:span text:style-name="T88">2</text:span> <text:s text:c="10"/><text:span text:style-name="T88">2</text:span> <text:s text:c="12"/><text:span text:style-name="T88">1</text:span> <text:s text:c="11"/>- <text:s text:c="12"/>- <text:s text:c="12"/>- <text:s text:c="13"/><text:span text:style-name="T139">1</text:span> <text:s text:c="14"/>- <text:s text:c="17"/><text:span text:style-name="T139">0,25</text:span> <text:s text:c="2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5">
          <table:table-cell table:style-name="Таблица12.A15" office:value-type="string">
            <text:p text:style-name="P85">04</text:p>
          </table:table-cell>
          <table:table-cell table:style-name="Таблица12.B15" table:number-columns-spanned="44" office:value-type="string">
            <text:p text:style-name="P220"><text:s text:c="2"/><text:span text:style-name="T109">Весы платформенные ВСП4-600 или любые другие</text:span> <text:s text:c="44"/><text:span text:style-name="T109">По действующей ДС</text:span> <text:s text:c="33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5">
          <table:table-cell table:style-name="Таблица12.A15" office:value-type="string">
            <text:p text:style-name="P85">05</text:p>
          </table:table-cell>
          <table:table-cell table:style-name="Таблица12.B15" table:number-columns-spanned="44" office:value-type="string">
            <text:p text:style-name="P220"><text:s text:c="2"/><text:span text:style-name="T109">Маркер любого цвета</text:span> <text:s text:c="95"/><text:span text:style-name="T109">По действующей ДС</text:span> <text:s text:c="2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5">
          <table:table-cell table:style-name="Таблица12.A15" office:value-type="string">
            <text:p text:style-name="P85">06</text:p>
          </table:table-cell>
          <table:table-cell table:style-name="Таблица12.B15" table:number-columns-spanned="44" office:value-type="string">
            <text:p text:style-name="P220"><text:s text:c="2"/><text:span text:style-name="T109">Бирка</text:span> <text:s text:c="122"/><text:span text:style-name="T109">По действующей ДС</text:span> <text:s text:c="26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5">
          <table:table-cell table:style-name="Таблица12.A15" office:value-type="string">
            <text:p text:style-name="P85">07</text:p>
          </table:table-cell>
          <table:table-cell table:style-name="Таблица12.B15" table:number-columns-spanned="44" office:value-type="string">
            <text:p text:style-name="P220"><text:s text:c="2"/><text:span text:style-name="T118">Молоточек</text:span> <text:s text:c="113"/><text:span text:style-name="T118">По действующей ДС</text:span> <text:s text:c="26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5">
          <table:table-cell table:style-name="Таблица12.A15" office:value-type="string">
            <text:p text:style-name="P85">08</text:p>
          </table:table-cell>
          <table:table-cell table:style-name="Таблица12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5">
          <table:table-cell table:style-name="Таблица12.A15" office:value-type="string">
            <text:p text:style-name="P85">09</text:p>
          </table:table-cell>
          <table:table-cell table:style-name="Таблица12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5">
          <table:table-cell table:style-name="Таблица12.A15" office:value-type="string">
            <text:p text:style-name="P92">10</text:p>
          </table:table-cell>
          <table:table-cell table:style-name="Таблица12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5">
          <table:table-cell table:style-name="Таблица12.A15" office:value-type="string">
            <text:p text:style-name="P85"><text:span text:style-name="T118">О</text:span><text:span text:style-name="T10">1</text:span>1</text:p>
          </table:table-cell>
          <table:table-cell table:style-name="Таблица12.B15" table:number-rows-spanned="3" table:number-columns-spanned="44" office:value-type="string">
            <text:p text:style-name="P212"><text:span text:style-name="T118">Провести контроль поверхности детали на гладкость, отсутствие посторонних включений, расслоений, трещин, наплывов и подтеков связующего. Черт. ХХХХ.735214.001 </text:span><text:span text:style-name="T120">п.8</text:span><text:span text:style-name="T118">. Провести контроль массы детали. Масса — величина расчетная. Черт. </text:span><text:span text:style-name="T119">ХХХХ.735214.001 </text:span><text:span text:style-name="T120">п.13. Маркировать деталь на бирке. Черт. ХХХХ.735214.001 п.12. Произвести внешний осмотр </text:span><text:span text:style-name="T122">детали</text:span><text:span text:style-name="T120"> на отсутствие механических повреждений. </text:span><text:span text:style-name="T122">Клеймить деталь в соответствии с ХХХХ.735214.001</text:span><text:span text:style-name="T120"> </text:span><text:span text:style-name="T119"><text:s/></text:span><text:s text:c="386"/></text:p>
            <text:p text:style-name="P212"><text:s text:c="386"/></text:p>
            <text:p text:style-name="P220"><text:s text:c="386"/></text:p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5">
          <table:table-cell table:style-name="Таблица12.A15" office:value-type="string">
            <text:p text:style-name="P85">12</text:p>
          </table:table-cell>
          <table:covered-table-cell table:style-name="Таблица12.B1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5">
          <table:table-cell table:style-name="Таблица12.A15" office:value-type="string">
            <text:p text:style-name="P85"><text:span text:style-name="T9">1</text:span>3</text:p>
          </table:table-cell>
          <table:covered-table-cell table:style-name="Таблица12.B1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5">
          <table:table-cell table:style-name="Таблица12.A15" office:value-type="string">
            <text:p text:style-name="P85">14</text:p>
          </table:table-cell>
          <table:table-cell table:style-name="Таблица12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5">
          <table:table-cell table:style-name="Таблица12.A15" office:value-type="string">
            <text:p text:style-name="P85">15</text:p>
          </table:table-cell>
          <table:table-cell table:style-name="Таблица12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5">
          <table:table-cell table:style-name="Таблица12.A15" office:value-type="string">
            <text:p text:style-name="P85">16</text:p>
          </table:table-cell>
          <table:table-cell table:style-name="Таблица12.B15" table:number-columns-spanned="44" office:value-type="string">
            <text:p text:style-name="P220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31">
          <table:table-cell table:style-name="Таблица12.A31" table:number-columns-spanned="3" office:value-type="string">
            <text:p text:style-name="P8">МК</text:p>
          </table:table-cell>
          <table:covered-table-cell/>
          <table:covered-table-cell/>
          <table:table-cell table:style-name="Таблица12.A31" table:number-columns-spanned="31" office:value-type="string">
            <text:p text:style-name="P61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A31" table:number-columns-spanned="9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r31" table:number-columns-spanned="2" office:value-type="string">
            <text:p text:style-name="P55"/>
          </table:table-cell>
          <table:covered-table-cell/>
        </table:table-row>
      </table:table>
      <text:p text:style-name="P26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column table:style-name="Таблица13.I"/>
        <table:table-column table:style-name="Таблица13.J"/>
        <table:table-column table:style-name="Таблица13.K"/>
        <table:table-column table:style-name="Таблица13.L"/>
        <table:table-column table:style-name="Таблица13.C"/>
        <table:table-column table:style-name="Таблица13.N"/>
        <table:table-column table:style-name="Таблица13.O"/>
        <table:table-column table:style-name="Таблица13.P"/>
        <table:table-column table:style-name="Таблица13.Q"/>
        <table:table-column table:style-name="Таблица13.R"/>
        <table:table-column table:style-name="Таблица13.S"/>
        <table:table-column table:style-name="Таблица13.T"/>
        <table:table-column table:style-name="Таблица13.U"/>
        <table:table-column table:style-name="Таблица13.V"/>
        <table:table-column table:style-name="Таблица13.W"/>
        <table:table-column table:style-name="Таблица13.X"/>
        <table:table-column table:style-name="Таблица13.Y"/>
        <table:table-column table:style-name="Таблица13.Z"/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column table:style-name="Таблица13.i"/>
        <table:table-column table:style-name="Таблица13.j"/>
        <table:table-column table:style-name="Таблица13.k"/>
        <table:table-column table:style-name="Таблица13.l"/>
        <table:table-column table:style-name="Таблица13.m"/>
        <table:table-column table:style-name="Таблица13.n"/>
        <table:table-column table:style-name="Таблица13.o"/>
        <table:table-column table:style-name="Таблица13.p"/>
        <table:table-column table:style-name="Таблица13.q"/>
        <table:table-column table:style-name="Таблица13.r"/>
        <table:table-column table:style-name="Таблица13.s"/>
        <table:table-column table:style-name="Таблица13.t"/>
        <table:table-column table:style-name="Таблица13.u"/>
        <table:table-column table:style-name="Таблица13.v"/>
        <table:table-row table:style-name="Таблица13.1">
          <table:table-cell table:style-name="Таблица13.A1" table:number-columns-spanned="34" office:value-type="string">
            <text:p text:style-name="P2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i1" table:number-columns-spanned="2" office:value-type="string">
            <text:p text:style-name="P256"><draw:frame draw:style-name="fr1" draw:name="Врезка13" text:anchor-type="char" svg:x="22.789cm" svg:y="-0.794cm" svg:width="5.637cm" svg:height="0.646cm" draw:z-index="25"><draw:text-box><text:p text:style-name="P264">ГОСТ 3.1118-82 <text:s/>Форма 1б</text:p></draw:text-box></draw:frame></text:p>
          </table:table-cell>
          <table:covered-table-cell/>
          <table:table-cell table:style-name="Таблица13.i1" table:number-columns-spanned="2" office:value-type="string">
            <text:p text:style-name="P257"/>
          </table:table-cell>
          <table:covered-table-cell/>
          <table:table-cell table:style-name="Таблица13.i1" table:number-columns-spanned="5" office:value-type="string">
            <text:p text:style-name="P255"/>
          </table:table-cell>
          <table:covered-table-cell/>
          <table:covered-table-cell/>
          <table:covered-table-cell/>
          <table:covered-table-cell/>
          <table:table-cell table:style-name="Таблица13.i1" table:number-columns-spanned="2" office:value-type="string">
            <text:p text:style-name="P255"/>
          </table:table-cell>
          <table:covered-table-cell/>
          <table:table-cell table:style-name="Таблица13.t1" table:number-columns-spanned="3" office:value-type="string">
            <text:p text:style-name="P255"/>
          </table:table-cell>
          <table:covered-table-cell/>
          <table:covered-table-cell/>
        </table:table-row>
        <table:table-row table:style-name="Таблица13.1">
          <table:table-cell table:style-name="Таблица13.i1" table:number-columns-spanned="3" office:value-type="string">
            <text:p text:style-name="P258">Дубл.</text:p>
          </table:table-cell>
          <table:covered-table-cell/>
          <table:covered-table-cell/>
          <table:table-cell table:style-name="Таблица13.i1" table:number-columns-spanned="6" office:value-type="string">
            <text:p text:style-name="P25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i1" table:number-columns-spanned="3" office:value-type="string">
            <text:p text:style-name="P258"/>
          </table:table-cell>
          <table:covered-table-cell/>
          <table:covered-table-cell/>
          <table:table-cell table:style-name="Таблица13.i1" table:number-columns-spanned="2" office:value-type="string">
            <text:p text:style-name="P258"/>
          </table:table-cell>
          <table:covered-table-cell/>
          <table:table-cell table:style-name="Таблица13.O2" table:number-columns-spanned="4" office:value-type="string">
            <text:p text:style-name="P258"><text:s text:c="15"/></text:p>
          </table:table-cell>
          <table:covered-table-cell/>
          <table:covered-table-cell/>
          <table:covered-table-cell/>
          <table:table-cell table:style-name="Таблица13.S2" table:number-columns-spanned="16" office:value-type="string">
            <text:p text:style-name="P2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i1" table:number-columns-spanned="2" office:value-type="string">
            <text:p text:style-name="P236"/>
          </table:table-cell>
          <table:covered-table-cell/>
          <table:table-cell table:style-name="Таблица13.i1" table:number-columns-spanned="2" office:value-type="string">
            <text:p text:style-name="P258"/>
          </table:table-cell>
          <table:covered-table-cell/>
          <table:table-cell table:style-name="Таблица13.i1" table:number-columns-spanned="5" office:value-type="string">
            <text:p text:style-name="P255"/>
          </table:table-cell>
          <table:covered-table-cell/>
          <table:covered-table-cell/>
          <table:covered-table-cell/>
          <table:covered-table-cell/>
          <table:table-cell table:style-name="Таблица13.i1" table:number-columns-spanned="2" office:value-type="string">
            <text:p text:style-name="P255"/>
          </table:table-cell>
          <table:covered-table-cell/>
          <table:table-cell table:style-name="Таблица13.t1" table:number-columns-spanned="3" office:value-type="string">
            <text:p text:style-name="P255"/>
          </table:table-cell>
          <table:covered-table-cell/>
          <table:covered-table-cell/>
        </table:table-row>
        <table:table-row table:style-name="Таблица13.1">
          <table:table-cell table:style-name="Таблица13.i1" table:number-columns-spanned="3" office:value-type="string">
            <text:p text:style-name="P258">Взам.</text:p>
          </table:table-cell>
          <table:covered-table-cell/>
          <table:covered-table-cell/>
          <table:table-cell table:style-name="Таблица13.i1" table:number-columns-spanned="6" office:value-type="string">
            <text:p text:style-name="P25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i1" table:number-columns-spanned="3" office:value-type="string">
            <text:p text:style-name="P258"/>
          </table:table-cell>
          <table:covered-table-cell/>
          <table:covered-table-cell/>
          <table:table-cell table:style-name="Таблица13.i1" table:number-columns-spanned="2" office:value-type="string">
            <text:p text:style-name="P258"/>
          </table:table-cell>
          <table:covered-table-cell/>
          <table:table-cell table:style-name="Таблица13.O3" table:number-rows-spanned="2" table:number-columns-spanned="6" office:value-type="string">
            <text:p text:style-name="P25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i1" table:number-columns-spanned="2" office:value-type="string">
            <text:p text:style-name="P258"/>
          </table:table-cell>
          <table:covered-table-cell/>
          <table:table-cell table:style-name="Таблица13.i1" table:number-columns-spanned="3" office:value-type="string">
            <text:p text:style-name="P258"/>
          </table:table-cell>
          <table:covered-table-cell/>
          <table:covered-table-cell/>
          <table:table-cell table:style-name="Таблица13.i1" table:number-columns-spanned="3" office:value-type="string">
            <text:p text:style-name="P258"/>
          </table:table-cell>
          <table:covered-table-cell/>
          <table:covered-table-cell/>
          <table:table-cell table:style-name="Таблица13.i1" table:number-columns-spanned="4" office:value-type="string">
            <text:p text:style-name="P258"/>
          </table:table-cell>
          <table:covered-table-cell/>
          <table:covered-table-cell/>
          <table:covered-table-cell/>
          <table:table-cell table:style-name="Таблица13.i1" table:number-columns-spanned="2" office:value-type="string">
            <text:p text:style-name="P258"/>
          </table:table-cell>
          <table:covered-table-cell/>
          <table:table-cell table:style-name="Таблица13.i1" table:number-columns-spanned="2" office:value-type="string">
            <text:p text:style-name="P258"/>
          </table:table-cell>
          <table:covered-table-cell/>
          <table:table-cell table:style-name="Таблица13.i1" table:number-columns-spanned="2" office:value-type="string">
            <text:p text:style-name="P258"/>
          </table:table-cell>
          <table:covered-table-cell/>
          <table:table-cell table:style-name="Таблица13.i1" table:number-columns-spanned="5" office:value-type="string">
            <text:p text:style-name="P255"/>
          </table:table-cell>
          <table:covered-table-cell/>
          <table:covered-table-cell/>
          <table:covered-table-cell/>
          <table:covered-table-cell/>
          <table:table-cell table:style-name="Таблица13.i1" table:number-columns-spanned="2" office:value-type="string">
            <text:p text:style-name="P255"/>
          </table:table-cell>
          <table:covered-table-cell/>
          <table:table-cell table:style-name="Таблица13.t1" table:number-columns-spanned="3" office:value-type="string">
            <text:p text:style-name="P255"/>
          </table:table-cell>
          <table:covered-table-cell/>
          <table:covered-table-cell/>
        </table:table-row>
        <table:table-row table:style-name="Таблица13.1">
          <table:table-cell table:style-name="Таблица13.i1" table:number-columns-spanned="3" office:value-type="string">
            <text:p text:style-name="P258">Подл.</text:p>
          </table:table-cell>
          <table:covered-table-cell/>
          <table:covered-table-cell/>
          <table:table-cell table:style-name="Таблица13.i1" table:number-columns-spanned="6" office:value-type="string">
            <text:p text:style-name="P25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i1" table:number-columns-spanned="3" office:value-type="string">
            <text:p text:style-name="P259"/>
          </table:table-cell>
          <table:covered-table-cell/>
          <table:covered-table-cell/>
          <table:table-cell table:style-name="Таблица13.i1" table:number-columns-spanned="2" office:value-type="string">
            <text:p text:style-name="P261"/>
          </table:table-cell>
          <table:covered-table-cell/>
          <table:covered-table-cell table:style-name="Таблица13.O3"/>
          <table:covered-table-cell/>
          <table:covered-table-cell/>
          <table:covered-table-cell/>
          <table:covered-table-cell/>
          <table:covered-table-cell/>
          <table:table-cell table:style-name="Таблица13.i1" table:number-columns-spanned="2" office:value-type="string">
            <text:p text:style-name="P258"/>
          </table:table-cell>
          <table:covered-table-cell/>
          <table:table-cell table:style-name="Таблица13.i1" table:number-columns-spanned="3" office:value-type="string">
            <text:p text:style-name="P258"/>
          </table:table-cell>
          <table:covered-table-cell/>
          <table:covered-table-cell/>
          <table:table-cell table:style-name="Таблица13.i1" table:number-columns-spanned="3" office:value-type="string">
            <text:p text:style-name="P258"/>
          </table:table-cell>
          <table:covered-table-cell/>
          <table:covered-table-cell/>
          <table:table-cell table:style-name="Таблица13.i1" table:number-columns-spanned="4" office:value-type="string">
            <text:p text:style-name="P258"/>
          </table:table-cell>
          <table:covered-table-cell/>
          <table:covered-table-cell/>
          <table:covered-table-cell/>
          <table:table-cell table:style-name="Таблица13.i1" table:number-columns-spanned="2" office:value-type="string">
            <text:p text:style-name="P258"/>
          </table:table-cell>
          <table:covered-table-cell/>
          <table:table-cell table:style-name="Таблица13.i1" table:number-columns-spanned="2" office:value-type="string">
            <text:p text:style-name="P258"/>
          </table:table-cell>
          <table:covered-table-cell/>
          <table:table-cell table:style-name="Таблица13.i1" table:number-columns-spanned="2" office:value-type="string">
            <text:p text:style-name="P258"/>
          </table:table-cell>
          <table:covered-table-cell/>
          <table:table-cell table:style-name="Таблица13.i1" table:number-columns-spanned="5" office:value-type="string">
            <text:p text:style-name="P255"/>
          </table:table-cell>
          <table:covered-table-cell/>
          <table:covered-table-cell/>
          <table:covered-table-cell/>
          <table:covered-table-cell/>
          <table:table-cell table:style-name="Таблица13.i1" table:number-columns-spanned="2" office:value-type="string">
            <text:p text:style-name="P255"/>
          </table:table-cell>
          <table:covered-table-cell/>
          <table:table-cell table:style-name="Таблица13.t1" table:number-columns-spanned="3" office:value-type="string">
            <text:p text:style-name="P255"/>
          </table:table-cell>
          <table:covered-table-cell/>
          <table:covered-table-cell/>
        </table:table-row>
        <table:table-row table:style-name="Таблица13.5">
          <table:table-cell table:style-name="Таблица13.i1" table:number-columns-spanned="26" office:value-type="string">
            <text:p text:style-name="P2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a5" table:number-columns-spanned="13" office:value-type="string">
            <text:p text:style-name="P2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n5" table:number-columns-spanned="7" office:value-type="string">
            <text:p text:style-name="P2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u5" table:number-columns-spanned="2" office:value-type="string">
            <text:p text:style-name="P237">3</text:p>
          </table:table-cell>
          <table:covered-table-cell/>
        </table:table-row>
        <table:table-row table:style-name="Таблица13.6">
          <table:table-cell table:style-name="Таблица13.i1" table:number-rows-spanned="3" table:number-columns-spanned="2" office:value-type="string">
            <text:p text:style-name="P255"/>
          </table:table-cell>
          <table:covered-table-cell/>
          <table:table-cell table:style-name="Таблица13.i1" table:number-columns-spanned="4" office:value-type="string">
            <text:p text:style-name="P258"/>
          </table:table-cell>
          <table:covered-table-cell/>
          <table:covered-table-cell/>
          <table:covered-table-cell/>
          <table:table-cell table:style-name="Таблица13.i1" table:number-columns-spanned="2" office:value-type="string">
            <text:p text:style-name="P258"/>
          </table:table-cell>
          <table:covered-table-cell/>
          <table:table-cell table:style-name="Таблица13.i1" table:number-columns-spanned="5" office:value-type="string">
            <text:p text:style-name="P258"/>
          </table:table-cell>
          <table:covered-table-cell/>
          <table:covered-table-cell/>
          <table:covered-table-cell/>
          <table:covered-table-cell/>
          <table:table-cell table:style-name="Таблица13.i1" table:number-columns-spanned="2" office:value-type="string">
            <text:p text:style-name="P258"/>
          </table:table-cell>
          <table:covered-table-cell/>
          <table:table-cell table:style-name="Таблица13.i1" office:value-type="string">
            <text:p text:style-name="P258"/>
          </table:table-cell>
          <table:table-cell table:style-name="Таблица13.i1" office:value-type="string">
            <text:p text:style-name="P258"/>
          </table:table-cell>
          <table:table-cell table:style-name="Таблица13.i1" table:number-columns-spanned="2" office:value-type="string">
            <text:p text:style-name="P258"/>
          </table:table-cell>
          <table:covered-table-cell/>
          <table:table-cell table:style-name="Таблица13.i1" table:number-columns-spanned="5" office:value-type="string">
            <text:p text:style-name="P258"/>
          </table:table-cell>
          <table:covered-table-cell/>
          <table:covered-table-cell/>
          <table:covered-table-cell/>
          <table:covered-table-cell/>
          <table:table-cell table:style-name="Таблица13.i1" table:number-columns-spanned="3" office:value-type="string">
            <text:p text:style-name="P258"/>
          </table:table-cell>
          <table:covered-table-cell/>
          <table:covered-table-cell/>
          <table:table-cell table:style-name="Таблица13.O3" table:number-columns-spanned="3" office:value-type="string">
            <text:p text:style-name="P258"/>
          </table:table-cell>
          <table:covered-table-cell/>
          <table:covered-table-cell/>
          <table:table-cell table:style-name="Таблица13.e6" table:number-rows-spanned="3" table:number-columns-spanned="11" office:value-type="string">
            <text:h text:style-name="P244" text:outline-level="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p6" table:number-rows-spanned="3" table:number-columns-spanned="7" office:value-type="string">
            <text:p text:style-name="P2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6">
          <table:covered-table-cell table:style-name="Таблица13.i1"/>
          <table:covered-table-cell/>
          <table:table-cell table:style-name="Таблица13.i1" table:number-columns-spanned="4" office:value-type="string">
            <text:p text:style-name="P258"/>
          </table:table-cell>
          <table:covered-table-cell/>
          <table:covered-table-cell/>
          <table:covered-table-cell/>
          <table:table-cell table:style-name="Таблица13.i1" table:number-columns-spanned="2" office:value-type="string">
            <text:p text:style-name="P263"/>
          </table:table-cell>
          <table:covered-table-cell/>
          <table:table-cell table:style-name="Таблица13.i1" table:number-columns-spanned="5" office:value-type="string">
            <text:p text:style-name="P263"/>
          </table:table-cell>
          <table:covered-table-cell/>
          <table:covered-table-cell/>
          <table:covered-table-cell/>
          <table:covered-table-cell/>
          <table:table-cell table:style-name="Таблица13.i1" table:number-columns-spanned="2" office:value-type="string">
            <text:p text:style-name="P236"/>
          </table:table-cell>
          <table:covered-table-cell/>
          <table:table-cell table:style-name="Таблица13.i1" office:value-type="string">
            <text:p text:style-name="P263"/>
          </table:table-cell>
          <table:table-cell table:style-name="Таблица13.i1" office:value-type="string">
            <text:p text:style-name="P263"/>
          </table:table-cell>
          <table:table-cell table:style-name="Таблица13.i1" table:number-columns-spanned="2" office:value-type="string">
            <text:p text:style-name="P258"/>
          </table:table-cell>
          <table:covered-table-cell/>
          <table:table-cell table:style-name="Таблица13.i1" table:number-columns-spanned="5" office:value-type="string">
            <text:p text:style-name="P258"/>
          </table:table-cell>
          <table:covered-table-cell/>
          <table:covered-table-cell/>
          <table:covered-table-cell/>
          <table:covered-table-cell/>
          <table:table-cell table:style-name="Таблица13.i1" table:number-columns-spanned="3" office:value-type="string">
            <text:p text:style-name="P258"/>
          </table:table-cell>
          <table:covered-table-cell/>
          <table:covered-table-cell/>
          <table:table-cell table:style-name="Таблица13.i1" table:number-columns-spanned="3" office:value-type="string">
            <text:p text:style-name="P258"/>
          </table:table-cell>
          <table:covered-table-cell/>
          <table:covered-table-cell/>
          <table:covered-table-cell table:style-name="Таблица13.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3.p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6">
          <table:covered-table-cell table:style-name="Таблица13.i1"/>
          <table:covered-table-cell/>
          <table:table-cell table:style-name="Таблица13.i1" table:number-columns-spanned="4" office:value-type="string">
            <text:p text:style-name="P258"/>
          </table:table-cell>
          <table:covered-table-cell/>
          <table:covered-table-cell/>
          <table:covered-table-cell/>
          <table:table-cell table:style-name="Таблица13.G8" table:number-columns-spanned="2" office:value-type="string">
            <text:p text:style-name="P258"/>
          </table:table-cell>
          <table:covered-table-cell/>
          <table:table-cell table:style-name="Таблица13.G8" table:number-columns-spanned="5" office:value-type="string">
            <text:p text:style-name="P258"/>
          </table:table-cell>
          <table:covered-table-cell/>
          <table:covered-table-cell/>
          <table:covered-table-cell/>
          <table:covered-table-cell/>
          <table:table-cell table:style-name="Таблица13.G8" table:number-columns-spanned="2" office:value-type="string">
            <text:p text:style-name="P258"/>
          </table:table-cell>
          <table:covered-table-cell/>
          <table:table-cell table:style-name="Таблица13.G8" office:value-type="string">
            <text:p text:style-name="P258"/>
          </table:table-cell>
          <table:table-cell table:style-name="Таблица13.G8" office:value-type="string">
            <text:p text:style-name="P258"/>
          </table:table-cell>
          <table:table-cell table:style-name="Таблица13.G8" table:number-columns-spanned="2" office:value-type="string">
            <text:p text:style-name="P258"/>
          </table:table-cell>
          <table:covered-table-cell/>
          <table:table-cell table:style-name="Таблица13.G8" table:number-columns-spanned="5" office:value-type="string">
            <text:p text:style-name="P258"/>
          </table:table-cell>
          <table:covered-table-cell/>
          <table:covered-table-cell/>
          <table:covered-table-cell/>
          <table:covered-table-cell/>
          <table:table-cell table:style-name="Таблица13.G8" table:number-columns-spanned="3" office:value-type="string">
            <text:p text:style-name="P258"/>
          </table:table-cell>
          <table:covered-table-cell/>
          <table:covered-table-cell/>
          <table:table-cell table:style-name="Таблица13.G8" table:number-columns-spanned="3" office:value-type="string">
            <text:p text:style-name="P258"/>
          </table:table-cell>
          <table:covered-table-cell/>
          <table:covered-table-cell/>
          <table:covered-table-cell table:style-name="Таблица13.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3.p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9">
          <table:table-cell table:style-name="Таблица13.O3" office:value-type="string">
            <text:p text:style-name="P255">А</text:p>
          </table:table-cell>
          <table:table-cell table:style-name="Таблица13.e6" table:number-columns-spanned="4" office:value-type="string">
            <text:p text:style-name="P262">Цех</text:p>
          </table:table-cell>
          <table:covered-table-cell/>
          <table:covered-table-cell/>
          <table:covered-table-cell/>
          <table:table-cell table:style-name="Таблица13.F9" table:number-columns-spanned="2" office:value-type="string">
            <text:p text:style-name="P255">Уч.</text:p>
          </table:table-cell>
          <table:covered-table-cell/>
          <table:table-cell table:style-name="Таблица13.F9" table:number-columns-spanned="3" office:value-type="string">
            <text:p text:style-name="P255">РМ</text:p>
          </table:table-cell>
          <table:covered-table-cell/>
          <table:covered-table-cell/>
          <table:table-cell table:style-name="Таблица13.F9" office:value-type="string">
            <text:p text:style-name="P255">Опер.</text:p>
          </table:table-cell>
          <table:table-cell table:style-name="Таблица13.F9" table:number-columns-spanned="10" office:value-type="string">
            <text:p text:style-name="P255">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p6" table:number-columns-spanned="27" office:value-type="string">
            <text:p text:style-name="P255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0">
          <table:table-cell table:style-name="Таблица13.i1" table:number-rows-spanned="2" office:value-type="string">
            <text:p text:style-name="P255">Б</text:p>
          </table:table-cell>
          <table:table-cell table:style-name="Таблица13.B10" table:number-columns-spanned="20" office:value-type="string">
            <text:p text:style-name="P255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i1" table:number-rows-spanned="2" table:number-columns-spanned="2" office:value-type="string">
            <text:p text:style-name="P255">См..</text:p>
          </table:table-cell>
          <table:covered-table-cell/>
          <table:table-cell table:style-name="Таблица13.i1" table:number-rows-spanned="2" table:number-columns-spanned="3" office:value-type="string">
            <text:p text:style-name="P255">Проф.</text:p>
            <text:p text:style-name="P266"/>
          </table:table-cell>
          <table:covered-table-cell/>
          <table:covered-table-cell/>
          <table:table-cell table:style-name="Таблица13.i1" table:number-rows-spanned="2" table:number-columns-spanned="3" office:value-type="string">
            <text:p text:style-name="P255">Р</text:p>
          </table:table-cell>
          <table:covered-table-cell/>
          <table:covered-table-cell/>
          <table:table-cell table:style-name="Таблица13.i1" table:number-rows-spanned="2" table:number-columns-spanned="2" office:value-type="string">
            <text:p text:style-name="P255">УТ</text:p>
          </table:table-cell>
          <table:covered-table-cell/>
          <table:table-cell table:style-name="Таблица13.i1" table:number-rows-spanned="2" table:number-columns-spanned="2" office:value-type="string">
            <text:p text:style-name="P255">КР</text:p>
          </table:table-cell>
          <table:covered-table-cell/>
          <table:table-cell table:style-name="Таблица13.i1" table:number-rows-spanned="2" table:number-columns-spanned="2" office:value-type="string">
            <text:p text:style-name="P265">КОИД</text:p>
          </table:table-cell>
          <table:covered-table-cell/>
          <table:table-cell table:style-name="Таблица13.i1" table:number-rows-spanned="2" table:number-columns-spanned="2" office:value-type="string">
            <text:p text:style-name="P255">ЕН</text:p>
          </table:table-cell>
          <table:covered-table-cell/>
          <table:table-cell table:style-name="Таблица13.i1" table:number-rows-spanned="2" table:number-columns-spanned="3" office:value-type="string">
            <text:p text:style-name="P255">ОП</text:p>
          </table:table-cell>
          <table:covered-table-cell/>
          <table:covered-table-cell/>
          <table:table-cell table:style-name="Таблица13.i1" table:number-rows-spanned="2" table:number-columns-spanned="2" office:value-type="string">
            <text:p text:style-name="P255">Кшт.</text:p>
          </table:table-cell>
          <table:covered-table-cell/>
          <table:table-cell table:style-name="Таблица13.i1" table:number-rows-spanned="2" table:number-columns-spanned="2" office:value-type="string">
            <text:p text:style-name="P255">Тп.з.</text:p>
          </table:table-cell>
          <table:covered-table-cell/>
          <table:table-cell table:style-name="Таблица13.s10" table:number-rows-spanned="2" table:number-columns-spanned="4" office:value-type="string">
            <text:p text:style-name="P255">Тшт.</text:p>
          </table:table-cell>
          <table:covered-table-cell/>
          <table:covered-table-cell/>
          <table:covered-table-cell/>
        </table:table-row>
        <table:table-row table:style-name="Таблица13.11">
          <table:covered-table-cell table:style-name="Таблица13.i1"/>
          <table:table-cell table:style-name="Таблица13.e6" table:number-columns-spanned="20" office:value-type="string">
            <text:p text:style-name="P2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3.i1"/>
          <table:covered-table-cell/>
          <table:covered-table-cell table:style-name="Таблица13.i1"/>
          <table:covered-table-cell/>
          <table:covered-table-cell/>
          <table:covered-table-cell table:style-name="Таблица13.i1"/>
          <table:covered-table-cell/>
          <table:covered-table-cell/>
          <table:covered-table-cell table:style-name="Таблица13.i1"/>
          <table:covered-table-cell/>
          <table:covered-table-cell table:style-name="Таблица13.i1"/>
          <table:covered-table-cell/>
          <table:covered-table-cell table:style-name="Таблица13.i1"/>
          <table:covered-table-cell/>
          <table:covered-table-cell table:style-name="Таблица13.i1"/>
          <table:covered-table-cell/>
          <table:covered-table-cell table:style-name="Таблица13.i1"/>
          <table:covered-table-cell/>
          <table:covered-table-cell/>
          <table:covered-table-cell table:style-name="Таблица13.i1"/>
          <table:covered-table-cell/>
          <table:covered-table-cell table:style-name="Таблица13.i1"/>
          <table:covered-table-cell/>
          <table:covered-table-cell table:style-name="Таблица13.s10"/>
          <table:covered-table-cell/>
          <table:covered-table-cell/>
          <table:covered-table-cell/>
        </table:table-row>
        <table:table-row table:style-name="Таблица13.9">
          <table:table-cell table:style-name="Таблица13.G8" office:value-type="string">
            <text:p text:style-name="P255">к/м</text:p>
          </table:table-cell>
          <table:table-cell table:style-name="Таблица13.G8" table:number-columns-spanned="20" office:value-type="string">
            <text:p text:style-name="P255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B10" table:number-columns-spanned="14" office:value-type="string">
            <text:p text:style-name="P255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n5" table:number-columns-spanned="2" office:value-type="string">
            <text:p text:style-name="P265">ОПП</text:p>
          </table:table-cell>
          <table:covered-table-cell/>
          <table:table-cell table:style-name="Таблица13.n5" table:number-columns-spanned="3" office:value-type="string">
            <text:p text:style-name="P255">ЕВ</text:p>
          </table:table-cell>
          <table:covered-table-cell/>
          <table:covered-table-cell/>
          <table:table-cell table:style-name="Таблица13.n5" table:number-columns-spanned="2" office:value-type="string">
            <text:p text:style-name="P255">ЕН</text:p>
          </table:table-cell>
          <table:covered-table-cell/>
          <table:table-cell table:style-name="Таблица13.n5" table:number-columns-spanned="2" office:value-type="string">
            <text:p text:style-name="P255">КИ</text:p>
          </table:table-cell>
          <table:covered-table-cell/>
          <table:table-cell table:style-name="Таблица13.s12" table:number-columns-spanned="4" office:value-type="string">
            <text:p text:style-name="P255">Нрасх.</text:p>
          </table:table-cell>
          <table:covered-table-cell/>
          <table:covered-table-cell/>
          <table:covered-table-cell/>
        </table:table-row>
        <table:table-row table:style-name="Таблица13.13">
          <table:table-cell table:style-name="Таблица13.i1" office:value-type="string">
            <text:p text:style-name="P255">01</text:p>
          </table:table-cell>
          <table:table-cell table:style-name="Таблица13.t1" table:number-rows-spanned="17" table:number-columns-spanned="47" office:value-type="string">
            <text:p text:style-name="P2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i1" office:value-type="string">
            <text:p text:style-name="P255">02</text:p>
          </table:table-cell>
          <table:covered-table-cell table:style-name="Таблица13.t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i1" office:value-type="string">
            <text:p text:style-name="P255">03</text:p>
          </table:table-cell>
          <table:covered-table-cell table:style-name="Таблица13.t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i1" office:value-type="string">
            <text:p text:style-name="P255">04</text:p>
          </table:table-cell>
          <table:covered-table-cell table:style-name="Таблица13.t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i1" office:value-type="string">
            <text:p text:style-name="P255">05</text:p>
          </table:table-cell>
          <table:covered-table-cell table:style-name="Таблица13.t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i1" office:value-type="string">
            <text:p text:style-name="P255">06</text:p>
          </table:table-cell>
          <table:covered-table-cell table:style-name="Таблица13.t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i1" office:value-type="string">
            <text:p text:style-name="P255">07</text:p>
          </table:table-cell>
          <table:covered-table-cell table:style-name="Таблица13.t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i1" office:value-type="string">
            <text:p text:style-name="P255">08</text:p>
          </table:table-cell>
          <table:covered-table-cell table:style-name="Таблица13.t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i1" office:value-type="string">
            <text:p text:style-name="P255">09</text:p>
          </table:table-cell>
          <table:covered-table-cell table:style-name="Таблица13.t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i1" office:value-type="string">
            <text:p text:style-name="P255">10</text:p>
          </table:table-cell>
          <table:covered-table-cell table:style-name="Таблица13.t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i1" office:value-type="string">
            <text:p text:style-name="P255">11</text:p>
          </table:table-cell>
          <table:covered-table-cell table:style-name="Таблица13.t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i1" office:value-type="string">
            <text:p text:style-name="P255">12</text:p>
          </table:table-cell>
          <table:covered-table-cell table:style-name="Таблица13.t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i1" office:value-type="string">
            <text:p text:style-name="P255">13</text:p>
          </table:table-cell>
          <table:covered-table-cell table:style-name="Таблица13.t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i1" office:value-type="string">
            <text:p text:style-name="P255">14</text:p>
          </table:table-cell>
          <table:covered-table-cell table:style-name="Таблица13.t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i1" office:value-type="string">
            <text:p text:style-name="P255">15</text:p>
          </table:table-cell>
          <table:covered-table-cell table:style-name="Таблица13.t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i1" office:value-type="string">
            <text:p text:style-name="P255">16</text:p>
            <text:p text:style-name="P266"/>
          </table:table-cell>
          <table:covered-table-cell table:style-name="Таблица13.t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29">
          <table:table-cell table:style-name="Таблица13.i1" office:value-type="string">
            <text:p text:style-name="P255">17</text:p>
          </table:table-cell>
          <table:covered-table-cell table:style-name="Таблица13.t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A30" table:number-columns-spanned="4" office:value-type="string">
            <text:p text:style-name="P260">МК</text:p>
          </table:table-cell>
          <table:covered-table-cell/>
          <table:covered-table-cell/>
          <table:covered-table-cell/>
          <table:table-cell table:style-name="Таблица13.A30" table:number-columns-spanned="37" office:value-type="string">
            <text:p text:style-name="P2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A30" table:number-columns-spanned="6" office:value-type="string">
            <text:p text:style-name="P25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v30" office:value-type="string">
            <text:p text:style-name="P254"/>
          </table:table-cell>
        </table:table-row>
      </table:table>
      <text:p text:style-name="P26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0pt" fo:language="ru" fo:country="RU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0.766cm" fo:text-align="center" style:justify-single-word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font-size="14pt" style:font-size-asian="14pt"/>
    </style:style>
    <style:style style:name="Text" style:family="paragraph" style:parent-style-name="Standard" style:class="extra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ormal" style:family="paragraph">
      <style:paragraph-properties style:writing-mode="lr-tb"/>
      <style:text-properties fo:font-size="14pt" fo:background-color="#ffffff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left="0cm" fo:margin-right="0cm" fo:margin-top="0cm" fo:margin-bottom="0cm" style:contextual-spacing="false" fo:orphans="2" fo:widows="2" fo:text-indent="0cm" style:auto-text-indent="false" fo:keep-with-next="always"/>
      <style:text-properties fo:font-size="18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Основной_20_шрифт_20_абзаца" style:display-name="Основной шрифт абзаца" style:family="text"/>
    <style:style style:name="Замещающий_20_текст" style:display-name="Замещающий текст" style:family="text" style:parent-style-name="Основной_20_шрифт_20_абзаца">
      <style:text-properties fo:color="#808080" loext:opacity="100%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Нижний_20_колонтитул_20_Знак" style:display-name="Нижний колонтитул Знак" style:family="text" style:parent-style-name="Основной_20_шрифт_20_абзаца"/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 text:start-value="1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3cm" fo:text-indent="-0.635cm" fo:margin-left="2.2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5cm" fo:text-indent="-0.318cm" fo:margin-left="3.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04cm" fo:text-indent="-0.635cm" fo:margin-left="6.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31cm" fo:text-indent="-0.318cm" fo:margin-left="7.3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85cm" fo:text-indent="-0.635cm" fo:margin-left="9.8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12cm" fo:text-indent="-0.318cm" fo:margin-left="11.1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 text:start-value="19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5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2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9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6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0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97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4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loext:num-list-format="%1%" style:num-format="1" text:start-value="16">
        <style:list-level-properties text:list-level-position-and-space-mode="label-alignment">
          <style:list-level-label-alignment text:label-followed-by="listtab" text:list-tab-stop-position="1.111cm" fo:text-indent="-1.111cm" fo:margin-left="1.111cm"/>
        </style:list-level-properties>
      </text:list-level-style-number>
      <text:list-level-style-number text:level="2" loext:num-list-format="%1%.%2%" style:num-format="1" text:start-value="2" text:display-levels="2">
        <style:list-level-properties text:list-level-position-and-space-mode="label-alignment">
          <style:list-level-label-alignment text:label-followed-by="listtab" text:list-tab-stop-position="1.111cm" fo:text-indent="-1.111cm" fo:margin-left="1.111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loext:num-list-format="%1%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text:list-tab-stop-position="0.945cm" fo:text-indent="-0.635cm" fo:margin-left="0.94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15cm" fo:text-indent="-0.635cm" fo:margin-left="2.21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485cm" fo:text-indent="-0.318cm" fo:margin-left="3.48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755cm" fo:text-indent="-0.635cm" fo:margin-left="4.75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025cm" fo:text-indent="-0.635cm" fo:margin-left="6.02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295cm" fo:text-indent="-0.318cm" fo:margin-left="7.29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565cm" fo:text-indent="-0.635cm" fo:margin-left="8.56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835cm" fo:text-indent="-0.635cm" fo:margin-left="9.83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105cm" fo:text-indent="-0.318cm" fo:margin-left="11.10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loext:num-list-format="%1%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loext:num-list-format="%1%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loext:num-list-format="%1%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loext:num-list-format="%1%" style:num-format="1" text:start-value="0">
        <style:list-level-properties text:list-level-position-and-space-mode="label-alignment">
          <style:list-level-label-alignment text:label-followed-by="listtab" text:list-tab-stop-position="4.233cm" fo:text-indent="-1.244cm" fo:margin-left="4.2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loext:num-list-format="%1%" style:num-format="1" text:start-value="1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loext:num-list-format="%1%" style:num-format="1" text:start-value="1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loext:num-list-format="%1%" style:num-format="1" text:start-value="1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loext:num-list-format="%1%." style:num-suffix="." style:num-format="1" text:start-value="1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loext:num-list-format="%1%" style:num-format="1" text:start-value="16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loext:num-list-format="%1%" style:num-format="1" text:start-value="1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loext:num-list-format="%1%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0.501cm" fo:margin-left="0.9cm" fo:margin-right="0.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0.501cm" fo:margin-left="0.7cm" fo:margin-right="0.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75cm" fo:margin-bottom="0.501cm" fo:margin-left="0.501cm" fo:margin-right="0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Преобразование_20_1" style:display-name="Преобразование 1" style:page-layout-name="Mpm3" draw:style-name="Mdp1">
      <style:header>
        <text:p text:style-name="Header"/>
      </style:header>
      <style:footer>
        <text:p text:style-name="Footer"/>
      </style:footer>
    </style:master-page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ТОКМ</meta:initial-creator>
    <meta:creation-date>2008-10-14T11:59:00</meta:creation-date>
    <dc:date>2024-07-22T10:18:50.729000000</dc:date>
    <meta:editing-cycles>429</meta:editing-cycles>
    <meta:editing-duration>P2DT22H1M52S</meta:editing-duration>
    <meta:generator>LibreOffice/7.6.4.1$Windows_X86_64 LibreOffice_project/e19e193f88cd6c0525a17fb7a176ed8e6a3e2aa1</meta:generator>
    <meta:print-date>2024-06-05T15:13:21.815000000</meta:print-date>
    <meta:document-statistic meta:table-count="14" meta:image-count="0" meta:object-count="0" meta:page-count="14" meta:paragraph-count="1079" meta:word-count="2133" meta:character-count="77155" meta:non-whitespace-character-count="11025"/>
    <meta:user-defined meta:name="Поле 1"/>
    <meta:user-defined meta:name="Поле 2"/>
    <meta:user-defined meta:name="Поле 3"/>
    <meta:user-defined meta:name="Поле 4"/>
  </office:meta>
</office:document-meta>
</file>